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120.39pt"/>
    </style:style>
    <style:style style:name="co7" style:family="table-column">
      <style:table-column-properties fo:break-before="auto" style:column-width="87.19pt"/>
    </style:style>
    <style:style style:name="ro1" style:family="table-row">
      <style:table-row-properties style:row-height="117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2.71pt" fo:break-before="auto" style:use-optimal-row-height="false"/>
    </style:style>
    <style:style style:name="ro14" style:family="table-row">
      <style:table-row-properties style:row-height="30.7pt" fo:break-before="auto" style:use-optimal-row-height="true"/>
    </style:style>
    <style:style style:name="ro15" style:family="table-row">
      <style:table-row-properties style:row-height="40.45pt" fo:break-before="auto" style:use-optimal-row-height="true"/>
    </style:style>
    <style:style style:name="ro16" style:family="table-row">
      <style:table-row-properties style:row-height="50.71pt" fo:break-before="auto" style:use-optimal-row-height="true"/>
    </style:style>
    <style:style style:name="ro17" style:family="table-row">
      <style:table-row-properties style:row-height="101.96pt" fo:break-before="auto" style:use-optimal-row-height="false"/>
    </style:style>
    <style:style style:name="ro18" style:family="table-row">
      <style:table-row-properties style:row-height="16.44pt" fo:break-before="auto" style:use-optimal-row-height="false"/>
    </style:style>
    <style:style style:name="ro19" style:family="table-row">
      <style:table-row-properties style:row-height="11.96pt" fo:break-before="auto" style:use-optimal-row-height="false"/>
    </style:style>
    <style:style style:name="ro20" style:family="table-row">
      <style:table-row-properties style:row-height="22.45pt" fo:break-before="auto" style:use-optimal-row-height="false"/>
    </style:style>
    <style:style style:name="ro21" style:family="table-row">
      <style:table-row-properties style:row-height="18.71pt" fo:break-before="auto" style:use-optimal-row-height="false"/>
    </style:style>
    <style:style style:name="ro22" style:family="table-row">
      <style:table-row-properties style:row-height="20.21pt" fo:break-before="auto" style:use-optimal-row-height="false"/>
    </style:style>
    <style:style style:name="ro23" style:family="table-row">
      <style:table-row-properties style:row-height="23.19pt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/>
    <style:style style:name="ce5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fo:background-color="transparent"/>
    </style:style>
    <style:style style:name="ce53" style:family="table-cell" style:parent-style-name="Default" style:data-style-name="N104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122">
      <style:table-cell-properties fo:background-color="transparent"/>
    </style:style>
    <style:style style:name="ce56" style:family="table-cell" style:parent-style-name="Default" style:data-style-name="N10122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122"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11"/>
    <style:style style:name="ce45" style:family="table-cell" style:parent-style-name="Default" style:data-style-name="N1001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11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11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number-columns-repeated="2" table:default-cell-style-name="Default"/>
        <table:table-column table:style-name="co1" table:number-columns-repeated="2" table:default-cell-style-name="ce10"/>
        <table:table-column table:style-name="co2" table:default-cell-style-name="Default"/>
        <table:table-column table:style-name="co3" table:number-columns-repeated="2" table:default-cell-style-name="ce10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B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B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B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B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B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B1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B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B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B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B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B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B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B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B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B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B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B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B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B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B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B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B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B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B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3" table:formula="of:=[.E35]/[.B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B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B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B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B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B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B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B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B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B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B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B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B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B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B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B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3" table:formula="of:=[.E57]/[.B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3" table:formula="of:=[.E61]/[.B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4" table:formula="of:=[.E65]/[.B6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4" table:formula="of:=[.E66]/[.B6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4" table:formula="of:=[.E67]/[.B6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4" table:formula="of:=[.E68]/[.B6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4" table:formula="of:=[.E69]/[.B69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4" table:formula="of:=[.E70]/[.B7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3" table:formula="of:=[.E74]/[.B74]" office:value-type="string" office:string-value="" calcext:value-type="error">
            <text:p>#VALUE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B7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3" table:formula="of:=[.E82]/[.B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B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B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B9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B9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B9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B9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B9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B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B1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B1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B1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B1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B1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B1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B1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B1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B1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B1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B1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B1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B1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B1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B1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B1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B1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3" table:formula="of:=[.E123]/[.B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B1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B1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B1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B1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B1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B1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B1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B13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B1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B1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B1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B1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B1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B14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B1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B1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B1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B1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B1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B1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B1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B1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B1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B1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B15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B1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B1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B1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B1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B1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B1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B1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B1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B16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B1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B1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B1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B1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B16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B16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B1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B1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B1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B1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B1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B1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B1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B1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B1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B1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B18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B18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B1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B1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B1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B1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B1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B1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B1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B1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B1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B1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B1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B1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B1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B1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B2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B2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B2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B2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B2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B2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B2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B2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B2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B2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B2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B2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B2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B2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B2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B2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B2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B2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B2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B2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B2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B2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B2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B2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B2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B2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B2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B2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B23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B23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B2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B23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B2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B238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B23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B24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B24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B24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B24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B2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B2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B2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B2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B2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B2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B25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B2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B2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B2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B2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B2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B2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B2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B2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B2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B2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B2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B2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B2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B2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3" table:formula="of:=[.E292]/[.B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3" table:formula="of:=[.E296]/[.B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3" table:formula="of:=[.E300]/[.B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3" table:formula="of:=[.E304]/[.B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B3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B30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B3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B31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B3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B31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B3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B31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B3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B31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B3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B31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B3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B3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B3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B3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B3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B32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B3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B32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B3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B32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B3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B33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B3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B33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4" table:formula="of:=[.E337]/[.B33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4" table:formula="of:=[.E338]/[.B33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3" table:formula="of:=[.E342]/[.B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3" table:formula="of:=[.E343]/[.B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3" table:formula="of:=[.E344]/[.B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3" table:formula="of:=[.E345]/[.B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3" table:formula="of:=[.E346]/[.B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3" table:formula="of:=[.E347]/[.B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3" table:formula="of:=[.E348]/[.B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3" table:formula="of:=[.E349]/[.B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3" table:formula="of:=[.E350]/[.B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3" table:formula="of:=[.E351]/[.B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3" table:formula="of:=[.E352]/[.B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3" table:formula="of:=[.E353]/[.B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3" table:formula="of:=[.E354]/[.B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3" table:formula="of:=[.E355]/[.B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3" table:formula="of:=[.E356]/[.B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3" table:formula="of:=[.E357]/[.B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3" table:formula="of:=[.E358]/[.B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3" table:formula="of:=[.E359]/[.B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B3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B3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B3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B3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B3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B3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B3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B3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B3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B3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B3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B3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B3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B3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B3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B3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B3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B3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B3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B3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B3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B3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B3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B3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B3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B3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B3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B3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B3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B3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B3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B3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B3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B3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B3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B3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B3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B4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B4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B4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B40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B40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B4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B4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B4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B4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3" table:formula="of:=[.E415]/[.B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3" table:formula="of:=[.E416]/[.B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3" table:formula="of:=[.E417]/[.B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3" table:formula="of:=[.E418]/[.B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B4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B4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3" table:formula="of:=[.E421]/[.B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B4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3" table:formula="of:=[.E423]/[.B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3" table:formula="of:=[.E427]/[.B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3" table:formula="of:=[.E428]/[.B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B42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B43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B43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3" table:formula="of:=[.E432]/[.B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3" table:formula="of:=[.E433]/[.B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3" table:formula="of:=[.E434]/[.B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B4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B436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B4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3" table:formula="of:=[.E438]/[.B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3" table:formula="of:=[.E439]/[.B439]" office:value-type="string" office:string-value="" calcext:value-type="error">
            <text:p>#VALUE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3" table:formula="of:=[.E440]/[.B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3" table:formula="of:=[.E444]/[.B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3" table:formula="of:=[.E445]/[.B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3" table:formula="of:=[.E446]/[.B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B4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B4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B4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B4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B4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B4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B4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B4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B4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B4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B4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B4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B4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B4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B4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B4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B4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B4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B4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B4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B4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B4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3" table:formula="of:=[.E481]/[.B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3" table:formula="of:=[.E482]/[.B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3" table:formula="of:=[.E483]/[.B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3" table:formula="of:=[.E484]/[.B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3" table:formula="of:=[.E485]/[.B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3" table:formula="of:=[.E489]/[.B48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3" table:formula="of:=[.E490]/[.B49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B49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B4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4" table:formula="of:=[.E493]/[.B49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4" table:formula="of:=[.E494]/[.B49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4" table:formula="of:=[.E495]/[.B49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4" table:formula="of:=[.E496]/[.B49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B49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B4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B4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B50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B50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B50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4" table:formula="of:=[.E503]/[.B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4" table:formula="of:=[.E504]/[.B50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4" table:formula="of:=[.E505]/[.B50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4" table:formula="of:=[.E506]/[.B50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4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B5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4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B5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B5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B5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3" table:formula="of:=[.E511]/[.B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3" table:formula="of:=[.E512]/[.B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4" table:formula="of:=[.E513]/[.B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4" table:formula="of:=[.E514]/[.B51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4" table:formula="of:=[.E515]/[.B51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4" table:formula="of:=[.E516]/[.B51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4" table:formula="of:=[.E517]/[.B51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4" table:formula="of:=[.E518]/[.B51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4" table:formula="of:=[.E519]/[.B519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4" table:formula="of:=[.E520]/[.B52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4" table:formula="of:=[.E521]/[.B52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4" table:formula="of:=[.E522]/[.B52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B5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B5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B5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B5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B5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B5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B5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B5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B5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B5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B5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B5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B5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B5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B5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B5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B5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B5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B5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B5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B5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B5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B5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B5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B5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B5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B5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B5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B56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B56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B5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B5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B5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B5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B5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B5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B5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B5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B5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B5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B5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B5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B5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B5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B5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B5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B5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B5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B5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B5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B5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B5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B5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B5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B5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B5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B5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B5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B5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B5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B5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B5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B5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B5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B5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B5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B5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B5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B6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B6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B60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3" table:formula="of:=[.E609]/[.B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3" table:formula="of:=[.E610]/[.B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3" table:formula="of:=[.E611]/[.B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3" table:formula="of:=[.E615]/[.B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3" table:formula="of:=[.E616]/[.B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3" table:formula="of:=[.E620]/[.B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3" table:formula="of:=[.E624]/[.B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B6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B6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B6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B6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B63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B6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B63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B6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B6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B6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B6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B6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B6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B6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B6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B6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B64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B6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B6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B6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B6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B6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B6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B6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B6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B65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B66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B6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B6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B66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B6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B66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B6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B66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B6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B66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B6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B671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B67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B67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B6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B675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B6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B6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B6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B6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B6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B6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B6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B683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B68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B6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B6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B6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B6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B6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B6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B6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B6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B6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B6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B6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B6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4" table:formula="of:=[.E700]/[.B70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4" table:formula="of:=[.E701]/[.B70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4" table:formula="of:=[.E702]/[.B70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4" table:formula="of:=[.E703]/[.B7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4" table:formula="of:=[.E704]/[.B70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4" table:formula="of:=[.E705]/[.B70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4" table:formula="of:=[.E706]/[.B70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4" table:formula="of:=[.E707]/[.B70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4" table:formula="of:=[.E708]/[.B708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4" table:formula="of:=[.E709]/[.B709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4" table:formula="of:=[.E710]/[.B71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4" table:formula="of:=[.E711]/[.B71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4" table:formula="of:=[.E712]/[.B71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4" table:formula="of:=[.E713]/[.B7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B7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B7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B7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B717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B7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B7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B7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B7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4" table:formula="of:=[.E722]/[.B72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4" table:formula="of:=[.E723]/[.B72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4" table:formula="of:=[.E724]/[.B72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4" table:formula="of:=[.E725]/[.B72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B7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B7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B7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B7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B7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B7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B7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B7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B737]" office:value-type="currency" office:currency="USD" office:value="0" calcext:value-type="currency">
            <text:p>$0.00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ff" table:style-name="ta1"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5" table:default-cell-style-name="Default"/>
        <table:table-column table:style-name="co1" table:number-columns-repeated="1016" table:default-cell-style-name="Default"/>
        <table:table-row table:style-name="ro13">
          <table:table-cell table:style-name="ce1" office:value-type="string" calcext:value-type="string">
            <text:p>Bluff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A-Frame Slab Rack Floor Display Unit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FRAMESTD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467" calcext:value-type="currency">
            <text:p>$467.00</text:p>
          </table:table-cell>
          <table:table-cell table:style-name="ce13" office:value-type="currency" office:currency="USD" office:value="350.25" calcext:value-type="currency">
            <text:p>$350.25</text:p>
          </table:table-cell>
          <table:table-cell table:style-name="ce13" office:value-type="currency" office:currency="USD" office:value="435" calcext:value-type="currency">
            <text:p>$435.00</text:p>
          </table:table-cell>
          <table:table-cell table:style-name="ce13" table:formula="of:=[.E5]-[.B5]" office:value-type="string" office:string-value="" calcext:value-type="error">
            <text:p>#VALUE!</text:p>
          </table:table-cell>
          <table:table-cell table:style-name="ce13" table:formula="of:=[.E5]/[.B5]" office:value-type="string" office:string-value="" calcext:value-type="error">
            <text:p>#VALUE!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A-Frame Slab Rack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FRAME-SRC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3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B9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FRAME-SRC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3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B10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A-Frame Slab Transport Ra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BAFRAMETRUCK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3"/>
          <table:table-cell table:style-name="ce12" table:formula="of:=[.E14]-[.B14]" office:value-type="string" office:string-value="" calcext:value-type="error">
            <text:p>#VALUE!</text:p>
          </table:table-cell>
          <table:table-cell table:style-name="ce12" table:formula="of:=[.E14]/[.B14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Aluminum Dock Board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5436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13" office:value-type="currency" office:currency="USD" office:value="639" calcext:value-type="currency">
            <text:p>$639.00</text:p>
          </table:table-cell>
          <table:table-cell table:style-name="ce13" office:value-type="currency" office:currency="USD" office:value="479.25" calcext:value-type="currency">
            <text:p>$479.25</text:p>
          </table:table-cell>
          <table:table-cell table:style-name="ce13" office:value-type="currency" office:currency="USD" office:value="612" calcext:value-type="currency">
            <text:p>$612.00</text:p>
          </table:table-cell>
          <table:table-cell table:style-name="ce13" table:formula="of:=[.E18]-[.B18]" office:value-type="currency" office:currency="USD" office:value="13" calcext:value-type="currency">
            <text:p>$13.00</text:p>
          </table:table-cell>
          <table:table-cell table:style-name="ce13" table:formula="of:=[.E18]/[.B18]" office:value-type="currency" office:currency="USD" office:value="1.02170283806344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5442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3"/>
          <table:table-cell table:style-name="ce12" table:formula="of:=[.E19]-[.B19]" office:value-type="currency" office:currency="USD" office:value="-690" calcext:value-type="currency">
            <text:p>-$690.00</text:p>
          </table:table-cell>
          <table:table-cell table:style-name="ce12" table:formula="of:=[.E19]/[.B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AC5448</text:p>
          </table:table-cell>
          <table:table-cell table:style-name="ce8" office:value-type="currency" office:currency="USD" office:value="779" calcext:value-type="currency">
            <text:p>$779.00</text:p>
          </table:table-cell>
          <table:table-cell table:style-name="ce13" office:value-type="currency" office:currency="USD" office:value="829" calcext:value-type="currency">
            <text:p>$829.00</text:p>
          </table:table-cell>
          <table:table-cell table:style-name="ce13" office:value-type="currency" office:currency="USD" office:value="621.75" calcext:value-type="currency">
            <text:p>$621.75</text:p>
          </table:table-cell>
          <table:table-cell table:style-name="ce13" office:value-type="currency" office:currency="USD" office:value="794" calcext:value-type="currency">
            <text:p>$794.00</text:p>
          </table:table-cell>
          <table:table-cell table:style-name="ce13" table:formula="of:=[.E20]-[.B20]" office:value-type="currency" office:currency="USD" office:value="15" calcext:value-type="currency">
            <text:p>$15.00</text:p>
          </table:table-cell>
          <table:table-cell table:style-name="ce13" table:formula="of:=[.E20]/[.B20]" office:value-type="currency" office:currency="USD" office:value="1.01925545571245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5454</text:p>
          </table:table-cell>
          <table:table-cell table:style-name="ce7" office:value-type="currency" office:currency="USD" office:value="879" calcext:value-type="currency">
            <text:p>$879.00</text:p>
          </table:table-cell>
          <table:table-cell table:style-name="ce12" table:number-columns-repeated="3"/>
          <table:table-cell table:style-name="ce12" table:formula="of:=[.E21]-[.B21]" office:value-type="currency" office:currency="USD" office:value="-879" calcext:value-type="currency">
            <text:p>-$879.00</text:p>
          </table:table-cell>
          <table:table-cell table:style-name="ce12" table:formula="of:=[.E21]/[.B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AC5460</text:p>
          </table:table-cell>
          <table:table-cell table:style-name="ce8" office:value-type="currency" office:currency="USD" office:value="950" calcext:value-type="currency">
            <text:p>$950.00</text:p>
          </table:table-cell>
          <table:table-cell table:style-name="ce13" office:value-type="currency" office:currency="USD" office:value="1018" calcext:value-type="currency">
            <text:p>$1,018.00</text:p>
          </table:table-cell>
          <table:table-cell table:style-name="ce13" office:value-type="currency" office:currency="USD" office:value="763.5" calcext:value-type="currency">
            <text:p>$763.50</text:p>
          </table:table-cell>
          <table:table-cell table:style-name="ce13" office:value-type="currency" office:currency="USD" office:value="975" calcext:value-type="currency">
            <text:p>$975.00</text:p>
          </table:table-cell>
          <table:table-cell table:style-name="ce13" table:formula="of:=[.E22]-[.B22]" office:value-type="currency" office:currency="USD" office:value="25" calcext:value-type="currency">
            <text:p>$25.00</text:p>
          </table:table-cell>
          <table:table-cell table:style-name="ce13" table:formula="of:=[.E22]/[.B22]" office:value-type="currency" office:currency="USD" office:value="1.02631578947368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36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13" office:value-type="currency" office:currency="USD" office:value="671" calcext:value-type="currency">
            <text:p>$671.00</text:p>
          </table:table-cell>
          <table:table-cell table:style-name="ce13" office:value-type="currency" office:currency="USD" office:value="503.25" calcext:value-type="currency">
            <text:p>$503.25</text:p>
          </table:table-cell>
          <table:table-cell table:style-name="ce13" office:value-type="currency" office:currency="USD" office:value="569" calcext:value-type="currency">
            <text:p>$569.00</text:p>
          </table:table-cell>
          <table:table-cell table:style-name="ce13" table:formula="of:=[.E23]-[.B23]" office:value-type="currency" office:currency="USD" office:value="4" calcext:value-type="currency">
            <text:p>$4.00</text:p>
          </table:table-cell>
          <table:table-cell table:style-name="ce13" table:formula="of:=[.E23]/[.B23]" office:value-type="currency" office:currency="USD" office:value="1.0070796460177" calcext:value-type="currency">
            <text:p>$1.0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42</text:p>
          </table:table-cell>
          <table:table-cell table:style-name="ce8" office:value-type="currency" office:currency="USD" office:value="719" calcext:value-type="currency">
            <text:p>$719.00</text:p>
          </table:table-cell>
          <table:table-cell table:style-name="ce13" office:value-type="currency" office:currency="USD" office:value="765" calcext:value-type="currency">
            <text:p>$765.00</text:p>
          </table:table-cell>
          <table:table-cell table:style-name="ce13" office:value-type="currency" office:currency="USD" office:value="573.75" calcext:value-type="currency">
            <text:p>$573.75</text:p>
          </table:table-cell>
          <table:table-cell table:style-name="ce13" office:value-type="currency" office:currency="USD" office:value="699.99" calcext:value-type="currency">
            <text:p>$699.99</text:p>
          </table:table-cell>
          <table:table-cell table:style-name="ce13" table:formula="of:=[.E24]-[.B24]" office:value-type="currency" office:currency="USD" office:value="-19.01" calcext:value-type="currency">
            <text:p>-$19.01</text:p>
          </table:table-cell>
          <table:table-cell table:style-name="ce13" table:formula="of:=[.E24]/[.B24]" office:value-type="currency" office:currency="USD" office:value="0.97356050069541" calcext:value-type="currency">
            <text:p>$0.97</text:p>
          </table:table-cell>
          <table:table-cell table:style-name="ce17" office:value-type="string" calcext:value-type="string">
            <text:p>discountramp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48</text:p>
          </table:table-cell>
          <table:table-cell table:style-name="ce8" office:value-type="currency" office:currency="USD" office:value="669" calcext:value-type="currency">
            <text:p>$669.00</text:p>
          </table:table-cell>
          <table:table-cell table:style-name="ce13" office:value-type="currency" office:currency="USD" office:value="860" calcext:value-type="currency">
            <text:p>$860.00</text:p>
          </table:table-cell>
          <table:table-cell table:style-name="ce13" office:value-type="currency" office:currency="USD" office:value="645" calcext:value-type="currency">
            <text:p>$645.00</text:p>
          </table:table-cell>
          <table:table-cell table:style-name="ce13" office:value-type="currency" office:currency="USD" office:value="674" calcext:value-type="currency">
            <text:p>$674.00</text:p>
          </table:table-cell>
          <table:table-cell table:style-name="ce13" table:formula="of:=[.E25]-[.B25]" office:value-type="currency" office:currency="USD" office:value="5" calcext:value-type="currency">
            <text:p>$5.00</text:p>
          </table:table-cell>
          <table:table-cell table:style-name="ce13" table:formula="of:=[.E25]/[.B25]" office:value-type="currency" office:currency="USD" office:value="1.00747384155456" calcext:value-type="currency">
            <text:p>$1.0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54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13" office:value-type="currency" office:currency="USD" office:value="955" calcext:value-type="currency">
            <text:p>$955.00</text:p>
          </table:table-cell>
          <table:table-cell table:style-name="ce13" office:value-type="currency" office:currency="USD" office:value="716.25" calcext:value-type="currency">
            <text:p>$716.25</text:p>
          </table:table-cell>
          <table:table-cell table:style-name="ce13" office:value-type="currency" office:currency="USD" office:value="915" calcext:value-type="currency">
            <text:p>$915.00</text:p>
          </table:table-cell>
          <table:table-cell table:style-name="ce13" table:formula="of:=[.E26]-[.B26]" office:value-type="currency" office:currency="USD" office:value="16" calcext:value-type="currency">
            <text:p>$16.00</text:p>
          </table:table-cell>
          <table:table-cell table:style-name="ce13" table:formula="of:=[.E26]/[.B26]" office:value-type="currency" office:currency="USD" office:value="1.01779755283648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60</text:p>
          </table:table-cell>
          <table:table-cell table:style-name="ce8" office:value-type="currency" office:currency="USD" office:value="819" calcext:value-type="currency">
            <text:p>$819.00</text:p>
          </table:table-cell>
          <table:table-cell table:style-name="ce13" office:value-type="currency" office:currency="USD" office:value="1049" calcext:value-type="currency">
            <text:p>$1,049.00</text:p>
          </table:table-cell>
          <table:table-cell table:style-name="ce13" office:value-type="currency" office:currency="USD" office:value="786.75" calcext:value-type="currency">
            <text:p>$786.75</text:p>
          </table:table-cell>
          <table:table-cell table:style-name="ce13" office:value-type="currency" office:currency="USD" office:value="821" calcext:value-type="currency">
            <text:p>$821.00</text:p>
          </table:table-cell>
          <table:table-cell table:style-name="ce13" table:formula="of:=[.E27]-[.B27]" office:value-type="currency" office:currency="USD" office:value="2" calcext:value-type="currency">
            <text:p>$2.00</text:p>
          </table:table-cell>
          <table:table-cell table:style-name="ce13" table:formula="of:=[.E27]/[.B27]" office:value-type="currency" office:currency="USD" office:value="1.002442002442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6066</text:p>
          </table:table-cell>
          <table:table-cell table:style-name="ce7" office:value-type="currency" office:currency="USD" office:value="1050" calcext:value-type="currency">
            <text:p>$1,050.00</text:p>
          </table:table-cell>
          <table:table-cell table:style-name="ce12" table:number-columns-repeated="3"/>
          <table:table-cell table:style-name="ce12" table:formula="of:=[.E28]-[.B28]" office:value-type="currency" office:currency="USD" office:value="-1050" calcext:value-type="currency">
            <text:p>-$1,050.00</text:p>
          </table:table-cell>
          <table:table-cell table:style-name="ce12" table:formula="of:=[.E28]/[.B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AC6072</text:p>
          </table:table-cell>
          <table:table-cell table:style-name="ce8" office:value-type="currency" office:currency="USD" office:value="1037" calcext:value-type="currency">
            <text:p>$1,037.00</text:p>
          </table:table-cell>
          <table:table-cell table:style-name="ce13" office:value-type="currency" office:currency="USD" office:value="1239" calcext:value-type="currency">
            <text:p>$1,239.00</text:p>
          </table:table-cell>
          <table:table-cell table:style-name="ce13" office:value-type="currency" office:currency="USD" office:value="929.25" calcext:value-type="currency">
            <text:p>$929.25</text:p>
          </table:table-cell>
          <table:table-cell table:style-name="ce13" office:value-type="currency" office:currency="USD" office:value="1040" calcext:value-type="currency">
            <text:p>$1,040.00</text:p>
          </table:table-cell>
          <table:table-cell table:style-name="ce13" table:formula="of:=[.E29]-[.B29]" office:value-type="currency" office:currency="USD" office:value="3" calcext:value-type="currency">
            <text:p>$3.00</text:p>
          </table:table-cell>
          <table:table-cell table:style-name="ce13" table:formula="of:=[.E29]/[.B29]" office:value-type="currency" office:currency="USD" office:value="1.00289296046287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6078</text:p>
          </table:table-cell>
          <table:table-cell table:style-name="ce7" office:value-type="currency" office:currency="USD" office:value="1259" calcext:value-type="currency">
            <text:p>$1,259.00</text:p>
          </table:table-cell>
          <table:table-cell table:style-name="ce12" table:number-columns-repeated="3"/>
          <table:table-cell table:style-name="ce12" table:formula="of:=[.E30]-[.B30]" office:value-type="currency" office:currency="USD" office:value="-1259" calcext:value-type="currency">
            <text:p>-$1,259.00</text:p>
          </table:table-cell>
          <table:table-cell table:style-name="ce12" table:formula="of:=[.E30]/[.B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AC6084</text:p>
          </table:table-cell>
          <table:table-cell table:style-name="ce8" office:value-type="currency" office:currency="USD" office:value="1349" calcext:value-type="currency">
            <text:p>$1,349.00</text:p>
          </table:table-cell>
          <table:table-cell table:style-name="ce13" office:value-type="currency" office:currency="USD" office:value="1428" calcext:value-type="currency">
            <text:p>$1,428.00</text:p>
          </table:table-cell>
          <table:table-cell table:style-name="ce13" office:value-type="currency" office:currency="USD" office:value="1071" calcext:value-type="currency">
            <text:p>$1,071.00</text:p>
          </table:table-cell>
          <table:table-cell table:style-name="ce13" office:value-type="currency" office:currency="USD" office:value="1368" calcext:value-type="currency">
            <text:p>$1,368.00</text:p>
          </table:table-cell>
          <table:table-cell table:style-name="ce13" table:formula="of:=[.E31]-[.B31]" office:value-type="currency" office:currency="USD" office:value="19" calcext:value-type="currency">
            <text:p>$19.00</text:p>
          </table:table-cell>
          <table:table-cell table:style-name="ce13" table:formula="of:=[.E31]/[.B31]" office:value-type="currency" office:currency="USD" office:value="1.01408450704225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90</text:p>
          </table:table-cell>
          <table:table-cell table:style-name="ce8" office:value-type="currency" office:currency="USD" office:value="1439" calcext:value-type="currency">
            <text:p>$1,439.00</text:p>
          </table:table-cell>
          <table:table-cell table:style-name="ce13" office:value-type="currency" office:currency="USD" office:value="1523" calcext:value-type="currency">
            <text:p>$1,523.00</text:p>
          </table:table-cell>
          <table:table-cell table:style-name="ce13" office:value-type="currency" office:currency="USD" office:value="1142.25" calcext:value-type="currency">
            <text:p>$1,142.25</text:p>
          </table:table-cell>
          <table:table-cell table:style-name="ce13" office:value-type="currency" office:currency="USD" office:value="1459" calcext:value-type="currency">
            <text:p>$1,459.00</text:p>
          </table:table-cell>
          <table:table-cell table:style-name="ce13" table:formula="of:=[.E32]-[.B32]" office:value-type="currency" office:currency="USD" office:value="20" calcext:value-type="currency">
            <text:p>$20.00</text:p>
          </table:table-cell>
          <table:table-cell table:style-name="ce13" table:formula="of:=[.E32]/[.B32]" office:value-type="currency" office:currency="USD" office:value="1.01389854065323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096</text:p>
          </table:table-cell>
          <table:table-cell table:style-name="ce8" office:value-type="currency" office:currency="USD" office:value="1525" calcext:value-type="currency">
            <text:p>$1,525.00</text:p>
          </table:table-cell>
          <table:table-cell table:style-name="ce13" office:value-type="currency" office:currency="USD" office:value="1618" calcext:value-type="currency">
            <text:p>$1,618.00</text:p>
          </table:table-cell>
          <table:table-cell table:style-name="ce13" office:value-type="currency" office:currency="USD" office:value="1213.5" calcext:value-type="currency">
            <text:p>$1,213.50</text:p>
          </table:table-cell>
          <table:table-cell table:style-name="ce13" office:value-type="currency" office:currency="USD" office:value="1550" calcext:value-type="currency">
            <text:p>$1,550.00</text:p>
          </table:table-cell>
          <table:table-cell table:style-name="ce13" table:formula="of:=[.E33]-[.B33]" office:value-type="currency" office:currency="USD" office:value="25" calcext:value-type="currency">
            <text:p>$25.00</text:p>
          </table:table-cell>
          <table:table-cell table:style-name="ce13" table:formula="of:=[.E33]/[.B33]" office:value-type="currency" office:currency="USD" office:value="1.01639344262295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6636</text:p>
          </table:table-cell>
          <table:table-cell table:style-name="ce8" office:value-type="currency" office:currency="USD" office:value="679" calcext:value-type="currency">
            <text:p>$679.00</text:p>
          </table:table-cell>
          <table:table-cell table:style-name="ce13" office:value-type="currency" office:currency="USD" office:value="718" calcext:value-type="currency">
            <text:p>$718.00</text:p>
          </table:table-cell>
          <table:table-cell table:style-name="ce13" office:value-type="currency" office:currency="USD" office:value="538.5" calcext:value-type="currency">
            <text:p>$538.50</text:p>
          </table:table-cell>
          <table:table-cell table:style-name="ce13" office:value-type="currency" office:currency="USD" office:value="688" calcext:value-type="currency">
            <text:p>$688.00</text:p>
          </table:table-cell>
          <table:table-cell table:style-name="ce13" table:formula="of:=[.E34]-[.B34]" office:value-type="currency" office:currency="USD" office:value="9" calcext:value-type="currency">
            <text:p>$9.00</text:p>
          </table:table-cell>
          <table:table-cell table:style-name="ce13" table:formula="of:=[.E34]/[.B34]" office:value-type="currency" office:currency="USD" office:value="1.01325478645066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C6648</text:p>
          </table:table-cell>
          <table:table-cell table:style-name="ce7" office:value-type="currency" office:currency="USD" office:value="890" calcext:value-type="currency">
            <text:p>$890.00</text:p>
          </table:table-cell>
          <table:table-cell table:style-name="ce12" table:number-columns-repeated="3"/>
          <table:table-cell table:style-name="ce12" table:formula="of:=[.E35]-[.B35]" office:value-type="currency" office:currency="USD" office:value="-890" calcext:value-type="currency">
            <text:p>-$890.00</text:p>
          </table:table-cell>
          <table:table-cell table:style-name="ce12" table:formula="of:=[.E35]/[.B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C6660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36]-[.B36]" office:value-type="currency" office:currency="USD" office:value="-1099" calcext:value-type="currency">
            <text:p>-$1,099.00</text:p>
          </table:table-cell>
          <table:table-cell table:style-name="ce12" table:formula="of:=[.E36]/[.B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AC7236</text:p>
          </table:table-cell>
          <table:table-cell table:style-name="ce8" office:value-type="currency" office:currency="USD" office:value="649" calcext:value-type="currency">
            <text:p>$649.00</text:p>
          </table:table-cell>
          <table:table-cell table:style-name="ce13" office:value-type="currency" office:currency="USD" office:value="750" calcext:value-type="currency">
            <text:p>$750.00</text:p>
          </table:table-cell>
          <table:table-cell table:style-name="ce13" office:value-type="currency" office:currency="USD" office:value="562.5" calcext:value-type="currency">
            <text:p>$562.50</text:p>
          </table:table-cell>
          <table:table-cell table:style-name="ce13" office:value-type="currency" office:currency="USD" office:value="702" calcext:value-type="currency">
            <text:p>$702.00</text:p>
          </table:table-cell>
          <table:table-cell table:style-name="ce13" table:formula="of:=[.E37]-[.B37]" office:value-type="currency" office:currency="USD" office:value="53" calcext:value-type="currency">
            <text:p>$53.00</text:p>
          </table:table-cell>
          <table:table-cell table:style-name="ce13" table:formula="of:=[.E37]/[.B37]" office:value-type="currency" office:currency="USD" office:value="1.08166409861325" calcext:value-type="currency">
            <text:p>$1.08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7248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13" office:value-type="currency" office:currency="USD" office:value="971" calcext:value-type="currency">
            <text:p>$971.00</text:p>
          </table:table-cell>
          <table:table-cell table:style-name="ce13" office:value-type="currency" office:currency="USD" office:value="728.25" calcext:value-type="currency">
            <text:p>$728.25</text:p>
          </table:table-cell>
          <table:table-cell table:style-name="ce13" office:value-type="currency" office:currency="USD" office:value="870" calcext:value-type="currency">
            <text:p>$870.00</text:p>
          </table:table-cell>
          <table:table-cell table:style-name="ce13" table:formula="of:=[.E38]-[.B38]" office:value-type="currency" office:currency="USD" office:value="-29" calcext:value-type="currency">
            <text:p>-$29.00</text:p>
          </table:table-cell>
          <table:table-cell table:style-name="ce13" table:formula="of:=[.E38]/[.B38]" office:value-type="currency" office:currency="USD" office:value="0.967741935483871" calcext:value-type="currency">
            <text:p>$0.9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C7260</text:p>
          </table:table-cell>
          <table:table-cell table:style-name="ce8" office:value-type="currency" office:currency="USD" office:value="1099" calcext:value-type="currency">
            <text:p>$1,099.00</text:p>
          </table:table-cell>
          <table:table-cell table:style-name="ce13" office:value-type="currency" office:currency="USD" office:value="1192" calcext:value-type="currency">
            <text:p>$1,192.00</text:p>
          </table:table-cell>
          <table:table-cell table:style-name="ce13" office:value-type="currency" office:currency="USD" office:value="894" calcext:value-type="currency">
            <text:p>$894.00</text:p>
          </table:table-cell>
          <table:table-cell table:style-name="ce13" office:value-type="currency" office:currency="USD" office:value="1027" calcext:value-type="currency">
            <text:p>$1,027.00</text:p>
          </table:table-cell>
          <table:table-cell table:style-name="ce13" table:formula="of:=[.E39]-[.B39]" office:value-type="currency" office:currency="USD" office:value="-72" calcext:value-type="currency">
            <text:p>-$72.00</text:p>
          </table:table-cell>
          <table:table-cell table:style-name="ce13" table:formula="of:=[.E39]/[.B39]" office:value-type="currency" office:currency="USD" office:value="0.934485896269336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C5436</text:p>
          </table:table-cell>
          <table:table-cell table:style-name="ce7" office:value-type="currency" office:currency="USD" office:value="769" calcext:value-type="currency">
            <text:p>$769.00</text:p>
          </table:table-cell>
          <table:table-cell table:style-name="ce12" table:number-columns-repeated="3"/>
          <table:table-cell table:style-name="ce12" table:formula="of:=[.E40]-[.B40]" office:value-type="currency" office:currency="USD" office:value="-769" calcext:value-type="currency">
            <text:p>-$769.00</text:p>
          </table:table-cell>
          <table:table-cell table:style-name="ce12" table:formula="of:=[.E40]/[.B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BC5442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13" office:value-type="currency" office:currency="USD" office:value="931" calcext:value-type="currency">
            <text:p>$931.00</text:p>
          </table:table-cell>
          <table:table-cell table:style-name="ce13" office:value-type="currency" office:currency="USD" office:value="698.25" calcext:value-type="currency">
            <text:p>$698.25</text:p>
          </table:table-cell>
          <table:table-cell table:style-name="ce13" office:value-type="currency" office:currency="USD" office:value="892" calcext:value-type="currency">
            <text:p>$892.00</text:p>
          </table:table-cell>
          <table:table-cell table:style-name="ce13" table:formula="of:=[.E41]-[.B41]" office:value-type="currency" office:currency="USD" office:value="13" calcext:value-type="currency">
            <text:p>$13.00</text:p>
          </table:table-cell>
          <table:table-cell table:style-name="ce13" table:formula="of:=[.E41]/[.B41]" office:value-type="currency" office:currency="USD" office:value="1.01478953356086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C5448</text:p>
          </table:table-cell>
          <table:table-cell table:style-name="ce8" office:value-type="currency" office:currency="USD" office:value="990" calcext:value-type="currency">
            <text:p>$990.00</text:p>
          </table:table-cell>
          <table:table-cell table:style-name="ce13" office:value-type="currency" office:currency="USD" office:value="1049" calcext:value-type="currency">
            <text:p>$1,049.00</text:p>
          </table:table-cell>
          <table:table-cell table:style-name="ce13" office:value-type="currency" office:currency="USD" office:value="786.75" calcext:value-type="currency">
            <text:p>$786.75</text:p>
          </table:table-cell>
          <table:table-cell table:style-name="ce13" office:value-type="currency" office:currency="USD" office:value="1005" calcext:value-type="currency">
            <text:p>$1,005.00</text:p>
          </table:table-cell>
          <table:table-cell table:style-name="ce13" table:formula="of:=[.E42]-[.B42]" office:value-type="currency" office:currency="USD" office:value="15" calcext:value-type="currency">
            <text:p>$15.00</text:p>
          </table:table-cell>
          <table:table-cell table:style-name="ce13" table:formula="of:=[.E42]/[.B42]" office:value-type="currency" office:currency="USD" office:value="1.01515151515152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C5454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43]-[.B43]" office:value-type="currency" office:currency="USD" office:value="-1099" calcext:value-type="currency">
            <text:p>-$1,099.00</text:p>
          </table:table-cell>
          <table:table-cell table:style-name="ce12" table:formula="of:=[.E43]/[.B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5460</text:p>
          </table:table-cell>
          <table:table-cell table:style-name="ce7" office:value-type="currency" office:currency="USD" office:value="1199" calcext:value-type="currency">
            <text:p>$1,199.00</text:p>
          </table:table-cell>
          <table:table-cell table:style-name="ce12" table:number-columns-repeated="3"/>
          <table:table-cell table:style-name="ce12" table:formula="of:=[.E44]-[.B44]" office:value-type="currency" office:currency="USD" office:value="-1199" calcext:value-type="currency">
            <text:p>-$1,199.00</text:p>
          </table:table-cell>
          <table:table-cell table:style-name="ce12" table:formula="of:=[.E44]/[.B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BC6036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13" office:value-type="currency" office:currency="USD" office:value="845" calcext:value-type="currency">
            <text:p>$845.00</text:p>
          </table:table-cell>
          <table:table-cell table:style-name="ce13" office:value-type="currency" office:currency="USD" office:value="633.75" calcext:value-type="currency">
            <text:p>$633.75</text:p>
          </table:table-cell>
          <table:table-cell table:style-name="ce13" office:value-type="currency" office:currency="USD" office:value="668" calcext:value-type="currency">
            <text:p>$668.00</text:p>
          </table:table-cell>
          <table:table-cell table:style-name="ce13" table:formula="of:=[.E45]-[.B45]" office:value-type="currency" office:currency="USD" office:value="3" calcext:value-type="currency">
            <text:p>$3.00</text:p>
          </table:table-cell>
          <table:table-cell table:style-name="ce13" table:formula="of:=[.E45]/[.B45]" office:value-type="currency" office:currency="USD" office:value="1.00451127819549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C6042</text:p>
          </table:table-cell>
          <table:table-cell table:style-name="ce8" office:value-type="currency" office:currency="USD" office:value="899" calcext:value-type="currency">
            <text:p>$899.00</text:p>
          </table:table-cell>
          <table:table-cell table:style-name="ce13" office:value-type="currency" office:currency="USD" office:value="963" calcext:value-type="currency">
            <text:p>$963.00</text:p>
          </table:table-cell>
          <table:table-cell table:style-name="ce13" office:value-type="currency" office:currency="USD" office:value="722.25" calcext:value-type="currency">
            <text:p>$722.25</text:p>
          </table:table-cell>
          <table:table-cell table:style-name="ce13" office:value-type="currency" office:currency="USD" office:value="922" calcext:value-type="currency">
            <text:p>$922.00</text:p>
          </table:table-cell>
          <table:table-cell table:style-name="ce13" table:formula="of:=[.E46]-[.B46]" office:value-type="currency" office:currency="USD" office:value="23" calcext:value-type="currency">
            <text:p>$23.00</text:p>
          </table:table-cell>
          <table:table-cell table:style-name="ce13" table:formula="of:=[.E46]/[.B46]" office:value-type="currency" office:currency="USD" office:value="1.02558398220245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C6048</text:p>
          </table:table-cell>
          <table:table-cell table:style-name="ce8" office:value-type="currency" office:currency="USD" office:value="820" calcext:value-type="currency">
            <text:p>$820.00</text:p>
          </table:table-cell>
          <table:table-cell table:style-name="ce13" office:value-type="currency" office:currency="USD" office:value="1082" calcext:value-type="currency">
            <text:p>$1,082.00</text:p>
          </table:table-cell>
          <table:table-cell table:style-name="ce13" office:value-type="currency" office:currency="USD" office:value="811.5" calcext:value-type="currency">
            <text:p>$811.50</text:p>
          </table:table-cell>
          <table:table-cell table:style-name="ce13" office:value-type="currency" office:currency="USD" office:value="823" calcext:value-type="currency">
            <text:p>$823.00</text:p>
          </table:table-cell>
          <table:table-cell table:style-name="ce13" table:formula="of:=[.E47]-[.B47]" office:value-type="currency" office:currency="USD" office:value="3" calcext:value-type="currency">
            <text:p>$3.00</text:p>
          </table:table-cell>
          <table:table-cell table:style-name="ce13" table:formula="of:=[.E47]/[.B47]" office:value-type="currency" office:currency="USD" office:value="1.00365853658537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C6054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48]-[.B48]" office:value-type="currency" office:currency="USD" office:value="-1099" calcext:value-type="currency">
            <text:p>-$1,099.00</text:p>
          </table:table-cell>
          <table:table-cell table:style-name="ce12" table:formula="of:=[.E48]/[.B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BC6060</text:p>
          </table:table-cell>
          <table:table-cell table:style-name="ce8" office:value-type="currency" office:currency="USD" office:value="1061" calcext:value-type="currency">
            <text:p>$1,061.00</text:p>
          </table:table-cell>
          <table:table-cell table:style-name="ce13" office:value-type="currency" office:currency="USD" office:value="1319" calcext:value-type="currency">
            <text:p>$1,319.00</text:p>
          </table:table-cell>
          <table:table-cell table:style-name="ce13" office:value-type="currency" office:currency="USD" office:value="989.25" calcext:value-type="currency">
            <text:p>$989.25</text:p>
          </table:table-cell>
          <table:table-cell table:style-name="ce13" office:value-type="currency" office:currency="USD" office:value="1065" calcext:value-type="currency">
            <text:p>$1,065.00</text:p>
          </table:table-cell>
          <table:table-cell table:style-name="ce13" table:formula="of:=[.E49]-[.B49]" office:value-type="currency" office:currency="USD" office:value="4" calcext:value-type="currency">
            <text:p>$4.00</text:p>
          </table:table-cell>
          <table:table-cell table:style-name="ce13" table:formula="of:=[.E49]/[.B49]" office:value-type="currency" office:currency="USD" office:value="1.00377002827521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C6066</text:p>
          </table:table-cell>
          <table:table-cell table:style-name="ce7" office:value-type="currency" office:currency="USD" office:value="1350" calcext:value-type="currency">
            <text:p>$1,350.00</text:p>
          </table:table-cell>
          <table:table-cell table:style-name="ce12" table:number-columns-repeated="3"/>
          <table:table-cell table:style-name="ce12" table:formula="of:=[.E50]-[.B50]" office:value-type="currency" office:currency="USD" office:value="-1350" calcext:value-type="currency">
            <text:p>-$1,350.00</text:p>
          </table:table-cell>
          <table:table-cell table:style-name="ce12" table:formula="of:=[.E50]/[.B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BC6072</text:p>
          </table:table-cell>
          <table:table-cell table:style-name="ce8" office:value-type="currency" office:currency="USD" office:value="1218" calcext:value-type="currency">
            <text:p>$1,218.00</text:p>
          </table:table-cell>
          <table:table-cell table:style-name="ce13" office:value-type="currency" office:currency="USD" office:value="1555" calcext:value-type="currency">
            <text:p>$1,555.00</text:p>
          </table:table-cell>
          <table:table-cell table:style-name="ce13" office:value-type="currency" office:currency="USD" office:value="1166.25" calcext:value-type="currency">
            <text:p>$1,166.25</text:p>
          </table:table-cell>
          <table:table-cell table:style-name="ce13" office:value-type="currency" office:currency="USD" office:value="1222" calcext:value-type="currency">
            <text:p>$1,222.00</text:p>
          </table:table-cell>
          <table:table-cell table:style-name="ce13" table:formula="of:=[.E51]-[.B51]" office:value-type="currency" office:currency="USD" office:value="4" calcext:value-type="currency">
            <text:p>$4.00</text:p>
          </table:table-cell>
          <table:table-cell table:style-name="ce13" table:formula="of:=[.E51]/[.B51]" office:value-type="currency" office:currency="USD" office:value="1.00328407224959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C6078</text:p>
          </table:table-cell>
          <table:table-cell table:style-name="ce7" office:value-type="currency" office:currency="USD" office:value="1590" calcext:value-type="currency">
            <text:p>$1,590.00</text:p>
          </table:table-cell>
          <table:table-cell table:style-name="ce12" table:number-columns-repeated="3"/>
          <table:table-cell table:style-name="ce12" table:formula="of:=[.E52]-[.B52]" office:value-type="currency" office:currency="USD" office:value="-1590" calcext:value-type="currency">
            <text:p>-$1,590.00</text:p>
          </table:table-cell>
          <table:table-cell table:style-name="ce12" table:formula="of:=[.E52]/[.B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084</text:p>
          </table:table-cell>
          <table:table-cell table:style-name="ce7" office:value-type="currency" office:currency="USD" office:value="1699" calcext:value-type="currency">
            <text:p>$1,699.00</text:p>
          </table:table-cell>
          <table:table-cell table:style-name="ce12" table:number-columns-repeated="3"/>
          <table:table-cell table:style-name="ce12" table:formula="of:=[.E53]-[.B53]" office:value-type="currency" office:currency="USD" office:value="-1699" calcext:value-type="currency">
            <text:p>-$1,699.00</text:p>
          </table:table-cell>
          <table:table-cell table:style-name="ce12" table:formula="of:=[.E53]/[.B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090</text:p>
          </table:table-cell>
          <table:table-cell table:style-name="ce7" office:value-type="currency" office:currency="USD" office:value="1799" calcext:value-type="currency">
            <text:p>$1,799.00</text:p>
          </table:table-cell>
          <table:table-cell table:style-name="ce12" table:number-columns-repeated="3"/>
          <table:table-cell table:style-name="ce12" table:formula="of:=[.E54]-[.B54]" office:value-type="currency" office:currency="USD" office:value="-1799" calcext:value-type="currency">
            <text:p>-$1,799.00</text:p>
          </table:table-cell>
          <table:table-cell table:style-name="ce12" table:formula="of:=[.E54]/[.B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096</text:p>
          </table:table-cell>
          <table:table-cell table:style-name="ce7" office:value-type="currency" office:currency="USD" office:value="1899" calcext:value-type="currency">
            <text:p>$1,899.00</text:p>
          </table:table-cell>
          <table:table-cell table:style-name="ce12" table:number-columns-repeated="3"/>
          <table:table-cell table:style-name="ce12" table:formula="of:=[.E55]-[.B55]" office:value-type="currency" office:currency="USD" office:value="-1899" calcext:value-type="currency">
            <text:p>-$1,899.00</text:p>
          </table:table-cell>
          <table:table-cell table:style-name="ce12" table:formula="of:=[.E55]/[.B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636</text:p>
          </table:table-cell>
          <table:table-cell table:style-name="ce7" office:value-type="currency" office:currency="USD" office:value="849" calcext:value-type="currency">
            <text:p>$849.00</text:p>
          </table:table-cell>
          <table:table-cell table:style-name="ce12" table:number-columns-repeated="3"/>
          <table:table-cell table:style-name="ce12" table:formula="of:=[.E56]-[.B56]" office:value-type="currency" office:currency="USD" office:value="-849" calcext:value-type="currency">
            <text:p>-$849.00</text:p>
          </table:table-cell>
          <table:table-cell table:style-name="ce12" table:formula="of:=[.E56]/[.B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648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57]-[.B57]" office:value-type="currency" office:currency="USD" office:value="-1099" calcext:value-type="currency">
            <text:p>-$1,099.00</text:p>
          </table:table-cell>
          <table:table-cell table:style-name="ce12" table:formula="of:=[.E57]/[.B5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C6660</text:p>
          </table:table-cell>
          <table:table-cell table:style-name="ce7" office:value-type="currency" office:currency="USD" office:value="1399" calcext:value-type="currency">
            <text:p>$1,399.00</text:p>
          </table:table-cell>
          <table:table-cell table:style-name="ce12" table:number-columns-repeated="3"/>
          <table:table-cell table:style-name="ce12" table:formula="of:=[.E58]-[.B58]" office:value-type="currency" office:currency="USD" office:value="-1399" calcext:value-type="currency">
            <text:p>-$1,399.00</text:p>
          </table:table-cell>
          <table:table-cell table:style-name="ce12" table:formula="of:=[.E58]/[.B5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BC7236</text:p>
          </table:table-cell>
          <table:table-cell table:style-name="ce8" office:value-type="currency" office:currency="USD" office:value="776" calcext:value-type="currency">
            <text:p>$776.00</text:p>
          </table:table-cell>
          <table:table-cell table:style-name="ce13" office:value-type="currency" office:currency="USD" office:value="940" calcext:value-type="currency">
            <text:p>$940.00</text:p>
          </table:table-cell>
          <table:table-cell table:style-name="ce13" office:value-type="currency" office:currency="USD" office:value="705" calcext:value-type="currency">
            <text:p>$705.00</text:p>
          </table:table-cell>
          <table:table-cell table:style-name="ce13" office:value-type="currency" office:currency="USD" office:value="777" calcext:value-type="currency">
            <text:p>$777.00</text:p>
          </table:table-cell>
          <table:table-cell table:style-name="ce13" table:formula="of:=[.E59]-[.B59]" office:value-type="currency" office:currency="USD" office:value="1" calcext:value-type="currency">
            <text:p>$1.00</text:p>
          </table:table-cell>
          <table:table-cell table:style-name="ce13" table:formula="of:=[.E59]/[.B59]" office:value-type="currency" office:currency="USD" office:value="1.00128865979381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C7248</text:p>
          </table:table-cell>
          <table:table-cell table:style-name="ce8" office:value-type="currency" office:currency="USD" office:value="1160" calcext:value-type="currency">
            <text:p>$1,160.00</text:p>
          </table:table-cell>
          <table:table-cell table:style-name="ce13" office:value-type="currency" office:currency="USD" office:value="1239" calcext:value-type="currency">
            <text:p>$1,239.00</text:p>
          </table:table-cell>
          <table:table-cell table:style-name="ce13" office:value-type="currency" office:currency="USD" office:value="929.25" calcext:value-type="currency">
            <text:p>$929.25</text:p>
          </table:table-cell>
          <table:table-cell table:style-name="ce13" office:value-type="currency" office:currency="USD" office:value="941" calcext:value-type="currency">
            <text:p>$941.00</text:p>
          </table:table-cell>
          <table:table-cell table:style-name="ce13" table:formula="of:=[.E60]-[.B60]" office:value-type="currency" office:currency="USD" office:value="-219" calcext:value-type="currency">
            <text:p>-$219.00</text:p>
          </table:table-cell>
          <table:table-cell table:style-name="ce13" table:formula="of:=[.E60]/[.B60]" office:value-type="currency" office:currency="USD" office:value="0.811206896551724" calcext:value-type="currency">
            <text:p>$0.81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C7260</text:p>
          </table:table-cell>
          <table:table-cell table:style-name="ce8" office:value-type="currency" office:currency="USD" office:value="1450" calcext:value-type="currency">
            <text:p>$1,450.00</text:p>
          </table:table-cell>
          <table:table-cell table:style-name="ce13" office:value-type="currency" office:currency="USD" office:value="1539" calcext:value-type="currency">
            <text:p>$1,539.00</text:p>
          </table:table-cell>
          <table:table-cell table:style-name="ce13" office:value-type="currency" office:currency="USD" office:value="1154.25" calcext:value-type="currency">
            <text:p>$1,154.25</text:p>
          </table:table-cell>
          <table:table-cell table:style-name="ce13" office:value-type="currency" office:currency="USD" office:value="1222" calcext:value-type="currency">
            <text:p>$1,222.00</text:p>
          </table:table-cell>
          <table:table-cell table:style-name="ce13" table:formula="of:=[.E61]-[.B61]" office:value-type="currency" office:currency="USD" office:value="-228" calcext:value-type="currency">
            <text:p>-$228.00</text:p>
          </table:table-cell>
          <table:table-cell table:style-name="ce13" table:formula="of:=[.E61]/[.B61]" office:value-type="currency" office:currency="USD" office:value="0.842758620689655" calcext:value-type="currency">
            <text:p>$0.8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Aluminum Dock Plates - Model A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3024B</text:p>
          </table:table-cell>
          <table:table-cell table:style-name="ce7" office:value-type="currency" office:currency="USD" office:value="197" calcext:value-type="currency">
            <text:p>$197.00</text:p>
          </table:table-cell>
          <table:table-cell table:style-name="ce12" table:number-columns-repeated="3"/>
          <table:table-cell table:style-name="ce12" table:formula="of:=[.E65]-[.B65]" office:value-type="currency" office:currency="USD" office:value="-197" calcext:value-type="currency">
            <text:p>-$197.00</text:p>
          </table:table-cell>
          <table:table-cell table:style-name="ce12" table:formula="of:=[.E65]/[.B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030B</text:p>
          </table:table-cell>
          <table:table-cell table:style-name="ce7" office:value-type="currency" office:currency="USD" office:value="242" calcext:value-type="currency">
            <text:p>$242.00</text:p>
          </table:table-cell>
          <table:table-cell table:style-name="ce12" table:number-columns-repeated="3"/>
          <table:table-cell table:style-name="ce12" table:formula="of:=[.E66]-[.B66]" office:value-type="currency" office:currency="USD" office:value="-242" calcext:value-type="currency">
            <text:p>-$242.00</text:p>
          </table:table-cell>
          <table:table-cell table:style-name="ce12" table:formula="of:=[.E66]/[.B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036B</text:p>
          </table:table-cell>
          <table:table-cell table:style-name="ce7" office:value-type="currency" office:currency="USD" office:value="287" calcext:value-type="currency">
            <text:p>$287.00</text:p>
          </table:table-cell>
          <table:table-cell table:style-name="ce12" table:number-columns-repeated="3"/>
          <table:table-cell table:style-name="ce12" table:formula="of:=[.E67]-[.B67]" office:value-type="currency" office:currency="USD" office:value="-287" calcext:value-type="currency">
            <text:p>-$287.00</text:p>
          </table:table-cell>
          <table:table-cell table:style-name="ce12" table:formula="of:=[.E67]/[.B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042B</text:p>
          </table:table-cell>
          <table:table-cell table:style-name="ce7" office:value-type="currency" office:currency="USD" office:value="333" calcext:value-type="currency">
            <text:p>$333.00</text:p>
          </table:table-cell>
          <table:table-cell table:style-name="ce12" table:number-columns-repeated="3"/>
          <table:table-cell table:style-name="ce12" table:formula="of:=[.E68]-[.B68]" office:value-type="currency" office:currency="USD" office:value="-333" calcext:value-type="currency">
            <text:p>-$333.00</text:p>
          </table:table-cell>
          <table:table-cell table:style-name="ce12" table:formula="of:=[.E68]/[.B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048B</text:p>
          </table:table-cell>
          <table:table-cell table:style-name="ce7" office:value-type="currency" office:currency="USD" office:value="378" calcext:value-type="currency">
            <text:p>$378.00</text:p>
          </table:table-cell>
          <table:table-cell table:style-name="ce12" table:number-columns-repeated="3"/>
          <table:table-cell table:style-name="ce12" table:formula="of:=[.E69]-[.B69]" office:value-type="currency" office:currency="USD" office:value="-378" calcext:value-type="currency">
            <text:p>-$378.00</text:p>
          </table:table-cell>
          <table:table-cell table:style-name="ce12" table:formula="of:=[.E69]/[.B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24B</text:p>
          </table:table-cell>
          <table:table-cell table:style-name="ce7" office:value-type="currency" office:currency="USD" office:value="213" calcext:value-type="currency">
            <text:p>$213.00</text:p>
          </table:table-cell>
          <table:table-cell table:style-name="ce12" table:number-columns-repeated="3"/>
          <table:table-cell table:style-name="ce12" table:formula="of:=[.E70]-[.B70]" office:value-type="currency" office:currency="USD" office:value="-213" calcext:value-type="currency">
            <text:p>-$213.00</text:p>
          </table:table-cell>
          <table:table-cell table:style-name="ce12" table:formula="of:=[.E70]/[.B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30B</text:p>
          </table:table-cell>
          <table:table-cell table:style-name="ce7" office:value-type="currency" office:currency="USD" office:value="272" calcext:value-type="currency">
            <text:p>$272.00</text:p>
          </table:table-cell>
          <table:table-cell table:style-name="ce12" table:number-columns-repeated="3"/>
          <table:table-cell table:style-name="ce12" table:formula="of:=[.E71]-[.B71]" office:value-type="currency" office:currency="USD" office:value="-272" calcext:value-type="currency">
            <text:p>-$272.00</text:p>
          </table:table-cell>
          <table:table-cell table:style-name="ce12" table:formula="of:=[.E71]/[.B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36B</text:p>
          </table:table-cell>
          <table:table-cell table:style-name="ce7" office:value-type="currency" office:currency="USD" office:value="318" calcext:value-type="currency">
            <text:p>$318.00</text:p>
          </table:table-cell>
          <table:table-cell table:style-name="ce12" table:number-columns-repeated="3"/>
          <table:table-cell table:style-name="ce12" table:formula="of:=[.E72]-[.B72]" office:value-type="currency" office:currency="USD" office:value="-318" calcext:value-type="currency">
            <text:p>-$318.00</text:p>
          </table:table-cell>
          <table:table-cell table:style-name="ce12" table:formula="of:=[.E72]/[.B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42B</text:p>
          </table:table-cell>
          <table:table-cell table:style-name="ce7" office:value-type="currency" office:currency="USD" office:value="363" calcext:value-type="currency">
            <text:p>$363.00</text:p>
          </table:table-cell>
          <table:table-cell table:style-name="ce12" table:number-columns-repeated="3"/>
          <table:table-cell table:style-name="ce12" table:formula="of:=[.E73]-[.B73]" office:value-type="currency" office:currency="USD" office:value="-363" calcext:value-type="currency">
            <text:p>-$363.00</text:p>
          </table:table-cell>
          <table:table-cell table:style-name="ce12" table:formula="of:=[.E73]/[.B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48B</text:p>
          </table:table-cell>
          <table:table-cell table:style-name="ce7" office:value-type="currency" office:currency="USD" office:value="408" calcext:value-type="currency">
            <text:p>$408.00</text:p>
          </table:table-cell>
          <table:table-cell table:style-name="ce12" table:number-columns-repeated="3"/>
          <table:table-cell table:style-name="ce12" table:formula="of:=[.E74]-[.B74]" office:value-type="currency" office:currency="USD" office:value="-408" calcext:value-type="currency">
            <text:p>-$408.00</text:p>
          </table:table-cell>
          <table:table-cell table:style-name="ce12" table:formula="of:=[.E74]/[.B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54B</text:p>
          </table:table-cell>
          <table:table-cell table:style-name="ce7" office:value-type="currency" office:currency="USD" office:value="454" calcext:value-type="currency">
            <text:p>$454.00</text:p>
          </table:table-cell>
          <table:table-cell table:style-name="ce12" table:number-columns-repeated="3"/>
          <table:table-cell table:style-name="ce12" table:formula="of:=[.E75]-[.B75]" office:value-type="currency" office:currency="USD" office:value="-454" calcext:value-type="currency">
            <text:p>-$454.00</text:p>
          </table:table-cell>
          <table:table-cell table:style-name="ce12" table:formula="of:=[.E75]/[.B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3660B</text:p>
          </table:table-cell>
          <table:table-cell table:style-name="ce7" office:value-type="currency" office:currency="USD" office:value="499" calcext:value-type="currency">
            <text:p>$499.00</text:p>
          </table:table-cell>
          <table:table-cell table:style-name="ce12" table:number-columns-repeated="3"/>
          <table:table-cell table:style-name="ce12" table:formula="of:=[.E76]-[.B76]" office:value-type="currency" office:currency="USD" office:value="-499" calcext:value-type="currency">
            <text:p>-$499.00</text:p>
          </table:table-cell>
          <table:table-cell table:style-name="ce12" table:formula="of:=[.E76]/[.B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24B</text:p>
          </table:table-cell>
          <table:table-cell table:style-name="ce7" office:value-type="currency" office:currency="USD" office:value="279" calcext:value-type="currency">
            <text:p>$279.00</text:p>
          </table:table-cell>
          <table:table-cell table:style-name="ce12" table:number-columns-repeated="3"/>
          <table:table-cell table:style-name="ce12" table:formula="of:=[.E77]-[.B77]" office:value-type="currency" office:currency="USD" office:value="-279" calcext:value-type="currency">
            <text:p>-$279.00</text:p>
          </table:table-cell>
          <table:table-cell table:style-name="ce12" table:formula="of:=[.E77]/[.B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30B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3"/>
          <table:table-cell table:style-name="ce12" table:formula="of:=[.E78]-[.B78]" office:value-type="currency" office:currency="USD" office:value="-348" calcext:value-type="currency">
            <text:p>-$348.00</text:p>
          </table:table-cell>
          <table:table-cell table:style-name="ce12" table:formula="of:=[.E78]/[.B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36B</text:p>
          </table:table-cell>
          <table:table-cell table:style-name="ce7" office:value-type="currency" office:currency="USD" office:value="393" calcext:value-type="currency">
            <text:p>$393.00</text:p>
          </table:table-cell>
          <table:table-cell table:style-name="ce12" table:number-columns-repeated="3"/>
          <table:table-cell table:style-name="ce12" table:formula="of:=[.E79]-[.B79]" office:value-type="currency" office:currency="USD" office:value="-393" calcext:value-type="currency">
            <text:p>-$393.00</text:p>
          </table:table-cell>
          <table:table-cell table:style-name="ce12" table:formula="of:=[.E79]/[.B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42B</text:p>
          </table:table-cell>
          <table:table-cell table:style-name="ce7" office:value-type="currency" office:currency="USD" office:value="438" calcext:value-type="currency">
            <text:p>$438.00</text:p>
          </table:table-cell>
          <table:table-cell table:style-name="ce12" table:number-columns-repeated="3"/>
          <table:table-cell table:style-name="ce12" table:formula="of:=[.E80]-[.B80]" office:value-type="currency" office:currency="USD" office:value="-438" calcext:value-type="currency">
            <text:p>-$438.00</text:p>
          </table:table-cell>
          <table:table-cell table:style-name="ce12" table:formula="of:=[.E80]/[.B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48B</text:p>
          </table:table-cell>
          <table:table-cell table:style-name="ce7" office:value-type="currency" office:currency="USD" office:value="484" calcext:value-type="currency">
            <text:p>$484.00</text:p>
          </table:table-cell>
          <table:table-cell table:style-name="ce12" table:number-columns-repeated="3"/>
          <table:table-cell table:style-name="ce12" table:formula="of:=[.E81]-[.B81]" office:value-type="currency" office:currency="USD" office:value="-484" calcext:value-type="currency">
            <text:p>-$484.00</text:p>
          </table:table-cell>
          <table:table-cell table:style-name="ce12" table:formula="of:=[.E81]/[.B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54B</text:p>
          </table:table-cell>
          <table:table-cell table:style-name="ce7" office:value-type="currency" office:currency="USD" office:value="529" calcext:value-type="currency">
            <text:p>$529.00</text:p>
          </table:table-cell>
          <table:table-cell table:style-name="ce12" table:number-columns-repeated="3"/>
          <table:table-cell table:style-name="ce12" table:formula="of:=[.E82]-[.B82]" office:value-type="currency" office:currency="USD" office:value="-529" calcext:value-type="currency">
            <text:p>-$529.00</text:p>
          </table:table-cell>
          <table:table-cell table:style-name="ce12" table:formula="of:=[.E82]/[.B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60B</text:p>
          </table:table-cell>
          <table:table-cell table:style-name="ce7" office:value-type="currency" office:currency="USD" office:value="575" calcext:value-type="currency">
            <text:p>$575.00</text:p>
          </table:table-cell>
          <table:table-cell table:style-name="ce12" table:number-columns-repeated="3"/>
          <table:table-cell table:style-name="ce12" table:formula="of:=[.E83]-[.B83]" office:value-type="currency" office:currency="USD" office:value="-575" calcext:value-type="currency">
            <text:p>-$575.00</text:p>
          </table:table-cell>
          <table:table-cell table:style-name="ce12" table:formula="of:=[.E83]/[.B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66B</text:p>
          </table:table-cell>
          <table:table-cell table:style-name="ce7" office:value-type="currency" office:currency="USD" office:value="620" calcext:value-type="currency">
            <text:p>$620.00</text:p>
          </table:table-cell>
          <table:table-cell table:style-name="ce12" table:number-columns-repeated="3"/>
          <table:table-cell table:style-name="ce12" table:formula="of:=[.E84]-[.B84]" office:value-type="currency" office:currency="USD" office:value="-620" calcext:value-type="currency">
            <text:p>-$620.00</text:p>
          </table:table-cell>
          <table:table-cell table:style-name="ce12" table:formula="of:=[.E84]/[.B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4872B</text:p>
          </table:table-cell>
          <table:table-cell table:style-name="ce7" office:value-type="currency" office:currency="USD" office:value="665" calcext:value-type="currency">
            <text:p>$665.00</text:p>
          </table:table-cell>
          <table:table-cell table:style-name="ce12" table:number-columns-repeated="3"/>
          <table:table-cell table:style-name="ce12" table:formula="of:=[.E85]-[.B85]" office:value-type="currency" office:currency="USD" office:value="-665" calcext:value-type="currency">
            <text:p>-$665.00</text:p>
          </table:table-cell>
          <table:table-cell table:style-name="ce12" table:formula="of:=[.E85]/[.B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24B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3"/>
          <table:table-cell table:style-name="ce12" table:formula="of:=[.E86]-[.B86]" office:value-type="currency" office:currency="USD" office:value="-348" calcext:value-type="currency">
            <text:p>-$348.00</text:p>
          </table:table-cell>
          <table:table-cell table:style-name="ce12" table:formula="of:=[.E86]/[.B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30B</text:p>
          </table:table-cell>
          <table:table-cell table:style-name="ce7" office:value-type="currency" office:currency="USD" office:value="408" calcext:value-type="currency">
            <text:p>$408.00</text:p>
          </table:table-cell>
          <table:table-cell table:style-name="ce12" table:number-columns-repeated="3"/>
          <table:table-cell table:style-name="ce12" table:formula="of:=[.E87]-[.B87]" office:value-type="currency" office:currency="USD" office:value="-408" calcext:value-type="currency">
            <text:p>-$408.00</text:p>
          </table:table-cell>
          <table:table-cell table:style-name="ce12" table:formula="of:=[.E87]/[.B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36B</text:p>
          </table:table-cell>
          <table:table-cell table:style-name="ce7" office:value-type="currency" office:currency="USD" office:value="469" calcext:value-type="currency">
            <text:p>$469.00</text:p>
          </table:table-cell>
          <table:table-cell table:style-name="ce12" table:number-columns-repeated="3"/>
          <table:table-cell table:style-name="ce12" table:formula="of:=[.E88]-[.B88]" office:value-type="currency" office:currency="USD" office:value="-469" calcext:value-type="currency">
            <text:p>-$469.00</text:p>
          </table:table-cell>
          <table:table-cell table:style-name="ce12" table:formula="of:=[.E88]/[.B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42B</text:p>
          </table:table-cell>
          <table:table-cell table:style-name="ce7" office:value-type="currency" office:currency="USD" office:value="529" calcext:value-type="currency">
            <text:p>$529.00</text:p>
          </table:table-cell>
          <table:table-cell table:style-name="ce12" table:number-columns-repeated="3"/>
          <table:table-cell table:style-name="ce12" table:formula="of:=[.E89]-[.B89]" office:value-type="currency" office:currency="USD" office:value="-529" calcext:value-type="currency">
            <text:p>-$529.00</text:p>
          </table:table-cell>
          <table:table-cell table:style-name="ce12" table:formula="of:=[.E89]/[.B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48B</text:p>
          </table:table-cell>
          <table:table-cell table:style-name="ce7" office:value-type="currency" office:currency="USD" office:value="590" calcext:value-type="currency">
            <text:p>$590.00</text:p>
          </table:table-cell>
          <table:table-cell table:style-name="ce12" table:number-columns-repeated="3"/>
          <table:table-cell table:style-name="ce12" table:formula="of:=[.E90]-[.B90]" office:value-type="currency" office:currency="USD" office:value="-590" calcext:value-type="currency">
            <text:p>-$590.00</text:p>
          </table:table-cell>
          <table:table-cell table:style-name="ce12" table:formula="of:=[.E90]/[.B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54B</text:p>
          </table:table-cell>
          <table:table-cell table:style-name="ce7" office:value-type="currency" office:currency="USD" office:value="650" calcext:value-type="currency">
            <text:p>$650.00</text:p>
          </table:table-cell>
          <table:table-cell table:style-name="ce12" table:number-columns-repeated="3"/>
          <table:table-cell table:style-name="ce12" table:formula="of:=[.E91]-[.B91]" office:value-type="currency" office:currency="USD" office:value="-650" calcext:value-type="currency">
            <text:p>-$650.00</text:p>
          </table:table-cell>
          <table:table-cell table:style-name="ce12" table:formula="of:=[.E91]/[.B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60B</text:p>
          </table:table-cell>
          <table:table-cell table:style-name="ce7" office:value-type="currency" office:currency="USD" office:value="657" calcext:value-type="currency">
            <text:p>$657.00</text:p>
          </table:table-cell>
          <table:table-cell table:style-name="ce12" table:number-columns-repeated="3"/>
          <table:table-cell table:style-name="ce12" table:formula="of:=[.E92]-[.B92]" office:value-type="currency" office:currency="USD" office:value="-657" calcext:value-type="currency">
            <text:p>-$657.00</text:p>
          </table:table-cell>
          <table:table-cell table:style-name="ce12" table:formula="of:=[.E92]/[.B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66B</text:p>
          </table:table-cell>
          <table:table-cell table:style-name="ce7" office:value-type="currency" office:currency="USD" office:value="771" calcext:value-type="currency">
            <text:p>$771.00</text:p>
          </table:table-cell>
          <table:table-cell table:style-name="ce12" table:number-columns-repeated="3"/>
          <table:table-cell table:style-name="ce12" table:formula="of:=[.E93]-[.B93]" office:value-type="currency" office:currency="USD" office:value="-771" calcext:value-type="currency">
            <text:p>-$771.00</text:p>
          </table:table-cell>
          <table:table-cell table:style-name="ce12" table:formula="of:=[.E93]/[.B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6072B</text:p>
          </table:table-cell>
          <table:table-cell table:style-name="ce7" office:value-type="currency" office:currency="USD" office:value="832" calcext:value-type="currency">
            <text:p>$832.00</text:p>
          </table:table-cell>
          <table:table-cell table:style-name="ce12" table:number-columns-repeated="3"/>
          <table:table-cell table:style-name="ce12" table:formula="of:=[.E94]-[.B94]" office:value-type="currency" office:currency="USD" office:value="-832" calcext:value-type="currency">
            <text:p>-$832.00</text:p>
          </table:table-cell>
          <table:table-cell table:style-name="ce12" table:formula="of:=[.E94]/[.B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30B</text:p>
          </table:table-cell>
          <table:table-cell table:style-name="ce7" office:value-type="currency" office:currency="USD" office:value="499" calcext:value-type="currency">
            <text:p>$499.00</text:p>
          </table:table-cell>
          <table:table-cell table:style-name="ce12" table:number-columns-repeated="3"/>
          <table:table-cell table:style-name="ce12" table:formula="of:=[.E95]-[.B95]" office:value-type="currency" office:currency="USD" office:value="-499" calcext:value-type="currency">
            <text:p>-$499.00</text:p>
          </table:table-cell>
          <table:table-cell table:style-name="ce12" table:formula="of:=[.E95]/[.B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36B</text:p>
          </table:table-cell>
          <table:table-cell table:style-name="ce7" office:value-type="currency" office:currency="USD" office:value="575" calcext:value-type="currency">
            <text:p>$575.00</text:p>
          </table:table-cell>
          <table:table-cell table:style-name="ce12" table:number-columns-repeated="3"/>
          <table:table-cell table:style-name="ce12" table:formula="of:=[.E96]-[.B96]" office:value-type="currency" office:currency="USD" office:value="-575" calcext:value-type="currency">
            <text:p>-$575.00</text:p>
          </table:table-cell>
          <table:table-cell table:style-name="ce12" table:formula="of:=[.E96]/[.B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42B</text:p>
          </table:table-cell>
          <table:table-cell table:style-name="ce7" office:value-type="currency" office:currency="USD" office:value="650" calcext:value-type="currency">
            <text:p>$650.00</text:p>
          </table:table-cell>
          <table:table-cell table:style-name="ce12" table:number-columns-repeated="3"/>
          <table:table-cell table:style-name="ce12" table:formula="of:=[.E97]-[.B97]" office:value-type="currency" office:currency="USD" office:value="-650" calcext:value-type="currency">
            <text:p>-$650.00</text:p>
          </table:table-cell>
          <table:table-cell table:style-name="ce12" table:formula="of:=[.E97]/[.B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48B</text:p>
          </table:table-cell>
          <table:table-cell table:style-name="ce7" office:value-type="currency" office:currency="USD" office:value="726" calcext:value-type="currency">
            <text:p>$726.00</text:p>
          </table:table-cell>
          <table:table-cell table:style-name="ce12" table:number-columns-repeated="3"/>
          <table:table-cell table:style-name="ce12" table:formula="of:=[.E98]-[.B98]" office:value-type="currency" office:currency="USD" office:value="-726" calcext:value-type="currency">
            <text:p>-$726.00</text:p>
          </table:table-cell>
          <table:table-cell table:style-name="ce12" table:formula="of:=[.E98]/[.B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54B</text:p>
          </table:table-cell>
          <table:table-cell table:style-name="ce7" office:value-type="currency" office:currency="USD" office:value="801" calcext:value-type="currency">
            <text:p>$801.00</text:p>
          </table:table-cell>
          <table:table-cell table:style-name="ce12" table:number-columns-repeated="3"/>
          <table:table-cell table:style-name="ce12" table:formula="of:=[.E99]-[.B99]" office:value-type="currency" office:currency="USD" office:value="-801" calcext:value-type="currency">
            <text:p>-$801.00</text:p>
          </table:table-cell>
          <table:table-cell table:style-name="ce12" table:formula="of:=[.E99]/[.B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7260B</text:p>
          </table:table-cell>
          <table:table-cell table:style-name="ce7" office:value-type="currency" office:currency="USD" office:value="877" calcext:value-type="currency">
            <text:p>$877.00</text:p>
          </table:table-cell>
          <table:table-cell table:style-name="ce12" table:number-columns-repeated="3"/>
          <table:table-cell table:style-name="ce12" table:formula="of:=[.E100]-[.B100]" office:value-type="currency" office:currency="USD" office:value="-877" calcext:value-type="currency">
            <text:p>-$877.00</text:p>
          </table:table-cell>
          <table:table-cell table:style-name="ce12" table:formula="of:=[.E100]/[.B1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Aluminum Dock Plates - Model B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3024B</text:p>
          </table:table-cell>
          <table:table-cell table:style-name="ce7" office:value-type="currency" office:currency="USD" office:value="234" calcext:value-type="currency">
            <text:p>$234.00</text:p>
          </table:table-cell>
          <table:table-cell table:style-name="ce12" table:number-columns-repeated="3"/>
          <table:table-cell table:style-name="ce12" table:formula="of:=[.E104]-[.B104]" office:value-type="currency" office:currency="USD" office:value="-234" calcext:value-type="currency">
            <text:p>-$234.00</text:p>
          </table:table-cell>
          <table:table-cell table:style-name="ce12" table:formula="of:=[.E104]/[.B1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030B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3"/>
          <table:table-cell table:style-name="ce12" table:formula="of:=[.E105]-[.B105]" office:value-type="currency" office:currency="USD" office:value="-280" calcext:value-type="currency">
            <text:p>-$280.00</text:p>
          </table:table-cell>
          <table:table-cell table:style-name="ce12" table:formula="of:=[.E105]/[.B1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036B</text:p>
          </table:table-cell>
          <table:table-cell table:style-name="ce7" office:value-type="currency" office:currency="USD" office:value="325" calcext:value-type="currency">
            <text:p>$325.00</text:p>
          </table:table-cell>
          <table:table-cell table:style-name="ce12" table:number-columns-repeated="3"/>
          <table:table-cell table:style-name="ce12" table:formula="of:=[.E106]-[.B106]" office:value-type="currency" office:currency="USD" office:value="-325" calcext:value-type="currency">
            <text:p>-$325.00</text:p>
          </table:table-cell>
          <table:table-cell table:style-name="ce12" table:formula="of:=[.E106]/[.B1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042B</text:p>
          </table:table-cell>
          <table:table-cell table:style-name="ce7" office:value-type="currency" office:currency="USD" office:value="370" calcext:value-type="currency">
            <text:p>$370.00</text:p>
          </table:table-cell>
          <table:table-cell table:style-name="ce12" table:number-columns-repeated="3"/>
          <table:table-cell table:style-name="ce12" table:formula="of:=[.E107]-[.B107]" office:value-type="currency" office:currency="USD" office:value="-370" calcext:value-type="currency">
            <text:p>-$370.00</text:p>
          </table:table-cell>
          <table:table-cell table:style-name="ce12" table:formula="of:=[.E107]/[.B1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048BL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3"/>
          <table:table-cell table:style-name="ce12" table:formula="of:=[.E108]-[.B108]" office:value-type="currency" office:currency="USD" office:value="-416" calcext:value-type="currency">
            <text:p>-$416.00</text:p>
          </table:table-cell>
          <table:table-cell table:style-name="ce12" table:formula="of:=[.E108]/[.B1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24B</text:p>
          </table:table-cell>
          <table:table-cell table:style-name="ce7" office:value-type="currency" office:currency="USD" office:value="265" calcext:value-type="currency">
            <text:p>$265.00</text:p>
          </table:table-cell>
          <table:table-cell table:style-name="ce12" table:number-columns-repeated="3"/>
          <table:table-cell table:style-name="ce12" table:formula="of:=[.E109]-[.B109]" office:value-type="currency" office:currency="USD" office:value="-265" calcext:value-type="currency">
            <text:p>-$265.00</text:p>
          </table:table-cell>
          <table:table-cell table:style-name="ce12" table:formula="of:=[.E109]/[.B1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30B</text:p>
          </table:table-cell>
          <table:table-cell table:style-name="ce7" office:value-type="currency" office:currency="USD" office:value="318" calcext:value-type="currency">
            <text:p>$318.00</text:p>
          </table:table-cell>
          <table:table-cell table:style-name="ce12" table:number-columns-repeated="3"/>
          <table:table-cell table:style-name="ce12" table:formula="of:=[.E110]-[.B110]" office:value-type="currency" office:currency="USD" office:value="-318" calcext:value-type="currency">
            <text:p>-$318.00</text:p>
          </table:table-cell>
          <table:table-cell table:style-name="ce12" table:formula="of:=[.E110]/[.B1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36B</text:p>
          </table:table-cell>
          <table:table-cell table:style-name="ce7" office:value-type="currency" office:currency="USD" office:value="370" calcext:value-type="currency">
            <text:p>$370.00</text:p>
          </table:table-cell>
          <table:table-cell table:style-name="ce12" table:number-columns-repeated="3"/>
          <table:table-cell table:style-name="ce12" table:formula="of:=[.E111]-[.B111]" office:value-type="currency" office:currency="USD" office:value="-370" calcext:value-type="currency">
            <text:p>-$370.00</text:p>
          </table:table-cell>
          <table:table-cell table:style-name="ce12" table:formula="of:=[.E111]/[.B1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42B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3"/>
          <table:table-cell table:style-name="ce12" table:formula="of:=[.E112]-[.B112]" office:value-type="currency" office:currency="USD" office:value="-423" calcext:value-type="currency">
            <text:p>-$423.00</text:p>
          </table:table-cell>
          <table:table-cell table:style-name="ce12" table:formula="of:=[.E112]/[.B1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48B</text:p>
          </table:table-cell>
          <table:table-cell table:style-name="ce7" office:value-type="currency" office:currency="USD" office:value="476" calcext:value-type="currency">
            <text:p>$476.00</text:p>
          </table:table-cell>
          <table:table-cell table:style-name="ce12" table:number-columns-repeated="3"/>
          <table:table-cell table:style-name="ce12" table:formula="of:=[.E113]-[.B113]" office:value-type="currency" office:currency="USD" office:value="-476" calcext:value-type="currency">
            <text:p>-$476.00</text:p>
          </table:table-cell>
          <table:table-cell table:style-name="ce12" table:formula="of:=[.E113]/[.B1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54B</text:p>
          </table:table-cell>
          <table:table-cell table:style-name="ce7" office:value-type="currency" office:currency="USD" office:value="529" calcext:value-type="currency">
            <text:p>$529.00</text:p>
          </table:table-cell>
          <table:table-cell table:style-name="ce12" table:number-columns-repeated="3"/>
          <table:table-cell table:style-name="ce12" table:formula="of:=[.E114]-[.B114]" office:value-type="currency" office:currency="USD" office:value="-529" calcext:value-type="currency">
            <text:p>-$529.00</text:p>
          </table:table-cell>
          <table:table-cell table:style-name="ce12" table:formula="of:=[.E114]/[.B1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3660BL</text:p>
          </table:table-cell>
          <table:table-cell table:style-name="ce7" office:value-type="currency" office:currency="USD" office:value="582" calcext:value-type="currency">
            <text:p>$582.00</text:p>
          </table:table-cell>
          <table:table-cell table:style-name="ce12" table:number-columns-repeated="3"/>
          <table:table-cell table:style-name="ce12" table:formula="of:=[.E115]-[.B115]" office:value-type="currency" office:currency="USD" office:value="-582" calcext:value-type="currency">
            <text:p>-$582.00</text:p>
          </table:table-cell>
          <table:table-cell table:style-name="ce12" table:formula="of:=[.E115]/[.B1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24B</text:p>
          </table:table-cell>
          <table:table-cell table:style-name="ce7" office:value-type="currency" office:currency="USD" office:value="363" calcext:value-type="currency">
            <text:p>$363.00</text:p>
          </table:table-cell>
          <table:table-cell table:style-name="ce12" table:number-columns-repeated="3"/>
          <table:table-cell table:style-name="ce12" table:formula="of:=[.E116]-[.B116]" office:value-type="currency" office:currency="USD" office:value="-363" calcext:value-type="currency">
            <text:p>-$363.00</text:p>
          </table:table-cell>
          <table:table-cell table:style-name="ce12" table:formula="of:=[.E116]/[.B1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30B</text:p>
          </table:table-cell>
          <table:table-cell table:style-name="ce7" office:value-type="currency" office:currency="USD" office:value="431" calcext:value-type="currency">
            <text:p>$431.00</text:p>
          </table:table-cell>
          <table:table-cell table:style-name="ce12" table:number-columns-repeated="3"/>
          <table:table-cell table:style-name="ce12" table:formula="of:=[.E117]-[.B117]" office:value-type="currency" office:currency="USD" office:value="-431" calcext:value-type="currency">
            <text:p>-$431.00</text:p>
          </table:table-cell>
          <table:table-cell table:style-name="ce12" table:formula="of:=[.E117]/[.B1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36B</text:p>
          </table:table-cell>
          <table:table-cell table:style-name="ce7" office:value-type="currency" office:currency="USD" office:value="499" calcext:value-type="currency">
            <text:p>$499.00</text:p>
          </table:table-cell>
          <table:table-cell table:style-name="ce12" table:number-columns-repeated="3"/>
          <table:table-cell table:style-name="ce12" table:formula="of:=[.E118]-[.B118]" office:value-type="currency" office:currency="USD" office:value="-499" calcext:value-type="currency">
            <text:p>-$499.00</text:p>
          </table:table-cell>
          <table:table-cell table:style-name="ce12" table:formula="of:=[.E118]/[.B1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42B</text:p>
          </table:table-cell>
          <table:table-cell table:style-name="ce7" office:value-type="currency" office:currency="USD" office:value="567" calcext:value-type="currency">
            <text:p>$567.00</text:p>
          </table:table-cell>
          <table:table-cell table:style-name="ce12" table:number-columns-repeated="3"/>
          <table:table-cell table:style-name="ce12" table:formula="of:=[.E119]-[.B119]" office:value-type="currency" office:currency="USD" office:value="-567" calcext:value-type="currency">
            <text:p>-$567.00</text:p>
          </table:table-cell>
          <table:table-cell table:style-name="ce12" table:formula="of:=[.E119]/[.B1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48B</text:p>
          </table:table-cell>
          <table:table-cell table:style-name="ce7" office:value-type="currency" office:currency="USD" office:value="635" calcext:value-type="currency">
            <text:p>$635.00</text:p>
          </table:table-cell>
          <table:table-cell table:style-name="ce12" table:number-columns-repeated="3"/>
          <table:table-cell table:style-name="ce12" table:formula="of:=[.E120]-[.B120]" office:value-type="currency" office:currency="USD" office:value="-635" calcext:value-type="currency">
            <text:p>-$635.00</text:p>
          </table:table-cell>
          <table:table-cell table:style-name="ce12" table:formula="of:=[.E120]/[.B1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54B</text:p>
          </table:table-cell>
          <table:table-cell table:style-name="ce7" office:value-type="currency" office:currency="USD" office:value="703" calcext:value-type="currency">
            <text:p>$703.00</text:p>
          </table:table-cell>
          <table:table-cell table:style-name="ce12" table:number-columns-repeated="3"/>
          <table:table-cell table:style-name="ce12" table:formula="of:=[.E121]-[.B121]" office:value-type="currency" office:currency="USD" office:value="-703" calcext:value-type="currency">
            <text:p>-$703.00</text:p>
          </table:table-cell>
          <table:table-cell table:style-name="ce12" table:formula="of:=[.E121]/[.B1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60B</text:p>
          </table:table-cell>
          <table:table-cell table:style-name="ce7" office:value-type="currency" office:currency="USD" office:value="771" calcext:value-type="currency">
            <text:p>$771.00</text:p>
          </table:table-cell>
          <table:table-cell table:style-name="ce12" table:number-columns-repeated="3"/>
          <table:table-cell table:style-name="ce12" table:formula="of:=[.E122]-[.B122]" office:value-type="currency" office:currency="USD" office:value="-771" calcext:value-type="currency">
            <text:p>-$771.00</text:p>
          </table:table-cell>
          <table:table-cell table:style-name="ce12" table:formula="of:=[.E122]/[.B1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66B</text:p>
          </table:table-cell>
          <table:table-cell table:style-name="ce7" office:value-type="currency" office:currency="USD" office:value="839" calcext:value-type="currency">
            <text:p>$839.00</text:p>
          </table:table-cell>
          <table:table-cell table:style-name="ce12" table:number-columns-repeated="3"/>
          <table:table-cell table:style-name="ce12" table:formula="of:=[.E123]-[.B123]" office:value-type="currency" office:currency="USD" office:value="-839" calcext:value-type="currency">
            <text:p>-$839.00</text:p>
          </table:table-cell>
          <table:table-cell table:style-name="ce12" table:formula="of:=[.E123]/[.B12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4872B</text:p>
          </table:table-cell>
          <table:table-cell table:style-name="ce7" office:value-type="currency" office:currency="USD" office:value="907" calcext:value-type="currency">
            <text:p>$907.00</text:p>
          </table:table-cell>
          <table:table-cell table:style-name="ce12" table:number-columns-repeated="3"/>
          <table:table-cell table:style-name="ce12" table:formula="of:=[.E124]-[.B124]" office:value-type="currency" office:currency="USD" office:value="-907" calcext:value-type="currency">
            <text:p>-$907.00</text:p>
          </table:table-cell>
          <table:table-cell table:style-name="ce12" table:formula="of:=[.E124]/[.B12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24B</text:p>
          </table:table-cell>
          <table:table-cell table:style-name="ce7" office:value-type="currency" office:currency="USD" office:value="431" calcext:value-type="currency">
            <text:p>$431.00</text:p>
          </table:table-cell>
          <table:table-cell table:style-name="ce12" table:number-columns-repeated="3"/>
          <table:table-cell table:style-name="ce12" table:formula="of:=[.E125]-[.B125]" office:value-type="currency" office:currency="USD" office:value="-431" calcext:value-type="currency">
            <text:p>-$431.00</text:p>
          </table:table-cell>
          <table:table-cell table:style-name="ce12" table:formula="of:=[.E125]/[.B12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30B</text:p>
          </table:table-cell>
          <table:table-cell table:style-name="ce7" office:value-type="currency" office:currency="USD" office:value="514" calcext:value-type="currency">
            <text:p>$514.00</text:p>
          </table:table-cell>
          <table:table-cell table:style-name="ce12" table:number-columns-repeated="3"/>
          <table:table-cell table:style-name="ce12" table:formula="of:=[.E126]-[.B126]" office:value-type="currency" office:currency="USD" office:value="-514" calcext:value-type="currency">
            <text:p>-$514.00</text:p>
          </table:table-cell>
          <table:table-cell table:style-name="ce12" table:formula="of:=[.E126]/[.B1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36B</text:p>
          </table:table-cell>
          <table:table-cell table:style-name="ce7" office:value-type="currency" office:currency="USD" office:value="597" calcext:value-type="currency">
            <text:p>$597.00</text:p>
          </table:table-cell>
          <table:table-cell table:style-name="ce12" table:number-columns-repeated="3"/>
          <table:table-cell table:style-name="ce12" table:formula="of:=[.E127]-[.B127]" office:value-type="currency" office:currency="USD" office:value="-597" calcext:value-type="currency">
            <text:p>-$597.00</text:p>
          </table:table-cell>
          <table:table-cell table:style-name="ce12" table:formula="of:=[.E127]/[.B1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42B</text:p>
          </table:table-cell>
          <table:table-cell table:style-name="ce7" office:value-type="currency" office:currency="USD" office:value="680" calcext:value-type="currency">
            <text:p>$680.00</text:p>
          </table:table-cell>
          <table:table-cell table:style-name="ce12" table:number-columns-repeated="3"/>
          <table:table-cell table:style-name="ce12" table:formula="of:=[.E128]-[.B128]" office:value-type="currency" office:currency="USD" office:value="-680" calcext:value-type="currency">
            <text:p>-$680.00</text:p>
          </table:table-cell>
          <table:table-cell table:style-name="ce12" table:formula="of:=[.E128]/[.B1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48B</text:p>
          </table:table-cell>
          <table:table-cell table:style-name="ce7" office:value-type="currency" office:currency="USD" office:value="764" calcext:value-type="currency">
            <text:p>$764.00</text:p>
          </table:table-cell>
          <table:table-cell table:style-name="ce12" table:number-columns-repeated="3"/>
          <table:table-cell table:style-name="ce12" table:formula="of:=[.E129]-[.B129]" office:value-type="currency" office:currency="USD" office:value="-764" calcext:value-type="currency">
            <text:p>-$764.00</text:p>
          </table:table-cell>
          <table:table-cell table:style-name="ce12" table:formula="of:=[.E129]/[.B1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54B</text:p>
          </table:table-cell>
          <table:table-cell table:style-name="ce7" office:value-type="currency" office:currency="USD" office:value="847" calcext:value-type="currency">
            <text:p>$847.00</text:p>
          </table:table-cell>
          <table:table-cell table:style-name="ce12" table:number-columns-repeated="3"/>
          <table:table-cell table:style-name="ce12" table:formula="of:=[.E130]-[.B130]" office:value-type="currency" office:currency="USD" office:value="-847" calcext:value-type="currency">
            <text:p>-$847.00</text:p>
          </table:table-cell>
          <table:table-cell table:style-name="ce12" table:formula="of:=[.E130]/[.B1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60B</text:p>
          </table:table-cell>
          <table:table-cell table:style-name="ce7" office:value-type="currency" office:currency="USD" office:value="930" calcext:value-type="currency">
            <text:p>$930.00</text:p>
          </table:table-cell>
          <table:table-cell table:style-name="ce12" table:number-columns-repeated="3"/>
          <table:table-cell table:style-name="ce12" table:formula="of:=[.E131]-[.B131]" office:value-type="currency" office:currency="USD" office:value="-930" calcext:value-type="currency">
            <text:p>-$930.00</text:p>
          </table:table-cell>
          <table:table-cell table:style-name="ce12" table:formula="of:=[.E131]/[.B1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66B</text:p>
          </table:table-cell>
          <table:table-cell table:style-name="ce7" office:value-type="currency" office:currency="USD" office:value="1013" calcext:value-type="currency">
            <text:p>$1,013.00</text:p>
          </table:table-cell>
          <table:table-cell table:style-name="ce12" table:number-columns-repeated="3"/>
          <table:table-cell table:style-name="ce12" table:formula="of:=[.E132]-[.B132]" office:value-type="currency" office:currency="USD" office:value="-1013" calcext:value-type="currency">
            <text:p>-$1,013.00</text:p>
          </table:table-cell>
          <table:table-cell table:style-name="ce12" table:formula="of:=[.E132]/[.B1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6072B</text:p>
          </table:table-cell>
          <table:table-cell table:style-name="ce7" office:value-type="currency" office:currency="USD" office:value="1096" calcext:value-type="currency">
            <text:p>$1,096.00</text:p>
          </table:table-cell>
          <table:table-cell table:style-name="ce12" table:number-columns-repeated="3"/>
          <table:table-cell table:style-name="ce12" table:formula="of:=[.E133]-[.B133]" office:value-type="currency" office:currency="USD" office:value="-1096" calcext:value-type="currency">
            <text:p>-$1,096.00</text:p>
          </table:table-cell>
          <table:table-cell table:style-name="ce12" table:formula="of:=[.E133]/[.B1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30B</text:p>
          </table:table-cell>
          <table:table-cell table:style-name="ce7" office:value-type="currency" office:currency="USD" office:value="703" calcext:value-type="currency">
            <text:p>$703.00</text:p>
          </table:table-cell>
          <table:table-cell table:style-name="ce12" table:number-columns-repeated="3"/>
          <table:table-cell table:style-name="ce12" table:formula="of:=[.E134]-[.B134]" office:value-type="currency" office:currency="USD" office:value="-703" calcext:value-type="currency">
            <text:p>-$703.00</text:p>
          </table:table-cell>
          <table:table-cell table:style-name="ce12" table:formula="of:=[.E134]/[.B1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36B</text:p>
          </table:table-cell>
          <table:table-cell table:style-name="ce7" office:value-type="currency" office:currency="USD" office:value="809" calcext:value-type="currency">
            <text:p>$809.00</text:p>
          </table:table-cell>
          <table:table-cell table:style-name="ce12" table:number-columns-repeated="3"/>
          <table:table-cell table:style-name="ce12" table:formula="of:=[.E135]-[.B135]" office:value-type="currency" office:currency="USD" office:value="-809" calcext:value-type="currency">
            <text:p>-$809.00</text:p>
          </table:table-cell>
          <table:table-cell table:style-name="ce12" table:formula="of:=[.E135]/[.B1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42B</text:p>
          </table:table-cell>
          <table:table-cell table:style-name="ce7" office:value-type="currency" office:currency="USD" office:value="915" calcext:value-type="currency">
            <text:p>$915.00</text:p>
          </table:table-cell>
          <table:table-cell table:style-name="ce12" table:number-columns-repeated="3"/>
          <table:table-cell table:style-name="ce12" table:formula="of:=[.E136]-[.B136]" office:value-type="currency" office:currency="USD" office:value="-915" calcext:value-type="currency">
            <text:p>-$915.00</text:p>
          </table:table-cell>
          <table:table-cell table:style-name="ce12" table:formula="of:=[.E136]/[.B1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48B</text:p>
          </table:table-cell>
          <table:table-cell table:style-name="ce7" office:value-type="currency" office:currency="USD" office:value="1021" calcext:value-type="currency">
            <text:p>$1,021.00</text:p>
          </table:table-cell>
          <table:table-cell table:style-name="ce12" table:number-columns-repeated="3"/>
          <table:table-cell table:style-name="ce12" table:formula="of:=[.E137]-[.B137]" office:value-type="currency" office:currency="USD" office:value="-1021" calcext:value-type="currency">
            <text:p>-$1,021.00</text:p>
          </table:table-cell>
          <table:table-cell table:style-name="ce12" table:formula="of:=[.E137]/[.B1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54B</text:p>
          </table:table-cell>
          <table:table-cell table:style-name="ce7" office:value-type="currency" office:currency="USD" office:value="1126" calcext:value-type="currency">
            <text:p>$1,126.00</text:p>
          </table:table-cell>
          <table:table-cell table:style-name="ce12" table:number-columns-repeated="3"/>
          <table:table-cell table:style-name="ce12" table:formula="of:=[.E138]-[.B138]" office:value-type="currency" office:currency="USD" office:value="-1126" calcext:value-type="currency">
            <text:p>-$1,126.00</text:p>
          </table:table-cell>
          <table:table-cell table:style-name="ce12" table:formula="of:=[.E138]/[.B1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7260B</text:p>
          </table:table-cell>
          <table:table-cell table:style-name="ce7" office:value-type="currency" office:currency="USD" office:value="1232" calcext:value-type="currency">
            <text:p>$1,232.00</text:p>
          </table:table-cell>
          <table:table-cell table:style-name="ce12" table:number-columns-repeated="3"/>
          <table:table-cell table:style-name="ce12" table:formula="of:=[.E139]-[.B139]" office:value-type="currency" office:currency="USD" office:value="-1232" calcext:value-type="currency">
            <text:p>-$1,232.00</text:p>
          </table:table-cell>
          <table:table-cell table:style-name="ce12" table:formula="of:=[.E139]/[.B1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Aluminum Walkramps - Apron Model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3A</text:p>
          </table:table-cell>
          <table:table-cell table:style-name="ce8" office:value-type="currency" office:currency="USD" office:value="277" calcext:value-type="currency">
            <text:p>$277.00</text:p>
          </table:table-cell>
          <table:table-cell table:style-name="ce13" office:value-type="currency" office:currency="USD" office:value="324" calcext:value-type="currency">
            <text:p>$324.00</text:p>
          </table:table-cell>
          <table:table-cell table:style-name="ce13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02" calcext:value-type="currency">
            <text:p>$302.00</text:p>
          </table:table-cell>
          <table:table-cell table:style-name="ce13" table:formula="of:=[.E143]-[.B143]" office:value-type="currency" office:currency="USD" office:value="25" calcext:value-type="currency">
            <text:p>$25.00</text:p>
          </table:table-cell>
          <table:table-cell table:style-name="ce13" table:formula="of:=[.E143]/[.B143]" office:value-type="currency" office:currency="USD" office:value="1.0902527075812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4A</text:p>
          </table:table-cell>
          <table:table-cell table:style-name="ce8" office:value-type="currency" office:currency="USD" office:value="314" calcext:value-type="currency">
            <text:p>$314.00</text:p>
          </table:table-cell>
          <table:table-cell table:style-name="ce13" office:value-type="currency" office:currency="USD" office:value="368" calcext:value-type="currency">
            <text:p>$368.00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office:value-type="currency" office:currency="USD" office:value="343" calcext:value-type="currency">
            <text:p>$343.00</text:p>
          </table:table-cell>
          <table:table-cell table:style-name="ce13" table:formula="of:=[.E144]-[.B144]" office:value-type="currency" office:currency="USD" office:value="29" calcext:value-type="currency">
            <text:p>$29.00</text:p>
          </table:table-cell>
          <table:table-cell table:style-name="ce13" table:formula="of:=[.E144]/[.B144]" office:value-type="currency" office:currency="USD" office:value="1.092356687898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5A</text:p>
          </table:table-cell>
          <table:table-cell table:style-name="ce8" office:value-type="currency" office:currency="USD" office:value="338" calcext:value-type="currency">
            <text:p>$338.00</text:p>
          </table:table-cell>
          <table:table-cell table:style-name="ce13" office:value-type="currency" office:currency="USD" office:value="396" calcext:value-type="currency">
            <text:p>$396.00</text:p>
          </table:table-cell>
          <table:table-cell table:style-name="ce13" office:value-type="currency" office:currency="USD" office:value="297" calcext:value-type="currency">
            <text:p>$297.00</text:p>
          </table:table-cell>
          <table:table-cell table:style-name="ce13" office:value-type="currency" office:currency="USD" office:value="369" calcext:value-type="currency">
            <text:p>$369.00</text:p>
          </table:table-cell>
          <table:table-cell table:style-name="ce13" table:formula="of:=[.E145]-[.B145]" office:value-type="currency" office:currency="USD" office:value="31" calcext:value-type="currency">
            <text:p>$31.00</text:p>
          </table:table-cell>
          <table:table-cell table:style-name="ce13" table:formula="of:=[.E145]/[.B145]" office:value-type="currency" office:currency="USD" office:value="1.09171597633136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6A</text:p>
          </table:table-cell>
          <table:table-cell table:style-name="ce8" office:value-type="currency" office:currency="USD" office:value="375" calcext:value-type="currency">
            <text:p>$375.00</text:p>
          </table:table-cell>
          <table:table-cell table:style-name="ce13" office:value-type="currency" office:currency="USD" office:value="440" calcext:value-type="currency">
            <text:p>$440.00</text:p>
          </table:table-cell>
          <table:table-cell table:style-name="ce13" office:value-type="currency" office:currency="USD" office:value="330" calcext:value-type="currency">
            <text:p>$330.00</text:p>
          </table:table-cell>
          <table:table-cell table:style-name="ce13" office:value-type="currency" office:currency="USD" office:value="410" calcext:value-type="currency">
            <text:p>$410.00</text:p>
          </table:table-cell>
          <table:table-cell table:style-name="ce13" table:formula="of:=[.E146]-[.B146]" office:value-type="currency" office:currency="USD" office:value="35" calcext:value-type="currency">
            <text:p>$35.00</text:p>
          </table:table-cell>
          <table:table-cell table:style-name="ce13" table:formula="of:=[.E146]/[.B146]" office:value-type="currency" office:currency="USD" office:value="1.0933333333333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7A</text:p>
          </table:table-cell>
          <table:table-cell table:style-name="ce8" office:value-type="currency" office:currency="USD" office:value="427" calcext:value-type="currency">
            <text:p>$427.00</text:p>
          </table:table-cell>
          <table:table-cell table:style-name="ce13" office:value-type="currency" office:currency="USD" office:value="499" calcext:value-type="currency">
            <text:p>$499.00</text:p>
          </table:table-cell>
          <table:table-cell table:style-name="ce13" office:value-type="currency" office:currency="USD" office:value="374.25" calcext:value-type="currency">
            <text:p>$374.25</text:p>
          </table:table-cell>
          <table:table-cell table:style-name="ce13" office:value-type="currency" office:currency="USD" office:value="465" calcext:value-type="currency">
            <text:p>$465.00</text:p>
          </table:table-cell>
          <table:table-cell table:style-name="ce13" table:formula="of:=[.E147]-[.B147]" office:value-type="currency" office:currency="USD" office:value="38" calcext:value-type="currency">
            <text:p>$38.00</text:p>
          </table:table-cell>
          <table:table-cell table:style-name="ce13" table:formula="of:=[.E147]/[.B147]" office:value-type="currency" office:currency="USD" office:value="1.08899297423888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8A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13" office:value-type="currency" office:currency="USD" office:value="531" calcext:value-type="currency">
            <text:p>$531.00</text:p>
          </table:table-cell>
          <table:table-cell table:style-name="ce13" office:value-type="currency" office:currency="USD" office:value="398.25" calcext:value-type="currency">
            <text:p>$398.25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table:formula="of:=[.E148]-[.B148]" office:value-type="currency" office:currency="USD" office:value="41" calcext:value-type="currency">
            <text:p>$41.00</text:p>
          </table:table-cell>
          <table:table-cell table:style-name="ce13" table:formula="of:=[.E148]/[.B148]" office:value-type="currency" office:currency="USD" office:value="1.09030837004405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9A</text:p>
          </table:table-cell>
          <table:table-cell table:style-name="ce8" office:value-type="currency" office:currency="USD" office:value="493" calcext:value-type="currency">
            <text:p>$493.00</text:p>
          </table:table-cell>
          <table:table-cell table:style-name="ce13" office:value-type="currency" office:currency="USD" office:value="577" calcext:value-type="currency">
            <text:p>$577.00</text:p>
          </table:table-cell>
          <table:table-cell table:style-name="ce13" office:value-type="currency" office:currency="USD" office:value="432.75" calcext:value-type="currency">
            <text:p>$432.75</text:p>
          </table:table-cell>
          <table:table-cell table:style-name="ce13" office:value-type="currency" office:currency="USD" office:value="538" calcext:value-type="currency">
            <text:p>$538.00</text:p>
          </table:table-cell>
          <table:table-cell table:style-name="ce13" table:formula="of:=[.E149]-[.B149]" office:value-type="currency" office:currency="USD" office:value="45" calcext:value-type="currency">
            <text:p>$45.00</text:p>
          </table:table-cell>
          <table:table-cell table:style-name="ce13" table:formula="of:=[.E149]/[.B149]" office:value-type="currency" office:currency="USD" office:value="1.0912778904665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0A</text:p>
          </table:table-cell>
          <table:table-cell table:style-name="ce8" office:value-type="currency" office:currency="USD" office:value="530" calcext:value-type="currency">
            <text:p>$530.00</text:p>
          </table:table-cell>
          <table:table-cell table:style-name="ce13" office:value-type="currency" office:currency="USD" office:value="621" calcext:value-type="currency">
            <text:p>$621.00</text:p>
          </table:table-cell>
          <table:table-cell table:style-name="ce13" office:value-type="currency" office:currency="USD" office:value="765.75" calcext:value-type="currency">
            <text:p>$765.75</text:p>
          </table:table-cell>
          <table:table-cell table:style-name="ce13" office:value-type="currency" office:currency="USD" office:value="579" calcext:value-type="currency">
            <text:p>$579.00</text:p>
          </table:table-cell>
          <table:table-cell table:style-name="ce13" table:formula="of:=[.E150]-[.B150]" office:value-type="currency" office:currency="USD" office:value="49" calcext:value-type="currency">
            <text:p>$49.00</text:p>
          </table:table-cell>
          <table:table-cell table:style-name="ce13" table:formula="of:=[.E150]/[.B150]" office:value-type="currency" office:currency="USD" office:value="1.09245283018868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2A</text:p>
          </table:table-cell>
          <table:table-cell table:style-name="ce8" office:value-type="currency" office:currency="USD" office:value="610" calcext:value-type="currency">
            <text:p>$610.00</text:p>
          </table:table-cell>
          <table:table-cell table:style-name="ce13" office:value-type="currency" office:currency="USD" office:value="714" calcext:value-type="currency">
            <text:p>$714.00</text:p>
          </table:table-cell>
          <table:table-cell table:style-name="ce13" office:value-type="currency" office:currency="USD" office:value="535.5" calcext:value-type="currency">
            <text:p>$535.50</text:p>
          </table:table-cell>
          <table:table-cell table:style-name="ce13" office:value-type="currency" office:currency="USD" office:value="665" calcext:value-type="currency">
            <text:p>$665.00</text:p>
          </table:table-cell>
          <table:table-cell table:style-name="ce13" table:formula="of:=[.E151]-[.B151]" office:value-type="currency" office:currency="USD" office:value="55" calcext:value-type="currency">
            <text:p>$55.00</text:p>
          </table:table-cell>
          <table:table-cell table:style-name="ce13" table:formula="of:=[.E151]/[.B151]" office:value-type="currency" office:currency="USD" office:value="1.0901639344262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4A</text:p>
          </table:table-cell>
          <table:table-cell table:style-name="ce8" office:value-type="currency" office:currency="USD" office:value="677" calcext:value-type="currency">
            <text:p>$677.00</text:p>
          </table:table-cell>
          <table:table-cell table:style-name="ce13" office:value-type="currency" office:currency="USD" office:value="793" calcext:value-type="currency">
            <text:p>$793.00</text:p>
          </table:table-cell>
          <table:table-cell table:style-name="ce13" office:value-type="currency" office:currency="USD" office:value="594.75" calcext:value-type="currency">
            <text:p>$594.75</text:p>
          </table:table-cell>
          <table:table-cell table:style-name="ce13" office:value-type="currency" office:currency="USD" office:value="739" calcext:value-type="currency">
            <text:p>$739.00</text:p>
          </table:table-cell>
          <table:table-cell table:style-name="ce13" table:formula="of:=[.E152]-[.B152]" office:value-type="currency" office:currency="USD" office:value="62" calcext:value-type="currency">
            <text:p>$62.00</text:p>
          </table:table-cell>
          <table:table-cell table:style-name="ce13" table:formula="of:=[.E152]/[.B152]" office:value-type="currency" office:currency="USD" office:value="1.09158050221566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6A</text:p>
          </table:table-cell>
          <table:table-cell table:style-name="ce8" office:value-type="currency" office:currency="USD" office:value="770" calcext:value-type="currency">
            <text:p>$770.00</text:p>
          </table:table-cell>
          <table:table-cell table:style-name="ce13" office:value-type="currency" office:currency="USD" office:value="901" calcext:value-type="currency">
            <text:p>$901.00</text:p>
          </table:table-cell>
          <table:table-cell table:style-name="ce13" office:value-type="currency" office:currency="USD" office:value="675.75" calcext:value-type="currency">
            <text:p>$675.75</text:p>
          </table:table-cell>
          <table:table-cell table:style-name="ce13" office:value-type="currency" office:currency="USD" office:value="840" calcext:value-type="currency">
            <text:p>$840.00</text:p>
          </table:table-cell>
          <table:table-cell table:style-name="ce13" table:formula="of:=[.E153]-[.B153]" office:value-type="currency" office:currency="USD" office:value="70" calcext:value-type="currency">
            <text:p>$70.00</text:p>
          </table:table-cell>
          <table:table-cell table:style-name="ce13" table:formula="of:=[.E153]/[.B153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3A</text:p>
          </table:table-cell>
          <table:table-cell table:style-name="ce8" office:value-type="currency" office:currency="USD" office:value="324" calcext:value-type="currency">
            <text:p>$324.00</text:p>
          </table:table-cell>
          <table:table-cell table:style-name="ce13" office:value-type="currency" office:currency="USD" office:value="380" calcext:value-type="currency">
            <text:p>$380.00</text:p>
          </table:table-cell>
          <table:table-cell table:style-name="ce13" office:value-type="currency" office:currency="USD" office:value="285" calcext:value-type="currency">
            <text:p>$285.00</text:p>
          </table:table-cell>
          <table:table-cell table:style-name="ce13" office:value-type="currency" office:currency="USD" office:value="354" calcext:value-type="currency">
            <text:p>$354.00</text:p>
          </table:table-cell>
          <table:table-cell table:style-name="ce13" table:formula="of:=[.E154]-[.B154]" office:value-type="currency" office:currency="USD" office:value="30" calcext:value-type="currency">
            <text:p>$30.00</text:p>
          </table:table-cell>
          <table:table-cell table:style-name="ce13" table:formula="of:=[.E154]/[.B154]" office:value-type="currency" office:currency="USD" office:value="1.0925925925925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4A</text:p>
          </table:table-cell>
          <table:table-cell table:style-name="ce8" office:value-type="currency" office:currency="USD" office:value="368" calcext:value-type="currency">
            <text:p>$368.00</text:p>
          </table:table-cell>
          <table:table-cell table:style-name="ce13" office:value-type="currency" office:currency="USD" office:value="431" calcext:value-type="currency">
            <text:p>$431.00</text:p>
          </table:table-cell>
          <table:table-cell table:style-name="ce13" office:value-type="currency" office:currency="USD" office:value="323.25" calcext:value-type="currency">
            <text:p>$323.25</text:p>
          </table:table-cell>
          <table:table-cell table:style-name="ce13" office:value-type="currency" office:currency="USD" office:value="402" calcext:value-type="currency">
            <text:p>$402.00</text:p>
          </table:table-cell>
          <table:table-cell table:style-name="ce13" table:formula="of:=[.E155]-[.B155]" office:value-type="currency" office:currency="USD" office:value="34" calcext:value-type="currency">
            <text:p>$34.00</text:p>
          </table:table-cell>
          <table:table-cell table:style-name="ce13" table:formula="of:=[.E155]/[.B155]" office:value-type="currency" office:currency="USD" office:value="1.0923913043478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5A</text:p>
          </table:table-cell>
          <table:table-cell table:style-name="ce8" office:value-type="currency" office:currency="USD" office:value="396" calcext:value-type="currency">
            <text:p>$396.00</text:p>
          </table:table-cell>
          <table:table-cell table:style-name="ce13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348" calcext:value-type="currency">
            <text:p>$348.00</text:p>
          </table:table-cell>
          <table:table-cell table:style-name="ce13" office:value-type="currency" office:currency="USD" office:value="432" calcext:value-type="currency">
            <text:p>$432.00</text:p>
          </table:table-cell>
          <table:table-cell table:style-name="ce13" table:formula="of:=[.E156]-[.B156]" office:value-type="currency" office:currency="USD" office:value="36" calcext:value-type="currency">
            <text:p>$36.00</text:p>
          </table:table-cell>
          <table:table-cell table:style-name="ce13" table:formula="of:=[.E156]/[.B156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6A</text:p>
          </table:table-cell>
          <table:table-cell table:style-name="ce8" office:value-type="currency" office:currency="USD" office:value="440" calcext:value-type="currency">
            <text:p>$440.00</text:p>
          </table:table-cell>
          <table:table-cell table:style-name="ce13" office:value-type="currency" office:currency="USD" office:value="515" calcext:value-type="currency">
            <text:p>$515.00</text:p>
          </table:table-cell>
          <table:table-cell table:style-name="ce13" office:value-type="currency" office:currency="USD" office:value="386.25" calcext:value-type="currency">
            <text:p>$386.25</text:p>
          </table:table-cell>
          <table:table-cell table:style-name="ce13" office:value-type="currency" office:currency="USD" office:value="480" calcext:value-type="currency">
            <text:p>$480.00</text:p>
          </table:table-cell>
          <table:table-cell table:style-name="ce13" table:formula="of:=[.E157]-[.B157]" office:value-type="currency" office:currency="USD" office:value="40" calcext:value-type="currency">
            <text:p>$40.00</text:p>
          </table:table-cell>
          <table:table-cell table:style-name="ce13" table:formula="of:=[.E157]/[.B157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7A</text:p>
          </table:table-cell>
          <table:table-cell table:style-name="ce8" office:value-type="currency" office:currency="USD" office:value="500" calcext:value-type="currency">
            <text:p>$500.00</text:p>
          </table:table-cell>
          <table:table-cell table:style-name="ce13" office:value-type="currency" office:currency="USD" office:value="586" calcext:value-type="currency">
            <text:p>$586.00</text:p>
          </table:table-cell>
          <table:table-cell table:style-name="ce13" office:value-type="currency" office:currency="USD" office:value="439.5" calcext:value-type="currency">
            <text:p>$439.50</text:p>
          </table:table-cell>
          <table:table-cell table:style-name="ce13" office:value-type="currency" office:currency="USD" office:value="546" calcext:value-type="currency">
            <text:p>$546.00</text:p>
          </table:table-cell>
          <table:table-cell table:style-name="ce13" table:formula="of:=[.E158]-[.B158]" office:value-type="currency" office:currency="USD" office:value="46" calcext:value-type="currency">
            <text:p>$46.00</text:p>
          </table:table-cell>
          <table:table-cell table:style-name="ce13" table:formula="of:=[.E158]/[.B158]" office:value-type="currency" office:currency="USD" office:value="1.092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8A</text:p>
          </table:table-cell>
          <table:table-cell table:style-name="ce8" office:value-type="currency" office:currency="USD" office:value="632" calcext:value-type="currency">
            <text:p>$632.00</text:p>
          </table:table-cell>
          <table:table-cell table:style-name="ce13" office:value-type="currency" office:currency="USD" office:value="622" calcext:value-type="currency">
            <text:p>$622.00</text:p>
          </table:table-cell>
          <table:table-cell table:style-name="ce13" office:value-type="currency" office:currency="USD" office:value="466.5" calcext:value-type="currency">
            <text:p>$466.50</text:p>
          </table:table-cell>
          <table:table-cell table:style-name="ce13" office:value-type="currency" office:currency="USD" office:value="580" calcext:value-type="currency">
            <text:p>$580.00</text:p>
          </table:table-cell>
          <table:table-cell table:style-name="ce13" table:formula="of:=[.E159]-[.B159]" office:value-type="currency" office:currency="USD" office:value="-52" calcext:value-type="currency">
            <text:p>-$52.00</text:p>
          </table:table-cell>
          <table:table-cell table:style-name="ce13" table:formula="of:=[.E159]/[.B159]" office:value-type="currency" office:currency="USD" office:value="0.917721518987342" calcext:value-type="currency">
            <text:p>$0.9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9A</text:p>
          </table:table-cell>
          <table:table-cell table:style-name="ce8" office:value-type="currency" office:currency="USD" office:value="578" calcext:value-type="currency">
            <text:p>$578.00</text:p>
          </table:table-cell>
          <table:table-cell table:style-name="ce13" office:value-type="currency" office:currency="USD" office:value="677" calcext:value-type="currency">
            <text:p>$677.00</text:p>
          </table:table-cell>
          <table:table-cell table:style-name="ce13" office:value-type="currency" office:currency="USD" office:value="507.75" calcext:value-type="currency">
            <text:p>$507.75</text:p>
          </table:table-cell>
          <table:table-cell table:style-name="ce13" office:value-type="currency" office:currency="USD" office:value="631" calcext:value-type="currency">
            <text:p>$631.00</text:p>
          </table:table-cell>
          <table:table-cell table:style-name="ce13" table:formula="of:=[.E160]-[.B160]" office:value-type="currency" office:currency="USD" office:value="53" calcext:value-type="currency">
            <text:p>$53.00</text:p>
          </table:table-cell>
          <table:table-cell table:style-name="ce13" table:formula="of:=[.E160]/[.B160]" office:value-type="currency" office:currency="USD" office:value="1.0916955017301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0A</text:p>
          </table:table-cell>
          <table:table-cell table:style-name="ce8" office:value-type="currency" office:currency="USD" office:value="622" calcext:value-type="currency">
            <text:p>$622.00</text:p>
          </table:table-cell>
          <table:table-cell table:style-name="ce13" office:value-type="currency" office:currency="USD" office:value="728" calcext:value-type="currency">
            <text:p>$728.00</text:p>
          </table:table-cell>
          <table:table-cell table:style-name="ce13" office:value-type="currency" office:currency="USD" office:value="546" calcext:value-type="currency">
            <text:p>$546.00</text:p>
          </table:table-cell>
          <table:table-cell table:style-name="ce13" office:value-type="currency" office:currency="USD" office:value="678" calcext:value-type="currency">
            <text:p>$678.00</text:p>
          </table:table-cell>
          <table:table-cell table:style-name="ce13" table:formula="of:=[.E161]-[.B161]" office:value-type="currency" office:currency="USD" office:value="56" calcext:value-type="currency">
            <text:p>$56.00</text:p>
          </table:table-cell>
          <table:table-cell table:style-name="ce13" table:formula="of:=[.E161]/[.B161]" office:value-type="currency" office:currency="USD" office:value="1.09003215434084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2A</text:p>
          </table:table-cell>
          <table:table-cell table:style-name="ce8" office:value-type="currency" office:currency="USD" office:value="723" calcext:value-type="currency">
            <text:p>$723.00</text:p>
          </table:table-cell>
          <table:table-cell table:style-name="ce13" office:value-type="currency" office:currency="USD" office:value="847" calcext:value-type="currency">
            <text:p>$847.00</text:p>
          </table:table-cell>
          <table:table-cell table:style-name="ce13" office:value-type="currency" office:currency="USD" office:value="635.25" calcext:value-type="currency">
            <text:p>$635.25</text:p>
          </table:table-cell>
          <table:table-cell table:style-name="ce13" office:value-type="currency" office:currency="USD" office:value="789" calcext:value-type="currency">
            <text:p>$789.00</text:p>
          </table:table-cell>
          <table:table-cell table:style-name="ce13" table:formula="of:=[.E162]-[.B162]" office:value-type="currency" office:currency="USD" office:value="66" calcext:value-type="currency">
            <text:p>$66.00</text:p>
          </table:table-cell>
          <table:table-cell table:style-name="ce13" table:formula="of:=[.E162]/[.B162]" office:value-type="currency" office:currency="USD" office:value="1.09128630705394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4A</text:p>
          </table:table-cell>
          <table:table-cell table:style-name="ce8" office:value-type="currency" office:currency="USD" office:value="803" calcext:value-type="currency">
            <text:p>$803.00</text:p>
          </table:table-cell>
          <table:table-cell table:style-name="ce13" office:value-type="currency" office:currency="USD" office:value="940" calcext:value-type="currency">
            <text:p>$940.00</text:p>
          </table:table-cell>
          <table:table-cell table:style-name="ce13" office:value-type="currency" office:currency="USD" office:value="705" calcext:value-type="currency">
            <text:p>$705.00</text:p>
          </table:table-cell>
          <table:table-cell table:style-name="ce13" office:value-type="currency" office:currency="USD" office:value="876" calcext:value-type="currency">
            <text:p>$876.00</text:p>
          </table:table-cell>
          <table:table-cell table:style-name="ce13" table:formula="of:=[.E163]-[.B163]" office:value-type="currency" office:currency="USD" office:value="73" calcext:value-type="currency">
            <text:p>$73.00</text:p>
          </table:table-cell>
          <table:table-cell table:style-name="ce13" table:formula="of:=[.E163]/[.B163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6A</text:p>
          </table:table-cell>
          <table:table-cell table:style-name="ce8" office:value-type="currency" office:currency="USD" office:value="913" calcext:value-type="currency">
            <text:p>$913.00</text:p>
          </table:table-cell>
          <table:table-cell table:style-name="ce13" office:value-type="currency" office:currency="USD" office:value="1069" calcext:value-type="currency">
            <text:p>$1,069.00</text:p>
          </table:table-cell>
          <table:table-cell table:style-name="ce13" office:value-type="currency" office:currency="USD" office:value="801.75" calcext:value-type="currency">
            <text:p>$801.75</text:p>
          </table:table-cell>
          <table:table-cell table:style-name="ce13" office:value-type="currency" office:currency="USD" office:value="996" calcext:value-type="currency">
            <text:p>$996.00</text:p>
          </table:table-cell>
          <table:table-cell table:style-name="ce13" table:formula="of:=[.E164]-[.B164]" office:value-type="currency" office:currency="USD" office:value="83" calcext:value-type="currency">
            <text:p>$83.00</text:p>
          </table:table-cell>
          <table:table-cell table:style-name="ce13" table:formula="of:=[.E164]/[.B164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Aluminum Walkramps - Hook Model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3H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87" calcext:value-type="currency">
            <text:p>$287.00</text:p>
          </table:table-cell>
          <table:table-cell table:style-name="ce13" office:value-type="currency" office:currency="USD" office:value="215.25" calcext:value-type="currency">
            <text:p>$215.25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table:formula="of:=[.E168]-[.B168]" office:value-type="currency" office:currency="USD" office:value="22" calcext:value-type="currency">
            <text:p>$22.00</text:p>
          </table:table-cell>
          <table:table-cell table:style-name="ce13" table:formula="of:=[.E168]/[.B168]" office:value-type="currency" office:currency="USD" office:value="1.08979591836735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4H</text:p>
          </table:table-cell>
          <table:table-cell table:style-name="ce8" office:value-type="currency" office:currency="USD" office:value="282" calcext:value-type="currency">
            <text:p>$282.00</text:p>
          </table:table-cell>
          <table:table-cell table:style-name="ce13" office:value-type="currency" office:currency="USD" office:value="331" calcext:value-type="currency">
            <text:p>$331.00</text:p>
          </table:table-cell>
          <table:table-cell table:style-name="ce13" office:value-type="currency" office:currency="USD" office:value="248.25" calcext:value-type="currency">
            <text:p>$248.25</text:p>
          </table:table-cell>
          <table:table-cell table:style-name="ce13" office:value-type="currency" office:currency="USD" office:value="308" calcext:value-type="currency">
            <text:p>$308.00</text:p>
          </table:table-cell>
          <table:table-cell table:style-name="ce13" table:formula="of:=[.E169]-[.B169]" office:value-type="currency" office:currency="USD" office:value="26" calcext:value-type="currency">
            <text:p>$26.00</text:p>
          </table:table-cell>
          <table:table-cell table:style-name="ce13" table:formula="of:=[.E169]/[.B169]" office:value-type="currency" office:currency="USD" office:value="1.09219858156028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5H</text:p>
          </table:table-cell>
          <table:table-cell table:style-name="ce8" office:value-type="currency" office:currency="USD" office:value="318" calcext:value-type="currency">
            <text:p>$318.00</text:p>
          </table:table-cell>
          <table:table-cell table:style-name="ce13" office:value-type="currency" office:currency="USD" office:value="372" calcext:value-type="currency">
            <text:p>$372.00</text:p>
          </table:table-cell>
          <table:table-cell table:style-name="ce13" office:value-type="currency" office:currency="USD" office:value="279" calcext:value-type="currency">
            <text:p>$279.00</text:p>
          </table:table-cell>
          <table:table-cell table:style-name="ce13" office:value-type="currency" office:currency="USD" office:value="347" calcext:value-type="currency">
            <text:p>$347.00</text:p>
          </table:table-cell>
          <table:table-cell table:style-name="ce13" table:formula="of:=[.E170]-[.B170]" office:value-type="currency" office:currency="USD" office:value="29" calcext:value-type="currency">
            <text:p>$29.00</text:p>
          </table:table-cell>
          <table:table-cell table:style-name="ce13" table:formula="of:=[.E170]/[.B170]" office:value-type="currency" office:currency="USD" office:value="1.09119496855346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6H</text:p>
          </table:table-cell>
          <table:table-cell table:style-name="ce8" office:value-type="currency" office:currency="USD" office:value="343" calcext:value-type="currency">
            <text:p>$343.00</text:p>
          </table:table-cell>
          <table:table-cell table:style-name="ce13" office:value-type="currency" office:currency="USD" office:value="401" calcext:value-type="currency">
            <text:p>$401.00</text:p>
          </table:table-cell>
          <table:table-cell table:style-name="ce13" office:value-type="currency" office:currency="USD" office:value="300.75" calcext:value-type="currency">
            <text:p>$300.75</text:p>
          </table:table-cell>
          <table:table-cell table:style-name="ce13" office:value-type="currency" office:currency="USD" office:value="374" calcext:value-type="currency">
            <text:p>$374.00</text:p>
          </table:table-cell>
          <table:table-cell table:style-name="ce13" table:formula="of:=[.E171]-[.B171]" office:value-type="currency" office:currency="USD" office:value="31" calcext:value-type="currency">
            <text:p>$31.00</text:p>
          </table:table-cell>
          <table:table-cell table:style-name="ce13" table:formula="of:=[.E171]/[.B171]" office:value-type="currency" office:currency="USD" office:value="1.09037900874636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7H</text:p>
          </table:table-cell>
          <table:table-cell table:style-name="ce8" office:value-type="currency" office:currency="USD" office:value="425" calcext:value-type="currency">
            <text:p>$425.00</text:p>
          </table:table-cell>
          <table:table-cell table:style-name="ce13" office:value-type="currency" office:currency="USD" office:value="461" calcext:value-type="currency">
            <text:p>$461.00</text:p>
          </table:table-cell>
          <table:table-cell table:style-name="ce13" office:value-type="currency" office:currency="USD" office:value="345.75" calcext:value-type="currency">
            <text:p>$345.75</text:p>
          </table:table-cell>
          <table:table-cell table:style-name="ce13" office:value-type="currency" office:currency="USD" office:value="430" calcext:value-type="currency">
            <text:p>$430.00</text:p>
          </table:table-cell>
          <table:table-cell table:style-name="ce13" table:formula="of:=[.E172]-[.B172]" office:value-type="currency" office:currency="USD" office:value="5" calcext:value-type="currency">
            <text:p>$5.00</text:p>
          </table:table-cell>
          <table:table-cell table:style-name="ce13" table:formula="of:=[.E172]/[.B172]" office:value-type="currency" office:currency="USD" office:value="1.01176470588235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8H</text:p>
          </table:table-cell>
          <table:table-cell table:style-name="ce8" office:value-type="currency" office:currency="USD" office:value="421" calcext:value-type="currency">
            <text:p>$421.00</text:p>
          </table:table-cell>
          <table:table-cell table:style-name="ce13" office:value-type="currency" office:currency="USD" office:value="494" calcext:value-type="currency">
            <text:p>$494.00</text:p>
          </table:table-cell>
          <table:table-cell table:style-name="ce13" office:value-type="currency" office:currency="USD" office:value="370.5" calcext:value-type="currency">
            <text:p>$370.50</text:p>
          </table:table-cell>
          <table:table-cell table:style-name="ce13" office:value-type="currency" office:currency="USD" office:value="460" calcext:value-type="currency">
            <text:p>$460.00</text:p>
          </table:table-cell>
          <table:table-cell table:style-name="ce13" table:formula="of:=[.E173]-[.B173]" office:value-type="currency" office:currency="USD" office:value="39" calcext:value-type="currency">
            <text:p>$39.00</text:p>
          </table:table-cell>
          <table:table-cell table:style-name="ce13" table:formula="of:=[.E173]/[.B173]" office:value-type="currency" office:currency="USD" office:value="1.09263657957245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9H</text:p>
          </table:table-cell>
          <table:table-cell table:style-name="ce8" office:value-type="currency" office:currency="USD" office:value="461" calcext:value-type="currency">
            <text:p>$461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3" office:value-type="currency" office:currency="USD" office:value="503" calcext:value-type="currency">
            <text:p>$503.00</text:p>
          </table:table-cell>
          <table:table-cell table:style-name="ce13" table:formula="of:=[.E174]-[.B174]" office:value-type="currency" office:currency="USD" office:value="42" calcext:value-type="currency">
            <text:p>$42.00</text:p>
          </table:table-cell>
          <table:table-cell table:style-name="ce13" table:formula="of:=[.E174]/[.B174]" office:value-type="currency" office:currency="USD" office:value="1.09110629067245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0H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13" office:value-type="currency" office:currency="USD" office:value="583" calcext:value-type="currency">
            <text:p>$583.00</text:p>
          </table:table-cell>
          <table:table-cell table:style-name="ce13" office:value-type="currency" office:currency="USD" office:value="437.25" calcext:value-type="currency">
            <text:p>$437.25</text:p>
          </table:table-cell>
          <table:table-cell table:style-name="ce13" office:value-type="currency" office:currency="USD" office:value="543" calcext:value-type="currency">
            <text:p>$543.00</text:p>
          </table:table-cell>
          <table:table-cell table:style-name="ce13" table:formula="of:=[.E175]-[.B175]" office:value-type="currency" office:currency="USD" office:value="45" calcext:value-type="currency">
            <text:p>$45.00</text:p>
          </table:table-cell>
          <table:table-cell table:style-name="ce13" table:formula="of:=[.E175]/[.B175]" office:value-type="currency" office:currency="USD" office:value="1.0903614457831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2H</text:p>
          </table:table-cell>
          <table:table-cell table:style-name="ce8" office:value-type="currency" office:currency="USD" office:value="584" calcext:value-type="currency">
            <text:p>$584.00</text:p>
          </table:table-cell>
          <table:table-cell table:style-name="ce13" office:value-type="currency" office:currency="USD" office:value="684" calcext:value-type="currency">
            <text:p>$684.00</text:p>
          </table:table-cell>
          <table:table-cell table:style-name="ce13" office:value-type="currency" office:currency="USD" office:value="513" calcext:value-type="currency">
            <text:p>$513.00</text:p>
          </table:table-cell>
          <table:table-cell table:style-name="ce13" office:value-type="currency" office:currency="USD" office:value="637" calcext:value-type="currency">
            <text:p>$637.00</text:p>
          </table:table-cell>
          <table:table-cell table:style-name="ce13" table:formula="of:=[.E176]-[.B176]" office:value-type="currency" office:currency="USD" office:value="53" calcext:value-type="currency">
            <text:p>$53.00</text:p>
          </table:table-cell>
          <table:table-cell table:style-name="ce13" table:formula="of:=[.E176]/[.B176]" office:value-type="currency" office:currency="USD" office:value="1.09075342465753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4H</text:p>
          </table:table-cell>
          <table:table-cell table:style-name="ce8" office:value-type="currency" office:currency="USD" office:value="652" calcext:value-type="currency">
            <text:p>$652.00</text:p>
          </table:table-cell>
          <table:table-cell table:style-name="ce13" office:value-type="currency" office:currency="USD" office:value="763" calcext:value-type="currency">
            <text:p>$763.00</text:p>
          </table:table-cell>
          <table:table-cell table:style-name="ce13" office:value-type="currency" office:currency="USD" office:value="572.25" calcext:value-type="currency">
            <text:p>$572.25</text:p>
          </table:table-cell>
          <table:table-cell table:style-name="ce13" office:value-type="currency" office:currency="USD" office:value="711" calcext:value-type="currency">
            <text:p>$711.00</text:p>
          </table:table-cell>
          <table:table-cell table:style-name="ce13" table:formula="of:=[.E177]-[.B177]" office:value-type="currency" office:currency="USD" office:value="59" calcext:value-type="currency">
            <text:p>$59.00</text:p>
          </table:table-cell>
          <table:table-cell table:style-name="ce13" table:formula="of:=[.E177]/[.B177]" office:value-type="currency" office:currency="USD" office:value="1.09049079754601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2916H</text:p>
          </table:table-cell>
          <table:table-cell table:style-name="ce8" office:value-type="currency" office:currency="USD" office:value="744" calcext:value-type="currency">
            <text:p>$744.00</text:p>
          </table:table-cell>
          <table:table-cell table:style-name="ce13" office:value-type="currency" office:currency="USD" office:value="871" calcext:value-type="currency">
            <text:p>$871.00</text:p>
          </table:table-cell>
          <table:table-cell table:style-name="ce13" office:value-type="currency" office:currency="USD" office:value="653.25" calcext:value-type="currency">
            <text:p>$653.25</text:p>
          </table:table-cell>
          <table:table-cell table:style-name="ce13" office:value-type="currency" office:currency="USD" office:value="812" calcext:value-type="currency">
            <text:p>$812.00</text:p>
          </table:table-cell>
          <table:table-cell table:style-name="ce13" table:formula="of:=[.E178]-[.B178]" office:value-type="currency" office:currency="USD" office:value="68" calcext:value-type="currency">
            <text:p>$68.00</text:p>
          </table:table-cell>
          <table:table-cell table:style-name="ce13" table:formula="of:=[.E178]/[.B178]" office:value-type="currency" office:currency="USD" office:value="1.09139784946237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3H</text:p>
          </table:table-cell>
          <table:table-cell table:style-name="ce8" office:value-type="currency" office:currency="USD" office:value="297" calcext:value-type="currency">
            <text:p>$297.00</text:p>
          </table:table-cell>
          <table:table-cell table:style-name="ce13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260.25" calcext:value-type="currency">
            <text:p>$260.25</text:p>
          </table:table-cell>
          <table:table-cell table:style-name="ce13" office:value-type="currency" office:currency="USD" office:value="323" calcext:value-type="currency">
            <text:p>$323.00</text:p>
          </table:table-cell>
          <table:table-cell table:style-name="ce13" table:formula="of:=[.E179]-[.B179]" office:value-type="currency" office:currency="USD" office:value="26" calcext:value-type="currency">
            <text:p>$26.00</text:p>
          </table:table-cell>
          <table:table-cell table:style-name="ce13" table:formula="of:=[.E179]/[.B179]" office:value-type="currency" office:currency="USD" office:value="1.087542087542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4H</text:p>
          </table:table-cell>
          <table:table-cell table:style-name="ce8" office:value-type="currency" office:currency="USD" office:value="341" calcext:value-type="currency">
            <text:p>$341.00</text:p>
          </table:table-cell>
          <table:table-cell table:style-name="ce13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299.25" calcext:value-type="currency">
            <text:p>$299.25</text:p>
          </table:table-cell>
          <table:table-cell table:style-name="ce13" office:value-type="currency" office:currency="USD" office:value="372" calcext:value-type="currency">
            <text:p>$372.00</text:p>
          </table:table-cell>
          <table:table-cell table:style-name="ce13" table:formula="of:=[.E180]-[.B180]" office:value-type="currency" office:currency="USD" office:value="31" calcext:value-type="currency">
            <text:p>$31.00</text:p>
          </table:table-cell>
          <table:table-cell table:style-name="ce13" table:formula="of:=[.E180]/[.B180]" office:value-type="currency" office:currency="USD" office:value="1.0909090909090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5H</text:p>
          </table:table-cell>
          <table:table-cell table:style-name="ce8" office:value-type="currency" office:currency="USD" office:value="359" calcext:value-type="currency">
            <text:p>$359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391" calcext:value-type="currency">
            <text:p>$391.00</text:p>
          </table:table-cell>
          <table:table-cell table:style-name="ce13" table:formula="of:=[.E181]-[.B181]" office:value-type="currency" office:currency="USD" office:value="32" calcext:value-type="currency">
            <text:p>$32.00</text:p>
          </table:table-cell>
          <table:table-cell table:style-name="ce13" table:formula="of:=[.E181]/[.B181]" office:value-type="currency" office:currency="USD" office:value="1.0891364902507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6H</text:p>
          </table:table-cell>
          <table:table-cell table:style-name="ce8" office:value-type="currency" office:currency="USD" office:value="402" calcext:value-type="currency">
            <text:p>$402.00</text:p>
          </table:table-cell>
          <table:table-cell table:style-name="ce13" office:value-type="currency" office:currency="USD" office:value="470" calcext:value-type="currency">
            <text:p>$470.00</text:p>
          </table:table-cell>
          <table:table-cell table:style-name="ce13" office:value-type="currency" office:currency="USD" office:value="352.5" calcext:value-type="currency">
            <text:p>$352.50</text:p>
          </table:table-cell>
          <table:table-cell table:style-name="ce13" office:value-type="currency" office:currency="USD" office:value="438" calcext:value-type="currency">
            <text:p>$438.00</text:p>
          </table:table-cell>
          <table:table-cell table:style-name="ce13" table:formula="of:=[.E182]-[.B182]" office:value-type="currency" office:currency="USD" office:value="36" calcext:value-type="currency">
            <text:p>$36.00</text:p>
          </table:table-cell>
          <table:table-cell table:style-name="ce13" table:formula="of:=[.E182]/[.B182]" office:value-type="currency" office:currency="USD" office:value="1.08955223880597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7H</text:p>
          </table:table-cell>
          <table:table-cell table:style-name="ce8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553" calcext:value-type="currency">
            <text:p>$553.00</text:p>
          </table:table-cell>
          <table:table-cell table:style-name="ce13" office:value-type="currency" office:currency="USD" office:value="414.75" calcext:value-type="currency">
            <text:p>$414.75</text:p>
          </table:table-cell>
          <table:table-cell table:style-name="ce13" office:value-type="currency" office:currency="USD" office:value="515" calcext:value-type="currency">
            <text:p>$515.00</text:p>
          </table:table-cell>
          <table:table-cell table:style-name="ce13" table:formula="of:=[.E183]-[.B183]" office:value-type="currency" office:currency="USD" office:value="20" calcext:value-type="currency">
            <text:p>$20.00</text:p>
          </table:table-cell>
          <table:table-cell table:style-name="ce13" table:formula="of:=[.E183]/[.B183]" office:value-type="currency" office:currency="USD" office:value="1.04040404040404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8H</text:p>
          </table:table-cell>
          <table:table-cell table:style-name="ce8" office:value-type="currency" office:currency="USD" office:value="503" calcext:value-type="currency">
            <text:p>$503.00</text:p>
          </table:table-cell>
          <table:table-cell table:style-name="ce13" office:value-type="currency" office:currency="USD" office:value="590" calcext:value-type="currency">
            <text:p>$590.00</text:p>
          </table:table-cell>
          <table:table-cell table:style-name="ce13" office:value-type="currency" office:currency="USD" office:value="442.5" calcext:value-type="currency">
            <text:p>$442.50</text:p>
          </table:table-cell>
          <table:table-cell table:style-name="ce13" office:value-type="currency" office:currency="USD" office:value="550" calcext:value-type="currency">
            <text:p>$550.00</text:p>
          </table:table-cell>
          <table:table-cell table:style-name="ce13" table:formula="of:=[.E184]-[.B184]" office:value-type="currency" office:currency="USD" office:value="47" calcext:value-type="currency">
            <text:p>$47.00</text:p>
          </table:table-cell>
          <table:table-cell table:style-name="ce13" table:formula="of:=[.E184]/[.B184]" office:value-type="currency" office:currency="USD" office:value="1.0934393638171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9H</text:p>
          </table:table-cell>
          <table:table-cell table:style-name="ce8" office:value-type="currency" office:currency="USD" office:value="543" calcext:value-type="currency">
            <text:p>$543.00</text:p>
          </table:table-cell>
          <table:table-cell table:style-name="ce13" office:value-type="currency" office:currency="USD" office:value="635" calcext:value-type="currency">
            <text:p>$635.00</text:p>
          </table:table-cell>
          <table:table-cell table:style-name="ce13" office:value-type="currency" office:currency="USD" office:value="476.25" calcext:value-type="currency">
            <text:p>$476.25</text:p>
          </table:table-cell>
          <table:table-cell table:style-name="ce13" office:value-type="currency" office:currency="USD" office:value="592" calcext:value-type="currency">
            <text:p>$592.00</text:p>
          </table:table-cell>
          <table:table-cell table:style-name="ce13" table:formula="of:=[.E185]-[.B185]" office:value-type="currency" office:currency="USD" office:value="49" calcext:value-type="currency">
            <text:p>$49.00</text:p>
          </table:table-cell>
          <table:table-cell table:style-name="ce13" table:formula="of:=[.E185]/[.B185]" office:value-type="currency" office:currency="USD" office:value="1.0902394106814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0H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87" calcext:value-type="currency">
            <text:p>$687.00</text:p>
          </table:table-cell>
          <table:table-cell table:style-name="ce13" office:value-type="currency" office:currency="USD" office:value="515.25" calcext:value-type="currency">
            <text:p>$515.25</text:p>
          </table:table-cell>
          <table:table-cell table:style-name="ce13" office:value-type="currency" office:currency="USD" office:value="640" calcext:value-type="currency">
            <text:p>$640.00</text:p>
          </table:table-cell>
          <table:table-cell table:style-name="ce13" table:formula="of:=[.E186]-[.B186]" office:value-type="currency" office:currency="USD" office:value="53" calcext:value-type="currency">
            <text:p>$53.00</text:p>
          </table:table-cell>
          <table:table-cell table:style-name="ce13" table:formula="of:=[.E186]/[.B186]" office:value-type="currency" office:currency="USD" office:value="1.09028960817717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2H</text:p>
          </table:table-cell>
          <table:table-cell table:style-name="ce8" office:value-type="currency" office:currency="USD" office:value="695" calcext:value-type="currency">
            <text:p>$695.00</text:p>
          </table:table-cell>
          <table:table-cell table:style-name="ce13" office:value-type="currency" office:currency="USD" office:value="813" calcext:value-type="currency">
            <text:p>$813.00</text:p>
          </table:table-cell>
          <table:table-cell table:style-name="ce13" office:value-type="currency" office:currency="USD" office:value="609.75" calcext:value-type="currency">
            <text:p>$609.75</text:p>
          </table:table-cell>
          <table:table-cell table:style-name="ce13" office:value-type="currency" office:currency="USD" office:value="758" calcext:value-type="currency">
            <text:p>$758.00</text:p>
          </table:table-cell>
          <table:table-cell table:style-name="ce13" table:formula="of:=[.E187]-[.B187]" office:value-type="currency" office:currency="USD" office:value="63" calcext:value-type="currency">
            <text:p>$63.00</text:p>
          </table:table-cell>
          <table:table-cell table:style-name="ce13" table:formula="of:=[.E187]/[.B187]" office:value-type="currency" office:currency="USD" office:value="1.09064748201439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4H</text:p>
          </table:table-cell>
          <table:table-cell table:style-name="ce8" office:value-type="currency" office:currency="USD" office:value="776" calcext:value-type="currency">
            <text:p>$776.00</text:p>
          </table:table-cell>
          <table:table-cell table:style-name="ce13" office:value-type="currency" office:currency="USD" office:value="908" calcext:value-type="currency">
            <text:p>$908.00</text:p>
          </table:table-cell>
          <table:table-cell table:style-name="ce13" office:value-type="currency" office:currency="USD" office:value="681" calcext:value-type="currency">
            <text:p>$681.00</text:p>
          </table:table-cell>
          <table:table-cell table:style-name="ce13" office:value-type="currency" office:currency="USD" office:value="846" calcext:value-type="currency">
            <text:p>$846.00</text:p>
          </table:table-cell>
          <table:table-cell table:style-name="ce13" table:formula="of:=[.E188]-[.B188]" office:value-type="currency" office:currency="USD" office:value="70" calcext:value-type="currency">
            <text:p>$70.00</text:p>
          </table:table-cell>
          <table:table-cell table:style-name="ce13" table:formula="of:=[.E188]/[.B188]" office:value-type="currency" office:currency="USD" office:value="1.09020618556701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R3916H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style-name="ce13" office:value-type="currency" office:currency="USD" office:value="1037" calcext:value-type="currency">
            <text:p>$1,037.00</text:p>
          </table:table-cell>
          <table:table-cell table:style-name="ce13" office:value-type="currency" office:currency="USD" office:value="777.75" calcext:value-type="currency">
            <text:p>$777.75</text:p>
          </table:table-cell>
          <table:table-cell table:style-name="ce13" office:value-type="currency" office:currency="USD" office:value="966" calcext:value-type="currency">
            <text:p>$966.00</text:p>
          </table:table-cell>
          <table:table-cell table:style-name="ce13" table:formula="of:=[.E189]-[.B189]" office:value-type="currency" office:currency="USD" office:value="81" calcext:value-type="currency">
            <text:p>$81.00</text:p>
          </table:table-cell>
          <table:table-cell table:style-name="ce13" table:formula="of:=[.E189]/[.B189]" office:value-type="currency" office:currency="USD" office:value="1.09152542372881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Bluff Aluminum Dock Plates - IN STO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24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13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154.5" calcext:value-type="currency">
            <text:p>$154.50</text:p>
          </table:table-cell>
          <table:table-cell table:style-name="ce13" office:value-type="currency" office:currency="USD" office:value="197" calcext:value-type="currency">
            <text:p>$197.00</text:p>
          </table:table-cell>
          <table:table-cell table:style-name="ce13" table:formula="of:=[.E193]-[.B193]" office:value-type="currency" office:currency="USD" office:value="8" calcext:value-type="currency">
            <text:p>$8.00</text:p>
          </table:table-cell>
          <table:table-cell table:style-name="ce13" table:formula="of:=[.E193]/[.B193]" office:value-type="currency" office:currency="USD" office:value="1.04232804232804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24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154.5" calcext:value-type="currency">
            <text:p>$154.50</text:p>
          </table:table-cell>
          <table:table-cell table:style-name="ce13" office:value-type="currency" office:currency="USD" office:value="197" calcext:value-type="currency">
            <text:p>$197.00</text:p>
          </table:table-cell>
          <table:table-cell table:style-name="ce13" table:formula="of:=[.E194]-[.B194]" office:value-type="currency" office:currency="USD" office:value="12" calcext:value-type="currency">
            <text:p>$12.00</text:p>
          </table:table-cell>
          <table:table-cell table:style-name="ce13" table:formula="of:=[.E194]/[.B194]" office:value-type="currency" office:currency="USD" office:value="1.06486486486486" calcext:value-type="currency">
            <text:p>$1.0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30</text:p>
          </table:table-cell>
          <table:table-cell table:style-name="ce8" office:value-type="currency" office:currency="USD" office:value="246" calcext:value-type="currency">
            <text:p>$246.00</text:p>
          </table:table-cell>
          <table:table-cell table:style-name="ce13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189.75" calcext:value-type="currency">
            <text:p>$189.75</text:p>
          </table:table-cell>
          <table:table-cell table:style-name="ce13" office:value-type="currency" office:currency="USD" office:value="242" calcext:value-type="currency">
            <text:p>$242.00</text:p>
          </table:table-cell>
          <table:table-cell table:style-name="ce13" table:formula="of:=[.E195]-[.B195]" office:value-type="currency" office:currency="USD" office:value="-4" calcext:value-type="currency">
            <text:p>-$4.00</text:p>
          </table:table-cell>
          <table:table-cell table:style-name="ce13" table:formula="of:=[.E195]/[.B195]" office:value-type="currency" office:currency="USD" office:value="0.983739837398374" calcext:value-type="currency">
            <text:p>$0.98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30</text:p>
          </table:table-cell>
          <table:table-cell table:style-name="ce8" office:value-type="currency" office:currency="USD" office:value="241" calcext:value-type="currency">
            <text:p>$241.00</text:p>
          </table:table-cell>
          <table:table-cell table:style-name="ce13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189.75" calcext:value-type="currency">
            <text:p>$189.75</text:p>
          </table:table-cell>
          <table:table-cell table:style-name="ce13" office:value-type="currency" office:currency="USD" office:value="242" calcext:value-type="currency">
            <text:p>$242.00</text:p>
          </table:table-cell>
          <table:table-cell table:style-name="ce13" table:formula="of:=[.E196]-[.B196]" office:value-type="currency" office:currency="USD" office:value="1" calcext:value-type="currency">
            <text:p>$1.00</text:p>
          </table:table-cell>
          <table:table-cell table:style-name="ce13" table:formula="of:=[.E196]/[.B196]" office:value-type="currency" office:currency="USD" office:value="1.00414937759336" calcext:value-type="currency">
            <text:p>$1.00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36</text:p>
          </table:table-cell>
          <table:table-cell table:style-name="ce8" office:value-type="currency" office:currency="USD" office:value="279" calcext:value-type="currency">
            <text:p>$279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3" office:value-type="currency" office:currency="USD" office:value="225" calcext:value-type="currency">
            <text:p>$225.00</text:p>
          </table:table-cell>
          <table:table-cell table:style-name="ce13" office:value-type="currency" office:currency="USD" office:value="287" calcext:value-type="currency">
            <text:p>$287.00</text:p>
          </table:table-cell>
          <table:table-cell table:style-name="ce13" table:formula="of:=[.E197]-[.B197]" office:value-type="currency" office:currency="USD" office:value="8" calcext:value-type="currency">
            <text:p>$8.00</text:p>
          </table:table-cell>
          <table:table-cell table:style-name="ce13" table:formula="of:=[.E197]/[.B197]" office:value-type="currency" office:currency="USD" office:value="1.02867383512545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36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3" office:value-type="currency" office:currency="USD" office:value="225" calcext:value-type="currency">
            <text:p>$225.00</text:p>
          </table:table-cell>
          <table:table-cell table:style-name="ce13" office:value-type="currency" office:currency="USD" office:value="287" calcext:value-type="currency">
            <text:p>$287.00</text:p>
          </table:table-cell>
          <table:table-cell table:style-name="ce13" table:formula="of:=[.E198]-[.B198]" office:value-type="currency" office:currency="USD" office:value="12" calcext:value-type="currency">
            <text:p>$12.00</text:p>
          </table:table-cell>
          <table:table-cell table:style-name="ce13" table:formula="of:=[.E198]/[.B198]" office:value-type="currency" office:currency="USD" office:value="1.04363636363636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48</text:p>
          </table:table-cell>
          <table:table-cell table:style-name="ce8" office:value-type="currency" office:currency="USD" office:value="369" calcext:value-type="currency">
            <text:p>$369.00</text:p>
          </table:table-cell>
          <table:table-cell table:style-name="ce13" office:value-type="currency" office:currency="USD" office:value="395" calcext:value-type="currency">
            <text:p>$395.00</text:p>
          </table:table-cell>
          <table:table-cell table:style-name="ce13" office:value-type="currency" office:currency="USD" office:value="296.25" calcext:value-type="currency">
            <text:p>$296.25</text:p>
          </table:table-cell>
          <table:table-cell table:style-name="ce13" office:value-type="currency" office:currency="USD" office:value="378" calcext:value-type="currency">
            <text:p>$378.00</text:p>
          </table:table-cell>
          <table:table-cell table:style-name="ce13" table:formula="of:=[.E199]-[.B199]" office:value-type="currency" office:currency="USD" office:value="9" calcext:value-type="currency">
            <text:p>$9.00</text:p>
          </table:table-cell>
          <table:table-cell table:style-name="ce13" table:formula="of:=[.E199]/[.B199]" office:value-type="currency" office:currency="USD" office:value="1.02439024390244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048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395" calcext:value-type="currency">
            <text:p>$395.00</text:p>
          </table:table-cell>
          <table:table-cell table:style-name="ce13" office:value-type="currency" office:currency="USD" office:value="296.25" calcext:value-type="currency">
            <text:p>$296.25</text:p>
          </table:table-cell>
          <table:table-cell table:style-name="ce13" office:value-type="currency" office:currency="USD" office:value="378" calcext:value-type="currency">
            <text:p>$378.00</text:p>
          </table:table-cell>
          <table:table-cell table:style-name="ce13" table:formula="of:=[.E200]-[.B200]" office:value-type="currency" office:currency="USD" office:value="13" calcext:value-type="currency">
            <text:p>$13.00</text:p>
          </table:table-cell>
          <table:table-cell table:style-name="ce13" table:formula="of:=[.E200]/[.B200]" office:value-type="currency" office:currency="USD" office:value="1.03561643835616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24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office:value-type="currency" office:currency="USD" office:value="177.75" calcext:value-type="currency">
            <text:p>$177.75</text:p>
          </table:table-cell>
          <table:table-cell table:style-name="ce13" office:value-type="currency" office:currency="USD" office:value="227" calcext:value-type="currency">
            <text:p>$227.00</text:p>
          </table:table-cell>
          <table:table-cell table:style-name="ce13" table:formula="of:=[.E201]-[.B201]" office:value-type="currency" office:currency="USD" office:value="8" calcext:value-type="currency">
            <text:p>$8.00</text:p>
          </table:table-cell>
          <table:table-cell table:style-name="ce13" table:formula="of:=[.E201]/[.B201]" office:value-type="currency" office:currency="USD" office:value="1.0365296803653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2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office:value-type="currency" office:currency="USD" office:value="177.75" calcext:value-type="currency">
            <text:p>$177.75</text:p>
          </table:table-cell>
          <table:table-cell table:style-name="ce13" office:value-type="currency" office:currency="USD" office:value="227" calcext:value-type="currency">
            <text:p>$227.00</text:p>
          </table:table-cell>
          <table:table-cell table:style-name="ce13" table:formula="of:=[.E202]-[.B202]" office:value-type="currency" office:currency="USD" office:value="12" calcext:value-type="currency">
            <text:p>$12.00</text:p>
          </table:table-cell>
          <table:table-cell table:style-name="ce13" table:formula="of:=[.E202]/[.B202]" office:value-type="currency" office:currency="USD" office:value="1.05581395348837" calcext:value-type="currency">
            <text:p>$1.0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30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213" calcext:value-type="currency">
            <text:p>$213.00</text:p>
          </table:table-cell>
          <table:table-cell table:style-name="ce13" office:value-type="currency" office:currency="USD" office:value="272" calcext:value-type="currency">
            <text:p>$272.00</text:p>
          </table:table-cell>
          <table:table-cell table:style-name="ce13" table:formula="of:=[.E203]-[.B203]" office:value-type="currency" office:currency="USD" office:value="3" calcext:value-type="currency">
            <text:p>$3.00</text:p>
          </table:table-cell>
          <table:table-cell table:style-name="ce13" table:formula="of:=[.E203]/[.B203]" office:value-type="currency" office:currency="USD" office:value="1.01115241635688" calcext:value-type="currency">
            <text:p>$1.0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3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13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213" calcext:value-type="currency">
            <text:p>$213.00</text:p>
          </table:table-cell>
          <table:table-cell table:style-name="ce13" office:value-type="currency" office:currency="USD" office:value="272" calcext:value-type="currency">
            <text:p>$272.00</text:p>
          </table:table-cell>
          <table:table-cell table:style-name="ce13" table:formula="of:=[.E204]-[.B204]" office:value-type="currency" office:currency="USD" office:value="7" calcext:value-type="currency">
            <text:p>$7.00</text:p>
          </table:table-cell>
          <table:table-cell table:style-name="ce13" table:formula="of:=[.E204]/[.B204]" office:value-type="currency" office:currency="USD" office:value="1.02641509433962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36</text:p>
          </table:table-cell>
          <table:table-cell table:style-name="ce8" office:value-type="currency" office:currency="USD" office:value="313" calcext:value-type="currency">
            <text:p>$313.00</text:p>
          </table:table-cell>
          <table:table-cell table:style-name="ce13" office:value-type="currency" office:currency="USD" office:value="332" calcext:value-type="currency">
            <text:p>$332.00</text:p>
          </table:table-cell>
          <table:table-cell table:style-name="ce13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318" calcext:value-type="currency">
            <text:p>$318.00</text:p>
          </table:table-cell>
          <table:table-cell table:style-name="ce13" table:formula="of:=[.E205]-[.B205]" office:value-type="currency" office:currency="USD" office:value="5" calcext:value-type="currency">
            <text:p>$5.00</text:p>
          </table:table-cell>
          <table:table-cell table:style-name="ce13" table:formula="of:=[.E205]/[.B205]" office:value-type="currency" office:currency="USD" office:value="1.01597444089457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36</text:p>
          </table:table-cell>
          <table:table-cell table:style-name="ce8" office:value-type="currency" office:currency="USD" office:value="306" calcext:value-type="currency">
            <text:p>$306.00</text:p>
          </table:table-cell>
          <table:table-cell table:style-name="ce13" office:value-type="currency" office:currency="USD" office:value="332" calcext:value-type="currency">
            <text:p>$332.00</text:p>
          </table:table-cell>
          <table:table-cell table:style-name="ce13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318" calcext:value-type="currency">
            <text:p>$318.00</text:p>
          </table:table-cell>
          <table:table-cell table:style-name="ce13" table:formula="of:=[.E206]-[.B206]" office:value-type="currency" office:currency="USD" office:value="12" calcext:value-type="currency">
            <text:p>$12.00</text:p>
          </table:table-cell>
          <table:table-cell table:style-name="ce13" table:formula="of:=[.E206]/[.B206]" office:value-type="currency" office:currency="USD" office:value="1.03921568627451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48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426" calcext:value-type="currency">
            <text:p>$426.00</text:p>
          </table:table-cell>
          <table:table-cell table:style-name="ce13" office:value-type="currency" office:currency="USD" office:value="319.5" calcext:value-type="currency">
            <text:p>$319.50</text:p>
          </table:table-cell>
          <table:table-cell table:style-name="ce13" office:value-type="currency" office:currency="USD" office:value="408" calcext:value-type="currency">
            <text:p>$408.00</text:p>
          </table:table-cell>
          <table:table-cell table:style-name="ce13" table:formula="of:=[.E207]-[.B207]" office:value-type="currency" office:currency="USD" office:value="9" calcext:value-type="currency">
            <text:p>$9.00</text:p>
          </table:table-cell>
          <table:table-cell table:style-name="ce13" table:formula="of:=[.E207]/[.B207]" office:value-type="currency" office:currency="USD" office:value="1.02255639097744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3648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13" office:value-type="currency" office:currency="USD" office:value="426" calcext:value-type="currency">
            <text:p>$426.00</text:p>
          </table:table-cell>
          <table:table-cell table:style-name="ce13" office:value-type="currency" office:currency="USD" office:value="319.5" calcext:value-type="currency">
            <text:p>$319.50</text:p>
          </table:table-cell>
          <table:table-cell table:style-name="ce13" office:value-type="currency" office:currency="USD" office:value="408" calcext:value-type="currency">
            <text:p>$408.00</text:p>
          </table:table-cell>
          <table:table-cell table:style-name="ce13" table:formula="of:=[.E208]-[.B208]" office:value-type="currency" office:currency="USD" office:value="13" calcext:value-type="currency">
            <text:p>$13.00</text:p>
          </table:table-cell>
          <table:table-cell table:style-name="ce13" table:formula="of:=[.E208]/[.B208]" office:value-type="currency" office:currency="USD" office:value="1.03291139240506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24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3" office:value-type="currency" office:currency="USD" office:value="273.95" calcext:value-type="currency">
            <text:p>$273.95</text:p>
          </table:table-cell>
          <table:table-cell table:style-name="ce13" table:formula="of:=[.E209]-[.B209]" office:value-type="currency" office:currency="USD" office:value="-25.05" calcext:value-type="currency">
            <text:p>-$25.05</text:p>
          </table:table-cell>
          <table:table-cell table:style-name="ce13" table:formula="of:=[.E209]/[.B209]" office:value-type="currency" office:currency="USD" office:value="0.916220735785953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24</text:p>
          </table:table-cell>
          <table:table-cell table:style-name="ce8" office:value-type="currency" office:currency="USD" office:value="294" calcext:value-type="currency">
            <text:p>$294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table:formula="of:=[.E210]-[.B210]" office:value-type="currency" office:currency="USD" office:value="-21" calcext:value-type="currency">
            <text:p>-$21.00</text:p>
          </table:table-cell>
          <table:table-cell table:style-name="ce13" table:formula="of:=[.E210]/[.B210]" office:value-type="currency" office:currency="USD" office:value="0.928571428571429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36</text:p>
          </table:table-cell>
          <table:table-cell table:style-name="ce8" office:value-type="currency" office:currency="USD" office:value="387" calcext:value-type="currency">
            <text:p>$387.00</text:p>
          </table:table-cell>
          <table:table-cell table:style-name="ce13" office:value-type="currency" office:currency="USD" office:value="410" calcext:value-type="currency">
            <text:p>$410.00</text:p>
          </table:table-cell>
          <table:table-cell table:style-name="ce13" office:value-type="currency" office:currency="USD" office:value="307.5" calcext:value-type="currency">
            <text:p>$307.50</text:p>
          </table:table-cell>
          <table:table-cell table:style-name="ce13" office:value-type="currency" office:currency="USD" office:value="355.95" calcext:value-type="currency">
            <text:p>$355.95</text:p>
          </table:table-cell>
          <table:table-cell table:style-name="ce13" table:formula="of:=[.E211]-[.B211]" office:value-type="currency" office:currency="USD" office:value="-31.05" calcext:value-type="currency">
            <text:p>-$31.05</text:p>
          </table:table-cell>
          <table:table-cell table:style-name="ce13" table:formula="of:=[.E211]/[.B211]" office:value-type="currency" office:currency="USD" office:value="0.919767441860465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36</text:p>
          </table:table-cell>
          <table:table-cell table:style-name="ce8" office:value-type="currency" office:currency="USD" office:value="382" calcext:value-type="currency">
            <text:p>$382.00</text:p>
          </table:table-cell>
          <table:table-cell table:style-name="ce13" office:value-type="currency" office:currency="USD" office:value="410" calcext:value-type="currency">
            <text:p>$410.00</text:p>
          </table:table-cell>
          <table:table-cell table:style-name="ce13" office:value-type="currency" office:currency="USD" office:value="307.5" calcext:value-type="currency">
            <text:p>$307.50</text:p>
          </table:table-cell>
          <table:table-cell table:style-name="ce13" office:value-type="currency" office:currency="USD" office:value="355.95" calcext:value-type="currency">
            <text:p>$355.95</text:p>
          </table:table-cell>
          <table:table-cell table:style-name="ce13" table:formula="of:=[.E212]-[.B212]" office:value-type="currency" office:currency="USD" office:value="-26.05" calcext:value-type="currency">
            <text:p>-$26.05</text:p>
          </table:table-cell>
          <table:table-cell table:style-name="ce13" table:formula="of:=[.E212]/[.B212]" office:value-type="currency" office:currency="USD" office:value="0.931806282722513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48</text:p>
          </table:table-cell>
          <table:table-cell table:style-name="ce8" office:value-type="currency" office:currency="USD" office:value="477" calcext:value-type="currency">
            <text:p>$477.00</text:p>
          </table:table-cell>
          <table:table-cell table:style-name="ce13" office:value-type="currency" office:currency="USD" office:value="505" calcext:value-type="currency">
            <text:p>$505.00</text:p>
          </table:table-cell>
          <table:table-cell table:style-name="ce13" office:value-type="currency" office:currency="USD" office:value="378.75" calcext:value-type="currency">
            <text:p>$378.75</text:p>
          </table:table-cell>
          <table:table-cell table:style-name="ce13" office:value-type="currency" office:currency="USD" office:value="438.95" calcext:value-type="currency">
            <text:p>$438.95</text:p>
          </table:table-cell>
          <table:table-cell table:style-name="ce13" table:formula="of:=[.E213]-[.B213]" office:value-type="currency" office:currency="USD" office:value="-38.05" calcext:value-type="currency">
            <text:p>-$38.05</text:p>
          </table:table-cell>
          <table:table-cell table:style-name="ce13" table:formula="of:=[.E213]/[.B213]" office:value-type="currency" office:currency="USD" office:value="0.920230607966457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48</text:p>
          </table:table-cell>
          <table:table-cell table:style-name="ce8" office:value-type="currency" office:currency="USD" office:value="472" calcext:value-type="currency">
            <text:p>$472.00</text:p>
          </table:table-cell>
          <table:table-cell table:style-name="ce13" office:value-type="currency" office:currency="USD" office:value="505" calcext:value-type="currency">
            <text:p>$505.00</text:p>
          </table:table-cell>
          <table:table-cell table:style-name="ce13" office:value-type="currency" office:currency="USD" office:value="378.75" calcext:value-type="currency">
            <text:p>$378.75</text:p>
          </table:table-cell>
          <table:table-cell table:style-name="ce13" office:value-type="currency" office:currency="USD" office:value="438.95" calcext:value-type="currency">
            <text:p>$438.95</text:p>
          </table:table-cell>
          <table:table-cell table:style-name="ce13" table:formula="of:=[.E214]-[.B214]" office:value-type="currency" office:currency="USD" office:value="-33.05" calcext:value-type="currency">
            <text:p>-$33.05</text:p>
          </table:table-cell>
          <table:table-cell table:style-name="ce13" table:formula="of:=[.E214]/[.B214]" office:value-type="currency" office:currency="USD" office:value="0.929978813559322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60</text:p>
          </table:table-cell>
          <table:table-cell table:style-name="ce8" office:value-type="currency" office:currency="USD" office:value="565" calcext:value-type="currency">
            <text:p>$565.00</text:p>
          </table:table-cell>
          <table:table-cell table:style-name="ce13" office:value-type="currency" office:currency="USD" office:value="600" calcext:value-type="currency">
            <text:p>$600.00</text:p>
          </table:table-cell>
          <table:table-cell table:style-name="ce13" office:value-type="currency" office:currency="USD" office:value="450" calcext:value-type="currency">
            <text:p>$450.00</text:p>
          </table:table-cell>
          <table:table-cell table:style-name="ce13" office:value-type="currency" office:currency="USD" office:value="520" calcext:value-type="currency">
            <text:p>$520.00</text:p>
          </table:table-cell>
          <table:table-cell table:style-name="ce13" table:formula="of:=[.E215]-[.B215]" office:value-type="currency" office:currency="USD" office:value="-45" calcext:value-type="currency">
            <text:p>-$45.00</text:p>
          </table:table-cell>
          <table:table-cell table:style-name="ce13" table:formula="of:=[.E215]/[.B215]" office:value-type="currency" office:currency="USD" office:value="0.920353982300885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4860</text:p>
          </table:table-cell>
          <table:table-cell table:style-name="ce8" office:value-type="currency" office:currency="USD" office:value="555" calcext:value-type="currency">
            <text:p>$555.00</text:p>
          </table:table-cell>
          <table:table-cell table:style-name="ce13" office:value-type="currency" office:currency="USD" office:value="600" calcext:value-type="currency">
            <text:p>$600.00</text:p>
          </table:table-cell>
          <table:table-cell table:style-name="ce13" office:value-type="currency" office:currency="USD" office:value="450" calcext:value-type="currency">
            <text:p>$450.00</text:p>
          </table:table-cell>
          <table:table-cell table:style-name="ce13" office:value-type="currency" office:currency="USD" office:value="520" calcext:value-type="currency">
            <text:p>$520.00</text:p>
          </table:table-cell>
          <table:table-cell table:style-name="ce13" table:formula="of:=[.E216]-[.B216]" office:value-type="currency" office:currency="USD" office:value="-35" calcext:value-type="currency">
            <text:p>-$35.00</text:p>
          </table:table-cell>
          <table:table-cell table:style-name="ce13" table:formula="of:=[.E216]/[.B216]" office:value-type="currency" office:currency="USD" office:value="0.936936936936937" calcext:value-type="currency">
            <text:p>$0.9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6036</text:p>
          </table:table-cell>
          <table:table-cell table:style-name="ce8" office:value-type="currency" office:currency="USD" office:value="459" calcext:value-type="currency">
            <text:p>$459.00</text:p>
          </table:table-cell>
          <table:table-cell table:style-name="ce13" office:value-type="currency" office:currency="USD" office:value="490" calcext:value-type="currency">
            <text:p>$490.00</text:p>
          </table:table-cell>
          <table:table-cell table:style-name="ce13" office:value-type="currency" office:currency="USD" office:value="367.5" calcext:value-type="currency">
            <text:p>$367.50</text:p>
          </table:table-cell>
          <table:table-cell table:style-name="ce13" office:value-type="currency" office:currency="USD" office:value="469" calcext:value-type="currency">
            <text:p>$469.00</text:p>
          </table:table-cell>
          <table:table-cell table:style-name="ce13" table:formula="of:=[.E217]-[.B217]" office:value-type="currency" office:currency="USD" office:value="10" calcext:value-type="currency">
            <text:p>$10.00</text:p>
          </table:table-cell>
          <table:table-cell table:style-name="ce13" table:formula="of:=[.E217]/[.B217]" office:value-type="currency" office:currency="USD" office:value="1.02178649237473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6036</text:p>
          </table:table-cell>
          <table:table-cell table:style-name="ce8" office:value-type="currency" office:currency="USD" office:value="454" calcext:value-type="currency">
            <text:p>$454.00</text:p>
          </table:table-cell>
          <table:table-cell table:style-name="ce13" office:value-type="currency" office:currency="USD" office:value="490" calcext:value-type="currency">
            <text:p>$490.00</text:p>
          </table:table-cell>
          <table:table-cell table:style-name="ce13" office:value-type="currency" office:currency="USD" office:value="367.5" calcext:value-type="currency">
            <text:p>$367.50</text:p>
          </table:table-cell>
          <table:table-cell table:style-name="ce13" office:value-type="currency" office:currency="USD" office:value="469" calcext:value-type="currency">
            <text:p>$469.00</text:p>
          </table:table-cell>
          <table:table-cell table:style-name="ce13" table:formula="of:=[.E218]-[.B218]" office:value-type="currency" office:currency="USD" office:value="15" calcext:value-type="currency">
            <text:p>$15.00</text:p>
          </table:table-cell>
          <table:table-cell table:style-name="ce13" table:formula="of:=[.E218]/[.B218]" office:value-type="currency" office:currency="USD" office:value="1.03303964757709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6048</text:p>
          </table:table-cell>
          <table:table-cell table:style-name="ce8" office:value-type="currency" office:currency="USD" office:value="579" calcext:value-type="currency">
            <text:p>$579.00</text:p>
          </table:table-cell>
          <table:table-cell table:style-name="ce13" office:value-type="currency" office:currency="USD" office:value="616" calcext:value-type="currency">
            <text:p>$616.00</text:p>
          </table:table-cell>
          <table:table-cell table:style-name="ce13" office:value-type="currency" office:currency="USD" office:value="462" calcext:value-type="currency">
            <text:p>$462.00</text:p>
          </table:table-cell>
          <table:table-cell table:style-name="ce13" office:value-type="currency" office:currency="USD" office:value="535" calcext:value-type="currency">
            <text:p>$535.00</text:p>
          </table:table-cell>
          <table:table-cell table:style-name="ce13" table:formula="of:=[.E219]-[.B219]" office:value-type="currency" office:currency="USD" office:value="-44" calcext:value-type="currency">
            <text:p>-$44.00</text:p>
          </table:table-cell>
          <table:table-cell table:style-name="ce13" table:formula="of:=[.E219]/[.B219]" office:value-type="currency" office:currency="USD" office:value="0.924006908462867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6048</text:p>
          </table:table-cell>
          <table:table-cell table:style-name="ce8" office:value-type="currency" office:currency="USD" office:value="575" calcext:value-type="currency">
            <text:p>$575.00</text:p>
          </table:table-cell>
          <table:table-cell table:style-name="ce13" office:value-type="currency" office:currency="USD" office:value="616" calcext:value-type="currency">
            <text:p>$616.00</text:p>
          </table:table-cell>
          <table:table-cell table:style-name="ce13" office:value-type="currency" office:currency="USD" office:value="462" calcext:value-type="currency">
            <text:p>$462.00</text:p>
          </table:table-cell>
          <table:table-cell table:style-name="ce13" office:value-type="currency" office:currency="USD" office:value="535" calcext:value-type="currency">
            <text:p>$535.00</text:p>
          </table:table-cell>
          <table:table-cell table:style-name="ce13" table:formula="of:=[.E220]-[.B220]" office:value-type="currency" office:currency="USD" office:value="-40" calcext:value-type="currency">
            <text:p>-$40.00</text:p>
          </table:table-cell>
          <table:table-cell table:style-name="ce13" table:formula="of:=[.E220]/[.B220]" office:value-type="currency" office:currency="USD" office:value="0.930434782608696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7236</text:p>
          </table:table-cell>
          <table:table-cell table:style-name="ce8" office:value-type="currency" office:currency="USD" office:value="550" calcext:value-type="currency">
            <text:p>$550.00</text:p>
          </table:table-cell>
          <table:table-cell table:style-name="ce13" office:value-type="currency" office:currency="USD" office:value="600" calcext:value-type="currency">
            <text:p>$600.00</text:p>
          </table:table-cell>
          <table:table-cell table:style-name="ce13" office:value-type="currency" office:currency="USD" office:value="450" calcext:value-type="currency">
            <text:p>$450.00</text:p>
          </table:table-cell>
          <table:table-cell table:style-name="ce13" office:value-type="currency" office:currency="USD" office:value="575" calcext:value-type="currency">
            <text:p>$575.00</text:p>
          </table:table-cell>
          <table:table-cell table:style-name="ce13" table:formula="of:=[.E221]-[.B221]" office:value-type="currency" office:currency="USD" office:value="25" calcext:value-type="currency">
            <text:p>$25.00</text:p>
          </table:table-cell>
          <table:table-cell table:style-name="ce13" table:formula="of:=[.E221]/[.B221]" office:value-type="currency" office:currency="USD" office:value="1.04545454545455" calcext:value-type="currency">
            <text:p>$1.0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7236</text:p>
          </table:table-cell>
          <table:table-cell table:style-name="ce8" office:value-type="currency" office:currency="USD" office:value="539" calcext:value-type="currency">
            <text:p>$539.00</text:p>
          </table:table-cell>
          <table:table-cell table:style-name="ce13" office:value-type="currency" office:currency="USD" office:value="600" calcext:value-type="currency">
            <text:p>$600.00</text:p>
          </table:table-cell>
          <table:table-cell table:style-name="ce13" office:value-type="currency" office:currency="USD" office:value="450" calcext:value-type="currency">
            <text:p>$450.00</text:p>
          </table:table-cell>
          <table:table-cell table:style-name="ce13" office:value-type="currency" office:currency="USD" office:value="575" calcext:value-type="currency">
            <text:p>$575.00</text:p>
          </table:table-cell>
          <table:table-cell table:style-name="ce13" table:formula="of:=[.E222]-[.B222]" office:value-type="currency" office:currency="USD" office:value="36" calcext:value-type="currency">
            <text:p>$36.00</text:p>
          </table:table-cell>
          <table:table-cell table:style-name="ce13" table:formula="of:=[.E222]/[.B222]" office:value-type="currency" office:currency="USD" office:value="1.06679035250464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7248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13" office:value-type="currency" office:currency="USD" office:value="758" calcext:value-type="currency">
            <text:p>$758.00</text:p>
          </table:table-cell>
          <table:table-cell table:style-name="ce13" office:value-type="currency" office:currency="USD" office:value="568.5" calcext:value-type="currency">
            <text:p>$568.50</text:p>
          </table:table-cell>
          <table:table-cell table:style-name="ce13" office:value-type="currency" office:currency="USD" office:value="726" calcext:value-type="currency">
            <text:p>$726.00</text:p>
          </table:table-cell>
          <table:table-cell table:style-name="ce13" table:formula="of:=[.E223]-[.B223]" office:value-type="currency" office:currency="USD" office:value="27" calcext:value-type="currency">
            <text:p>$27.00</text:p>
          </table:table-cell>
          <table:table-cell table:style-name="ce13" table:formula="of:=[.E223]/[.B223]" office:value-type="currency" office:currency="USD" office:value="1.03862660944206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7248</text:p>
          </table:table-cell>
          <table:table-cell table:style-name="ce8" office:value-type="currency" office:currency="USD" office:value="685" calcext:value-type="currency">
            <text:p>$685.00</text:p>
          </table:table-cell>
          <table:table-cell table:style-name="ce13" office:value-type="currency" office:currency="USD" office:value="758" calcext:value-type="currency">
            <text:p>$758.00</text:p>
          </table:table-cell>
          <table:table-cell table:style-name="ce13" office:value-type="currency" office:currency="USD" office:value="568.5" calcext:value-type="currency">
            <text:p>$568.50</text:p>
          </table:table-cell>
          <table:table-cell table:style-name="ce13" office:value-type="currency" office:currency="USD" office:value="726" calcext:value-type="currency">
            <text:p>$726.00</text:p>
          </table:table-cell>
          <table:table-cell table:style-name="ce13" table:formula="of:=[.E224]-[.B224]" office:value-type="currency" office:currency="USD" office:value="41" calcext:value-type="currency">
            <text:p>$41.00</text:p>
          </table:table-cell>
          <table:table-cell table:style-name="ce13" table:formula="of:=[.E224]/[.B224]" office:value-type="currency" office:currency="USD" office:value="1.05985401459854" calcext:value-type="currency">
            <text:p>$1.0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4836</text:p>
          </table:table-cell>
          <table:table-cell table:style-name="ce8" office:value-type="currency" office:currency="USD" office:value="489" calcext:value-type="currency">
            <text:p>$489.00</text:p>
          </table:table-cell>
          <table:table-cell table:style-name="ce13" office:value-type="currency" office:currency="USD" office:value="521" calcext:value-type="currency">
            <text:p>$521.00</text:p>
          </table:table-cell>
          <table:table-cell table:style-name="ce13" office:value-type="currency" office:currency="USD" office:value="390.75" calcext:value-type="currency">
            <text:p>$390.75</text:p>
          </table:table-cell>
          <table:table-cell table:style-name="ce13" office:value-type="currency" office:currency="USD" office:value="499" calcext:value-type="currency">
            <text:p>$499.00</text:p>
          </table:table-cell>
          <table:table-cell table:style-name="ce13" table:formula="of:=[.E225]-[.B225]" office:value-type="currency" office:currency="USD" office:value="10" calcext:value-type="currency">
            <text:p>$10.00</text:p>
          </table:table-cell>
          <table:table-cell table:style-name="ce13" table:formula="of:=[.E225]/[.B225]" office:value-type="currency" office:currency="USD" office:value="1.02044989775051" calcext:value-type="currency">
            <text:p>$1.0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4836</text:p>
          </table:table-cell>
          <table:table-cell table:style-name="ce8" office:value-type="currency" office:currency="USD" office:value="484" calcext:value-type="currency">
            <text:p>$484.00</text:p>
          </table:table-cell>
          <table:table-cell table:style-name="ce13" office:value-type="currency" office:currency="USD" office:value="521" calcext:value-type="currency">
            <text:p>$521.00</text:p>
          </table:table-cell>
          <table:table-cell table:style-name="ce13" office:value-type="currency" office:currency="USD" office:value="390.75" calcext:value-type="currency">
            <text:p>$390.75</text:p>
          </table:table-cell>
          <table:table-cell table:style-name="ce13" office:value-type="currency" office:currency="USD" office:value="499" calcext:value-type="currency">
            <text:p>$499.00</text:p>
          </table:table-cell>
          <table:table-cell table:style-name="ce13" table:formula="of:=[.E226]-[.B226]" office:value-type="currency" office:currency="USD" office:value="15" calcext:value-type="currency">
            <text:p>$15.00</text:p>
          </table:table-cell>
          <table:table-cell table:style-name="ce13" table:formula="of:=[.E226]/[.B226]" office:value-type="currency" office:currency="USD" office:value="1.03099173553719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484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13" office:value-type="currency" office:currency="USD" office:value="663" calcext:value-type="currency">
            <text:p>$663.00</text:p>
          </table:table-cell>
          <table:table-cell table:style-name="ce13" office:value-type="currency" office:currency="USD" office:value="497.25" calcext:value-type="currency">
            <text:p>$497.25</text:p>
          </table:table-cell>
          <table:table-cell table:style-name="ce13" office:value-type="currency" office:currency="USD" office:value="579" calcext:value-type="currency">
            <text:p>$579.00</text:p>
          </table:table-cell>
          <table:table-cell table:style-name="ce13" table:formula="of:=[.E227]-[.B227]" office:value-type="currency" office:currency="USD" office:value="-50" calcext:value-type="currency">
            <text:p>-$50.00</text:p>
          </table:table-cell>
          <table:table-cell table:style-name="ce13" table:formula="of:=[.E227]/[.B227]" office:value-type="currency" office:currency="USD" office:value="0.920508744038156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B4848</text:p>
          </table:table-cell>
          <table:table-cell table:style-name="ce8" office:value-type="currency" office:currency="USD" office:value="624" calcext:value-type="currency">
            <text:p>$624.00</text:p>
          </table:table-cell>
          <table:table-cell table:style-name="ce13" office:value-type="currency" office:currency="USD" office:value="663" calcext:value-type="currency">
            <text:p>$663.00</text:p>
          </table:table-cell>
          <table:table-cell table:style-name="ce13" office:value-type="currency" office:currency="USD" office:value="497.25" calcext:value-type="currency">
            <text:p>$497.25</text:p>
          </table:table-cell>
          <table:table-cell table:style-name="ce13" office:value-type="currency" office:currency="USD" office:value="579" calcext:value-type="currency">
            <text:p>$579.00</text:p>
          </table:table-cell>
          <table:table-cell table:style-name="ce13" table:formula="of:=[.E228]-[.B228]" office:value-type="currency" office:currency="USD" office:value="-45" calcext:value-type="currency">
            <text:p>-$45.00</text:p>
          </table:table-cell>
          <table:table-cell table:style-name="ce13" table:formula="of:=[.E228]/[.B228]" office:value-type="currency" office:currency="USD" office:value="0.927884615384615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Bluff EZ-ROLL Aluminum Dock Boards - IN STO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ZAC6036</text:p>
          </table:table-cell>
          <table:table-cell table:style-name="ce7" office:value-type="currency" office:currency="USD" office:value="565" calcext:value-type="currency">
            <text:p>$565.00</text:p>
          </table:table-cell>
          <table:table-cell table:style-name="ce12" table:number-columns-repeated="3"/>
          <table:table-cell table:style-name="ce12" table:formula="of:=[.E232]-[.B232]" office:value-type="currency" office:currency="USD" office:value="-565" calcext:value-type="currency">
            <text:p>-$565.00</text:p>
          </table:table-cell>
          <table:table-cell table:style-name="ce12" table:formula="of:=[.E232]/[.B2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AC6048</text:p>
          </table:table-cell>
          <table:table-cell table:style-name="ce7" office:value-type="currency" office:currency="USD" office:value="669" calcext:value-type="currency">
            <text:p>$669.00</text:p>
          </table:table-cell>
          <table:table-cell table:style-name="ce12" table:number-columns-repeated="3"/>
          <table:table-cell table:style-name="ce12" table:formula="of:=[.E233]-[.B233]" office:value-type="currency" office:currency="USD" office:value="-669" calcext:value-type="currency">
            <text:p>-$669.00</text:p>
          </table:table-cell>
          <table:table-cell table:style-name="ce12" table:formula="of:=[.E233]/[.B2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AC6060</text:p>
          </table:table-cell>
          <table:table-cell table:style-name="ce7" office:value-type="currency" office:currency="USD" office:value="819" calcext:value-type="currency">
            <text:p>$819.00</text:p>
          </table:table-cell>
          <table:table-cell table:style-name="ce12" table:number-columns-repeated="3"/>
          <table:table-cell table:style-name="ce12" table:formula="of:=[.E234]-[.B234]" office:value-type="currency" office:currency="USD" office:value="-819" calcext:value-type="currency">
            <text:p>-$819.00</text:p>
          </table:table-cell>
          <table:table-cell table:style-name="ce12" table:formula="of:=[.E234]/[.B2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AC6072</text:p>
          </table:table-cell>
          <table:table-cell table:style-name="ce7" office:value-type="currency" office:currency="USD" office:value="1037" calcext:value-type="currency">
            <text:p>$1,037.00</text:p>
          </table:table-cell>
          <table:table-cell table:style-name="ce12" table:number-columns-repeated="3"/>
          <table:table-cell table:style-name="ce12" table:formula="of:=[.E235]-[.B235]" office:value-type="currency" office:currency="USD" office:value="-1037" calcext:value-type="currency">
            <text:p>-$1,037.00</text:p>
          </table:table-cell>
          <table:table-cell table:style-name="ce12" table:formula="of:=[.E235]/[.B2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BC6036</text:p>
          </table:table-cell>
          <table:table-cell table:style-name="ce7" office:value-type="currency" office:currency="USD" office:value="665" calcext:value-type="currency">
            <text:p>$665.00</text:p>
          </table:table-cell>
          <table:table-cell table:style-name="ce12" table:number-columns-repeated="3"/>
          <table:table-cell table:style-name="ce12" table:formula="of:=[.E236]-[.B236]" office:value-type="currency" office:currency="USD" office:value="-665" calcext:value-type="currency">
            <text:p>-$665.00</text:p>
          </table:table-cell>
          <table:table-cell table:style-name="ce12" table:formula="of:=[.E236]/[.B2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BC6048</text:p>
          </table:table-cell>
          <table:table-cell table:style-name="ce7" office:value-type="currency" office:currency="USD" office:value="820" calcext:value-type="currency">
            <text:p>$820.00</text:p>
          </table:table-cell>
          <table:table-cell table:style-name="ce12" table:number-columns-repeated="3"/>
          <table:table-cell table:style-name="ce12" table:formula="of:=[.E237]-[.B237]" office:value-type="currency" office:currency="USD" office:value="-820" calcext:value-type="currency">
            <text:p>-$820.00</text:p>
          </table:table-cell>
          <table:table-cell table:style-name="ce12" table:formula="of:=[.E237]/[.B23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BC6060</text:p>
          </table:table-cell>
          <table:table-cell table:style-name="ce7" office:value-type="currency" office:currency="USD" office:value="1061" calcext:value-type="currency">
            <text:p>$1,061.00</text:p>
          </table:table-cell>
          <table:table-cell table:style-name="ce12" table:number-columns-repeated="3"/>
          <table:table-cell table:style-name="ce12" table:formula="of:=[.E238]-[.B238]" office:value-type="currency" office:currency="USD" office:value="-1061" calcext:value-type="currency">
            <text:p>-$1,061.00</text:p>
          </table:table-cell>
          <table:table-cell table:style-name="ce12" table:formula="of:=[.E238]/[.B23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BC6072</text:p>
          </table:table-cell>
          <table:table-cell table:style-name="ce7" office:value-type="currency" office:currency="USD" office:value="1218" calcext:value-type="currency">
            <text:p>$1,218.00</text:p>
          </table:table-cell>
          <table:table-cell table:style-name="ce12" table:number-columns-repeated="3"/>
          <table:table-cell table:style-name="ce12" table:formula="of:=[.E239]-[.B239]" office:value-type="currency" office:currency="USD" office:value="-1218" calcext:value-type="currency">
            <text:p>-$1,218.00</text:p>
          </table:table-cell>
          <table:table-cell table:style-name="ce12" table:formula="of:=[.E239]/[.B23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35-R</text:p>
          </table:table-cell>
          <table:table-cell table:style-name="ce7" office:value-type="currency" office:currency="USD" office:value="152" calcext:value-type="currency">
            <text:p>$152.00</text:p>
          </table:table-cell>
          <table:table-cell table:style-name="ce12" table:number-columns-repeated="3"/>
          <table:table-cell table:style-name="ce12" table:formula="of:=[.E240]-[.B240]" office:value-type="currency" office:currency="USD" office:value="-152" calcext:value-type="currency">
            <text:p>-$152.00</text:p>
          </table:table-cell>
          <table:table-cell table:style-name="ce12" table:formula="of:=[.E240]/[.B2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40-R</text:p>
          </table:table-cell>
          <table:table-cell table:style-name="ce7" office:value-type="currency" office:currency="USD" office:value="152" calcext:value-type="currency">
            <text:p>$152.00</text:p>
          </table:table-cell>
          <table:table-cell table:style-name="ce12" table:number-columns-repeated="3"/>
          <table:table-cell table:style-name="ce12" table:formula="of:=[.E241]-[.B241]" office:value-type="currency" office:currency="USD" office:value="-152" calcext:value-type="currency">
            <text:p>-$152.00</text:p>
          </table:table-cell>
          <table:table-cell table:style-name="ce12" table:formula="of:=[.E241]/[.B2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47-R</text:p>
          </table:table-cell>
          <table:table-cell table:style-name="ce7" office:value-type="currency" office:currency="USD" office:value="159" calcext:value-type="currency">
            <text:p>$159.00</text:p>
          </table:table-cell>
          <table:table-cell table:style-name="ce12" table:number-columns-repeated="3"/>
          <table:table-cell table:style-name="ce12" table:formula="of:=[.E242]-[.B242]" office:value-type="currency" office:currency="USD" office:value="-159" calcext:value-type="currency">
            <text:p>-$159.00</text:p>
          </table:table-cell>
          <table:table-cell table:style-name="ce12" table:formula="of:=[.E242]/[.B2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52-R</text:p>
          </table:table-cell>
          <table:table-cell table:style-name="ce7" office:value-type="currency" office:currency="USD" office:value="169" calcext:value-type="currency">
            <text:p>$169.00</text:p>
          </table:table-cell>
          <table:table-cell table:style-name="ce12" table:number-columns-repeated="3"/>
          <table:table-cell table:style-name="ce12" table:formula="of:=[.E243]-[.B243]" office:value-type="currency" office:currency="USD" office:value="-169" calcext:value-type="currency">
            <text:p>-$169.00</text:p>
          </table:table-cell>
          <table:table-cell table:style-name="ce12" table:formula="of:=[.E243]/[.B2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35-L</text:p>
          </table:table-cell>
          <table:table-cell table:style-name="ce7" office:value-type="currency" office:currency="USD" office:value="152" calcext:value-type="currency">
            <text:p>$152.00</text:p>
          </table:table-cell>
          <table:table-cell table:style-name="ce12" table:number-columns-repeated="3"/>
          <table:table-cell table:style-name="ce12" table:formula="of:=[.E244]-[.B244]" office:value-type="currency" office:currency="USD" office:value="-152" calcext:value-type="currency">
            <text:p>-$152.00</text:p>
          </table:table-cell>
          <table:table-cell table:style-name="ce12" table:formula="of:=[.E244]/[.B2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40-L</text:p>
          </table:table-cell>
          <table:table-cell table:style-name="ce7" office:value-type="currency" office:currency="USD" office:value="152" calcext:value-type="currency">
            <text:p>$152.00</text:p>
          </table:table-cell>
          <table:table-cell table:style-name="ce12" table:number-columns-repeated="3"/>
          <table:table-cell table:style-name="ce12" table:formula="of:=[.E245]-[.B245]" office:value-type="currency" office:currency="USD" office:value="-152" calcext:value-type="currency">
            <text:p>-$152.00</text:p>
          </table:table-cell>
          <table:table-cell table:style-name="ce12" table:formula="of:=[.E245]/[.B2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47-L</text:p>
          </table:table-cell>
          <table:table-cell table:style-name="ce7" office:value-type="currency" office:currency="USD" office:value="159" calcext:value-type="currency">
            <text:p>$159.00</text:p>
          </table:table-cell>
          <table:table-cell table:style-name="ce12" table:number-columns-repeated="3"/>
          <table:table-cell table:style-name="ce12" table:formula="of:=[.E246]-[.B246]" office:value-type="currency" office:currency="USD" office:value="-159" calcext:value-type="currency">
            <text:p>-$159.00</text:p>
          </table:table-cell>
          <table:table-cell table:style-name="ce12" table:formula="of:=[.E246]/[.B2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Z52-L</text:p>
          </table:table-cell>
          <table:table-cell table:style-name="ce7" office:value-type="currency" office:currency="USD" office:value="169" calcext:value-type="currency">
            <text:p>$169.00</text:p>
          </table:table-cell>
          <table:table-cell table:style-name="ce12" table:number-columns-repeated="3"/>
          <table:table-cell table:style-name="ce12" table:formula="of:=[.E247]-[.B247]" office:value-type="currency" office:currency="USD" office:value="-169" calcext:value-type="currency">
            <text:p>-$169.00</text:p>
          </table:table-cell>
          <table:table-cell table:style-name="ce12" table:formula="of:=[.E247]/[.B2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Bluff Rail Boar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RAILBOARD</text:p>
          </table:table-cell>
          <table:table-cell table:style-name="ce5" office:value-type="string" calcext:value-type="string">
            <text:p>Per Application</text:p>
          </table:table-cell>
          <table:table-cell table:style-name="ce14" table:number-columns-repeated="3"/>
          <table:table-cell table:style-name="ce14" table:formula="of:=[.E251]-[.B251]" office:value-type="string" office:string-value="" calcext:value-type="error">
            <text:p>#VALUE!</text:p>
          </table:table-cell>
          <table:table-cell table:style-name="ce14" table:formula="of:=[.E251]/[.B251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Bluff Steel Truck Loading Dock Boards - IN STOCK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6048</text:p>
          </table:table-cell>
          <table:table-cell table:style-name="ce8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1112" calcext:value-type="currency">
            <text:p>$1,112.00</text:p>
          </table:table-cell>
          <table:table-cell table:style-name="ce13" office:value-type="currency" office:currency="USD" office:value="834" calcext:value-type="currency">
            <text:p>$834.00</text:p>
          </table:table-cell>
          <table:table-cell table:style-name="ce13" office:value-type="currency" office:currency="USD" office:value="953" calcext:value-type="currency">
            <text:p>$953.00</text:p>
          </table:table-cell>
          <table:table-cell table:style-name="ce13" table:formula="of:=[.E255]-[.B255]" office:value-type="currency" office:currency="USD" office:value="-42" calcext:value-type="currency">
            <text:p>-$42.00</text:p>
          </table:table-cell>
          <table:table-cell table:style-name="ce13" table:formula="of:=[.E255]/[.B255]" office:value-type="currency" office:currency="USD" office:value="0.957788944723618" calcext:value-type="currency">
            <text:p>$0.96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6060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13" office:value-type="currency" office:currency="USD" office:value="1311" calcext:value-type="currency">
            <text:p>$1,311.00</text:p>
          </table:table-cell>
          <table:table-cell table:style-name="ce13" office:value-type="currency" office:currency="USD" office:value="983.25" calcext:value-type="currency">
            <text:p>$983.25</text:p>
          </table:table-cell>
          <table:table-cell table:style-name="ce13" office:value-type="currency" office:currency="USD" office:value="1099" calcext:value-type="currency">
            <text:p>$1,099.00</text:p>
          </table:table-cell>
          <table:table-cell table:style-name="ce13" table:formula="of:=[.E256]-[.B256]" office:value-type="currency" office:currency="USD" office:value="-96" calcext:value-type="currency">
            <text:p>-$96.00</text:p>
          </table:table-cell>
          <table:table-cell table:style-name="ce13" table:formula="of:=[.E256]/[.B256]" office:value-type="currency" office:currency="USD" office:value="0.919665271966527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6072</text:p>
          </table:table-cell>
          <table:table-cell table:style-name="ce8" office:value-type="currency" office:currency="USD" office:value="1385" calcext:value-type="currency">
            <text:p>$1,385.00</text:p>
          </table:table-cell>
          <table:table-cell table:style-name="ce13" office:value-type="currency" office:currency="USD" office:value="1514" calcext:value-type="currency">
            <text:p>$1,514.00</text:p>
          </table:table-cell>
          <table:table-cell table:style-name="ce13" office:value-type="currency" office:currency="USD" office:value="1135.5" calcext:value-type="currency">
            <text:p>$1,135.50</text:p>
          </table:table-cell>
          <table:table-cell table:style-name="ce13" office:value-type="currency" office:currency="USD" office:value="1299" calcext:value-type="currency">
            <text:p>$1,299.00</text:p>
          </table:table-cell>
          <table:table-cell table:style-name="ce13" table:formula="of:=[.E257]-[.B257]" office:value-type="currency" office:currency="USD" office:value="-86" calcext:value-type="currency">
            <text:p>-$86.00</text:p>
          </table:table-cell>
          <table:table-cell table:style-name="ce13" table:formula="of:=[.E257]/[.B257]" office:value-type="currency" office:currency="USD" office:value="0.937906137184116" calcext:value-type="currency">
            <text:p>$0.9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7248</text:p>
          </table:table-cell>
          <table:table-cell table:style-name="ce8" office:value-type="currency" office:currency="USD" office:value="1089" calcext:value-type="currency">
            <text:p>$1,089.00</text:p>
          </table:table-cell>
          <table:table-cell table:style-name="ce13" office:value-type="currency" office:currency="USD" office:value="1222" calcext:value-type="currency">
            <text:p>$1,222.00</text:p>
          </table:table-cell>
          <table:table-cell table:style-name="ce13" office:value-type="currency" office:currency="USD" office:value="916.5" calcext:value-type="currency">
            <text:p>$916.50</text:p>
          </table:table-cell>
          <table:table-cell table:style-name="ce13" office:value-type="currency" office:currency="USD" office:value="1051" calcext:value-type="currency">
            <text:p>$1,051.00</text:p>
          </table:table-cell>
          <table:table-cell table:style-name="ce13" table:formula="of:=[.E258]-[.B258]" office:value-type="currency" office:currency="USD" office:value="-38" calcext:value-type="currency">
            <text:p>-$38.00</text:p>
          </table:table-cell>
          <table:table-cell table:style-name="ce13" table:formula="of:=[.E258]/[.B258]" office:value-type="currency" office:currency="USD" office:value="0.965105601469238" calcext:value-type="currency">
            <text:p>$0.9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7260</text:p>
          </table:table-cell>
          <table:table-cell table:style-name="ce8" office:value-type="currency" office:currency="USD" office:value="1295" calcext:value-type="currency">
            <text:p>$1,295.00</text:p>
          </table:table-cell>
          <table:table-cell table:style-name="ce13" office:value-type="currency" office:currency="USD" office:value="1423" calcext:value-type="currency">
            <text:p>$1,423.00</text:p>
          </table:table-cell>
          <table:table-cell table:style-name="ce13" office:value-type="currency" office:currency="USD" office:value="1067.25" calcext:value-type="currency">
            <text:p>$1,067.25</text:p>
          </table:table-cell>
          <table:table-cell table:style-name="ce13" office:value-type="currency" office:currency="USD" office:value="1223" calcext:value-type="currency">
            <text:p>$1,223.00</text:p>
          </table:table-cell>
          <table:table-cell table:style-name="ce13" table:formula="of:=[.E259]-[.B259]" office:value-type="currency" office:currency="USD" office:value="-72" calcext:value-type="currency">
            <text:p>-$72.00</text:p>
          </table:table-cell>
          <table:table-cell table:style-name="ce13" table:formula="of:=[.E259]/[.B259]" office:value-type="currency" office:currency="USD" office:value="0.944401544401544" calcext:value-type="currency">
            <text:p>$0.9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T7272</text:p>
          </table:table-cell>
          <table:table-cell table:style-name="ce8" office:value-type="currency" office:currency="USD" office:value="1485" calcext:value-type="currency">
            <text:p>$1,485.00</text:p>
          </table:table-cell>
          <table:table-cell table:style-name="ce13" office:value-type="currency" office:currency="USD" office:value="1625" calcext:value-type="currency">
            <text:p>$1,625.00</text:p>
          </table:table-cell>
          <table:table-cell table:style-name="ce13" office:value-type="currency" office:currency="USD" office:value="1218.75" calcext:value-type="currency">
            <text:p>$1,218.75</text:p>
          </table:table-cell>
          <table:table-cell table:style-name="ce13" office:value-type="currency" office:currency="USD" office:value="1363" calcext:value-type="currency">
            <text:p>$1,363.00</text:p>
          </table:table-cell>
          <table:table-cell table:style-name="ce13" table:formula="of:=[.E260]-[.B260]" office:value-type="currency" office:currency="USD" office:value="-122" calcext:value-type="currency">
            <text:p>-$122.00</text:p>
          </table:table-cell>
          <table:table-cell table:style-name="ce13" table:formula="of:=[.E260]/[.B260]" office:value-type="currency" office:currency="USD" office:value="0.917845117845118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T6060</text:p>
          </table:table-cell>
          <table:table-cell table:style-name="ce8" office:value-type="currency" office:currency="USD" office:value="1295" calcext:value-type="currency">
            <text:p>$1,295.00</text:p>
          </table:table-cell>
          <table:table-cell table:style-name="ce13" office:value-type="currency" office:currency="USD" office:value="1423" calcext:value-type="currency">
            <text:p>$1,423.00</text:p>
          </table:table-cell>
          <table:table-cell table:style-name="ce13" office:value-type="currency" office:currency="USD" office:value="1067.25" calcext:value-type="currency">
            <text:p>$1,067.25</text:p>
          </table:table-cell>
          <table:table-cell table:style-name="ce13" office:value-type="currency" office:currency="USD" office:value="1196" calcext:value-type="currency">
            <text:p>$1,196.00</text:p>
          </table:table-cell>
          <table:table-cell table:style-name="ce13" table:formula="of:=[.E261]-[.B261]" office:value-type="currency" office:currency="USD" office:value="-99" calcext:value-type="currency">
            <text:p>-$99.00</text:p>
          </table:table-cell>
          <table:table-cell table:style-name="ce13" table:formula="of:=[.E261]/[.B261]" office:value-type="currency" office:currency="USD" office:value="0.923552123552124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T6072</text:p>
          </table:table-cell>
          <table:table-cell table:style-name="ce8" office:value-type="currency" office:currency="USD" office:value="1485" calcext:value-type="currency">
            <text:p>$1,485.00</text:p>
          </table:table-cell>
          <table:table-cell table:style-name="ce13" office:value-type="currency" office:currency="USD" office:value="1625" calcext:value-type="currency">
            <text:p>$1,625.00</text:p>
          </table:table-cell>
          <table:table-cell table:style-name="ce13" office:value-type="currency" office:currency="USD" office:value="1218.75" calcext:value-type="currency">
            <text:p>$1,218.75</text:p>
          </table:table-cell>
          <table:table-cell table:style-name="ce13" office:value-type="currency" office:currency="USD" office:value="1365" calcext:value-type="currency">
            <text:p>$1,365.00</text:p>
          </table:table-cell>
          <table:table-cell table:style-name="ce13" table:formula="of:=[.E262]-[.B262]" office:value-type="currency" office:currency="USD" office:value="-120" calcext:value-type="currency">
            <text:p>-$120.00</text:p>
          </table:table-cell>
          <table:table-cell table:style-name="ce13" table:formula="of:=[.E262]/[.B262]" office:value-type="currency" office:currency="USD" office:value="0.919191919191919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T7248</text:p>
          </table:table-cell>
          <table:table-cell table:style-name="ce8" office:value-type="currency" office:currency="USD" office:value="1245" calcext:value-type="currency">
            <text:p>$1,245.00</text:p>
          </table:table-cell>
          <table:table-cell table:style-name="ce13" office:value-type="currency" office:currency="USD" office:value="1367" calcext:value-type="currency">
            <text:p>$1,367.00</text:p>
          </table:table-cell>
          <table:table-cell table:style-name="ce13" office:value-type="currency" office:currency="USD" office:value="1025.25" calcext:value-type="currency">
            <text:p>$1,025.25</text:p>
          </table:table-cell>
          <table:table-cell table:style-name="ce13" office:value-type="currency" office:currency="USD" office:value="1148" calcext:value-type="currency">
            <text:p>$1,148.00</text:p>
          </table:table-cell>
          <table:table-cell table:style-name="ce13" table:formula="of:=[.E263]-[.B263]" office:value-type="currency" office:currency="USD" office:value="-97" calcext:value-type="currency">
            <text:p>-$97.00</text:p>
          </table:table-cell>
          <table:table-cell table:style-name="ce13" table:formula="of:=[.E263]/[.B263]" office:value-type="currency" office:currency="USD" office:value="0.922088353413655" calcext:value-type="currency">
            <text:p>$0.92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T7260</text:p>
          </table:table-cell>
          <table:table-cell table:style-name="ce8" office:value-type="currency" office:currency="USD" office:value="1459" calcext:value-type="currency">
            <text:p>$1,459.00</text:p>
          </table:table-cell>
          <table:table-cell table:style-name="ce13" office:value-type="currency" office:currency="USD" office:value="1606" calcext:value-type="currency">
            <text:p>$1,606.00</text:p>
          </table:table-cell>
          <table:table-cell table:style-name="ce13" office:value-type="currency" office:currency="USD" office:value="1204.5" calcext:value-type="currency">
            <text:p>$1,204.50</text:p>
          </table:table-cell>
          <table:table-cell table:style-name="ce13" office:value-type="currency" office:currency="USD" office:value="1350" calcext:value-type="currency">
            <text:p>$1,350.00</text:p>
          </table:table-cell>
          <table:table-cell table:style-name="ce13" table:formula="of:=[.E264]-[.B264]" office:value-type="currency" office:currency="USD" office:value="-109" calcext:value-type="currency">
            <text:p>-$109.00</text:p>
          </table:table-cell>
          <table:table-cell table:style-name="ce13" table:formula="of:=[.E264]/[.B264]" office:value-type="currency" office:currency="USD" office:value="0.925291295407813" calcext:value-type="currency">
            <text:p>$0.9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T7272</text:p>
          </table:table-cell>
          <table:table-cell table:style-name="ce8" office:value-type="currency" office:currency="USD" office:value="1690" calcext:value-type="currency">
            <text:p>$1,690.00</text:p>
          </table:table-cell>
          <table:table-cell table:style-name="ce13" office:value-type="currency" office:currency="USD" office:value="1845" calcext:value-type="currency">
            <text:p>$1,845.00</text:p>
          </table:table-cell>
          <table:table-cell table:style-name="ce13" office:value-type="currency" office:currency="USD" office:value="1383.75" calcext:value-type="currency">
            <text:p>$1,383.75</text:p>
          </table:table-cell>
          <table:table-cell table:style-name="ce13" office:value-type="currency" office:currency="USD" office:value="1528" calcext:value-type="currency">
            <text:p>$1,528.00</text:p>
          </table:table-cell>
          <table:table-cell table:style-name="ce13" table:formula="of:=[.E265]-[.B265]" office:value-type="currency" office:currency="USD" office:value="-162" calcext:value-type="currency">
            <text:p>-$162.00</text:p>
          </table:table-cell>
          <table:table-cell table:style-name="ce13" table:formula="of:=[.E265]/[.B265]" office:value-type="currency" office:currency="USD" office:value="0.90414201183432" calcext:value-type="currency">
            <text:p>$0.9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T7248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style-name="ce13" office:value-type="currency" office:currency="USD" office:value="1762" calcext:value-type="currency">
            <text:p>$1,762.00</text:p>
          </table:table-cell>
          <table:table-cell table:style-name="ce13" office:value-type="currency" office:currency="USD" office:value="1321.5" calcext:value-type="currency">
            <text:p>$1,321.50</text:p>
          </table:table-cell>
          <table:table-cell table:style-name="ce13" office:value-type="currency" office:currency="USD" office:value="1642" calcext:value-type="currency">
            <text:p>$1,642.00</text:p>
          </table:table-cell>
          <table:table-cell table:style-name="ce13" table:formula="of:=[.E266]-[.B266]" office:value-type="currency" office:currency="USD" office:value="47" calcext:value-type="currency">
            <text:p>$47.00</text:p>
          </table:table-cell>
          <table:table-cell table:style-name="ce13" table:formula="of:=[.E266]/[.B266]" office:value-type="currency" office:currency="USD" office:value="1.0294670846395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T7260</text:p>
          </table:table-cell>
          <table:table-cell table:style-name="ce8" office:value-type="currency" office:currency="USD" office:value="1849" calcext:value-type="currency">
            <text:p>$1,849.00</text:p>
          </table:table-cell>
          <table:table-cell table:style-name="ce13" office:value-type="currency" office:currency="USD" office:value="2038" calcext:value-type="currency">
            <text:p>$2,038.00</text:p>
          </table:table-cell>
          <table:table-cell table:style-name="ce13" office:value-type="currency" office:currency="USD" office:value="1528.5" calcext:value-type="currency">
            <text:p>$1,528.50</text:p>
          </table:table-cell>
          <table:table-cell table:style-name="ce13" office:value-type="currency" office:currency="USD" office:value="1899" calcext:value-type="currency">
            <text:p>$1,899.00</text:p>
          </table:table-cell>
          <table:table-cell table:style-name="ce13" table:formula="of:=[.E267]-[.B267]" office:value-type="currency" office:currency="USD" office:value="50" calcext:value-type="currency">
            <text:p>$50.00</text:p>
          </table:table-cell>
          <table:table-cell table:style-name="ce13" table:formula="of:=[.E267]/[.B267]" office:value-type="currency" office:currency="USD" office:value="1.02704164413196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T7272</text:p>
          </table:table-cell>
          <table:table-cell table:style-name="ce8" office:value-type="currency" office:currency="USD" office:value="2095" calcext:value-type="currency">
            <text:p>$2,095.00</text:p>
          </table:table-cell>
          <table:table-cell table:style-name="ce13" office:value-type="currency" office:currency="USD" office:value="2312" calcext:value-type="currency">
            <text:p>$2,312.00</text:p>
          </table:table-cell>
          <table:table-cell table:style-name="ce13" office:value-type="currency" office:currency="USD" office:value="1734" calcext:value-type="currency">
            <text:p>$1,734.00</text:p>
          </table:table-cell>
          <table:table-cell table:style-name="ce13" office:value-type="currency" office:currency="USD" office:value="2155" calcext:value-type="currency">
            <text:p>$2,155.00</text:p>
          </table:table-cell>
          <table:table-cell table:style-name="ce13" table:formula="of:=[.E268]-[.B268]" office:value-type="currency" office:currency="USD" office:value="60" calcext:value-type="currency">
            <text:p>$60.00</text:p>
          </table:table-cell>
          <table:table-cell table:style-name="ce13" table:formula="of:=[.E268]/[.B268]" office:value-type="currency" office:currency="USD" office:value="1.02863961813842" calcext:value-type="currency">
            <text:p>$1.0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Conveyor Crossover Stai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ConveyorCrossover</text:p>
          </table:table-cell>
          <table:table-cell table:style-name="ce5" office:value-type="string" calcext:value-type="string">
            <text:p>Per Application</text:p>
          </table:table-cell>
          <table:table-cell table:style-name="ce14" table:number-columns-repeated="3"/>
          <table:table-cell table:style-name="ce14" table:formula="of:=[.E272]-[.B272]" office:value-type="string" office:string-value="" calcext:value-type="error">
            <text:p>#VALUE!</text:p>
          </table:table-cell>
          <table:table-cell table:style-name="ce14" table:formula="of:=[.E272]/[.B272]" office:value-type="string" office:string-value="" calcext:value-type="error">
            <text:p>#VALUE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Crash Guard - Safety Rail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RF1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3"/>
          <table:table-cell table:style-name="ce12" table:formula="of:=[.E276]-[.B276]" office:value-type="currency" office:currency="USD" office:value="-85" calcext:value-type="currency">
            <text:p>-$85.00</text:p>
          </table:table-cell>
          <table:table-cell table:style-name="ce12" table:formula="of:=[.E276]/[.B2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2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3"/>
          <table:table-cell table:style-name="ce12" table:formula="of:=[.E277]-[.B277]" office:value-type="currency" office:currency="USD" office:value="-93" calcext:value-type="currency">
            <text:p>-$93.00</text:p>
          </table:table-cell>
          <table:table-cell table:style-name="ce12" table:formula="of:=[.E277]/[.B2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3</text:p>
          </table:table-cell>
          <table:table-cell table:style-name="ce7" office:value-type="currency" office:currency="USD" office:value="100" calcext:value-type="currency">
            <text:p>$100.00</text:p>
          </table:table-cell>
          <table:table-cell table:style-name="ce12" table:number-columns-repeated="3"/>
          <table:table-cell table:style-name="ce12" table:formula="of:=[.E278]-[.B278]" office:value-type="currency" office:currency="USD" office:value="-100" calcext:value-type="currency">
            <text:p>-$100.00</text:p>
          </table:table-cell>
          <table:table-cell table:style-name="ce12" table:formula="of:=[.E278]/[.B2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4</text:p>
          </table:table-cell>
          <table:table-cell table:style-name="ce7" office:value-type="currency" office:currency="USD" office:value="108" calcext:value-type="currency">
            <text:p>$108.00</text:p>
          </table:table-cell>
          <table:table-cell table:style-name="ce12" table:number-columns-repeated="3"/>
          <table:table-cell table:style-name="ce12" table:formula="of:=[.E279]-[.B279]" office:value-type="currency" office:currency="USD" office:value="-108" calcext:value-type="currency">
            <text:p>-$108.00</text:p>
          </table:table-cell>
          <table:table-cell table:style-name="ce12" table:formula="of:=[.E279]/[.B2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5</text:p>
          </table:table-cell>
          <table:table-cell table:style-name="ce7" office:value-type="currency" office:currency="USD" office:value="124" calcext:value-type="currency">
            <text:p>$124.00</text:p>
          </table:table-cell>
          <table:table-cell table:style-name="ce12" table:number-columns-repeated="3"/>
          <table:table-cell table:style-name="ce12" table:formula="of:=[.E280]-[.B280]" office:value-type="currency" office:currency="USD" office:value="-124" calcext:value-type="currency">
            <text:p>-$124.00</text:p>
          </table:table-cell>
          <table:table-cell table:style-name="ce12" table:formula="of:=[.E280]/[.B2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6</text:p>
          </table:table-cell>
          <table:table-cell table:style-name="ce7" office:value-type="currency" office:currency="USD" office:value="129" calcext:value-type="currency">
            <text:p>$129.00</text:p>
          </table:table-cell>
          <table:table-cell table:style-name="ce12" table:number-columns-repeated="3"/>
          <table:table-cell table:style-name="ce12" table:formula="of:=[.E281]-[.B281]" office:value-type="currency" office:currency="USD" office:value="-129" calcext:value-type="currency">
            <text:p>-$129.00</text:p>
          </table:table-cell>
          <table:table-cell table:style-name="ce12" table:formula="of:=[.E281]/[.B2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7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3"/>
          <table:table-cell table:style-name="ce12" table:formula="of:=[.E282]-[.B282]" office:value-type="currency" office:currency="USD" office:value="-154" calcext:value-type="currency">
            <text:p>-$154.00</text:p>
          </table:table-cell>
          <table:table-cell table:style-name="ce12" table:formula="of:=[.E282]/[.B2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8</text:p>
          </table:table-cell>
          <table:table-cell table:style-name="ce7" office:value-type="currency" office:currency="USD" office:value="166" calcext:value-type="currency">
            <text:p>$166.00</text:p>
          </table:table-cell>
          <table:table-cell table:style-name="ce12" table:number-columns-repeated="3"/>
          <table:table-cell table:style-name="ce12" table:formula="of:=[.E283]-[.B283]" office:value-type="currency" office:currency="USD" office:value="-166" calcext:value-type="currency">
            <text:p>-$166.00</text:p>
          </table:table-cell>
          <table:table-cell table:style-name="ce12" table:formula="of:=[.E283]/[.B2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9</text:p>
          </table:table-cell>
          <table:table-cell table:style-name="ce7" office:value-type="currency" office:currency="USD" office:value="178" calcext:value-type="currency">
            <text:p>$178.00</text:p>
          </table:table-cell>
          <table:table-cell table:style-name="ce12" table:number-columns-repeated="3"/>
          <table:table-cell table:style-name="ce12" table:formula="of:=[.E284]-[.B284]" office:value-type="currency" office:currency="USD" office:value="-178" calcext:value-type="currency">
            <text:p>-$178.00</text:p>
          </table:table-cell>
          <table:table-cell table:style-name="ce12" table:formula="of:=[.E284]/[.B28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10</text:p>
          </table:table-cell>
          <table:table-cell table:style-name="ce7" office:value-type="currency" office:currency="USD" office:value="187" calcext:value-type="currency">
            <text:p>$187.00</text:p>
          </table:table-cell>
          <table:table-cell table:style-name="ce12" table:number-columns-repeated="3"/>
          <table:table-cell table:style-name="ce12" table:formula="of:=[.E285]-[.B285]" office:value-type="currency" office:currency="USD" office:value="-187" calcext:value-type="currency">
            <text:p>-$187.00</text:p>
          </table:table-cell>
          <table:table-cell table:style-name="ce12" table:formula="of:=[.E285]/[.B28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11</text:p>
          </table:table-cell>
          <table:table-cell table:style-name="ce7" office:value-type="currency" office:currency="USD" office:value="195" calcext:value-type="currency">
            <text:p>$195.00</text:p>
          </table:table-cell>
          <table:table-cell table:style-name="ce12" table:number-columns-repeated="3"/>
          <table:table-cell table:style-name="ce12" table:formula="of:=[.E286]-[.B286]" office:value-type="currency" office:currency="USD" office:value="-195" calcext:value-type="currency">
            <text:p>-$195.00</text:p>
          </table:table-cell>
          <table:table-cell table:style-name="ce12" table:formula="of:=[.E286]/[.B28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F12</text:p>
          </table:table-cell>
          <table:table-cell table:style-name="ce7" office:value-type="currency" office:currency="USD" office:value="215" calcext:value-type="currency">
            <text:p>$215.00</text:p>
          </table:table-cell>
          <table:table-cell table:style-name="ce12" table:number-columns-repeated="3"/>
          <table:table-cell table:style-name="ce12" table:formula="of:=[.E287]-[.B287]" office:value-type="currency" office:currency="USD" office:value="-215" calcext:value-type="currency">
            <text:p>-$215.00</text:p>
          </table:table-cell>
          <table:table-cell table:style-name="ce12" table:formula="of:=[.E287]/[.B2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P18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3"/>
          <table:table-cell table:style-name="ce12" table:formula="of:=[.E288]-[.B288]" office:value-type="currency" office:currency="USD" office:value="-115" calcext:value-type="currency">
            <text:p>-$115.00</text:p>
          </table:table-cell>
          <table:table-cell table:style-name="ce12" table:formula="of:=[.E288]/[.B2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P30</text:p>
          </table:table-cell>
          <table:table-cell table:style-name="ce7" office:value-type="currency" office:currency="USD" office:value="139" calcext:value-type="currency">
            <text:p>$139.00</text:p>
          </table:table-cell>
          <table:table-cell table:style-name="ce12" table:number-columns-repeated="3"/>
          <table:table-cell table:style-name="ce12" table:formula="of:=[.E289]-[.B289]" office:value-type="currency" office:currency="USD" office:value="-139" calcext:value-type="currency">
            <text:p>-$139.00</text:p>
          </table:table-cell>
          <table:table-cell table:style-name="ce12" table:formula="of:=[.E289]/[.B2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P42</text:p>
          </table:table-cell>
          <table:table-cell table:style-name="ce7" office:value-type="currency" office:currency="USD" office:value="149" calcext:value-type="currency">
            <text:p>$149.00</text:p>
          </table:table-cell>
          <table:table-cell table:style-name="ce12" table:number-columns-repeated="3"/>
          <table:table-cell table:style-name="ce12" table:formula="of:=[.E290]-[.B290]" office:value-type="currency" office:currency="USD" office:value="-149" calcext:value-type="currency">
            <text:p>-$149.00</text:p>
          </table:table-cell>
          <table:table-cell table:style-name="ce12" table:formula="of:=[.E290]/[.B2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CC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3"/>
          <table:table-cell table:style-name="ce12" table:formula="of:=[.E291]-[.B291]" office:value-type="currency" office:currency="USD" office:value="-14" calcext:value-type="currency">
            <text:p>-$14.00</text:p>
          </table:table-cell>
          <table:table-cell table:style-name="ce12" table:formula="of:=[.E291]/[.B2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RL</text:p>
          </table:table-cell>
          <table:table-cell table:style-name="ce7" office:value-type="currency" office:currency="USD" office:value="72" calcext:value-type="currency">
            <text:p>$72.00</text:p>
          </table:table-cell>
          <table:table-cell table:style-name="ce12" table:number-columns-repeated="3"/>
          <table:table-cell table:style-name="ce12" table:formula="of:=[.E292]-[.B292]" office:value-type="currency" office:currency="USD" office:value="-72" calcext:value-type="currency">
            <text:p>-$72.00</text:p>
          </table:table-cell>
          <table:table-cell table:style-name="ce12" table:formula="of:=[.E292]/[.B2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Cross-Over Bridges-Model Cob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6COB6012</text:p>
          </table:table-cell>
          <table:table-cell table:style-name="ce7" office:value-type="currency" office:currency="USD" office:value="3359" calcext:value-type="currency">
            <text:p>$3,359.00</text:p>
          </table:table-cell>
          <table:table-cell table:style-name="ce12" table:number-columns-repeated="3"/>
          <table:table-cell table:style-name="ce12" table:formula="of:=[.E296]-[.B296]" office:value-type="currency" office:currency="USD" office:value="-3359" calcext:value-type="currency">
            <text:p>-$3,359.00</text:p>
          </table:table-cell>
          <table:table-cell table:style-name="ce12" table:formula="of:=[.E296]/[.B2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6014</text:p>
          </table:table-cell>
          <table:table-cell table:style-name="ce7" office:value-type="currency" office:currency="USD" office:value="3919" calcext:value-type="currency">
            <text:p>$3,919.00</text:p>
          </table:table-cell>
          <table:table-cell table:style-name="ce12" table:number-columns-repeated="3"/>
          <table:table-cell table:style-name="ce12" table:formula="of:=[.E297]-[.B297]" office:value-type="currency" office:currency="USD" office:value="-3919" calcext:value-type="currency">
            <text:p>-$3,919.00</text:p>
          </table:table-cell>
          <table:table-cell table:style-name="ce12" table:formula="of:=[.E297]/[.B2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6016</text:p>
          </table:table-cell>
          <table:table-cell table:style-name="ce7" office:value-type="currency" office:currency="USD" office:value="4479" calcext:value-type="currency">
            <text:p>$4,479.00</text:p>
          </table:table-cell>
          <table:table-cell table:style-name="ce12" table:number-columns-repeated="3"/>
          <table:table-cell table:style-name="ce12" table:formula="of:=[.E298]-[.B298]" office:value-type="currency" office:currency="USD" office:value="-4479" calcext:value-type="currency">
            <text:p>-$4,479.00</text:p>
          </table:table-cell>
          <table:table-cell table:style-name="ce12" table:formula="of:=[.E298]/[.B2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7012</text:p>
          </table:table-cell>
          <table:table-cell table:style-name="ce7" office:value-type="currency" office:currency="USD" office:value="3919" calcext:value-type="currency">
            <text:p>$3,919.00</text:p>
          </table:table-cell>
          <table:table-cell table:style-name="ce12" table:number-columns-repeated="3"/>
          <table:table-cell table:style-name="ce12" table:formula="of:=[.E299]-[.B299]" office:value-type="currency" office:currency="USD" office:value="-3919" calcext:value-type="currency">
            <text:p>-$3,919.00</text:p>
          </table:table-cell>
          <table:table-cell table:style-name="ce12" table:formula="of:=[.E299]/[.B2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7014</text:p>
          </table:table-cell>
          <table:table-cell table:style-name="ce7" office:value-type="currency" office:currency="USD" office:value="4573" calcext:value-type="currency">
            <text:p>$4,573.00</text:p>
          </table:table-cell>
          <table:table-cell table:style-name="ce12" table:number-columns-repeated="3"/>
          <table:table-cell table:style-name="ce12" table:formula="of:=[.E300]-[.B300]" office:value-type="currency" office:currency="USD" office:value="-4573" calcext:value-type="currency">
            <text:p>-$4,573.00</text:p>
          </table:table-cell>
          <table:table-cell table:style-name="ce12" table:formula="of:=[.E300]/[.B3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7016</text:p>
          </table:table-cell>
          <table:table-cell table:style-name="ce7" office:value-type="currency" office:currency="USD" office:value="5225" calcext:value-type="currency">
            <text:p>$5,225.00</text:p>
          </table:table-cell>
          <table:table-cell table:style-name="ce12" table:number-columns-repeated="3"/>
          <table:table-cell table:style-name="ce12" table:formula="of:=[.E301]-[.B301]" office:value-type="currency" office:currency="USD" office:value="-5225" calcext:value-type="currency">
            <text:p>-$5,225.00</text:p>
          </table:table-cell>
          <table:table-cell table:style-name="ce12" table:formula="of:=[.E301]/[.B3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8412</text:p>
          </table:table-cell>
          <table:table-cell table:style-name="ce7" office:value-type="currency" office:currency="USD" office:value="4703" calcext:value-type="currency">
            <text:p>$4,703.00</text:p>
          </table:table-cell>
          <table:table-cell table:style-name="ce12" table:number-columns-repeated="3"/>
          <table:table-cell table:style-name="ce12" table:formula="of:=[.E302]-[.B302]" office:value-type="currency" office:currency="USD" office:value="-4703" calcext:value-type="currency">
            <text:p>-$4,703.00</text:p>
          </table:table-cell>
          <table:table-cell table:style-name="ce12" table:formula="of:=[.E302]/[.B3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8414</text:p>
          </table:table-cell>
          <table:table-cell table:style-name="ce7" office:value-type="currency" office:currency="USD" office:value="5486" calcext:value-type="currency">
            <text:p>$5,486.00</text:p>
          </table:table-cell>
          <table:table-cell table:style-name="ce12" table:number-columns-repeated="3"/>
          <table:table-cell table:style-name="ce12" table:formula="of:=[.E303]-[.B303]" office:value-type="currency" office:currency="USD" office:value="-5486" calcext:value-type="currency">
            <text:p>-$5,486.00</text:p>
          </table:table-cell>
          <table:table-cell table:style-name="ce12" table:formula="of:=[.E303]/[.B3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6COB8416</text:p>
          </table:table-cell>
          <table:table-cell table:style-name="ce7" office:value-type="currency" office:currency="USD" office:value="6270" calcext:value-type="currency">
            <text:p>$6,270.00</text:p>
          </table:table-cell>
          <table:table-cell table:style-name="ce12" table:number-columns-repeated="3"/>
          <table:table-cell table:style-name="ce12" table:formula="of:=[.E304]-[.B304]" office:value-type="currency" office:currency="USD" office:value="-6270" calcext:value-type="currency">
            <text:p>-$6,270.00</text:p>
          </table:table-cell>
          <table:table-cell table:style-name="ce12" table:formula="of:=[.E304]/[.B30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6012</text:p>
          </table:table-cell>
          <table:table-cell table:style-name="ce7" office:value-type="currency" office:currency="USD" office:value="4125" calcext:value-type="currency">
            <text:p>$4,125.00</text:p>
          </table:table-cell>
          <table:table-cell table:style-name="ce12" table:number-columns-repeated="3"/>
          <table:table-cell table:style-name="ce12" table:formula="of:=[.E305]-[.B305]" office:value-type="currency" office:currency="USD" office:value="-4125" calcext:value-type="currency">
            <text:p>-$4,125.00</text:p>
          </table:table-cell>
          <table:table-cell table:style-name="ce12" table:formula="of:=[.E305]/[.B30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6014</text:p>
          </table:table-cell>
          <table:table-cell table:style-name="ce7" office:value-type="currency" office:currency="USD" office:value="4811" calcext:value-type="currency">
            <text:p>$4,811.00</text:p>
          </table:table-cell>
          <table:table-cell table:style-name="ce12" table:number-columns-repeated="3"/>
          <table:table-cell table:style-name="ce12" table:formula="of:=[.E306]-[.B306]" office:value-type="currency" office:currency="USD" office:value="-4811" calcext:value-type="currency">
            <text:p>-$4,811.00</text:p>
          </table:table-cell>
          <table:table-cell table:style-name="ce12" table:formula="of:=[.E306]/[.B30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6016</text:p>
          </table:table-cell>
          <table:table-cell table:style-name="ce7" office:value-type="currency" office:currency="USD" office:value="5499" calcext:value-type="currency">
            <text:p>$5,499.00</text:p>
          </table:table-cell>
          <table:table-cell table:style-name="ce12" table:number-columns-repeated="3"/>
          <table:table-cell table:style-name="ce12" table:formula="of:=[.E307]-[.B307]" office:value-type="currency" office:currency="USD" office:value="-5499" calcext:value-type="currency">
            <text:p>-$5,499.00</text:p>
          </table:table-cell>
          <table:table-cell table:style-name="ce12" table:formula="of:=[.E307]/[.B30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7012</text:p>
          </table:table-cell>
          <table:table-cell table:style-name="ce7" office:value-type="currency" office:currency="USD" office:value="4811" calcext:value-type="currency">
            <text:p>$4,811.00</text:p>
          </table:table-cell>
          <table:table-cell table:style-name="ce12" table:number-columns-repeated="3"/>
          <table:table-cell table:style-name="ce12" table:formula="of:=[.E308]-[.B308]" office:value-type="currency" office:currency="USD" office:value="-4811" calcext:value-type="currency">
            <text:p>-$4,811.00</text:p>
          </table:table-cell>
          <table:table-cell table:style-name="ce12" table:formula="of:=[.E308]/[.B30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7014</text:p>
          </table:table-cell>
          <table:table-cell table:style-name="ce7" office:value-type="currency" office:currency="USD" office:value="5614" calcext:value-type="currency">
            <text:p>$5,614.00</text:p>
          </table:table-cell>
          <table:table-cell table:style-name="ce12" table:number-columns-repeated="3"/>
          <table:table-cell table:style-name="ce12" table:formula="of:=[.E309]-[.B309]" office:value-type="currency" office:currency="USD" office:value="-5614" calcext:value-type="currency">
            <text:p>-$5,614.00</text:p>
          </table:table-cell>
          <table:table-cell table:style-name="ce12" table:formula="of:=[.E309]/[.B30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7016</text:p>
          </table:table-cell>
          <table:table-cell table:style-name="ce7" office:value-type="currency" office:currency="USD" office:value="6415" calcext:value-type="currency">
            <text:p>$6,415.00</text:p>
          </table:table-cell>
          <table:table-cell table:style-name="ce12" table:number-columns-repeated="3"/>
          <table:table-cell table:style-name="ce12" table:formula="of:=[.E310]-[.B310]" office:value-type="currency" office:currency="USD" office:value="-6415" calcext:value-type="currency">
            <text:p>-$6,415.00</text:p>
          </table:table-cell>
          <table:table-cell table:style-name="ce12" table:formula="of:=[.E310]/[.B31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8412</text:p>
          </table:table-cell>
          <table:table-cell table:style-name="ce7" office:value-type="currency" office:currency="USD" office:value="5774" calcext:value-type="currency">
            <text:p>$5,774.00</text:p>
          </table:table-cell>
          <table:table-cell table:style-name="ce12" table:number-columns-repeated="3"/>
          <table:table-cell table:style-name="ce12" table:formula="of:=[.E311]-[.B311]" office:value-type="currency" office:currency="USD" office:value="-5774" calcext:value-type="currency">
            <text:p>-$5,774.00</text:p>
          </table:table-cell>
          <table:table-cell table:style-name="ce12" table:formula="of:=[.E311]/[.B31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8414</text:p>
          </table:table-cell>
          <table:table-cell table:style-name="ce7" office:value-type="currency" office:currency="USD" office:value="6736" calcext:value-type="currency">
            <text:p>$6,736.00</text:p>
          </table:table-cell>
          <table:table-cell table:style-name="ce12" table:number-columns-repeated="3"/>
          <table:table-cell table:style-name="ce12" table:formula="of:=[.E312]-[.B312]" office:value-type="currency" office:currency="USD" office:value="-6736" calcext:value-type="currency">
            <text:p>-$6,736.00</text:p>
          </table:table-cell>
          <table:table-cell table:style-name="ce12" table:formula="of:=[.E312]/[.B3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0COB8416</text:p>
          </table:table-cell>
          <table:table-cell table:style-name="ce7" office:value-type="currency" office:currency="USD" office:value="7699" calcext:value-type="currency">
            <text:p>$7,699.00</text:p>
          </table:table-cell>
          <table:table-cell table:style-name="ce12" table:number-columns-repeated="3"/>
          <table:table-cell table:style-name="ce12" table:formula="of:=[.E313]-[.B313]" office:value-type="currency" office:currency="USD" office:value="-7699" calcext:value-type="currency">
            <text:p>-$7,699.00</text:p>
          </table:table-cell>
          <table:table-cell table:style-name="ce12" table:formula="of:=[.E313]/[.B31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6012</text:p>
          </table:table-cell>
          <table:table-cell table:style-name="ce7" office:value-type="currency" office:currency="USD" office:value="4964" calcext:value-type="currency">
            <text:p>$4,964.00</text:p>
          </table:table-cell>
          <table:table-cell table:style-name="ce12" table:number-columns-repeated="3"/>
          <table:table-cell table:style-name="ce12" table:formula="of:=[.E314]-[.B314]" office:value-type="currency" office:currency="USD" office:value="-4964" calcext:value-type="currency">
            <text:p>-$4,964.00</text:p>
          </table:table-cell>
          <table:table-cell table:style-name="ce12" table:formula="of:=[.E314]/[.B31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6014</text:p>
          </table:table-cell>
          <table:table-cell table:style-name="ce7" office:value-type="currency" office:currency="USD" office:value="5791" calcext:value-type="currency">
            <text:p>$5,791.00</text:p>
          </table:table-cell>
          <table:table-cell table:style-name="ce12" table:number-columns-repeated="3"/>
          <table:table-cell table:style-name="ce12" table:formula="of:=[.E315]-[.B315]" office:value-type="currency" office:currency="USD" office:value="-5791" calcext:value-type="currency">
            <text:p>-$5,791.00</text:p>
          </table:table-cell>
          <table:table-cell table:style-name="ce12" table:formula="of:=[.E315]/[.B31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6016</text:p>
          </table:table-cell>
          <table:table-cell table:style-name="ce7" office:value-type="currency" office:currency="USD" office:value="6619" calcext:value-type="currency">
            <text:p>$6,619.00</text:p>
          </table:table-cell>
          <table:table-cell table:style-name="ce12" table:number-columns-repeated="3"/>
          <table:table-cell table:style-name="ce12" table:formula="of:=[.E316]-[.B316]" office:value-type="currency" office:currency="USD" office:value="-6619" calcext:value-type="currency">
            <text:p>-$6,619.00</text:p>
          </table:table-cell>
          <table:table-cell table:style-name="ce12" table:formula="of:=[.E316]/[.B31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7012</text:p>
          </table:table-cell>
          <table:table-cell table:style-name="ce7" office:value-type="currency" office:currency="USD" office:value="5791" calcext:value-type="currency">
            <text:p>$5,791.00</text:p>
          </table:table-cell>
          <table:table-cell table:style-name="ce12" table:number-columns-repeated="3"/>
          <table:table-cell table:style-name="ce12" table:formula="of:=[.E317]-[.B317]" office:value-type="currency" office:currency="USD" office:value="-5791" calcext:value-type="currency">
            <text:p>-$5,791.00</text:p>
          </table:table-cell>
          <table:table-cell table:style-name="ce12" table:formula="of:=[.E317]/[.B31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7014</text:p>
          </table:table-cell>
          <table:table-cell table:style-name="ce7" office:value-type="currency" office:currency="USD" office:value="6756" calcext:value-type="currency">
            <text:p>$6,756.00</text:p>
          </table:table-cell>
          <table:table-cell table:style-name="ce12" table:number-columns-repeated="3"/>
          <table:table-cell table:style-name="ce12" table:formula="of:=[.E318]-[.B318]" office:value-type="currency" office:currency="USD" office:value="-6756" calcext:value-type="currency">
            <text:p>-$6,756.00</text:p>
          </table:table-cell>
          <table:table-cell table:style-name="ce12" table:formula="of:=[.E318]/[.B31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7016</text:p>
          </table:table-cell>
          <table:table-cell table:style-name="ce7" office:value-type="currency" office:currency="USD" office:value="7722" calcext:value-type="currency">
            <text:p>$7,722.00</text:p>
          </table:table-cell>
          <table:table-cell table:style-name="ce12" table:number-columns-repeated="3"/>
          <table:table-cell table:style-name="ce12" table:formula="of:=[.E319]-[.B319]" office:value-type="currency" office:currency="USD" office:value="-7722" calcext:value-type="currency">
            <text:p>-$7,722.00</text:p>
          </table:table-cell>
          <table:table-cell table:style-name="ce12" table:formula="of:=[.E319]/[.B31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8412</text:p>
          </table:table-cell>
          <table:table-cell table:style-name="ce7" office:value-type="currency" office:currency="USD" office:value="6950" calcext:value-type="currency">
            <text:p>$6,950.00</text:p>
          </table:table-cell>
          <table:table-cell table:style-name="ce12" table:number-columns-repeated="3"/>
          <table:table-cell table:style-name="ce12" table:formula="of:=[.E320]-[.B320]" office:value-type="currency" office:currency="USD" office:value="-6950" calcext:value-type="currency">
            <text:p>-$6,950.00</text:p>
          </table:table-cell>
          <table:table-cell table:style-name="ce12" table:formula="of:=[.E320]/[.B32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8414</text:p>
          </table:table-cell>
          <table:table-cell table:style-name="ce7" office:value-type="currency" office:currency="USD" office:value="8108" calcext:value-type="currency">
            <text:p>$8,108.00</text:p>
          </table:table-cell>
          <table:table-cell table:style-name="ce12" table:number-columns-repeated="3"/>
          <table:table-cell table:style-name="ce12" table:formula="of:=[.E321]-[.B321]" office:value-type="currency" office:currency="USD" office:value="-8108" calcext:value-type="currency">
            <text:p>-$8,108.00</text:p>
          </table:table-cell>
          <table:table-cell table:style-name="ce12" table:formula="of:=[.E321]/[.B32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5COB8416</text:p>
          </table:table-cell>
          <table:table-cell table:style-name="ce7" office:value-type="currency" office:currency="USD" office:value="9267" calcext:value-type="currency">
            <text:p>$9,267.00</text:p>
          </table:table-cell>
          <table:table-cell table:style-name="ce12" table:number-columns-repeated="3"/>
          <table:table-cell table:style-name="ce12" table:formula="of:=[.E322]-[.B322]" office:value-type="currency" office:currency="USD" office:value="-9267" calcext:value-type="currency">
            <text:p>-$9,267.00</text:p>
          </table:table-cell>
          <table:table-cell table:style-name="ce12" table:formula="of:=[.E322]/[.B32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Door Track Protecto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G48L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68" calcext:value-type="currency">
            <text:p>$68.00</text:p>
          </table:table-cell>
          <table:table-cell table:style-name="ce13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241.9" calcext:value-type="currency">
            <text:p>$241.90</text:p>
          </table:table-cell>
          <table:table-cell table:style-name="ce13" table:formula="of:=[.E326]-[.B326]" office:value-type="currency" office:currency="USD" office:value="19.9" calcext:value-type="currency">
            <text:p>$19.90</text:p>
          </table:table-cell>
          <table:table-cell table:style-name="ce13" table:formula="of:=[.E326]/[.B326]" office:value-type="currency" office:currency="USD" office:value="1.08963963963964" calcext:value-type="currency">
            <text:p>$1.0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G48R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68" calcext:value-type="currency">
            <text:p>$68.00</text:p>
          </table:table-cell>
          <table:table-cell table:style-name="ce13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241.9" calcext:value-type="currency">
            <text:p>$241.90</text:p>
          </table:table-cell>
          <table:table-cell table:style-name="ce13" table:formula="of:=[.E327]-[.B327]" office:value-type="currency" office:currency="USD" office:value="19.9" calcext:value-type="currency">
            <text:p>$19.90</text:p>
          </table:table-cell>
          <table:table-cell table:style-name="ce13" table:formula="of:=[.E327]/[.B327]" office:value-type="currency" office:currency="USD" office:value="1.08963963963964" calcext:value-type="currency">
            <text:p>$1.09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Edge-of-Dock Level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66</text:p>
          </table:table-cell>
          <table:table-cell table:style-name="ce8" office:value-type="currency" office:currency="USD" office:value="919" calcext:value-type="currency">
            <text:p>$919.00</text:p>
          </table:table-cell>
          <table:table-cell table:style-name="ce13" office:value-type="currency" office:currency="USD" office:value="999" calcext:value-type="currency">
            <text:p>$999.00</text:p>
          </table:table-cell>
          <table:table-cell table:style-name="ce13" office:value-type="currency" office:currency="USD" office:value="599.4" calcext:value-type="currency">
            <text:p>$599.40</text:p>
          </table:table-cell>
          <table:table-cell table:style-name="ce13" office:value-type="currency" office:currency="USD" office:value="917" calcext:value-type="currency">
            <text:p>$917.00</text:p>
          </table:table-cell>
          <table:table-cell table:style-name="ce13" table:formula="of:=[.E331]-[.B331]" office:value-type="currency" office:currency="USD" office:value="-2" calcext:value-type="currency">
            <text:p>-$2.00</text:p>
          </table:table-cell>
          <table:table-cell table:style-name="ce13" table:formula="of:=[.E331]/[.B331]" office:value-type="currency" office:currency="USD" office:value="0.997823721436344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72</text:p>
          </table:table-cell>
          <table:table-cell table:style-name="ce8" office:value-type="currency" office:currency="USD" office:value="919" calcext:value-type="currency">
            <text:p>$919.00</text:p>
          </table:table-cell>
          <table:table-cell table:style-name="ce13" office:value-type="currency" office:currency="USD" office:value="1090" calcext:value-type="currency">
            <text:p>$1,090.00</text:p>
          </table:table-cell>
          <table:table-cell table:style-name="ce13" office:value-type="currency" office:currency="USD" office:value="654" calcext:value-type="currency">
            <text:p>$654.00</text:p>
          </table:table-cell>
          <table:table-cell table:style-name="ce13" office:value-type="currency" office:currency="USD" office:value="979" calcext:value-type="currency">
            <text:p>$979.00</text:p>
          </table:table-cell>
          <table:table-cell table:style-name="ce13" table:formula="of:=[.E332]-[.B332]" office:value-type="currency" office:currency="USD" office:value="60" calcext:value-type="currency">
            <text:p>$60.00</text:p>
          </table:table-cell>
          <table:table-cell table:style-name="ce13" table:formula="of:=[.E332]/[.B332]" office:value-type="currency" office:currency="USD" office:value="1.06528835690968" calcext:value-type="currency">
            <text:p>$1.07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78</text:p>
          </table:table-cell>
          <table:table-cell table:style-name="ce8" office:value-type="currency" office:currency="USD" office:value="1099" calcext:value-type="currency">
            <text:p>$1,099.00</text:p>
          </table:table-cell>
          <table:table-cell table:style-name="ce13" office:value-type="currency" office:currency="USD" office:value="1319" calcext:value-type="currency">
            <text:p>$1,319.00</text:p>
          </table:table-cell>
          <table:table-cell table:style-name="ce13" office:value-type="currency" office:currency="USD" office:value="791.4" calcext:value-type="currency">
            <text:p>$791.40</text:p>
          </table:table-cell>
          <table:table-cell table:style-name="ce13" office:value-type="currency" office:currency="USD" office:value="1139" calcext:value-type="currency">
            <text:p>$1,139.00</text:p>
          </table:table-cell>
          <table:table-cell table:style-name="ce13" table:formula="of:=[.E333]-[.B333]" office:value-type="currency" office:currency="USD" office:value="40" calcext:value-type="currency">
            <text:p>$40.00</text:p>
          </table:table-cell>
          <table:table-cell table:style-name="ce13" table:formula="of:=[.E333]/[.B333]" office:value-type="currency" office:currency="USD" office:value="1.03639672429481" calcext:value-type="currency">
            <text:p>$1.04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66</text:p>
          </table:table-cell>
          <table:table-cell table:style-name="ce8" office:value-type="currency" office:currency="USD" office:value="1049" calcext:value-type="currency">
            <text:p>$1,049.00</text:p>
          </table:table-cell>
          <table:table-cell table:style-name="ce13" office:value-type="currency" office:currency="USD" office:value="1149" calcext:value-type="currency">
            <text:p>$1,149.00</text:p>
          </table:table-cell>
          <table:table-cell table:style-name="ce13" office:value-type="currency" office:currency="USD" office:value="689.4" calcext:value-type="currency">
            <text:p>$689.40</text:p>
          </table:table-cell>
          <table:table-cell table:style-name="ce13" office:value-type="currency" office:currency="USD" office:value="1100" calcext:value-type="currency">
            <text:p>$1,100.00</text:p>
          </table:table-cell>
          <table:table-cell table:style-name="ce13" table:formula="of:=[.E334]-[.B334]" office:value-type="currency" office:currency="USD" office:value="51" calcext:value-type="currency">
            <text:p>$51.00</text:p>
          </table:table-cell>
          <table:table-cell table:style-name="ce13" table:formula="of:=[.E334]/[.B334]" office:value-type="currency" office:currency="USD" office:value="1.04861773117255" calcext:value-type="currency">
            <text:p>$1.0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72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13" office:value-type="currency" office:currency="USD" office:value="1228" calcext:value-type="currency">
            <text:p>$1,228.00</text:p>
          </table:table-cell>
          <table:table-cell table:style-name="ce13" office:value-type="currency" office:currency="USD" office:value="736.8" calcext:value-type="currency">
            <text:p>$736.80</text:p>
          </table:table-cell>
          <table:table-cell table:style-name="ce13" office:value-type="currency" office:currency="USD" office:value="1144" calcext:value-type="currency">
            <text:p>$1,144.00</text:p>
          </table:table-cell>
          <table:table-cell table:style-name="ce13" table:formula="of:=[.E335]-[.B335]" office:value-type="currency" office:currency="USD" office:value="145" calcext:value-type="currency">
            <text:p>$145.00</text:p>
          </table:table-cell>
          <table:table-cell table:style-name="ce13" table:formula="of:=[.E335]/[.B335]" office:value-type="currency" office:currency="USD" office:value="1.14514514514515" calcext:value-type="currency">
            <text:p>$1.1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78</text:p>
          </table:table-cell>
          <table:table-cell table:style-name="ce8" office:value-type="currency" office:currency="USD" office:value="1145" calcext:value-type="currency">
            <text:p>$1,145.00</text:p>
          </table:table-cell>
          <table:table-cell table:style-name="ce13" office:value-type="currency" office:currency="USD" office:value="1382" calcext:value-type="currency">
            <text:p>$1,382.00</text:p>
          </table:table-cell>
          <table:table-cell table:style-name="ce13" office:value-type="currency" office:currency="USD" office:value="829.2" calcext:value-type="currency">
            <text:p>$829.20</text:p>
          </table:table-cell>
          <table:table-cell table:style-name="ce13" office:value-type="currency" office:currency="USD" office:value="1288" calcext:value-type="currency">
            <text:p>$1,288.00</text:p>
          </table:table-cell>
          <table:table-cell table:style-name="ce13" table:formula="of:=[.E336]-[.B336]" office:value-type="currency" office:currency="USD" office:value="143" calcext:value-type="currency">
            <text:p>$143.00</text:p>
          </table:table-cell>
          <table:table-cell table:style-name="ce13" table:formula="of:=[.E336]/[.B336]" office:value-type="currency" office:currency="USD" office:value="1.12489082969432" calcext:value-type="currency">
            <text:p>$1.1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Edge-of-Dock Levelers - Refrigerated Trail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66-R</text:p>
          </table:table-cell>
          <table:table-cell table:style-name="ce8" office:value-type="currency" office:currency="USD" office:value="1075" calcext:value-type="currency">
            <text:p>$1,075.00</text:p>
          </table:table-cell>
          <table:table-cell table:style-name="ce13" office:value-type="currency" office:currency="USD" office:value="1195" calcext:value-type="currency">
            <text:p>$1,195.00</text:p>
          </table:table-cell>
          <table:table-cell table:style-name="ce13" office:value-type="currency" office:currency="USD" office:value="717" calcext:value-type="currency">
            <text:p>$717.00</text:p>
          </table:table-cell>
          <table:table-cell table:style-name="ce13" office:value-type="currency" office:currency="USD" office:value="1114" calcext:value-type="currency">
            <text:p>$1,114.00</text:p>
          </table:table-cell>
          <table:table-cell table:style-name="ce13" table:formula="of:=[.E340]-[.B340]" office:value-type="currency" office:currency="USD" office:value="39" calcext:value-type="currency">
            <text:p>$39.00</text:p>
          </table:table-cell>
          <table:table-cell table:style-name="ce13" table:formula="of:=[.E340]/[.B340]" office:value-type="currency" office:currency="USD" office:value="1.03627906976744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72-R</text:p>
          </table:table-cell>
          <table:table-cell table:style-name="ce8" office:value-type="currency" office:currency="USD" office:value="1079" calcext:value-type="currency">
            <text:p>$1,079.00</text:p>
          </table:table-cell>
          <table:table-cell table:style-name="ce13" office:value-type="currency" office:currency="USD" office:value="1295" calcext:value-type="currency">
            <text:p>$1,295.00</text:p>
          </table:table-cell>
          <table:table-cell table:style-name="ce13" office:value-type="currency" office:currency="USD" office:value="777" calcext:value-type="currency">
            <text:p>$777.00</text:p>
          </table:table-cell>
          <table:table-cell table:style-name="ce13" office:value-type="currency" office:currency="USD" office:value="1207" calcext:value-type="currency">
            <text:p>$1,207.00</text:p>
          </table:table-cell>
          <table:table-cell table:style-name="ce13" table:formula="of:=[.E341]-[.B341]" office:value-type="currency" office:currency="USD" office:value="128" calcext:value-type="currency">
            <text:p>$128.00</text:p>
          </table:table-cell>
          <table:table-cell table:style-name="ce13" table:formula="of:=[.E341]/[.B341]" office:value-type="currency" office:currency="USD" office:value="1.11862835959222" calcext:value-type="currency">
            <text:p>$1.1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EP78-R</text:p>
          </table:table-cell>
          <table:table-cell table:style-name="ce8" office:value-type="currency" office:currency="USD" office:value="1199" calcext:value-type="currency">
            <text:p>$1,199.00</text:p>
          </table:table-cell>
          <table:table-cell table:style-name="ce13" office:value-type="currency" office:currency="USD" office:value="1431" calcext:value-type="currency">
            <text:p>$1,431.00</text:p>
          </table:table-cell>
          <table:table-cell table:style-name="ce13" office:value-type="currency" office:currency="USD" office:value="858.6" calcext:value-type="currency">
            <text:p>$858.60</text:p>
          </table:table-cell>
          <table:table-cell table:style-name="ce13" office:value-type="currency" office:currency="USD" office:value="1334" calcext:value-type="currency">
            <text:p>$1,334.00</text:p>
          </table:table-cell>
          <table:table-cell table:style-name="ce13" table:formula="of:=[.E342]-[.B342]" office:value-type="currency" office:currency="USD" office:value="135" calcext:value-type="currency">
            <text:p>$135.00</text:p>
          </table:table-cell>
          <table:table-cell table:style-name="ce13" table:formula="of:=[.E342]/[.B342]" office:value-type="currency" office:currency="USD" office:value="1.11259382819016" calcext:value-type="currency">
            <text:p>$1.1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66-R</text:p>
          </table:table-cell>
          <table:table-cell table:style-name="ce8" office:value-type="currency" office:currency="USD" office:value="1149" calcext:value-type="currency">
            <text:p>$1,149.00</text:p>
          </table:table-cell>
          <table:table-cell table:style-name="ce13" office:value-type="currency" office:currency="USD" office:value="1280" calcext:value-type="currency">
            <text:p>$1,280.00</text:p>
          </table:table-cell>
          <table:table-cell table:style-name="ce13" office:value-type="currency" office:currency="USD" office:value="768" calcext:value-type="currency">
            <text:p>$768.00</text:p>
          </table:table-cell>
          <table:table-cell table:style-name="ce13" office:value-type="currency" office:currency="USD" office:value="1193" calcext:value-type="currency">
            <text:p>$1,193.00</text:p>
          </table:table-cell>
          <table:table-cell table:style-name="ce13" table:formula="of:=[.E343]-[.B343]" office:value-type="currency" office:currency="USD" office:value="44" calcext:value-type="currency">
            <text:p>$44.00</text:p>
          </table:table-cell>
          <table:table-cell table:style-name="ce13" table:formula="of:=[.E343]/[.B343]" office:value-type="currency" office:currency="USD" office:value="1.03829416884247" calcext:value-type="currency">
            <text:p>$1.0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72-R</text:p>
          </table:table-cell>
          <table:table-cell table:style-name="ce8" office:value-type="currency" office:currency="USD" office:value="1225" calcext:value-type="currency">
            <text:p>$1,225.00</text:p>
          </table:table-cell>
          <table:table-cell table:style-name="ce13" office:value-type="currency" office:currency="USD" office:value="1481" calcext:value-type="currency">
            <text:p>$1,481.00</text:p>
          </table:table-cell>
          <table:table-cell table:style-name="ce13" office:value-type="currency" office:currency="USD" office:value="888.6" calcext:value-type="currency">
            <text:p>$888.60</text:p>
          </table:table-cell>
          <table:table-cell table:style-name="ce13" office:value-type="currency" office:currency="USD" office:value="1380" calcext:value-type="currency">
            <text:p>$1,380.00</text:p>
          </table:table-cell>
          <table:table-cell table:style-name="ce13" table:formula="of:=[.E344]-[.B344]" office:value-type="currency" office:currency="USD" office:value="155" calcext:value-type="currency">
            <text:p>$155.00</text:p>
          </table:table-cell>
          <table:table-cell table:style-name="ce13" table:formula="of:=[.E344]/[.B344]" office:value-type="currency" office:currency="USD" office:value="1.1265306122449" calcext:value-type="currency">
            <text:p>$1.1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EP78-R</text:p>
          </table:table-cell>
          <table:table-cell table:style-name="ce8" office:value-type="currency" office:currency="USD" office:value="1325" calcext:value-type="currency">
            <text:p>$1,325.00</text:p>
          </table:table-cell>
          <table:table-cell table:style-name="ce13" office:value-type="currency" office:currency="USD" office:value="1596" calcext:value-type="currency">
            <text:p>$1,596.00</text:p>
          </table:table-cell>
          <table:table-cell table:style-name="ce13" office:value-type="currency" office:currency="USD" office:value="957.6" calcext:value-type="currency">
            <text:p>$957.60</text:p>
          </table:table-cell>
          <table:table-cell table:style-name="ce13" office:value-type="currency" office:currency="USD" office:value="1487" calcext:value-type="currency">
            <text:p>$1,487.00</text:p>
          </table:table-cell>
          <table:table-cell table:style-name="ce13" table:formula="of:=[.E345]-[.B345]" office:value-type="currency" office:currency="USD" office:value="162" calcext:value-type="currency">
            <text:p>$162.00</text:p>
          </table:table-cell>
          <table:table-cell table:style-name="ce13" table:formula="of:=[.E345]/[.B345]" office:value-type="currency" office:currency="USD" office:value="1.1222641509434" calcext:value-type="currency">
            <text:p>$1.12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Lo-Dock Levelers - For Refrigerated Trail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3R</text:p>
          </table:table-cell>
          <table:table-cell table:style-name="ce8" office:value-type="currency" office:currency="USD" office:value="1825" calcext:value-type="currency">
            <text:p>$1,825.00</text:p>
          </table:table-cell>
          <table:table-cell table:style-name="ce13" office:value-type="currency" office:currency="USD" office:value="1910" calcext:value-type="currency">
            <text:p>$1,910.00</text:p>
          </table:table-cell>
          <table:table-cell table:style-name="ce13" office:value-type="currency" office:currency="USD" office:value="1432.5" calcext:value-type="currency">
            <text:p>$1,432.50</text:p>
          </table:table-cell>
          <table:table-cell table:style-name="ce13" office:value-type="currency" office:currency="USD" office:value="1780" calcext:value-type="currency">
            <text:p>$1,780.00</text:p>
          </table:table-cell>
          <table:table-cell table:style-name="ce13" table:formula="of:=[.E349]-[.B349]" office:value-type="currency" office:currency="USD" office:value="-45" calcext:value-type="currency">
            <text:p>-$45.00</text:p>
          </table:table-cell>
          <table:table-cell table:style-name="ce13" table:formula="of:=[.E349]/[.B349]" office:value-type="currency" office:currency="USD" office:value="0.975342465753425" calcext:value-type="currency">
            <text:p>$0.98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5R</text:p>
          </table:table-cell>
          <table:table-cell table:style-name="ce8" office:value-type="currency" office:currency="USD" office:value="1960" calcext:value-type="currency">
            <text:p>$1,960.00</text:p>
          </table:table-cell>
          <table:table-cell table:style-name="ce13" office:value-type="currency" office:currency="USD" office:value="2194" calcext:value-type="currency">
            <text:p>$2,194.00</text:p>
          </table:table-cell>
          <table:table-cell table:style-name="ce13" office:value-type="currency" office:currency="USD" office:value="1645.5" calcext:value-type="currency">
            <text:p>$1,645.50</text:p>
          </table:table-cell>
          <table:table-cell table:style-name="ce13" office:value-type="currency" office:currency="USD" office:value="2045" calcext:value-type="currency">
            <text:p>$2,045.00</text:p>
          </table:table-cell>
          <table:table-cell table:style-name="ce13" table:formula="of:=[.E350]-[.B350]" office:value-type="currency" office:currency="USD" office:value="85" calcext:value-type="currency">
            <text:p>$85.00</text:p>
          </table:table-cell>
          <table:table-cell table:style-name="ce13" table:formula="of:=[.E350]/[.B350]" office:value-type="currency" office:currency="USD" office:value="1.04336734693878" calcext:value-type="currency">
            <text:p>$1.04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7R</text:p>
          </table:table-cell>
          <table:table-cell table:style-name="ce8" office:value-type="currency" office:currency="USD" office:value="2199" calcext:value-type="currency">
            <text:p>$2,199.00</text:p>
          </table:table-cell>
          <table:table-cell table:style-name="ce13" office:value-type="currency" office:currency="USD" office:value="2479" calcext:value-type="currency">
            <text:p>$2,479.00</text:p>
          </table:table-cell>
          <table:table-cell table:style-name="ce13" office:value-type="currency" office:currency="USD" office:value="1859.25" calcext:value-type="currency">
            <text:p>$1,859.25</text:p>
          </table:table-cell>
          <table:table-cell table:style-name="ce13" office:value-type="currency" office:currency="USD" office:value="2310" calcext:value-type="currency">
            <text:p>$2,310.00</text:p>
          </table:table-cell>
          <table:table-cell table:style-name="ce13" table:formula="of:=[.E351]-[.B351]" office:value-type="currency" office:currency="USD" office:value="111" calcext:value-type="currency">
            <text:p>$111.00</text:p>
          </table:table-cell>
          <table:table-cell table:style-name="ce13" table:formula="of:=[.E351]/[.B351]" office:value-type="currency" office:currency="USD" office:value="1.05047748976808" calcext:value-type="currency">
            <text:p>$1.05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9R</text:p>
          </table:table-cell>
          <table:table-cell table:style-name="ce8" office:value-type="currency" office:currency="USD" office:value="2320" calcext:value-type="currency">
            <text:p>$2,320.00</text:p>
          </table:table-cell>
          <table:table-cell table:style-name="ce13" office:value-type="currency" office:currency="USD" office:value="2763" calcext:value-type="currency">
            <text:p>$2,763.00</text:p>
          </table:table-cell>
          <table:table-cell table:style-name="ce13" office:value-type="currency" office:currency="USD" office:value="2072.25" calcext:value-type="currency">
            <text:p>$2,072.25</text:p>
          </table:table-cell>
          <table:table-cell table:style-name="ce13" office:value-type="currency" office:currency="USD" office:value="2575" calcext:value-type="currency">
            <text:p>$2,575.00</text:p>
          </table:table-cell>
          <table:table-cell table:style-name="ce13" table:formula="of:=[.E352]-[.B352]" office:value-type="currency" office:currency="USD" office:value="255" calcext:value-type="currency">
            <text:p>$255.00</text:p>
          </table:table-cell>
          <table:table-cell table:style-name="ce13" table:formula="of:=[.E352]/[.B352]" office:value-type="currency" office:currency="USD" office:value="1.10991379310345" calcext:value-type="currency">
            <text:p>$1.11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3R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13" office:value-type="currency" office:currency="USD" office:value="2052" calcext:value-type="currency">
            <text:p>$2,052.00</text:p>
          </table:table-cell>
          <table:table-cell table:style-name="ce13" office:value-type="currency" office:currency="USD" office:value="1539" calcext:value-type="currency">
            <text:p>$1,539.00</text:p>
          </table:table-cell>
          <table:table-cell table:style-name="ce13" office:value-type="currency" office:currency="USD" office:value="1912" calcext:value-type="currency">
            <text:p>$1,912.00</text:p>
          </table:table-cell>
          <table:table-cell table:style-name="ce13" table:formula="of:=[.E353]-[.B353]" office:value-type="currency" office:currency="USD" office:value="13" calcext:value-type="currency">
            <text:p>$13.00</text:p>
          </table:table-cell>
          <table:table-cell table:style-name="ce13" table:formula="of:=[.E353]/[.B353]" office:value-type="currency" office:currency="USD" office:value="1.00684570826751" calcext:value-type="currency">
            <text:p>$1.01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5R</text:p>
          </table:table-cell>
          <table:table-cell table:style-name="ce8" office:value-type="currency" office:currency="USD" office:value="2019" calcext:value-type="currency">
            <text:p>$2,019.00</text:p>
          </table:table-cell>
          <table:table-cell table:style-name="ce13" office:value-type="currency" office:currency="USD" office:value="2336" calcext:value-type="currency">
            <text:p>$2,336.00</text:p>
          </table:table-cell>
          <table:table-cell table:style-name="ce13" office:value-type="currency" office:currency="USD" office:value="1752" calcext:value-type="currency">
            <text:p>$1,752.00</text:p>
          </table:table-cell>
          <table:table-cell table:style-name="ce13" office:value-type="currency" office:currency="USD" office:value="2177" calcext:value-type="currency">
            <text:p>$2,177.00</text:p>
          </table:table-cell>
          <table:table-cell table:style-name="ce13" table:formula="of:=[.E354]-[.B354]" office:value-type="currency" office:currency="USD" office:value="158" calcext:value-type="currency">
            <text:p>$158.00</text:p>
          </table:table-cell>
          <table:table-cell table:style-name="ce13" table:formula="of:=[.E354]/[.B354]" office:value-type="currency" office:currency="USD" office:value="1.07825656265478" calcext:value-type="currency">
            <text:p>$1.08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7R</text:p>
          </table:table-cell>
          <table:table-cell table:style-name="ce8" office:value-type="currency" office:currency="USD" office:value="2150" calcext:value-type="currency">
            <text:p>$2,150.00</text:p>
          </table:table-cell>
          <table:table-cell table:style-name="ce13" office:value-type="currency" office:currency="USD" office:value="2620" calcext:value-type="currency">
            <text:p>$2,620.00</text:p>
          </table:table-cell>
          <table:table-cell table:style-name="ce13" office:value-type="currency" office:currency="USD" office:value="1965" calcext:value-type="currency">
            <text:p>$1,965.00</text:p>
          </table:table-cell>
          <table:table-cell table:style-name="ce13" office:value-type="currency" office:currency="USD" office:value="242" calcext:value-type="currency">
            <text:p>$242.00</text:p>
          </table:table-cell>
          <table:table-cell table:style-name="ce13" table:formula="of:=[.E355]-[.B355]" office:value-type="currency" office:currency="USD" office:value="-1908" calcext:value-type="currency">
            <text:p>-$1,908.00</text:p>
          </table:table-cell>
          <table:table-cell table:style-name="ce13" table:formula="of:=[.E355]/[.B355]" office:value-type="currency" office:currency="USD" office:value="0.112558139534884" calcext:value-type="currency">
            <text:p>$0.11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9R</text:p>
          </table:table-cell>
          <table:table-cell table:style-name="ce8" office:value-type="currency" office:currency="USD" office:value="2290" calcext:value-type="currency">
            <text:p>$2,290.00</text:p>
          </table:table-cell>
          <table:table-cell table:style-name="ce13" office:value-type="currency" office:currency="USD" office:value="2905" calcext:value-type="currency">
            <text:p>$2,905.00</text:p>
          </table:table-cell>
          <table:table-cell table:style-name="ce13" office:value-type="currency" office:currency="USD" office:value="2178.75" calcext:value-type="currency">
            <text:p>$2,178.75</text:p>
          </table:table-cell>
          <table:table-cell table:style-name="ce13" office:value-type="currency" office:currency="USD" office:value="2707" calcext:value-type="currency">
            <text:p>$2,707.00</text:p>
          </table:table-cell>
          <table:table-cell table:style-name="ce13" table:formula="of:=[.E356]-[.B356]" office:value-type="currency" office:currency="USD" office:value="417" calcext:value-type="currency">
            <text:p>$417.00</text:p>
          </table:table-cell>
          <table:table-cell table:style-name="ce13" table:formula="of:=[.E356]/[.B356]" office:value-type="currency" office:currency="USD" office:value="1.182096069869" calcext:value-type="currency">
            <text:p>$1.18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3R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13" office:value-type="currency" office:currency="USD" office:value="2140" calcext:value-type="currency">
            <text:p>$2,140.00</text:p>
          </table:table-cell>
          <table:table-cell table:style-name="ce13" office:value-type="currency" office:currency="USD" office:value="1605" calcext:value-type="currency">
            <text:p>$1,605.00</text:p>
          </table:table-cell>
          <table:table-cell table:style-name="ce13" office:value-type="currency" office:currency="USD" office:value="1994" calcext:value-type="currency">
            <text:p>$1,994.00</text:p>
          </table:table-cell>
          <table:table-cell table:style-name="ce13" table:formula="of:=[.E357]-[.B357]" office:value-type="currency" office:currency="USD" office:value="95" calcext:value-type="currency">
            <text:p>$95.00</text:p>
          </table:table-cell>
          <table:table-cell table:style-name="ce13" table:formula="of:=[.E357]/[.B357]" office:value-type="currency" office:currency="USD" office:value="1.05002632964718" calcext:value-type="currency">
            <text:p>$1.0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5R</text:p>
          </table:table-cell>
          <table:table-cell table:style-name="ce8" office:value-type="currency" office:currency="USD" office:value="2020" calcext:value-type="currency">
            <text:p>$2,020.00</text:p>
          </table:table-cell>
          <table:table-cell table:style-name="ce13" office:value-type="currency" office:currency="USD" office:value="2457" calcext:value-type="currency">
            <text:p>$2,457.00</text:p>
          </table:table-cell>
          <table:table-cell table:style-name="ce13" office:value-type="currency" office:currency="USD" office:value="1842.75" calcext:value-type="currency">
            <text:p>$1,842.75</text:p>
          </table:table-cell>
          <table:table-cell table:style-name="ce13" office:value-type="currency" office:currency="USD" office:value="2290" calcext:value-type="currency">
            <text:p>$2,290.00</text:p>
          </table:table-cell>
          <table:table-cell table:style-name="ce13" table:formula="of:=[.E358]-[.B358]" office:value-type="currency" office:currency="USD" office:value="270" calcext:value-type="currency">
            <text:p>$270.00</text:p>
          </table:table-cell>
          <table:table-cell table:style-name="ce13" table:formula="of:=[.E358]/[.B358]" office:value-type="currency" office:currency="USD" office:value="1.13366336633663" calcext:value-type="currency">
            <text:p>$1.1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7R</text:p>
          </table:table-cell>
          <table:table-cell table:style-name="ce8" office:value-type="currency" office:currency="USD" office:value="2150" calcext:value-type="currency">
            <text:p>$2,150.00</text:p>
          </table:table-cell>
          <table:table-cell table:style-name="ce13" office:value-type="currency" office:currency="USD" office:value="2850" calcext:value-type="currency">
            <text:p>$2,850.00</text:p>
          </table:table-cell>
          <table:table-cell table:style-name="ce13" office:value-type="currency" office:currency="USD" office:value="2137.5" calcext:value-type="currency">
            <text:p>$2,137.50</text:p>
          </table:table-cell>
          <table:table-cell table:style-name="ce13" office:value-type="currency" office:currency="USD" office:value="2587" calcext:value-type="currency">
            <text:p>$2,587.00</text:p>
          </table:table-cell>
          <table:table-cell table:style-name="ce13" table:formula="of:=[.E359]-[.B359]" office:value-type="currency" office:currency="USD" office:value="437" calcext:value-type="currency">
            <text:p>$437.00</text:p>
          </table:table-cell>
          <table:table-cell table:style-name="ce13" table:formula="of:=[.E359]/[.B359]" office:value-type="currency" office:currency="USD" office:value="1.20325581395349" calcext:value-type="currency">
            <text:p>$1.20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9R</text:p>
          </table:table-cell>
          <table:table-cell table:style-name="ce9" office:value-type="currency" office:currency="USD" office:value="2290" calcext:value-type="currency">
            <text:p>$2,290.00</text:p>
          </table:table-cell>
          <table:table-cell table:style-name="ce13" office:value-type="currency" office:currency="USD" office:value="3094" calcext:value-type="currency">
            <text:p>$3,094.00</text:p>
          </table:table-cell>
          <table:table-cell table:style-name="ce14" office:value-type="currency" office:currency="USD" office:value="2320.5" calcext:value-type="currency">
            <text:p>$2,320.50</text:p>
          </table:table-cell>
          <table:table-cell table:style-name="ce13" office:value-type="currency" office:currency="USD" office:value="2883" calcext:value-type="currency">
            <text:p>$2,883.00</text:p>
          </table:table-cell>
          <table:table-cell table:style-name="ce13" table:formula="of:=[.E360]-[.B360]" office:value-type="currency" office:currency="USD" office:value="593" calcext:value-type="currency">
            <text:p>$593.00</text:p>
          </table:table-cell>
          <table:table-cell table:style-name="ce13" table:formula="of:=[.E360]/[.B360]" office:value-type="currency" office:currency="USD" office:value="1.2589519650655" calcext:value-type="currency">
            <text:p>$1.2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3R</text:p>
          </table:table-cell>
          <table:table-cell table:style-name="ce8" office:value-type="currency" office:currency="USD" office:value="1960" calcext:value-type="currency">
            <text:p>$1,960.00</text:p>
          </table:table-cell>
          <table:table-cell table:style-name="ce13" office:value-type="currency" office:currency="USD" office:value="2298" calcext:value-type="currency">
            <text:p>$2,298.00</text:p>
          </table:table-cell>
          <table:table-cell table:style-name="ce13" office:value-type="currency" office:currency="USD" office:value="1723.5" calcext:value-type="currency">
            <text:p>$1,723.50</text:p>
          </table:table-cell>
          <table:table-cell table:style-name="ce13" office:value-type="currency" office:currency="USD" office:value="2142" calcext:value-type="currency">
            <text:p>$2,142.00</text:p>
          </table:table-cell>
          <table:table-cell table:style-name="ce13" table:formula="of:=[.E361]-[.B361]" office:value-type="currency" office:currency="USD" office:value="182" calcext:value-type="currency">
            <text:p>$182.00</text:p>
          </table:table-cell>
          <table:table-cell table:style-name="ce13" table:formula="of:=[.E361]/[.B361]" office:value-type="currency" office:currency="USD" office:value="1.09285714285714" calcext:value-type="currency">
            <text:p>$1.09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5R</text:p>
          </table:table-cell>
          <table:table-cell table:style-name="ce8" office:value-type="currency" office:currency="USD" office:value="2099" calcext:value-type="currency">
            <text:p>$2,099.00</text:p>
          </table:table-cell>
          <table:table-cell table:style-name="ce13" office:value-type="currency" office:currency="USD" office:value="2617" calcext:value-type="currency">
            <text:p>$2,617.00</text:p>
          </table:table-cell>
          <table:table-cell table:style-name="ce13" office:value-type="currency" office:currency="USD" office:value="1962.75" calcext:value-type="currency">
            <text:p>$1,962.75</text:p>
          </table:table-cell>
          <table:table-cell table:style-name="ce13" office:value-type="currency" office:currency="USD" office:value="2439" calcext:value-type="currency">
            <text:p>$2,439.00</text:p>
          </table:table-cell>
          <table:table-cell table:style-name="ce13" table:formula="of:=[.E362]-[.B362]" office:value-type="currency" office:currency="USD" office:value="340" calcext:value-type="currency">
            <text:p>$340.00</text:p>
          </table:table-cell>
          <table:table-cell table:style-name="ce13" table:formula="of:=[.E362]/[.B362]" office:value-type="currency" office:currency="USD" office:value="1.16198189614102" calcext:value-type="currency">
            <text:p>$1.1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7R</text:p>
          </table:table-cell>
          <table:table-cell table:style-name="ce8" office:value-type="currency" office:currency="USD" office:value="2219" calcext:value-type="currency">
            <text:p>$2,219.00</text:p>
          </table:table-cell>
          <table:table-cell table:style-name="ce13" office:value-type="currency" office:currency="USD" office:value="2935" calcext:value-type="currency">
            <text:p>$2,935.00</text:p>
          </table:table-cell>
          <table:table-cell table:style-name="ce13" office:value-type="currency" office:currency="USD" office:value="2201.25" calcext:value-type="currency">
            <text:p>$2,201.25</text:p>
          </table:table-cell>
          <table:table-cell table:style-name="ce13" office:value-type="currency" office:currency="USD" office:value="2735" calcext:value-type="currency">
            <text:p>$2,735.00</text:p>
          </table:table-cell>
          <table:table-cell table:style-name="ce13" table:formula="of:=[.E363]-[.B363]" office:value-type="currency" office:currency="USD" office:value="516" calcext:value-type="currency">
            <text:p>$516.00</text:p>
          </table:table-cell>
          <table:table-cell table:style-name="ce13" table:formula="of:=[.E363]/[.B363]" office:value-type="currency" office:currency="USD" office:value="1.23253717890942" calcext:value-type="currency">
            <text:p>$1.23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9R</text:p>
          </table:table-cell>
          <table:table-cell table:style-name="ce9" office:value-type="currency" office:currency="USD" office:value="2349" calcext:value-type="currency">
            <text:p>$2,349.00</text:p>
          </table:table-cell>
          <table:table-cell table:style-name="ce13" office:value-type="currency" office:currency="USD" office:value="3252" calcext:value-type="currency">
            <text:p>$3,252.00</text:p>
          </table:table-cell>
          <table:table-cell table:style-name="ce14" office:value-type="currency" office:currency="USD" office:value="2439" calcext:value-type="currency">
            <text:p>$2,439.00</text:p>
          </table:table-cell>
          <table:table-cell table:style-name="ce13" office:value-type="currency" office:currency="USD" office:value="3031" calcext:value-type="currency">
            <text:p>$3,031.00</text:p>
          </table:table-cell>
          <table:table-cell table:style-name="ce13" table:formula="of:=[.E364]-[.B364]" office:value-type="currency" office:currency="USD" office:value="682" calcext:value-type="currency">
            <text:p>$682.00</text:p>
          </table:table-cell>
          <table:table-cell table:style-name="ce13" table:formula="of:=[.E364]/[.B364]" office:value-type="currency" office:currency="USD" office:value="1.29033631332482" calcext:value-type="currency">
            <text:p>$1.2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Lo-Dock Levelers-For Freightline Trailer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3</text:p>
          </table:table-cell>
          <table:table-cell table:style-name="ce8" office:value-type="currency" office:currency="USD" office:value="1599" calcext:value-type="currency">
            <text:p>$1,599.00</text:p>
          </table:table-cell>
          <table:table-cell table:style-name="ce13" office:value-type="currency" office:currency="USD" office:value="1866" calcext:value-type="currency">
            <text:p>$1,866.00</text:p>
          </table:table-cell>
          <table:table-cell table:style-name="ce13" office:value-type="currency" office:currency="USD" office:value="1399.5" calcext:value-type="currency">
            <text:p>$1,399.50</text:p>
          </table:table-cell>
          <table:table-cell table:style-name="ce13" office:value-type="currency" office:currency="USD" office:value="1739" calcext:value-type="currency">
            <text:p>$1,739.00</text:p>
          </table:table-cell>
          <table:table-cell table:style-name="ce13" table:formula="of:=[.E368]-[.B368]" office:value-type="currency" office:currency="USD" office:value="140" calcext:value-type="currency">
            <text:p>$140.00</text:p>
          </table:table-cell>
          <table:table-cell table:style-name="ce13" table:formula="of:=[.E368]/[.B368]" office:value-type="currency" office:currency="USD" office:value="1.08755472170106" calcext:value-type="currency">
            <text:p>$1.0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5</text:p>
          </table:table-cell>
          <table:table-cell table:style-name="ce8" office:value-type="currency" office:currency="USD" office:value="1699" calcext:value-type="currency">
            <text:p>$1,699.00</text:p>
          </table:table-cell>
          <table:table-cell table:style-name="ce13" office:value-type="currency" office:currency="USD" office:value="2150" calcext:value-type="currency">
            <text:p>$2,150.00</text:p>
          </table:table-cell>
          <table:table-cell table:style-name="ce13" office:value-type="currency" office:currency="USD" office:value="1612.5" calcext:value-type="currency">
            <text:p>$1,612.50</text:p>
          </table:table-cell>
          <table:table-cell table:style-name="ce13" office:value-type="currency" office:currency="USD" office:value="2004" calcext:value-type="currency">
            <text:p>$2,004.00</text:p>
          </table:table-cell>
          <table:table-cell table:style-name="ce13" table:formula="of:=[.E369]-[.B369]" office:value-type="currency" office:currency="USD" office:value="305" calcext:value-type="currency">
            <text:p>$305.00</text:p>
          </table:table-cell>
          <table:table-cell table:style-name="ce13" table:formula="of:=[.E369]/[.B369]" office:value-type="currency" office:currency="USD" office:value="1.1795173631548" calcext:value-type="currency">
            <text:p>$1.18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7</text:p>
          </table:table-cell>
          <table:table-cell table:style-name="ce8" office:value-type="currency" office:currency="USD" office:value="1899" calcext:value-type="currency">
            <text:p>$1,899.00</text:p>
          </table:table-cell>
          <table:table-cell table:style-name="ce13" office:value-type="currency" office:currency="USD" office:value="2435" calcext:value-type="currency">
            <text:p>$2,435.00</text:p>
          </table:table-cell>
          <table:table-cell table:style-name="ce13" office:value-type="currency" office:currency="USD" office:value="1826.25" calcext:value-type="currency">
            <text:p>$1,826.25</text:p>
          </table:table-cell>
          <table:table-cell table:style-name="ce13" office:value-type="currency" office:currency="USD" office:value="2269" calcext:value-type="currency">
            <text:p>$2,269.00</text:p>
          </table:table-cell>
          <table:table-cell table:style-name="ce13" table:formula="of:=[.E370]-[.B370]" office:value-type="currency" office:currency="USD" office:value="370" calcext:value-type="currency">
            <text:p>$370.00</text:p>
          </table:table-cell>
          <table:table-cell table:style-name="ce13" table:formula="of:=[.E370]/[.B370]" office:value-type="currency" office:currency="USD" office:value="1.19483938915219" calcext:value-type="currency">
            <text:p>$1.1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2-9</text:p>
          </table:table-cell>
          <table:table-cell table:style-name="ce8" office:value-type="currency" office:currency="USD" office:value="1999" calcext:value-type="currency">
            <text:p>$1,999.00</text:p>
          </table:table-cell>
          <table:table-cell table:style-name="ce13" office:value-type="currency" office:currency="USD" office:value="2719" calcext:value-type="currency">
            <text:p>$2,719.00</text:p>
          </table:table-cell>
          <table:table-cell table:style-name="ce13" office:value-type="currency" office:currency="USD" office:value="2039.25" calcext:value-type="currency">
            <text:p>$2,039.25</text:p>
          </table:table-cell>
          <table:table-cell table:style-name="ce13" office:value-type="currency" office:currency="USD" office:value="2534" calcext:value-type="currency">
            <text:p>$2,534.00</text:p>
          </table:table-cell>
          <table:table-cell table:style-name="ce13" table:formula="of:=[.E371]-[.B371]" office:value-type="currency" office:currency="USD" office:value="535" calcext:value-type="currency">
            <text:p>$535.00</text:p>
          </table:table-cell>
          <table:table-cell table:style-name="ce13" table:formula="of:=[.E371]/[.B371]" office:value-type="currency" office:currency="USD" office:value="1.26763381690845" calcext:value-type="currency">
            <text:p>$1.2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3</text:p>
          </table:table-cell>
          <table:table-cell table:style-name="ce8" office:value-type="currency" office:currency="USD" office:value="1650" calcext:value-type="currency">
            <text:p>$1,650.00</text:p>
          </table:table-cell>
          <table:table-cell table:style-name="ce13" office:value-type="currency" office:currency="USD" office:value="2008" calcext:value-type="currency">
            <text:p>$2,008.00</text:p>
          </table:table-cell>
          <table:table-cell table:style-name="ce13" office:value-type="currency" office:currency="USD" office:value="1506" calcext:value-type="currency">
            <text:p>$1,506.00</text:p>
          </table:table-cell>
          <table:table-cell table:style-name="ce13" office:value-type="currency" office:currency="USD" office:value="1871" calcext:value-type="currency">
            <text:p>$1,871.00</text:p>
          </table:table-cell>
          <table:table-cell table:style-name="ce13" table:formula="of:=[.E372]-[.B372]" office:value-type="currency" office:currency="USD" office:value="221" calcext:value-type="currency">
            <text:p>$221.00</text:p>
          </table:table-cell>
          <table:table-cell table:style-name="ce13" table:formula="of:=[.E372]/[.B372]" office:value-type="currency" office:currency="USD" office:value="1.13393939393939" calcext:value-type="currency">
            <text:p>$1.13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5</text:p>
          </table:table-cell>
          <table:table-cell table:style-name="ce8" office:value-type="currency" office:currency="USD" office:value="1799" calcext:value-type="currency">
            <text:p>$1,799.00</text:p>
          </table:table-cell>
          <table:table-cell table:style-name="ce13" office:value-type="currency" office:currency="USD" office:value="2292" calcext:value-type="currency">
            <text:p>$2,292.00</text:p>
          </table:table-cell>
          <table:table-cell table:style-name="ce13" office:value-type="currency" office:currency="USD" office:value="1719" calcext:value-type="currency">
            <text:p>$1,719.00</text:p>
          </table:table-cell>
          <table:table-cell table:style-name="ce13" office:value-type="currency" office:currency="USD" office:value="2136" calcext:value-type="currency">
            <text:p>$2,136.00</text:p>
          </table:table-cell>
          <table:table-cell table:style-name="ce13" table:formula="of:=[.E373]-[.B373]" office:value-type="currency" office:currency="USD" office:value="337" calcext:value-type="currency">
            <text:p>$337.00</text:p>
          </table:table-cell>
          <table:table-cell table:style-name="ce13" table:formula="of:=[.E373]/[.B373]" office:value-type="currency" office:currency="USD" office:value="1.18732629238466" calcext:value-type="currency">
            <text:p>$1.19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7</text:p>
          </table:table-cell>
          <table:table-cell table:style-name="ce8" office:value-type="currency" office:currency="USD" office:value="1950" calcext:value-type="currency">
            <text:p>$1,950.00</text:p>
          </table:table-cell>
          <table:table-cell table:style-name="ce13" office:value-type="currency" office:currency="USD" office:value="2576" calcext:value-type="currency">
            <text:p>$2,576.00</text:p>
          </table:table-cell>
          <table:table-cell table:style-name="ce13" office:value-type="currency" office:currency="USD" office:value="1932" calcext:value-type="currency">
            <text:p>$1,932.00</text:p>
          </table:table-cell>
          <table:table-cell table:style-name="ce13" office:value-type="currency" office:currency="USD" office:value="2401" calcext:value-type="currency">
            <text:p>$2,401.00</text:p>
          </table:table-cell>
          <table:table-cell table:style-name="ce13" table:formula="of:=[.E374]-[.B374]" office:value-type="currency" office:currency="USD" office:value="451" calcext:value-type="currency">
            <text:p>$451.00</text:p>
          </table:table-cell>
          <table:table-cell table:style-name="ce13" table:formula="of:=[.E374]/[.B374]" office:value-type="currency" office:currency="USD" office:value="1.23128205128205" calcext:value-type="currency">
            <text:p>$1.2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LD78-9</text:p>
          </table:table-cell>
          <table:table-cell table:style-name="ce9" office:value-type="currency" office:currency="USD" office:value="2050" calcext:value-type="currency">
            <text:p>$2,050.00</text:p>
          </table:table-cell>
          <table:table-cell table:style-name="ce13" office:value-type="currency" office:currency="USD" office:value="2861" calcext:value-type="currency">
            <text:p>$2,861.00</text:p>
          </table:table-cell>
          <table:table-cell table:style-name="ce14" office:value-type="currency" office:currency="USD" office:value="2145.75" calcext:value-type="currency">
            <text:p>$2,145.75</text:p>
          </table:table-cell>
          <table:table-cell table:style-name="ce13" office:value-type="currency" office:currency="USD" office:value="2666" calcext:value-type="currency">
            <text:p>$2,666.00</text:p>
          </table:table-cell>
          <table:table-cell table:style-name="ce13" table:formula="of:=[.E375]-[.B375]" office:value-type="currency" office:currency="USD" office:value="616" calcext:value-type="currency">
            <text:p>$616.00</text:p>
          </table:table-cell>
          <table:table-cell table:style-name="ce13" table:formula="of:=[.E375]/[.B375]" office:value-type="currency" office:currency="USD" office:value="1.30048780487805" calcext:value-type="currency">
            <text:p>$1.30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3</text:p>
          </table:table-cell>
          <table:table-cell table:style-name="ce8" office:value-type="currency" office:currency="USD" office:value="1720" calcext:value-type="currency">
            <text:p>$1,720.00</text:p>
          </table:table-cell>
          <table:table-cell table:style-name="ce13" office:value-type="currency" office:currency="USD" office:value="2085" calcext:value-type="currency">
            <text:p>$2,085.00</text:p>
          </table:table-cell>
          <table:table-cell table:style-name="ce13" office:value-type="currency" office:currency="USD" office:value="1563.75" calcext:value-type="currency">
            <text:p>$1,563.75</text:p>
          </table:table-cell>
          <table:table-cell table:style-name="ce13" office:value-type="currency" office:currency="USD" office:value="1943" calcext:value-type="currency">
            <text:p>$1,943.00</text:p>
          </table:table-cell>
          <table:table-cell table:style-name="ce13" table:formula="of:=[.E376]-[.B376]" office:value-type="currency" office:currency="USD" office:value="223" calcext:value-type="currency">
            <text:p>$223.00</text:p>
          </table:table-cell>
          <table:table-cell table:style-name="ce13" table:formula="of:=[.E376]/[.B376]" office:value-type="currency" office:currency="USD" office:value="1.1296511627907" calcext:value-type="currency">
            <text:p>$1.13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5</text:p>
          </table:table-cell>
          <table:table-cell table:style-name="ce8" office:value-type="currency" office:currency="USD" office:value="1845" calcext:value-type="currency">
            <text:p>$1,845.00</text:p>
          </table:table-cell>
          <table:table-cell table:style-name="ce13" office:value-type="currency" office:currency="USD" office:value="2404" calcext:value-type="currency">
            <text:p>$2,404.00</text:p>
          </table:table-cell>
          <table:table-cell table:style-name="ce13" office:value-type="currency" office:currency="USD" office:value="1803" calcext:value-type="currency">
            <text:p>$1,803.00</text:p>
          </table:table-cell>
          <table:table-cell table:style-name="ce13" office:value-type="currency" office:currency="USD" office:value="2240" calcext:value-type="currency">
            <text:p>$2,240.00</text:p>
          </table:table-cell>
          <table:table-cell table:style-name="ce13" table:formula="of:=[.E377]-[.B377]" office:value-type="currency" office:currency="USD" office:value="395" calcext:value-type="currency">
            <text:p>$395.00</text:p>
          </table:table-cell>
          <table:table-cell table:style-name="ce13" table:formula="of:=[.E377]/[.B377]" office:value-type="currency" office:currency="USD" office:value="1.21409214092141" calcext:value-type="currency">
            <text:p>$1.21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7</text:p>
          </table:table-cell>
          <table:table-cell table:style-name="ce8" office:value-type="currency" office:currency="USD" office:value="1960" calcext:value-type="currency">
            <text:p>$1,960.00</text:p>
          </table:table-cell>
          <table:table-cell table:style-name="ce13" office:value-type="currency" office:currency="USD" office:value="2404" calcext:value-type="currency">
            <text:p>$2,404.00</text:p>
          </table:table-cell>
          <table:table-cell table:style-name="ce13" office:value-type="currency" office:currency="USD" office:value="1803" calcext:value-type="currency">
            <text:p>$1,803.00</text:p>
          </table:table-cell>
          <table:table-cell table:style-name="ce13" office:value-type="currency" office:currency="USD" office:value="2240" calcext:value-type="currency">
            <text:p>$2,240.00</text:p>
          </table:table-cell>
          <table:table-cell table:style-name="ce13" table:formula="of:=[.E378]-[.B378]" office:value-type="currency" office:currency="USD" office:value="280" calcext:value-type="currency">
            <text:p>$280.00</text:p>
          </table:table-cell>
          <table:table-cell table:style-name="ce13" table:formula="of:=[.E378]/[.B378]" office:value-type="currency" office:currency="USD" office:value="1.14285714285714" calcext:value-type="currency">
            <text:p>$1.14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2-9</text:p>
          </table:table-cell>
          <table:table-cell table:style-name="ce9" office:value-type="currency" office:currency="USD" office:value="2050" calcext:value-type="currency">
            <text:p>$2,050.00</text:p>
          </table:table-cell>
          <table:table-cell table:style-name="ce13" office:value-type="currency" office:currency="USD" office:value="3039" calcext:value-type="currency">
            <text:p>$3,039.00</text:p>
          </table:table-cell>
          <table:table-cell table:style-name="ce14" office:value-type="currency" office:currency="USD" office:value="2279.25" calcext:value-type="currency">
            <text:p>$2,279.25</text:p>
          </table:table-cell>
          <table:table-cell table:style-name="ce13" office:value-type="currency" office:currency="USD" office:value="2832" calcext:value-type="currency">
            <text:p>$2,832.00</text:p>
          </table:table-cell>
          <table:table-cell table:style-name="ce13" table:formula="of:=[.E379]-[.B379]" office:value-type="currency" office:currency="USD" office:value="782" calcext:value-type="currency">
            <text:p>$782.00</text:p>
          </table:table-cell>
          <table:table-cell table:style-name="ce13" table:formula="of:=[.E379]/[.B379]" office:value-type="currency" office:currency="USD" office:value="1.38146341463415" calcext:value-type="currency">
            <text:p>$1.38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3</text:p>
          </table:table-cell>
          <table:table-cell table:style-name="ce8" office:value-type="currency" office:currency="USD" office:value="1799" calcext:value-type="currency">
            <text:p>$1,799.00</text:p>
          </table:table-cell>
          <table:table-cell table:style-name="ce13" office:value-type="currency" office:currency="USD" office:value="2244" calcext:value-type="currency">
            <text:p>$2,244.00</text:p>
          </table:table-cell>
          <table:table-cell table:style-name="ce13" office:value-type="currency" office:currency="USD" office:value="1683" calcext:value-type="currency">
            <text:p>$1,683.00</text:p>
          </table:table-cell>
          <table:table-cell table:style-name="ce13" office:value-type="currency" office:currency="USD" office:value="2091" calcext:value-type="currency">
            <text:p>$2,091.00</text:p>
          </table:table-cell>
          <table:table-cell table:style-name="ce13" table:formula="of:=[.E380]-[.B380]" office:value-type="currency" office:currency="USD" office:value="292" calcext:value-type="currency">
            <text:p>$292.00</text:p>
          </table:table-cell>
          <table:table-cell table:style-name="ce13" table:formula="of:=[.E380]/[.B380]" office:value-type="currency" office:currency="USD" office:value="1.16231239577543" calcext:value-type="currency">
            <text:p>$1.16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5</text:p>
          </table:table-cell>
          <table:table-cell table:style-name="ce9" office:value-type="currency" office:currency="USD" office:value="1899" calcext:value-type="currency">
            <text:p>$1,899.00</text:p>
          </table:table-cell>
          <table:table-cell table:style-name="ce13" office:value-type="currency" office:currency="USD" office:value="2562" calcext:value-type="currency">
            <text:p>$2,562.00</text:p>
          </table:table-cell>
          <table:table-cell table:style-name="ce14" office:value-type="currency" office:currency="USD" office:value="1921.5" calcext:value-type="currency">
            <text:p>$1,921.50</text:p>
          </table:table-cell>
          <table:table-cell table:style-name="ce13" office:value-type="currency" office:currency="USD" office:value="2388" calcext:value-type="currency">
            <text:p>$2,388.00</text:p>
          </table:table-cell>
          <table:table-cell table:style-name="ce13" table:formula="of:=[.E381]-[.B381]" office:value-type="currency" office:currency="USD" office:value="489" calcext:value-type="currency">
            <text:p>$489.00</text:p>
          </table:table-cell>
          <table:table-cell table:style-name="ce13" table:formula="of:=[.E381]/[.B381]" office:value-type="currency" office:currency="USD" office:value="1.25750394944708" calcext:value-type="currency">
            <text:p>$1.26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7</text:p>
          </table:table-cell>
          <table:table-cell table:style-name="ce9" office:value-type="currency" office:currency="USD" office:value="2019" calcext:value-type="currency">
            <text:p>$2,019.00</text:p>
          </table:table-cell>
          <table:table-cell table:style-name="ce13" office:value-type="currency" office:currency="USD" office:value="2880" calcext:value-type="currency">
            <text:p>$2,880.00</text:p>
          </table:table-cell>
          <table:table-cell table:style-name="ce14" office:value-type="currency" office:currency="USD" office:value="2160" calcext:value-type="currency">
            <text:p>$2,160.00</text:p>
          </table:table-cell>
          <table:table-cell table:style-name="ce13" office:value-type="currency" office:currency="USD" office:value="2388" calcext:value-type="currency">
            <text:p>$2,388.00</text:p>
          </table:table-cell>
          <table:table-cell table:style-name="ce13" table:formula="of:=[.E382]-[.B382]" office:value-type="currency" office:currency="USD" office:value="369" calcext:value-type="currency">
            <text:p>$369.00</text:p>
          </table:table-cell>
          <table:table-cell table:style-name="ce13" table:formula="of:=[.E382]/[.B382]" office:value-type="currency" office:currency="USD" office:value="1.18276374442793" calcext:value-type="currency">
            <text:p>$1.18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LD78-9</text:p>
          </table:table-cell>
          <table:table-cell table:style-name="ce9" office:value-type="currency" office:currency="USD" office:value="2125" calcext:value-type="currency">
            <text:p>$2,125.00</text:p>
          </table:table-cell>
          <table:table-cell table:style-name="ce13" office:value-type="currency" office:currency="USD" office:value="3198" calcext:value-type="currency">
            <text:p>$3,198.00</text:p>
          </table:table-cell>
          <table:table-cell table:style-name="ce14" office:value-type="currency" office:currency="USD" office:value="2398.5" calcext:value-type="currency">
            <text:p>$2,398.50</text:p>
          </table:table-cell>
          <table:table-cell table:style-name="ce13" office:value-type="currency" office:currency="USD" office:value="2980" calcext:value-type="currency">
            <text:p>$2,980.00</text:p>
          </table:table-cell>
          <table:table-cell table:style-name="ce13" table:formula="of:=[.E383]-[.B383]" office:value-type="currency" office:currency="USD" office:value="855" calcext:value-type="currency">
            <text:p>$855.00</text:p>
          </table:table-cell>
          <table:table-cell table:style-name="ce13" table:formula="of:=[.E383]/[.B383]" office:value-type="currency" office:currency="USD" office:value="1.40235294117647" calcext:value-type="currency">
            <text:p>$1.40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Mini Yard Ramp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MR7015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5339" calcext:value-type="currency">
            <text:p>$5,339.00</text:p>
          </table:table-cell>
          <table:table-cell table:style-name="ce13" office:value-type="currency" office:currency="USD" office:value="4004.25" calcext:value-type="currency">
            <text:p>$4,004.25</text:p>
          </table:table-cell>
          <table:table-cell table:style-name="ce13" office:value-type="currency" office:currency="USD" office:value="4308" calcext:value-type="currency">
            <text:p>$4,308.00</text:p>
          </table:table-cell>
          <table:table-cell table:style-name="ce13" table:formula="of:=[.E387]-[.B387]" office:value-type="string" office:string-value="" calcext:value-type="error">
            <text:p>#VALUE!</text:p>
          </table:table-cell>
          <table:table-cell table:style-name="ce13" table:formula="of:=[.E387]/[.B387]" office:value-type="string" office:string-value="" calcext:value-type="error">
            <text:p>#VALUE!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2MR8415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6421" calcext:value-type="currency">
            <text:p>$6,421.00</text:p>
          </table:table-cell>
          <table:table-cell table:style-name="ce13" office:value-type="currency" office:currency="USD" office:value="4815.75" calcext:value-type="currency">
            <text:p>$4,815.75</text:p>
          </table:table-cell>
          <table:table-cell table:style-name="ce13" office:value-type="currency" office:currency="USD" office:value="5984" calcext:value-type="currency">
            <text:p>$5,984.00</text:p>
          </table:table-cell>
          <table:table-cell table:style-name="ce13" table:formula="of:=[.E388]-[.B388]" office:value-type="string" office:string-value="" calcext:value-type="error">
            <text:p>#VALUE!</text:p>
          </table:table-cell>
          <table:table-cell table:style-name="ce13" table:formula="of:=[.E388]/[.B388]" office:value-type="string" office:string-value="" calcext:value-type="error">
            <text:p>#VALUE!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MR7015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5955" calcext:value-type="currency">
            <text:p>$5,955.00</text:p>
          </table:table-cell>
          <table:table-cell table:style-name="ce13" office:value-type="currency" office:currency="USD" office:value="4466.25" calcext:value-type="currency">
            <text:p>$4,466.25</text:p>
          </table:table-cell>
          <table:table-cell table:style-name="ce13" office:value-type="currency" office:currency="USD" office:value="5439" calcext:value-type="currency">
            <text:p>$5,439.00</text:p>
          </table:table-cell>
          <table:table-cell table:style-name="ce13" table:formula="of:=[.E389]-[.B389]" office:value-type="string" office:string-value="" calcext:value-type="error">
            <text:p>#VALUE!</text:p>
          </table:table-cell>
          <table:table-cell table:style-name="ce13" table:formula="of:=[.E389]/[.B389]" office:value-type="string" office:string-value="" calcext:value-type="error">
            <text:p>#VALUE!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MR8415</text:p>
          </table:table-cell>
          <table:table-cell table:style-name="ce8" office:value-type="currency" office:currency="USD" office:value="5756" calcext:value-type="currency">
            <text:p>$5,756.00</text:p>
          </table:table-cell>
          <table:table-cell table:style-name="ce13" office:value-type="currency" office:currency="USD" office:value="7118" calcext:value-type="currency">
            <text:p>$7,118.00</text:p>
          </table:table-cell>
          <table:table-cell table:style-name="ce13" office:value-type="currency" office:currency="USD" office:value="5338.5" calcext:value-type="currency">
            <text:p>$5,338.50</text:p>
          </table:table-cell>
          <table:table-cell table:style-name="ce13" office:value-type="currency" office:currency="USD" office:value="6634" calcext:value-type="currency">
            <text:p>$6,634.00</text:p>
          </table:table-cell>
          <table:table-cell table:style-name="ce13" table:formula="of:=[.E390]-[.B390]" office:value-type="currency" office:currency="USD" office:value="878" calcext:value-type="currency">
            <text:p>$878.00</text:p>
          </table:table-cell>
          <table:table-cell table:style-name="ce13" table:formula="of:=[.E390]/[.B390]" office:value-type="currency" office:currency="USD" office:value="1.15253648366921" calcext:value-type="currency">
            <text:p>$1.1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MR7015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5961" calcext:value-type="currency">
            <text:p>$5,961.00</text:p>
          </table:table-cell>
          <table:table-cell table:style-name="ce13" office:value-type="currency" office:currency="USD" office:value="4470.75" calcext:value-type="currency">
            <text:p>$4,470.75</text:p>
          </table:table-cell>
          <table:table-cell table:style-name="ce13" office:value-type="currency" office:currency="USD" office:value="5555" calcext:value-type="currency">
            <text:p>$5,555.00</text:p>
          </table:table-cell>
          <table:table-cell table:style-name="ce13" table:formula="of:=[.E391]-[.B391]" office:value-type="string" office:string-value="" calcext:value-type="error">
            <text:p>#VALUE!</text:p>
          </table:table-cell>
          <table:table-cell table:style-name="ce13" table:formula="of:=[.E391]/[.B391]" office:value-type="string" office:string-value="" calcext:value-type="error">
            <text:p>#VALUE!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MR8415</text:p>
          </table:table-cell>
          <table:table-cell table:style-name="ce8" office:value-type="currency" office:currency="USD" office:value="6429" calcext:value-type="currency">
            <text:p>$6,429.00</text:p>
          </table:table-cell>
          <table:table-cell table:style-name="ce13" office:value-type="currency" office:currency="USD" office:value="7229" calcext:value-type="currency">
            <text:p>$7,229.00</text:p>
          </table:table-cell>
          <table:table-cell table:style-name="ce13" office:value-type="currency" office:currency="USD" office:value="5421.75" calcext:value-type="currency">
            <text:p>$5,421.75</text:p>
          </table:table-cell>
          <table:table-cell table:style-name="ce13" office:value-type="currency" office:currency="USD" office:value="6737" calcext:value-type="currency">
            <text:p>$6,737.00</text:p>
          </table:table-cell>
          <table:table-cell table:style-name="ce13" table:formula="of:=[.E392]-[.B392]" office:value-type="currency" office:currency="USD" office:value="308" calcext:value-type="currency">
            <text:p>$308.00</text:p>
          </table:table-cell>
          <table:table-cell table:style-name="ce13" table:formula="of:=[.E392]/[.B392]" office:value-type="currency" office:currency="USD" office:value="1.04790791724996" calcext:value-type="currency">
            <text:p>$1.05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MR7015</text:p>
          </table:table-cell>
          <table:table-cell table:style-name="ce2" office:value-type="string" calcext:value-type="string">
            <text:p>Call</text:p>
          </table:table-cell>
          <table:table-cell table:style-name="ce13" office:value-type="currency" office:currency="USD" office:value="6247" calcext:value-type="currency">
            <text:p>$6,247.00</text:p>
          </table:table-cell>
          <table:table-cell table:style-name="ce13" office:value-type="currency" office:currency="USD" office:value="4685.25" calcext:value-type="currency">
            <text:p>$4,685.25</text:p>
          </table:table-cell>
          <table:table-cell table:style-name="ce13" office:value-type="currency" office:currency="USD" office:value="5822" calcext:value-type="currency">
            <text:p>$5,822.00</text:p>
          </table:table-cell>
          <table:table-cell table:style-name="ce13" table:formula="of:=[.E393]-[.B393]" office:value-type="string" office:string-value="" calcext:value-type="error">
            <text:p>#VALUE!</text:p>
          </table:table-cell>
          <table:table-cell table:style-name="ce13" table:formula="of:=[.E393]/[.B393]" office:value-type="string" office:string-value="" calcext:value-type="error">
            <text:p>#VALUE!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MR8415</text:p>
          </table:table-cell>
          <table:table-cell table:style-name="ce8" office:value-type="currency" office:currency="USD" office:value="7010" calcext:value-type="currency">
            <text:p>$7,010.00</text:p>
          </table:table-cell>
          <table:table-cell table:style-name="ce13" office:value-type="currency" office:currency="USD" office:value="7776" calcext:value-type="currency">
            <text:p>$7,776.00</text:p>
          </table:table-cell>
          <table:table-cell table:style-name="ce13" office:value-type="currency" office:currency="USD" office:value="5832" calcext:value-type="currency">
            <text:p>$5,832.00</text:p>
          </table:table-cell>
          <table:table-cell table:style-name="ce13" office:value-type="currency" office:currency="USD" office:value="7226" calcext:value-type="currency">
            <text:p>$7,226.00</text:p>
          </table:table-cell>
          <table:table-cell table:style-name="ce13" table:formula="of:=[.E394]-[.B394]" office:value-type="currency" office:currency="USD" office:value="216" calcext:value-type="currency">
            <text:p>$216.00</text:p>
          </table:table-cell>
          <table:table-cell table:style-name="ce13" table:formula="of:=[.E394]/[.B394]" office:value-type="currency" office:currency="USD" office:value="1.03081312410842" calcext:value-type="currency">
            <text:p>$1.03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Modular Protective Barrier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20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84" calcext:value-type="currency">
            <text:p>$84.0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78" calcext:value-type="currency">
            <text:p>$78.00</text:p>
          </table:table-cell>
          <table:table-cell table:style-name="ce13" table:formula="of:=[.E398]-[.B398]" office:value-type="currency" office:currency="USD" office:value="-4" calcext:value-type="currency">
            <text:p>-$4.00</text:p>
          </table:table-cell>
          <table:table-cell table:style-name="ce13" table:formula="of:=[.E398]/[.B398]" office:value-type="currency" office:currency="USD" office:value="0.951219512195122" calcext:value-type="currency">
            <text:p>$0.9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20C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84" calcext:value-type="currency">
            <text:p>$84.0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78" calcext:value-type="currency">
            <text:p>$78.00</text:p>
          </table:table-cell>
          <table:table-cell table:style-name="ce13" table:formula="of:=[.E399]-[.B399]" office:value-type="currency" office:currency="USD" office:value="-4" calcext:value-type="currency">
            <text:p>-$4.00</text:p>
          </table:table-cell>
          <table:table-cell table:style-name="ce13" table:formula="of:=[.E399]/[.B399]" office:value-type="currency" office:currency="USD" office:value="0.951219512195122" calcext:value-type="currency">
            <text:p>$0.9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20E</text:p>
          </table:table-cell>
          <table:table-cell table:style-name="ce8" office:value-type="currency" office:currency="USD" office:value="81" calcext:value-type="currency">
            <text:p>$81.00</text:p>
          </table:table-cell>
          <table:table-cell table:style-name="ce13" office:value-type="currency" office:currency="USD" office:value="84" calcext:value-type="currency">
            <text:p>$84.0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78" calcext:value-type="currency">
            <text:p>$78.00</text:p>
          </table:table-cell>
          <table:table-cell table:style-name="ce13" table:formula="of:=[.E400]-[.B400]" office:value-type="currency" office:currency="USD" office:value="-3" calcext:value-type="currency">
            <text:p>-$3.00</text:p>
          </table:table-cell>
          <table:table-cell table:style-name="ce13" table:formula="of:=[.E400]/[.B400]" office:value-type="currency" office:currency="USD" office:value="0.962962962962963" calcext:value-type="currency">
            <text:p>$0.9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42D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13" office:value-type="currency" office:currency="USD" office:value="111" calcext:value-type="currency">
            <text:p>$111.00</text:p>
          </table:table-cell>
          <table:table-cell table:style-name="ce13" office:value-type="currency" office:currency="USD" office:value="83.25" calcext:value-type="currency">
            <text:p>$83.25</text:p>
          </table:table-cell>
          <table:table-cell table:style-name="ce13" office:value-type="currency" office:currency="USD" office:value="103" calcext:value-type="currency">
            <text:p>$103.00</text:p>
          </table:table-cell>
          <table:table-cell table:style-name="ce13" table:formula="of:=[.E401]-[.B401]" office:value-type="currency" office:currency="USD" office:value="-4" calcext:value-type="currency">
            <text:p>-$4.00</text:p>
          </table:table-cell>
          <table:table-cell table:style-name="ce13" table:formula="of:=[.E401]/[.B401]" office:value-type="currency" office:currency="USD" office:value="0.962616822429906" calcext:value-type="currency">
            <text:p>$0.9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42DC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13" office:value-type="currency" office:currency="USD" office:value="111" calcext:value-type="currency">
            <text:p>$111.00</text:p>
          </table:table-cell>
          <table:table-cell table:style-name="ce13" office:value-type="currency" office:currency="USD" office:value="83.25" calcext:value-type="currency">
            <text:p>$83.25</text:p>
          </table:table-cell>
          <table:table-cell table:style-name="ce13" office:value-type="currency" office:currency="USD" office:value="103" calcext:value-type="currency">
            <text:p>$103.00</text:p>
          </table:table-cell>
          <table:table-cell table:style-name="ce13" table:formula="of:=[.E402]-[.B402]" office:value-type="currency" office:currency="USD" office:value="-4" calcext:value-type="currency">
            <text:p>-$4.00</text:p>
          </table:table-cell>
          <table:table-cell table:style-name="ce13" table:formula="of:=[.E402]/[.B402]" office:value-type="currency" office:currency="USD" office:value="0.962616822429906" calcext:value-type="currency">
            <text:p>$0.96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P42DE</text:p>
          </table:table-cell>
          <table:table-cell table:style-name="ce8" office:value-type="currency" office:currency="USD" office:value="121" calcext:value-type="currency">
            <text:p>$121.00</text:p>
          </table:table-cell>
          <table:table-cell table:style-name="ce13" office:value-type="currency" office:currency="USD" office:value="111" calcext:value-type="currency">
            <text:p>$111.00</text:p>
          </table:table-cell>
          <table:table-cell table:style-name="ce13" office:value-type="currency" office:currency="USD" office:value="83.25" calcext:value-type="currency">
            <text:p>$83.25</text:p>
          </table:table-cell>
          <table:table-cell table:style-name="ce13" office:value-type="currency" office:currency="USD" office:value="103" calcext:value-type="currency">
            <text:p>$103.00</text:p>
          </table:table-cell>
          <table:table-cell table:style-name="ce13" table:formula="of:=[.E403]-[.B403]" office:value-type="currency" office:currency="USD" office:value="-18" calcext:value-type="currency">
            <text:p>-$18.00</text:p>
          </table:table-cell>
          <table:table-cell table:style-name="ce13" table:formula="of:=[.E403]/[.B403]" office:value-type="currency" office:currency="USD" office:value="0.851239669421488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3</text:p>
          </table:table-cell>
          <table:table-cell table:style-name="ce8" office:value-type="currency" office:currency="USD" office:value="75" calcext:value-type="currency">
            <text:p>$75.00</text:p>
          </table:table-cell>
          <table:table-cell table:style-name="ce13" office:value-type="currency" office:currency="USD" office:value="69" calcext:value-type="currency">
            <text:p>$69.00</text:p>
          </table:table-cell>
          <table:table-cell table:style-name="ce13" office:value-type="currency" office:currency="USD" office:value="51.75" calcext:value-type="currency">
            <text:p>$51.75</text:p>
          </table:table-cell>
          <table:table-cell table:style-name="ce13" office:value-type="currency" office:currency="USD" office:value="64" calcext:value-type="currency">
            <text:p>$64.00</text:p>
          </table:table-cell>
          <table:table-cell table:style-name="ce13" table:formula="of:=[.E404]-[.B404]" office:value-type="currency" office:currency="USD" office:value="-11" calcext:value-type="currency">
            <text:p>-$11.00</text:p>
          </table:table-cell>
          <table:table-cell table:style-name="ce13" table:formula="of:=[.E404]/[.B404]" office:value-type="currency" office:currency="USD" office:value="0.853333333333333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4</text:p>
          </table:table-cell>
          <table:table-cell table:style-name="ce8" office:value-type="currency" office:currency="USD" office:value="75" calcext:value-type="currency">
            <text:p>$75.00</text:p>
          </table:table-cell>
          <table:table-cell table:style-name="ce13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58.5" calcext:value-type="currency">
            <text:p>$58.50</text:p>
          </table:table-cell>
          <table:table-cell table:style-name="ce13" office:value-type="currency" office:currency="USD" office:value="73" calcext:value-type="currency">
            <text:p>$73.00</text:p>
          </table:table-cell>
          <table:table-cell table:style-name="ce13" table:formula="of:=[.E405]-[.B405]" office:value-type="currency" office:currency="USD" office:value="-2" calcext:value-type="currency">
            <text:p>-$2.00</text:p>
          </table:table-cell>
          <table:table-cell table:style-name="ce13" table:formula="of:=[.E405]/[.B405]" office:value-type="currency" office:currency="USD" office:value="0.973333333333333" calcext:value-type="currency">
            <text:p>$0.9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5</text:p>
          </table:table-cell>
          <table:table-cell table:style-name="ce8" office:value-type="currency" office:currency="USD" office:value="100" calcext:value-type="currency">
            <text:p>$100.00</text:p>
          </table:table-cell>
          <table:table-cell table:style-name="ce13" office:value-type="currency" office:currency="USD" office:value="91" calcext:value-type="currency">
            <text:p>$91.00</text:p>
          </table:table-cell>
          <table:table-cell table:style-name="ce13" office:value-type="currency" office:currency="USD" office:value="68.25" calcext:value-type="currency">
            <text:p>$68.25</text:p>
          </table:table-cell>
          <table:table-cell table:style-name="ce13" office:value-type="currency" office:currency="USD" office:value="85" calcext:value-type="currency">
            <text:p>$85.00</text:p>
          </table:table-cell>
          <table:table-cell table:style-name="ce13" table:formula="of:=[.E406]-[.B406]" office:value-type="currency" office:currency="USD" office:value="-15" calcext:value-type="currency">
            <text:p>-$15.00</text:p>
          </table:table-cell>
          <table:table-cell table:style-name="ce13" table:formula="of:=[.E406]/[.B406]" office:value-type="currency" office:currency="USD" office:value="0.85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6</text:p>
          </table:table-cell>
          <table:table-cell table:style-name="ce8" office:value-type="currency" office:currency="USD" office:value="96" calcext:value-type="currency">
            <text:p>$96.00</text:p>
          </table:table-cell>
          <table:table-cell table:style-name="ce13" office:value-type="currency" office:currency="USD" office:value="101" calcext:value-type="currency">
            <text:p>$101.00</text:p>
          </table:table-cell>
          <table:table-cell table:style-name="ce13" office:value-type="currency" office:currency="USD" office:value="75.75" calcext:value-type="currency">
            <text:p>$75.75</text:p>
          </table:table-cell>
          <table:table-cell table:style-name="ce13" office:value-type="currency" office:currency="USD" office:value="94" calcext:value-type="currency">
            <text:p>$94.00</text:p>
          </table:table-cell>
          <table:table-cell table:style-name="ce13" table:formula="of:=[.E407]-[.B407]" office:value-type="currency" office:currency="USD" office:value="-2" calcext:value-type="currency">
            <text:p>-$2.00</text:p>
          </table:table-cell>
          <table:table-cell table:style-name="ce13" table:formula="of:=[.E407]/[.B407]" office:value-type="currency" office:currency="USD" office:value="0.979166666666667" calcext:value-type="currency">
            <text:p>$0.98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7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13" office:value-type="currency" office:currency="USD" office:value="106" calcext:value-type="currency">
            <text:p>$106.00</text:p>
          </table:table-cell>
          <table:table-cell table:style-name="ce13" office:value-type="currency" office:currency="USD" office:value="79.5" calcext:value-type="currency">
            <text:p>$79.50</text:p>
          </table:table-cell>
          <table:table-cell table:style-name="ce13" office:value-type="currency" office:currency="USD" office:value="99" calcext:value-type="currency">
            <text:p>$99.00</text:p>
          </table:table-cell>
          <table:table-cell table:style-name="ce13" table:formula="of:=[.E408]-[.B408]" office:value-type="currency" office:currency="USD" office:value="-17" calcext:value-type="currency">
            <text:p>-$17.00</text:p>
          </table:table-cell>
          <table:table-cell table:style-name="ce13" table:formula="of:=[.E408]/[.B408]" office:value-type="currency" office:currency="USD" office:value="0.853448275862069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8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13" office:value-type="currency" office:currency="USD" office:value="112" calcext:value-type="currency">
            <text:p>$112.00</text:p>
          </table:table-cell>
          <table:table-cell table:style-name="ce13" office:value-type="currency" office:currency="USD" office:value="84" calcext:value-type="currency">
            <text:p>$84.00</text:p>
          </table:table-cell>
          <table:table-cell table:style-name="ce13" office:value-type="currency" office:currency="USD" office:value="104" calcext:value-type="currency">
            <text:p>$104.00</text:p>
          </table:table-cell>
          <table:table-cell table:style-name="ce13" table:formula="of:=[.E409]-[.B409]" office:value-type="currency" office:currency="USD" office:value="-3" calcext:value-type="currency">
            <text:p>-$3.00</text:p>
          </table:table-cell>
          <table:table-cell table:style-name="ce13" table:formula="of:=[.E409]/[.B409]" office:value-type="currency" office:currency="USD" office:value="0.97196261682243" calcext:value-type="currency">
            <text:p>$0.9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9</text:p>
          </table:table-cell>
          <table:table-cell table:style-name="ce8" office:value-type="currency" office:currency="USD" office:value="134" calcext:value-type="currency">
            <text:p>$134.00</text:p>
          </table:table-cell>
          <table:table-cell table:style-name="ce13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91.5" calcext:value-type="currency">
            <text:p>$91.50</text:p>
          </table:table-cell>
          <table:table-cell table:style-name="ce13" office:value-type="currency" office:currency="USD" office:value="114" calcext:value-type="currency">
            <text:p>$114.00</text:p>
          </table:table-cell>
          <table:table-cell table:style-name="ce13" table:formula="of:=[.E410]-[.B410]" office:value-type="currency" office:currency="USD" office:value="-20" calcext:value-type="currency">
            <text:p>-$20.00</text:p>
          </table:table-cell>
          <table:table-cell table:style-name="ce13" table:formula="of:=[.E410]/[.B410]" office:value-type="currency" office:currency="USD" office:value="0.850746268656716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PBR10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3" office:value-type="currency" office:currency="USD" office:value="121" calcext:value-type="currency">
            <text:p>$121.00</text:p>
          </table:table-cell>
          <table:table-cell table:style-name="ce13" table:formula="of:=[.E411]-[.B411]" office:value-type="currency" office:currency="USD" office:value="-1" calcext:value-type="currency">
            <text:p>-$1.00</text:p>
          </table:table-cell>
          <table:table-cell table:style-name="ce13" table:formula="of:=[.E411]/[.B411]" office:value-type="currency" office:currency="USD" office:value="0.991803278688525" calcext:value-type="currency">
            <text:p>$0.99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PBPFL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3"/>
          <table:table-cell table:style-name="ce12" table:formula="of:=[.E412]-[.B412]" office:value-type="currency" office:currency="USD" office:value="-12" calcext:value-type="currency">
            <text:p>-$12.00</text:p>
          </table:table-cell>
          <table:table-cell table:style-name="ce12" table:formula="of:=[.E412]/[.B41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Pipe Style Protective Bollar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RB42</text:p>
          </table:table-cell>
          <table:table-cell table:style-name="ce8" office:value-type="currency" office:currency="USD" office:value="226" calcext:value-type="currency">
            <text:p>$226.00</text:p>
          </table:table-cell>
          <table:table-cell table:style-name="ce13" office:value-type="currency" office:currency="USD" office:value="207" calcext:value-type="currency">
            <text:p>$207.00</text:p>
          </table:table-cell>
          <table:table-cell table:style-name="ce13" office:value-type="currency" office:currency="USD" office:value="155.25" calcext:value-type="currency">
            <text:p>$155.25</text:p>
          </table:table-cell>
          <table:table-cell table:style-name="ce13" office:value-type="currency" office:currency="USD" office:value="193" calcext:value-type="currency">
            <text:p>$193.00</text:p>
          </table:table-cell>
          <table:table-cell table:style-name="ce13" table:formula="of:=[.E416]-[.B416]" office:value-type="currency" office:currency="USD" office:value="-33" calcext:value-type="currency">
            <text:p>-$33.00</text:p>
          </table:table-cell>
          <table:table-cell table:style-name="ce13" table:formula="of:=[.E416]/[.B416]" office:value-type="currency" office:currency="USD" office:value="0.853982300884956" calcext:value-type="currency">
            <text:p>$0.85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ack Guard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G48D</text:p>
          </table:table-cell>
          <table:table-cell table:style-name="ce8" office:value-type="currency" office:currency="USD" office:value="125" calcext:value-type="currency">
            <text:p>$125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3" office:value-type="currency" office:currency="USD" office:value="121" calcext:value-type="currency">
            <text:p>$121.00</text:p>
          </table:table-cell>
          <table:table-cell table:style-name="ce13" table:formula="of:=[.E420]-[.B420]" office:value-type="currency" office:currency="USD" office:value="-4" calcext:value-type="currency">
            <text:p>-$4.00</text:p>
          </table:table-cell>
          <table:table-cell table:style-name="ce13" table:formula="of:=[.E420]/[.B420]" office:value-type="currency" office:currency="USD" office:value="0.968" calcext:value-type="currency">
            <text:p>$0.9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G48L</text:p>
          </table:table-cell>
          <table:table-cell table:style-name="ce8" office:value-type="currency" office:currency="USD" office:value="113" calcext:value-type="currency">
            <text:p>$113.00</text:p>
          </table:table-cell>
          <table:table-cell table:style-name="ce13" office:value-type="currency" office:currency="USD" office:value="113" calcext:value-type="currency">
            <text:p>$113.00</text:p>
          </table:table-cell>
          <table:table-cell table:style-name="ce13" office:value-type="currency" office:currency="USD" office:value="84.75" calcext:value-type="currency">
            <text:p>$84.75</text:p>
          </table:table-cell>
          <table:table-cell table:style-name="ce13" office:value-type="currency" office:currency="USD" office:value="105" calcext:value-type="currency">
            <text:p>$105.00</text:p>
          </table:table-cell>
          <table:table-cell table:style-name="ce13" table:formula="of:=[.E421]-[.B421]" office:value-type="currency" office:currency="USD" office:value="-8" calcext:value-type="currency">
            <text:p>-$8.00</text:p>
          </table:table-cell>
          <table:table-cell table:style-name="ce13" table:formula="of:=[.E421]/[.B421]" office:value-type="currency" office:currency="USD" office:value="0.929203539823009" calcext:value-type="currency">
            <text:p>$0.9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G48R</text:p>
          </table:table-cell>
          <table:table-cell table:style-name="ce8" office:value-type="currency" office:currency="USD" office:value="113" calcext:value-type="currency">
            <text:p>$113.00</text:p>
          </table:table-cell>
          <table:table-cell table:style-name="ce13" office:value-type="currency" office:currency="USD" office:value="113" calcext:value-type="currency">
            <text:p>$113.00</text:p>
          </table:table-cell>
          <table:table-cell table:style-name="ce13" office:value-type="currency" office:currency="USD" office:value="84.75" calcext:value-type="currency">
            <text:p>$84.75</text:p>
          </table:table-cell>
          <table:table-cell table:style-name="ce13" office:value-type="currency" office:currency="USD" office:value="105" calcext:value-type="currency">
            <text:p>$105.00</text:p>
          </table:table-cell>
          <table:table-cell table:style-name="ce13" table:formula="of:=[.E422]-[.B422]" office:value-type="currency" office:currency="USD" office:value="-8" calcext:value-type="currency">
            <text:p>-$8.00</text:p>
          </table:table-cell>
          <table:table-cell table:style-name="ce13" table:formula="of:=[.E422]/[.B422]" office:value-type="currency" office:currency="USD" office:value="0.929203539823009" calcext:value-type="currency">
            <text:p>$0.93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Red Pin Steel Dock Boards - 15,000 lb. Capacit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PC6048</text:p>
          </table:table-cell>
          <table:table-cell table:style-name="ce7" office:value-type="currency" office:currency="USD" office:value="899" calcext:value-type="currency">
            <text:p>$899.00</text:p>
          </table:table-cell>
          <table:table-cell table:style-name="ce12" table:number-columns-repeated="3"/>
          <table:table-cell table:style-name="ce12" table:formula="of:=[.E426]-[.B426]" office:value-type="currency" office:currency="USD" office:value="-899" calcext:value-type="currency">
            <text:p>-$899.00</text:p>
          </table:table-cell>
          <table:table-cell table:style-name="ce12" table:formula="of:=[.E426]/[.B42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60</text:p>
          </table:table-cell>
          <table:table-cell table:style-name="ce7" office:value-type="currency" office:currency="USD" office:value="1197" calcext:value-type="currency">
            <text:p>$1,197.00</text:p>
          </table:table-cell>
          <table:table-cell table:style-name="ce12" table:number-columns-repeated="3"/>
          <table:table-cell table:style-name="ce12" table:formula="of:=[.E427]-[.B427]" office:value-type="currency" office:currency="USD" office:value="-1197" calcext:value-type="currency">
            <text:p>-$1,197.00</text:p>
          </table:table-cell>
          <table:table-cell table:style-name="ce12" table:formula="of:=[.E427]/[.B42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72</text:p>
          </table:table-cell>
          <table:table-cell table:style-name="ce7" office:value-type="currency" office:currency="USD" office:value="1343" calcext:value-type="currency">
            <text:p>$1,343.00</text:p>
          </table:table-cell>
          <table:table-cell table:style-name="ce12" table:number-columns-repeated="3"/>
          <table:table-cell table:style-name="ce12" table:formula="of:=[.E428]-[.B428]" office:value-type="currency" office:currency="USD" office:value="-1343" calcext:value-type="currency">
            <text:p>-$1,343.00</text:p>
          </table:table-cell>
          <table:table-cell table:style-name="ce12" table:formula="of:=[.E428]/[.B42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84</text:p>
          </table:table-cell>
          <table:table-cell table:style-name="ce7" office:value-type="currency" office:currency="USD" office:value="1545" calcext:value-type="currency">
            <text:p>$1,545.00</text:p>
          </table:table-cell>
          <table:table-cell table:style-name="ce12" table:number-columns-repeated="3"/>
          <table:table-cell table:style-name="ce12" table:formula="of:=[.E429]-[.B429]" office:value-type="currency" office:currency="USD" office:value="-1545" calcext:value-type="currency">
            <text:p>-$1,545.00</text:p>
          </table:table-cell>
          <table:table-cell table:style-name="ce12" table:formula="of:=[.E429]/[.B42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48</text:p>
          </table:table-cell>
          <table:table-cell table:style-name="ce7" office:value-type="currency" office:currency="USD" office:value="1027" calcext:value-type="currency">
            <text:p>$1,027.00</text:p>
          </table:table-cell>
          <table:table-cell table:style-name="ce12" table:number-columns-repeated="3"/>
          <table:table-cell table:style-name="ce12" table:formula="of:=[.E430]-[.B430]" office:value-type="currency" office:currency="USD" office:value="-1027" calcext:value-type="currency">
            <text:p>-$1,027.00</text:p>
          </table:table-cell>
          <table:table-cell table:style-name="ce12" table:formula="of:=[.E430]/[.B43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60</text:p>
          </table:table-cell>
          <table:table-cell table:style-name="ce7" office:value-type="currency" office:currency="USD" office:value="1365" calcext:value-type="currency">
            <text:p>$1,365.00</text:p>
          </table:table-cell>
          <table:table-cell table:style-name="ce12" table:number-columns-repeated="3"/>
          <table:table-cell table:style-name="ce12" table:formula="of:=[.E431]-[.B431]" office:value-type="currency" office:currency="USD" office:value="-1365" calcext:value-type="currency">
            <text:p>-$1,365.00</text:p>
          </table:table-cell>
          <table:table-cell table:style-name="ce12" table:formula="of:=[.E431]/[.B43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72</text:p>
          </table:table-cell>
          <table:table-cell table:style-name="ce7" office:value-type="currency" office:currency="USD" office:value="1567" calcext:value-type="currency">
            <text:p>$1,567.00</text:p>
          </table:table-cell>
          <table:table-cell table:style-name="ce12" table:number-columns-repeated="3"/>
          <table:table-cell table:style-name="ce12" table:formula="of:=[.E432]-[.B432]" office:value-type="currency" office:currency="USD" office:value="-1567" calcext:value-type="currency">
            <text:p>-$1,567.00</text:p>
          </table:table-cell>
          <table:table-cell table:style-name="ce12" table:formula="of:=[.E432]/[.B43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84</text:p>
          </table:table-cell>
          <table:table-cell table:style-name="ce7" office:value-type="currency" office:currency="USD" office:value="1780" calcext:value-type="currency">
            <text:p>$1,780.00</text:p>
          </table:table-cell>
          <table:table-cell table:style-name="ce12" table:number-columns-repeated="3"/>
          <table:table-cell table:style-name="ce12" table:formula="of:=[.E433]-[.B433]" office:value-type="currency" office:currency="USD" office:value="-1780" calcext:value-type="currency">
            <text:p>-$1,780.00</text:p>
          </table:table-cell>
          <table:table-cell table:style-name="ce12" table:formula="of:=[.E433]/[.B43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48</text:p>
          </table:table-cell>
          <table:table-cell table:style-name="ce7" office:value-type="currency" office:currency="USD" office:value="1153" calcext:value-type="currency">
            <text:p>$1,153.00</text:p>
          </table:table-cell>
          <table:table-cell table:style-name="ce12" table:number-columns-repeated="3"/>
          <table:table-cell table:style-name="ce12" table:formula="of:=[.E434]-[.B434]" office:value-type="currency" office:currency="USD" office:value="-1153" calcext:value-type="currency">
            <text:p>-$1,153.00</text:p>
          </table:table-cell>
          <table:table-cell table:style-name="ce12" table:formula="of:=[.E434]/[.B43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60</text:p>
          </table:table-cell>
          <table:table-cell table:style-name="ce7" office:value-type="currency" office:currency="USD" office:value="1545" calcext:value-type="currency">
            <text:p>$1,545.00</text:p>
          </table:table-cell>
          <table:table-cell table:style-name="ce12" table:number-columns-repeated="3"/>
          <table:table-cell table:style-name="ce12" table:formula="of:=[.E435]-[.B435]" office:value-type="currency" office:currency="USD" office:value="-1545" calcext:value-type="currency">
            <text:p>-$1,545.00</text:p>
          </table:table-cell>
          <table:table-cell table:style-name="ce12" table:formula="of:=[.E435]/[.B43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72</text:p>
          </table:table-cell>
          <table:table-cell table:style-name="ce7" office:value-type="currency" office:currency="USD" office:value="1790" calcext:value-type="currency">
            <text:p>$1,790.00</text:p>
          </table:table-cell>
          <table:table-cell table:style-name="ce12" table:number-columns-repeated="3"/>
          <table:table-cell table:style-name="ce12" table:formula="of:=[.E436]-[.B436]" office:value-type="currency" office:currency="USD" office:value="-1790" calcext:value-type="currency">
            <text:p>-$1,790.00</text:p>
          </table:table-cell>
          <table:table-cell table:style-name="ce12" table:formula="of:=[.E436]/[.B43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Red Pin Steel Dock Boards - 20,000 lb. Capacit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PC6048-20</text:p>
          </table:table-cell>
          <table:table-cell table:style-name="ce7" office:value-type="currency" office:currency="USD" office:value="965" calcext:value-type="currency">
            <text:p>$965.00</text:p>
          </table:table-cell>
          <table:table-cell table:style-name="ce12" table:number-columns-repeated="3"/>
          <table:table-cell table:style-name="ce12" table:formula="of:=[.E440]-[.B440]" office:value-type="currency" office:currency="USD" office:value="-965" calcext:value-type="currency">
            <text:p>-$965.00</text:p>
          </table:table-cell>
          <table:table-cell table:style-name="ce12" table:formula="of:=[.E440]/[.B44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60-20</text:p>
          </table:table-cell>
          <table:table-cell table:style-name="ce7" office:value-type="currency" office:currency="USD" office:value="1265" calcext:value-type="currency">
            <text:p>$1,265.00</text:p>
          </table:table-cell>
          <table:table-cell table:style-name="ce12" table:number-columns-repeated="3"/>
          <table:table-cell table:style-name="ce12" table:formula="of:=[.E441]-[.B441]" office:value-type="currency" office:currency="USD" office:value="-1265" calcext:value-type="currency">
            <text:p>-$1,265.00</text:p>
          </table:table-cell>
          <table:table-cell table:style-name="ce12" table:formula="of:=[.E441]/[.B4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72-20</text:p>
          </table:table-cell>
          <table:table-cell table:style-name="ce7" office:value-type="currency" office:currency="USD" office:value="1477" calcext:value-type="currency">
            <text:p>$1,477.00</text:p>
          </table:table-cell>
          <table:table-cell table:style-name="ce12" table:number-columns-repeated="3"/>
          <table:table-cell table:style-name="ce12" table:formula="of:=[.E442]-[.B442]" office:value-type="currency" office:currency="USD" office:value="-1477" calcext:value-type="currency">
            <text:p>-$1,477.00</text:p>
          </table:table-cell>
          <table:table-cell table:style-name="ce12" table:formula="of:=[.E442]/[.B4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6084-20</text:p>
          </table:table-cell>
          <table:table-cell table:style-name="ce7" office:value-type="currency" office:currency="USD" office:value="1690" calcext:value-type="currency">
            <text:p>$1,690.00</text:p>
          </table:table-cell>
          <table:table-cell table:style-name="ce12" table:number-columns-repeated="3"/>
          <table:table-cell table:style-name="ce12" table:formula="of:=[.E443]-[.B443]" office:value-type="currency" office:currency="USD" office:value="-1690" calcext:value-type="currency">
            <text:p>-$1,690.00</text:p>
          </table:table-cell>
          <table:table-cell table:style-name="ce12" table:formula="of:=[.E443]/[.B4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48-20</text:p>
          </table:table-cell>
          <table:table-cell table:style-name="ce7" office:value-type="currency" office:currency="USD" office:value="1094" calcext:value-type="currency">
            <text:p>$1,094.00</text:p>
          </table:table-cell>
          <table:table-cell table:style-name="ce12" table:number-columns-repeated="3"/>
          <table:table-cell table:style-name="ce12" table:formula="of:=[.E444]-[.B444]" office:value-type="currency" office:currency="USD" office:value="-1094" calcext:value-type="currency">
            <text:p>-$1,094.00</text:p>
          </table:table-cell>
          <table:table-cell table:style-name="ce12" table:formula="of:=[.E444]/[.B4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60-20</text:p>
          </table:table-cell>
          <table:table-cell table:style-name="ce7" office:value-type="currency" office:currency="USD" office:value="1444" calcext:value-type="currency">
            <text:p>$1,444.00</text:p>
          </table:table-cell>
          <table:table-cell table:style-name="ce12" table:number-columns-repeated="3"/>
          <table:table-cell table:style-name="ce12" table:formula="of:=[.E445]-[.B445]" office:value-type="currency" office:currency="USD" office:value="-1444" calcext:value-type="currency">
            <text:p>-$1,444.00</text:p>
          </table:table-cell>
          <table:table-cell table:style-name="ce12" table:formula="of:=[.E445]/[.B4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72-20</text:p>
          </table:table-cell>
          <table:table-cell table:style-name="ce7" office:value-type="currency" office:currency="USD" office:value="1679" calcext:value-type="currency">
            <text:p>$1,679.00</text:p>
          </table:table-cell>
          <table:table-cell table:style-name="ce12" table:number-columns-repeated="3"/>
          <table:table-cell table:style-name="ce12" table:formula="of:=[.E446]-[.B446]" office:value-type="currency" office:currency="USD" office:value="-1679" calcext:value-type="currency">
            <text:p>-$1,679.00</text:p>
          </table:table-cell>
          <table:table-cell table:style-name="ce12" table:formula="of:=[.E446]/[.B4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7284-20</text:p>
          </table:table-cell>
          <table:table-cell table:style-name="ce7" office:value-type="currency" office:currency="USD" office:value="1903" calcext:value-type="currency">
            <text:p>$1,903.00</text:p>
          </table:table-cell>
          <table:table-cell table:style-name="ce12" table:number-columns-repeated="3"/>
          <table:table-cell table:style-name="ce12" table:formula="of:=[.E447]-[.B447]" office:value-type="currency" office:currency="USD" office:value="-1903" calcext:value-type="currency">
            <text:p>-$1,903.00</text:p>
          </table:table-cell>
          <table:table-cell table:style-name="ce12" table:formula="of:=[.E447]/[.B4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48-20</text:p>
          </table:table-cell>
          <table:table-cell table:style-name="ce7" office:value-type="currency" office:currency="USD" office:value="1223" calcext:value-type="currency">
            <text:p>$1,223.00</text:p>
          </table:table-cell>
          <table:table-cell table:style-name="ce12" table:number-columns-repeated="3"/>
          <table:table-cell table:style-name="ce12" table:formula="of:=[.E448]-[.B448]" office:value-type="currency" office:currency="USD" office:value="-1223" calcext:value-type="currency">
            <text:p>-$1,223.00</text:p>
          </table:table-cell>
          <table:table-cell table:style-name="ce12" table:formula="of:=[.E448]/[.B4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60-20</text:p>
          </table:table-cell>
          <table:table-cell table:style-name="ce7" office:value-type="currency" office:currency="USD" office:value="1623" calcext:value-type="currency">
            <text:p>$1,623.00</text:p>
          </table:table-cell>
          <table:table-cell table:style-name="ce12" table:number-columns-repeated="3"/>
          <table:table-cell table:style-name="ce12" table:formula="of:=[.E449]-[.B449]" office:value-type="currency" office:currency="USD" office:value="-1623" calcext:value-type="currency">
            <text:p>-$1,623.00</text:p>
          </table:table-cell>
          <table:table-cell table:style-name="ce12" table:formula="of:=[.E449]/[.B4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C8472-20</text:p>
          </table:table-cell>
          <table:table-cell table:style-name="ce7" office:value-type="currency" office:currency="USD" office:value="1892" calcext:value-type="currency">
            <text:p>$1,892.00</text:p>
          </table:table-cell>
          <table:table-cell table:style-name="ce12" table:number-columns-repeated="3"/>
          <table:table-cell table:style-name="ce12" table:formula="of:=[.E450]-[.B450]" office:value-type="currency" office:currency="USD" office:value="-1892" calcext:value-type="currency">
            <text:p>-$1,892.00</text:p>
          </table:table-cell>
          <table:table-cell table:style-name="ce12" table:formula="of:=[.E450]/[.B4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Shipping Container Ramp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15CR6048</text:p>
          </table:table-cell>
          <table:table-cell table:style-name="ce5" office:value-type="string" calcext:value-type="string">
            <text:p>Per Application</text:p>
          </table:table-cell>
          <table:table-cell table:style-name="ce14" office:value-type="currency" office:currency="USD" office:value="1112" calcext:value-type="currency">
            <text:p>$1,112.00</text:p>
          </table:table-cell>
          <table:table-cell table:style-name="ce14" office:value-type="currency" office:currency="USD" office:value="834" calcext:value-type="currency">
            <text:p>$834.00</text:p>
          </table:table-cell>
          <table:table-cell table:style-name="ce14" office:value-type="currency" office:currency="USD" office:value="1036" calcext:value-type="currency">
            <text:p>$1,036.00</text:p>
          </table:table-cell>
          <table:table-cell table:style-name="ce14" table:formula="of:=[.E454]-[.B454]" office:value-type="string" office:string-value="" calcext:value-type="error">
            <text:p>#VALUE!</text:p>
          </table:table-cell>
          <table:table-cell table:style-name="ce14" table:formula="of:=[.E454]/[.B454]" office:value-type="string" office:string-value="" calcext:value-type="error">
            <text:p>#VALUE!</text:p>
          </table:table-cell>
          <table:table-cell table:style-name="ce18" office:value-type="string" calcext:value-type="string">
            <text:p>bmhequipment.com</text:p>
          </table:table-cell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15CR6060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13" office:value-type="currency" office:currency="USD" office:value="1311" calcext:value-type="currency">
            <text:p>$1,311.00</text:p>
          </table:table-cell>
          <table:table-cell table:style-name="ce13" office:value-type="currency" office:currency="USD" office:value="983.25" calcext:value-type="currency">
            <text:p>$983.25</text:p>
          </table:table-cell>
          <table:table-cell table:style-name="ce13" office:value-type="currency" office:currency="USD" office:value="999" calcext:value-type="currency">
            <text:p>$999.00</text:p>
          </table:table-cell>
          <table:table-cell table:style-name="ce13" table:formula="of:=[.E455]-[.B455]" office:value-type="currency" office:currency="USD" office:value="0" calcext:value-type="currency">
            <text:p>$0.00</text:p>
          </table:table-cell>
          <table:table-cell table:style-name="ce13" table:formula="of:=[.E455]/[.B455]" office:value-type="currency" office:currency="USD" office:value="1" calcext:value-type="currency">
            <text:p>$1.00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15CR6072</text:p>
          </table:table-cell>
          <table:table-cell table:style-name="ce2" office:value-type="string" calcext:value-type="string">
            <text:p>Per Application</text:p>
          </table:table-cell>
          <table:table-cell table:style-name="ce13" office:value-type="currency" office:currency="USD" office:value="1514" calcext:value-type="currency">
            <text:p>$1,514.00</text:p>
          </table:table-cell>
          <table:table-cell table:style-name="ce13" office:value-type="currency" office:currency="USD" office:value="1135.5" calcext:value-type="currency">
            <text:p>$1,135.50</text:p>
          </table:table-cell>
          <table:table-cell table:style-name="ce13" office:value-type="currency" office:currency="USD" office:value="1157" calcext:value-type="currency">
            <text:p>$1,157.00</text:p>
          </table:table-cell>
          <table:table-cell table:style-name="ce13" table:formula="of:=[.E456]-[.B456]" office:value-type="string" office:string-value="" calcext:value-type="error">
            <text:p>#VALUE!</text:p>
          </table:table-cell>
          <table:table-cell table:style-name="ce13" table:formula="of:=[.E456]/[.B456]" office:value-type="string" office:string-value="" calcext:value-type="error">
            <text:p>#VALUE!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5CR6084</text:p>
          </table:table-cell>
          <table:table-cell table:style-name="ce8" office:value-type="currency" office:currency="USD" office:value="1410" calcext:value-type="currency">
            <text:p>$1,410.00</text:p>
          </table:table-cell>
          <table:table-cell table:style-name="ce13" office:value-type="currency" office:currency="USD" office:value="1718" calcext:value-type="currency">
            <text:p>$1,718.00</text:p>
          </table:table-cell>
          <table:table-cell table:style-name="ce13" office:value-type="currency" office:currency="USD" office:value="1288.5" calcext:value-type="currency">
            <text:p>$1,288.50</text:p>
          </table:table-cell>
          <table:table-cell table:style-name="ce13" office:value-type="currency" office:currency="USD" office:value="1601" calcext:value-type="currency">
            <text:p>$1,601.00</text:p>
          </table:table-cell>
          <table:table-cell table:style-name="ce13" table:formula="of:=[.E457]-[.B457]" office:value-type="currency" office:currency="USD" office:value="191" calcext:value-type="currency">
            <text:p>$191.00</text:p>
          </table:table-cell>
          <table:table-cell table:style-name="ce13" table:formula="of:=[.E457]/[.B457]" office:value-type="currency" office:currency="USD" office:value="1.1354609929078" calcext:value-type="currency">
            <text:p>$1.14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15CR6096</text:p>
          </table:table-cell>
          <table:table-cell table:style-name="ce2" office:value-type="string" calcext:value-type="string">
            <text:p>Per Application</text:p>
          </table:table-cell>
          <table:table-cell table:style-name="ce13" office:value-type="currency" office:currency="USD" office:value="1916" calcext:value-type="currency">
            <text:p>$1,916.00</text:p>
          </table:table-cell>
          <table:table-cell table:style-name="ce13" office:value-type="currency" office:currency="USD" office:value="1437" calcext:value-type="currency">
            <text:p>$1,437.00</text:p>
          </table:table-cell>
          <table:table-cell table:style-name="ce13" office:value-type="currency" office:currency="USD" office:value="1786" calcext:value-type="currency">
            <text:p>$1,786.00</text:p>
          </table:table-cell>
          <table:table-cell table:style-name="ce13" table:formula="of:=[.E458]-[.B458]" office:value-type="string" office:string-value="" calcext:value-type="error">
            <text:p>#VALUE!</text:p>
          </table:table-cell>
          <table:table-cell table:style-name="ce13" table:formula="of:=[.E458]/[.B458]" office:value-type="string" office:string-value="" calcext:value-type="error">
            <text:p>#VALUE!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Slab Transport Rack Retro Safety Kit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RETRO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3"/>
          <table:table-cell table:style-name="ce12" table:formula="of:=[.E462]-[.B462]" office:value-type="string" office:string-value="" calcext:value-type="error">
            <text:p>#VALUE!</text:p>
          </table:table-cell>
          <table:table-cell table:style-name="ce12" table:formula="of:=[.E462]/[.B462]" office:value-type="string" office:string-value="" calcext:value-type="error">
            <text:p>#VALUE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Steel Dock Boards- Model T-15,000 lbs. Capacit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15T6048</text:p>
          </table:table-cell>
          <table:table-cell table:style-name="ce7" office:value-type="currency" office:currency="USD" office:value="923" calcext:value-type="currency">
            <text:p>$923.00</text:p>
          </table:table-cell>
          <table:table-cell table:style-name="ce12" table:number-columns-repeated="3"/>
          <table:table-cell table:style-name="ce12" table:formula="of:=[.E466]-[.B466]" office:value-type="currency" office:currency="USD" office:value="-923" calcext:value-type="currency">
            <text:p>-$923.00</text:p>
          </table:table-cell>
          <table:table-cell table:style-name="ce12" table:formula="of:=[.E466]/[.B4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60</text:p>
          </table:table-cell>
          <table:table-cell table:style-name="ce7" office:value-type="currency" office:currency="USD" office:value="1200" calcext:value-type="currency">
            <text:p>$1,200.00</text:p>
          </table:table-cell>
          <table:table-cell table:style-name="ce12" table:number-columns-repeated="3"/>
          <table:table-cell table:style-name="ce12" table:formula="of:=[.E467]-[.B467]" office:value-type="currency" office:currency="USD" office:value="-1200" calcext:value-type="currency">
            <text:p>-$1,200.00</text:p>
          </table:table-cell>
          <table:table-cell table:style-name="ce12" table:formula="of:=[.E467]/[.B4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66</text:p>
          </table:table-cell>
          <table:table-cell table:style-name="ce7" office:value-type="currency" office:currency="USD" office:value="1294" calcext:value-type="currency">
            <text:p>$1,294.00</text:p>
          </table:table-cell>
          <table:table-cell table:style-name="ce12" table:number-columns-repeated="3"/>
          <table:table-cell table:style-name="ce12" table:formula="of:=[.E468]-[.B468]" office:value-type="currency" office:currency="USD" office:value="-1294" calcext:value-type="currency">
            <text:p>-$1,294.00</text:p>
          </table:table-cell>
          <table:table-cell table:style-name="ce12" table:formula="of:=[.E468]/[.B4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72</text:p>
          </table:table-cell>
          <table:table-cell table:style-name="ce7" office:value-type="currency" office:currency="USD" office:value="1386" calcext:value-type="currency">
            <text:p>$1,386.00</text:p>
          </table:table-cell>
          <table:table-cell table:style-name="ce12" table:number-columns-repeated="3"/>
          <table:table-cell table:style-name="ce12" table:formula="of:=[.E469]-[.B469]" office:value-type="currency" office:currency="USD" office:value="-1386" calcext:value-type="currency">
            <text:p>-$1,386.00</text:p>
          </table:table-cell>
          <table:table-cell table:style-name="ce12" table:formula="of:=[.E469]/[.B4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78</text:p>
          </table:table-cell>
          <table:table-cell table:style-name="ce7" office:value-type="currency" office:currency="USD" office:value="1477" calcext:value-type="currency">
            <text:p>$1,477.00</text:p>
          </table:table-cell>
          <table:table-cell table:style-name="ce12" table:number-columns-repeated="3"/>
          <table:table-cell table:style-name="ce12" table:formula="of:=[.E470]-[.B470]" office:value-type="currency" office:currency="USD" office:value="-1477" calcext:value-type="currency">
            <text:p>-$1,477.00</text:p>
          </table:table-cell>
          <table:table-cell table:style-name="ce12" table:formula="of:=[.E470]/[.B4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84</text:p>
          </table:table-cell>
          <table:table-cell table:style-name="ce7" office:value-type="currency" office:currency="USD" office:value="1571" calcext:value-type="currency">
            <text:p>$1,571.00</text:p>
          </table:table-cell>
          <table:table-cell table:style-name="ce12" table:number-columns-repeated="3"/>
          <table:table-cell table:style-name="ce12" table:formula="of:=[.E471]-[.B471]" office:value-type="currency" office:currency="USD" office:value="-1571" calcext:value-type="currency">
            <text:p>-$1,571.00</text:p>
          </table:table-cell>
          <table:table-cell table:style-name="ce12" table:formula="of:=[.E471]/[.B4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6096</text:p>
          </table:table-cell>
          <table:table-cell table:style-name="ce7" office:value-type="currency" office:currency="USD" office:value="1754" calcext:value-type="currency">
            <text:p>$1,754.00</text:p>
          </table:table-cell>
          <table:table-cell table:style-name="ce12" table:number-columns-repeated="3"/>
          <table:table-cell table:style-name="ce12" table:formula="of:=[.E472]-[.B472]" office:value-type="currency" office:currency="USD" office:value="-1754" calcext:value-type="currency">
            <text:p>-$1,754.00</text:p>
          </table:table-cell>
          <table:table-cell table:style-name="ce12" table:formula="of:=[.E472]/[.B4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48</text:p>
          </table:table-cell>
          <table:table-cell table:style-name="ce7" office:value-type="currency" office:currency="USD" office:value="1017" calcext:value-type="currency">
            <text:p>$1,017.00</text:p>
          </table:table-cell>
          <table:table-cell table:style-name="ce12" table:number-columns-repeated="3"/>
          <table:table-cell table:style-name="ce12" table:formula="of:=[.E473]-[.B473]" office:value-type="currency" office:currency="USD" office:value="-1017" calcext:value-type="currency">
            <text:p>-$1,017.00</text:p>
          </table:table-cell>
          <table:table-cell table:style-name="ce12" table:formula="of:=[.E473]/[.B4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60</text:p>
          </table:table-cell>
          <table:table-cell table:style-name="ce7" office:value-type="currency" office:currency="USD" office:value="1301" calcext:value-type="currency">
            <text:p>$1,301.00</text:p>
          </table:table-cell>
          <table:table-cell table:style-name="ce12" table:number-columns-repeated="3"/>
          <table:table-cell table:style-name="ce12" table:formula="of:=[.E474]-[.B474]" office:value-type="currency" office:currency="USD" office:value="-1301" calcext:value-type="currency">
            <text:p>-$1,301.00</text:p>
          </table:table-cell>
          <table:table-cell table:style-name="ce12" table:formula="of:=[.E474]/[.B4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66</text:p>
          </table:table-cell>
          <table:table-cell table:style-name="ce7" office:value-type="currency" office:currency="USD" office:value="1395" calcext:value-type="currency">
            <text:p>$1,395.00</text:p>
          </table:table-cell>
          <table:table-cell table:style-name="ce12" table:number-columns-repeated="3"/>
          <table:table-cell table:style-name="ce12" table:formula="of:=[.E475]-[.B475]" office:value-type="currency" office:currency="USD" office:value="-1395" calcext:value-type="currency">
            <text:p>-$1,395.00</text:p>
          </table:table-cell>
          <table:table-cell table:style-name="ce12" table:formula="of:=[.E475]/[.B47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72</text:p>
          </table:table-cell>
          <table:table-cell table:style-name="ce7" office:value-type="currency" office:currency="USD" office:value="1486" calcext:value-type="currency">
            <text:p>$1,486.00</text:p>
          </table:table-cell>
          <table:table-cell table:style-name="ce12" table:number-columns-repeated="3"/>
          <table:table-cell table:style-name="ce12" table:formula="of:=[.E476]-[.B476]" office:value-type="currency" office:currency="USD" office:value="-1486" calcext:value-type="currency">
            <text:p>-$1,486.00</text:p>
          </table:table-cell>
          <table:table-cell table:style-name="ce12" table:formula="of:=[.E476]/[.B47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78</text:p>
          </table:table-cell>
          <table:table-cell table:style-name="ce7" office:value-type="currency" office:currency="USD" office:value="1578" calcext:value-type="currency">
            <text:p>$1,578.00</text:p>
          </table:table-cell>
          <table:table-cell table:style-name="ce12" table:number-columns-repeated="3"/>
          <table:table-cell table:style-name="ce12" table:formula="of:=[.E477]-[.B477]" office:value-type="currency" office:currency="USD" office:value="-1578" calcext:value-type="currency">
            <text:p>-$1,578.00</text:p>
          </table:table-cell>
          <table:table-cell table:style-name="ce12" table:formula="of:=[.E477]/[.B47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84</text:p>
          </table:table-cell>
          <table:table-cell table:style-name="ce7" office:value-type="currency" office:currency="USD" office:value="1671" calcext:value-type="currency">
            <text:p>$1,671.00</text:p>
          </table:table-cell>
          <table:table-cell table:style-name="ce12" table:number-columns-repeated="3"/>
          <table:table-cell table:style-name="ce12" table:formula="of:=[.E478]-[.B478]" office:value-type="currency" office:currency="USD" office:value="-1671" calcext:value-type="currency">
            <text:p>-$1,671.00</text:p>
          </table:table-cell>
          <table:table-cell table:style-name="ce12" table:formula="of:=[.E478]/[.B47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7296</text:p>
          </table:table-cell>
          <table:table-cell table:style-name="ce7" office:value-type="currency" office:currency="USD" office:value="1855" calcext:value-type="currency">
            <text:p>$1,855.00</text:p>
          </table:table-cell>
          <table:table-cell table:style-name="ce12" table:number-columns-repeated="3"/>
          <table:table-cell table:style-name="ce12" table:formula="of:=[.E479]-[.B479]" office:value-type="currency" office:currency="USD" office:value="-1855" calcext:value-type="currency">
            <text:p>-$1,855.00</text:p>
          </table:table-cell>
          <table:table-cell table:style-name="ce12" table:formula="of:=[.E479]/[.B47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8448</text:p>
          </table:table-cell>
          <table:table-cell table:style-name="ce7" office:value-type="currency" office:currency="USD" office:value="1152" calcext:value-type="currency">
            <text:p>$1,152.00</text:p>
          </table:table-cell>
          <table:table-cell table:style-name="ce12" table:number-columns-repeated="3"/>
          <table:table-cell table:style-name="ce12" table:formula="of:=[.E480]-[.B480]" office:value-type="currency" office:currency="USD" office:value="-1152" calcext:value-type="currency">
            <text:p>-$1,152.00</text:p>
          </table:table-cell>
          <table:table-cell table:style-name="ce12" table:formula="of:=[.E480]/[.B48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8460</text:p>
          </table:table-cell>
          <table:table-cell table:style-name="ce7" office:value-type="currency" office:currency="USD" office:value="1470" calcext:value-type="currency">
            <text:p>$1,470.00</text:p>
          </table:table-cell>
          <table:table-cell table:style-name="ce12" table:number-columns-repeated="3"/>
          <table:table-cell table:style-name="ce12" table:formula="of:=[.E481]-[.B481]" office:value-type="currency" office:currency="USD" office:value="-1470" calcext:value-type="currency">
            <text:p>-$1,470.00</text:p>
          </table:table-cell>
          <table:table-cell table:style-name="ce12" table:formula="of:=[.E481]/[.B48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8466</text:p>
          </table:table-cell>
          <table:table-cell table:style-name="ce7" office:value-type="currency" office:currency="USD" office:value="1578" calcext:value-type="currency">
            <text:p>$1,578.00</text:p>
          </table:table-cell>
          <table:table-cell table:style-name="ce12" table:number-columns-repeated="3"/>
          <table:table-cell table:style-name="ce12" table:formula="of:=[.E482]-[.B482]" office:value-type="currency" office:currency="USD" office:value="-1578" calcext:value-type="currency">
            <text:p>-$1,578.00</text:p>
          </table:table-cell>
          <table:table-cell table:style-name="ce12" table:formula="of:=[.E482]/[.B48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T8472</text:p>
          </table:table-cell>
          <table:table-cell table:style-name="ce7" office:value-type="currency" office:currency="USD" office:value="1688" calcext:value-type="currency">
            <text:p>$1,688.00</text:p>
          </table:table-cell>
          <table:table-cell table:style-name="ce12" table:number-columns-repeated="3"/>
          <table:table-cell table:style-name="ce12" table:formula="of:=[.E483]-[.B483]" office:value-type="currency" office:currency="USD" office:value="-1688" calcext:value-type="currency">
            <text:p>-$1,688.00</text:p>
          </table:table-cell>
          <table:table-cell table:style-name="ce12" table:formula="of:=[.E483]/[.B48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5">
          <table:table-cell table:style-name="ce2" office:value-type="string" calcext:value-type="string">
            <text:p>Steel Dock Boards- Model T-20,000 lbs. Capacity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20T6048</text:p>
          </table:table-cell>
          <table:table-cell table:style-name="ce7" office:value-type="currency" office:currency="USD" office:value="995" calcext:value-type="currency">
            <text:p>$995.00</text:p>
          </table:table-cell>
          <table:table-cell table:style-name="ce12" table:number-columns-repeated="3"/>
          <table:table-cell table:style-name="ce12" table:formula="of:=[.E487]-[.B487]" office:value-type="currency" office:currency="USD" office:value="-995" calcext:value-type="currency">
            <text:p>-$995.00</text:p>
          </table:table-cell>
          <table:table-cell table:style-name="ce12" table:formula="of:=[.E487]/[.B48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60</text:p>
          </table:table-cell>
          <table:table-cell table:style-name="ce7" office:value-type="currency" office:currency="USD" office:value="1301" calcext:value-type="currency">
            <text:p>$1,301.00</text:p>
          </table:table-cell>
          <table:table-cell table:style-name="ce12" table:number-columns-repeated="3"/>
          <table:table-cell table:style-name="ce12" table:formula="of:=[.E488]-[.B488]" office:value-type="currency" office:currency="USD" office:value="-1301" calcext:value-type="currency">
            <text:p>-$1,301.00</text:p>
          </table:table-cell>
          <table:table-cell table:style-name="ce12" table:formula="of:=[.E488]/[.B48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66</text:p>
          </table:table-cell>
          <table:table-cell table:style-name="ce7" office:value-type="currency" office:currency="USD" office:value="1395" calcext:value-type="currency">
            <text:p>$1,395.00</text:p>
          </table:table-cell>
          <table:table-cell table:style-name="ce12" table:number-columns-repeated="3"/>
          <table:table-cell table:style-name="ce12" table:formula="of:=[.E489]-[.B489]" office:value-type="currency" office:currency="USD" office:value="-1395" calcext:value-type="currency">
            <text:p>-$1,395.00</text:p>
          </table:table-cell>
          <table:table-cell table:style-name="ce12" table:formula="of:=[.E489]/[.B48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72</text:p>
          </table:table-cell>
          <table:table-cell table:style-name="ce7" office:value-type="currency" office:currency="USD" office:value="1486" calcext:value-type="currency">
            <text:p>$1,486.00</text:p>
          </table:table-cell>
          <table:table-cell table:style-name="ce12" table:number-columns-repeated="3"/>
          <table:table-cell table:style-name="ce12" table:formula="of:=[.E490]-[.B490]" office:value-type="currency" office:currency="USD" office:value="-1486" calcext:value-type="currency">
            <text:p>-$1,486.00</text:p>
          </table:table-cell>
          <table:table-cell table:style-name="ce12" table:formula="of:=[.E490]/[.B49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78</text:p>
          </table:table-cell>
          <table:table-cell table:style-name="ce7" office:value-type="currency" office:currency="USD" office:value="1578" calcext:value-type="currency">
            <text:p>$1,578.00</text:p>
          </table:table-cell>
          <table:table-cell table:style-name="ce12" table:number-columns-repeated="3"/>
          <table:table-cell table:style-name="ce12" table:formula="of:=[.E491]-[.B491]" office:value-type="currency" office:currency="USD" office:value="-1578" calcext:value-type="currency">
            <text:p>-$1,578.00</text:p>
          </table:table-cell>
          <table:table-cell table:style-name="ce12" table:formula="of:=[.E491]/[.B49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84</text:p>
          </table:table-cell>
          <table:table-cell table:style-name="ce7" office:value-type="currency" office:currency="USD" office:value="1672" calcext:value-type="currency">
            <text:p>$1,672.00</text:p>
          </table:table-cell>
          <table:table-cell table:style-name="ce12" table:number-columns-repeated="3"/>
          <table:table-cell table:style-name="ce12" table:formula="of:=[.E492]-[.B492]" office:value-type="currency" office:currency="USD" office:value="-1672" calcext:value-type="currency">
            <text:p>-$1,672.00</text:p>
          </table:table-cell>
          <table:table-cell table:style-name="ce12" table:formula="of:=[.E492]/[.B49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6096</text:p>
          </table:table-cell>
          <table:table-cell table:style-name="ce7" office:value-type="currency" office:currency="USD" office:value="1855" calcext:value-type="currency">
            <text:p>$1,855.00</text:p>
          </table:table-cell>
          <table:table-cell table:style-name="ce12" table:number-columns-repeated="3"/>
          <table:table-cell table:style-name="ce12" table:formula="of:=[.E493]-[.B493]" office:value-type="currency" office:currency="USD" office:value="-1855" calcext:value-type="currency">
            <text:p>-$1,855.00</text:p>
          </table:table-cell>
          <table:table-cell table:style-name="ce12" table:formula="of:=[.E493]/[.B49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48</text:p>
          </table:table-cell>
          <table:table-cell table:style-name="ce7" office:value-type="currency" office:currency="USD" office:value="1123" calcext:value-type="currency">
            <text:p>$1,123.00</text:p>
          </table:table-cell>
          <table:table-cell table:style-name="ce12" table:number-columns-repeated="3"/>
          <table:table-cell table:style-name="ce12" table:formula="of:=[.E494]-[.B494]" office:value-type="currency" office:currency="USD" office:value="-1123" calcext:value-type="currency">
            <text:p>-$1,123.00</text:p>
          </table:table-cell>
          <table:table-cell table:style-name="ce12" table:formula="of:=[.E494]/[.B49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60</text:p>
          </table:table-cell>
          <table:table-cell table:style-name="ce7" office:value-type="currency" office:currency="USD" office:value="1470" calcext:value-type="currency">
            <text:p>$1,470.00</text:p>
          </table:table-cell>
          <table:table-cell table:style-name="ce12" table:number-columns-repeated="3"/>
          <table:table-cell table:style-name="ce12" table:formula="of:=[.E495]-[.B495]" office:value-type="currency" office:currency="USD" office:value="-1470" calcext:value-type="currency">
            <text:p>-$1,470.00</text:p>
          </table:table-cell>
          <table:table-cell table:style-name="ce12" table:formula="of:=[.E495]/[.B49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66</text:p>
          </table:table-cell>
          <table:table-cell table:style-name="ce7" office:value-type="currency" office:currency="USD" office:value="1578" calcext:value-type="currency">
            <text:p>$1,578.00</text:p>
          </table:table-cell>
          <table:table-cell table:style-name="ce12" table:number-columns-repeated="3"/>
          <table:table-cell table:style-name="ce12" table:formula="of:=[.E496]-[.B496]" office:value-type="currency" office:currency="USD" office:value="-1578" calcext:value-type="currency">
            <text:p>-$1,578.00</text:p>
          </table:table-cell>
          <table:table-cell table:style-name="ce12" table:formula="of:=[.E496]/[.B49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72</text:p>
          </table:table-cell>
          <table:table-cell table:style-name="ce7" office:value-type="currency" office:currency="USD" office:value="1688" calcext:value-type="currency">
            <text:p>$1,688.00</text:p>
          </table:table-cell>
          <table:table-cell table:style-name="ce12" table:number-columns-repeated="3"/>
          <table:table-cell table:style-name="ce12" table:formula="of:=[.E497]-[.B497]" office:value-type="currency" office:currency="USD" office:value="-1688" calcext:value-type="currency">
            <text:p>-$1,688.00</text:p>
          </table:table-cell>
          <table:table-cell table:style-name="ce12" table:formula="of:=[.E497]/[.B49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78</text:p>
          </table:table-cell>
          <table:table-cell table:style-name="ce7" office:value-type="currency" office:currency="USD" office:value="1797" calcext:value-type="currency">
            <text:p>$1,797.00</text:p>
          </table:table-cell>
          <table:table-cell table:style-name="ce12" table:number-columns-repeated="3"/>
          <table:table-cell table:style-name="ce12" table:formula="of:=[.E498]-[.B498]" office:value-type="currency" office:currency="USD" office:value="-1797" calcext:value-type="currency">
            <text:p>-$1,797.00</text:p>
          </table:table-cell>
          <table:table-cell table:style-name="ce12" table:formula="of:=[.E498]/[.B49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84</text:p>
          </table:table-cell>
          <table:table-cell table:style-name="ce7" office:value-type="currency" office:currency="USD" office:value="1906" calcext:value-type="currency">
            <text:p>$1,906.00</text:p>
          </table:table-cell>
          <table:table-cell table:style-name="ce12" table:number-columns-repeated="3"/>
          <table:table-cell table:style-name="ce12" table:formula="of:=[.E499]-[.B499]" office:value-type="currency" office:currency="USD" office:value="-1906" calcext:value-type="currency">
            <text:p>-$1,906.00</text:p>
          </table:table-cell>
          <table:table-cell table:style-name="ce12" table:formula="of:=[.E499]/[.B49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7296</text:p>
          </table:table-cell>
          <table:table-cell table:style-name="ce7" office:value-type="currency" office:currency="USD" office:value="2125" calcext:value-type="currency">
            <text:p>$2,125.00</text:p>
          </table:table-cell>
          <table:table-cell table:style-name="ce12" table:number-columns-repeated="3"/>
          <table:table-cell table:style-name="ce12" table:formula="of:=[.E500]-[.B500]" office:value-type="currency" office:currency="USD" office:value="-2125" calcext:value-type="currency">
            <text:p>-$2,125.00</text:p>
          </table:table-cell>
          <table:table-cell table:style-name="ce12" table:formula="of:=[.E500]/[.B50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8448</text:p>
          </table:table-cell>
          <table:table-cell table:style-name="ce7" office:value-type="currency" office:currency="USD" office:value="1223" calcext:value-type="currency">
            <text:p>$1,223.00</text:p>
          </table:table-cell>
          <table:table-cell table:style-name="ce12" table:number-columns-repeated="3"/>
          <table:table-cell table:style-name="ce12" table:formula="of:=[.E501]-[.B501]" office:value-type="currency" office:currency="USD" office:value="-1223" calcext:value-type="currency">
            <text:p>-$1,223.00</text:p>
          </table:table-cell>
          <table:table-cell table:style-name="ce12" table:formula="of:=[.E501]/[.B50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8460</text:p>
          </table:table-cell>
          <table:table-cell table:style-name="ce7" office:value-type="currency" office:currency="USD" office:value="1637" calcext:value-type="currency">
            <text:p>$1,637.00</text:p>
          </table:table-cell>
          <table:table-cell table:style-name="ce12" table:number-columns-repeated="3"/>
          <table:table-cell table:style-name="ce12" table:formula="of:=[.E502]-[.B502]" office:value-type="currency" office:currency="USD" office:value="-1637" calcext:value-type="currency">
            <text:p>-$1,637.00</text:p>
          </table:table-cell>
          <table:table-cell table:style-name="ce12" table:formula="of:=[.E502]/[.B50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20T8472</text:p>
          </table:table-cell>
          <table:table-cell table:style-name="ce7" office:value-type="currency" office:currency="USD" office:value="1890" calcext:value-type="currency">
            <text:p>$1,890.00</text:p>
          </table:table-cell>
          <table:table-cell table:style-name="ce12" table:number-columns-repeated="3"/>
          <table:table-cell table:style-name="ce12" table:formula="of:=[.E503]-[.B503]" office:value-type="currency" office:currency="USD" office:value="-1890" calcext:value-type="currency">
            <text:p>-$1,890.00</text:p>
          </table:table-cell>
          <table:table-cell table:style-name="ce12" table:formula="of:=[.E503]/[.B50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14">
          <table:table-cell table:style-name="ce2" office:value-type="string" calcext:value-type="string">
            <text:p>Steel Platforms - Portable Dock - Model SP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16SP88</text:p>
          </table:table-cell>
          <table:table-cell table:style-name="ce9" office:value-type="currency" office:currency="USD" office:value="5120" calcext:value-type="currency">
            <text:p>$5,120.00</text:p>
          </table:table-cell>
          <table:table-cell table:style-name="ce14" table:number-columns-repeated="3"/>
          <table:table-cell table:style-name="ce14" table:formula="of:=[.E507]-[.B507]" office:value-type="currency" office:currency="USD" office:value="-5120" calcext:value-type="currency">
            <text:p>-$5,120.00</text:p>
          </table:table-cell>
          <table:table-cell table:style-name="ce14" table:formula="of:=[.E507]/[.B50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16SP810</text:p>
          </table:table-cell>
          <table:table-cell table:style-name="ce9" office:value-type="currency" office:currency="USD" office:value="6545" calcext:value-type="currency">
            <text:p>$6,545.00</text:p>
          </table:table-cell>
          <table:table-cell table:style-name="ce14" table:number-columns-repeated="3"/>
          <table:table-cell table:style-name="ce14" table:formula="of:=[.E508]-[.B508]" office:value-type="currency" office:currency="USD" office:value="-6545" calcext:value-type="currency">
            <text:p>-$6,545.00</text:p>
          </table:table-cell>
          <table:table-cell table:style-name="ce14" table:formula="of:=[.E508]/[.B50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16SP812</text:p>
          </table:table-cell>
          <table:table-cell table:style-name="ce9" office:value-type="currency" office:currency="USD" office:value="7854" calcext:value-type="currency">
            <text:p>$7,854.00</text:p>
          </table:table-cell>
          <table:table-cell table:style-name="ce14" table:number-columns-repeated="3"/>
          <table:table-cell table:style-name="ce14" table:formula="of:=[.E509]-[.B509]" office:value-type="currency" office:currency="USD" office:value="-7854" calcext:value-type="currency">
            <text:p>-$7,854.00</text:p>
          </table:table-cell>
          <table:table-cell table:style-name="ce14" table:formula="of:=[.E509]/[.B509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0SP88</text:p>
          </table:table-cell>
          <table:table-cell table:style-name="ce9" office:value-type="currency" office:currency="USD" office:value="5413" calcext:value-type="currency">
            <text:p>$5,413.00</text:p>
          </table:table-cell>
          <table:table-cell table:style-name="ce14" table:number-columns-repeated="3"/>
          <table:table-cell table:style-name="ce14" table:formula="of:=[.E510]-[.B510]" office:value-type="currency" office:currency="USD" office:value="-5413" calcext:value-type="currency">
            <text:p>-$5,413.00</text:p>
          </table:table-cell>
          <table:table-cell table:style-name="ce14" table:formula="of:=[.E510]/[.B510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0SP810</text:p>
          </table:table-cell>
          <table:table-cell table:style-name="ce9" office:value-type="currency" office:currency="USD" office:value="6919" calcext:value-type="currency">
            <text:p>$6,919.00</text:p>
          </table:table-cell>
          <table:table-cell table:style-name="ce14" table:number-columns-repeated="3"/>
          <table:table-cell table:style-name="ce14" table:formula="of:=[.E511]-[.B511]" office:value-type="currency" office:currency="USD" office:value="-6919" calcext:value-type="currency">
            <text:p>-$6,919.00</text:p>
          </table:table-cell>
          <table:table-cell table:style-name="ce14" table:formula="of:=[.E511]/[.B511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0SP812</text:p>
          </table:table-cell>
          <table:table-cell table:style-name="ce9" office:value-type="currency" office:currency="USD" office:value="8303" calcext:value-type="currency">
            <text:p>$8,303.00</text:p>
          </table:table-cell>
          <table:table-cell table:style-name="ce14" table:number-columns-repeated="3"/>
          <table:table-cell table:style-name="ce14" table:formula="of:=[.E512]-[.B512]" office:value-type="currency" office:currency="USD" office:value="-8303" calcext:value-type="currency">
            <text:p>-$8,303.00</text:p>
          </table:table-cell>
          <table:table-cell table:style-name="ce14" table:formula="of:=[.E512]/[.B512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5SP88</text:p>
          </table:table-cell>
          <table:table-cell table:style-name="ce9" office:value-type="currency" office:currency="USD" office:value="5857" calcext:value-type="currency">
            <text:p>$5,857.00</text:p>
          </table:table-cell>
          <table:table-cell table:style-name="ce14" table:number-columns-repeated="3"/>
          <table:table-cell table:style-name="ce14" table:formula="of:=[.E513]-[.B513]" office:value-type="currency" office:currency="USD" office:value="-5857" calcext:value-type="currency">
            <text:p>-$5,857.00</text:p>
          </table:table-cell>
          <table:table-cell table:style-name="ce14" table:formula="of:=[.E513]/[.B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5SP810</text:p>
          </table:table-cell>
          <table:table-cell table:style-name="ce9" office:value-type="currency" office:currency="USD" office:value="7480" calcext:value-type="currency">
            <text:p>$7,480.00</text:p>
          </table:table-cell>
          <table:table-cell table:style-name="ce14" table:number-columns-repeated="3"/>
          <table:table-cell table:style-name="ce14" table:formula="of:=[.E514]-[.B514]" office:value-type="currency" office:currency="USD" office:value="-7480" calcext:value-type="currency">
            <text:p>-$7,480.00</text:p>
          </table:table-cell>
          <table:table-cell table:style-name="ce14" table:formula="of:=[.E514]/[.B514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25SP812</text:p>
          </table:table-cell>
          <table:table-cell table:style-name="ce9" office:value-type="currency" office:currency="USD" office:value="8976" calcext:value-type="currency">
            <text:p>$8,976.00</text:p>
          </table:table-cell>
          <table:table-cell table:style-name="ce14" table:number-columns-repeated="3"/>
          <table:table-cell table:style-name="ce14" table:formula="of:=[.E515]-[.B515]" office:value-type="currency" office:currency="USD" office:value="-8976" calcext:value-type="currency">
            <text:p>-$8,976.00</text:p>
          </table:table-cell>
          <table:table-cell table:style-name="ce14" table:formula="of:=[.E515]/[.B515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30SP88</text:p>
          </table:table-cell>
          <table:table-cell table:style-name="ce9" office:value-type="currency" office:currency="USD" office:value="6409" calcext:value-type="currency">
            <text:p>$6,409.00</text:p>
          </table:table-cell>
          <table:table-cell table:style-name="ce14" table:number-columns-repeated="3"/>
          <table:table-cell table:style-name="ce14" table:formula="of:=[.E516]-[.B516]" office:value-type="currency" office:currency="USD" office:value="-6409" calcext:value-type="currency">
            <text:p>-$6,409.00</text:p>
          </table:table-cell>
          <table:table-cell table:style-name="ce14" table:formula="of:=[.E516]/[.B516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30SP810</text:p>
          </table:table-cell>
          <table:table-cell table:style-name="ce9" office:value-type="currency" office:currency="USD" office:value="8182" calcext:value-type="currency">
            <text:p>$8,182.00</text:p>
          </table:table-cell>
          <table:table-cell table:style-name="ce14" table:number-columns-repeated="3"/>
          <table:table-cell table:style-name="ce14" table:formula="of:=[.E517]-[.B517]" office:value-type="currency" office:currency="USD" office:value="-8182" calcext:value-type="currency">
            <text:p>-$8,182.00</text:p>
          </table:table-cell>
          <table:table-cell table:style-name="ce14" table:formula="of:=[.E517]/[.B517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30SP812</text:p>
          </table:table-cell>
          <table:table-cell table:style-name="ce9" office:value-type="currency" office:currency="USD" office:value="9818" calcext:value-type="currency">
            <text:p>$9,818.00</text:p>
          </table:table-cell>
          <table:table-cell table:style-name="ce14" table:number-columns-repeated="3"/>
          <table:table-cell table:style-name="ce14" table:formula="of:=[.E518]-[.B518]" office:value-type="currency" office:currency="USD" office:value="-9818" calcext:value-type="currency">
            <text:p>-$9,818.00</text:p>
          </table:table-cell>
          <table:table-cell table:style-name="ce14" table:formula="of:=[.E518]/[.B518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Steel Yard Ramps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SYS7030</text:p>
          </table:table-cell>
          <table:table-cell table:style-name="ce8" office:value-type="currency" office:currency="USD" office:value="9200" calcext:value-type="currency">
            <text:p>$9,200.00</text:p>
          </table:table-cell>
          <table:table-cell table:style-name="ce13" office:value-type="currency" office:currency="USD" office:value="10529" calcext:value-type="currency">
            <text:p>$10,529.00</text:p>
          </table:table-cell>
          <table:table-cell table:style-name="ce13" office:value-type="currency" office:currency="USD" office:value="7896.75" calcext:value-type="currency">
            <text:p>$7,896.75</text:p>
          </table:table-cell>
          <table:table-cell table:style-name="ce13" office:value-type="currency" office:currency="USD" office:value="9813" calcext:value-type="currency">
            <text:p>$9,813.00</text:p>
          </table:table-cell>
          <table:table-cell table:style-name="ce13" table:formula="of:=[.E522]-[.B522]" office:value-type="currency" office:currency="USD" office:value="613" calcext:value-type="currency">
            <text:p>$613.00</text:p>
          </table:table-cell>
          <table:table-cell table:style-name="ce13" table:formula="of:=[.E522]/[.B522]" office:value-type="currency" office:currency="USD" office:value="1.06663043478261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SYS8430</text:p>
          </table:table-cell>
          <table:table-cell table:style-name="ce8" office:value-type="currency" office:currency="USD" office:value="9868" calcext:value-type="currency">
            <text:p>$9,868.00</text:p>
          </table:table-cell>
          <table:table-cell table:style-name="ce13" office:value-type="currency" office:currency="USD" office:value="11294" calcext:value-type="currency">
            <text:p>$11,294.00</text:p>
          </table:table-cell>
          <table:table-cell table:style-name="ce13" office:value-type="currency" office:currency="USD" office:value="8470.5" calcext:value-type="currency">
            <text:p>$8,470.50</text:p>
          </table:table-cell>
          <table:table-cell table:style-name="ce13" office:value-type="currency" office:currency="USD" office:value="10526" calcext:value-type="currency">
            <text:p>$10,526.00</text:p>
          </table:table-cell>
          <table:table-cell table:style-name="ce13" table:formula="of:=[.E523]-[.B523]" office:value-type="currency" office:currency="USD" office:value="658" calcext:value-type="currency">
            <text:p>$658.00</text:p>
          </table:table-cell>
          <table:table-cell table:style-name="ce13" table:formula="of:=[.E523]/[.B523]" office:value-type="currency" office:currency="USD" office:value="1.06668017835428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SYS7030</text:p>
          </table:table-cell>
          <table:table-cell table:style-name="ce8" office:value-type="currency" office:currency="USD" office:value="9465" calcext:value-type="currency">
            <text:p>$9,465.00</text:p>
          </table:table-cell>
          <table:table-cell table:style-name="ce13" office:value-type="currency" office:currency="USD" office:value="10833" calcext:value-type="currency">
            <text:p>$10,833.00</text:p>
          </table:table-cell>
          <table:table-cell table:style-name="ce13" office:value-type="currency" office:currency="USD" office:value="8124.75" calcext:value-type="currency">
            <text:p>$8,124.75</text:p>
          </table:table-cell>
          <table:table-cell table:style-name="ce13" office:value-type="currency" office:currency="USD" office:value="10096" calcext:value-type="currency">
            <text:p>$10,096.00</text:p>
          </table:table-cell>
          <table:table-cell table:style-name="ce13" table:formula="of:=[.E524]-[.B524]" office:value-type="currency" office:currency="USD" office:value="631" calcext:value-type="currency">
            <text:p>$631.00</text:p>
          </table:table-cell>
          <table:table-cell table:style-name="ce13" table:formula="of:=[.E524]/[.B524]" office:value-type="currency" office:currency="USD" office:value="1.06666666666667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SYS8430</text:p>
          </table:table-cell>
          <table:table-cell table:style-name="ce8" office:value-type="currency" office:currency="USD" office:value="11274" calcext:value-type="currency">
            <text:p>$11,274.00</text:p>
          </table:table-cell>
          <table:table-cell table:style-name="ce13" office:value-type="currency" office:currency="USD" office:value="12904" calcext:value-type="currency">
            <text:p>$12,904.00</text:p>
          </table:table-cell>
          <table:table-cell table:style-name="ce13" office:value-type="currency" office:currency="USD" office:value="9678" calcext:value-type="currency">
            <text:p>$9,678.00</text:p>
          </table:table-cell>
          <table:table-cell table:style-name="ce13" office:value-type="currency" office:currency="USD" office:value="12026" calcext:value-type="currency">
            <text:p>$12,026.00</text:p>
          </table:table-cell>
          <table:table-cell table:style-name="ce13" table:formula="of:=[.E525]-[.B525]" office:value-type="currency" office:currency="USD" office:value="752" calcext:value-type="currency">
            <text:p>$752.00</text:p>
          </table:table-cell>
          <table:table-cell table:style-name="ce13" table:formula="of:=[.E525]/[.B525]" office:value-type="currency" office:currency="USD" office:value="1.06670214653184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SYS7030</text:p>
          </table:table-cell>
          <table:table-cell table:style-name="ce8" office:value-type="currency" office:currency="USD" office:value="10804" calcext:value-type="currency">
            <text:p>$10,804.00</text:p>
          </table:table-cell>
          <table:table-cell table:style-name="ce13" office:value-type="currency" office:currency="USD" office:value="12365" calcext:value-type="currency">
            <text:p>$12,365.00</text:p>
          </table:table-cell>
          <table:table-cell table:style-name="ce13" office:value-type="currency" office:currency="USD" office:value="9273.75" calcext:value-type="currency">
            <text:p>$9,273.75</text:p>
          </table:table-cell>
          <table:table-cell table:style-name="ce13" office:value-type="currency" office:currency="USD" office:value="11524" calcext:value-type="currency">
            <text:p>$11,524.00</text:p>
          </table:table-cell>
          <table:table-cell table:style-name="ce13" table:formula="of:=[.E526]-[.B526]" office:value-type="currency" office:currency="USD" office:value="720" calcext:value-type="currency">
            <text:p>$720.00</text:p>
          </table:table-cell>
          <table:table-cell table:style-name="ce13" table:formula="of:=[.E526]/[.B526]" office:value-type="currency" office:currency="USD" office:value="1.0666419844502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SYS9630</text:p>
          </table:table-cell>
          <table:table-cell table:style-name="ce8" office:value-type="currency" office:currency="USD" office:value="13047" calcext:value-type="currency">
            <text:p>$13,047.00</text:p>
          </table:table-cell>
          <table:table-cell table:style-name="ce13" office:value-type="currency" office:currency="USD" office:value="14933" calcext:value-type="currency">
            <text:p>$14,933.00</text:p>
          </table:table-cell>
          <table:table-cell table:style-name="ce13" office:value-type="currency" office:currency="USD" office:value="11199.75" calcext:value-type="currency">
            <text:p>$11,199.75</text:p>
          </table:table-cell>
          <table:table-cell table:style-name="ce13" office:value-type="currency" office:currency="USD" office:value="13917" calcext:value-type="currency">
            <text:p>$13,917.00</text:p>
          </table:table-cell>
          <table:table-cell table:style-name="ce13" table:formula="of:=[.E527]-[.B527]" office:value-type="currency" office:currency="USD" office:value="870" calcext:value-type="currency">
            <text:p>$870.00</text:p>
          </table:table-cell>
          <table:table-cell table:style-name="ce13" table:formula="of:=[.E527]/[.B527]" office:value-type="currency" office:currency="USD" office:value="1.06668199586112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SYS7030</text:p>
          </table:table-cell>
          <table:table-cell table:style-name="ce8" office:value-type="currency" office:currency="USD" office:value="11912" calcext:value-type="currency">
            <text:p>$11,912.00</text:p>
          </table:table-cell>
          <table:table-cell table:style-name="ce13" office:value-type="currency" office:currency="USD" office:value="13634" calcext:value-type="currency">
            <text:p>$13,634.00</text:p>
          </table:table-cell>
          <table:table-cell table:style-name="ce13" office:value-type="currency" office:currency="USD" office:value="10225.5" calcext:value-type="currency">
            <text:p>$10,225.50</text:p>
          </table:table-cell>
          <table:table-cell table:style-name="ce13" office:value-type="currency" office:currency="USD" office:value="12706" calcext:value-type="currency">
            <text:p>$12,706.00</text:p>
          </table:table-cell>
          <table:table-cell table:style-name="ce13" table:formula="of:=[.E528]-[.B528]" office:value-type="currency" office:currency="USD" office:value="794" calcext:value-type="currency">
            <text:p>$794.00</text:p>
          </table:table-cell>
          <table:table-cell table:style-name="ce13" table:formula="of:=[.E528]/[.B528]" office:value-type="currency" office:currency="USD" office:value="1.06665547347213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SYS8430</text:p>
          </table:table-cell>
          <table:table-cell table:style-name="ce8" office:value-type="currency" office:currency="USD" office:value="13703" calcext:value-type="currency">
            <text:p>$13,703.00</text:p>
          </table:table-cell>
          <table:table-cell table:style-name="ce13" office:value-type="currency" office:currency="USD" office:value="14328" calcext:value-type="currency">
            <text:p>$14,328.00</text:p>
          </table:table-cell>
          <table:table-cell table:style-name="ce13" office:value-type="currency" office:currency="USD" office:value="10746" calcext:value-type="currency">
            <text:p>$10,746.00</text:p>
          </table:table-cell>
          <table:table-cell table:style-name="ce13" office:value-type="currency" office:currency="USD" office:value="13353" calcext:value-type="currency">
            <text:p>$13,353.00</text:p>
          </table:table-cell>
          <table:table-cell table:style-name="ce13" table:formula="of:=[.E529]-[.B529]" office:value-type="currency" office:currency="USD" office:value="-350" calcext:value-type="currency">
            <text:p>-$350.00</text:p>
          </table:table-cell>
          <table:table-cell table:style-name="ce13" table:formula="of:=[.E529]/[.B529]" office:value-type="currency" office:currency="USD" office:value="0.974458147850836" calcext:value-type="currency">
            <text:p>$0.9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SYS7036L</text:p>
          </table:table-cell>
          <table:table-cell table:style-name="ce8" office:value-type="currency" office:currency="USD" office:value="10456" calcext:value-type="currency">
            <text:p>$10,456.00</text:p>
          </table:table-cell>
          <table:table-cell table:style-name="ce13" office:value-type="currency" office:currency="USD" office:value="11967" calcext:value-type="currency">
            <text:p>$11,967.00</text:p>
          </table:table-cell>
          <table:table-cell table:style-name="ce13" office:value-type="currency" office:currency="USD" office:value="8975.25" calcext:value-type="currency">
            <text:p>$8,975.25</text:p>
          </table:table-cell>
          <table:table-cell table:style-name="ce13" office:value-type="currency" office:currency="USD" office:value="11153" calcext:value-type="currency">
            <text:p>$11,153.00</text:p>
          </table:table-cell>
          <table:table-cell table:style-name="ce13" table:formula="of:=[.E530]-[.B530]" office:value-type="currency" office:currency="USD" office:value="697" calcext:value-type="currency">
            <text:p>$697.00</text:p>
          </table:table-cell>
          <table:table-cell table:style-name="ce13" table:formula="of:=[.E530]/[.B530]" office:value-type="currency" office:currency="USD" office:value="1.06666029074216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16SYS8436L</text:p>
          </table:table-cell>
          <table:table-cell table:style-name="ce8" office:value-type="currency" office:currency="USD" office:value="11240" calcext:value-type="currency">
            <text:p>$11,240.00</text:p>
          </table:table-cell>
          <table:table-cell table:style-name="ce13" office:value-type="currency" office:currency="USD" office:value="13330" calcext:value-type="currency">
            <text:p>$13,330.00</text:p>
          </table:table-cell>
          <table:table-cell table:style-name="ce13" office:value-type="currency" office:currency="USD" office:value="9997.5" calcext:value-type="currency">
            <text:p>$9,997.50</text:p>
          </table:table-cell>
          <table:table-cell table:style-name="ce13" office:value-type="currency" office:currency="USD" office:value="12423" calcext:value-type="currency">
            <text:p>$12,423.00</text:p>
          </table:table-cell>
          <table:table-cell table:style-name="ce13" table:formula="of:=[.E531]-[.B531]" office:value-type="currency" office:currency="USD" office:value="1183" calcext:value-type="currency">
            <text:p>$1,183.00</text:p>
          </table:table-cell>
          <table:table-cell table:style-name="ce13" table:formula="of:=[.E531]/[.B531]" office:value-type="currency" office:currency="USD" office:value="1.10524911032028" calcext:value-type="currency">
            <text:p>$1.11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SYS7036L</text:p>
          </table:table-cell>
          <table:table-cell table:style-name="ce8" office:value-type="currency" office:currency="USD" office:value="11398" calcext:value-type="currency">
            <text:p>$11,398.00</text:p>
          </table:table-cell>
          <table:table-cell table:style-name="ce13" office:value-type="currency" office:currency="USD" office:value="13046" calcext:value-type="currency">
            <text:p>$13,046.00</text:p>
          </table:table-cell>
          <table:table-cell table:style-name="ce13" office:value-type="currency" office:currency="USD" office:value="9784.5" calcext:value-type="currency">
            <text:p>$9,784.50</text:p>
          </table:table-cell>
          <table:table-cell table:style-name="ce13" office:value-type="currency" office:currency="USD" office:value="12158" calcext:value-type="currency">
            <text:p>$12,158.00</text:p>
          </table:table-cell>
          <table:table-cell table:style-name="ce13" table:formula="of:=[.E532]-[.B532]" office:value-type="currency" office:currency="USD" office:value="760" calcext:value-type="currency">
            <text:p>$760.00</text:p>
          </table:table-cell>
          <table:table-cell table:style-name="ce13" table:formula="of:=[.E532]/[.B532]" office:value-type="currency" office:currency="USD" office:value="1.06667836462537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0SYS8436L</text:p>
          </table:table-cell>
          <table:table-cell table:style-name="ce8" office:value-type="currency" office:currency="USD" office:value="12575" calcext:value-type="currency">
            <text:p>$12,575.00</text:p>
          </table:table-cell>
          <table:table-cell table:style-name="ce13" office:value-type="currency" office:currency="USD" office:value="14506" calcext:value-type="currency">
            <text:p>$14,506.00</text:p>
          </table:table-cell>
          <table:table-cell table:style-name="ce13" office:value-type="currency" office:currency="USD" office:value="10879.5" calcext:value-type="currency">
            <text:p>$10,879.50</text:p>
          </table:table-cell>
          <table:table-cell table:style-name="ce13" office:value-type="currency" office:currency="USD" office:value="13519" calcext:value-type="currency">
            <text:p>$13,519.00</text:p>
          </table:table-cell>
          <table:table-cell table:style-name="ce13" table:formula="of:=[.E533]-[.B533]" office:value-type="currency" office:currency="USD" office:value="944" calcext:value-type="currency">
            <text:p>$944.00</text:p>
          </table:table-cell>
          <table:table-cell table:style-name="ce13" table:formula="of:=[.E533]/[.B533]" office:value-type="currency" office:currency="USD" office:value="1.07506958250497" calcext:value-type="currency">
            <text:p>$1.08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SYS7036L</text:p>
          </table:table-cell>
          <table:table-cell table:style-name="ce8" office:value-type="currency" office:currency="USD" office:value="12129" calcext:value-type="currency">
            <text:p>$12,129.00</text:p>
          </table:table-cell>
          <table:table-cell table:style-name="ce13" office:value-type="currency" office:currency="USD" office:value="13883" calcext:value-type="currency">
            <text:p>$13,883.00</text:p>
          </table:table-cell>
          <table:table-cell table:style-name="ce13" office:value-type="currency" office:currency="USD" office:value="10412.25" calcext:value-type="currency">
            <text:p>$10,412.25</text:p>
          </table:table-cell>
          <table:table-cell table:style-name="ce13" office:value-type="currency" office:currency="USD" office:value="12938" calcext:value-type="currency">
            <text:p>$12,938.00</text:p>
          </table:table-cell>
          <table:table-cell table:style-name="ce13" table:formula="of:=[.E534]-[.B534]" office:value-type="currency" office:currency="USD" office:value="809" calcext:value-type="currency">
            <text:p>$809.00</text:p>
          </table:table-cell>
          <table:table-cell table:style-name="ce13" table:formula="of:=[.E534]/[.B534]" office:value-type="currency" office:currency="USD" office:value="1.06669964547778" calcext:value-type="currency">
            <text:p>$1.07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25SYS8436L</text:p>
          </table:table-cell>
          <table:table-cell table:style-name="ce8" office:value-type="currency" office:currency="USD" office:value="12999" calcext:value-type="currency">
            <text:p>$12,999.00</text:p>
          </table:table-cell>
          <table:table-cell table:style-name="ce13" office:value-type="currency" office:currency="USD" office:value="15486" calcext:value-type="currency">
            <text:p>$15,486.00</text:p>
          </table:table-cell>
          <table:table-cell table:style-name="ce13" office:value-type="currency" office:currency="USD" office:value="11614.5" calcext:value-type="currency">
            <text:p>$11,614.50</text:p>
          </table:table-cell>
          <table:table-cell table:style-name="ce13" office:value-type="currency" office:currency="USD" office:value="14432" calcext:value-type="currency">
            <text:p>$14,432.00</text:p>
          </table:table-cell>
          <table:table-cell table:style-name="ce13" table:formula="of:=[.E535]-[.B535]" office:value-type="currency" office:currency="USD" office:value="1433" calcext:value-type="currency">
            <text:p>$1,433.00</text:p>
          </table:table-cell>
          <table:table-cell table:style-name="ce13" table:formula="of:=[.E535]/[.B535]" office:value-type="currency" office:currency="USD" office:value="1.11023924917301" calcext:value-type="currency">
            <text:p>$1.11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SYS7036L</text:p>
          </table:table-cell>
          <table:table-cell table:style-name="ce8" office:value-type="currency" office:currency="USD" office:value="13349" calcext:value-type="currency">
            <text:p>$13,349.00</text:p>
          </table:table-cell>
          <table:table-cell table:style-name="ce13" office:value-type="currency" office:currency="USD" office:value="15279" calcext:value-type="currency">
            <text:p>$15,279.00</text:p>
          </table:table-cell>
          <table:table-cell table:style-name="ce13" office:value-type="currency" office:currency="USD" office:value="11459.25" calcext:value-type="currency">
            <text:p>$11,459.25</text:p>
          </table:table-cell>
          <table:table-cell table:style-name="ce13" office:value-type="currency" office:currency="USD" office:value="14239" calcext:value-type="currency">
            <text:p>$14,239.00</text:p>
          </table:table-cell>
          <table:table-cell table:style-name="ce13" table:formula="of:=[.E536]-[.B536]" office:value-type="currency" office:currency="USD" office:value="890" calcext:value-type="currency">
            <text:p>$890.00</text:p>
          </table:table-cell>
          <table:table-cell table:style-name="ce13" table:formula="of:=[.E536]/[.B536]" office:value-type="currency" office:currency="USD" office:value="1.06667166079856" calcext:value-type="currency">
            <text:p>$1.07</text:p>
          </table:table-cell>
          <table:table-cell table:style-name="ce17" office:value-type="string" calcext:value-type="string">
            <text:p>bmhequipmen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30SYS8436L</text:p>
          </table:table-cell>
          <table:table-cell table:style-name="ce8" office:value-type="currency" office:currency="USD" office:value="14950" calcext:value-type="currency">
            <text:p>$14,950.00</text:p>
          </table:table-cell>
          <table:table-cell table:style-name="ce13" office:value-type="currency" office:currency="USD" office:value="16653" calcext:value-type="currency">
            <text:p>$16,653.00</text:p>
          </table:table-cell>
          <table:table-cell table:style-name="ce13" office:value-type="currency" office:currency="USD" office:value="12489.75" calcext:value-type="currency">
            <text:p>$12,489.75</text:p>
          </table:table-cell>
          <table:table-cell table:style-name="ce13" office:value-type="currency" office:currency="USD" office:value="15520" calcext:value-type="currency">
            <text:p>$15,520.00</text:p>
          </table:table-cell>
          <table:table-cell table:style-name="ce13" table:formula="of:=[.E537]-[.B537]" office:value-type="currency" office:currency="USD" office:value="570" calcext:value-type="currency">
            <text:p>$570.00</text:p>
          </table:table-cell>
          <table:table-cell table:style-name="ce13" table:formula="of:=[.E537]/[.B537]" office:value-type="currency" office:currency="USD" office:value="1.038127090301" calcext:value-type="currency">
            <text:p>$1.04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Wheel Risers - Aluminum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WR61848</text:p>
          </table:table-cell>
          <table:table-cell table:style-name="ce7" office:value-type="currency" office:currency="USD" office:value="899" calcext:value-type="currency">
            <text:p>$899.00</text:p>
          </table:table-cell>
          <table:table-cell table:style-name="ce12" table:number-columns-repeated="3"/>
          <table:table-cell table:style-name="ce12" table:formula="of:=[.E541]-[.B541]" office:value-type="currency" office:currency="USD" office:value="-899" calcext:value-type="currency">
            <text:p>-$899.00</text:p>
          </table:table-cell>
          <table:table-cell table:style-name="ce12" table:formula="of:=[.E541]/[.B54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618102</text:p>
          </table:table-cell>
          <table:table-cell table:style-name="ce7" office:value-type="currency" office:currency="USD" office:value="1399" calcext:value-type="currency">
            <text:p>$1,399.00</text:p>
          </table:table-cell>
          <table:table-cell table:style-name="ce12" table:number-columns-repeated="3"/>
          <table:table-cell table:style-name="ce12" table:formula="of:=[.E542]-[.B542]" office:value-type="currency" office:currency="USD" office:value="-1399" calcext:value-type="currency">
            <text:p>-$1,399.00</text:p>
          </table:table-cell>
          <table:table-cell table:style-name="ce12" table:formula="of:=[.E542]/[.B54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62448</text:p>
          </table:table-cell>
          <table:table-cell table:style-name="ce7" office:value-type="currency" office:currency="USD" office:value="995" calcext:value-type="currency">
            <text:p>$995.00</text:p>
          </table:table-cell>
          <table:table-cell table:style-name="ce12" table:number-columns-repeated="3"/>
          <table:table-cell table:style-name="ce12" table:formula="of:=[.E543]-[.B543]" office:value-type="currency" office:currency="USD" office:value="-995" calcext:value-type="currency">
            <text:p>-$995.00</text:p>
          </table:table-cell>
          <table:table-cell table:style-name="ce12" table:formula="of:=[.E543]/[.B54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624102</text:p>
          </table:table-cell>
          <table:table-cell table:style-name="ce7" office:value-type="currency" office:currency="USD" office:value="1699" calcext:value-type="currency">
            <text:p>$1,699.00</text:p>
          </table:table-cell>
          <table:table-cell table:style-name="ce12" table:number-columns-repeated="3"/>
          <table:table-cell table:style-name="ce12" table:formula="of:=[.E544]-[.B544]" office:value-type="currency" office:currency="USD" office:value="-1699" calcext:value-type="currency">
            <text:p>-$1,699.00</text:p>
          </table:table-cell>
          <table:table-cell table:style-name="ce12" table:formula="of:=[.E544]/[.B54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81854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3"/>
          <table:table-cell table:style-name="ce12" table:formula="of:=[.E545]-[.B545]" office:value-type="currency" office:currency="USD" office:value="-999" calcext:value-type="currency">
            <text:p>-$999.00</text:p>
          </table:table-cell>
          <table:table-cell table:style-name="ce12" table:formula="of:=[.E545]/[.B54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818108</text:p>
          </table:table-cell>
          <table:table-cell table:style-name="ce7" office:value-type="currency" office:currency="USD" office:value="1710" calcext:value-type="currency">
            <text:p>$1,710.00</text:p>
          </table:table-cell>
          <table:table-cell table:style-name="ce12" table:number-columns-repeated="3"/>
          <table:table-cell table:style-name="ce12" table:formula="of:=[.E546]-[.B546]" office:value-type="currency" office:currency="USD" office:value="-1710" calcext:value-type="currency">
            <text:p>-$1,710.00</text:p>
          </table:table-cell>
          <table:table-cell table:style-name="ce12" table:formula="of:=[.E546]/[.B54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82454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547]-[.B547]" office:value-type="currency" office:currency="USD" office:value="-1099" calcext:value-type="currency">
            <text:p>-$1,099.00</text:p>
          </table:table-cell>
          <table:table-cell table:style-name="ce12" table:formula="of:=[.E547]/[.B54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824108</text:p>
          </table:table-cell>
          <table:table-cell table:style-name="ce7" office:value-type="currency" office:currency="USD" office:value="1899" calcext:value-type="currency">
            <text:p>$1,899.00</text:p>
          </table:table-cell>
          <table:table-cell table:style-name="ce12" table:number-columns-repeated="3"/>
          <table:table-cell table:style-name="ce12" table:formula="of:=[.E548]-[.B548]" office:value-type="currency" office:currency="USD" office:value="-1899" calcext:value-type="currency">
            <text:p>-$1,899.00</text:p>
          </table:table-cell>
          <table:table-cell table:style-name="ce12" table:formula="of:=[.E548]/[.B54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01860</text:p>
          </table:table-cell>
          <table:table-cell table:style-name="ce7" office:value-type="currency" office:currency="USD" office:value="1099" calcext:value-type="currency">
            <text:p>$1,099.00</text:p>
          </table:table-cell>
          <table:table-cell table:style-name="ce12" table:number-columns-repeated="3"/>
          <table:table-cell table:style-name="ce12" table:formula="of:=[.E549]-[.B549]" office:value-type="currency" office:currency="USD" office:value="-1099" calcext:value-type="currency">
            <text:p>-$1,099.00</text:p>
          </table:table-cell>
          <table:table-cell table:style-name="ce12" table:formula="of:=[.E549]/[.B54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018114</text:p>
          </table:table-cell>
          <table:table-cell table:style-name="ce7" office:value-type="currency" office:currency="USD" office:value="1999" calcext:value-type="currency">
            <text:p>$1,999.00</text:p>
          </table:table-cell>
          <table:table-cell table:style-name="ce12" table:number-columns-repeated="3"/>
          <table:table-cell table:style-name="ce12" table:formula="of:=[.E550]-[.B550]" office:value-type="currency" office:currency="USD" office:value="-1999" calcext:value-type="currency">
            <text:p>-$1,999.00</text:p>
          </table:table-cell>
          <table:table-cell table:style-name="ce12" table:formula="of:=[.E550]/[.B55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02460</text:p>
          </table:table-cell>
          <table:table-cell table:style-name="ce7" office:value-type="currency" office:currency="USD" office:value="1199" calcext:value-type="currency">
            <text:p>$1,199.00</text:p>
          </table:table-cell>
          <table:table-cell table:style-name="ce12" table:number-columns-repeated="3"/>
          <table:table-cell table:style-name="ce12" table:formula="of:=[.E551]-[.B551]" office:value-type="currency" office:currency="USD" office:value="-1199" calcext:value-type="currency">
            <text:p>-$1,199.00</text:p>
          </table:table-cell>
          <table:table-cell table:style-name="ce12" table:formula="of:=[.E551]/[.B55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024114</text:p>
          </table:table-cell>
          <table:table-cell table:style-name="ce7" office:value-type="currency" office:currency="USD" office:value="2199" calcext:value-type="currency">
            <text:p>$2,199.00</text:p>
          </table:table-cell>
          <table:table-cell table:style-name="ce12" table:number-columns-repeated="3"/>
          <table:table-cell table:style-name="ce12" table:formula="of:=[.E552]-[.B552]" office:value-type="currency" office:currency="USD" office:value="-2199" calcext:value-type="currency">
            <text:p>-$2,199.00</text:p>
          </table:table-cell>
          <table:table-cell table:style-name="ce12" table:formula="of:=[.E552]/[.B55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21866</text:p>
          </table:table-cell>
          <table:table-cell table:style-name="ce7" office:value-type="currency" office:currency="USD" office:value="1699" calcext:value-type="currency">
            <text:p>$1,699.00</text:p>
          </table:table-cell>
          <table:table-cell table:style-name="ce12" table:number-columns-repeated="3"/>
          <table:table-cell table:style-name="ce12" table:formula="of:=[.E553]-[.B553]" office:value-type="currency" office:currency="USD" office:value="-1699" calcext:value-type="currency">
            <text:p>-$1,699.00</text:p>
          </table:table-cell>
          <table:table-cell table:style-name="ce12" table:formula="of:=[.E553]/[.B55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218120</text:p>
          </table:table-cell>
          <table:table-cell table:style-name="ce7" office:value-type="currency" office:currency="USD" office:value="2399" calcext:value-type="currency">
            <text:p>$2,399.00</text:p>
          </table:table-cell>
          <table:table-cell table:style-name="ce12" table:number-columns-repeated="3"/>
          <table:table-cell table:style-name="ce12" table:formula="of:=[.E554]-[.B554]" office:value-type="currency" office:currency="USD" office:value="-2399" calcext:value-type="currency">
            <text:p>-$2,399.00</text:p>
          </table:table-cell>
          <table:table-cell table:style-name="ce12" table:formula="of:=[.E554]/[.B55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22466</text:p>
          </table:table-cell>
          <table:table-cell table:style-name="ce7" office:value-type="currency" office:currency="USD" office:value="1849" calcext:value-type="currency">
            <text:p>$1,849.00</text:p>
          </table:table-cell>
          <table:table-cell table:style-name="ce12" table:number-columns-repeated="3"/>
          <table:table-cell table:style-name="ce12" table:formula="of:=[.E555]-[.B555]" office:value-type="currency" office:currency="USD" office:value="-1849" calcext:value-type="currency">
            <text:p>-$1,849.00</text:p>
          </table:table-cell>
          <table:table-cell table:style-name="ce12" table:formula="of:=[.E555]/[.B55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WR1224120</text:p>
          </table:table-cell>
          <table:table-cell table:style-name="ce7" office:value-type="currency" office:currency="USD" office:value="2799" calcext:value-type="currency">
            <text:p>$2,799.00</text:p>
          </table:table-cell>
          <table:table-cell table:style-name="ce12" table:number-columns-repeated="3"/>
          <table:table-cell table:style-name="ce12" table:formula="of:=[.E556]-[.B556]" office:value-type="currency" office:currency="USD" office:value="-2799" calcext:value-type="currency">
            <text:p>-$2,799.00</text:p>
          </table:table-cell>
          <table:table-cell table:style-name="ce12" table:formula="of:=[.E556]/[.B55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2" office:value-type="string" calcext:value-type="string">
            <text:p>Wheel Risers - Steel</text:p>
          </table:table-cell>
          <table:table-cell table:number-columns-repeated="4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WR61848</text:p>
          </table:table-cell>
          <table:table-cell table:style-name="ce7" office:value-type="currency" office:currency="USD" office:value="289" calcext:value-type="currency">
            <text:p>$289.00</text:p>
          </table:table-cell>
          <table:table-cell table:style-name="ce12" table:number-columns-repeated="3"/>
          <table:table-cell table:style-name="ce12" table:formula="of:=[.E560]-[.B560]" office:value-type="currency" office:currency="USD" office:value="-289" calcext:value-type="currency">
            <text:p>-$289.00</text:p>
          </table:table-cell>
          <table:table-cell table:style-name="ce12" table:formula="of:=[.E560]/[.B56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618102</text:p>
          </table:table-cell>
          <table:table-cell table:style-name="ce7" office:value-type="currency" office:currency="USD" office:value="991" calcext:value-type="currency">
            <text:p>$991.00</text:p>
          </table:table-cell>
          <table:table-cell table:style-name="ce12" table:number-columns-repeated="3"/>
          <table:table-cell table:style-name="ce12" table:formula="of:=[.E561]-[.B561]" office:value-type="currency" office:currency="USD" office:value="-991" calcext:value-type="currency">
            <text:p>-$991.00</text:p>
          </table:table-cell>
          <table:table-cell table:style-name="ce12" table:formula="of:=[.E561]/[.B56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62448</text:p>
          </table:table-cell>
          <table:table-cell table:style-name="ce7" office:value-type="currency" office:currency="USD" office:value="732" calcext:value-type="currency">
            <text:p>$732.00</text:p>
          </table:table-cell>
          <table:table-cell table:style-name="ce12" table:number-columns-repeated="3"/>
          <table:table-cell table:style-name="ce12" table:formula="of:=[.E562]-[.B562]" office:value-type="currency" office:currency="USD" office:value="-732" calcext:value-type="currency">
            <text:p>-$732.00</text:p>
          </table:table-cell>
          <table:table-cell table:style-name="ce12" table:formula="of:=[.E562]/[.B56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624102</text:p>
          </table:table-cell>
          <table:table-cell table:style-name="ce7" office:value-type="currency" office:currency="USD" office:value="495" calcext:value-type="currency">
            <text:p>$495.00</text:p>
          </table:table-cell>
          <table:table-cell table:style-name="ce12" table:number-columns-repeated="3"/>
          <table:table-cell table:style-name="ce12" table:formula="of:=[.E563]-[.B563]" office:value-type="currency" office:currency="USD" office:value="-495" calcext:value-type="currency">
            <text:p>-$495.00</text:p>
          </table:table-cell>
          <table:table-cell table:style-name="ce12" table:formula="of:=[.E563]/[.B56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81854</text:p>
          </table:table-cell>
          <table:table-cell table:style-name="ce7" office:value-type="currency" office:currency="USD" office:value="716" calcext:value-type="currency">
            <text:p>$716.00</text:p>
          </table:table-cell>
          <table:table-cell table:style-name="ce12" table:number-columns-repeated="3"/>
          <table:table-cell table:style-name="ce12" table:formula="of:=[.E564]-[.B564]" office:value-type="currency" office:currency="USD" office:value="-716" calcext:value-type="currency">
            <text:p>-$716.00</text:p>
          </table:table-cell>
          <table:table-cell table:style-name="ce12" table:formula="of:=[.E564]/[.B56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818108</text:p>
          </table:table-cell>
          <table:table-cell table:style-name="ce7" office:value-type="currency" office:currency="USD" office:value="1075" calcext:value-type="currency">
            <text:p>$1,075.00</text:p>
          </table:table-cell>
          <table:table-cell table:style-name="ce12" table:number-columns-repeated="3"/>
          <table:table-cell table:style-name="ce12" table:formula="of:=[.E565]-[.B565]" office:value-type="currency" office:currency="USD" office:value="-1075" calcext:value-type="currency">
            <text:p>-$1,075.00</text:p>
          </table:table-cell>
          <table:table-cell table:style-name="ce12" table:formula="of:=[.E565]/[.B565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82454</text:p>
          </table:table-cell>
          <table:table-cell table:style-name="ce7" office:value-type="currency" office:currency="USD" office:value="814" calcext:value-type="currency">
            <text:p>$814.00</text:p>
          </table:table-cell>
          <table:table-cell table:style-name="ce12" table:number-columns-repeated="3"/>
          <table:table-cell table:style-name="ce12" table:formula="of:=[.E566]-[.B566]" office:value-type="currency" office:currency="USD" office:value="-814" calcext:value-type="currency">
            <text:p>-$814.00</text:p>
          </table:table-cell>
          <table:table-cell table:style-name="ce12" table:formula="of:=[.E566]/[.B566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824108</text:p>
          </table:table-cell>
          <table:table-cell table:style-name="ce7" office:value-type="currency" office:currency="USD" office:value="1248" calcext:value-type="currency">
            <text:p>$1,248.00</text:p>
          </table:table-cell>
          <table:table-cell table:style-name="ce12" table:number-columns-repeated="3"/>
          <table:table-cell table:style-name="ce12" table:formula="of:=[.E567]-[.B567]" office:value-type="currency" office:currency="USD" office:value="-1248" calcext:value-type="currency">
            <text:p>-$1,248.00</text:p>
          </table:table-cell>
          <table:table-cell table:style-name="ce12" table:formula="of:=[.E567]/[.B567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01860</text:p>
          </table:table-cell>
          <table:table-cell table:style-name="ce7" office:value-type="currency" office:currency="USD" office:value="819" calcext:value-type="currency">
            <text:p>$819.00</text:p>
          </table:table-cell>
          <table:table-cell table:style-name="ce12" table:number-columns-repeated="3"/>
          <table:table-cell table:style-name="ce12" table:formula="of:=[.E568]-[.B568]" office:value-type="currency" office:currency="USD" office:value="-819" calcext:value-type="currency">
            <text:p>-$819.00</text:p>
          </table:table-cell>
          <table:table-cell table:style-name="ce12" table:formula="of:=[.E568]/[.B568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018114</text:p>
          </table:table-cell>
          <table:table-cell table:style-name="ce7" office:value-type="currency" office:currency="USD" office:value="1222" calcext:value-type="currency">
            <text:p>$1,222.00</text:p>
          </table:table-cell>
          <table:table-cell table:style-name="ce12" table:number-columns-repeated="3"/>
          <table:table-cell table:style-name="ce12" table:formula="of:=[.E569]-[.B569]" office:value-type="currency" office:currency="USD" office:value="-1222" calcext:value-type="currency">
            <text:p>-$1,222.00</text:p>
          </table:table-cell>
          <table:table-cell table:style-name="ce12" table:formula="of:=[.E569]/[.B569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02460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3"/>
          <table:table-cell table:style-name="ce12" table:formula="of:=[.E570]-[.B570]" office:value-type="currency" office:currency="USD" office:value="-999" calcext:value-type="currency">
            <text:p>-$999.00</text:p>
          </table:table-cell>
          <table:table-cell table:style-name="ce12" table:formula="of:=[.E570]/[.B570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024114</text:p>
          </table:table-cell>
          <table:table-cell table:style-name="ce7" office:value-type="currency" office:currency="USD" office:value="604" calcext:value-type="currency">
            <text:p>$604.00</text:p>
          </table:table-cell>
          <table:table-cell table:style-name="ce12" table:number-columns-repeated="3"/>
          <table:table-cell table:style-name="ce12" table:formula="of:=[.E571]-[.B571]" office:value-type="currency" office:currency="USD" office:value="-604" calcext:value-type="currency">
            <text:p>-$604.00</text:p>
          </table:table-cell>
          <table:table-cell table:style-name="ce12" table:formula="of:=[.E571]/[.B571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21866</text:p>
          </table:table-cell>
          <table:table-cell table:style-name="ce7" office:value-type="currency" office:currency="USD" office:value="898" calcext:value-type="currency">
            <text:p>$898.00</text:p>
          </table:table-cell>
          <table:table-cell table:style-name="ce12" table:number-columns-repeated="3"/>
          <table:table-cell table:style-name="ce12" table:formula="of:=[.E572]-[.B572]" office:value-type="currency" office:currency="USD" office:value="-898" calcext:value-type="currency">
            <text:p>-$898.00</text:p>
          </table:table-cell>
          <table:table-cell table:style-name="ce12" table:formula="of:=[.E572]/[.B572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218120</text:p>
          </table:table-cell>
          <table:table-cell table:style-name="ce7" office:value-type="currency" office:currency="USD" office:value="580" calcext:value-type="currency">
            <text:p>$580.00</text:p>
          </table:table-cell>
          <table:table-cell table:style-name="ce12" table:number-columns-repeated="3"/>
          <table:table-cell table:style-name="ce12" table:formula="of:=[.E573]-[.B573]" office:value-type="currency" office:currency="USD" office:value="-580" calcext:value-type="currency">
            <text:p>-$580.00</text:p>
          </table:table-cell>
          <table:table-cell table:style-name="ce12" table:formula="of:=[.E573]/[.B573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WR122466</text:p>
          </table:table-cell>
          <table:table-cell table:style-name="ce7" office:value-type="currency" office:currency="USD" office:value="1015" calcext:value-type="currency">
            <text:p>$1,015.00</text:p>
          </table:table-cell>
          <table:table-cell table:style-name="ce12" table:number-columns-repeated="3"/>
          <table:table-cell table:style-name="ce12" table:formula="of:=[.E574]-[.B574]" office:value-type="currency" office:currency="USD" office:value="-1015" calcext:value-type="currency">
            <text:p>-$1,015.00</text:p>
          </table:table-cell>
          <table:table-cell table:style-name="ce12" table:formula="of:=[.E574]/[.B574]" office:value-type="currency" office:currency="USD" office:value="0" calcext:value-type="currency">
            <text:p>$0.00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SWR1224120</text:p>
          </table:table-cell>
          <table:table-cell table:style-name="ce7" office:value-type="currency" office:currency="USD" office:value="1540" calcext:value-type="currency">
            <text:p>$1,540.00</text:p>
          </table:table-cell>
          <table:table-cell table:style-name="ce15" table:number-columns-repeated="3"/>
          <table:table-cell table:style-name="ce12" table:formula="of:=[.E575]-[.B575]" office:value-type="currency" office:currency="USD" office:value="-1540" calcext:value-type="currency">
            <text:p>-$1,540.00</text:p>
          </table:table-cell>
          <table:table-cell table:style-name="ce12" table:formula="of:=[.E575]/[.B575]" office:value-type="currency" office:currency="USD" office:value="0" calcext:value-type="currency">
            <text:p>$0.00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34 items found</text:p>
          </table:table-cell>
          <table:table-cell table:number-columns-repeated="1023"/>
        </table:table-row>
        <table:table-row table:style-name="ro16">
          <table:table-cell table:style-name="ce6" office:value-type="string" calcext:value-type="string">
            <text:p>472 individual models</text:p>
          </table:table-cell>
          <table:table-cell table:number-columns-repeated="1023"/>
        </table:table-row>
        <table:table-row table:style-name="ro2" table:number-rows-repeated="10479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thworth" table:style-name="ta2">
        <table:table-column table:style-name="co6" table:default-cell-style-name="Default"/>
        <table:table-column table:style-name="co1" table:default-cell-style-name="ce55"/>
        <table:table-column table:style-name="co1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5" table:default-cell-style-name="ce44"/>
        <table:table-column table:style-name="co7" table:default-cell-style-name="Default"/>
        <table:table-column table:style-name="co1" table:number-columns-repeated="1016" table:default-cell-style-name="Default"/>
        <table:table-row table:style-name="ro17">
          <table:table-cell table:style-name="ce1" office:value-type="string" calcext:value-type="string">
            <text:p>Southworth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acksaver L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L05.5-26</text:p>
          </table:table-cell>
          <table:table-cell table:style-name="ce8" office:value-type="currency" office:currency="USD" office:value="2065" calcext:value-type="currency">
            <text:p>$2,065.00</text:p>
          </table:table-cell>
          <table:table-cell table:style-name="ce13" office:value-type="currency" office:currency="USD" office:value="2135" calcext:value-type="currency">
            <text:p>$2,135.00</text:p>
          </table:table-cell>
          <table:table-cell table:style-name="ce13" table:formula="of:=[.C5]*0.8" office:value-type="currency" office:currency="USD" office:value="1708" calcext:value-type="currency">
            <text:p>$1,708.00</text:p>
          </table:table-cell>
          <table:table-cell table:style-name="ce13" office:value-type="currency" office:currency="USD" office:value="2135" calcext:value-type="currency">
            <text:p>$2,135.00</text:p>
          </table:table-cell>
          <table:table-cell table:style-name="ce13" table:formula="of:=[.E5]-[.B5]" office:value-type="currency" office:currency="USD" office:value="70" calcext:value-type="currency">
            <text:p>$70.00</text:p>
          </table:table-cell>
          <table:table-cell table:style-name="ce46" table:formula="of:=[.E5]/[.D5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uthern-too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L1.1-26</text:p>
          </table:table-cell>
          <table:table-cell table:style-name="ce8" office:value-type="currency" office:currency="USD" office:value="2180" calcext:value-type="currency">
            <text:p>$2,180.00</text:p>
          </table:table-cell>
          <table:table-cell table:style-name="ce13" office:value-type="currency" office:currency="USD" office:value="2265" calcext:value-type="currency">
            <text:p>$2,265.00</text:p>
          </table:table-cell>
          <table:table-cell table:style-name="ce13" table:formula="of:=[.C6]*0.8" office:value-type="currency" office:currency="USD" office:value="1812" calcext:value-type="currency">
            <text:p>$1,812.00</text:p>
          </table:table-cell>
          <table:table-cell table:style-name="ce13" office:value-type="currency" office:currency="USD" office:value="2265" calcext:value-type="currency">
            <text:p>$2,265.00</text:p>
          </table:table-cell>
          <table:table-cell table:style-name="ce13" table:formula="of:=[.E6]-[.B6]" office:value-type="currency" office:currency="USD" office:value="85" calcext:value-type="currency">
            <text:p>$85.00</text:p>
          </table:table-cell>
          <table:table-cell table:style-name="ce46" table:formula="of:=[.E6]/[.D6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utherntoo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L1.5-35</text:p>
          </table:table-cell>
          <table:table-cell table:style-name="ce8" office:value-type="currency" office:currency="USD" office:value="2420" calcext:value-type="currency">
            <text:p>$2,420.00</text:p>
          </table:table-cell>
          <table:table-cell table:style-name="ce13" office:value-type="currency" office:currency="USD" office:value="2480" calcext:value-type="currency">
            <text:p>$2,480.00</text:p>
          </table:table-cell>
          <table:table-cell table:style-name="ce13" table:formula="of:=[.C7]*0.8" office:value-type="currency" office:currency="USD" office:value="1984" calcext:value-type="currency">
            <text:p>$1,984.00</text:p>
          </table:table-cell>
          <table:table-cell table:style-name="ce13" office:value-type="currency" office:currency="USD" office:value="2480" calcext:value-type="currency">
            <text:p>$2,480.00</text:p>
          </table:table-cell>
          <table:table-cell table:style-name="ce13" table:formula="of:=[.E7]-[.B7]" office:value-type="currency" office:currency="USD" office:value="60" calcext:value-type="currency">
            <text:p>$60.00</text:p>
          </table:table-cell>
          <table:table-cell table:style-name="ce46" table:formula="of:=[.E7]/[.D7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Backsaver Lite Compact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05-30</text:p>
          </table:table-cell>
          <table:table-cell table:style-name="ce8" office:value-type="currency" office:currency="USD" office:value="2680" calcext:value-type="currency">
            <text:p>$2,680.00</text:p>
          </table:table-cell>
          <table:table-cell table:style-name="ce13" office:value-type="currency" office:currency="USD" office:value="2830" calcext:value-type="currency">
            <text:p>$2,830.00</text:p>
          </table:table-cell>
          <table:table-cell table:style-name="ce13" table:formula="of:=[.C11]*0.8" office:value-type="currency" office:currency="USD" office:value="2264" calcext:value-type="currency">
            <text:p>$2,264.00</text:p>
          </table:table-cell>
          <table:table-cell table:style-name="ce13" office:value-type="currency" office:currency="USD" office:value="2830" calcext:value-type="currency">
            <text:p>$2,830.00</text:p>
          </table:table-cell>
          <table:table-cell table:style-name="ce13" table:formula="of:=[.E11]-[.B11]" office:value-type="currency" office:currency="USD" office:value="150" calcext:value-type="currency">
            <text:p>$150.00</text:p>
          </table:table-cell>
          <table:table-cell table:style-name="ce46" table:formula="of:=[.E11]/[.D11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05-30W</text:p>
          </table:table-cell>
          <table:table-cell table:style-name="ce8" office:value-type="currency" office:currency="USD" office:value="2550" calcext:value-type="currency">
            <text:p>$2,550.00</text:p>
          </table:table-cell>
          <table:table-cell table:style-name="ce13" office:value-type="currency" office:currency="USD" office:value="2690" calcext:value-type="currency">
            <text:p>$2,690.00</text:p>
          </table:table-cell>
          <table:table-cell table:style-name="ce13" table:formula="of:=[.C12]*0.8" office:value-type="currency" office:currency="USD" office:value="2152" calcext:value-type="currency">
            <text:p>$2,152.00</text:p>
          </table:table-cell>
          <table:table-cell table:style-name="ce13" office:value-type="currency" office:currency="USD" office:value="2690" calcext:value-type="currency">
            <text:p>$2,690.00</text:p>
          </table:table-cell>
          <table:table-cell table:style-name="ce13" table:formula="of:=[.E12]-[.B12]" office:value-type="currency" office:currency="USD" office:value="140" calcext:value-type="currency">
            <text:p>$140.00</text:p>
          </table:table-cell>
          <table:table-cell table:style-name="ce46" table:formula="of:=[.E12]/[.D12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-30</text:p>
          </table:table-cell>
          <table:table-cell table:style-name="ce8" office:value-type="currency" office:currency="USD" office:value="2680" calcext:value-type="currency">
            <text:p>$2,680.00</text:p>
          </table:table-cell>
          <table:table-cell table:style-name="ce13" office:value-type="currency" office:currency="USD" office:value="2830" calcext:value-type="currency">
            <text:p>$2,830.00</text:p>
          </table:table-cell>
          <table:table-cell table:style-name="ce13" table:formula="of:=[.C13]*0.8" office:value-type="currency" office:currency="USD" office:value="2264" calcext:value-type="currency">
            <text:p>$2,264.00</text:p>
          </table:table-cell>
          <table:table-cell table:style-name="ce13" office:value-type="currency" office:currency="USD" office:value="2830" calcext:value-type="currency">
            <text:p>$2,830.00</text:p>
          </table:table-cell>
          <table:table-cell table:style-name="ce13" table:formula="of:=[.E13]-[.B13]" office:value-type="currency" office:currency="USD" office:value="150" calcext:value-type="currency">
            <text:p>$150.00</text:p>
          </table:table-cell>
          <table:table-cell table:style-name="ce46" table:formula="of:=[.E13]/[.D13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Backsaver Lite Por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LL05.5-26</text:p>
          </table:table-cell>
          <table:table-cell table:style-name="ce8" office:value-type="currency" office:currency="USD" office:value="2295" calcext:value-type="currency">
            <text:p>$2,295.00</text:p>
          </table:table-cell>
          <table:table-cell table:style-name="ce13" office:value-type="currency" office:currency="USD" office:value="2500" calcext:value-type="currency">
            <text:p>$2,500.00</text:p>
          </table:table-cell>
          <table:table-cell table:style-name="ce13" table:formula="of:=[.C17]*0.8" office:value-type="currency" office:currency="USD" office:value="2000" calcext:value-type="currency">
            <text:p>$2,000.00</text:p>
          </table:table-cell>
          <table:table-cell table:style-name="ce13" office:value-type="currency" office:currency="USD" office:value="2300" calcext:value-type="currency">
            <text:p>$2,300.00</text:p>
          </table:table-cell>
          <table:table-cell table:style-name="ce13" table:formula="of:=[.E17]-[.B17]" office:value-type="currency" office:currency="USD" office:value="5" calcext:value-type="currency">
            <text:p>$5.00</text:p>
          </table:table-cell>
          <table:table-cell table:style-name="ce46" table:formula="of:=[.E17]/[.D17]" office:value-type="percentage" office:value="1.15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CLL05.5-26-OS</text:p>
          </table:table-cell>
          <table:table-cell table:style-name="ce50" office:value-type="currency" office:currency="USD" office:value="2620" calcext:value-type="currency">
            <text:p>$2,620.00</text:p>
          </table:table-cell>
          <table:table-cell table:style-name="ce51" office:value-type="currency" office:currency="USD" office:value="2705" calcext:value-type="currency">
            <text:p>$2,705.00</text:p>
          </table:table-cell>
          <table:table-cell table:style-name="ce51" table:formula="of:=[.C18]*0.8" office:value-type="currency" office:currency="USD" office:value="2164" calcext:value-type="currency">
            <text:p>$2,164.00</text:p>
          </table:table-cell>
          <table:table-cell table:style-name="ce51"/>
          <table:table-cell table:style-name="ce51" table:formula="of:=[.E18]-[.B18]" office:value-type="currency" office:currency="USD" office:value="-2620" calcext:value-type="currency">
            <text:p>-$2,620.00</text:p>
          </table:table-cell>
          <table:table-cell table:style-name="ce58" table:formula="of:=[.E18]/[.D18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CLL1.1-26</text:p>
          </table:table-cell>
          <table:table-cell table:style-name="ce8" office:value-type="currency" office:currency="USD" office:value="2410" calcext:value-type="currency">
            <text:p>$2,410.00</text:p>
          </table:table-cell>
          <table:table-cell table:style-name="ce13" office:value-type="currency" office:currency="USD" office:value="2630" calcext:value-type="currency">
            <text:p>$2,630.00</text:p>
          </table:table-cell>
          <table:table-cell table:style-name="ce13" table:formula="of:=[.C19]*0.8" office:value-type="currency" office:currency="USD" office:value="2104" calcext:value-type="currency">
            <text:p>$2,104.00</text:p>
          </table:table-cell>
          <table:table-cell table:style-name="ce13" office:value-type="currency" office:currency="USD" office:value="2420" calcext:value-type="currency">
            <text:p>$2,420.00</text:p>
          </table:table-cell>
          <table:table-cell table:style-name="ce13" table:formula="of:=[.E19]-[.B19]" office:value-type="currency" office:currency="USD" office:value="10" calcext:value-type="currency">
            <text:p>$10.00</text:p>
          </table:table-cell>
          <table:table-cell table:style-name="ce46" table:formula="of:=[.E19]/[.D19]" office:value-type="percentage" office:value="1.15019011406844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CLL1.1-26-OS</text:p>
          </table:table-cell>
          <table:table-cell table:style-name="ce50" office:value-type="currency" office:currency="USD" office:value="2789" calcext:value-type="currency">
            <text:p>$2,789.00</text:p>
          </table:table-cell>
          <table:table-cell table:style-name="ce51" office:value-type="currency" office:currency="USD" office:value="2835" calcext:value-type="currency">
            <text:p>$2,835.00</text:p>
          </table:table-cell>
          <table:table-cell table:style-name="ce51" table:formula="of:=[.C20]*0.8" office:value-type="currency" office:currency="USD" office:value="2268" calcext:value-type="currency">
            <text:p>$2,268.00</text:p>
          </table:table-cell>
          <table:table-cell table:style-name="ce51"/>
          <table:table-cell table:style-name="ce51" table:formula="of:=[.E20]-[.B20]" office:value-type="currency" office:currency="USD" office:value="-2789" calcext:value-type="currency">
            <text:p>-$2,789.00</text:p>
          </table:table-cell>
          <table:table-cell table:style-name="ce58" table:formula="of:=[.E20]/[.D20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BinSert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EZB-50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2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24]-[.B24]" office:value-type="string" office:string-value="" calcext:value-type="error">
            <text:p>#VALUE!</text:p>
          </table:table-cell>
          <table:table-cell table:style-name="ce58" table:formula="of:=[.E24]/[.D2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EZB-100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2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25]-[.B25]" office:value-type="string" office:string-value="" calcext:value-type="error">
            <text:p>#VALUE!</text:p>
          </table:table-cell>
          <table:table-cell table:style-name="ce58" table:formula="of:=[.E25]/[.D2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Conventional Turn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CT-2424</text:p>
          </table:table-cell>
          <table:table-cell table:style-name="ce50" office:value-type="currency" office:currency="USD" office:value="641" calcext:value-type="currency">
            <text:p>$641.00</text:p>
          </table:table-cell>
          <table:table-cell table:style-name="ce51" office:value-type="currency" office:currency="USD" office:value="650" calcext:value-type="currency">
            <text:p>$650.00</text:p>
          </table:table-cell>
          <table:table-cell table:style-name="ce51" table:formula="of:=[.C29]*0.8" office:value-type="currency" office:currency="USD" office:value="520" calcext:value-type="currency">
            <text:p>$520.00</text:p>
          </table:table-cell>
          <table:table-cell table:style-name="ce51"/>
          <table:table-cell table:style-name="ce51" table:formula="of:=[.E29]-[.B29]" office:value-type="currency" office:currency="USD" office:value="-641" calcext:value-type="currency">
            <text:p>-$641.00</text:p>
          </table:table-cell>
          <table:table-cell table:style-name="ce58" table:formula="of:=[.E29]/[.D29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2436</text:p>
          </table:table-cell>
          <table:table-cell table:style-name="ce50" office:value-type="currency" office:currency="USD" office:value="719" calcext:value-type="currency">
            <text:p>$719.00</text:p>
          </table:table-cell>
          <table:table-cell table:style-name="ce51" office:value-type="currency" office:currency="USD" office:value="730" calcext:value-type="currency">
            <text:p>$730.00</text:p>
          </table:table-cell>
          <table:table-cell table:style-name="ce51" table:formula="of:=[.C30]*0.8" office:value-type="currency" office:currency="USD" office:value="584" calcext:value-type="currency">
            <text:p>$584.00</text:p>
          </table:table-cell>
          <table:table-cell table:style-name="ce51"/>
          <table:table-cell table:style-name="ce51" table:formula="of:=[.E30]-[.B30]" office:value-type="currency" office:currency="USD" office:value="-719" calcext:value-type="currency">
            <text:p>-$719.00</text:p>
          </table:table-cell>
          <table:table-cell table:style-name="ce58" table:formula="of:=[.E30]/[.D30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2448</text:p>
          </table:table-cell>
          <table:table-cell table:style-name="ce50" office:value-type="currency" office:currency="USD" office:value="808" calcext:value-type="currency">
            <text:p>$808.00</text:p>
          </table:table-cell>
          <table:table-cell table:style-name="ce51" office:value-type="currency" office:currency="USD" office:value="820" calcext:value-type="currency">
            <text:p>$820.00</text:p>
          </table:table-cell>
          <table:table-cell table:style-name="ce51" table:formula="of:=[.C31]*0.8" office:value-type="currency" office:currency="USD" office:value="656" calcext:value-type="currency">
            <text:p>$656.00</text:p>
          </table:table-cell>
          <table:table-cell table:style-name="ce51"/>
          <table:table-cell table:style-name="ce51" table:formula="of:=[.E31]-[.B31]" office:value-type="currency" office:currency="USD" office:value="-808" calcext:value-type="currency">
            <text:p>-$808.00</text:p>
          </table:table-cell>
          <table:table-cell table:style-name="ce58" table:formula="of:=[.E31]/[.D31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3636</text:p>
          </table:table-cell>
          <table:table-cell table:style-name="ce50" office:value-type="currency" office:currency="USD" office:value="842" calcext:value-type="currency">
            <text:p>$842.00</text:p>
          </table:table-cell>
          <table:table-cell table:style-name="ce51" office:value-type="currency" office:currency="USD" office:value="855" calcext:value-type="currency">
            <text:p>$855.00</text:p>
          </table:table-cell>
          <table:table-cell table:style-name="ce51" table:formula="of:=[.C32]*0.8" office:value-type="currency" office:currency="USD" office:value="684" calcext:value-type="currency">
            <text:p>$684.00</text:p>
          </table:table-cell>
          <table:table-cell table:style-name="ce51"/>
          <table:table-cell table:style-name="ce51" table:formula="of:=[.E32]-[.B32]" office:value-type="currency" office:currency="USD" office:value="-842" calcext:value-type="currency">
            <text:p>-$842.00</text:p>
          </table:table-cell>
          <table:table-cell table:style-name="ce58" table:formula="of:=[.E32]/[.D32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3642</text:p>
          </table:table-cell>
          <table:table-cell table:style-name="ce50" office:value-type="currency" office:currency="USD" office:value="911" calcext:value-type="currency">
            <text:p>$911.00</text:p>
          </table:table-cell>
          <table:table-cell table:style-name="ce51" office:value-type="currency" office:currency="USD" office:value="925" calcext:value-type="currency">
            <text:p>$925.00</text:p>
          </table:table-cell>
          <table:table-cell table:style-name="ce51" table:formula="of:=[.C33]*0.8" office:value-type="currency" office:currency="USD" office:value="740" calcext:value-type="currency">
            <text:p>$740.00</text:p>
          </table:table-cell>
          <table:table-cell table:style-name="ce51"/>
          <table:table-cell table:style-name="ce51" table:formula="of:=[.E33]-[.B33]" office:value-type="currency" office:currency="USD" office:value="-911" calcext:value-type="currency">
            <text:p>-$911.00</text:p>
          </table:table-cell>
          <table:table-cell table:style-name="ce58" table:formula="of:=[.E33]/[.D33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3648</text:p>
          </table:table-cell>
          <table:table-cell table:style-name="ce50" office:value-type="currency" office:currency="USD" office:value="969" calcext:value-type="currency">
            <text:p>$969.00</text:p>
          </table:table-cell>
          <table:table-cell table:style-name="ce51" office:value-type="currency" office:currency="USD" office:value="985" calcext:value-type="currency">
            <text:p>$985.00</text:p>
          </table:table-cell>
          <table:table-cell table:style-name="ce51" table:formula="of:=[.C34]*0.8" office:value-type="currency" office:currency="USD" office:value="788" calcext:value-type="currency">
            <text:p>$788.00</text:p>
          </table:table-cell>
          <table:table-cell table:style-name="ce51"/>
          <table:table-cell table:style-name="ce51" table:formula="of:=[.E34]-[.B34]" office:value-type="currency" office:currency="USD" office:value="-969" calcext:value-type="currency">
            <text:p>-$969.00</text:p>
          </table:table-cell>
          <table:table-cell table:style-name="ce58" table:formula="of:=[.E34]/[.D34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4242</text:p>
          </table:table-cell>
          <table:table-cell table:style-name="ce50" office:value-type="currency" office:currency="USD" office:value="993" calcext:value-type="currency">
            <text:p>$993.00</text:p>
          </table:table-cell>
          <table:table-cell table:style-name="ce51" office:value-type="currency" office:currency="USD" office:value="1010" calcext:value-type="currency">
            <text:p>$1,010.00</text:p>
          </table:table-cell>
          <table:table-cell table:style-name="ce51" table:formula="of:=[.C35]*0.8" office:value-type="currency" office:currency="USD" office:value="808" calcext:value-type="currency">
            <text:p>$808.00</text:p>
          </table:table-cell>
          <table:table-cell table:style-name="ce51"/>
          <table:table-cell table:style-name="ce51" table:formula="of:=[.E35]-[.B35]" office:value-type="currency" office:currency="USD" office:value="-993" calcext:value-type="currency">
            <text:p>-$993.00</text:p>
          </table:table-cell>
          <table:table-cell table:style-name="ce58" table:formula="of:=[.E35]/[.D35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4248</text:p>
          </table:table-cell>
          <table:table-cell table:style-name="ce50" office:value-type="currency" office:currency="USD" office:value="1048" calcext:value-type="currency">
            <text:p>$1,048.00</text:p>
          </table:table-cell>
          <table:table-cell table:style-name="ce51" office:value-type="currency" office:currency="USD" office:value="1065" calcext:value-type="currency">
            <text:p>$1,065.00</text:p>
          </table:table-cell>
          <table:table-cell table:style-name="ce51" table:formula="of:=[.C36]*0.8" office:value-type="currency" office:currency="USD" office:value="852" calcext:value-type="currency">
            <text:p>$852.00</text:p>
          </table:table-cell>
          <table:table-cell table:style-name="ce51"/>
          <table:table-cell table:style-name="ce51" table:formula="of:=[.E36]-[.B36]" office:value-type="currency" office:currency="USD" office:value="-1048" calcext:value-type="currency">
            <text:p>-$1,048.00</text:p>
          </table:table-cell>
          <table:table-cell table:style-name="ce58" table:formula="of:=[.E36]/[.D36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4848</text:p>
          </table:table-cell>
          <table:table-cell table:style-name="ce50" office:value-type="currency" office:currency="USD" office:value="1126" calcext:value-type="currency">
            <text:p>$1,126.00</text:p>
          </table:table-cell>
          <table:table-cell table:style-name="ce51" office:value-type="currency" office:currency="USD" office:value="1146" calcext:value-type="currency">
            <text:p>$1,146.00</text:p>
          </table:table-cell>
          <table:table-cell table:style-name="ce51" table:formula="of:=[.C37]*0.8" office:value-type="currency" office:currency="USD" office:value="916.8" calcext:value-type="currency">
            <text:p>$916.80</text:p>
          </table:table-cell>
          <table:table-cell table:style-name="ce51"/>
          <table:table-cell table:style-name="ce51" table:formula="of:=[.E37]-[.B37]" office:value-type="currency" office:currency="USD" office:value="-1126" calcext:value-type="currency">
            <text:p>-$1,126.00</text:p>
          </table:table-cell>
          <table:table-cell table:style-name="ce58" table:formula="of:=[.E37]/[.D37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T-4856</text:p>
          </table:table-cell>
          <table:table-cell table:style-name="ce50" office:value-type="currency" office:currency="USD" office:value="1258" calcext:value-type="currency">
            <text:p>$1,258.00</text:p>
          </table:table-cell>
          <table:table-cell table:style-name="ce51" office:value-type="currency" office:currency="USD" office:value="1280" calcext:value-type="currency">
            <text:p>$1,280.00</text:p>
          </table:table-cell>
          <table:table-cell table:style-name="ce51" table:formula="of:=[.C38]*0.8" office:value-type="currency" office:currency="USD" office:value="1024" calcext:value-type="currency">
            <text:p>$1,024.00</text:p>
          </table:table-cell>
          <table:table-cell table:style-name="ce51"/>
          <table:table-cell table:style-name="ce51" table:formula="of:=[.E38]-[.B38]" office:value-type="currency" office:currency="USD" office:value="-1258" calcext:value-type="currency">
            <text:p>-$1,258.00</text:p>
          </table:table-cell>
          <table:table-cell table:style-name="ce58" table:formula="of:=[.E38]/[.D38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Dandy Leveler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LV-150</text:p>
          </table:table-cell>
          <table:table-cell table:style-name="ce8" office:value-type="currency" office:currency="USD" office:value="879" calcext:value-type="currency">
            <text:p>$879.00</text:p>
          </table:table-cell>
          <table:table-cell table:style-name="ce13" office:value-type="currency" office:currency="USD" office:value="970" calcext:value-type="currency">
            <text:p>$970.00</text:p>
          </table:table-cell>
          <table:table-cell table:style-name="ce13" table:formula="of:=[.C42]*0.8" office:value-type="currency" office:currency="USD" office:value="776" calcext:value-type="currency">
            <text:p>$776.00</text:p>
          </table:table-cell>
          <table:table-cell table:style-name="ce13" office:value-type="currency" office:currency="USD" office:value="883" calcext:value-type="currency">
            <text:p>$883.00</text:p>
          </table:table-cell>
          <table:table-cell table:style-name="ce13" table:formula="of:=[.E42]-[.B42]" office:value-type="currency" office:currency="USD" office:value="4" calcext:value-type="currency">
            <text:p>$4.00</text:p>
          </table:table-cell>
          <table:table-cell table:style-name="ce46" table:formula="of:=[.E42]/[.D42]" office:value-type="percentage" office:value="1.13788659793814" calcext:value-type="percentage">
            <text:p>113.79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LV-500</text:p>
          </table:table-cell>
          <table:table-cell table:style-name="ce8" office:value-type="currency" office:currency="USD" office:value="1289" calcext:value-type="currency">
            <text:p>$1,289.00</text:p>
          </table:table-cell>
          <table:table-cell table:style-name="ce13" office:value-type="currency" office:currency="USD" office:value="1430" calcext:value-type="currency">
            <text:p>$1,430.00</text:p>
          </table:table-cell>
          <table:table-cell table:style-name="ce13" table:formula="of:=[.C43]*0.8" office:value-type="currency" office:currency="USD" office:value="1144" calcext:value-type="currency">
            <text:p>$1,144.00</text:p>
          </table:table-cell>
          <table:table-cell table:style-name="ce13" office:value-type="currency" office:currency="USD" office:value="1300" calcext:value-type="currency">
            <text:p>$1,300.00</text:p>
          </table:table-cell>
          <table:table-cell table:style-name="ce13" table:formula="of:=[.E43]-[.B43]" office:value-type="currency" office:currency="USD" office:value="11" calcext:value-type="currency">
            <text:p>$11.00</text:p>
          </table:table-cell>
          <table:table-cell table:style-name="ce46" table:formula="of:=[.E43]/[.D43]" office:value-type="percentage" office:value="1.13636363636364" calcext:value-type="percentage">
            <text:p>113.64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Dandy Lift A350W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-350W</text:p>
          </table:table-cell>
          <table:table-cell table:style-name="ce8" office:value-type="currency" office:currency="USD" office:value="1389" calcext:value-type="currency">
            <text:p>$1,389.00</text:p>
          </table:table-cell>
          <table:table-cell table:style-name="ce13" office:value-type="currency" office:currency="USD" office:value="1535" calcext:value-type="currency">
            <text:p>$1,535.00</text:p>
          </table:table-cell>
          <table:table-cell table:style-name="ce13" table:formula="of:=[.C47]*0.8" office:value-type="currency" office:currency="USD" office:value="1228" calcext:value-type="currency">
            <text:p>$1,228.00</text:p>
          </table:table-cell>
          <table:table-cell table:style-name="ce13" office:value-type="currency" office:currency="USD" office:value="1397" calcext:value-type="currency">
            <text:p>$1,397.00</text:p>
          </table:table-cell>
          <table:table-cell table:style-name="ce13" table:formula="of:=[.E47]-[.B47]" office:value-type="currency" office:currency="USD" office:value="8" calcext:value-type="currency">
            <text:p>$8.00</text:p>
          </table:table-cell>
          <table:table-cell table:style-name="ce46" table:formula="of:=[.E47]/[.D47]" office:value-type="percentage" office:value="1.13762214983713" calcext:value-type="percentage">
            <text:p>113.76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Dandy Lifts A-500 and A-800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-500</text:p>
          </table:table-cell>
          <table:table-cell table:style-name="ce8" office:value-type="currency" office:currency="USD" office:value="969" calcext:value-type="currency">
            <text:p>$969.00</text:p>
          </table:table-cell>
          <table:table-cell table:style-name="ce13" office:value-type="currency" office:currency="USD" office:value="1140" calcext:value-type="currency">
            <text:p>$1,140.00</text:p>
          </table:table-cell>
          <table:table-cell table:style-name="ce13" table:formula="of:=[.C51]*0.8" office:value-type="currency" office:currency="USD" office:value="912" calcext:value-type="currency">
            <text:p>$912.00</text:p>
          </table:table-cell>
          <table:table-cell table:style-name="ce13" office:value-type="currency" office:currency="USD" office:value="970" calcext:value-type="currency">
            <text:p>$970.00</text:p>
          </table:table-cell>
          <table:table-cell table:style-name="ce13" table:formula="of:=[.E51]-[.B51]" office:value-type="currency" office:currency="USD" office:value="1" calcext:value-type="currency">
            <text:p>$1.00</text:p>
          </table:table-cell>
          <table:table-cell table:style-name="ce46" table:formula="of:=[.E51]/[.D51]" office:value-type="percentage" office:value="1.06359649122807" calcext:value-type="percentage">
            <text:p>106.36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-800</text:p>
          </table:table-cell>
          <table:table-cell table:style-name="ce8" office:value-type="currency" office:currency="USD" office:value="1223" calcext:value-type="currency">
            <text:p>$1,223.00</text:p>
          </table:table-cell>
          <table:table-cell table:style-name="ce13" office:value-type="currency" office:currency="USD" office:value="1430" calcext:value-type="currency">
            <text:p>$1,430.00</text:p>
          </table:table-cell>
          <table:table-cell table:style-name="ce13" table:formula="of:=[.C52]*0.8" office:value-type="currency" office:currency="USD" office:value="1144" calcext:value-type="currency">
            <text:p>$1,144.00</text:p>
          </table:table-cell>
          <table:table-cell table:style-name="ce13" office:value-type="currency" office:currency="USD" office:value="1225" calcext:value-type="currency">
            <text:p>$1,225.00</text:p>
          </table:table-cell>
          <table:table-cell table:style-name="ce13" table:formula="of:=[.E52]-[.B52]" office:value-type="currency" office:currency="USD" office:value="2" calcext:value-type="currency">
            <text:p>$2.00</text:p>
          </table:table-cell>
          <table:table-cell table:style-name="ce46" table:formula="of:=[.E52]/[.D52]" office:value-type="percentage" office:value="1.0708041958042" calcext:value-type="percentage">
            <text:p>107.0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Dandy Lifts L-150 and L-250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-150</text:p>
          </table:table-cell>
          <table:table-cell table:style-name="ce8" office:value-type="currency" office:currency="USD" office:value="679" calcext:value-type="currency">
            <text:p>$679.00</text:p>
          </table:table-cell>
          <table:table-cell table:style-name="ce13" office:value-type="currency" office:currency="USD" office:value="755" calcext:value-type="currency">
            <text:p>$755.00</text:p>
          </table:table-cell>
          <table:table-cell table:style-name="ce13" table:formula="of:=[.C56]*0.8" office:value-type="currency" office:currency="USD" office:value="604" calcext:value-type="currency">
            <text:p>$604.00</text:p>
          </table:table-cell>
          <table:table-cell table:style-name="ce13" office:value-type="currency" office:currency="USD" office:value="689" calcext:value-type="currency">
            <text:p>$689.00</text:p>
          </table:table-cell>
          <table:table-cell table:style-name="ce13" table:formula="of:=[.E56]-[.B56]" office:value-type="currency" office:currency="USD" office:value="10" calcext:value-type="currency">
            <text:p>$10.00</text:p>
          </table:table-cell>
          <table:table-cell table:style-name="ce46" table:formula="of:=[.E56]/[.D56]" office:value-type="percentage" office:value="1.14072847682119" calcext:value-type="percentage">
            <text:p>114.07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-250</text:p>
          </table:table-cell>
          <table:table-cell table:style-name="ce8" office:value-type="currency" office:currency="USD" office:value="757" calcext:value-type="currency">
            <text:p>$757.00</text:p>
          </table:table-cell>
          <table:table-cell table:style-name="ce13" office:value-type="currency" office:currency="USD" office:value="860" calcext:value-type="currency">
            <text:p>$860.00</text:p>
          </table:table-cell>
          <table:table-cell table:style-name="ce13" table:formula="of:=[.C57]*0.8" office:value-type="currency" office:currency="USD" office:value="688" calcext:value-type="currency">
            <text:p>$688.00</text:p>
          </table:table-cell>
          <table:table-cell table:style-name="ce13" office:value-type="currency" office:currency="USD" office:value="783" calcext:value-type="currency">
            <text:p>$783.00</text:p>
          </table:table-cell>
          <table:table-cell table:style-name="ce13" table:formula="of:=[.E57]-[.B57]" office:value-type="currency" office:currency="USD" office:value="26" calcext:value-type="currency">
            <text:p>$26.00</text:p>
          </table:table-cell>
          <table:table-cell table:style-name="ce46" table:formula="of:=[.E57]/[.D57]" office:value-type="percentage" office:value="1.13808139534884" calcext:value-type="percentage">
            <text:p>113.81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Dandy Lifts M-500L and F-500L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-500L</text:p>
          </table:table-cell>
          <table:table-cell table:style-name="ce8" office:value-type="currency" office:currency="USD" office:value="1694" calcext:value-type="currency">
            <text:p>$1,694.00</text:p>
          </table:table-cell>
          <table:table-cell table:style-name="ce13" office:value-type="currency" office:currency="USD" office:value="1870" calcext:value-type="currency">
            <text:p>$1,870.00</text:p>
          </table:table-cell>
          <table:table-cell table:style-name="ce13" table:formula="of:=[.C61]*0.8" office:value-type="currency" office:currency="USD" office:value="1496" calcext:value-type="currency">
            <text:p>$1,496.00</text:p>
          </table:table-cell>
          <table:table-cell table:style-name="ce13" office:value-type="currency" office:currency="USD" office:value="1702" calcext:value-type="currency">
            <text:p>$1,702.00</text:p>
          </table:table-cell>
          <table:table-cell table:style-name="ce13" table:formula="of:=[.E61]-[.B61]" office:value-type="currency" office:currency="USD" office:value="8" calcext:value-type="currency">
            <text:p>$8.00</text:p>
          </table:table-cell>
          <table:table-cell table:style-name="ce46" table:formula="of:=[.E61]/[.D61]" office:value-type="percentage" office:value="1.13770053475936" calcext:value-type="percentage">
            <text:p>113.77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-500L</text:p>
          </table:table-cell>
          <table:table-cell table:style-name="ce8" office:value-type="currency" office:currency="USD" office:value="1694" calcext:value-type="currency">
            <text:p>$1,694.00</text:p>
          </table:table-cell>
          <table:table-cell table:style-name="ce13" office:value-type="currency" office:currency="USD" office:value="1870" calcext:value-type="currency">
            <text:p>$1,870.00</text:p>
          </table:table-cell>
          <table:table-cell table:style-name="ce13" table:formula="of:=[.C62]*0.8" office:value-type="currency" office:currency="USD" office:value="1496" calcext:value-type="currency">
            <text:p>$1,496.00</text:p>
          </table:table-cell>
          <table:table-cell table:style-name="ce13" office:value-type="currency" office:currency="USD" office:value="1702" calcext:value-type="currency">
            <text:p>$1,702.00</text:p>
          </table:table-cell>
          <table:table-cell table:style-name="ce13" table:formula="of:=[.E62]-[.B62]" office:value-type="currency" office:currency="USD" office:value="8" calcext:value-type="currency">
            <text:p>$8.00</text:p>
          </table:table-cell>
          <table:table-cell table:style-name="ce46" table:formula="of:=[.E62]/[.D62]" office:value-type="percentage" office:value="1.13770053475936" calcext:value-type="percentage">
            <text:p>113.77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Dandy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T-350W</text:p>
          </table:table-cell>
          <table:table-cell table:style-name="ce8" office:value-type="currency" office:currency="USD" office:value="1392" calcext:value-type="currency">
            <text:p>$1,392.00</text:p>
          </table:table-cell>
          <table:table-cell table:style-name="ce13" office:value-type="currency" office:currency="USD" office:value="1555" calcext:value-type="currency">
            <text:p>$1,555.00</text:p>
          </table:table-cell>
          <table:table-cell table:style-name="ce13" table:formula="of:=[.C66]*0.8" office:value-type="currency" office:currency="USD" office:value="1244" calcext:value-type="currency">
            <text:p>$1,244.00</text:p>
          </table:table-cell>
          <table:table-cell table:style-name="ce13" office:value-type="currency" office:currency="USD" office:value="1399.5" calcext:value-type="currency">
            <text:p>$1,399.50</text:p>
          </table:table-cell>
          <table:table-cell table:style-name="ce13" table:formula="of:=[.E66]-[.B66]" office:value-type="currency" office:currency="USD" office:value="7.5" calcext:value-type="currency">
            <text:p>$7.50</text:p>
          </table:table-cell>
          <table:table-cell table:style-name="ce46" table:formula="of:=[.E66]/[.D66]" office:value-type="percentage" office:value="1.125" calcext:value-type="percentage">
            <text:p>112.5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DL Series Heavy-Duty Lift 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DL20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0]-[.B70]" office:value-type="string" office:string-value="" calcext:value-type="error">
            <text:p>#VALUE!</text:p>
          </table:table-cell>
          <table:table-cell table:style-name="ce58" table:formula="of:=[.E70]/[.D7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1]-[.B71]" office:value-type="string" office:string-value="" calcext:value-type="error">
            <text:p>#VALUE!</text:p>
          </table:table-cell>
          <table:table-cell table:style-name="ce58" table:formula="of:=[.E71]/[.D7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2]-[.B72]" office:value-type="string" office:string-value="" calcext:value-type="error">
            <text:p>#VALUE!</text:p>
          </table:table-cell>
          <table:table-cell table:style-name="ce58" table:formula="of:=[.E72]/[.D7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48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3]-[.B73]" office:value-type="string" office:string-value="" calcext:value-type="error">
            <text:p>#VALUE!</text:p>
          </table:table-cell>
          <table:table-cell table:style-name="ce58" table:formula="of:=[.E73]/[.D7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48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4]-[.B74]" office:value-type="string" office:string-value="" calcext:value-type="error">
            <text:p>#VALUE!</text:p>
          </table:table-cell>
          <table:table-cell table:style-name="ce58" table:formula="of:=[.E74]/[.D7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48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5]-[.B75]" office:value-type="string" office:string-value="" calcext:value-type="error">
            <text:p>#VALUE!</text:p>
          </table:table-cell>
          <table:table-cell table:style-name="ce58" table:formula="of:=[.E75]/[.D7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5-48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6]-[.B76]" office:value-type="string" office:string-value="" calcext:value-type="error">
            <text:p>#VALUE!</text:p>
          </table:table-cell>
          <table:table-cell table:style-name="ce58" table:formula="of:=[.E76]/[.D7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5-48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7]-[.B77]" office:value-type="string" office:string-value="" calcext:value-type="error">
            <text:p>#VALUE!</text:p>
          </table:table-cell>
          <table:table-cell table:style-name="ce58" table:formula="of:=[.E77]/[.D7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5-48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8]-[.B78]" office:value-type="string" office:string-value="" calcext:value-type="error">
            <text:p>#VALUE!</text:p>
          </table:table-cell>
          <table:table-cell table:style-name="ce58" table:formula="of:=[.E78]/[.D7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5-48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7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79]-[.B79]" office:value-type="string" office:string-value="" calcext:value-type="error">
            <text:p>#VALUE!</text:p>
          </table:table-cell>
          <table:table-cell table:style-name="ce58" table:formula="of:=[.E79]/[.D7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5-48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0]-[.B80]" office:value-type="string" office:string-value="" calcext:value-type="error">
            <text:p>#VALUE!</text:p>
          </table:table-cell>
          <table:table-cell table:style-name="ce58" table:formula="of:=[.E80]/[.D8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5-48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1]-[.B81]" office:value-type="string" office:string-value="" calcext:value-type="error">
            <text:p>#VALUE!</text:p>
          </table:table-cell>
          <table:table-cell table:style-name="ce58" table:formula="of:=[.E81]/[.D8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6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2]-[.B82]" office:value-type="string" office:string-value="" calcext:value-type="error">
            <text:p>#VALUE!</text:p>
          </table:table-cell>
          <table:table-cell table:style-name="ce58" table:formula="of:=[.E82]/[.D8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60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3]-[.B83]" office:value-type="string" office:string-value="" calcext:value-type="error">
            <text:p>#VALUE!</text:p>
          </table:table-cell>
          <table:table-cell table:style-name="ce58" table:formula="of:=[.E83]/[.D8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60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4]-[.B84]" office:value-type="string" office:string-value="" calcext:value-type="error">
            <text:p>#VALUE!</text:p>
          </table:table-cell>
          <table:table-cell table:style-name="ce58" table:formula="of:=[.E84]/[.D8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2-6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5]-[.B85]" office:value-type="string" office:string-value="" calcext:value-type="error">
            <text:p>#VALUE!</text:p>
          </table:table-cell>
          <table:table-cell table:style-name="ce58" table:formula="of:=[.E85]/[.D8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2-60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6]-[.B86]" office:value-type="string" office:string-value="" calcext:value-type="error">
            <text:p>#VALUE!</text:p>
          </table:table-cell>
          <table:table-cell table:style-name="ce58" table:formula="of:=[.E86]/[.D8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2-60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7]-[.B87]" office:value-type="string" office:string-value="" calcext:value-type="error">
            <text:p>#VALUE!</text:p>
          </table:table-cell>
          <table:table-cell table:style-name="ce58" table:formula="of:=[.E87]/[.D8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6-6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8]-[.B88]" office:value-type="string" office:string-value="" calcext:value-type="error">
            <text:p>#VALUE!</text:p>
          </table:table-cell>
          <table:table-cell table:style-name="ce58" table:formula="of:=[.E88]/[.D8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6-60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8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89]-[.B89]" office:value-type="string" office:string-value="" calcext:value-type="error">
            <text:p>#VALUE!</text:p>
          </table:table-cell>
          <table:table-cell table:style-name="ce58" table:formula="of:=[.E89]/[.D8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6-60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0]-[.B90]" office:value-type="string" office:string-value="" calcext:value-type="error">
            <text:p>#VALUE!</text:p>
          </table:table-cell>
          <table:table-cell table:style-name="ce58" table:formula="of:=[.E90]/[.D9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6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1]-[.B91]" office:value-type="string" office:string-value="" calcext:value-type="error">
            <text:p>#VALUE!</text:p>
          </table:table-cell>
          <table:table-cell table:style-name="ce58" table:formula="of:=[.E91]/[.D9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60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2]-[.B92]" office:value-type="string" office:string-value="" calcext:value-type="error">
            <text:p>#VALUE!</text:p>
          </table:table-cell>
          <table:table-cell table:style-name="ce58" table:formula="of:=[.E92]/[.D9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60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3]-[.B93]" office:value-type="string" office:string-value="" calcext:value-type="error">
            <text:p>#VALUE!</text:p>
          </table:table-cell>
          <table:table-cell table:style-name="ce58" table:formula="of:=[.E93]/[.D9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72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4]-[.B94]" office:value-type="string" office:string-value="" calcext:value-type="error">
            <text:p>#VALUE!</text:p>
          </table:table-cell>
          <table:table-cell table:style-name="ce58" table:formula="of:=[.E94]/[.D9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72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5]-[.B95]" office:value-type="string" office:string-value="" calcext:value-type="error">
            <text:p>#VALUE!</text:p>
          </table:table-cell>
          <table:table-cell table:style-name="ce58" table:formula="of:=[.E95]/[.D9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20-72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6]-[.B96]" office:value-type="string" office:string-value="" calcext:value-type="error">
            <text:p>#VALUE!</text:p>
          </table:table-cell>
          <table:table-cell table:style-name="ce58" table:formula="of:=[.E96]/[.D9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4-8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7]-[.B97]" office:value-type="string" office:string-value="" calcext:value-type="error">
            <text:p>#VALUE!</text:p>
          </table:table-cell>
          <table:table-cell table:style-name="ce58" table:formula="of:=[.E97]/[.D9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4-8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8]-[.B98]" office:value-type="string" office:string-value="" calcext:value-type="error">
            <text:p>#VALUE!</text:p>
          </table:table-cell>
          <table:table-cell table:style-name="ce58" table:formula="of:=[.E98]/[.D9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4-8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9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99]-[.B99]" office:value-type="string" office:string-value="" calcext:value-type="error">
            <text:p>#VALUE!</text:p>
          </table:table-cell>
          <table:table-cell table:style-name="ce58" table:formula="of:=[.E99]/[.D9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6-8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0]-[.B100]" office:value-type="string" office:string-value="" calcext:value-type="error">
            <text:p>#VALUE!</text:p>
          </table:table-cell>
          <table:table-cell table:style-name="ce58" table:formula="of:=[.E100]/[.D10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6-8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1]-[.B101]" office:value-type="string" office:string-value="" calcext:value-type="error">
            <text:p>#VALUE!</text:p>
          </table:table-cell>
          <table:table-cell table:style-name="ce58" table:formula="of:=[.E101]/[.D10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6-8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2]-[.B102]" office:value-type="string" office:string-value="" calcext:value-type="error">
            <text:p>#VALUE!</text:p>
          </table:table-cell>
          <table:table-cell table:style-name="ce58" table:formula="of:=[.E102]/[.D10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8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3]-[.B103]" office:value-type="string" office:string-value="" calcext:value-type="error">
            <text:p>#VALUE!</text:p>
          </table:table-cell>
          <table:table-cell table:style-name="ce58" table:formula="of:=[.E103]/[.D10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8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4]-[.B104]" office:value-type="string" office:string-value="" calcext:value-type="error">
            <text:p>#VALUE!</text:p>
          </table:table-cell>
          <table:table-cell table:style-name="ce58" table:formula="of:=[.E104]/[.D10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DL10-8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0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05]-[.B105]" office:value-type="string" office:string-value="" calcext:value-type="error">
            <text:p>#VALUE!</text:p>
          </table:table-cell>
          <table:table-cell table:style-name="ce58" table:formula="of:=[.E105]/[.D10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Dura-Dock Dock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DL5-59M</text:p>
          </table:table-cell>
          <table:table-cell table:style-name="ce8" office:value-type="currency" office:currency="USD" office:value="6739" calcext:value-type="currency">
            <text:p>$6,739.00</text:p>
          </table:table-cell>
          <table:table-cell table:style-name="ce13" office:value-type="currency" office:currency="USD" office:value="7345" calcext:value-type="currency">
            <text:p>$7,345.00</text:p>
          </table:table-cell>
          <table:table-cell table:style-name="ce13" table:formula="of:=[.C109]*0.8" office:value-type="currency" office:currency="USD" office:value="5876" calcext:value-type="currency">
            <text:p>$5,876.00</text:p>
          </table:table-cell>
          <table:table-cell table:style-name="ce13" office:value-type="currency" office:currency="USD" office:value="6760" calcext:value-type="currency">
            <text:p>$6,760.00</text:p>
          </table:table-cell>
          <table:table-cell table:style-name="ce13" table:formula="of:=[.E109]-[.B109]" office:value-type="currency" office:currency="USD" office:value="21" calcext:value-type="currency">
            <text:p>$21.00</text:p>
          </table:table-cell>
          <table:table-cell table:style-name="ce46" table:formula="of:=[.E109]/[.D109]" office:value-type="percentage" office:value="1.15044247787611" calcext:value-type="percentage">
            <text:p>115.04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DL6-59M</text:p>
          </table:table-cell>
          <table:table-cell table:style-name="ce8" office:value-type="currency" office:currency="USD" office:value="7878" calcext:value-type="currency">
            <text:p>$7,878.00</text:p>
          </table:table-cell>
          <table:table-cell table:style-name="ce13" office:value-type="currency" office:currency="USD" office:value="8575" calcext:value-type="currency">
            <text:p>$8,575.00</text:p>
          </table:table-cell>
          <table:table-cell table:style-name="ce13" table:formula="of:=[.C110]*0.8" office:value-type="currency" office:currency="USD" office:value="6860" calcext:value-type="currency">
            <text:p>$6,860.00</text:p>
          </table:table-cell>
          <table:table-cell table:style-name="ce13" office:value-type="currency" office:currency="USD" office:value="7890" calcext:value-type="currency">
            <text:p>$7,890.00</text:p>
          </table:table-cell>
          <table:table-cell table:style-name="ce13" table:formula="of:=[.E110]-[.B110]" office:value-type="currency" office:currency="USD" office:value="12" calcext:value-type="currency">
            <text:p>$12.00</text:p>
          </table:table-cell>
          <table:table-cell table:style-name="ce46" table:formula="of:=[.E110]/[.D110]" office:value-type="percentage" office:value="1.15014577259475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E-Z Reach Lift and Tilt Container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1-30</text:p>
          </table:table-cell>
          <table:table-cell table:style-name="ce8" office:value-type="currency" office:currency="USD" office:value="7299" calcext:value-type="currency">
            <text:p>$7,299.00</text:p>
          </table:table-cell>
          <table:table-cell table:style-name="ce13" office:value-type="currency" office:currency="USD" office:value="7965" calcext:value-type="currency">
            <text:p>$7,965.00</text:p>
          </table:table-cell>
          <table:table-cell table:style-name="ce13" table:formula="of:=[.C114]*0.8" office:value-type="currency" office:currency="USD" office:value="6372" calcext:value-type="currency">
            <text:p>$6,372.00</text:p>
          </table:table-cell>
          <table:table-cell table:style-name="ce13" office:value-type="currency" office:currency="USD" office:value="7330" calcext:value-type="currency">
            <text:p>$7,330.00</text:p>
          </table:table-cell>
          <table:table-cell table:style-name="ce13" table:formula="of:=[.E114]-[.B114]" office:value-type="currency" office:currency="USD" office:value="31" calcext:value-type="currency">
            <text:p>$31.00</text:p>
          </table:table-cell>
          <table:table-cell table:style-name="ce46" table:formula="of:=[.E114]/[.D114]" office:value-type="percentage" office:value="1.15034526051475" calcext:value-type="percentage">
            <text:p>115.03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1-30-OS</text:p>
          </table:table-cell>
          <table:table-cell table:style-name="ce8" office:value-type="currency" office:currency="USD" office:value="8199" calcext:value-type="currency">
            <text:p>$8,199.00</text:p>
          </table:table-cell>
          <table:table-cell table:style-name="ce13" office:value-type="currency" office:currency="USD" office:value="8440" calcext:value-type="currency">
            <text:p>$8,440.00</text:p>
          </table:table-cell>
          <table:table-cell table:style-name="ce13" table:formula="of:=[.C115]*0.8" office:value-type="currency" office:currency="USD" office:value="6752" calcext:value-type="currency">
            <text:p>$6,752.00</text:p>
          </table:table-cell>
          <table:table-cell table:style-name="ce13" office:value-type="currency" office:currency="USD" office:value="9706" calcext:value-type="currency">
            <text:p>$9,706.00</text:p>
          </table:table-cell>
          <table:table-cell table:style-name="ce13" table:formula="of:=[.E115]-[.B115]" office:value-type="currency" office:currency="USD" office:value="1507" calcext:value-type="currency">
            <text:p>$1,507.00</text:p>
          </table:table-cell>
          <table:table-cell table:style-name="ce46" table:formula="of:=[.E115]/[.D115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2-30</text:p>
          </table:table-cell>
          <table:table-cell table:style-name="ce8" office:value-type="currency" office:currency="USD" office:value="7399" calcext:value-type="currency">
            <text:p>$7,399.00</text:p>
          </table:table-cell>
          <table:table-cell table:style-name="ce13" office:value-type="currency" office:currency="USD" office:value="8115" calcext:value-type="currency">
            <text:p>$8,115.00</text:p>
          </table:table-cell>
          <table:table-cell table:style-name="ce13" table:formula="of:=[.C116]*0.8" office:value-type="currency" office:currency="USD" office:value="6492" calcext:value-type="currency">
            <text:p>$6,492.00</text:p>
          </table:table-cell>
          <table:table-cell table:style-name="ce13" office:value-type="currency" office:currency="USD" office:value="7465" calcext:value-type="currency">
            <text:p>$7,465.00</text:p>
          </table:table-cell>
          <table:table-cell table:style-name="ce13" table:formula="of:=[.E116]-[.B116]" office:value-type="currency" office:currency="USD" office:value="66" calcext:value-type="currency">
            <text:p>$66.00</text:p>
          </table:table-cell>
          <table:table-cell table:style-name="ce46" table:formula="of:=[.E116]/[.D116]" office:value-type="percentage" office:value="1.14987677141097" calcext:value-type="percentage">
            <text:p>114.99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2-30-OS</text:p>
          </table:table-cell>
          <table:table-cell table:style-name="ce8" office:value-type="currency" office:currency="USD" office:value="8699" calcext:value-type="currency">
            <text:p>$8,699.00</text:p>
          </table:table-cell>
          <table:table-cell table:style-name="ce13" office:value-type="currency" office:currency="USD" office:value="8590" calcext:value-type="currency">
            <text:p>$8,590.00</text:p>
          </table:table-cell>
          <table:table-cell table:style-name="ce13" table:formula="of:=[.C117]*0.8" office:value-type="currency" office:currency="USD" office:value="6872" calcext:value-type="currency">
            <text:p>$6,872.00</text:p>
          </table:table-cell>
          <table:table-cell table:style-name="ce13" office:value-type="currency" office:currency="USD" office:value="9879" calcext:value-type="currency">
            <text:p>$9,879.00</text:p>
          </table:table-cell>
          <table:table-cell table:style-name="ce13" table:formula="of:=[.E117]-[.B117]" office:value-type="currency" office:currency="USD" office:value="1180" calcext:value-type="currency">
            <text:p>$1,180.00</text:p>
          </table:table-cell>
          <table:table-cell table:style-name="ce46" table:formula="of:=[.E117]/[.D117]" office:value-type="percentage" office:value="1.43757275902212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4-30</text:p>
          </table:table-cell>
          <table:table-cell table:style-name="ce8" office:value-type="currency" office:currency="USD" office:value="8485" calcext:value-type="currency">
            <text:p>$8,485.00</text:p>
          </table:table-cell>
          <table:table-cell table:style-name="ce13" office:value-type="currency" office:currency="USD" office:value="9260" calcext:value-type="currency">
            <text:p>$9,260.00</text:p>
          </table:table-cell>
          <table:table-cell table:style-name="ce13" table:formula="of:=[.C118]*0.8" office:value-type="currency" office:currency="USD" office:value="7408" calcext:value-type="currency">
            <text:p>$7,408.00</text:p>
          </table:table-cell>
          <table:table-cell table:style-name="ce13" office:value-type="currency" office:currency="USD" office:value="8520" calcext:value-type="currency">
            <text:p>$8,520.00</text:p>
          </table:table-cell>
          <table:table-cell table:style-name="ce13" table:formula="of:=[.E118]-[.B118]" office:value-type="currency" office:currency="USD" office:value="35" calcext:value-type="currency">
            <text:p>$35.00</text:p>
          </table:table-cell>
          <table:table-cell table:style-name="ce46" table:formula="of:=[.E118]/[.D118]" office:value-type="percentage" office:value="1.15010799136069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4-30-OS</text:p>
          </table:table-cell>
          <table:table-cell table:style-name="ce8" office:value-type="currency" office:currency="USD" office:value="9899" calcext:value-type="currency">
            <text:p>$9,899.00</text:p>
          </table:table-cell>
          <table:table-cell table:style-name="ce13" office:value-type="currency" office:currency="USD" office:value="9760" calcext:value-type="currency">
            <text:p>$9,760.00</text:p>
          </table:table-cell>
          <table:table-cell table:style-name="ce13" table:formula="of:=[.C119]*0.8" office:value-type="currency" office:currency="USD" office:value="7808" calcext:value-type="currency">
            <text:p>$7,808.00</text:p>
          </table:table-cell>
          <table:table-cell table:style-name="ce13" office:value-type="currency" office:currency="USD" office:value="10649" calcext:value-type="currency">
            <text:p>$10,649.00</text:p>
          </table:table-cell>
          <table:table-cell table:style-name="ce13" table:formula="of:=[.E119]-[.B119]" office:value-type="currency" office:currency="USD" office:value="750" calcext:value-type="currency">
            <text:p>$750.00</text:p>
          </table:table-cell>
          <table:table-cell table:style-name="ce46" table:formula="of:=[.E119]/[.D119]" office:value-type="percentage" office:value="1.36385758196721" calcext:value-type="percentage">
            <text:p>136.39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1-45</text:p>
          </table:table-cell>
          <table:table-cell table:style-name="ce8" office:value-type="currency" office:currency="USD" office:value="7355" calcext:value-type="currency">
            <text:p>$7,355.00</text:p>
          </table:table-cell>
          <table:table-cell table:style-name="ce13" office:value-type="currency" office:currency="USD" office:value="8035" calcext:value-type="currency">
            <text:p>$8,035.00</text:p>
          </table:table-cell>
          <table:table-cell table:style-name="ce13" table:formula="of:=[.C120]*0.8" office:value-type="currency" office:currency="USD" office:value="6428" calcext:value-type="currency">
            <text:p>$6,428.00</text:p>
          </table:table-cell>
          <table:table-cell table:style-name="ce13" office:value-type="currency" office:currency="USD" office:value="7390" calcext:value-type="currency">
            <text:p>$7,390.00</text:p>
          </table:table-cell>
          <table:table-cell table:style-name="ce13" table:formula="of:=[.E120]-[.B120]" office:value-type="currency" office:currency="USD" office:value="35" calcext:value-type="currency">
            <text:p>$35.00</text:p>
          </table:table-cell>
          <table:table-cell table:style-name="ce46" table:formula="of:=[.E120]/[.D120]" office:value-type="percentage" office:value="1.14965774735532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1-45-OS</text:p>
          </table:table-cell>
          <table:table-cell table:style-name="ce8" office:value-type="currency" office:currency="USD" office:value="8699" calcext:value-type="currency">
            <text:p>$8,699.00</text:p>
          </table:table-cell>
          <table:table-cell table:style-name="ce13" office:value-type="currency" office:currency="USD" office:value="8520" calcext:value-type="currency">
            <text:p>$8,520.00</text:p>
          </table:table-cell>
          <table:table-cell table:style-name="ce13" table:formula="of:=[.C121]*0.8" office:value-type="currency" office:currency="USD" office:value="6816" calcext:value-type="currency">
            <text:p>$6,816.00</text:p>
          </table:table-cell>
          <table:table-cell table:style-name="ce13" office:value-type="currency" office:currency="USD" office:value="9798" calcext:value-type="currency">
            <text:p>$9,798.00</text:p>
          </table:table-cell>
          <table:table-cell table:style-name="ce13" table:formula="of:=[.E121]-[.B121]" office:value-type="currency" office:currency="USD" office:value="1099" calcext:value-type="currency">
            <text:p>$1,099.00</text:p>
          </table:table-cell>
          <table:table-cell table:style-name="ce46" table:formula="of:=[.E121]/[.D121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2-45</text:p>
          </table:table-cell>
          <table:table-cell table:style-name="ce8" office:value-type="currency" office:currency="USD" office:value="7514" calcext:value-type="currency">
            <text:p>$7,514.00</text:p>
          </table:table-cell>
          <table:table-cell table:style-name="ce13" office:value-type="currency" office:currency="USD" office:value="8180" calcext:value-type="currency">
            <text:p>$8,180.00</text:p>
          </table:table-cell>
          <table:table-cell table:style-name="ce13" table:formula="of:=[.C122]*0.8" office:value-type="currency" office:currency="USD" office:value="6544" calcext:value-type="currency">
            <text:p>$6,544.00</text:p>
          </table:table-cell>
          <table:table-cell table:style-name="ce13" office:value-type="currency" office:currency="USD" office:value="7525" calcext:value-type="currency">
            <text:p>$7,525.00</text:p>
          </table:table-cell>
          <table:table-cell table:style-name="ce13" table:formula="of:=[.E122]-[.B122]" office:value-type="currency" office:currency="USD" office:value="11" calcext:value-type="currency">
            <text:p>$11.00</text:p>
          </table:table-cell>
          <table:table-cell table:style-name="ce46" table:formula="of:=[.E122]/[.D122]" office:value-type="percentage" office:value="1.14990831295844" calcext:value-type="percentage">
            <text:p>114.99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2-45-OS</text:p>
          </table:table-cell>
          <table:table-cell table:style-name="ce8" office:value-type="currency" office:currency="USD" office:value="8399" calcext:value-type="currency">
            <text:p>$8,399.00</text:p>
          </table:table-cell>
          <table:table-cell table:style-name="ce13" office:value-type="currency" office:currency="USD" office:value="8670" calcext:value-type="currency">
            <text:p>$8,670.00</text:p>
          </table:table-cell>
          <table:table-cell table:style-name="ce13" table:formula="of:=[.C123]*0.8" office:value-type="currency" office:currency="USD" office:value="6936" calcext:value-type="currency">
            <text:p>$6,936.00</text:p>
          </table:table-cell>
          <table:table-cell table:style-name="ce13" office:value-type="currency" office:currency="USD" office:value="9971" calcext:value-type="currency">
            <text:p>$9,971.00</text:p>
          </table:table-cell>
          <table:table-cell table:style-name="ce13" table:formula="of:=[.E123]-[.B123]" office:value-type="currency" office:currency="USD" office:value="1572" calcext:value-type="currency">
            <text:p>$1,572.00</text:p>
          </table:table-cell>
          <table:table-cell table:style-name="ce46" table:formula="of:=[.E123]/[.D123]" office:value-type="percentage" office:value="1.43757208765859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4-45</text:p>
          </table:table-cell>
          <table:table-cell table:style-name="ce8" office:value-type="currency" office:currency="USD" office:value="8569" calcext:value-type="currency">
            <text:p>$8,569.00</text:p>
          </table:table-cell>
          <table:table-cell table:style-name="ce13" office:value-type="currency" office:currency="USD" office:value="9330" calcext:value-type="currency">
            <text:p>$9,330.00</text:p>
          </table:table-cell>
          <table:table-cell table:style-name="ce13" table:formula="of:=[.C124]*0.8" office:value-type="currency" office:currency="USD" office:value="7464" calcext:value-type="currency">
            <text:p>$7,464.00</text:p>
          </table:table-cell>
          <table:table-cell table:style-name="ce13" office:value-type="currency" office:currency="USD" office:value="8585" calcext:value-type="currency">
            <text:p>$8,585.00</text:p>
          </table:table-cell>
          <table:table-cell table:style-name="ce13" table:formula="of:=[.E124]-[.B124]" office:value-type="currency" office:currency="USD" office:value="16" calcext:value-type="currency">
            <text:p>$16.00</text:p>
          </table:table-cell>
          <table:table-cell table:style-name="ce46" table:formula="of:=[.E124]/[.D124]" office:value-type="percentage" office:value="1.15018756698821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B4-45-OS</text:p>
          </table:table-cell>
          <table:table-cell table:style-name="ce8" office:value-type="currency" office:currency="USD" office:value="9595" calcext:value-type="currency">
            <text:p>$9,595.00</text:p>
          </table:table-cell>
          <table:table-cell table:style-name="ce13" office:value-type="currency" office:currency="USD" office:value="9830" calcext:value-type="currency">
            <text:p>$9,830.00</text:p>
          </table:table-cell>
          <table:table-cell table:style-name="ce13" table:formula="of:=[.C125]*0.8" office:value-type="currency" office:currency="USD" office:value="7864" calcext:value-type="currency">
            <text:p>$7,864.00</text:p>
          </table:table-cell>
          <table:table-cell table:style-name="ce13" office:value-type="currency" office:currency="USD" office:value="11305" calcext:value-type="currency">
            <text:p>$11,305.00</text:p>
          </table:table-cell>
          <table:table-cell table:style-name="ce13" table:formula="of:=[.E125]-[.B125]" office:value-type="currency" office:currency="USD" office:value="1710" calcext:value-type="currency">
            <text:p>$1,710.00</text:p>
          </table:table-cell>
          <table:table-cell table:style-name="ce46" table:formula="of:=[.E125]/[.D125]" office:value-type="percentage" office:value="1.4375635808748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9">
          <table:table-cell table:style-name="ce2" office:value-type="string" calcext:value-type="string">
            <text:p>E-Z Reach Portable Container Tilter - Fork-Over Design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TU-2</text:p>
          </table:table-cell>
          <table:table-cell table:style-name="ce8" office:value-type="currency" office:currency="USD" office:value="3339" calcext:value-type="currency">
            <text:p>$3,339.00</text:p>
          </table:table-cell>
          <table:table-cell table:style-name="ce13" office:value-type="currency" office:currency="USD" office:value="3740" calcext:value-type="currency">
            <text:p>$3,740.00</text:p>
          </table:table-cell>
          <table:table-cell table:style-name="ce13" table:formula="of:=[.C129]*0.8" office:value-type="currency" office:currency="USD" office:value="2992" calcext:value-type="currency">
            <text:p>$2,992.00</text:p>
          </table:table-cell>
          <table:table-cell table:style-name="ce13" office:value-type="currency" office:currency="USD" office:value="3349" calcext:value-type="currency">
            <text:p>$3,349.00</text:p>
          </table:table-cell>
          <table:table-cell table:style-name="ce13" table:formula="of:=[.E129]-[.B129]" office:value-type="currency" office:currency="USD" office:value="10" calcext:value-type="currency">
            <text:p>$10.00</text:p>
          </table:table-cell>
          <table:table-cell table:style-name="ce46" table:formula="of:=[.E129]/[.D129]" office:value-type="percentage" office:value="1.11931818181818" calcext:value-type="percentage">
            <text:p>111.93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TU-4</text:p>
          </table:table-cell>
          <table:table-cell table:style-name="ce8" office:value-type="currency" office:currency="USD" office:value="4115" calcext:value-type="currency">
            <text:p>$4,115.00</text:p>
          </table:table-cell>
          <table:table-cell table:style-name="ce13" office:value-type="currency" office:currency="USD" office:value="4490" calcext:value-type="currency">
            <text:p>$4,490.00</text:p>
          </table:table-cell>
          <table:table-cell table:style-name="ce13" table:formula="of:=[.C130]*0.8" office:value-type="currency" office:currency="USD" office:value="3592" calcext:value-type="currency">
            <text:p>$3,592.00</text:p>
          </table:table-cell>
          <table:table-cell table:style-name="ce13" office:value-type="currency" office:currency="USD" office:value="4130" calcext:value-type="currency">
            <text:p>$4,130.00</text:p>
          </table:table-cell>
          <table:table-cell table:style-name="ce13" table:formula="of:=[.E130]-[.B130]" office:value-type="currency" office:currency="USD" office:value="15" calcext:value-type="currency">
            <text:p>$15.00</text:p>
          </table:table-cell>
          <table:table-cell table:style-name="ce46" table:formula="of:=[.E130]/[.D130]" office:value-type="percentage" office:value="1.14977728285078" calcext:value-type="percentage">
            <text:p>114.9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9">
          <table:table-cell table:style-name="ce2" office:value-type="string" calcext:value-type="string">
            <text:p>E-Z Reach Portable Container Tilter - Straddle Design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PTU-2</text:p>
          </table:table-cell>
          <table:table-cell table:style-name="ce8" office:value-type="currency" office:currency="USD" office:value="4439" calcext:value-type="currency">
            <text:p>$4,439.00</text:p>
          </table:table-cell>
          <table:table-cell table:style-name="ce13" office:value-type="currency" office:currency="USD" office:value="4860" calcext:value-type="currency">
            <text:p>$4,860.00</text:p>
          </table:table-cell>
          <table:table-cell table:style-name="ce13" table:formula="of:=[.C134]*0.8" office:value-type="currency" office:currency="USD" office:value="3888" calcext:value-type="currency">
            <text:p>$3,888.00</text:p>
          </table:table-cell>
          <table:table-cell table:style-name="ce13" office:value-type="currency" office:currency="USD" office:value="4470" calcext:value-type="currency">
            <text:p>$4,470.00</text:p>
          </table:table-cell>
          <table:table-cell table:style-name="ce13" table:formula="of:=[.E134]-[.B134]" office:value-type="currency" office:currency="USD" office:value="31" calcext:value-type="currency">
            <text:p>$31.00</text:p>
          </table:table-cell>
          <table:table-cell table:style-name="ce46" table:formula="of:=[.E134]/[.D134]" office:value-type="percentage" office:value="1.14969135802469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PTU-4</text:p>
          </table:table-cell>
          <table:table-cell table:style-name="ce8" office:value-type="currency" office:currency="USD" office:value="5359" calcext:value-type="currency">
            <text:p>$5,359.00</text:p>
          </table:table-cell>
          <table:table-cell table:style-name="ce13" office:value-type="currency" office:currency="USD" office:value="5855" calcext:value-type="currency">
            <text:p>$5,855.00</text:p>
          </table:table-cell>
          <table:table-cell table:style-name="ce13" table:formula="of:=[.C135]*0.8" office:value-type="currency" office:currency="USD" office:value="4684" calcext:value-type="currency">
            <text:p>$4,684.00</text:p>
          </table:table-cell>
          <table:table-cell table:style-name="ce13" office:value-type="currency" office:currency="USD" office:value="5385" calcext:value-type="currency">
            <text:p>$5,385.00</text:p>
          </table:table-cell>
          <table:table-cell table:style-name="ce13" table:formula="of:=[.E135]-[.B135]" office:value-type="currency" office:currency="USD" office:value="26" calcext:value-type="currency">
            <text:p>$26.00</text:p>
          </table:table-cell>
          <table:table-cell table:style-name="ce46" table:formula="of:=[.E135]/[.D135]" office:value-type="percentage" office:value="1.14965841161401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E-Z Reach Roll-On Container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ZTU-2</text:p>
          </table:table-cell>
          <table:table-cell table:style-name="ce8" office:value-type="currency" office:currency="USD" office:value="3239" calcext:value-type="currency">
            <text:p>$3,239.00</text:p>
          </table:table-cell>
          <table:table-cell table:style-name="ce13" office:value-type="currency" office:currency="USD" office:value="3530" calcext:value-type="currency">
            <text:p>$3,530.00</text:p>
          </table:table-cell>
          <table:table-cell table:style-name="ce13" table:formula="of:=[.C139]*0.8" office:value-type="currency" office:currency="USD" office:value="2824" calcext:value-type="currency">
            <text:p>$2,824.00</text:p>
          </table:table-cell>
          <table:table-cell table:style-name="ce13" office:value-type="currency" office:currency="USD" office:value="3250" calcext:value-type="currency">
            <text:p>$3,250.00</text:p>
          </table:table-cell>
          <table:table-cell table:style-name="ce13" table:formula="of:=[.E139]-[.B139]" office:value-type="currency" office:currency="USD" office:value="11" calcext:value-type="currency">
            <text:p>$11.00</text:p>
          </table:table-cell>
          <table:table-cell table:style-name="ce46" table:formula="of:=[.E139]/[.D139]" office:value-type="percentage" office:value="1.15084985835694" calcext:value-type="percentage">
            <text:p>115.0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ZTU-4</text:p>
          </table:table-cell>
          <table:table-cell table:style-name="ce8" office:value-type="currency" office:currency="USD" office:value="3655" calcext:value-type="currency">
            <text:p>$3,655.00</text:p>
          </table:table-cell>
          <table:table-cell table:style-name="ce13" office:value-type="currency" office:currency="USD" office:value="3995" calcext:value-type="currency">
            <text:p>$3,995.00</text:p>
          </table:table-cell>
          <table:table-cell table:style-name="ce13" table:formula="of:=[.C140]*0.8" office:value-type="currency" office:currency="USD" office:value="3196" calcext:value-type="currency">
            <text:p>$3,196.00</text:p>
          </table:table-cell>
          <table:table-cell table:style-name="ce13" office:value-type="currency" office:currency="USD" office:value="3675" calcext:value-type="currency">
            <text:p>$3,675.00</text:p>
          </table:table-cell>
          <table:table-cell table:style-name="ce13" table:formula="of:=[.E140]-[.B140]" office:value-type="currency" office:currency="USD" office:value="20" calcext:value-type="currency">
            <text:p>$20.00</text:p>
          </table:table-cell>
          <table:table-cell table:style-name="ce46" table:formula="of:=[.E140]/[.D140]" office:value-type="percentage" office:value="1.14987484355444" calcext:value-type="percentage">
            <text:p>114.99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E-Z Reach Universal Container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ZTU-2-Pan</text:p>
          </table:table-cell>
          <table:table-cell table:style-name="ce50" office:value-type="currency" office:currency="USD" office:value="5388" calcext:value-type="currency">
            <text:p>$5,388.00</text:p>
          </table:table-cell>
          <table:table-cell table:style-name="ce51" office:value-type="currency" office:currency="USD" office:value="5870" calcext:value-type="currency">
            <text:p>$5,870.00</text:p>
          </table:table-cell>
          <table:table-cell table:style-name="ce51" table:formula="of:=[.C144]*0.8" office:value-type="currency" office:currency="USD" office:value="4696" calcext:value-type="currency">
            <text:p>$4,696.00</text:p>
          </table:table-cell>
          <table:table-cell table:style-name="ce51" office:value-type="currency" office:currency="USD" office:value="5400" calcext:value-type="currency">
            <text:p>$5,400.00</text:p>
          </table:table-cell>
          <table:table-cell table:style-name="ce51" table:formula="of:=[.E144]-[.B144]" office:value-type="currency" office:currency="USD" office:value="12" calcext:value-type="currency">
            <text:p>$12.00</text:p>
          </table:table-cell>
          <table:table-cell table:style-name="ce58" table:formula="of:=[.E144]/[.D144]" office:value-type="percentage" office:value="1.14991482112436" calcext:value-type="percentage">
            <text:p>114.99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ZTU-4-Pan</text:p>
          </table:table-cell>
          <table:table-cell table:style-name="ce50" office:value-type="currency" office:currency="USD" office:value="5785" calcext:value-type="currency">
            <text:p>$5,785.00</text:p>
          </table:table-cell>
          <table:table-cell table:style-name="ce51" office:value-type="currency" office:currency="USD" office:value="6300" calcext:value-type="currency">
            <text:p>$6,300.00</text:p>
          </table:table-cell>
          <table:table-cell table:style-name="ce51" table:formula="of:=[.C145]*0.8" office:value-type="currency" office:currency="USD" office:value="5040" calcext:value-type="currency">
            <text:p>$5,040.00</text:p>
          </table:table-cell>
          <table:table-cell table:style-name="ce51" office:value-type="currency" office:currency="USD" office:value="5795" calcext:value-type="currency">
            <text:p>$5,795.00</text:p>
          </table:table-cell>
          <table:table-cell table:style-name="ce51" table:formula="of:=[.E145]-[.B145]" office:value-type="currency" office:currency="USD" office:value="10" calcext:value-type="currency">
            <text:p>$10.00</text:p>
          </table:table-cell>
          <table:table-cell table:style-name="ce58" table:formula="of:=[.E145]/[.D145]" office:value-type="percentage" office:value="1.14980158730159" calcext:value-type="percentage">
            <text:p>114.98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ion Station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ELEVATION-STATION</text:p>
          </table:table-cell>
          <table:table-cell table:style-name="ce50" office:value-type="currency" office:currency="USD" office:value="834" calcext:value-type="currency">
            <text:p>$834.00</text:p>
          </table:table-cell>
          <table:table-cell table:style-name="ce51" office:value-type="currency" office:currency="USD" office:value="965" calcext:value-type="currency">
            <text:p>$965.00</text:p>
          </table:table-cell>
          <table:table-cell table:style-name="ce51" table:formula="of:=[.C149]*0.8" office:value-type="currency" office:currency="USD" office:value="772" calcext:value-type="currency">
            <text:p>$772.00</text:p>
          </table:table-cell>
          <table:table-cell table:style-name="ce51" office:value-type="currency" office:currency="USD" office:value="838" calcext:value-type="currency">
            <text:p>$838.00</text:p>
          </table:table-cell>
          <table:table-cell table:style-name="ce51" table:formula="of:=[.E149]-[.B149]" office:value-type="currency" office:currency="USD" office:value="4" calcext:value-type="currency">
            <text:p>$4.00</text:p>
          </table:table-cell>
          <table:table-cell table:style-name="ce58" table:formula="of:=[.E149]/[.D149]" office:value-type="percentage" office:value="1.08549222797927" calcext:value-type="percentage">
            <text:p>108.55%</text:p>
          </table:table-cell>
          <table:table-cell table:style-name="ce60" office:value-type="string" calcext:value-type="string">
            <text:p>globalindustrial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Flush Mount Turn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FMT-20</text:p>
          </table:table-cell>
          <table:table-cell table:style-name="ce50" office:value-type="currency" office:currency="USD" office:value="1192" calcext:value-type="currency">
            <text:p>$1,192.00</text:p>
          </table:table-cell>
          <table:table-cell table:style-name="ce51" office:value-type="currency" office:currency="USD" office:value="1220" calcext:value-type="currency">
            <text:p>$1,220.00</text:p>
          </table:table-cell>
          <table:table-cell table:style-name="ce51" table:formula="of:=[.C153]*0.8" office:value-type="currency" office:currency="USD" office:value="976" calcext:value-type="currency">
            <text:p>$976.00</text:p>
          </table:table-cell>
          <table:table-cell table:style-name="ce51"/>
          <table:table-cell table:style-name="ce51" table:formula="of:=[.E153]-[.B153]" office:value-type="currency" office:currency="USD" office:value="-1192" calcext:value-type="currency">
            <text:p>-$1,192.00</text:p>
          </table:table-cell>
          <table:table-cell table:style-name="ce58" table:formula="of:=[.E153]/[.D153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FMT-43</text:p>
          </table:table-cell>
          <table:table-cell table:style-name="ce50" office:value-type="currency" office:currency="USD" office:value="1363" calcext:value-type="currency">
            <text:p>$1,363.00</text:p>
          </table:table-cell>
          <table:table-cell table:style-name="ce51" office:value-type="currency" office:currency="USD" office:value="1395" calcext:value-type="currency">
            <text:p>$1,395.00</text:p>
          </table:table-cell>
          <table:table-cell table:style-name="ce51" table:formula="of:=[.C154]*0.8" office:value-type="currency" office:currency="USD" office:value="1116" calcext:value-type="currency">
            <text:p>$1,116.00</text:p>
          </table:table-cell>
          <table:table-cell table:style-name="ce51"/>
          <table:table-cell table:style-name="ce51" table:formula="of:=[.E154]-[.B154]" office:value-type="currency" office:currency="USD" office:value="-1363" calcext:value-type="currency">
            <text:p>-$1,363.00</text:p>
          </table:table-cell>
          <table:table-cell table:style-name="ce58" table:formula="of:=[.E154]/[.D154]" office:value-type="percentage" office:value="0" calcext:value-type="percentage">
            <text:p>0.00%</text:p>
          </table:table-cell>
          <table:table-cell table:style-name="ce60" office:value-type="string" calcext:value-type="string">
            <text:p>Not Found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Hydraulic Fixed Height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2-45</text:p>
          </table:table-cell>
          <table:table-cell table:style-name="ce8" office:value-type="currency" office:currency="USD" office:value="3655" calcext:value-type="currency">
            <text:p>$3,655.00</text:p>
          </table:table-cell>
          <table:table-cell table:style-name="ce13" office:value-type="currency" office:currency="USD" office:value="3985" calcext:value-type="currency">
            <text:p>$3,985.00</text:p>
          </table:table-cell>
          <table:table-cell table:style-name="ce13" table:formula="of:=[.C158]*0.8" office:value-type="currency" office:currency="USD" office:value="3188" calcext:value-type="currency">
            <text:p>$3,188.00</text:p>
          </table:table-cell>
          <table:table-cell table:style-name="ce13" office:value-type="currency" office:currency="USD" office:value="3665" calcext:value-type="currency">
            <text:p>$3,665.00</text:p>
          </table:table-cell>
          <table:table-cell table:style-name="ce13" table:formula="of:=[.E158]-[.B158]" office:value-type="currency" office:currency="USD" office:value="10" calcext:value-type="currency">
            <text:p>$10.00</text:p>
          </table:table-cell>
          <table:table-cell table:style-name="ce46" table:formula="of:=[.E158]/[.D158]" office:value-type="percentage" office:value="1.14962358845671" calcext:value-type="percentage">
            <text:p>114.96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2-45-OS</text:p>
          </table:table-cell>
          <table:table-cell table:style-name="ce8" office:value-type="currency" office:currency="USD" office:value="4289" calcext:value-type="currency">
            <text:p>$4,289.00</text:p>
          </table:table-cell>
          <table:table-cell table:style-name="ce13" office:value-type="currency" office:currency="USD" office:value="4350" calcext:value-type="currency">
            <text:p>$4,350.00</text:p>
          </table:table-cell>
          <table:table-cell table:style-name="ce13" table:formula="of:=[.C159]*0.8" office:value-type="currency" office:currency="USD" office:value="3480" calcext:value-type="currency">
            <text:p>$3,480.00</text:p>
          </table:table-cell>
          <table:table-cell table:style-name="ce13"/>
          <table:table-cell table:style-name="ce13" table:formula="of:=[.E159]-[.B159]" office:value-type="currency" office:currency="USD" office:value="-4289" calcext:value-type="currency">
            <text:p>-$4,289.00</text:p>
          </table:table-cell>
          <table:table-cell table:style-name="ce46" table:formula="of:=[.E159]/[.D159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4-45</text:p>
          </table:table-cell>
          <table:table-cell table:style-name="ce8" office:value-type="currency" office:currency="USD" office:value="3852" calcext:value-type="currency">
            <text:p>$3,852.00</text:p>
          </table:table-cell>
          <table:table-cell table:style-name="ce13" office:value-type="currency" office:currency="USD" office:value="4200" calcext:value-type="currency">
            <text:p>$4,200.00</text:p>
          </table:table-cell>
          <table:table-cell table:style-name="ce13" table:formula="of:=[.C160]*0.8" office:value-type="currency" office:currency="USD" office:value="3360" calcext:value-type="currency">
            <text:p>$3,360.00</text:p>
          </table:table-cell>
          <table:table-cell table:style-name="ce13" office:value-type="currency" office:currency="USD" office:value="3865" calcext:value-type="currency">
            <text:p>$3,865.00</text:p>
          </table:table-cell>
          <table:table-cell table:style-name="ce13" table:formula="of:=[.E160]-[.B160]" office:value-type="currency" office:currency="USD" office:value="13" calcext:value-type="currency">
            <text:p>$13.00</text:p>
          </table:table-cell>
          <table:table-cell table:style-name="ce46" table:formula="of:=[.E160]/[.D160]" office:value-type="percentage" office:value="1.15029761904762" calcext:value-type="percentage">
            <text:p>115.03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4-45-OS</text:p>
          </table:table-cell>
          <table:table-cell table:style-name="ce8" office:value-type="currency" office:currency="USD" office:value="4489" calcext:value-type="currency">
            <text:p>$4,489.00</text:p>
          </table:table-cell>
          <table:table-cell table:style-name="ce13" office:value-type="currency" office:currency="USD" office:value="4565" calcext:value-type="currency">
            <text:p>$4,565.00</text:p>
          </table:table-cell>
          <table:table-cell table:style-name="ce13" table:formula="of:=[.C161]*0.8" office:value-type="currency" office:currency="USD" office:value="3652" calcext:value-type="currency">
            <text:p>$3,652.00</text:p>
          </table:table-cell>
          <table:table-cell table:style-name="ce13"/>
          <table:table-cell table:style-name="ce13" table:formula="of:=[.E161]-[.B161]" office:value-type="currency" office:currency="USD" office:value="-4489" calcext:value-type="currency">
            <text:p>-$4,489.00</text:p>
          </table:table-cell>
          <table:table-cell table:style-name="ce46" table:formula="of:=[.E161]/[.D161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2-45W</text:p>
          </table:table-cell>
          <table:table-cell table:style-name="ce8" office:value-type="currency" office:currency="USD" office:value="3885" calcext:value-type="currency">
            <text:p>$3,885.00</text:p>
          </table:table-cell>
          <table:table-cell table:style-name="ce13" office:value-type="currency" office:currency="USD" office:value="4235" calcext:value-type="currency">
            <text:p>$4,235.00</text:p>
          </table:table-cell>
          <table:table-cell table:style-name="ce13" table:formula="of:=[.C162]*0.8" office:value-type="currency" office:currency="USD" office:value="3388" calcext:value-type="currency">
            <text:p>$3,388.00</text:p>
          </table:table-cell>
          <table:table-cell table:style-name="ce13" office:value-type="currency" office:currency="USD" office:value="3895" calcext:value-type="currency">
            <text:p>$3,895.00</text:p>
          </table:table-cell>
          <table:table-cell table:style-name="ce13" table:formula="of:=[.E162]-[.B162]" office:value-type="currency" office:currency="USD" office:value="10" calcext:value-type="currency">
            <text:p>$10.00</text:p>
          </table:table-cell>
          <table:table-cell table:style-name="ce46" table:formula="of:=[.E162]/[.D162]" office:value-type="percentage" office:value="1.14964580873672" calcext:value-type="percentage">
            <text:p>114.96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2-45W-OS</text:p>
          </table:table-cell>
          <table:table-cell table:style-name="ce8" office:value-type="currency" office:currency="USD" office:value="4524" calcext:value-type="currency">
            <text:p>$4,524.00</text:p>
          </table:table-cell>
          <table:table-cell table:style-name="ce13" office:value-type="currency" office:currency="USD" office:value="4600" calcext:value-type="currency">
            <text:p>$4,600.00</text:p>
          </table:table-cell>
          <table:table-cell table:style-name="ce13" table:formula="of:=[.C163]*0.8" office:value-type="currency" office:currency="USD" office:value="3680" calcext:value-type="currency">
            <text:p>$3,680.00</text:p>
          </table:table-cell>
          <table:table-cell table:style-name="ce13"/>
          <table:table-cell table:style-name="ce13" table:formula="of:=[.E163]-[.B163]" office:value-type="currency" office:currency="USD" office:value="-4524" calcext:value-type="currency">
            <text:p>-$4,524.00</text:p>
          </table:table-cell>
          <table:table-cell table:style-name="ce46" table:formula="of:=[.E163]/[.D163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4-45W</text:p>
          </table:table-cell>
          <table:table-cell table:style-name="ce8" office:value-type="currency" office:currency="USD" office:value="4265" calcext:value-type="currency">
            <text:p>$4,265.00</text:p>
          </table:table-cell>
          <table:table-cell table:style-name="ce13" office:value-type="currency" office:currency="USD" office:value="4650" calcext:value-type="currency">
            <text:p>$4,650.00</text:p>
          </table:table-cell>
          <table:table-cell table:style-name="ce13" table:formula="of:=[.C164]*0.8" office:value-type="currency" office:currency="USD" office:value="3720" calcext:value-type="currency">
            <text:p>$3,720.00</text:p>
          </table:table-cell>
          <table:table-cell table:style-name="ce13" office:value-type="currency" office:currency="USD" office:value="4280" calcext:value-type="currency">
            <text:p>$4,280.00</text:p>
          </table:table-cell>
          <table:table-cell table:style-name="ce13" table:formula="of:=[.E164]-[.B164]" office:value-type="currency" office:currency="USD" office:value="15" calcext:value-type="currency">
            <text:p>$15.00</text:p>
          </table:table-cell>
          <table:table-cell table:style-name="ce46" table:formula="of:=[.E164]/[.D164]" office:value-type="percentage" office:value="1.1505376344086" calcext:value-type="percentage">
            <text:p>115.05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4-45W-OS</text:p>
          </table:table-cell>
          <table:table-cell table:style-name="ce8" office:value-type="currency" office:currency="USD" office:value="4930" calcext:value-type="currency">
            <text:p>$4,930.00</text:p>
          </table:table-cell>
          <table:table-cell table:style-name="ce13" office:value-type="currency" office:currency="USD" office:value="5015" calcext:value-type="currency">
            <text:p>$5,015.00</text:p>
          </table:table-cell>
          <table:table-cell table:style-name="ce13" table:formula="of:=[.C165]*0.8" office:value-type="currency" office:currency="USD" office:value="4012" calcext:value-type="currency">
            <text:p>$4,012.00</text:p>
          </table:table-cell>
          <table:table-cell table:style-name="ce13"/>
          <table:table-cell table:style-name="ce13" table:formula="of:=[.E165]-[.B165]" office:value-type="currency" office:currency="USD" office:value="-4930" calcext:value-type="currency">
            <text:p>-$4,930.00</text:p>
          </table:table-cell>
          <table:table-cell table:style-name="ce46" table:formula="of:=[.E165]/[.D165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1-90</text:p>
          </table:table-cell>
          <table:table-cell table:style-name="ce8" office:value-type="currency" office:currency="USD" office:value="5452" calcext:value-type="currency">
            <text:p>$5,452.00</text:p>
          </table:table-cell>
          <table:table-cell table:style-name="ce13" office:value-type="currency" office:currency="USD" office:value="5945" calcext:value-type="currency">
            <text:p>$5,945.00</text:p>
          </table:table-cell>
          <table:table-cell table:style-name="ce13" table:formula="of:=[.C166]*0.8" office:value-type="currency" office:currency="USD" office:value="4756" calcext:value-type="currency">
            <text:p>$4,756.00</text:p>
          </table:table-cell>
          <table:table-cell table:style-name="ce13" office:value-type="currency" office:currency="USD" office:value="5470" calcext:value-type="currency">
            <text:p>$5,470.00</text:p>
          </table:table-cell>
          <table:table-cell table:style-name="ce13" table:formula="of:=[.E166]-[.B166]" office:value-type="currency" office:currency="USD" office:value="18" calcext:value-type="currency">
            <text:p>$18.00</text:p>
          </table:table-cell>
          <table:table-cell table:style-name="ce46" table:formula="of:=[.E166]/[.D166]" office:value-type="percentage" office:value="1.15012615643398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1-90-OS</text:p>
          </table:table-cell>
          <table:table-cell table:style-name="ce8" office:value-type="currency" office:currency="USD" office:value="6204" calcext:value-type="currency">
            <text:p>$6,204.00</text:p>
          </table:table-cell>
          <table:table-cell table:style-name="ce13" office:value-type="currency" office:currency="USD" office:value="6315" calcext:value-type="currency">
            <text:p>$6,315.00</text:p>
          </table:table-cell>
          <table:table-cell table:style-name="ce13" table:formula="of:=[.C167]*0.8" office:value-type="currency" office:currency="USD" office:value="5052" calcext:value-type="currency">
            <text:p>$5,052.00</text:p>
          </table:table-cell>
          <table:table-cell table:style-name="ce13"/>
          <table:table-cell table:style-name="ce13" table:formula="of:=[.E167]-[.B167]" office:value-type="currency" office:currency="USD" office:value="-6204" calcext:value-type="currency">
            <text:p>-$6,204.00</text:p>
          </table:table-cell>
          <table:table-cell table:style-name="ce46" table:formula="of:=[.E167]/[.D167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2-90</text:p>
          </table:table-cell>
          <table:table-cell table:style-name="ce8" office:value-type="currency" office:currency="USD" office:value="5715" calcext:value-type="currency">
            <text:p>$5,715.00</text:p>
          </table:table-cell>
          <table:table-cell table:style-name="ce13" office:value-type="currency" office:currency="USD" office:value="6230" calcext:value-type="currency">
            <text:p>$6,230.00</text:p>
          </table:table-cell>
          <table:table-cell table:style-name="ce13" table:formula="of:=[.C168]*0.8" office:value-type="currency" office:currency="USD" office:value="4984" calcext:value-type="currency">
            <text:p>$4,984.00</text:p>
          </table:table-cell>
          <table:table-cell table:style-name="ce13" office:value-type="currency" office:currency="USD" office:value="5730" calcext:value-type="currency">
            <text:p>$5,730.00</text:p>
          </table:table-cell>
          <table:table-cell table:style-name="ce13" table:formula="of:=[.E168]-[.B168]" office:value-type="currency" office:currency="USD" office:value="15" calcext:value-type="currency">
            <text:p>$15.00</text:p>
          </table:table-cell>
          <table:table-cell table:style-name="ce46" table:formula="of:=[.E168]/[.D168]" office:value-type="percentage" office:value="1.14967897271268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2-90-OS</text:p>
          </table:table-cell>
          <table:table-cell table:style-name="ce8" office:value-type="currency" office:currency="USD" office:value="6479" calcext:value-type="currency">
            <text:p>$6,479.00</text:p>
          </table:table-cell>
          <table:table-cell table:style-name="ce13" office:value-type="currency" office:currency="USD" office:value="6600" calcext:value-type="currency">
            <text:p>$6,600.00</text:p>
          </table:table-cell>
          <table:table-cell table:style-name="ce13" table:formula="of:=[.C169]*0.8" office:value-type="currency" office:currency="USD" office:value="5280" calcext:value-type="currency">
            <text:p>$5,280.00</text:p>
          </table:table-cell>
          <table:table-cell table:style-name="ce13"/>
          <table:table-cell table:style-name="ce13" table:formula="of:=[.E169]-[.B169]" office:value-type="currency" office:currency="USD" office:value="-6479" calcext:value-type="currency">
            <text:p>-$6,479.00</text:p>
          </table:table-cell>
          <table:table-cell table:style-name="ce46" table:formula="of:=[.E169]/[.D169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4-90</text:p>
          </table:table-cell>
          <table:table-cell table:style-name="ce8" office:value-type="currency" office:currency="USD" office:value="6319" calcext:value-type="currency">
            <text:p>$6,319.00</text:p>
          </table:table-cell>
          <table:table-cell table:style-name="ce13" office:value-type="currency" office:currency="USD" office:value="6885" calcext:value-type="currency">
            <text:p>$6,885.00</text:p>
          </table:table-cell>
          <table:table-cell table:style-name="ce13" table:formula="of:=[.C170]*0.8" office:value-type="currency" office:currency="USD" office:value="5508" calcext:value-type="currency">
            <text:p>$5,508.00</text:p>
          </table:table-cell>
          <table:table-cell table:style-name="ce13" office:value-type="currency" office:currency="USD" office:value="6335" calcext:value-type="currency">
            <text:p>$6,335.00</text:p>
          </table:table-cell>
          <table:table-cell table:style-name="ce13" table:formula="of:=[.E170]-[.B170]" office:value-type="currency" office:currency="USD" office:value="16" calcext:value-type="currency">
            <text:p>$16.00</text:p>
          </table:table-cell>
          <table:table-cell table:style-name="ce46" table:formula="of:=[.E170]/[.D170]" office:value-type="percentage" office:value="1.1501452432825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T4-90-OS</text:p>
          </table:table-cell>
          <table:table-cell table:style-name="ce8" office:value-type="currency" office:currency="USD" office:value="7147" calcext:value-type="currency">
            <text:p>$7,147.00</text:p>
          </table:table-cell>
          <table:table-cell table:style-name="ce13" office:value-type="currency" office:currency="USD" office:value="7260" calcext:value-type="currency">
            <text:p>$7,260.00</text:p>
          </table:table-cell>
          <table:table-cell table:style-name="ce13" table:formula="of:=[.C171]*0.8" office:value-type="currency" office:currency="USD" office:value="5808" calcext:value-type="currency">
            <text:p>$5,808.00</text:p>
          </table:table-cell>
          <table:table-cell table:style-name="ce13"/>
          <table:table-cell table:style-name="ce13" table:formula="of:=[.E171]-[.B171]" office:value-type="currency" office:currency="USD" office:value="-7147" calcext:value-type="currency">
            <text:p>-$7,147.00</text:p>
          </table:table-cell>
          <table:table-cell table:style-name="ce46" table:formula="of:=[.E171]/[.D171]" office:value-type="percentage" office:value="0" calcext:value-type="percentage">
            <text:p>0.00%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L Series CAM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8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7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75]-[.B175]" office:value-type="string" office:string-value="" calcext:value-type="error">
            <text:p>#VALUE!</text:p>
          </table:table-cell>
          <table:table-cell table:style-name="ce58" table:formula="of:=[.E175]/[.D17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8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7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76]-[.B176]" office:value-type="string" office:string-value="" calcext:value-type="error">
            <text:p>#VALUE!</text:p>
          </table:table-cell>
          <table:table-cell table:style-name="ce58" table:formula="of:=[.E176]/[.D17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8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7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77]-[.B177]" office:value-type="string" office:string-value="" calcext:value-type="error">
            <text:p>#VALUE!</text:p>
          </table:table-cell>
          <table:table-cell table:style-name="ce58" table:formula="of:=[.E177]/[.D17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0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7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78]-[.B178]" office:value-type="string" office:string-value="" calcext:value-type="error">
            <text:p>#VALUE!</text:p>
          </table:table-cell>
          <table:table-cell table:style-name="ce58" table:formula="of:=[.E178]/[.D17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0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7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79]-[.B179]" office:value-type="string" office:string-value="" calcext:value-type="error">
            <text:p>#VALUE!</text:p>
          </table:table-cell>
          <table:table-cell table:style-name="ce58" table:formula="of:=[.E179]/[.D17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0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0]-[.B180]" office:value-type="string" office:string-value="" calcext:value-type="error">
            <text:p>#VALUE!</text:p>
          </table:table-cell>
          <table:table-cell table:style-name="ce58" table:formula="of:=[.E180]/[.D18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5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1]-[.B181]" office:value-type="string" office:string-value="" calcext:value-type="error">
            <text:p>#VALUE!</text:p>
          </table:table-cell>
          <table:table-cell table:style-name="ce58" table:formula="of:=[.E181]/[.D18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5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2]-[.B182]" office:value-type="string" office:string-value="" calcext:value-type="error">
            <text:p>#VALUE!</text:p>
          </table:table-cell>
          <table:table-cell table:style-name="ce58" table:formula="of:=[.E182]/[.D18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15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3]-[.B183]" office:value-type="string" office:string-value="" calcext:value-type="error">
            <text:p>#VALUE!</text:p>
          </table:table-cell>
          <table:table-cell table:style-name="ce58" table:formula="of:=[.E183]/[.D18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20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4]-[.B184]" office:value-type="string" office:string-value="" calcext:value-type="error">
            <text:p>#VALUE!</text:p>
          </table:table-cell>
          <table:table-cell table:style-name="ce58" table:formula="of:=[.E184]/[.D18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20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5]-[.B185]" office:value-type="string" office:string-value="" calcext:value-type="error">
            <text:p>#VALUE!</text:p>
          </table:table-cell>
          <table:table-cell table:style-name="ce58" table:formula="of:=[.E185]/[.D18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20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6]-[.B186]" office:value-type="string" office:string-value="" calcext:value-type="error">
            <text:p>#VALUE!</text:p>
          </table:table-cell>
          <table:table-cell table:style-name="ce58" table:formula="of:=[.E186]/[.D18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30-3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7]-[.B187]" office:value-type="string" office:string-value="" calcext:value-type="error">
            <text:p>#VALUE!</text:p>
          </table:table-cell>
          <table:table-cell table:style-name="ce58" table:formula="of:=[.E187]/[.D18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30-3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8]-[.B188]" office:value-type="string" office:string-value="" calcext:value-type="error">
            <text:p>#VALUE!</text:p>
          </table:table-cell>
          <table:table-cell table:style-name="ce58" table:formula="of:=[.E188]/[.D18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30-3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18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189]-[.B189]" office:value-type="string" office:string-value="" calcext:value-type="error">
            <text:p>#VALUE!</text:p>
          </table:table-cell>
          <table:table-cell table:style-name="ce58" table:formula="of:=[.E189]/[.D18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Lift and Tilt 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LTA2-24</text:p>
          </table:table-cell>
          <table:table-cell table:style-name="ce8" office:value-type="currency" office:currency="USD" office:value="6039" calcext:value-type="currency">
            <text:p>$6,039.00</text:p>
          </table:table-cell>
          <table:table-cell table:style-name="ce13" office:value-type="currency" office:currency="USD" office:value="6065" calcext:value-type="currency">
            <text:p>$6,065.00</text:p>
          </table:table-cell>
          <table:table-cell table:style-name="ce13" table:formula="of:=[.C193]*0.8" office:value-type="currency" office:currency="USD" office:value="4852" calcext:value-type="currency">
            <text:p>$4,852.00</text:p>
          </table:table-cell>
          <table:table-cell table:style-name="ce13" office:value-type="currency" office:currency="USD" office:value="6065" calcext:value-type="currency">
            <text:p>$6,065.00</text:p>
          </table:table-cell>
          <table:table-cell table:style-name="ce13" table:formula="of:=[.E193]-[.B193]" office:value-type="currency" office:currency="USD" office:value="26" calcext:value-type="currency">
            <text:p>$26.00</text:p>
          </table:table-cell>
          <table:table-cell table:style-name="ce46" table:formula="of:=[.E193]/[.D193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LTA4-24</text:p>
          </table:table-cell>
          <table:table-cell table:style-name="ce8" office:value-type="currency" office:currency="USD" office:value="7249" calcext:value-type="currency">
            <text:p>$7,249.00</text:p>
          </table:table-cell>
          <table:table-cell table:style-name="ce13" office:value-type="currency" office:currency="USD" office:value="7320" calcext:value-type="currency">
            <text:p>$7,320.00</text:p>
          </table:table-cell>
          <table:table-cell table:style-name="ce13" table:formula="of:=[.C194]*0.8" office:value-type="currency" office:currency="USD" office:value="5856" calcext:value-type="currency">
            <text:p>$5,856.00</text:p>
          </table:table-cell>
          <table:table-cell table:style-name="ce13" office:value-type="currency" office:currency="USD" office:value="7320" calcext:value-type="currency">
            <text:p>$7,320.00</text:p>
          </table:table-cell>
          <table:table-cell table:style-name="ce13" table:formula="of:=[.E194]-[.B194]" office:value-type="currency" office:currency="USD" office:value="71" calcext:value-type="currency">
            <text:p>$71.00</text:p>
          </table:table-cell>
          <table:table-cell table:style-name="ce46" table:formula="of:=[.E194]/[.D194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Lift-Tool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IFT-TOOL</text:p>
          </table:table-cell>
          <table:table-cell table:style-name="ce8" office:value-type="currency" office:currency="USD" office:value="569" calcext:value-type="currency">
            <text:p>$569.00</text:p>
          </table:table-cell>
          <table:table-cell table:style-name="ce13" office:value-type="currency" office:currency="USD" office:value="625" calcext:value-type="currency">
            <text:p>$625.00</text:p>
          </table:table-cell>
          <table:table-cell table:style-name="ce13" table:formula="of:=[.C198]*0.8" office:value-type="currency" office:currency="USD" office:value="500" calcext:value-type="currency">
            <text:p>$500.00</text:p>
          </table:table-cell>
          <table:table-cell table:style-name="ce13" office:value-type="currency" office:currency="USD" office:value="575" calcext:value-type="currency">
            <text:p>$575.00</text:p>
          </table:table-cell>
          <table:table-cell table:style-name="ce13" table:formula="of:=[.E198]-[.B198]" office:value-type="currency" office:currency="USD" office:value="6" calcext:value-type="currency">
            <text:p>$6.00</text:p>
          </table:table-cell>
          <table:table-cell table:style-name="ce46" table:formula="of:=[.E198]/[.D198]" office:value-type="percentage" office:value="1.15" calcext:value-type="percentage">
            <text:p>11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Liftmat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M2.2-28</text:p>
          </table:table-cell>
          <table:table-cell table:style-name="ce8" office:value-type="currency" office:currency="USD" office:value="4449" calcext:value-type="currency">
            <text:p>$4,449.00</text:p>
          </table:table-cell>
          <table:table-cell table:style-name="ce13" office:value-type="currency" office:currency="USD" office:value="4890" calcext:value-type="currency">
            <text:p>$4,890.00</text:p>
          </table:table-cell>
          <table:table-cell table:style-name="ce13" table:formula="of:=[.C202]*0.8" office:value-type="currency" office:currency="USD" office:value="3912" calcext:value-type="currency">
            <text:p>$3,912.00</text:p>
          </table:table-cell>
          <table:table-cell table:style-name="ce13" office:value-type="currency" office:currency="USD" office:value="4470" calcext:value-type="currency">
            <text:p>$4,470.00</text:p>
          </table:table-cell>
          <table:table-cell table:style-name="ce13" table:formula="of:=[.E202]-[.B202]" office:value-type="currency" office:currency="USD" office:value="21" calcext:value-type="currency">
            <text:p>$21.00</text:p>
          </table:table-cell>
          <table:table-cell table:style-name="ce46" table:formula="of:=[.E202]/[.D202]" office:value-type="percentage" office:value="1.14263803680982" calcext:value-type="percentage">
            <text:p>114.26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M2.2-28-OS</text:p>
          </table:table-cell>
          <table:table-cell table:style-name="ce50" office:value-type="currency" office:currency="USD" office:value="4999" calcext:value-type="currency">
            <text:p>$4,999.00</text:p>
          </table:table-cell>
          <table:table-cell table:style-name="ce51" office:value-type="currency" office:currency="USD" office:value="5190" calcext:value-type="currency">
            <text:p>$5,190.00</text:p>
          </table:table-cell>
          <table:table-cell table:style-name="ce51" table:formula="of:=[.C203]*0.8" office:value-type="currency" office:currency="USD" office:value="4152" calcext:value-type="currency">
            <text:p>$4,152.00</text:p>
          </table:table-cell>
          <table:table-cell table:style-name="ce51" office:value-type="currency" office:currency="USD" office:value="5969" calcext:value-type="currency">
            <text:p>$5,969.00</text:p>
          </table:table-cell>
          <table:table-cell table:style-name="ce51" table:formula="of:=[.E203]-[.B203]" office:value-type="currency" office:currency="USD" office:value="970" calcext:value-type="currency">
            <text:p>$970.00</text:p>
          </table:table-cell>
          <table:table-cell table:style-name="ce58" table:formula="of:=[.E203]/[.D203]" office:value-type="percentage" office:value="1.4376204238921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LS Series Backsaver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2-24</text:p>
          </table:table-cell>
          <table:table-cell table:style-name="ce50" office:value-type="currency" office:currency="USD" office:value="3269" calcext:value-type="currency">
            <text:p>$3,269.00</text:p>
          </table:table-cell>
          <table:table-cell table:style-name="ce51" office:value-type="currency" office:currency="USD" office:value="3565" calcext:value-type="currency">
            <text:p>$3,565.00</text:p>
          </table:table-cell>
          <table:table-cell table:style-name="ce51" table:formula="of:=[.C207]*0.8" office:value-type="currency" office:currency="USD" office:value="2852" calcext:value-type="currency">
            <text:p>$2,852.00</text:p>
          </table:table-cell>
          <table:table-cell table:style-name="ce51" office:value-type="currency" office:currency="USD" office:value="3280" calcext:value-type="currency">
            <text:p>$3,280.00</text:p>
          </table:table-cell>
          <table:table-cell table:style-name="ce51" table:formula="of:=[.E207]-[.B207]" office:value-type="currency" office:currency="USD" office:value="11" calcext:value-type="currency">
            <text:p>$11.00</text:p>
          </table:table-cell>
          <table:table-cell table:style-name="ce58" table:formula="of:=[.E207]/[.D207]" office:value-type="percentage" office:value="1.15007012622721" calcext:value-type="percentage">
            <text:p>115.01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24-OS</text:p>
          </table:table-cell>
          <table:table-cell table:style-name="ce50" office:value-type="currency" office:currency="USD" office:value="3782" calcext:value-type="currency">
            <text:p>$3,782.00</text:p>
          </table:table-cell>
          <table:table-cell table:style-name="ce51" office:value-type="currency" office:currency="USD" office:value="3860" calcext:value-type="currency">
            <text:p>$3,860.00</text:p>
          </table:table-cell>
          <table:table-cell table:style-name="ce51" table:formula="of:=[.C208]*0.8" office:value-type="currency" office:currency="USD" office:value="3088" calcext:value-type="currency">
            <text:p>$3,088.00</text:p>
          </table:table-cell>
          <table:table-cell table:style-name="ce51" office:value-type="currency" office:currency="USD" office:value="4439" calcext:value-type="currency">
            <text:p>$4,439.00</text:p>
          </table:table-cell>
          <table:table-cell table:style-name="ce51" table:formula="of:=[.E208]-[.B208]" office:value-type="currency" office:currency="USD" office:value="657" calcext:value-type="currency">
            <text:p>$657.00</text:p>
          </table:table-cell>
          <table:table-cell table:style-name="ce58" table:formula="of:=[.E208]/[.D208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24-BTG</text:p>
          </table:table-cell>
          <table:table-cell table:style-name="ce50" office:value-type="currency" office:currency="USD" office:value="4169" calcext:value-type="currency">
            <text:p>$4,169.00</text:p>
          </table:table-cell>
          <table:table-cell table:style-name="ce51" office:value-type="currency" office:currency="USD" office:value="4265" calcext:value-type="currency">
            <text:p>$4,265.00</text:p>
          </table:table-cell>
          <table:table-cell table:style-name="ce51" table:formula="of:=[.C209]*0.8" office:value-type="currency" office:currency="USD" office:value="3412" calcext:value-type="currency">
            <text:p>$3,412.00</text:p>
          </table:table-cell>
          <table:table-cell table:style-name="ce51" office:value-type="currency" office:currency="USD" office:value="4905" calcext:value-type="currency">
            <text:p>$4,905.00</text:p>
          </table:table-cell>
          <table:table-cell table:style-name="ce51" table:formula="of:=[.E209]-[.B209]" office:value-type="currency" office:currency="USD" office:value="736" calcext:value-type="currency">
            <text:p>$736.00</text:p>
          </table:table-cell>
          <table:table-cell table:style-name="ce58" table:formula="of:=[.E209]/[.D209]" office:value-type="percentage" office:value="1.43757327080891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24</text:p>
          </table:table-cell>
          <table:table-cell table:style-name="ce50" office:value-type="currency" office:currency="USD" office:value="3529" calcext:value-type="currency">
            <text:p>$3,529.00</text:p>
          </table:table-cell>
          <table:table-cell table:style-name="ce51" office:value-type="currency" office:currency="USD" office:value="3850" calcext:value-type="currency">
            <text:p>$3,850.00</text:p>
          </table:table-cell>
          <table:table-cell table:style-name="ce51" table:formula="of:=[.C210]*0.8" office:value-type="currency" office:currency="USD" office:value="3080" calcext:value-type="currency">
            <text:p>$3,080.00</text:p>
          </table:table-cell>
          <table:table-cell table:style-name="ce51" office:value-type="currency" office:currency="USD" office:value="3540" calcext:value-type="currency">
            <text:p>$3,540.00</text:p>
          </table:table-cell>
          <table:table-cell table:style-name="ce51" table:formula="of:=[.E210]-[.B210]" office:value-type="currency" office:currency="USD" office:value="11" calcext:value-type="currency">
            <text:p>$11.00</text:p>
          </table:table-cell>
          <table:table-cell table:style-name="ce58" table:formula="of:=[.E210]/[.D210]" office:value-type="percentage" office:value="1.14935064935065" calcext:value-type="percentage">
            <text:p>114.94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24-OS</text:p>
          </table:table-cell>
          <table:table-cell table:style-name="ce50" office:value-type="currency" office:currency="USD" office:value="4049" calcext:value-type="currency">
            <text:p>$4,049.00</text:p>
          </table:table-cell>
          <table:table-cell table:style-name="ce51" office:value-type="currency" office:currency="USD" office:value="4145" calcext:value-type="currency">
            <text:p>$4,145.00</text:p>
          </table:table-cell>
          <table:table-cell table:style-name="ce51" table:formula="of:=[.C211]*0.8" office:value-type="currency" office:currency="USD" office:value="3316" calcext:value-type="currency">
            <text:p>$3,316.00</text:p>
          </table:table-cell>
          <table:table-cell table:style-name="ce51" office:value-type="currency" office:currency="USD" office:value="4767" calcext:value-type="currency">
            <text:p>$4,767.00</text:p>
          </table:table-cell>
          <table:table-cell table:style-name="ce51" table:formula="of:=[.E211]-[.B211]" office:value-type="currency" office:currency="USD" office:value="718" calcext:value-type="currency">
            <text:p>$718.00</text:p>
          </table:table-cell>
          <table:table-cell table:style-name="ce58" table:formula="of:=[.E211]/[.D211]" office:value-type="percentage" office:value="1.4375753920386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24-BTG</text:p>
          </table:table-cell>
          <table:table-cell table:style-name="ce50" office:value-type="currency" office:currency="USD" office:value="4459" calcext:value-type="currency">
            <text:p>$4,459.00</text:p>
          </table:table-cell>
          <table:table-cell table:style-name="ce51" office:value-type="currency" office:currency="USD" office:value="4550" calcext:value-type="currency">
            <text:p>$4,550.00</text:p>
          </table:table-cell>
          <table:table-cell table:style-name="ce51" table:formula="of:=[.C212]*0.8" office:value-type="currency" office:currency="USD" office:value="3640" calcext:value-type="currency">
            <text:p>$3,640.00</text:p>
          </table:table-cell>
          <table:table-cell table:style-name="ce51" office:value-type="currency" office:currency="USD" office:value="5233" calcext:value-type="currency">
            <text:p>$5,233.00</text:p>
          </table:table-cell>
          <table:table-cell table:style-name="ce51" table:formula="of:=[.E212]-[.B212]" office:value-type="currency" office:currency="USD" office:value="774" calcext:value-type="currency">
            <text:p>$774.00</text:p>
          </table:table-cell>
          <table:table-cell table:style-name="ce58" table:formula="of:=[.E212]/[.D212]" office:value-type="percentage" office:value="1.43763736263736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</text:p>
          </table:table-cell>
          <table:table-cell table:style-name="ce50" office:value-type="currency" office:currency="USD" office:value="3819" calcext:value-type="currency">
            <text:p>$3,819.00</text:p>
          </table:table-cell>
          <table:table-cell table:style-name="ce51" office:value-type="currency" office:currency="USD" office:value="4160" calcext:value-type="currency">
            <text:p>$4,160.00</text:p>
          </table:table-cell>
          <table:table-cell table:style-name="ce51" table:formula="of:=[.C213]*0.8" office:value-type="currency" office:currency="USD" office:value="3328" calcext:value-type="currency">
            <text:p>$3,328.00</text:p>
          </table:table-cell>
          <table:table-cell table:style-name="ce51" office:value-type="currency" office:currency="USD" office:value="3830" calcext:value-type="currency">
            <text:p>$3,830.00</text:p>
          </table:table-cell>
          <table:table-cell table:style-name="ce51" table:formula="of:=[.E213]-[.B213]" office:value-type="currency" office:currency="USD" office:value="11" calcext:value-type="currency">
            <text:p>$11.00</text:p>
          </table:table-cell>
          <table:table-cell table:style-name="ce58" table:formula="of:=[.E213]/[.D213]" office:value-type="percentage" office:value="1.15084134615385" calcext:value-type="percentage">
            <text:p>115.08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-OS</text:p>
          </table:table-cell>
          <table:table-cell table:style-name="ce50" office:value-type="currency" office:currency="USD" office:value="4369" calcext:value-type="currency">
            <text:p>$4,369.00</text:p>
          </table:table-cell>
          <table:table-cell table:style-name="ce51" office:value-type="currency" office:currency="USD" office:value="4460" calcext:value-type="currency">
            <text:p>$4,460.00</text:p>
          </table:table-cell>
          <table:table-cell table:style-name="ce51" table:formula="of:=[.C214]*0.8" office:value-type="currency" office:currency="USD" office:value="3568" calcext:value-type="currency">
            <text:p>$3,568.00</text:p>
          </table:table-cell>
          <table:table-cell table:style-name="ce51" office:value-type="currency" office:currency="USD" office:value="5129" calcext:value-type="currency">
            <text:p>$5,129.00</text:p>
          </table:table-cell>
          <table:table-cell table:style-name="ce51" table:formula="of:=[.E214]-[.B214]" office:value-type="currency" office:currency="USD" office:value="760" calcext:value-type="currency">
            <text:p>$760.00</text:p>
          </table:table-cell>
          <table:table-cell table:style-name="ce58" table:formula="of:=[.E214]/[.D214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-BTG</text:p>
          </table:table-cell>
          <table:table-cell table:style-name="ce50" office:value-type="currency" office:currency="USD" office:value="4727" calcext:value-type="currency">
            <text:p>$4,727.00</text:p>
          </table:table-cell>
          <table:table-cell table:style-name="ce51" office:value-type="currency" office:currency="USD" office:value="4865" calcext:value-type="currency">
            <text:p>$4,865.00</text:p>
          </table:table-cell>
          <table:table-cell table:style-name="ce51" table:formula="of:=[.C215]*0.8" office:value-type="currency" office:currency="USD" office:value="3892" calcext:value-type="currency">
            <text:p>$3,892.00</text:p>
          </table:table-cell>
          <table:table-cell table:style-name="ce51" office:value-type="currency" office:currency="USD" office:value="5595" calcext:value-type="currency">
            <text:p>$5,595.00</text:p>
          </table:table-cell>
          <table:table-cell table:style-name="ce51" table:formula="of:=[.E215]-[.B215]" office:value-type="currency" office:currency="USD" office:value="868" calcext:value-type="currency">
            <text:p>$868.00</text:p>
          </table:table-cell>
          <table:table-cell table:style-name="ce58" table:formula="of:=[.E215]/[.D215]" office:value-type="percentage" office:value="1.43756423432682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</text:p>
          </table:table-cell>
          <table:table-cell table:style-name="ce50" office:value-type="currency" office:currency="USD" office:value="4379" calcext:value-type="currency">
            <text:p>$4,379.00</text:p>
          </table:table-cell>
          <table:table-cell table:style-name="ce51" office:value-type="currency" office:currency="USD" office:value="4775" calcext:value-type="currency">
            <text:p>$4,775.00</text:p>
          </table:table-cell>
          <table:table-cell table:style-name="ce51" table:formula="of:=[.C216]*0.8" office:value-type="currency" office:currency="USD" office:value="3820" calcext:value-type="currency">
            <text:p>$3,820.00</text:p>
          </table:table-cell>
          <table:table-cell table:style-name="ce51" office:value-type="currency" office:currency="USD" office:value="4395" calcext:value-type="currency">
            <text:p>$4,395.00</text:p>
          </table:table-cell>
          <table:table-cell table:style-name="ce51" table:formula="of:=[.E216]-[.B216]" office:value-type="currency" office:currency="USD" office:value="16" calcext:value-type="currency">
            <text:p>$16.00</text:p>
          </table:table-cell>
          <table:table-cell table:style-name="ce58" table:formula="of:=[.E216]/[.D216]" office:value-type="percentage" office:value="1.15052356020942" calcext:value-type="percentage">
            <text:p>115.05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-OS</text:p>
          </table:table-cell>
          <table:table-cell table:style-name="ce50" office:value-type="currency" office:currency="USD" office:value="4925" calcext:value-type="currency">
            <text:p>$4,925.00</text:p>
          </table:table-cell>
          <table:table-cell table:style-name="ce51" office:value-type="currency" office:currency="USD" office:value="5185" calcext:value-type="currency">
            <text:p>$5,185.00</text:p>
          </table:table-cell>
          <table:table-cell table:style-name="ce51" table:formula="of:=[.C217]*0.8" office:value-type="currency" office:currency="USD" office:value="4148" calcext:value-type="currency">
            <text:p>$4,148.00</text:p>
          </table:table-cell>
          <table:table-cell table:style-name="ce51" office:value-type="currency" office:currency="USD" office:value="5963" calcext:value-type="currency">
            <text:p>$5,963.00</text:p>
          </table:table-cell>
          <table:table-cell table:style-name="ce51" table:formula="of:=[.E217]-[.B217]" office:value-type="currency" office:currency="USD" office:value="1038" calcext:value-type="currency">
            <text:p>$1,038.00</text:p>
          </table:table-cell>
          <table:table-cell table:style-name="ce58" table:formula="of:=[.E217]/[.D217]" office:value-type="percentage" office:value="1.43756027000964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-BTG</text:p>
          </table:table-cell>
          <table:table-cell table:style-name="ce50" office:value-type="currency" office:currency="USD" office:value="5339" calcext:value-type="currency">
            <text:p>$5,339.00</text:p>
          </table:table-cell>
          <table:table-cell table:style-name="ce51" office:value-type="currency" office:currency="USD" office:value="5590" calcext:value-type="currency">
            <text:p>$5,590.00</text:p>
          </table:table-cell>
          <table:table-cell table:style-name="ce51" table:formula="of:=[.C218]*0.8" office:value-type="currency" office:currency="USD" office:value="4472" calcext:value-type="currency">
            <text:p>$4,472.00</text:p>
          </table:table-cell>
          <table:table-cell table:style-name="ce51" office:value-type="currency" office:currency="USD" office:value="6429" calcext:value-type="currency">
            <text:p>$6,429.00</text:p>
          </table:table-cell>
          <table:table-cell table:style-name="ce51" table:formula="of:=[.E218]-[.B218]" office:value-type="currency" office:currency="USD" office:value="1090" calcext:value-type="currency">
            <text:p>$1,090.00</text:p>
          </table:table-cell>
          <table:table-cell table:style-name="ce58" table:formula="of:=[.E218]/[.D218]" office:value-type="percentage" office:value="1.43761180679785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</text:p>
          </table:table-cell>
          <table:table-cell table:style-name="ce50" office:value-type="currency" office:currency="USD" office:value="2635" calcext:value-type="currency">
            <text:p>$2,635.00</text:p>
          </table:table-cell>
          <table:table-cell table:style-name="ce51" office:value-type="currency" office:currency="USD" office:value="2875" calcext:value-type="currency">
            <text:p>$2,875.00</text:p>
          </table:table-cell>
          <table:table-cell table:style-name="ce51" table:formula="of:=[.C219]*0.8" office:value-type="currency" office:currency="USD" office:value="2300" calcext:value-type="currency">
            <text:p>$2,300.00</text:p>
          </table:table-cell>
          <table:table-cell table:style-name="ce51" office:value-type="currency" office:currency="USD" office:value="2645" calcext:value-type="currency">
            <text:p>$2,645.00</text:p>
          </table:table-cell>
          <table:table-cell table:style-name="ce51" table:formula="of:=[.E219]-[.B219]" office:value-type="currency" office:currency="USD" office:value="10" calcext:value-type="currency">
            <text:p>$10.00</text:p>
          </table:table-cell>
          <table:table-cell table:style-name="ce58" table:formula="of:=[.E219]/[.D219]" office:value-type="percentage" office:value="1.15" calcext:value-type="percentage">
            <text:p>115.00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-OS</text:p>
          </table:table-cell>
          <table:table-cell table:style-name="ce50" office:value-type="currency" office:currency="USD" office:value="3095" calcext:value-type="currency">
            <text:p>$3,095.00</text:p>
          </table:table-cell>
          <table:table-cell table:style-name="ce51" office:value-type="currency" office:currency="USD" office:value="3165" calcext:value-type="currency">
            <text:p>$3,165.00</text:p>
          </table:table-cell>
          <table:table-cell table:style-name="ce51" table:formula="of:=[.C220]*0.8" office:value-type="currency" office:currency="USD" office:value="2532" calcext:value-type="currency">
            <text:p>$2,532.00</text:p>
          </table:table-cell>
          <table:table-cell table:style-name="ce51" office:value-type="currency" office:currency="USD" office:value="3640" calcext:value-type="currency">
            <text:p>$3,640.00</text:p>
          </table:table-cell>
          <table:table-cell table:style-name="ce51" table:formula="of:=[.E220]-[.B220]" office:value-type="currency" office:currency="USD" office:value="545" calcext:value-type="currency">
            <text:p>$545.00</text:p>
          </table:table-cell>
          <table:table-cell table:style-name="ce58" table:formula="of:=[.E220]/[.D220]" office:value-type="percentage" office:value="1.43759873617694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-BTG</text:p>
          </table:table-cell>
          <table:table-cell table:style-name="ce50" office:value-type="currency" office:currency="USD" office:value="3439" calcext:value-type="currency">
            <text:p>$3,439.00</text:p>
          </table:table-cell>
          <table:table-cell table:style-name="ce51" office:value-type="currency" office:currency="USD" office:value="3570" calcext:value-type="currency">
            <text:p>$3,570.00</text:p>
          </table:table-cell>
          <table:table-cell table:style-name="ce51" table:formula="of:=[.C221]*0.8" office:value-type="currency" office:currency="USD" office:value="2856" calcext:value-type="currency">
            <text:p>$2,856.00</text:p>
          </table:table-cell>
          <table:table-cell table:style-name="ce51" office:value-type="currency" office:currency="USD" office:value="4106" calcext:value-type="currency">
            <text:p>$4,106.00</text:p>
          </table:table-cell>
          <table:table-cell table:style-name="ce51" table:formula="of:=[.E221]-[.B221]" office:value-type="currency" office:currency="USD" office:value="667" calcext:value-type="currency">
            <text:p>$667.00</text:p>
          </table:table-cell>
          <table:table-cell table:style-name="ce58" table:formula="of:=[.E221]/[.D221]" office:value-type="percentage" office:value="1.43767507002801" calcext:value-type="percentage">
            <text:p>143.77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36</text:p>
          </table:table-cell>
          <table:table-cell table:style-name="ce50" office:value-type="currency" office:currency="USD" office:value="2895" calcext:value-type="currency">
            <text:p>$2,895.00</text:p>
          </table:table-cell>
          <table:table-cell table:style-name="ce51" office:value-type="currency" office:currency="USD" office:value="3155" calcext:value-type="currency">
            <text:p>$3,155.00</text:p>
          </table:table-cell>
          <table:table-cell table:style-name="ce51" table:formula="of:=[.C222]*0.8" office:value-type="currency" office:currency="USD" office:value="2524" calcext:value-type="currency">
            <text:p>$2,524.00</text:p>
          </table:table-cell>
          <table:table-cell table:style-name="ce51" office:value-type="currency" office:currency="USD" office:value="2905" calcext:value-type="currency">
            <text:p>$2,905.00</text:p>
          </table:table-cell>
          <table:table-cell table:style-name="ce51" table:formula="of:=[.E222]-[.B222]" office:value-type="currency" office:currency="USD" office:value="10" calcext:value-type="currency">
            <text:p>$10.00</text:p>
          </table:table-cell>
          <table:table-cell table:style-name="ce58" table:formula="of:=[.E222]/[.D222]" office:value-type="percentage" office:value="1.15095087163233" calcext:value-type="percentage">
            <text:p>115.10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36-OS</text:p>
          </table:table-cell>
          <table:table-cell table:style-name="ce50" office:value-type="currency" office:currency="USD" office:value="3379" calcext:value-type="currency">
            <text:p>$3,379.00</text:p>
          </table:table-cell>
          <table:table-cell table:style-name="ce51" office:value-type="currency" office:currency="USD" office:value="3445" calcext:value-type="currency">
            <text:p>$3,445.00</text:p>
          </table:table-cell>
          <table:table-cell table:style-name="ce51" table:formula="of:=[.C223]*0.8" office:value-type="currency" office:currency="USD" office:value="2756" calcext:value-type="currency">
            <text:p>$2,756.00</text:p>
          </table:table-cell>
          <table:table-cell table:style-name="ce51" office:value-type="currency" office:currency="USD" office:value="3962" calcext:value-type="currency">
            <text:p>$3,962.00</text:p>
          </table:table-cell>
          <table:table-cell table:style-name="ce51" table:formula="of:=[.E223]-[.B223]" office:value-type="currency" office:currency="USD" office:value="583" calcext:value-type="currency">
            <text:p>$583.00</text:p>
          </table:table-cell>
          <table:table-cell table:style-name="ce58" table:formula="of:=[.E223]/[.D223]" office:value-type="percentage" office:value="1.43759071117562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.5-36-BTG</text:p>
          </table:table-cell>
          <table:table-cell table:style-name="ce50" office:value-type="currency" office:currency="USD" office:value="3749" calcext:value-type="currency">
            <text:p>$3,749.00</text:p>
          </table:table-cell>
          <table:table-cell table:style-name="ce51" office:value-type="currency" office:currency="USD" office:value="3850" calcext:value-type="currency">
            <text:p>$3,850.00</text:p>
          </table:table-cell>
          <table:table-cell table:style-name="ce51" table:formula="of:=[.C224]*0.8" office:value-type="currency" office:currency="USD" office:value="3080" calcext:value-type="currency">
            <text:p>$3,080.00</text:p>
          </table:table-cell>
          <table:table-cell table:style-name="ce51" office:value-type="currency" office:currency="USD" office:value="4428" calcext:value-type="currency">
            <text:p>$4,428.00</text:p>
          </table:table-cell>
          <table:table-cell table:style-name="ce51" table:formula="of:=[.E224]-[.B224]" office:value-type="currency" office:currency="USD" office:value="679" calcext:value-type="currency">
            <text:p>$679.00</text:p>
          </table:table-cell>
          <table:table-cell table:style-name="ce58" table:formula="of:=[.E224]/[.D224]" office:value-type="percentage" office:value="1.43766233766234" calcext:value-type="percentage">
            <text:p>143.77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</text:p>
          </table:table-cell>
          <table:table-cell table:style-name="ce50" office:value-type="currency" office:currency="USD" office:value="3588" calcext:value-type="currency">
            <text:p>$3,588.00</text:p>
          </table:table-cell>
          <table:table-cell table:style-name="ce51" office:value-type="currency" office:currency="USD" office:value="3910" calcext:value-type="currency">
            <text:p>$3,910.00</text:p>
          </table:table-cell>
          <table:table-cell table:style-name="ce51" table:formula="of:=[.C225]*0.8" office:value-type="currency" office:currency="USD" office:value="3128" calcext:value-type="currency">
            <text:p>$3,128.00</text:p>
          </table:table-cell>
          <table:table-cell table:style-name="ce51" office:value-type="currency" office:currency="USD" office:value="3600" calcext:value-type="currency">
            <text:p>$3,600.00</text:p>
          </table:table-cell>
          <table:table-cell table:style-name="ce51" table:formula="of:=[.E225]-[.B225]" office:value-type="currency" office:currency="USD" office:value="12" calcext:value-type="currency">
            <text:p>$12.00</text:p>
          </table:table-cell>
          <table:table-cell table:style-name="ce58" table:formula="of:=[.E225]/[.D225]" office:value-type="percentage" office:value="1.15089514066496" calcext:value-type="percentage">
            <text:p>115.09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-OS</text:p>
          </table:table-cell>
          <table:table-cell table:style-name="ce50" office:value-type="currency" office:currency="USD" office:value="4129" calcext:value-type="currency">
            <text:p>$4,129.00</text:p>
          </table:table-cell>
          <table:table-cell table:style-name="ce51" office:value-type="currency" office:currency="USD" office:value="4210" calcext:value-type="currency">
            <text:p>$4,210.00</text:p>
          </table:table-cell>
          <table:table-cell table:style-name="ce51" table:formula="of:=[.C226]*0.8" office:value-type="currency" office:currency="USD" office:value="3368" calcext:value-type="currency">
            <text:p>$3,368.00</text:p>
          </table:table-cell>
          <table:table-cell table:style-name="ce51" office:value-type="currency" office:currency="USD" office:value="4842" calcext:value-type="currency">
            <text:p>$4,842.00</text:p>
          </table:table-cell>
          <table:table-cell table:style-name="ce51" table:formula="of:=[.E226]-[.B226]" office:value-type="currency" office:currency="USD" office:value="713" calcext:value-type="currency">
            <text:p>$713.00</text:p>
          </table:table-cell>
          <table:table-cell table:style-name="ce58" table:formula="of:=[.E226]/[.D226]" office:value-type="percentage" office:value="1.43764845605701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-BTG</text:p>
          </table:table-cell>
          <table:table-cell table:style-name="ce50" office:value-type="currency" office:currency="USD" office:value="4509" calcext:value-type="currency">
            <text:p>$4,509.00</text:p>
          </table:table-cell>
          <table:table-cell table:style-name="ce51" office:value-type="currency" office:currency="USD" office:value="4615" calcext:value-type="currency">
            <text:p>$4,615.00</text:p>
          </table:table-cell>
          <table:table-cell table:style-name="ce51" table:formula="of:=[.C227]*0.8" office:value-type="currency" office:currency="USD" office:value="3692" calcext:value-type="currency">
            <text:p>$3,692.00</text:p>
          </table:table-cell>
          <table:table-cell table:style-name="ce51" office:value-type="currency" office:currency="USD" office:value="5307" calcext:value-type="currency">
            <text:p>$5,307.00</text:p>
          </table:table-cell>
          <table:table-cell table:style-name="ce51" table:formula="of:=[.E227]-[.B227]" office:value-type="currency" office:currency="USD" office:value="798" calcext:value-type="currency">
            <text:p>$798.00</text:p>
          </table:table-cell>
          <table:table-cell table:style-name="ce58" table:formula="of:=[.E227]/[.D227]" office:value-type="percentage" office:value="1.43743228602384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</text:p>
          </table:table-cell>
          <table:table-cell table:style-name="ce50" office:value-type="currency" office:currency="USD" office:value="4509" calcext:value-type="currency">
            <text:p>$4,509.00</text:p>
          </table:table-cell>
          <table:table-cell table:style-name="ce51" office:value-type="currency" office:currency="USD" office:value="4910" calcext:value-type="currency">
            <text:p>$4,910.00</text:p>
          </table:table-cell>
          <table:table-cell table:style-name="ce51" table:formula="of:=[.C228]*0.8" office:value-type="currency" office:currency="USD" office:value="3928" calcext:value-type="currency">
            <text:p>$3,928.00</text:p>
          </table:table-cell>
          <table:table-cell table:style-name="ce51" office:value-type="currency" office:currency="USD" office:value="4520" calcext:value-type="currency">
            <text:p>$4,520.00</text:p>
          </table:table-cell>
          <table:table-cell table:style-name="ce51" table:formula="of:=[.E228]-[.B228]" office:value-type="currency" office:currency="USD" office:value="11" calcext:value-type="currency">
            <text:p>$11.00</text:p>
          </table:table-cell>
          <table:table-cell table:style-name="ce58" table:formula="of:=[.E228]/[.D228]" office:value-type="percentage" office:value="1.15071283095723" calcext:value-type="percentage">
            <text:p>115.07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-OS</text:p>
          </table:table-cell>
          <table:table-cell table:style-name="ce50" office:value-type="currency" office:currency="USD" office:value="5129" calcext:value-type="currency">
            <text:p>$5,129.00</text:p>
          </table:table-cell>
          <table:table-cell table:style-name="ce51" office:value-type="currency" office:currency="USD" office:value="5270" calcext:value-type="currency">
            <text:p>$5,270.00</text:p>
          </table:table-cell>
          <table:table-cell table:style-name="ce51" table:formula="of:=[.C229]*0.8" office:value-type="currency" office:currency="USD" office:value="4216" calcext:value-type="currency">
            <text:p>$4,216.00</text:p>
          </table:table-cell>
          <table:table-cell table:style-name="ce51" office:value-type="currency" office:currency="USD" office:value="6061" calcext:value-type="currency">
            <text:p>$6,061.00</text:p>
          </table:table-cell>
          <table:table-cell table:style-name="ce51" table:formula="of:=[.E229]-[.B229]" office:value-type="currency" office:currency="USD" office:value="932" calcext:value-type="currency">
            <text:p>$932.00</text:p>
          </table:table-cell>
          <table:table-cell table:style-name="ce58" table:formula="of:=[.E229]/[.D229]" office:value-type="percentage" office:value="1.43761859582543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-BTG</text:p>
          </table:table-cell>
          <table:table-cell table:style-name="ce50" office:value-type="currency" office:currency="USD" office:value="5515" calcext:value-type="currency">
            <text:p>$5,515.00</text:p>
          </table:table-cell>
          <table:table-cell table:style-name="ce51" office:value-type="currency" office:currency="USD" office:value="5675" calcext:value-type="currency">
            <text:p>$5,675.00</text:p>
          </table:table-cell>
          <table:table-cell table:style-name="ce51" table:formula="of:=[.C230]*0.8" office:value-type="currency" office:currency="USD" office:value="4540" calcext:value-type="currency">
            <text:p>$4,540.00</text:p>
          </table:table-cell>
          <table:table-cell table:style-name="ce51" office:value-type="currency" office:currency="USD" office:value="6526" calcext:value-type="currency">
            <text:p>$6,526.00</text:p>
          </table:table-cell>
          <table:table-cell table:style-name="ce51" table:formula="of:=[.E230]-[.B230]" office:value-type="currency" office:currency="USD" office:value="1011" calcext:value-type="currency">
            <text:p>$1,011.00</text:p>
          </table:table-cell>
          <table:table-cell table:style-name="ce58" table:formula="of:=[.E230]/[.D230]" office:value-type="percentage" office:value="1.4374449339207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</text:p>
          </table:table-cell>
          <table:table-cell table:style-name="ce50" office:value-type="currency" office:currency="USD" office:value="3807" calcext:value-type="currency">
            <text:p>$3,807.00</text:p>
          </table:table-cell>
          <table:table-cell table:style-name="ce51" office:value-type="currency" office:currency="USD" office:value="4155" calcext:value-type="currency">
            <text:p>$4,155.00</text:p>
          </table:table-cell>
          <table:table-cell table:style-name="ce51" table:formula="of:=[.C231]*0.8" office:value-type="currency" office:currency="USD" office:value="3324" calcext:value-type="currency">
            <text:p>$3,324.00</text:p>
          </table:table-cell>
          <table:table-cell table:style-name="ce51" office:value-type="currency" office:currency="USD" office:value="3825" calcext:value-type="currency">
            <text:p>$3,825.00</text:p>
          </table:table-cell>
          <table:table-cell table:style-name="ce51" table:formula="of:=[.E231]-[.B231]" office:value-type="currency" office:currency="USD" office:value="18" calcext:value-type="currency">
            <text:p>$18.00</text:p>
          </table:table-cell>
          <table:table-cell table:style-name="ce58" table:formula="of:=[.E231]/[.D231]" office:value-type="percentage" office:value="1.15072202166065" calcext:value-type="percentage">
            <text:p>115.07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-OS</text:p>
          </table:table-cell>
          <table:table-cell table:style-name="ce50" office:value-type="currency" office:currency="USD" office:value="4379" calcext:value-type="currency">
            <text:p>$4,379.00</text:p>
          </table:table-cell>
          <table:table-cell table:style-name="ce51" office:value-type="currency" office:currency="USD" office:value="4505" calcext:value-type="currency">
            <text:p>$4,505.00</text:p>
          </table:table-cell>
          <table:table-cell table:style-name="ce51" table:formula="of:=[.C232]*0.8" office:value-type="currency" office:currency="USD" office:value="3604" calcext:value-type="currency">
            <text:p>$3,604.00</text:p>
          </table:table-cell>
          <table:table-cell table:style-name="ce51" office:value-type="currency" office:currency="USD" office:value="5181" calcext:value-type="currency">
            <text:p>$5,181.00</text:p>
          </table:table-cell>
          <table:table-cell table:style-name="ce51" table:formula="of:=[.E232]-[.B232]" office:value-type="currency" office:currency="USD" office:value="802" calcext:value-type="currency">
            <text:p>$802.00</text:p>
          </table:table-cell>
          <table:table-cell table:style-name="ce58" table:formula="of:=[.E232]/[.D232]" office:value-type="percentage" office:value="1.43756936736959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-BTG</text:p>
          </table:table-cell>
          <table:table-cell table:style-name="ce50" office:value-type="currency" office:currency="USD" office:value="4820" calcext:value-type="currency">
            <text:p>$4,820.00</text:p>
          </table:table-cell>
          <table:table-cell table:style-name="ce51" office:value-type="currency" office:currency="USD" office:value="4910" calcext:value-type="currency">
            <text:p>$4,910.00</text:p>
          </table:table-cell>
          <table:table-cell table:style-name="ce51" table:formula="of:=[.C233]*0.8" office:value-type="currency" office:currency="USD" office:value="3928" calcext:value-type="currency">
            <text:p>$3,928.00</text:p>
          </table:table-cell>
          <table:table-cell table:style-name="ce51" office:value-type="currency" office:currency="USD" office:value="5647" calcext:value-type="currency">
            <text:p>$5,647.00</text:p>
          </table:table-cell>
          <table:table-cell table:style-name="ce51" table:formula="of:=[.E233]-[.B233]" office:value-type="currency" office:currency="USD" office:value="827" calcext:value-type="currency">
            <text:p>$827.00</text:p>
          </table:table-cell>
          <table:table-cell table:style-name="ce58" table:formula="of:=[.E233]/[.D233]" office:value-type="percentage" office:value="1.43762729124236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</text:p>
          </table:table-cell>
          <table:table-cell table:style-name="ce50" office:value-type="currency" office:currency="USD" office:value="4469" calcext:value-type="currency">
            <text:p>$4,469.00</text:p>
          </table:table-cell>
          <table:table-cell table:style-name="ce51" office:value-type="currency" office:currency="USD" office:value="4875" calcext:value-type="currency">
            <text:p>$4,875.00</text:p>
          </table:table-cell>
          <table:table-cell table:style-name="ce51" table:formula="of:=[.C234]*0.8" office:value-type="currency" office:currency="USD" office:value="3900" calcext:value-type="currency">
            <text:p>$3,900.00</text:p>
          </table:table-cell>
          <table:table-cell table:style-name="ce51" office:value-type="currency" office:currency="USD" office:value="4485" calcext:value-type="currency">
            <text:p>$4,485.00</text:p>
          </table:table-cell>
          <table:table-cell table:style-name="ce51" table:formula="of:=[.E234]-[.B234]" office:value-type="currency" office:currency="USD" office:value="16" calcext:value-type="currency">
            <text:p>$16.00</text:p>
          </table:table-cell>
          <table:table-cell table:style-name="ce58" table:formula="of:=[.E234]/[.D234]" office:value-type="percentage" office:value="1.15" calcext:value-type="percentage">
            <text:p>115.00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-OS</text:p>
          </table:table-cell>
          <table:table-cell table:style-name="ce50" office:value-type="currency" office:currency="USD" office:value="5099" calcext:value-type="currency">
            <text:p>$5,099.00</text:p>
          </table:table-cell>
          <table:table-cell table:style-name="ce51" office:value-type="currency" office:currency="USD" office:value="5235" calcext:value-type="currency">
            <text:p>$5,235.00</text:p>
          </table:table-cell>
          <table:table-cell table:style-name="ce51" table:formula="of:=[.C235]*0.8" office:value-type="currency" office:currency="USD" office:value="4188" calcext:value-type="currency">
            <text:p>$4,188.00</text:p>
          </table:table-cell>
          <table:table-cell table:style-name="ce51" office:value-type="currency" office:currency="USD" office:value="6020" calcext:value-type="currency">
            <text:p>$6,020.00</text:p>
          </table:table-cell>
          <table:table-cell table:style-name="ce51" table:formula="of:=[.E235]-[.B235]" office:value-type="currency" office:currency="USD" office:value="921" calcext:value-type="currency">
            <text:p>$921.00</text:p>
          </table:table-cell>
          <table:table-cell table:style-name="ce58" table:formula="of:=[.E235]/[.D235]" office:value-type="percentage" office:value="1.43744030563515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-BTG</text:p>
          </table:table-cell>
          <table:table-cell table:style-name="ce50" office:value-type="currency" office:currency="USD" office:value="5490" calcext:value-type="currency">
            <text:p>$5,490.00</text:p>
          </table:table-cell>
          <table:table-cell table:style-name="ce51" office:value-type="currency" office:currency="USD" office:value="5640" calcext:value-type="currency">
            <text:p>$5,640.00</text:p>
          </table:table-cell>
          <table:table-cell table:style-name="ce51" table:formula="of:=[.C236]*0.8" office:value-type="currency" office:currency="USD" office:value="4512" calcext:value-type="currency">
            <text:p>$4,512.00</text:p>
          </table:table-cell>
          <table:table-cell table:style-name="ce51" office:value-type="currency" office:currency="USD" office:value="6486" calcext:value-type="currency">
            <text:p>$6,486.00</text:p>
          </table:table-cell>
          <table:table-cell table:style-name="ce51" table:formula="of:=[.E236]-[.B236]" office:value-type="currency" office:currency="USD" office:value="996" calcext:value-type="currency">
            <text:p>$996.00</text:p>
          </table:table-cell>
          <table:table-cell table:style-name="ce58" table:formula="of:=[.E236]/[.D236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</text:p>
          </table:table-cell>
          <table:table-cell table:style-name="ce50" office:value-type="currency" office:currency="USD" office:value="5279" calcext:value-type="currency">
            <text:p>$5,279.00</text:p>
          </table:table-cell>
          <table:table-cell table:style-name="ce51" office:value-type="currency" office:currency="USD" office:value="5750" calcext:value-type="currency">
            <text:p>$5,750.00</text:p>
          </table:table-cell>
          <table:table-cell table:style-name="ce51" table:formula="of:=[.C237]*0.8" office:value-type="currency" office:currency="USD" office:value="4600" calcext:value-type="currency">
            <text:p>$4,600.00</text:p>
          </table:table-cell>
          <table:table-cell table:style-name="ce51" office:value-type="currency" office:currency="USD" office:value="5290" calcext:value-type="currency">
            <text:p>$5,290.00</text:p>
          </table:table-cell>
          <table:table-cell table:style-name="ce51" table:formula="of:=[.E237]-[.B237]" office:value-type="currency" office:currency="USD" office:value="11" calcext:value-type="currency">
            <text:p>$11.00</text:p>
          </table:table-cell>
          <table:table-cell table:style-name="ce58" table:formula="of:=[.E237]/[.D237]" office:value-type="percentage" office:value="1.15" calcext:value-type="percentage">
            <text:p>115.00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-OS</text:p>
          </table:table-cell>
          <table:table-cell table:style-name="ce50" office:value-type="currency" office:currency="USD" office:value="5950" calcext:value-type="currency">
            <text:p>$5,950.00</text:p>
          </table:table-cell>
          <table:table-cell table:style-name="ce51" office:value-type="currency" office:currency="USD" office:value="6120" calcext:value-type="currency">
            <text:p>$6,120.00</text:p>
          </table:table-cell>
          <table:table-cell table:style-name="ce51" table:formula="of:=[.C238]*0.8" office:value-type="currency" office:currency="USD" office:value="4896" calcext:value-type="currency">
            <text:p>$4,896.00</text:p>
          </table:table-cell>
          <table:table-cell table:style-name="ce51" office:value-type="currency" office:currency="USD" office:value="5181" calcext:value-type="currency">
            <text:p>$5,181.00</text:p>
          </table:table-cell>
          <table:table-cell table:style-name="ce51" table:formula="of:=[.E238]-[.B238]" office:value-type="currency" office:currency="USD" office:value="-769" calcext:value-type="currency">
            <text:p>-$769.00</text:p>
          </table:table-cell>
          <table:table-cell table:style-name="ce58" table:formula="of:=[.E238]/[.D238]" office:value-type="percentage" office:value="1.05821078431373" calcext:value-type="percentage">
            <text:p>105.82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-BTG</text:p>
          </table:table-cell>
          <table:table-cell table:style-name="ce50" office:value-type="currency" office:currency="USD" office:value="6365" calcext:value-type="currency">
            <text:p>$6,365.00</text:p>
          </table:table-cell>
          <table:table-cell table:style-name="ce51" office:value-type="currency" office:currency="USD" office:value="6525" calcext:value-type="currency">
            <text:p>$6,525.00</text:p>
          </table:table-cell>
          <table:table-cell table:style-name="ce51" table:formula="of:=[.C239]*0.8" office:value-type="currency" office:currency="USD" office:value="5220" calcext:value-type="currency">
            <text:p>$5,220.00</text:p>
          </table:table-cell>
          <table:table-cell table:style-name="ce51" office:value-type="currency" office:currency="USD" office:value="5647" calcext:value-type="currency">
            <text:p>$5,647.00</text:p>
          </table:table-cell>
          <table:table-cell table:style-name="ce51" table:formula="of:=[.E239]-[.B239]" office:value-type="currency" office:currency="USD" office:value="-718" calcext:value-type="currency">
            <text:p>-$718.00</text:p>
          </table:table-cell>
          <table:table-cell table:style-name="ce58" table:formula="of:=[.E239]/[.D239]" office:value-type="percentage" office:value="1.08180076628353" calcext:value-type="percentage">
            <text:p>108.18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24W</text:p>
          </table:table-cell>
          <table:table-cell table:style-name="ce50" office:value-type="currency" office:currency="USD" office:value="3929" calcext:value-type="currency">
            <text:p>$3,929.00</text:p>
          </table:table-cell>
          <table:table-cell table:style-name="ce51" office:value-type="currency" office:currency="USD" office:value="4280" calcext:value-type="currency">
            <text:p>$4,280.00</text:p>
          </table:table-cell>
          <table:table-cell table:style-name="ce51" table:formula="of:=[.C240]*0.8" office:value-type="currency" office:currency="USD" office:value="3424" calcext:value-type="currency">
            <text:p>$3,424.00</text:p>
          </table:table-cell>
          <table:table-cell table:style-name="ce51" office:value-type="currency" office:currency="USD" office:value="3940" calcext:value-type="currency">
            <text:p>$3,940.00</text:p>
          </table:table-cell>
          <table:table-cell table:style-name="ce51" table:formula="of:=[.E240]-[.B240]" office:value-type="currency" office:currency="USD" office:value="11" calcext:value-type="currency">
            <text:p>$11.00</text:p>
          </table:table-cell>
          <table:table-cell table:style-name="ce58" table:formula="of:=[.E240]/[.D240]" office:value-type="percentage" office:value="1.15070093457944" calcext:value-type="percentage">
            <text:p>115.07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24W-OS</text:p>
          </table:table-cell>
          <table:table-cell table:style-name="ce50" office:value-type="currency" office:currency="USD" office:value="4510" calcext:value-type="currency">
            <text:p>$4,510.00</text:p>
          </table:table-cell>
          <table:table-cell table:style-name="ce51" office:value-type="currency" office:currency="USD" office:value="4635" calcext:value-type="currency">
            <text:p>$4,635.00</text:p>
          </table:table-cell>
          <table:table-cell table:style-name="ce51" table:formula="of:=[.C241]*0.8" office:value-type="currency" office:currency="USD" office:value="3708" calcext:value-type="currency">
            <text:p>$3,708.00</text:p>
          </table:table-cell>
          <table:table-cell table:style-name="ce51" office:value-type="currency" office:currency="USD" office:value="5330" calcext:value-type="currency">
            <text:p>$5,330.00</text:p>
          </table:table-cell>
          <table:table-cell table:style-name="ce51" table:formula="of:=[.E241]-[.B241]" office:value-type="currency" office:currency="USD" office:value="820" calcext:value-type="currency">
            <text:p>$820.00</text:p>
          </table:table-cell>
          <table:table-cell table:style-name="ce58" table:formula="of:=[.E241]/[.D241]" office:value-type="percentage" office:value="1.43743257820928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24W-BTG</text:p>
          </table:table-cell>
          <table:table-cell table:style-name="ce50" office:value-type="currency" office:currency="USD" office:value="4890" calcext:value-type="currency">
            <text:p>$4,890.00</text:p>
          </table:table-cell>
          <table:table-cell table:style-name="ce51" office:value-type="currency" office:currency="USD" office:value="5040" calcext:value-type="currency">
            <text:p>$5,040.00</text:p>
          </table:table-cell>
          <table:table-cell table:style-name="ce51" table:formula="of:=[.C242]*0.8" office:value-type="currency" office:currency="USD" office:value="4032" calcext:value-type="currency">
            <text:p>$4,032.00</text:p>
          </table:table-cell>
          <table:table-cell table:style-name="ce51" office:value-type="currency" office:currency="USD" office:value="5796" calcext:value-type="currency">
            <text:p>$5,796.00</text:p>
          </table:table-cell>
          <table:table-cell table:style-name="ce51" table:formula="of:=[.E242]-[.B242]" office:value-type="currency" office:currency="USD" office:value="906" calcext:value-type="currency">
            <text:p>$906.00</text:p>
          </table:table-cell>
          <table:table-cell table:style-name="ce58" table:formula="of:=[.E242]/[.D242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W</text:p>
          </table:table-cell>
          <table:table-cell table:style-name="ce50" office:value-type="currency" office:currency="USD" office:value="4504" calcext:value-type="currency">
            <text:p>$4,504.00</text:p>
          </table:table-cell>
          <table:table-cell table:style-name="ce51" office:value-type="currency" office:currency="USD" office:value="4905" calcext:value-type="currency">
            <text:p>$4,905.00</text:p>
          </table:table-cell>
          <table:table-cell table:style-name="ce51" table:formula="of:=[.C243]*0.8" office:value-type="currency" office:currency="USD" office:value="3924" calcext:value-type="currency">
            <text:p>$3,924.00</text:p>
          </table:table-cell>
          <table:table-cell table:style-name="ce51" office:value-type="currency" office:currency="USD" office:value="4515" calcext:value-type="currency">
            <text:p>$4,515.00</text:p>
          </table:table-cell>
          <table:table-cell table:style-name="ce51" table:formula="of:=[.E243]-[.B243]" office:value-type="currency" office:currency="USD" office:value="11" calcext:value-type="currency">
            <text:p>$11.00</text:p>
          </table:table-cell>
          <table:table-cell table:style-name="ce58" table:formula="of:=[.E243]/[.D243]" office:value-type="percentage" office:value="1.15061162079511" calcext:value-type="percentage">
            <text:p>115.06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W-OS</text:p>
          </table:table-cell>
          <table:table-cell table:style-name="ce50" office:value-type="currency" office:currency="USD" office:value="5005" calcext:value-type="currency">
            <text:p>$5,005.00</text:p>
          </table:table-cell>
          <table:table-cell table:style-name="ce51" office:value-type="currency" office:currency="USD" office:value="5265" calcext:value-type="currency">
            <text:p>$5,265.00</text:p>
          </table:table-cell>
          <table:table-cell table:style-name="ce51" table:formula="of:=[.C244]*0.8" office:value-type="currency" office:currency="USD" office:value="4212" calcext:value-type="currency">
            <text:p>$4,212.00</text:p>
          </table:table-cell>
          <table:table-cell table:style-name="ce51" office:value-type="currency" office:currency="USD" office:value="6055" calcext:value-type="currency">
            <text:p>$6,055.00</text:p>
          </table:table-cell>
          <table:table-cell table:style-name="ce51" table:formula="of:=[.E244]-[.B244]" office:value-type="currency" office:currency="USD" office:value="1050" calcext:value-type="currency">
            <text:p>$1,050.00</text:p>
          </table:table-cell>
          <table:table-cell table:style-name="ce58" table:formula="of:=[.E244]/[.D244]" office:value-type="percentage" office:value="1.43755935422602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24W-BTG</text:p>
          </table:table-cell>
          <table:table-cell table:style-name="ce50" office:value-type="currency" office:currency="USD" office:value="5499" calcext:value-type="currency">
            <text:p>$5,499.00</text:p>
          </table:table-cell>
          <table:table-cell table:style-name="ce51" office:value-type="currency" office:currency="USD" office:value="5670" calcext:value-type="currency">
            <text:p>$5,670.00</text:p>
          </table:table-cell>
          <table:table-cell table:style-name="ce51" table:formula="of:=[.C245]*0.8" office:value-type="currency" office:currency="USD" office:value="4536" calcext:value-type="currency">
            <text:p>$4,536.00</text:p>
          </table:table-cell>
          <table:table-cell table:style-name="ce51" office:value-type="currency" office:currency="USD" office:value="6521" calcext:value-type="currency">
            <text:p>$6,521.00</text:p>
          </table:table-cell>
          <table:table-cell table:style-name="ce51" table:formula="of:=[.E245]-[.B245]" office:value-type="currency" office:currency="USD" office:value="1022" calcext:value-type="currency">
            <text:p>$1,022.00</text:p>
          </table:table-cell>
          <table:table-cell table:style-name="ce58" table:formula="of:=[.E245]/[.D245]" office:value-type="percentage" office:value="1.4376102292769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W</text:p>
          </table:table-cell>
          <table:table-cell table:style-name="ce50" office:value-type="currency" office:currency="USD" office:value="4995" calcext:value-type="currency">
            <text:p>$4,995.00</text:p>
          </table:table-cell>
          <table:table-cell table:style-name="ce51" office:value-type="currency" office:currency="USD" office:value="5445" calcext:value-type="currency">
            <text:p>$5,445.00</text:p>
          </table:table-cell>
          <table:table-cell table:style-name="ce51" table:formula="of:=[.C246]*0.8" office:value-type="currency" office:currency="USD" office:value="4356" calcext:value-type="currency">
            <text:p>$4,356.00</text:p>
          </table:table-cell>
          <table:table-cell table:style-name="ce51" office:value-type="currency" office:currency="USD" office:value="5010" calcext:value-type="currency">
            <text:p>$5,010.00</text:p>
          </table:table-cell>
          <table:table-cell table:style-name="ce51" table:formula="of:=[.E246]-[.B246]" office:value-type="currency" office:currency="USD" office:value="15" calcext:value-type="currency">
            <text:p>$15.00</text:p>
          </table:table-cell>
          <table:table-cell table:style-name="ce58" table:formula="of:=[.E246]/[.D246]" office:value-type="percentage" office:value="1.15013774104683" calcext:value-type="percentage">
            <text:p>115.01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W-OS</text:p>
          </table:table-cell>
          <table:table-cell table:style-name="ce50" office:value-type="currency" office:currency="USD" office:value="5629" calcext:value-type="currency">
            <text:p>$5,629.00</text:p>
          </table:table-cell>
          <table:table-cell table:style-name="ce51" office:value-type="currency" office:currency="USD" office:value="5865" calcext:value-type="currency">
            <text:p>$5,865.00</text:p>
          </table:table-cell>
          <table:table-cell table:style-name="ce51" table:formula="of:=[.C247]*0.8" office:value-type="currency" office:currency="USD" office:value="4692" calcext:value-type="currency">
            <text:p>$4,692.00</text:p>
          </table:table-cell>
          <table:table-cell table:style-name="ce51" office:value-type="currency" office:currency="USD" office:value="6745" calcext:value-type="currency">
            <text:p>$6,745.00</text:p>
          </table:table-cell>
          <table:table-cell table:style-name="ce51" table:formula="of:=[.E247]-[.B247]" office:value-type="currency" office:currency="USD" office:value="1116" calcext:value-type="currency">
            <text:p>$1,116.00</text:p>
          </table:table-cell>
          <table:table-cell table:style-name="ce58" table:formula="of:=[.E247]/[.D247]" office:value-type="percentage" office:value="1.43755328218244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24W-BTG</text:p>
          </table:table-cell>
          <table:table-cell table:style-name="ce50" office:value-type="currency" office:currency="USD" office:value="6039" calcext:value-type="currency">
            <text:p>$6,039.00</text:p>
          </table:table-cell>
          <table:table-cell table:style-name="ce51" office:value-type="currency" office:currency="USD" office:value="6270" calcext:value-type="currency">
            <text:p>$6,270.00</text:p>
          </table:table-cell>
          <table:table-cell table:style-name="ce51" table:formula="of:=[.C248]*0.8" office:value-type="currency" office:currency="USD" office:value="5016" calcext:value-type="currency">
            <text:p>$5,016.00</text:p>
          </table:table-cell>
          <table:table-cell table:style-name="ce51" office:value-type="currency" office:currency="USD" office:value="7211" calcext:value-type="currency">
            <text:p>$7,211.00</text:p>
          </table:table-cell>
          <table:table-cell table:style-name="ce51" table:formula="of:=[.E248]-[.B248]" office:value-type="currency" office:currency="USD" office:value="1172" calcext:value-type="currency">
            <text:p>$1,172.00</text:p>
          </table:table-cell>
          <table:table-cell table:style-name="ce58" table:formula="of:=[.E248]/[.D248]" office:value-type="percentage" office:value="1.43759968102073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W</text:p>
          </table:table-cell>
          <table:table-cell table:style-name="ce50" office:value-type="currency" office:currency="USD" office:value="3595" calcext:value-type="currency">
            <text:p>$3,595.00</text:p>
          </table:table-cell>
          <table:table-cell table:style-name="ce51" office:value-type="currency" office:currency="USD" office:value="3680" calcext:value-type="currency">
            <text:p>$3,680.00</text:p>
          </table:table-cell>
          <table:table-cell table:style-name="ce51" table:formula="of:=[.C249]*0.8" office:value-type="currency" office:currency="USD" office:value="2944" calcext:value-type="currency">
            <text:p>$2,944.00</text:p>
          </table:table-cell>
          <table:table-cell table:style-name="ce51" office:value-type="currency" office:currency="USD" office:value="3680" calcext:value-type="currency">
            <text:p>$3,680.00</text:p>
          </table:table-cell>
          <table:table-cell table:style-name="ce51" table:formula="of:=[.E249]-[.B249]" office:value-type="currency" office:currency="USD" office:value="85" calcext:value-type="currency">
            <text:p>$85.00</text:p>
          </table:table-cell>
          <table:table-cell table:style-name="ce58" table:formula="of:=[.E249]/[.D249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dyinc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W-OS</text:p>
          </table:table-cell>
          <table:table-cell table:style-name="ce50" office:value-type="currency" office:currency="USD" office:value="3915" calcext:value-type="currency">
            <text:p>$3,915.00</text:p>
          </table:table-cell>
          <table:table-cell table:style-name="ce51" office:value-type="currency" office:currency="USD" office:value="4025" calcext:value-type="currency">
            <text:p>$4,025.00</text:p>
          </table:table-cell>
          <table:table-cell table:style-name="ce51" table:formula="of:=[.C250]*0.8" office:value-type="currency" office:currency="USD" office:value="3220" calcext:value-type="currency">
            <text:p>$3,220.00</text:p>
          </table:table-cell>
          <table:table-cell table:style-name="ce51" office:value-type="currency" office:currency="USD" office:value="4629" calcext:value-type="currency">
            <text:p>$4,629.00</text:p>
          </table:table-cell>
          <table:table-cell table:style-name="ce51" table:formula="of:=[.E250]-[.B250]" office:value-type="currency" office:currency="USD" office:value="714" calcext:value-type="currency">
            <text:p>$714.00</text:p>
          </table:table-cell>
          <table:table-cell table:style-name="ce58" table:formula="of:=[.E250]/[.D250]" office:value-type="percentage" office:value="1.43757763975155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36W-BTG</text:p>
          </table:table-cell>
          <table:table-cell table:style-name="ce50" office:value-type="currency" office:currency="USD" office:value="4290" calcext:value-type="currency">
            <text:p>$4,290.00</text:p>
          </table:table-cell>
          <table:table-cell table:style-name="ce51" office:value-type="currency" office:currency="USD" office:value="4435" calcext:value-type="currency">
            <text:p>$4,435.00</text:p>
          </table:table-cell>
          <table:table-cell table:style-name="ce51" table:formula="of:=[.C251]*0.8" office:value-type="currency" office:currency="USD" office:value="3548" calcext:value-type="currency">
            <text:p>$3,548.00</text:p>
          </table:table-cell>
          <table:table-cell table:style-name="ce51" office:value-type="currency" office:currency="USD" office:value="5100" calcext:value-type="currency">
            <text:p>$5,100.00</text:p>
          </table:table-cell>
          <table:table-cell table:style-name="ce51" table:formula="of:=[.E251]-[.B251]" office:value-type="currency" office:currency="USD" office:value="810" calcext:value-type="currency">
            <text:p>$810.00</text:p>
          </table:table-cell>
          <table:table-cell table:style-name="ce58" table:formula="of:=[.E251]/[.D251]" office:value-type="percentage" office:value="1.43742953776776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W</text:p>
          </table:table-cell>
          <table:table-cell table:style-name="ce50" office:value-type="currency" office:currency="USD" office:value="4269" calcext:value-type="currency">
            <text:p>$4,269.00</text:p>
          </table:table-cell>
          <table:table-cell table:style-name="ce51" office:value-type="currency" office:currency="USD" office:value="4655" calcext:value-type="currency">
            <text:p>$4,655.00</text:p>
          </table:table-cell>
          <table:table-cell table:style-name="ce51" table:formula="of:=[.C252]*0.8" office:value-type="currency" office:currency="USD" office:value="3724" calcext:value-type="currency">
            <text:p>$3,724.00</text:p>
          </table:table-cell>
          <table:table-cell table:style-name="ce51" office:value-type="currency" office:currency="USD" office:value="4285" calcext:value-type="currency">
            <text:p>$4,285.00</text:p>
          </table:table-cell>
          <table:table-cell table:style-name="ce51" table:formula="of:=[.E252]-[.B252]" office:value-type="currency" office:currency="USD" office:value="16" calcext:value-type="currency">
            <text:p>$16.00</text:p>
          </table:table-cell>
          <table:table-cell table:style-name="ce58" table:formula="of:=[.E252]/[.D252]" office:value-type="percentage" office:value="1.15064446831364" calcext:value-type="percentage">
            <text:p>115.06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W-OS</text:p>
          </table:table-cell>
          <table:table-cell table:style-name="ce50" office:value-type="currency" office:currency="USD" office:value="4890" calcext:value-type="currency">
            <text:p>$4,890.00</text:p>
          </table:table-cell>
          <table:table-cell table:style-name="ce51" office:value-type="currency" office:currency="USD" office:value="5010" calcext:value-type="currency">
            <text:p>$5,010.00</text:p>
          </table:table-cell>
          <table:table-cell table:style-name="ce51" table:formula="of:=[.C253]*0.8" office:value-type="currency" office:currency="USD" office:value="4008" calcext:value-type="currency">
            <text:p>$4,008.00</text:p>
          </table:table-cell>
          <table:table-cell table:style-name="ce51" office:value-type="currency" office:currency="USD" office:value="5762" calcext:value-type="currency">
            <text:p>$5,762.00</text:p>
          </table:table-cell>
          <table:table-cell table:style-name="ce51" table:formula="of:=[.E253]-[.B253]" office:value-type="currency" office:currency="USD" office:value="872" calcext:value-type="currency">
            <text:p>$872.00</text:p>
          </table:table-cell>
          <table:table-cell table:style-name="ce58" table:formula="of:=[.E253]/[.D253]" office:value-type="percentage" office:value="1.437624750499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W-BTG</text:p>
          </table:table-cell>
          <table:table-cell table:style-name="ce50" office:value-type="currency" office:currency="USD" office:value="5255" calcext:value-type="currency">
            <text:p>$5,255.00</text:p>
          </table:table-cell>
          <table:table-cell table:style-name="ce51" office:value-type="currency" office:currency="USD" office:value="5415" calcext:value-type="currency">
            <text:p>$5,415.00</text:p>
          </table:table-cell>
          <table:table-cell table:style-name="ce51" table:formula="of:=[.C254]*0.8" office:value-type="currency" office:currency="USD" office:value="4332" calcext:value-type="currency">
            <text:p>$4,332.00</text:p>
          </table:table-cell>
          <table:table-cell table:style-name="ce51" office:value-type="currency" office:currency="USD" office:value="6227" calcext:value-type="currency">
            <text:p>$6,227.00</text:p>
          </table:table-cell>
          <table:table-cell table:style-name="ce51" table:formula="of:=[.E254]-[.B254]" office:value-type="currency" office:currency="USD" office:value="972" calcext:value-type="currency">
            <text:p>$972.00</text:p>
          </table:table-cell>
          <table:table-cell table:style-name="ce58" table:formula="of:=[.E254]/[.D254]" office:value-type="percentage" office:value="1.43744228993536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W</text:p>
          </table:table-cell>
          <table:table-cell table:style-name="ce50" office:value-type="currency" office:currency="USD" office:value="5539" calcext:value-type="currency">
            <text:p>$5,539.00</text:p>
          </table:table-cell>
          <table:table-cell table:style-name="ce51" office:value-type="currency" office:currency="USD" office:value="5665" calcext:value-type="currency">
            <text:p>$5,665.00</text:p>
          </table:table-cell>
          <table:table-cell table:style-name="ce51" table:formula="of:=[.C255]*0.8" office:value-type="currency" office:currency="USD" office:value="4532" calcext:value-type="currency">
            <text:p>$4,532.00</text:p>
          </table:table-cell>
          <table:table-cell table:style-name="ce51" office:value-type="currency" office:currency="USD" office:value="5555" calcext:value-type="currency">
            <text:p>$5,555.00</text:p>
          </table:table-cell>
          <table:table-cell table:style-name="ce51" table:formula="of:=[.E255]-[.B255]" office:value-type="currency" office:currency="USD" office:value="16" calcext:value-type="currency">
            <text:p>$16.00</text:p>
          </table:table-cell>
          <table:table-cell table:style-name="ce58" table:formula="of:=[.E255]/[.D255]" office:value-type="percentage" office:value="1.22572815533981" calcext:value-type="percentage">
            <text:p>122.57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W-OS</text:p>
          </table:table-cell>
          <table:table-cell table:style-name="ce50" office:value-type="currency" office:currency="USD" office:value="5890" calcext:value-type="currency">
            <text:p>$5,890.00</text:p>
          </table:table-cell>
          <table:table-cell table:style-name="ce51" office:value-type="currency" office:currency="USD" office:value="6035" calcext:value-type="currency">
            <text:p>$6,035.00</text:p>
          </table:table-cell>
          <table:table-cell table:style-name="ce51" table:formula="of:=[.C256]*0.8" office:value-type="currency" office:currency="USD" office:value="4828" calcext:value-type="currency">
            <text:p>$4,828.00</text:p>
          </table:table-cell>
          <table:table-cell table:style-name="ce51" office:value-type="currency" office:currency="USD" office:value="6940" calcext:value-type="currency">
            <text:p>$6,940.00</text:p>
          </table:table-cell>
          <table:table-cell table:style-name="ce51" table:formula="of:=[.E256]-[.B256]" office:value-type="currency" office:currency="USD" office:value="1050" calcext:value-type="currency">
            <text:p>$1,050.00</text:p>
          </table:table-cell>
          <table:table-cell table:style-name="ce58" table:formula="of:=[.E256]/[.D256]" office:value-type="percentage" office:value="1.43744821872411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36W-BTG</text:p>
          </table:table-cell>
          <table:table-cell table:style-name="ce50" office:value-type="currency" office:currency="USD" office:value="6290" calcext:value-type="currency">
            <text:p>$6,290.00</text:p>
          </table:table-cell>
          <table:table-cell table:style-name="ce51" office:value-type="currency" office:currency="USD" office:value="6440" calcext:value-type="currency">
            <text:p>$6,440.00</text:p>
          </table:table-cell>
          <table:table-cell table:style-name="ce51" table:formula="of:=[.C257]*0.8" office:value-type="currency" office:currency="USD" office:value="5152" calcext:value-type="currency">
            <text:p>$5,152.00</text:p>
          </table:table-cell>
          <table:table-cell table:style-name="ce51" office:value-type="currency" office:currency="USD" office:value="7406" calcext:value-type="currency">
            <text:p>$7,406.00</text:p>
          </table:table-cell>
          <table:table-cell table:style-name="ce51" table:formula="of:=[.E257]-[.B257]" office:value-type="currency" office:currency="USD" office:value="1116" calcext:value-type="currency">
            <text:p>$1,116.00</text:p>
          </table:table-cell>
          <table:table-cell table:style-name="ce58" table:formula="of:=[.E257]/[.D257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W</text:p>
          </table:table-cell>
          <table:table-cell table:style-name="ce50" office:value-type="currency" office:currency="USD" office:value="4999" calcext:value-type="currency">
            <text:p>$4,999.00</text:p>
          </table:table-cell>
          <table:table-cell table:style-name="ce51" office:value-type="currency" office:currency="USD" office:value="5455" calcext:value-type="currency">
            <text:p>$5,455.00</text:p>
          </table:table-cell>
          <table:table-cell table:style-name="ce51" table:formula="of:=[.C258]*0.8" office:value-type="currency" office:currency="USD" office:value="4364" calcext:value-type="currency">
            <text:p>$4,364.00</text:p>
          </table:table-cell>
          <table:table-cell table:style-name="ce51" office:value-type="currency" office:currency="USD" office:value="5020" calcext:value-type="currency">
            <text:p>$5,020.00</text:p>
          </table:table-cell>
          <table:table-cell table:style-name="ce51" table:formula="of:=[.E258]-[.B258]" office:value-type="currency" office:currency="USD" office:value="21" calcext:value-type="currency">
            <text:p>$21.00</text:p>
          </table:table-cell>
          <table:table-cell table:style-name="ce58" table:formula="of:=[.E258]/[.D258]" office:value-type="percentage" office:value="1.15032080659945" calcext:value-type="percentage">
            <text:p>115.03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W-OS</text:p>
          </table:table-cell>
          <table:table-cell table:style-name="ce50" office:value-type="currency" office:currency="USD" office:value="5582" calcext:value-type="currency">
            <text:p>$5,582.00</text:p>
          </table:table-cell>
          <table:table-cell table:style-name="ce51" office:value-type="currency" office:currency="USD" office:value="5820" calcext:value-type="currency">
            <text:p>$5,820.00</text:p>
          </table:table-cell>
          <table:table-cell table:style-name="ce51" table:formula="of:=[.C259]*0.8" office:value-type="currency" office:currency="USD" office:value="4656" calcext:value-type="currency">
            <text:p>$4,656.00</text:p>
          </table:table-cell>
          <table:table-cell table:style-name="ce51" office:value-type="currency" office:currency="USD" office:value="5593" calcext:value-type="currency">
            <text:p>$5,593.00</text:p>
          </table:table-cell>
          <table:table-cell table:style-name="ce51" table:formula="of:=[.E259]-[.B259]" office:value-type="currency" office:currency="USD" office:value="11" calcext:value-type="currency">
            <text:p>$11.00</text:p>
          </table:table-cell>
          <table:table-cell table:style-name="ce58" table:formula="of:=[.E259]/[.D259]" office:value-type="percentage" office:value="1.20124570446735" calcext:value-type="percentage">
            <text:p>120.12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2-48W-BTG</text:p>
          </table:table-cell>
          <table:table-cell table:style-name="ce50" office:value-type="currency" office:currency="USD" office:value="6065" calcext:value-type="currency">
            <text:p>$6,065.00</text:p>
          </table:table-cell>
          <table:table-cell table:style-name="ce51" office:value-type="currency" office:currency="USD" office:value="6225" calcext:value-type="currency">
            <text:p>$6,225.00</text:p>
          </table:table-cell>
          <table:table-cell table:style-name="ce51" table:formula="of:=[.C260]*0.8" office:value-type="currency" office:currency="USD" office:value="4980" calcext:value-type="currency">
            <text:p>$4,980.00</text:p>
          </table:table-cell>
          <table:table-cell table:style-name="ce51" office:value-type="currency" office:currency="USD" office:value="7159" calcext:value-type="currency">
            <text:p>$7,159.00</text:p>
          </table:table-cell>
          <table:table-cell table:style-name="ce51" table:formula="of:=[.E260]-[.B260]" office:value-type="currency" office:currency="USD" office:value="1094" calcext:value-type="currency">
            <text:p>$1,094.00</text:p>
          </table:table-cell>
          <table:table-cell table:style-name="ce58" table:formula="of:=[.E260]/[.D260]" office:value-type="percentage" office:value="1.43755020080321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W</text:p>
          </table:table-cell>
          <table:table-cell table:style-name="ce50" office:value-type="currency" office:currency="USD" office:value="6159" calcext:value-type="currency">
            <text:p>$6,159.00</text:p>
          </table:table-cell>
          <table:table-cell table:style-name="ce51" office:value-type="currency" office:currency="USD" office:value="6220" calcext:value-type="currency">
            <text:p>$6,220.00</text:p>
          </table:table-cell>
          <table:table-cell table:style-name="ce51" table:formula="of:=[.C261]*0.8" office:value-type="currency" office:currency="USD" office:value="4976" calcext:value-type="currency">
            <text:p>$4,976.00</text:p>
          </table:table-cell>
          <table:table-cell table:style-name="ce51" office:value-type="currency" office:currency="USD" office:value="6220" calcext:value-type="currency">
            <text:p>$6,220.00</text:p>
          </table:table-cell>
          <table:table-cell table:style-name="ce51" table:formula="of:=[.E261]-[.B261]" office:value-type="currency" office:currency="USD" office:value="61" calcext:value-type="currency">
            <text:p>$61.00</text:p>
          </table:table-cell>
          <table:table-cell table:style-name="ce58" table:formula="of:=[.E261]/[.D261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dyinc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W-OS</text:p>
          </table:table-cell>
          <table:table-cell table:style-name="ce50" office:value-type="currency" office:currency="USD" office:value="6439" calcext:value-type="currency">
            <text:p>$6,439.00</text:p>
          </table:table-cell>
          <table:table-cell table:style-name="ce51" office:value-type="currency" office:currency="USD" office:value="6590" calcext:value-type="currency">
            <text:p>$6,590.00</text:p>
          </table:table-cell>
          <table:table-cell table:style-name="ce51" table:formula="of:=[.C262]*0.8" office:value-type="currency" office:currency="USD" office:value="5272" calcext:value-type="currency">
            <text:p>$5,272.00</text:p>
          </table:table-cell>
          <table:table-cell table:style-name="ce51" office:value-type="currency" office:currency="USD" office:value="7579" calcext:value-type="currency">
            <text:p>$7,579.00</text:p>
          </table:table-cell>
          <table:table-cell table:style-name="ce51" table:formula="of:=[.E262]-[.B262]" office:value-type="currency" office:currency="USD" office:value="1140" calcext:value-type="currency">
            <text:p>$1,140.00</text:p>
          </table:table-cell>
          <table:table-cell table:style-name="ce58" table:formula="of:=[.E262]/[.D262]" office:value-type="percentage" office:value="1.43759484066768" calcext:value-type="percentage">
            <text:p>143.76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48W-BTG</text:p>
          </table:table-cell>
          <table:table-cell table:style-name="ce50" office:value-type="currency" office:currency="USD" office:value="6829" calcext:value-type="currency">
            <text:p>$6,829.00</text:p>
          </table:table-cell>
          <table:table-cell table:style-name="ce51" office:value-type="currency" office:currency="USD" office:value="6995" calcext:value-type="currency">
            <text:p>$6,995.00</text:p>
          </table:table-cell>
          <table:table-cell table:style-name="ce51" table:formula="of:=[.C263]*0.8" office:value-type="currency" office:currency="USD" office:value="5596" calcext:value-type="currency">
            <text:p>$5,596.00</text:p>
          </table:table-cell>
          <table:table-cell table:style-name="ce51" office:value-type="currency" office:currency="USD" office:value="8044" calcext:value-type="currency">
            <text:p>$8,044.00</text:p>
          </table:table-cell>
          <table:table-cell table:style-name="ce51" table:formula="of:=[.E263]-[.B263]" office:value-type="currency" office:currency="USD" office:value="1215" calcext:value-type="currency">
            <text:p>$1,215.00</text:p>
          </table:table-cell>
          <table:table-cell table:style-name="ce58" table:formula="of:=[.E263]/[.D263]" office:value-type="percentage" office:value="1.43745532523231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W</text:p>
          </table:table-cell>
          <table:table-cell table:style-name="ce50" office:value-type="currency" office:currency="USD" office:value="6539" calcext:value-type="currency">
            <text:p>$6,539.00</text:p>
          </table:table-cell>
          <table:table-cell table:style-name="ce51" office:value-type="currency" office:currency="USD" office:value="7120" calcext:value-type="currency">
            <text:p>$7,120.00</text:p>
          </table:table-cell>
          <table:table-cell table:style-name="ce51" table:formula="of:=[.C264]*0.8" office:value-type="currency" office:currency="USD" office:value="5696" calcext:value-type="currency">
            <text:p>$5,696.00</text:p>
          </table:table-cell>
          <table:table-cell table:style-name="ce51" office:value-type="currency" office:currency="USD" office:value="6550" calcext:value-type="currency">
            <text:p>$6,550.00</text:p>
          </table:table-cell>
          <table:table-cell table:style-name="ce51" table:formula="of:=[.E264]-[.B264]" office:value-type="currency" office:currency="USD" office:value="11" calcext:value-type="currency">
            <text:p>$11.00</text:p>
          </table:table-cell>
          <table:table-cell table:style-name="ce58" table:formula="of:=[.E264]/[.D264]" office:value-type="percentage" office:value="1.1499297752809" calcext:value-type="percentage">
            <text:p>114.99%</text:p>
          </table:table-cell>
          <table:table-cell table:style-name="ce60" office:value-type="string" calcext:value-type="string">
            <text:p>workpositionpro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W-OS</text:p>
          </table:table-cell>
          <table:table-cell table:style-name="ce50" office:value-type="currency" office:currency="USD" office:value="7315" calcext:value-type="currency">
            <text:p>$7,315.00</text:p>
          </table:table-cell>
          <table:table-cell table:style-name="ce51" office:value-type="currency" office:currency="USD" office:value="7500" calcext:value-type="currency">
            <text:p>$7,500.00</text:p>
          </table:table-cell>
          <table:table-cell table:style-name="ce51" table:formula="of:=[.C265]*0.8" office:value-type="currency" office:currency="USD" office:value="6000" calcext:value-type="currency">
            <text:p>$6,000.00</text:p>
          </table:table-cell>
          <table:table-cell table:style-name="ce51" office:value-type="currency" office:currency="USD" office:value="8625" calcext:value-type="currency">
            <text:p>$8,625.00</text:p>
          </table:table-cell>
          <table:table-cell table:style-name="ce51" table:formula="of:=[.E265]-[.B265]" office:value-type="currency" office:currency="USD" office:value="1310" calcext:value-type="currency">
            <text:p>$1,310.00</text:p>
          </table:table-cell>
          <table:table-cell table:style-name="ce58" table:formula="of:=[.E265]/[.D265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6-48W-BTG</text:p>
          </table:table-cell>
          <table:table-cell table:style-name="ce50" office:value-type="currency" office:currency="USD" office:value="7739" calcext:value-type="currency">
            <text:p>$7,739.00</text:p>
          </table:table-cell>
          <table:table-cell table:style-name="ce51" office:value-type="currency" office:currency="USD" office:value="7895" calcext:value-type="currency">
            <text:p>$7,895.00</text:p>
          </table:table-cell>
          <table:table-cell table:style-name="ce51" table:formula="of:=[.C266]*0.8" office:value-type="currency" office:currency="USD" office:value="6316" calcext:value-type="currency">
            <text:p>$6,316.00</text:p>
          </table:table-cell>
          <table:table-cell table:style-name="ce51" office:value-type="currency" office:currency="USD" office:value="9079" calcext:value-type="currency">
            <text:p>$9,079.00</text:p>
          </table:table-cell>
          <table:table-cell table:style-name="ce51" table:formula="of:=[.E266]-[.B266]" office:value-type="currency" office:currency="USD" office:value="1340" calcext:value-type="currency">
            <text:p>$1,340.00</text:p>
          </table:table-cell>
          <table:table-cell table:style-name="ce58" table:formula="of:=[.E266]/[.D266]" office:value-type="percentage" office:value="1.43746041798607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LS Series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36</text:p>
          </table:table-cell>
          <table:table-cell table:style-name="ce8" office:value-type="currency" office:currency="USD" office:value="8979" calcext:value-type="currency">
            <text:p>$8,979.00</text:p>
          </table:table-cell>
          <table:table-cell table:style-name="ce13" office:value-type="currency" office:currency="USD" office:value="9175" calcext:value-type="currency">
            <text:p>$9,175.00</text:p>
          </table:table-cell>
          <table:table-cell table:style-name="ce13" table:formula="of:=[.C270]*0.8" office:value-type="currency" office:currency="USD" office:value="7340" calcext:value-type="currency">
            <text:p>$7,340.00</text:p>
          </table:table-cell>
          <table:table-cell table:style-name="ce13" office:value-type="currency" office:currency="USD" office:value="9252.89" calcext:value-type="currency">
            <text:p>$9,252.89</text:p>
          </table:table-cell>
          <table:table-cell table:style-name="ce13" table:formula="of:=[.E270]-[.B270]" office:value-type="currency" office:currency="USD" office:value="273.889999999999" calcext:value-type="currency">
            <text:p>$273.89</text:p>
          </table:table-cell>
          <table:table-cell table:style-name="ce46" table:formula="of:=[.E270]/[.D270]" office:value-type="percentage" office:value="1.26061171662125" calcext:value-type="percentage">
            <text:p>126.06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36-OS</text:p>
          </table:table-cell>
          <table:table-cell table:style-name="ce8" office:value-type="currency" office:currency="USD" office:value="9429" calcext:value-type="currency">
            <text:p>$9,429.00</text:p>
          </table:table-cell>
          <table:table-cell table:style-name="ce13" office:value-type="currency" office:currency="USD" office:value="9530" calcext:value-type="currency">
            <text:p>$9,530.00</text:p>
          </table:table-cell>
          <table:table-cell table:style-name="ce13" table:formula="of:=[.C271]*0.8" office:value-type="currency" office:currency="USD" office:value="7624" calcext:value-type="currency">
            <text:p>$7,624.00</text:p>
          </table:table-cell>
          <table:table-cell table:style-name="ce13" office:value-type="currency" office:currency="USD" office:value="10960" calcext:value-type="currency">
            <text:p>$10,960.00</text:p>
          </table:table-cell>
          <table:table-cell table:style-name="ce13" table:formula="of:=[.E271]-[.B271]" office:value-type="currency" office:currency="USD" office:value="1531" calcext:value-type="currency">
            <text:p>$1,531.00</text:p>
          </table:table-cell>
          <table:table-cell table:style-name="ce46" table:formula="of:=[.E271]/[.D271]" office:value-type="percentage" office:value="1.4375655823714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36-BTG</text:p>
          </table:table-cell>
          <table:table-cell table:style-name="ce8" office:value-type="currency" office:currency="USD" office:value="9679" calcext:value-type="currency">
            <text:p>$9,679.00</text:p>
          </table:table-cell>
          <table:table-cell table:style-name="ce13" office:value-type="currency" office:currency="USD" office:value="9840" calcext:value-type="currency">
            <text:p>$9,840.00</text:p>
          </table:table-cell>
          <table:table-cell table:style-name="ce13" table:formula="of:=[.C272]*0.8" office:value-type="currency" office:currency="USD" office:value="7872" calcext:value-type="currency">
            <text:p>$7,872.00</text:p>
          </table:table-cell>
          <table:table-cell table:style-name="ce13" office:value-type="currency" office:currency="USD" office:value="11316" calcext:value-type="currency">
            <text:p>$11,316.00</text:p>
          </table:table-cell>
          <table:table-cell table:style-name="ce13" table:formula="of:=[.E272]-[.B272]" office:value-type="currency" office:currency="USD" office:value="1637" calcext:value-type="currency">
            <text:p>$1,637.00</text:p>
          </table:table-cell>
          <table:table-cell table:style-name="ce46" table:formula="of:=[.E272]/[.D272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</text:p>
          </table:table-cell>
          <table:table-cell table:style-name="ce8" office:value-type="currency" office:currency="USD" office:value="9979" calcext:value-type="currency">
            <text:p>$9,979.00</text:p>
          </table:table-cell>
          <table:table-cell table:style-name="ce13" office:value-type="currency" office:currency="USD" office:value="10150" calcext:value-type="currency">
            <text:p>$10,150.00</text:p>
          </table:table-cell>
          <table:table-cell table:style-name="ce13" table:formula="of:=[.C273]*0.8" office:value-type="currency" office:currency="USD" office:value="8120" calcext:value-type="currency">
            <text:p>$8,120.00</text:p>
          </table:table-cell>
          <table:table-cell table:style-name="ce13" office:value-type="currency" office:currency="USD" office:value="10749" calcext:value-type="currency">
            <text:p>$10,749.00</text:p>
          </table:table-cell>
          <table:table-cell table:style-name="ce13" table:formula="of:=[.E273]-[.B273]" office:value-type="currency" office:currency="USD" office:value="770" calcext:value-type="currency">
            <text:p>$770.00</text:p>
          </table:table-cell>
          <table:table-cell table:style-name="ce46" table:formula="of:=[.E273]/[.D273]" office:value-type="percentage" office:value="1.3237684729064" calcext:value-type="percentage">
            <text:p>132.38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-OS</text:p>
          </table:table-cell>
          <table:table-cell table:style-name="ce8" office:value-type="currency" office:currency="USD" office:value="10399" calcext:value-type="currency">
            <text:p>$10,399.00</text:p>
          </table:table-cell>
          <table:table-cell table:style-name="ce13" office:value-type="currency" office:currency="USD" office:value="10745" calcext:value-type="currency">
            <text:p>$10,745.00</text:p>
          </table:table-cell>
          <table:table-cell table:style-name="ce13" table:formula="of:=[.C274]*0.8" office:value-type="currency" office:currency="USD" office:value="8596" calcext:value-type="currency">
            <text:p>$8,596.00</text:p>
          </table:table-cell>
          <table:table-cell table:style-name="ce13" office:value-type="currency" office:currency="USD" office:value="11124.99" calcext:value-type="currency">
            <text:p>$11,124.99</text:p>
          </table:table-cell>
          <table:table-cell table:style-name="ce13" table:formula="of:=[.E274]-[.B274]" office:value-type="currency" office:currency="USD" office:value="725.99" calcext:value-type="currency">
            <text:p>$725.99</text:p>
          </table:table-cell>
          <table:table-cell table:style-name="ce46" table:formula="of:=[.E274]/[.D274]" office:value-type="percentage" office:value="1.29420544439274" calcext:value-type="percentage">
            <text:p>129.42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-BTG</text:p>
          </table:table-cell>
          <table:table-cell table:style-name="ce8" office:value-type="currency" office:currency="USD" office:value="10699" calcext:value-type="currency">
            <text:p>$10,699.00</text:p>
          </table:table-cell>
          <table:table-cell table:style-name="ce13" office:value-type="currency" office:currency="USD" office:value="11055" calcext:value-type="currency">
            <text:p>$11,055.00</text:p>
          </table:table-cell>
          <table:table-cell table:style-name="ce13" table:formula="of:=[.C275]*0.8" office:value-type="currency" office:currency="USD" office:value="8844" calcext:value-type="currency">
            <text:p>$8,844.00</text:p>
          </table:table-cell>
          <table:table-cell table:style-name="ce13" office:value-type="currency" office:currency="USD" office:value="12713" calcext:value-type="currency">
            <text:p>$12,713.00</text:p>
          </table:table-cell>
          <table:table-cell table:style-name="ce13" table:formula="of:=[.E275]-[.B275]" office:value-type="currency" office:currency="USD" office:value="2014" calcext:value-type="currency">
            <text:p>$2,014.00</text:p>
          </table:table-cell>
          <table:table-cell table:style-name="ce46" table:formula="of:=[.E275]/[.D275]" office:value-type="percentage" office:value="1.4374717322478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</text:p>
          </table:table-cell>
          <table:table-cell table:style-name="ce8" office:value-type="currency" office:currency="USD" office:value="10619" calcext:value-type="currency">
            <text:p>$10,619.00</text:p>
          </table:table-cell>
          <table:table-cell table:style-name="ce13" office:value-type="currency" office:currency="USD" office:value="10765" calcext:value-type="currency">
            <text:p>$10,765.00</text:p>
          </table:table-cell>
          <table:table-cell table:style-name="ce13" table:formula="of:=[.C276]*0.8" office:value-type="currency" office:currency="USD" office:value="8612" calcext:value-type="currency">
            <text:p>$8,612.00</text:p>
          </table:table-cell>
          <table:table-cell table:style-name="ce13" office:value-type="currency" office:currency="USD" office:value="11389" calcext:value-type="currency">
            <text:p>$11,389.00</text:p>
          </table:table-cell>
          <table:table-cell table:style-name="ce13" table:formula="of:=[.E276]-[.B276]" office:value-type="currency" office:currency="USD" office:value="770" calcext:value-type="currency">
            <text:p>$770.00</text:p>
          </table:table-cell>
          <table:table-cell table:style-name="ce46" table:formula="of:=[.E276]/[.D276]" office:value-type="percentage" office:value="1.32245703669299" calcext:value-type="percentage">
            <text:p>132.25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-OS</text:p>
          </table:table-cell>
          <table:table-cell table:style-name="ce8" office:value-type="currency" office:currency="USD" office:value="11030" calcext:value-type="currency">
            <text:p>$11,030.00</text:p>
          </table:table-cell>
          <table:table-cell table:style-name="ce13" office:value-type="currency" office:currency="USD" office:value="11380" calcext:value-type="currency">
            <text:p>$11,380.00</text:p>
          </table:table-cell>
          <table:table-cell table:style-name="ce13" table:formula="of:=[.C277]*0.8" office:value-type="currency" office:currency="USD" office:value="9104" calcext:value-type="currency">
            <text:p>$9,104.00</text:p>
          </table:table-cell>
          <table:table-cell table:style-name="ce13" office:value-type="currency" office:currency="USD" office:value="12109" calcext:value-type="currency">
            <text:p>$12,109.00</text:p>
          </table:table-cell>
          <table:table-cell table:style-name="ce13" table:formula="of:=[.E277]-[.B277]" office:value-type="currency" office:currency="USD" office:value="1079" calcext:value-type="currency">
            <text:p>$1,079.00</text:p>
          </table:table-cell>
          <table:table-cell table:style-name="ce46" table:formula="of:=[.E277]/[.D277]" office:value-type="percentage" office:value="1.33007469244288" calcext:value-type="percentage">
            <text:p>133.01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-BTG</text:p>
          </table:table-cell>
          <table:table-cell table:style-name="ce8" office:value-type="currency" office:currency="USD" office:value="11279" calcext:value-type="currency">
            <text:p>$11,279.00</text:p>
          </table:table-cell>
          <table:table-cell table:style-name="ce13" office:value-type="currency" office:currency="USD" office:value="11690" calcext:value-type="currency">
            <text:p>$11,690.00</text:p>
          </table:table-cell>
          <table:table-cell table:style-name="ce13" table:formula="of:=[.C278]*0.8" office:value-type="currency" office:currency="USD" office:value="9352" calcext:value-type="currency">
            <text:p>$9,352.00</text:p>
          </table:table-cell>
          <table:table-cell table:style-name="ce13" office:value-type="currency" office:currency="USD" office:value="13444" calcext:value-type="currency">
            <text:p>$13,444.00</text:p>
          </table:table-cell>
          <table:table-cell table:style-name="ce13" table:formula="of:=[.E278]-[.B278]" office:value-type="currency" office:currency="USD" office:value="2165" calcext:value-type="currency">
            <text:p>$2,165.00</text:p>
          </table:table-cell>
          <table:table-cell table:style-name="ce46" table:formula="of:=[.E278]/[.D278]" office:value-type="percentage" office:value="1.4375534644995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3-42</text:p>
          </table:table-cell>
          <table:table-cell table:style-name="ce8" office:value-type="currency" office:currency="USD" office:value="4809" calcext:value-type="currency">
            <text:p>$4,809.00</text:p>
          </table:table-cell>
          <table:table-cell table:style-name="ce13" office:value-type="currency" office:currency="USD" office:value="5235" calcext:value-type="currency">
            <text:p>$5,235.00</text:p>
          </table:table-cell>
          <table:table-cell table:style-name="ce13" table:formula="of:=[.C279]*0.8" office:value-type="currency" office:currency="USD" office:value="4188" calcext:value-type="currency">
            <text:p>$4,188.00</text:p>
          </table:table-cell>
          <table:table-cell table:style-name="ce13" office:value-type="currency" office:currency="USD" office:value="4815" calcext:value-type="currency">
            <text:p>$4,815.00</text:p>
          </table:table-cell>
          <table:table-cell table:style-name="ce13" table:formula="of:=[.E279]-[.B279]" office:value-type="currency" office:currency="USD" office:value="6" calcext:value-type="currency">
            <text:p>$6.00</text:p>
          </table:table-cell>
          <table:table-cell table:style-name="ce46" table:formula="of:=[.E279]/[.D279]" office:value-type="percentage" office:value="1.14971346704871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3-42-OS</text:p>
          </table:table-cell>
          <table:table-cell table:style-name="ce8" office:value-type="currency" office:currency="USD" office:value="5469" calcext:value-type="currency">
            <text:p>$5,469.00</text:p>
          </table:table-cell>
          <table:table-cell table:style-name="ce13" office:value-type="currency" office:currency="USD" office:value="5555" calcext:value-type="currency">
            <text:p>$5,555.00</text:p>
          </table:table-cell>
          <table:table-cell table:style-name="ce13" table:formula="of:=[.C280]*0.8" office:value-type="currency" office:currency="USD" office:value="4444" calcext:value-type="currency">
            <text:p>$4,444.00</text:p>
          </table:table-cell>
          <table:table-cell table:style-name="ce13" office:value-type="currency" office:currency="USD" office:value="6388" calcext:value-type="currency">
            <text:p>$6,388.00</text:p>
          </table:table-cell>
          <table:table-cell table:style-name="ce13" table:formula="of:=[.E280]-[.B280]" office:value-type="currency" office:currency="USD" office:value="919" calcext:value-type="currency">
            <text:p>$919.00</text:p>
          </table:table-cell>
          <table:table-cell table:style-name="ce46" table:formula="of:=[.E280]/[.D280]" office:value-type="percentage" office:value="1.43744374437444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3-42-BTG</text:p>
          </table:table-cell>
          <table:table-cell table:style-name="ce8" office:value-type="currency" office:currency="USD" office:value="5769" calcext:value-type="currency">
            <text:p>$5,769.00</text:p>
          </table:table-cell>
          <table:table-cell table:style-name="ce13" office:value-type="currency" office:currency="USD" office:value="5865" calcext:value-type="currency">
            <text:p>$5,865.00</text:p>
          </table:table-cell>
          <table:table-cell table:style-name="ce13" table:formula="of:=[.C281]*0.8" office:value-type="currency" office:currency="USD" office:value="4692" calcext:value-type="currency">
            <text:p>$4,692.00</text:p>
          </table:table-cell>
          <table:table-cell table:style-name="ce13" office:value-type="currency" office:currency="USD" office:value="6745" calcext:value-type="currency">
            <text:p>$6,745.00</text:p>
          </table:table-cell>
          <table:table-cell table:style-name="ce13" table:formula="of:=[.E281]-[.B281]" office:value-type="currency" office:currency="USD" office:value="976" calcext:value-type="currency">
            <text:p>$976.00</text:p>
          </table:table-cell>
          <table:table-cell table:style-name="ce46" table:formula="of:=[.E281]/[.D281]" office:value-type="percentage" office:value="1.4375532821824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</text:p>
          </table:table-cell>
          <table:table-cell table:style-name="ce8" office:value-type="currency" office:currency="USD" office:value="5649" calcext:value-type="currency">
            <text:p>$5,649.00</text:p>
          </table:table-cell>
          <table:table-cell table:style-name="ce13" office:value-type="currency" office:currency="USD" office:value="6150" calcext:value-type="currency">
            <text:p>$6,150.00</text:p>
          </table:table-cell>
          <table:table-cell table:style-name="ce13" table:formula="of:=[.C282]*0.8" office:value-type="currency" office:currency="USD" office:value="4920" calcext:value-type="currency">
            <text:p>$4,920.00</text:p>
          </table:table-cell>
          <table:table-cell table:style-name="ce13" office:value-type="currency" office:currency="USD" office:value="5660" calcext:value-type="currency">
            <text:p>$5,660.00</text:p>
          </table:table-cell>
          <table:table-cell table:style-name="ce13" table:formula="of:=[.E282]-[.B282]" office:value-type="currency" office:currency="USD" office:value="11" calcext:value-type="currency">
            <text:p>$11.00</text:p>
          </table:table-cell>
          <table:table-cell table:style-name="ce46" table:formula="of:=[.E282]/[.D282]" office:value-type="percentage" office:value="1.15040650406504" calcext:value-type="percentage">
            <text:p>115.04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-OS</text:p>
          </table:table-cell>
          <table:table-cell table:style-name="ce8" office:value-type="currency" office:currency="USD" office:value="6310" calcext:value-type="currency">
            <text:p>$6,310.00</text:p>
          </table:table-cell>
          <table:table-cell table:style-name="ce13" office:value-type="currency" office:currency="USD" office:value="6470" calcext:value-type="currency">
            <text:p>$6,470.00</text:p>
          </table:table-cell>
          <table:table-cell table:style-name="ce13" table:formula="of:=[.C283]*0.8" office:value-type="currency" office:currency="USD" office:value="5176" calcext:value-type="currency">
            <text:p>$5,176.00</text:p>
          </table:table-cell>
          <table:table-cell table:style-name="ce13" office:value-type="currency" office:currency="USD" office:value="6983.09" calcext:value-type="currency">
            <text:p>$6,983.09</text:p>
          </table:table-cell>
          <table:table-cell table:style-name="ce13" table:formula="of:=[.E283]-[.B283]" office:value-type="currency" office:currency="USD" office:value="673.09" calcext:value-type="currency">
            <text:p>$673.09</text:p>
          </table:table-cell>
          <table:table-cell table:style-name="ce46" table:formula="of:=[.E283]/[.D283]" office:value-type="percentage" office:value="1.34912867078825" calcext:value-type="percentage">
            <text:p>134.91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-BTG</text:p>
          </table:table-cell>
          <table:table-cell table:style-name="ce8" office:value-type="currency" office:currency="USD" office:value="6579" calcext:value-type="currency">
            <text:p>$6,579.00</text:p>
          </table:table-cell>
          <table:table-cell table:style-name="ce13" office:value-type="currency" office:currency="USD" office:value="6780" calcext:value-type="currency">
            <text:p>$6,780.00</text:p>
          </table:table-cell>
          <table:table-cell table:style-name="ce13" table:formula="of:=[.C284]*0.8" office:value-type="currency" office:currency="USD" office:value="5424" calcext:value-type="currency">
            <text:p>$5,424.00</text:p>
          </table:table-cell>
          <table:table-cell table:style-name="ce13" office:value-type="currency" office:currency="USD" office:value="7797" calcext:value-type="currency">
            <text:p>$7,797.00</text:p>
          </table:table-cell>
          <table:table-cell table:style-name="ce13" table:formula="of:=[.E284]-[.B284]" office:value-type="currency" office:currency="USD" office:value="1218" calcext:value-type="currency">
            <text:p>$1,218.00</text:p>
          </table:table-cell>
          <table:table-cell table:style-name="ce46" table:formula="of:=[.E284]/[.D284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</text:p>
          </table:table-cell>
          <table:table-cell table:style-name="ce8" office:value-type="currency" office:currency="USD" office:value="9859" calcext:value-type="currency">
            <text:p>$9,859.00</text:p>
          </table:table-cell>
          <table:table-cell table:style-name="ce13" office:value-type="currency" office:currency="USD" office:value="10000" calcext:value-type="currency">
            <text:p>$10,000.00</text:p>
          </table:table-cell>
          <table:table-cell table:style-name="ce13" table:formula="of:=[.C285]*0.8" office:value-type="currency" office:currency="USD" office:value="8000" calcext:value-type="currency">
            <text:p>$8,000.00</text:p>
          </table:table-cell>
          <table:table-cell table:style-name="ce13" office:value-type="currency" office:currency="USD" office:value="10339" calcext:value-type="currency">
            <text:p>$10,339.00</text:p>
          </table:table-cell>
          <table:table-cell table:style-name="ce13" table:formula="of:=[.E285]-[.B285]" office:value-type="currency" office:currency="USD" office:value="480" calcext:value-type="currency">
            <text:p>$480.00</text:p>
          </table:table-cell>
          <table:table-cell table:style-name="ce46" table:formula="of:=[.E285]/[.D285]" office:value-type="percentage" office:value="1.292375" calcext:value-type="percentage">
            <text:p>129.24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-OS</text:p>
          </table:table-cell>
          <table:table-cell table:style-name="ce8" office:value-type="currency" office:currency="USD" office:value="10212" calcext:value-type="currency">
            <text:p>$10,212.00</text:p>
          </table:table-cell>
          <table:table-cell table:style-name="ce13" office:value-type="currency" office:currency="USD" office:value="10355" calcext:value-type="currency">
            <text:p>$10,355.00</text:p>
          </table:table-cell>
          <table:table-cell table:style-name="ce13" table:formula="of:=[.C286]*0.8" office:value-type="currency" office:currency="USD" office:value="8284" calcext:value-type="currency">
            <text:p>$8,284.00</text:p>
          </table:table-cell>
          <table:table-cell table:style-name="ce13" office:value-type="currency" office:currency="USD" office:value="11509" calcext:value-type="currency">
            <text:p>$11,509.00</text:p>
          </table:table-cell>
          <table:table-cell table:style-name="ce13" table:formula="of:=[.E286]-[.B286]" office:value-type="currency" office:currency="USD" office:value="1297" calcext:value-type="currency">
            <text:p>$1,297.00</text:p>
          </table:table-cell>
          <table:table-cell table:style-name="ce46" table:formula="of:=[.E286]/[.D286]" office:value-type="percentage" office:value="1.38930468372767" calcext:value-type="percentage">
            <text:p>138.93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-BTG</text:p>
          </table:table-cell>
          <table:table-cell table:style-name="ce8" office:value-type="currency" office:currency="USD" office:value="10379" calcext:value-type="currency">
            <text:p>$10,379.00</text:p>
          </table:table-cell>
          <table:table-cell table:style-name="ce13" office:value-type="currency" office:currency="USD" office:value="10665" calcext:value-type="currency">
            <text:p>$10,665.00</text:p>
          </table:table-cell>
          <table:table-cell table:style-name="ce13" table:formula="of:=[.C287]*0.8" office:value-type="currency" office:currency="USD" office:value="8532" calcext:value-type="currency">
            <text:p>$8,532.00</text:p>
          </table:table-cell>
          <table:table-cell table:style-name="ce13" office:value-type="currency" office:currency="USD" office:value="12265" calcext:value-type="currency">
            <text:p>$12,265.00</text:p>
          </table:table-cell>
          <table:table-cell table:style-name="ce13" table:formula="of:=[.E287]-[.B287]" office:value-type="currency" office:currency="USD" office:value="1886" calcext:value-type="currency">
            <text:p>$1,886.00</text:p>
          </table:table-cell>
          <table:table-cell table:style-name="ce46" table:formula="of:=[.E287]/[.D287]" office:value-type="percentage" office:value="1.4375293014533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</text:p>
          </table:table-cell>
          <table:table-cell table:style-name="ce8" office:value-type="currency" office:currency="USD" office:value="5824" calcext:value-type="currency">
            <text:p>$5,824.00</text:p>
          </table:table-cell>
          <table:table-cell table:style-name="ce13" office:value-type="currency" office:currency="USD" office:value="6340" calcext:value-type="currency">
            <text:p>$6,340.00</text:p>
          </table:table-cell>
          <table:table-cell table:style-name="ce13" table:formula="of:=[.C288]*0.8" office:value-type="currency" office:currency="USD" office:value="5072" calcext:value-type="currency">
            <text:p>$5,072.00</text:p>
          </table:table-cell>
          <table:table-cell table:style-name="ce13" office:value-type="currency" office:currency="USD" office:value="5835" calcext:value-type="currency">
            <text:p>$5,835.00</text:p>
          </table:table-cell>
          <table:table-cell table:style-name="ce13" table:formula="of:=[.E288]-[.B288]" office:value-type="currency" office:currency="USD" office:value="11" calcext:value-type="currency">
            <text:p>$11.00</text:p>
          </table:table-cell>
          <table:table-cell table:style-name="ce46" table:formula="of:=[.E288]/[.D288]" office:value-type="percentage" office:value="1.15043375394322" calcext:value-type="percentage">
            <text:p>115.04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-OS</text:p>
          </table:table-cell>
          <table:table-cell table:style-name="ce8" office:value-type="currency" office:currency="USD" office:value="6579" calcext:value-type="currency">
            <text:p>$6,579.00</text:p>
          </table:table-cell>
          <table:table-cell table:style-name="ce13" office:value-type="currency" office:currency="USD" office:value="6755" calcext:value-type="currency">
            <text:p>$6,755.00</text:p>
          </table:table-cell>
          <table:table-cell table:style-name="ce13" table:formula="of:=[.C289]*0.8" office:value-type="currency" office:currency="USD" office:value="5404" calcext:value-type="currency">
            <text:p>$5,404.00</text:p>
          </table:table-cell>
          <table:table-cell table:style-name="ce13" office:value-type="currency" office:currency="USD" office:value="6820" calcext:value-type="currency">
            <text:p>$6,820.00</text:p>
          </table:table-cell>
          <table:table-cell table:style-name="ce13" table:formula="of:=[.E289]-[.B289]" office:value-type="currency" office:currency="USD" office:value="241" calcext:value-type="currency">
            <text:p>$241.00</text:p>
          </table:table-cell>
          <table:table-cell table:style-name="ce46" table:formula="of:=[.E289]/[.D289]" office:value-type="percentage" office:value="1.2620281273131" calcext:value-type="percentage">
            <text:p>126.2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-BTG</text:p>
          </table:table-cell>
          <table:table-cell table:style-name="ce8" office:value-type="currency" office:currency="USD" office:value="6859" calcext:value-type="currency">
            <text:p>$6,859.00</text:p>
          </table:table-cell>
          <table:table-cell table:style-name="ce13" office:value-type="currency" office:currency="USD" office:value="7075" calcext:value-type="currency">
            <text:p>$7,075.00</text:p>
          </table:table-cell>
          <table:table-cell table:style-name="ce13" table:formula="of:=[.C290]*0.8" office:value-type="currency" office:currency="USD" office:value="5660" calcext:value-type="currency">
            <text:p>$5,660.00</text:p>
          </table:table-cell>
          <table:table-cell table:style-name="ce13" office:value-type="currency" office:currency="USD" office:value="8136" calcext:value-type="currency">
            <text:p>$8,136.00</text:p>
          </table:table-cell>
          <table:table-cell table:style-name="ce13" table:formula="of:=[.E290]-[.B290]" office:value-type="currency" office:currency="USD" office:value="1277" calcext:value-type="currency">
            <text:p>$1,277.00</text:p>
          </table:table-cell>
          <table:table-cell table:style-name="ce46" table:formula="of:=[.E290]/[.D290]" office:value-type="percentage" office:value="1.4374558303886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</text:p>
          </table:table-cell>
          <table:table-cell table:style-name="ce8" office:value-type="currency" office:currency="USD" office:value="7443" calcext:value-type="currency">
            <text:p>$7,443.00</text:p>
          </table:table-cell>
          <table:table-cell table:style-name="ce13" office:value-type="currency" office:currency="USD" office:value="8105" calcext:value-type="currency">
            <text:p>$8,105.00</text:p>
          </table:table-cell>
          <table:table-cell table:style-name="ce13" table:formula="of:=[.C291]*0.8" office:value-type="currency" office:currency="USD" office:value="6484" calcext:value-type="currency">
            <text:p>$6,484.00</text:p>
          </table:table-cell>
          <table:table-cell table:style-name="ce13" office:value-type="currency" office:currency="USD" office:value="7455" calcext:value-type="currency">
            <text:p>$7,455.00</text:p>
          </table:table-cell>
          <table:table-cell table:style-name="ce13" table:formula="of:=[.E291]-[.B291]" office:value-type="currency" office:currency="USD" office:value="12" calcext:value-type="currency">
            <text:p>$12.00</text:p>
          </table:table-cell>
          <table:table-cell table:style-name="ce46" table:formula="of:=[.E291]/[.D291]" office:value-type="percentage" office:value="1.14975323874152" calcext:value-type="percentage">
            <text:p>114.9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-OS</text:p>
          </table:table-cell>
          <table:table-cell table:style-name="ce8" office:value-type="currency" office:currency="USD" office:value="8324" calcext:value-type="currency">
            <text:p>$8,324.00</text:p>
          </table:table-cell>
          <table:table-cell table:style-name="ce13" office:value-type="currency" office:currency="USD" office:value="8505" calcext:value-type="currency">
            <text:p>$8,505.00</text:p>
          </table:table-cell>
          <table:table-cell table:style-name="ce13" table:formula="of:=[.C292]*0.8" office:value-type="currency" office:currency="USD" office:value="6804" calcext:value-type="currency">
            <text:p>$6,804.00</text:p>
          </table:table-cell>
          <table:table-cell table:style-name="ce13" office:value-type="currency" office:currency="USD" office:value="8430" calcext:value-type="currency">
            <text:p>$8,430.00</text:p>
          </table:table-cell>
          <table:table-cell table:style-name="ce13" table:formula="of:=[.E292]-[.B292]" office:value-type="currency" office:currency="USD" office:value="106" calcext:value-type="currency">
            <text:p>$106.00</text:p>
          </table:table-cell>
          <table:table-cell table:style-name="ce46" table:formula="of:=[.E292]/[.D292]" office:value-type="percentage" office:value="1.23897707231041" calcext:value-type="percentage">
            <text:p>123.9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-BTG</text:p>
          </table:table-cell>
          <table:table-cell table:style-name="ce8" office:value-type="currency" office:currency="USD" office:value="8649" calcext:value-type="currency">
            <text:p>$8,649.00</text:p>
          </table:table-cell>
          <table:table-cell table:style-name="ce13" office:value-type="currency" office:currency="USD" office:value="8815" calcext:value-type="currency">
            <text:p>$8,815.00</text:p>
          </table:table-cell>
          <table:table-cell table:style-name="ce13" table:formula="of:=[.C293]*0.8" office:value-type="currency" office:currency="USD" office:value="7052" calcext:value-type="currency">
            <text:p>$7,052.00</text:p>
          </table:table-cell>
          <table:table-cell table:style-name="ce13" office:value-type="currency" office:currency="USD" office:value="10137" calcext:value-type="currency">
            <text:p>$10,137.00</text:p>
          </table:table-cell>
          <table:table-cell table:style-name="ce13" table:formula="of:=[.E293]-[.B293]" office:value-type="currency" office:currency="USD" office:value="1488" calcext:value-type="currency">
            <text:p>$1,488.00</text:p>
          </table:table-cell>
          <table:table-cell table:style-name="ce46" table:formula="of:=[.E293]/[.D293]" office:value-type="percentage" office:value="1.437464549064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60</text:p>
          </table:table-cell>
          <table:table-cell table:style-name="ce8" office:value-type="currency" office:currency="USD" office:value="8295" calcext:value-type="currency">
            <text:p>$8,295.00</text:p>
          </table:table-cell>
          <table:table-cell table:style-name="ce13" office:value-type="currency" office:currency="USD" office:value="9030" calcext:value-type="currency">
            <text:p>$9,030.00</text:p>
          </table:table-cell>
          <table:table-cell table:style-name="ce13" table:formula="of:=[.C294]*0.8" office:value-type="currency" office:currency="USD" office:value="7224" calcext:value-type="currency">
            <text:p>$7,224.00</text:p>
          </table:table-cell>
          <table:table-cell table:style-name="ce13" office:value-type="currency" office:currency="USD" office:value="8310" calcext:value-type="currency">
            <text:p>$8,310.00</text:p>
          </table:table-cell>
          <table:table-cell table:style-name="ce13" table:formula="of:=[.E294]-[.B294]" office:value-type="currency" office:currency="USD" office:value="15" calcext:value-type="currency">
            <text:p>$15.00</text:p>
          </table:table-cell>
          <table:table-cell table:style-name="ce46" table:formula="of:=[.E294]/[.D294]" office:value-type="percentage" office:value="1.15033222591362" calcext:value-type="percentage">
            <text:p>115.03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60-OS</text:p>
          </table:table-cell>
          <table:table-cell table:style-name="ce8" office:value-type="currency" office:currency="USD" office:value="9215" calcext:value-type="currency">
            <text:p>$9,215.00</text:p>
          </table:table-cell>
          <table:table-cell table:style-name="ce13" office:value-type="currency" office:currency="USD" office:value="9440" calcext:value-type="currency">
            <text:p>$9,440.00</text:p>
          </table:table-cell>
          <table:table-cell table:style-name="ce13" table:formula="of:=[.C295]*0.8" office:value-type="currency" office:currency="USD" office:value="7552" calcext:value-type="currency">
            <text:p>$7,552.00</text:p>
          </table:table-cell>
          <table:table-cell table:style-name="ce13" office:value-type="currency" office:currency="USD" office:value="9230" calcext:value-type="currency">
            <text:p>$9,230.00</text:p>
          </table:table-cell>
          <table:table-cell table:style-name="ce13" table:formula="of:=[.E295]-[.B295]" office:value-type="currency" office:currency="USD" office:value="15" calcext:value-type="currency">
            <text:p>$15.00</text:p>
          </table:table-cell>
          <table:table-cell table:style-name="ce46" table:formula="of:=[.E295]/[.D295]" office:value-type="percentage" office:value="1.22219279661017" calcext:value-type="percentage">
            <text:p>122.2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60-BTG</text:p>
          </table:table-cell>
          <table:table-cell table:style-name="ce8" office:value-type="currency" office:currency="USD" office:value="9549" calcext:value-type="currency">
            <text:p>$9,549.00</text:p>
          </table:table-cell>
          <table:table-cell table:style-name="ce13" office:value-type="currency" office:currency="USD" office:value="9750" calcext:value-type="currency">
            <text:p>$9,750.00</text:p>
          </table:table-cell>
          <table:table-cell table:style-name="ce13" table:formula="of:=[.C296]*0.8" office:value-type="currency" office:currency="USD" office:value="7800" calcext:value-type="currency">
            <text:p>$7,800.00</text:p>
          </table:table-cell>
          <table:table-cell table:style-name="ce13" office:value-type="currency" office:currency="USD" office:value="11213" calcext:value-type="currency">
            <text:p>$11,213.00</text:p>
          </table:table-cell>
          <table:table-cell table:style-name="ce13" table:formula="of:=[.E296]-[.B296]" office:value-type="currency" office:currency="USD" office:value="1664" calcext:value-type="currency">
            <text:p>$1,664.00</text:p>
          </table:table-cell>
          <table:table-cell table:style-name="ce46" table:formula="of:=[.E296]/[.D296]" office:value-type="percentage" office:value="1.4375641025641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60</text:p>
          </table:table-cell>
          <table:table-cell table:style-name="ce8" office:value-type="currency" office:currency="USD" office:value="8825" calcext:value-type="currency">
            <text:p>$8,825.00</text:p>
          </table:table-cell>
          <table:table-cell table:style-name="ce13" office:value-type="currency" office:currency="USD" office:value="9605" calcext:value-type="currency">
            <text:p>$9,605.00</text:p>
          </table:table-cell>
          <table:table-cell table:style-name="ce13" table:formula="of:=[.C297]*0.8" office:value-type="currency" office:currency="USD" office:value="7684" calcext:value-type="currency">
            <text:p>$7,684.00</text:p>
          </table:table-cell>
          <table:table-cell table:style-name="ce13" office:value-type="currency" office:currency="USD" office:value="8840" calcext:value-type="currency">
            <text:p>$8,840.00</text:p>
          </table:table-cell>
          <table:table-cell table:style-name="ce13" table:formula="of:=[.E297]-[.B297]" office:value-type="currency" office:currency="USD" office:value="15" calcext:value-type="currency">
            <text:p>$15.00</text:p>
          </table:table-cell>
          <table:table-cell table:style-name="ce46" table:formula="of:=[.E297]/[.D297]" office:value-type="percentage" office:value="1.15044247787611" calcext:value-type="percentage">
            <text:p>115.04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60-OS</text:p>
          </table:table-cell>
          <table:table-cell table:style-name="ce8" office:value-type="currency" office:currency="USD" office:value="9762" calcext:value-type="currency">
            <text:p>$9,762.00</text:p>
          </table:table-cell>
          <table:table-cell table:style-name="ce13" office:value-type="currency" office:currency="USD" office:value="10015" calcext:value-type="currency">
            <text:p>$10,015.00</text:p>
          </table:table-cell>
          <table:table-cell table:style-name="ce13" table:formula="of:=[.C298]*0.8" office:value-type="currency" office:currency="USD" office:value="8012" calcext:value-type="currency">
            <text:p>$8,012.00</text:p>
          </table:table-cell>
          <table:table-cell table:style-name="ce13" office:value-type="currency" office:currency="USD" office:value="9780" calcext:value-type="currency">
            <text:p>$9,780.00</text:p>
          </table:table-cell>
          <table:table-cell table:style-name="ce13" table:formula="of:=[.E298]-[.B298]" office:value-type="currency" office:currency="USD" office:value="18" calcext:value-type="currency">
            <text:p>$18.00</text:p>
          </table:table-cell>
          <table:table-cell table:style-name="ce46" table:formula="of:=[.E298]/[.D298]" office:value-type="percentage" office:value="1.22066899650524" calcext:value-type="percentage">
            <text:p>122.0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60-BTG</text:p>
          </table:table-cell>
          <table:table-cell table:style-name="ce8" office:value-type="currency" office:currency="USD" office:value="10079" calcext:value-type="currency">
            <text:p>$10,079.00</text:p>
          </table:table-cell>
          <table:table-cell table:style-name="ce13" office:value-type="currency" office:currency="USD" office:value="10325" calcext:value-type="currency">
            <text:p>$10,325.00</text:p>
          </table:table-cell>
          <table:table-cell table:style-name="ce13" table:formula="of:=[.C299]*0.8" office:value-type="currency" office:currency="USD" office:value="8260" calcext:value-type="currency">
            <text:p>$8,260.00</text:p>
          </table:table-cell>
          <table:table-cell table:style-name="ce13" office:value-type="currency" office:currency="USD" office:value="11874" calcext:value-type="currency">
            <text:p>$11,874.00</text:p>
          </table:table-cell>
          <table:table-cell table:style-name="ce13" table:formula="of:=[.E299]-[.B299]" office:value-type="currency" office:currency="USD" office:value="1795" calcext:value-type="currency">
            <text:p>$1,795.00</text:p>
          </table:table-cell>
          <table:table-cell table:style-name="ce46" table:formula="of:=[.E299]/[.D299]" office:value-type="percentage" office:value="1.4375302663438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</text:p>
          </table:table-cell>
          <table:table-cell table:style-name="ce8" office:value-type="currency" office:currency="USD" office:value="11670" calcext:value-type="currency">
            <text:p>$11,670.00</text:p>
          </table:table-cell>
          <table:table-cell table:style-name="ce13" office:value-type="currency" office:currency="USD" office:value="11840" calcext:value-type="currency">
            <text:p>$11,840.00</text:p>
          </table:table-cell>
          <table:table-cell table:style-name="ce13" table:formula="of:=[.C300]*0.8" office:value-type="currency" office:currency="USD" office:value="9472" calcext:value-type="currency">
            <text:p>$9,472.00</text:p>
          </table:table-cell>
          <table:table-cell table:style-name="ce13" office:value-type="currency" office:currency="USD" office:value="11939.79" calcext:value-type="currency">
            <text:p>$11,939.79</text:p>
          </table:table-cell>
          <table:table-cell table:style-name="ce13" table:formula="of:=[.E300]-[.B300]" office:value-type="currency" office:currency="USD" office:value="269.790000000001" calcext:value-type="currency">
            <text:p>$269.79</text:p>
          </table:table-cell>
          <table:table-cell table:style-name="ce46" table:formula="of:=[.E300]/[.D300]" office:value-type="percentage" office:value="1.26053526182432" calcext:value-type="percentage">
            <text:p>126.05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-OS</text:p>
          </table:table-cell>
          <table:table-cell table:style-name="ce8" office:value-type="currency" office:currency="USD" office:value="11979" calcext:value-type="currency">
            <text:p>$11,979.00</text:p>
          </table:table-cell>
          <table:table-cell table:style-name="ce13" office:value-type="currency" office:currency="USD" office:value="12300" calcext:value-type="currency">
            <text:p>$12,300.00</text:p>
          </table:table-cell>
          <table:table-cell table:style-name="ce13" table:formula="of:=[.C301]*0.8" office:value-type="currency" office:currency="USD" office:value="9840" calcext:value-type="currency">
            <text:p>$9,840.00</text:p>
          </table:table-cell>
          <table:table-cell table:style-name="ce13" office:value-type="currency" office:currency="USD" office:value="13050" calcext:value-type="currency">
            <text:p>$13,050.00</text:p>
          </table:table-cell>
          <table:table-cell table:style-name="ce13" table:formula="of:=[.E301]-[.B301]" office:value-type="currency" office:currency="USD" office:value="1071" calcext:value-type="currency">
            <text:p>$1,071.00</text:p>
          </table:table-cell>
          <table:table-cell table:style-name="ce46" table:formula="of:=[.E301]/[.D301]" office:value-type="percentage" office:value="1.32621951219512" calcext:value-type="percentage">
            <text:p>132.62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-BTG</text:p>
          </table:table-cell>
          <table:table-cell table:style-name="ce8" office:value-type="currency" office:currency="USD" office:value="12369" calcext:value-type="currency">
            <text:p>$12,369.00</text:p>
          </table:table-cell>
          <table:table-cell table:style-name="ce13" office:value-type="currency" office:currency="USD" office:value="12610" calcext:value-type="currency">
            <text:p>$12,610.00</text:p>
          </table:table-cell>
          <table:table-cell table:style-name="ce13" table:formula="of:=[.C302]*0.8" office:value-type="currency" office:currency="USD" office:value="10088" calcext:value-type="currency">
            <text:p>$10,088.00</text:p>
          </table:table-cell>
          <table:table-cell table:style-name="ce13" office:value-type="currency" office:currency="USD" office:value="14502" calcext:value-type="currency">
            <text:p>$14,502.00</text:p>
          </table:table-cell>
          <table:table-cell table:style-name="ce13" table:formula="of:=[.E302]-[.B302]" office:value-type="currency" office:currency="USD" office:value="2133" calcext:value-type="currency">
            <text:p>$2,133.00</text:p>
          </table:table-cell>
          <table:table-cell table:style-name="ce46" table:formula="of:=[.E302]/[.D302]" office:value-type="percentage" office:value="1.4375495638382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72</text:p>
          </table:table-cell>
          <table:table-cell table:style-name="ce8" office:value-type="currency" office:currency="USD" office:value="8915" calcext:value-type="currency">
            <text:p>$8,915.00</text:p>
          </table:table-cell>
          <table:table-cell table:style-name="ce13" office:value-type="currency" office:currency="USD" office:value="9710" calcext:value-type="currency">
            <text:p>$9,710.00</text:p>
          </table:table-cell>
          <table:table-cell table:style-name="ce13" table:formula="of:=[.C303]*0.8" office:value-type="currency" office:currency="USD" office:value="7768" calcext:value-type="currency">
            <text:p>$7,768.00</text:p>
          </table:table-cell>
          <table:table-cell table:style-name="ce13" office:value-type="currency" office:currency="USD" office:value="8935" calcext:value-type="currency">
            <text:p>$8,935.00</text:p>
          </table:table-cell>
          <table:table-cell table:style-name="ce13" table:formula="of:=[.E303]-[.B303]" office:value-type="currency" office:currency="USD" office:value="20" calcext:value-type="currency">
            <text:p>$20.00</text:p>
          </table:table-cell>
          <table:table-cell table:style-name="ce46" table:formula="of:=[.E303]/[.D303]" office:value-type="percentage" office:value="1.15023171987642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72-OS</text:p>
          </table:table-cell>
          <table:table-cell table:style-name="ce8" office:value-type="currency" office:currency="USD" office:value="9959" calcext:value-type="currency">
            <text:p>$9,959.00</text:p>
          </table:table-cell>
          <table:table-cell table:style-name="ce13" office:value-type="currency" office:currency="USD" office:value="10425" calcext:value-type="currency">
            <text:p>$10,425.00</text:p>
          </table:table-cell>
          <table:table-cell table:style-name="ce13" table:formula="of:=[.C304]*0.8" office:value-type="currency" office:currency="USD" office:value="8340" calcext:value-type="currency">
            <text:p>$8,340.00</text:p>
          </table:table-cell>
          <table:table-cell table:style-name="ce13" office:value-type="currency" office:currency="USD" office:value="11149" calcext:value-type="currency">
            <text:p>$11,149.00</text:p>
          </table:table-cell>
          <table:table-cell table:style-name="ce13" table:formula="of:=[.E304]-[.B304]" office:value-type="currency" office:currency="USD" office:value="1190" calcext:value-type="currency">
            <text:p>$1,190.00</text:p>
          </table:table-cell>
          <table:table-cell table:style-name="ce46" table:formula="of:=[.E304]/[.D304]" office:value-type="percentage" office:value="1.33681055155875" calcext:value-type="percentage">
            <text:p>133.68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72-BTG</text:p>
          </table:table-cell>
          <table:table-cell table:style-name="ce8" office:value-type="currency" office:currency="USD" office:value="10199" calcext:value-type="currency">
            <text:p>$10,199.00</text:p>
          </table:table-cell>
          <table:table-cell table:style-name="ce13" office:value-type="currency" office:currency="USD" office:value="10890" calcext:value-type="currency">
            <text:p>$10,890.00</text:p>
          </table:table-cell>
          <table:table-cell table:style-name="ce13" table:formula="of:=[.C305]*0.8" office:value-type="currency" office:currency="USD" office:value="8712" calcext:value-type="currency">
            <text:p>$8,712.00</text:p>
          </table:table-cell>
          <table:table-cell table:style-name="ce13" office:value-type="currency" office:currency="USD" office:value="12524" calcext:value-type="currency">
            <text:p>$12,524.00</text:p>
          </table:table-cell>
          <table:table-cell table:style-name="ce13" table:formula="of:=[.E305]-[.B305]" office:value-type="currency" office:currency="USD" office:value="2325" calcext:value-type="currency">
            <text:p>$2,325.00</text:p>
          </table:table-cell>
          <table:table-cell table:style-name="ce46" table:formula="of:=[.E305]/[.D305]" office:value-type="percentage" office:value="1.43755739210285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</text:p>
          </table:table-cell>
          <table:table-cell table:style-name="ce8" office:value-type="currency" office:currency="USD" office:value="10305" calcext:value-type="currency">
            <text:p>$10,305.00</text:p>
          </table:table-cell>
          <table:table-cell table:style-name="ce13" office:value-type="currency" office:currency="USD" office:value="11225" calcext:value-type="currency">
            <text:p>$11,225.00</text:p>
          </table:table-cell>
          <table:table-cell table:style-name="ce13" table:formula="of:=[.C306]*0.8" office:value-type="currency" office:currency="USD" office:value="8980" calcext:value-type="currency">
            <text:p>$8,980.00</text:p>
          </table:table-cell>
          <table:table-cell table:style-name="ce13" office:value-type="currency" office:currency="USD" office:value="10330" calcext:value-type="currency">
            <text:p>$10,330.00</text:p>
          </table:table-cell>
          <table:table-cell table:style-name="ce13" table:formula="of:=[.E306]-[.B306]" office:value-type="currency" office:currency="USD" office:value="25" calcext:value-type="currency">
            <text:p>$25.00</text:p>
          </table:table-cell>
          <table:table-cell table:style-name="ce46" table:formula="of:=[.E306]/[.D306]" office:value-type="percentage" office:value="1.15033407572383" calcext:value-type="percentage">
            <text:p>115.03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-OS</text:p>
          </table:table-cell>
          <table:table-cell table:style-name="ce8" office:value-type="currency" office:currency="USD" office:value="11400" calcext:value-type="currency">
            <text:p>$11,400.00</text:p>
          </table:table-cell>
          <table:table-cell table:style-name="ce13" office:value-type="currency" office:currency="USD" office:value="11970" calcext:value-type="currency">
            <text:p>$11,970.00</text:p>
          </table:table-cell>
          <table:table-cell table:style-name="ce13" table:formula="of:=[.C307]*0.8" office:value-type="currency" office:currency="USD" office:value="9576" calcext:value-type="currency">
            <text:p>$9,576.00</text:p>
          </table:table-cell>
          <table:table-cell table:style-name="ce13" office:value-type="currency" office:currency="USD" office:value="12699" calcext:value-type="currency">
            <text:p>$12,699.00</text:p>
          </table:table-cell>
          <table:table-cell table:style-name="ce13" table:formula="of:=[.E307]-[.B307]" office:value-type="currency" office:currency="USD" office:value="1299" calcext:value-type="currency">
            <text:p>$1,299.00</text:p>
          </table:table-cell>
          <table:table-cell table:style-name="ce46" table:formula="of:=[.E307]/[.D307]" office:value-type="percentage" office:value="1.32612781954887" calcext:value-type="percentage">
            <text:p>132.61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-BTG</text:p>
          </table:table-cell>
          <table:table-cell table:style-name="ce8" office:value-type="currency" office:currency="USD" office:value="11745" calcext:value-type="currency">
            <text:p>$11,745.00</text:p>
          </table:table-cell>
          <table:table-cell table:style-name="ce13" office:value-type="currency" office:currency="USD" office:value="12435" calcext:value-type="currency">
            <text:p>$12,435.00</text:p>
          </table:table-cell>
          <table:table-cell table:style-name="ce13" table:formula="of:=[.C308]*0.8" office:value-type="currency" office:currency="USD" office:value="9948" calcext:value-type="currency">
            <text:p>$9,948.00</text:p>
          </table:table-cell>
          <table:table-cell table:style-name="ce13" office:value-type="currency" office:currency="USD" office:value="14300" calcext:value-type="currency">
            <text:p>$14,300.00</text:p>
          </table:table-cell>
          <table:table-cell table:style-name="ce13" table:formula="of:=[.E308]-[.B308]" office:value-type="currency" office:currency="USD" office:value="2555" calcext:value-type="currency">
            <text:p>$2,555.00</text:p>
          </table:table-cell>
          <table:table-cell table:style-name="ce46" table:formula="of:=[.E308]/[.D308]" office:value-type="percentage" office:value="1.4374748693204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</text:p>
          </table:table-cell>
          <table:table-cell table:style-name="ce8" office:value-type="currency" office:currency="USD" office:value="12765" calcext:value-type="currency">
            <text:p>$12,765.00</text:p>
          </table:table-cell>
          <table:table-cell table:style-name="ce13" office:value-type="currency" office:currency="USD" office:value="13900" calcext:value-type="currency">
            <text:p>$13,900.00</text:p>
          </table:table-cell>
          <table:table-cell table:style-name="ce13" table:formula="of:=[.C309]*0.8" office:value-type="currency" office:currency="USD" office:value="11120" calcext:value-type="currency">
            <text:p>$11,120.00</text:p>
          </table:table-cell>
          <table:table-cell table:style-name="ce13" office:value-type="currency" office:currency="USD" office:value="11167" calcext:value-type="currency">
            <text:p>$11,167.00</text:p>
          </table:table-cell>
          <table:table-cell table:style-name="ce13" table:formula="of:=[.E309]-[.B309]" office:value-type="currency" office:currency="USD" office:value="-1598" calcext:value-type="currency">
            <text:p>-$1,598.00</text:p>
          </table:table-cell>
          <table:table-cell table:style-name="ce46" table:formula="of:=[.E309]/[.D309]" office:value-type="percentage" office:value="1.00422661870504" calcext:value-type="percentage">
            <text:p>100.42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-OS</text:p>
          </table:table-cell>
          <table:table-cell table:style-name="ce8" office:value-type="currency" office:currency="USD" office:value="14079" calcext:value-type="currency">
            <text:p>$14,079.00</text:p>
          </table:table-cell>
          <table:table-cell table:style-name="ce13" office:value-type="currency" office:currency="USD" office:value="14750" calcext:value-type="currency">
            <text:p>$14,750.00</text:p>
          </table:table-cell>
          <table:table-cell table:style-name="ce13" table:formula="of:=[.C310]*0.8" office:value-type="currency" office:currency="USD" office:value="11800" calcext:value-type="currency">
            <text:p>$11,800.00</text:p>
          </table:table-cell>
          <table:table-cell table:style-name="ce13" office:value-type="currency" office:currency="USD" office:value="11989" calcext:value-type="currency">
            <text:p>$11,989.00</text:p>
          </table:table-cell>
          <table:table-cell table:style-name="ce13" table:formula="of:=[.E310]-[.B310]" office:value-type="currency" office:currency="USD" office:value="-2090" calcext:value-type="currency">
            <text:p>-$2,090.00</text:p>
          </table:table-cell>
          <table:table-cell table:style-name="ce46" table:formula="of:=[.E310]/[.D310]" office:value-type="percentage" office:value="1.01601694915254" calcext:value-type="percentage">
            <text:p>101.60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-BTG</text:p>
          </table:table-cell>
          <table:table-cell table:style-name="ce8" office:value-type="currency" office:currency="USD" office:value="14419" calcext:value-type="currency">
            <text:p>$14,419.00</text:p>
          </table:table-cell>
          <table:table-cell table:style-name="ce13" office:value-type="currency" office:currency="USD" office:value="15215" calcext:value-type="currency">
            <text:p>$15,215.00</text:p>
          </table:table-cell>
          <table:table-cell table:style-name="ce13" table:formula="of:=[.C311]*0.8" office:value-type="currency" office:currency="USD" office:value="12172" calcext:value-type="currency">
            <text:p>$12,172.00</text:p>
          </table:table-cell>
          <table:table-cell table:style-name="ce13" office:value-type="currency" office:currency="USD" office:value="12524" calcext:value-type="currency">
            <text:p>$12,524.00</text:p>
          </table:table-cell>
          <table:table-cell table:style-name="ce13" table:formula="of:=[.E311]-[.B311]" office:value-type="currency" office:currency="USD" office:value="-1895" calcext:value-type="currency">
            <text:p>-$1,895.00</text:p>
          </table:table-cell>
          <table:table-cell table:style-name="ce46" table:formula="of:=[.E311]/[.D311]" office:value-type="percentage" office:value="1.02891883010187" calcext:value-type="percentage">
            <text:p>102.89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</text:p>
          </table:table-cell>
          <table:table-cell table:style-name="ce8" office:value-type="currency" office:currency="USD" office:value="10410" calcext:value-type="currency">
            <text:p>$10,410.00</text:p>
          </table:table-cell>
          <table:table-cell table:style-name="ce13" office:value-type="currency" office:currency="USD" office:value="11340" calcext:value-type="currency">
            <text:p>$11,340.00</text:p>
          </table:table-cell>
          <table:table-cell table:style-name="ce13" table:formula="of:=[.C312]*0.8" office:value-type="currency" office:currency="USD" office:value="9072" calcext:value-type="currency">
            <text:p>$9,072.00</text:p>
          </table:table-cell>
          <table:table-cell table:style-name="ce13" office:value-type="currency" office:currency="USD" office:value="10435" calcext:value-type="currency">
            <text:p>$10,435.00</text:p>
          </table:table-cell>
          <table:table-cell table:style-name="ce13" table:formula="of:=[.E312]-[.B312]" office:value-type="currency" office:currency="USD" office:value="25" calcext:value-type="currency">
            <text:p>$25.00</text:p>
          </table:table-cell>
          <table:table-cell table:style-name="ce46" table:formula="of:=[.E312]/[.D312]" office:value-type="percentage" office:value="1.15024250440917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-OS</text:p>
          </table:table-cell>
          <table:table-cell table:style-name="ce8" office:value-type="currency" office:currency="USD" office:value="11499" calcext:value-type="currency">
            <text:p>$11,499.00</text:p>
          </table:table-cell>
          <table:table-cell table:style-name="ce13" office:value-type="currency" office:currency="USD" office:value="12075" calcext:value-type="currency">
            <text:p>$12,075.00</text:p>
          </table:table-cell>
          <table:table-cell table:style-name="ce13" table:formula="of:=[.C313]*0.8" office:value-type="currency" office:currency="USD" office:value="9660" calcext:value-type="currency">
            <text:p>$9,660.00</text:p>
          </table:table-cell>
          <table:table-cell table:style-name="ce13" office:value-type="currency" office:currency="USD" office:value="13886" calcext:value-type="currency">
            <text:p>$13,886.00</text:p>
          </table:table-cell>
          <table:table-cell table:style-name="ce13" table:formula="of:=[.E313]-[.B313]" office:value-type="currency" office:currency="USD" office:value="2387" calcext:value-type="currency">
            <text:p>$2,387.00</text:p>
          </table:table-cell>
          <table:table-cell table:style-name="ce46" table:formula="of:=[.E313]/[.D313]" office:value-type="percentage" office:value="1.4374741200828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-BTG</text:p>
          </table:table-cell>
          <table:table-cell table:style-name="ce8" office:value-type="currency" office:currency="USD" office:value="11859" calcext:value-type="currency">
            <text:p>$11,859.00</text:p>
          </table:table-cell>
          <table:table-cell table:style-name="ce13" office:value-type="currency" office:currency="USD" office:value="12555" calcext:value-type="currency">
            <text:p>$12,555.00</text:p>
          </table:table-cell>
          <table:table-cell table:style-name="ce13" table:formula="of:=[.C314]*0.8" office:value-type="currency" office:currency="USD" office:value="10044" calcext:value-type="currency">
            <text:p>$10,044.00</text:p>
          </table:table-cell>
          <table:table-cell table:style-name="ce13" office:value-type="currency" office:currency="USD" office:value="14438" calcext:value-type="currency">
            <text:p>$14,438.00</text:p>
          </table:table-cell>
          <table:table-cell table:style-name="ce13" table:formula="of:=[.E314]-[.B314]" office:value-type="currency" office:currency="USD" office:value="2579" calcext:value-type="currency">
            <text:p>$2,579.00</text:p>
          </table:table-cell>
          <table:table-cell table:style-name="ce46" table:formula="of:=[.E314]/[.D314]" office:value-type="percentage" office:value="1.4374751095181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</text:p>
          </table:table-cell>
          <table:table-cell table:style-name="ce8" office:value-type="currency" office:currency="USD" office:value="11875" calcext:value-type="currency">
            <text:p>$11,875.00</text:p>
          </table:table-cell>
          <table:table-cell table:style-name="ce13" office:value-type="currency" office:currency="USD" office:value="12935" calcext:value-type="currency">
            <text:p>$12,935.00</text:p>
          </table:table-cell>
          <table:table-cell table:style-name="ce13" table:formula="of:=[.C315]*0.8" office:value-type="currency" office:currency="USD" office:value="10348" calcext:value-type="currency">
            <text:p>$10,348.00</text:p>
          </table:table-cell>
          <table:table-cell table:style-name="ce13" office:value-type="currency" office:currency="USD" office:value="11900" calcext:value-type="currency">
            <text:p>$11,900.00</text:p>
          </table:table-cell>
          <table:table-cell table:style-name="ce13" table:formula="of:=[.E315]-[.B315]" office:value-type="currency" office:currency="USD" office:value="25" calcext:value-type="currency">
            <text:p>$25.00</text:p>
          </table:table-cell>
          <table:table-cell table:style-name="ce46" table:formula="of:=[.E315]/[.D315]" office:value-type="percentage" office:value="1.14998067259374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-OS</text:p>
          </table:table-cell>
          <table:table-cell table:style-name="ce8" office:value-type="currency" office:currency="USD" office:value="13079" calcext:value-type="currency">
            <text:p>$13,079.00</text:p>
          </table:table-cell>
          <table:table-cell table:style-name="ce13" office:value-type="currency" office:currency="USD" office:value="13680" calcext:value-type="currency">
            <text:p>$13,680.00</text:p>
          </table:table-cell>
          <table:table-cell table:style-name="ce13" table:formula="of:=[.C316]*0.8" office:value-type="currency" office:currency="USD" office:value="10944" calcext:value-type="currency">
            <text:p>$10,944.00</text:p>
          </table:table-cell>
          <table:table-cell table:style-name="ce13" office:value-type="currency" office:currency="USD" office:value="15732" calcext:value-type="currency">
            <text:p>$15,732.00</text:p>
          </table:table-cell>
          <table:table-cell table:style-name="ce13" table:formula="of:=[.E316]-[.B316]" office:value-type="currency" office:currency="USD" office:value="2653" calcext:value-type="currency">
            <text:p>$2,653.00</text:p>
          </table:table-cell>
          <table:table-cell table:style-name="ce46" table:formula="of:=[.E316]/[.D316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-BTG</text:p>
          </table:table-cell>
          <table:table-cell table:style-name="ce8" office:value-type="currency" office:currency="USD" office:value="13449" calcext:value-type="currency">
            <text:p>$13,449.00</text:p>
          </table:table-cell>
          <table:table-cell table:style-name="ce13" office:value-type="currency" office:currency="USD" office:value="14145" calcext:value-type="currency">
            <text:p>$14,145.00</text:p>
          </table:table-cell>
          <table:table-cell table:style-name="ce13" table:formula="of:=[.C317]*0.8" office:value-type="currency" office:currency="USD" office:value="11316" calcext:value-type="currency">
            <text:p>$11,316.00</text:p>
          </table:table-cell>
          <table:table-cell table:style-name="ce13" office:value-type="currency" office:currency="USD" office:value="16267" calcext:value-type="currency">
            <text:p>$16,267.00</text:p>
          </table:table-cell>
          <table:table-cell table:style-name="ce13" table:formula="of:=[.E317]-[.B317]" office:value-type="currency" office:currency="USD" office:value="2818" calcext:value-type="currency">
            <text:p>$2,818.00</text:p>
          </table:table-cell>
          <table:table-cell table:style-name="ce46" table:formula="of:=[.E317]/[.D317]" office:value-type="percentage" office:value="1.4375220926122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</text:p>
          </table:table-cell>
          <table:table-cell table:style-name="ce8" office:value-type="currency" office:currency="USD" office:value="14120" calcext:value-type="currency">
            <text:p>$14,120.00</text:p>
          </table:table-cell>
          <table:table-cell table:style-name="ce13" office:value-type="currency" office:currency="USD" office:value="15375" calcext:value-type="currency">
            <text:p>$15,375.00</text:p>
          </table:table-cell>
          <table:table-cell table:style-name="ce13" table:formula="of:=[.C318]*0.8" office:value-type="currency" office:currency="USD" office:value="12300" calcext:value-type="currency">
            <text:p>$12,300.00</text:p>
          </table:table-cell>
          <table:table-cell table:style-name="ce13" office:value-type="currency" office:currency="USD" office:value="14145" calcext:value-type="currency">
            <text:p>$14,145.00</text:p>
          </table:table-cell>
          <table:table-cell table:style-name="ce13" table:formula="of:=[.E318]-[.B318]" office:value-type="currency" office:currency="USD" office:value="25" calcext:value-type="currency">
            <text:p>$25.00</text:p>
          </table:table-cell>
          <table:table-cell table:style-name="ce46" table:formula="of:=[.E318]/[.D318]" office:value-type="percentage" office:value="1.15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-OS</text:p>
          </table:table-cell>
          <table:table-cell table:style-name="ce8" office:value-type="currency" office:currency="USD" office:value="15579" calcext:value-type="currency">
            <text:p>$15,579.00</text:p>
          </table:table-cell>
          <table:table-cell table:style-name="ce13" office:value-type="currency" office:currency="USD" office:value="16225" calcext:value-type="currency">
            <text:p>$16,225.00</text:p>
          </table:table-cell>
          <table:table-cell table:style-name="ce13" table:formula="of:=[.C319]*0.8" office:value-type="currency" office:currency="USD" office:value="12980" calcext:value-type="currency">
            <text:p>$12,980.00</text:p>
          </table:table-cell>
          <table:table-cell table:style-name="ce13" office:value-type="currency" office:currency="USD" office:value="18659" calcext:value-type="currency">
            <text:p>$18,659.00</text:p>
          </table:table-cell>
          <table:table-cell table:style-name="ce13" table:formula="of:=[.E319]-[.B319]" office:value-type="currency" office:currency="USD" office:value="3080" calcext:value-type="currency">
            <text:p>$3,080.00</text:p>
          </table:table-cell>
          <table:table-cell table:style-name="ce46" table:formula="of:=[.E319]/[.D319]" office:value-type="percentage" office:value="1.4375192604006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-BTG</text:p>
          </table:table-cell>
          <table:table-cell table:style-name="ce8" office:value-type="currency" office:currency="USD" office:value="15885" calcext:value-type="currency">
            <text:p>$15,885.00</text:p>
          </table:table-cell>
          <table:table-cell table:style-name="ce13" office:value-type="currency" office:currency="USD" office:value="16690" calcext:value-type="currency">
            <text:p>$16,690.00</text:p>
          </table:table-cell>
          <table:table-cell table:style-name="ce13" table:formula="of:=[.C320]*0.8" office:value-type="currency" office:currency="USD" office:value="13352" calcext:value-type="currency">
            <text:p>$13,352.00</text:p>
          </table:table-cell>
          <table:table-cell table:style-name="ce13" office:value-type="currency" office:currency="USD" office:value="19194" calcext:value-type="currency">
            <text:p>$19,194.00</text:p>
          </table:table-cell>
          <table:table-cell table:style-name="ce13" table:formula="of:=[.E320]-[.B320]" office:value-type="currency" office:currency="USD" office:value="3309" calcext:value-type="currency">
            <text:p>$3,309.00</text:p>
          </table:table-cell>
          <table:table-cell table:style-name="ce46" table:formula="of:=[.E320]/[.D320]" office:value-type="percentage" office:value="1.437537447573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LS Series Wide Base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8-36W</text:p>
          </table:table-cell>
          <table:table-cell table:style-name="ce8" office:value-type="currency" office:currency="USD" office:value="9964" calcext:value-type="currency">
            <text:p>$9,964.00</text:p>
          </table:table-cell>
          <table:table-cell table:style-name="ce13" office:value-type="currency" office:currency="USD" office:value="10185" calcext:value-type="currency">
            <text:p>$10,185.00</text:p>
          </table:table-cell>
          <table:table-cell table:style-name="ce13" table:formula="of:=[.C324]*0.8" office:value-type="currency" office:currency="USD" office:value="8148" calcext:value-type="currency">
            <text:p>$8,148.00</text:p>
          </table:table-cell>
          <table:table-cell table:style-name="ce13" office:value-type="currency" office:currency="USD" office:value="10559" calcext:value-type="currency">
            <text:p>$10,559.00</text:p>
          </table:table-cell>
          <table:table-cell table:style-name="ce13" table:formula="of:=[.E324]-[.B324]" office:value-type="currency" office:currency="USD" office:value="595" calcext:value-type="currency">
            <text:p>$595.00</text:p>
          </table:table-cell>
          <table:table-cell table:style-name="ce46" table:formula="of:=[.E324]/[.D324]" office:value-type="percentage" office:value="1.29590083456063" calcext:value-type="percentage">
            <text:p>129.59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36W-OS</text:p>
          </table:table-cell>
          <table:table-cell table:style-name="ce8" office:value-type="currency" office:currency="USD" office:value="10354" calcext:value-type="currency">
            <text:p>$10,354.00</text:p>
          </table:table-cell>
          <table:table-cell table:style-name="ce13" office:value-type="currency" office:currency="USD" office:value="10550" calcext:value-type="currency">
            <text:p>$10,550.00</text:p>
          </table:table-cell>
          <table:table-cell table:style-name="ce13" table:formula="of:=[.C325]*0.8" office:value-type="currency" office:currency="USD" office:value="8440" calcext:value-type="currency">
            <text:p>$8,440.00</text:p>
          </table:table-cell>
          <table:table-cell table:style-name="ce13" office:value-type="currency" office:currency="USD" office:value="12133" calcext:value-type="currency">
            <text:p>$12,133.00</text:p>
          </table:table-cell>
          <table:table-cell table:style-name="ce13" table:formula="of:=[.E325]-[.B325]" office:value-type="currency" office:currency="USD" office:value="1779" calcext:value-type="currency">
            <text:p>$1,779.00</text:p>
          </table:table-cell>
          <table:table-cell table:style-name="ce46" table:formula="of:=[.E325]/[.D325]" office:value-type="percentage" office:value="1.4375592417061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36W-BTG</text:p>
          </table:table-cell>
          <table:table-cell table:style-name="ce8" office:value-type="currency" office:currency="USD" office:value="10700" calcext:value-type="currency">
            <text:p>$10,700.00</text:p>
          </table:table-cell>
          <table:table-cell table:style-name="ce13" office:value-type="currency" office:currency="USD" office:value="10865" calcext:value-type="currency">
            <text:p>$10,865.00</text:p>
          </table:table-cell>
          <table:table-cell table:style-name="ce13" table:formula="of:=[.C326]*0.8" office:value-type="currency" office:currency="USD" office:value="8692" calcext:value-type="currency">
            <text:p>$8,692.00</text:p>
          </table:table-cell>
          <table:table-cell table:style-name="ce13" office:value-type="currency" office:currency="USD" office:value="12495" calcext:value-type="currency">
            <text:p>$12,495.00</text:p>
          </table:table-cell>
          <table:table-cell table:style-name="ce13" table:formula="of:=[.E326]-[.B326]" office:value-type="currency" office:currency="USD" office:value="1795" calcext:value-type="currency">
            <text:p>$1,795.00</text:p>
          </table:table-cell>
          <table:table-cell table:style-name="ce46" table:formula="of:=[.E326]/[.D326]" office:value-type="percentage" office:value="1.4375287620800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W</text:p>
          </table:table-cell>
          <table:table-cell table:style-name="ce8" office:value-type="currency" office:currency="USD" office:value="10644" calcext:value-type="currency">
            <text:p>$10,644.00</text:p>
          </table:table-cell>
          <table:table-cell table:style-name="ce13" office:value-type="currency" office:currency="USD" office:value="10870" calcext:value-type="currency">
            <text:p>$10,870.00</text:p>
          </table:table-cell>
          <table:table-cell table:style-name="ce13" table:formula="of:=[.C327]*0.8" office:value-type="currency" office:currency="USD" office:value="8696" calcext:value-type="currency">
            <text:p>$8,696.00</text:p>
          </table:table-cell>
          <table:table-cell table:style-name="ce13" office:value-type="currency" office:currency="USD" office:value="11469" calcext:value-type="currency">
            <text:p>$11,469.00</text:p>
          </table:table-cell>
          <table:table-cell table:style-name="ce13" table:formula="of:=[.E327]-[.B327]" office:value-type="currency" office:currency="USD" office:value="825" calcext:value-type="currency">
            <text:p>$825.00</text:p>
          </table:table-cell>
          <table:table-cell table:style-name="ce46" table:formula="of:=[.E327]/[.D327]" office:value-type="percentage" office:value="1.31888224471021" calcext:value-type="percentage">
            <text:p>131.89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W-OS</text:p>
          </table:table-cell>
          <table:table-cell table:style-name="ce8" office:value-type="currency" office:currency="USD" office:value="11174" calcext:value-type="currency">
            <text:p>$11,174.00</text:p>
          </table:table-cell>
          <table:table-cell table:style-name="ce13" office:value-type="currency" office:currency="USD" office:value="11465" calcext:value-type="currency">
            <text:p>$11,465.00</text:p>
          </table:table-cell>
          <table:table-cell table:style-name="ce13" table:formula="of:=[.C328]*0.8" office:value-type="currency" office:currency="USD" office:value="9172" calcext:value-type="currency">
            <text:p>$9,172.00</text:p>
          </table:table-cell>
          <table:table-cell table:style-name="ce13" office:value-type="currency" office:currency="USD" office:value="13185" calcext:value-type="currency">
            <text:p>$13,185.00</text:p>
          </table:table-cell>
          <table:table-cell table:style-name="ce13" table:formula="of:=[.E328]-[.B328]" office:value-type="currency" office:currency="USD" office:value="2011" calcext:value-type="currency">
            <text:p>$2,011.00</text:p>
          </table:table-cell>
          <table:table-cell table:style-name="ce46" table:formula="of:=[.E328]/[.D328]" office:value-type="percentage" office:value="1.4375272568687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0-36W-BTG</text:p>
          </table:table-cell>
          <table:table-cell table:style-name="ce8" office:value-type="currency" office:currency="USD" office:value="11473" calcext:value-type="currency">
            <text:p>$11,473.00</text:p>
          </table:table-cell>
          <table:table-cell table:style-name="ce13" office:value-type="currency" office:currency="USD" office:value="11775" calcext:value-type="currency">
            <text:p>$11,775.00</text:p>
          </table:table-cell>
          <table:table-cell table:style-name="ce13" table:formula="of:=[.C329]*0.8" office:value-type="currency" office:currency="USD" office:value="9420" calcext:value-type="currency">
            <text:p>$9,420.00</text:p>
          </table:table-cell>
          <table:table-cell table:style-name="ce13" office:value-type="currency" office:currency="USD" office:value="13541" calcext:value-type="currency">
            <text:p>$13,541.00</text:p>
          </table:table-cell>
          <table:table-cell table:style-name="ce13" table:formula="of:=[.E329]-[.B329]" office:value-type="currency" office:currency="USD" office:value="2068" calcext:value-type="currency">
            <text:p>$2,068.00</text:p>
          </table:table-cell>
          <table:table-cell table:style-name="ce46" table:formula="of:=[.E329]/[.D329]" office:value-type="percentage" office:value="1.4374734607218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W</text:p>
          </table:table-cell>
          <table:table-cell table:style-name="ce8" office:value-type="currency" office:currency="USD" office:value="11244" calcext:value-type="currency">
            <text:p>$11,244.00</text:p>
          </table:table-cell>
          <table:table-cell table:style-name="ce13" office:value-type="currency" office:currency="USD" office:value="11485" calcext:value-type="currency">
            <text:p>$11,485.00</text:p>
          </table:table-cell>
          <table:table-cell table:style-name="ce13" table:formula="of:=[.C330]*0.8" office:value-type="currency" office:currency="USD" office:value="9188" calcext:value-type="currency">
            <text:p>$9,188.00</text:p>
          </table:table-cell>
          <table:table-cell table:style-name="ce13" office:value-type="currency" office:currency="USD" office:value="12109" calcext:value-type="currency">
            <text:p>$12,109.00</text:p>
          </table:table-cell>
          <table:table-cell table:style-name="ce13" table:formula="of:=[.E330]-[.B330]" office:value-type="currency" office:currency="USD" office:value="865" calcext:value-type="currency">
            <text:p>$865.00</text:p>
          </table:table-cell>
          <table:table-cell table:style-name="ce46" table:formula="of:=[.E330]/[.D330]" office:value-type="percentage" office:value="1.3179146713104" calcext:value-type="percentage">
            <text:p>131.79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W-OS</text:p>
          </table:table-cell>
          <table:table-cell table:style-name="ce8" office:value-type="currency" office:currency="USD" office:value="11844" calcext:value-type="currency">
            <text:p>$11,844.00</text:p>
          </table:table-cell>
          <table:table-cell table:style-name="ce13" office:value-type="currency" office:currency="USD" office:value="12100" calcext:value-type="currency">
            <text:p>$12,100.00</text:p>
          </table:table-cell>
          <table:table-cell table:style-name="ce13" table:formula="of:=[.C331]*0.8" office:value-type="currency" office:currency="USD" office:value="9680" calcext:value-type="currency">
            <text:p>$9,680.00</text:p>
          </table:table-cell>
          <table:table-cell table:style-name="ce13" office:value-type="currency" office:currency="USD" office:value="13915" calcext:value-type="currency">
            <text:p>$13,915.00</text:p>
          </table:table-cell>
          <table:table-cell table:style-name="ce13" table:formula="of:=[.E331]-[.B331]" office:value-type="currency" office:currency="USD" office:value="2071" calcext:value-type="currency">
            <text:p>$2,071.00</text:p>
          </table:table-cell>
          <table:table-cell table:style-name="ce46" table:formula="of:=[.E331]/[.D331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12-36W-BTG</text:p>
          </table:table-cell>
          <table:table-cell table:style-name="ce8" office:value-type="currency" office:currency="USD" office:value="12035" calcext:value-type="currency">
            <text:p>$12,035.00</text:p>
          </table:table-cell>
          <table:table-cell table:style-name="ce13" office:value-type="currency" office:currency="USD" office:value="12410" calcext:value-type="currency">
            <text:p>$12,410.00</text:p>
          </table:table-cell>
          <table:table-cell table:style-name="ce13" table:formula="of:=[.C332]*0.8" office:value-type="currency" office:currency="USD" office:value="9928" calcext:value-type="currency">
            <text:p>$9,928.00</text:p>
          </table:table-cell>
          <table:table-cell table:style-name="ce13" office:value-type="currency" office:currency="USD" office:value="14272" calcext:value-type="currency">
            <text:p>$14,272.00</text:p>
          </table:table-cell>
          <table:table-cell table:style-name="ce13" table:formula="of:=[.E332]-[.B332]" office:value-type="currency" office:currency="USD" office:value="2237" calcext:value-type="currency">
            <text:p>$2,237.00</text:p>
          </table:table-cell>
          <table:table-cell table:style-name="ce46" table:formula="of:=[.E332]/[.D332]" office:value-type="percentage" office:value="1.4375503626108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3-42W</text:p>
          </table:table-cell>
          <table:table-cell table:style-name="ce8" office:value-type="currency" office:currency="USD" office:value="5455" calcext:value-type="currency">
            <text:p>$5,455.00</text:p>
          </table:table-cell>
          <table:table-cell table:style-name="ce13" office:value-type="currency" office:currency="USD" office:value="5955" calcext:value-type="currency">
            <text:p>$5,955.00</text:p>
          </table:table-cell>
          <table:table-cell table:style-name="ce13" table:formula="of:=[.C333]*0.8" office:value-type="currency" office:currency="USD" office:value="4764" calcext:value-type="currency">
            <text:p>$4,764.00</text:p>
          </table:table-cell>
          <table:table-cell table:style-name="ce13" office:value-type="currency" office:currency="USD" office:value="5480" calcext:value-type="currency">
            <text:p>$5,480.00</text:p>
          </table:table-cell>
          <table:table-cell table:style-name="ce13" table:formula="of:=[.E333]-[.B333]" office:value-type="currency" office:currency="USD" office:value="25" calcext:value-type="currency">
            <text:p>$25.00</text:p>
          </table:table-cell>
          <table:table-cell table:style-name="ce46" table:formula="of:=[.E333]/[.D333]" office:value-type="percentage" office:value="1.15029387069689" calcext:value-type="percentage">
            <text:p>115.03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3-42W-OS</text:p>
          </table:table-cell>
          <table:table-cell table:style-name="ce8" office:value-type="currency" office:currency="USD" office:value="6164" calcext:value-type="currency">
            <text:p>$6,164.00</text:p>
          </table:table-cell>
          <table:table-cell table:style-name="ce13" office:value-type="currency" office:currency="USD" office:value="6275" calcext:value-type="currency">
            <text:p>$6,275.00</text:p>
          </table:table-cell>
          <table:table-cell table:style-name="ce13" table:formula="of:=[.C334]*0.8" office:value-type="currency" office:currency="USD" office:value="5020" calcext:value-type="currency">
            <text:p>$5,020.00</text:p>
          </table:table-cell>
          <table:table-cell table:style-name="ce13" office:value-type="currency" office:currency="USD" office:value="7216" calcext:value-type="currency">
            <text:p>$7,216.00</text:p>
          </table:table-cell>
          <table:table-cell table:style-name="ce13" table:formula="of:=[.E334]-[.B334]" office:value-type="currency" office:currency="USD" office:value="1052" calcext:value-type="currency">
            <text:p>$1,052.00</text:p>
          </table:table-cell>
          <table:table-cell table:style-name="ce46" table:formula="of:=[.E334]/[.D334]" office:value-type="percentage" office:value="1.4374501992031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3-42W-BTG</text:p>
          </table:table-cell>
          <table:table-cell table:style-name="ce8" office:value-type="currency" office:currency="USD" office:value="6384" calcext:value-type="currency">
            <text:p>$6,384.00</text:p>
          </table:table-cell>
          <table:table-cell table:style-name="ce13" office:value-type="currency" office:currency="USD" office:value="6585" calcext:value-type="currency">
            <text:p>$6,585.00</text:p>
          </table:table-cell>
          <table:table-cell table:style-name="ce13" table:formula="of:=[.C335]*0.8" office:value-type="currency" office:currency="USD" office:value="5268" calcext:value-type="currency">
            <text:p>$5,268.00</text:p>
          </table:table-cell>
          <table:table-cell table:style-name="ce13" office:value-type="currency" office:currency="USD" office:value="7573" calcext:value-type="currency">
            <text:p>$7,573.00</text:p>
          </table:table-cell>
          <table:table-cell table:style-name="ce13" table:formula="of:=[.E335]-[.B335]" office:value-type="currency" office:currency="USD" office:value="1189" calcext:value-type="currency">
            <text:p>$1,189.00</text:p>
          </table:table-cell>
          <table:table-cell table:style-name="ce46" table:formula="of:=[.E335]/[.D335]" office:value-type="percentage" office:value="1.4375474563401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W</text:p>
          </table:table-cell>
          <table:table-cell table:style-name="ce8" office:value-type="currency" office:currency="USD" office:value="6304" calcext:value-type="currency">
            <text:p>$6,304.00</text:p>
          </table:table-cell>
          <table:table-cell table:style-name="ce13" office:value-type="currency" office:currency="USD" office:value="6875" calcext:value-type="currency">
            <text:p>$6,875.00</text:p>
          </table:table-cell>
          <table:table-cell table:style-name="ce13" table:formula="of:=[.C336]*0.8" office:value-type="currency" office:currency="USD" office:value="5500" calcext:value-type="currency">
            <text:p>$5,500.00</text:p>
          </table:table-cell>
          <table:table-cell table:style-name="ce13" office:value-type="currency" office:currency="USD" office:value="6325" calcext:value-type="currency">
            <text:p>$6,325.00</text:p>
          </table:table-cell>
          <table:table-cell table:style-name="ce13" table:formula="of:=[.E336]-[.B336]" office:value-type="currency" office:currency="USD" office:value="21" calcext:value-type="currency">
            <text:p>$21.00</text:p>
          </table:table-cell>
          <table:table-cell table:style-name="ce46" table:formula="of:=[.E336]/[.D336]" office:value-type="percentage" office:value="1.15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W-OS</text:p>
          </table:table-cell>
          <table:table-cell table:style-name="ce8" office:value-type="currency" office:currency="USD" office:value="7015" calcext:value-type="currency">
            <text:p>$7,015.00</text:p>
          </table:table-cell>
          <table:table-cell table:style-name="ce13" office:value-type="currency" office:currency="USD" office:value="7190" calcext:value-type="currency">
            <text:p>$7,190.00</text:p>
          </table:table-cell>
          <table:table-cell table:style-name="ce13" table:formula="of:=[.C337]*0.8" office:value-type="currency" office:currency="USD" office:value="5752" calcext:value-type="currency">
            <text:p>$5,752.00</text:p>
          </table:table-cell>
          <table:table-cell table:style-name="ce13" office:value-type="currency" office:currency="USD" office:value="8269" calcext:value-type="currency">
            <text:p>$8,269.00</text:p>
          </table:table-cell>
          <table:table-cell table:style-name="ce13" table:formula="of:=[.E337]-[.B337]" office:value-type="currency" office:currency="USD" office:value="1254" calcext:value-type="currency">
            <text:p>$1,254.00</text:p>
          </table:table-cell>
          <table:table-cell table:style-name="ce46" table:formula="of:=[.E337]/[.D337]" office:value-type="percentage" office:value="1.43758692628651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42W-BTG</text:p>
          </table:table-cell>
          <table:table-cell table:style-name="ce8" office:value-type="currency" office:currency="USD" office:value="7404" calcext:value-type="currency">
            <text:p>$7,404.00</text:p>
          </table:table-cell>
          <table:table-cell table:style-name="ce13" office:value-type="currency" office:currency="USD" office:value="7500" calcext:value-type="currency">
            <text:p>$7,500.00</text:p>
          </table:table-cell>
          <table:table-cell table:style-name="ce13" table:formula="of:=[.C338]*0.8" office:value-type="currency" office:currency="USD" office:value="6000" calcext:value-type="currency">
            <text:p>$6,000.00</text:p>
          </table:table-cell>
          <table:table-cell table:style-name="ce13" office:value-type="currency" office:currency="USD" office:value="8625" calcext:value-type="currency">
            <text:p>$8,625.00</text:p>
          </table:table-cell>
          <table:table-cell table:style-name="ce13" table:formula="of:=[.E338]-[.B338]" office:value-type="currency" office:currency="USD" office:value="1221" calcext:value-type="currency">
            <text:p>$1,221.00</text:p>
          </table:table-cell>
          <table:table-cell table:style-name="ce46" table:formula="of:=[.E338]/[.D338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W</text:p>
          </table:table-cell>
          <table:table-cell table:style-name="ce8" office:value-type="currency" office:currency="USD" office:value="10904" calcext:value-type="currency">
            <text:p>$10,904.00</text:p>
          </table:table-cell>
          <table:table-cell table:style-name="ce13" office:value-type="currency" office:currency="USD" office:value="11135" calcext:value-type="currency">
            <text:p>$11,135.00</text:p>
          </table:table-cell>
          <table:table-cell table:style-name="ce13" table:formula="of:=[.C339]*0.8" office:value-type="currency" office:currency="USD" office:value="8908" calcext:value-type="currency">
            <text:p>$8,908.00</text:p>
          </table:table-cell>
          <table:table-cell table:style-name="ce13" office:value-type="currency" office:currency="USD" office:value="11509" calcext:value-type="currency">
            <text:p>$11,509.00</text:p>
          </table:table-cell>
          <table:table-cell table:style-name="ce13" table:formula="of:=[.E339]-[.B339]" office:value-type="currency" office:currency="USD" office:value="605" calcext:value-type="currency">
            <text:p>$605.00</text:p>
          </table:table-cell>
          <table:table-cell table:style-name="ce46" table:formula="of:=[.E339]/[.D339]" office:value-type="percentage" office:value="1.29198473282443" calcext:value-type="percentage">
            <text:p>129.20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W-OS</text:p>
          </table:table-cell>
          <table:table-cell table:style-name="ce8" office:value-type="currency" office:currency="USD" office:value="11259" calcext:value-type="currency">
            <text:p>$11,259.00</text:p>
          </table:table-cell>
          <table:table-cell table:style-name="ce13" office:value-type="currency" office:currency="USD" office:value="11505" calcext:value-type="currency">
            <text:p>$11,505.00</text:p>
          </table:table-cell>
          <table:table-cell table:style-name="ce13" table:formula="of:=[.C340]*0.8" office:value-type="currency" office:currency="USD" office:value="9204" calcext:value-type="currency">
            <text:p>$9,204.00</text:p>
          </table:table-cell>
          <table:table-cell table:style-name="ce13" office:value-type="currency" office:currency="USD" office:value="13231" calcext:value-type="currency">
            <text:p>$13,231.00</text:p>
          </table:table-cell>
          <table:table-cell table:style-name="ce13" table:formula="of:=[.E340]-[.B340]" office:value-type="currency" office:currency="USD" office:value="1972" calcext:value-type="currency">
            <text:p>$1,972.00</text:p>
          </table:table-cell>
          <table:table-cell table:style-name="ce46" table:formula="of:=[.E340]/[.D340]" office:value-type="percentage" office:value="1.4375271621034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48W-BTG</text:p>
          </table:table-cell>
          <table:table-cell table:style-name="ce8" office:value-type="currency" office:currency="USD" office:value="11630" calcext:value-type="currency">
            <text:p>$11,630.00</text:p>
          </table:table-cell>
          <table:table-cell table:style-name="ce13" office:value-type="currency" office:currency="USD" office:value="11825" calcext:value-type="currency">
            <text:p>$11,825.00</text:p>
          </table:table-cell>
          <table:table-cell table:style-name="ce13" table:formula="of:=[.C341]*0.8" office:value-type="currency" office:currency="USD" office:value="9460" calcext:value-type="currency">
            <text:p>$9,460.00</text:p>
          </table:table-cell>
          <table:table-cell table:style-name="ce13" office:value-type="currency" office:currency="USD" office:value="13599" calcext:value-type="currency">
            <text:p>$13,599.00</text:p>
          </table:table-cell>
          <table:table-cell table:style-name="ce13" table:formula="of:=[.E341]-[.B341]" office:value-type="currency" office:currency="USD" office:value="1969" calcext:value-type="currency">
            <text:p>$1,969.00</text:p>
          </table:table-cell>
          <table:table-cell table:style-name="ce46" table:formula="of:=[.E341]/[.D341]" office:value-type="percentage" office:value="1.4375264270613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W</text:p>
          </table:table-cell>
          <table:table-cell table:style-name="ce8" office:value-type="currency" office:currency="USD" office:value="6804" calcext:value-type="currency">
            <text:p>$6,804.00</text:p>
          </table:table-cell>
          <table:table-cell table:style-name="ce13" office:value-type="currency" office:currency="USD" office:value="7415" calcext:value-type="currency">
            <text:p>$7,415.00</text:p>
          </table:table-cell>
          <table:table-cell table:style-name="ce13" table:formula="of:=[.C342]*0.8" office:value-type="currency" office:currency="USD" office:value="5932" calcext:value-type="currency">
            <text:p>$5,932.00</text:p>
          </table:table-cell>
          <table:table-cell table:style-name="ce13" office:value-type="currency" office:currency="USD" office:value="6820" calcext:value-type="currency">
            <text:p>$6,820.00</text:p>
          </table:table-cell>
          <table:table-cell table:style-name="ce13" table:formula="of:=[.E342]-[.B342]" office:value-type="currency" office:currency="USD" office:value="16" calcext:value-type="currency">
            <text:p>$16.00</text:p>
          </table:table-cell>
          <table:table-cell table:style-name="ce46" table:formula="of:=[.E342]/[.D342]" office:value-type="percentage" office:value="1.14969656102495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W-OS</text:p>
          </table:table-cell>
          <table:table-cell table:style-name="ce8" office:value-type="currency" office:currency="USD" office:value="7680" calcext:value-type="currency">
            <text:p>$7,680.00</text:p>
          </table:table-cell>
          <table:table-cell table:style-name="ce13" office:value-type="currency" office:currency="USD" office:value="7850" calcext:value-type="currency">
            <text:p>$7,850.00</text:p>
          </table:table-cell>
          <table:table-cell table:style-name="ce13" table:formula="of:=[.C343]*0.8" office:value-type="currency" office:currency="USD" office:value="6280" calcext:value-type="currency">
            <text:p>$6,280.00</text:p>
          </table:table-cell>
          <table:table-cell table:style-name="ce13" office:value-type="currency" office:currency="USD" office:value="9028" calcext:value-type="currency">
            <text:p>$9,028.00</text:p>
          </table:table-cell>
          <table:table-cell table:style-name="ce13" table:formula="of:=[.E343]-[.B343]" office:value-type="currency" office:currency="USD" office:value="1348" calcext:value-type="currency">
            <text:p>$1,348.00</text:p>
          </table:table-cell>
          <table:table-cell table:style-name="ce46" table:formula="of:=[.E343]/[.D343]" office:value-type="percentage" office:value="1.437579617834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60W-BTG</text:p>
          </table:table-cell>
          <table:table-cell table:style-name="ce8" office:value-type="currency" office:currency="USD" office:value="8004" calcext:value-type="currency">
            <text:p>$8,004.00</text:p>
          </table:table-cell>
          <table:table-cell table:style-name="ce13" office:value-type="currency" office:currency="USD" office:value="8185" calcext:value-type="currency">
            <text:p>$8,185.00</text:p>
          </table:table-cell>
          <table:table-cell table:style-name="ce13" table:formula="of:=[.C344]*0.8" office:value-type="currency" office:currency="USD" office:value="6548" calcext:value-type="currency">
            <text:p>$6,548.00</text:p>
          </table:table-cell>
          <table:table-cell table:style-name="ce13" office:value-type="currency" office:currency="USD" office:value="9413" calcext:value-type="currency">
            <text:p>$9,413.00</text:p>
          </table:table-cell>
          <table:table-cell table:style-name="ce13" table:formula="of:=[.E344]-[.B344]" office:value-type="currency" office:currency="USD" office:value="1409" calcext:value-type="currency">
            <text:p>$1,409.00</text:p>
          </table:table-cell>
          <table:table-cell table:style-name="ce46" table:formula="of:=[.E344]/[.D344]" office:value-type="percentage" office:value="1.4375381795968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W</text:p>
          </table:table-cell>
          <table:table-cell table:style-name="ce8" office:value-type="currency" office:currency="USD" office:value="8395" calcext:value-type="currency">
            <text:p>$8,395.00</text:p>
          </table:table-cell>
          <table:table-cell table:style-name="ce13" office:value-type="currency" office:currency="USD" office:value="9165" calcext:value-type="currency">
            <text:p>$9,165.00</text:p>
          </table:table-cell>
          <table:table-cell table:style-name="ce13" table:formula="of:=[.C345]*0.8" office:value-type="currency" office:currency="USD" office:value="7332" calcext:value-type="currency">
            <text:p>$7,332.00</text:p>
          </table:table-cell>
          <table:table-cell table:style-name="ce13" office:value-type="currency" office:currency="USD" office:value="8430" calcext:value-type="currency">
            <text:p>$8,430.00</text:p>
          </table:table-cell>
          <table:table-cell table:style-name="ce13" table:formula="of:=[.E345]-[.B345]" office:value-type="currency" office:currency="USD" office:value="35" calcext:value-type="currency">
            <text:p>$35.00</text:p>
          </table:table-cell>
          <table:table-cell table:style-name="ce46" table:formula="of:=[.E345]/[.D345]" office:value-type="percentage" office:value="1.14975450081833" calcext:value-type="percentage">
            <text:p>114.9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W-OS</text:p>
          </table:table-cell>
          <table:table-cell table:style-name="ce8" office:value-type="currency" office:currency="USD" office:value="9364" calcext:value-type="currency">
            <text:p>$9,364.00</text:p>
          </table:table-cell>
          <table:table-cell table:style-name="ce13" office:value-type="currency" office:currency="USD" office:value="9585" calcext:value-type="currency">
            <text:p>$9,585.00</text:p>
          </table:table-cell>
          <table:table-cell table:style-name="ce13" table:formula="of:=[.C346]*0.8" office:value-type="currency" office:currency="USD" office:value="7668" calcext:value-type="currency">
            <text:p>$7,668.00</text:p>
          </table:table-cell>
          <table:table-cell table:style-name="ce13" office:value-type="currency" office:currency="USD" office:value="11023" calcext:value-type="currency">
            <text:p>$11,023.00</text:p>
          </table:table-cell>
          <table:table-cell table:style-name="ce13" table:formula="of:=[.E346]-[.B346]" office:value-type="currency" office:currency="USD" office:value="1659" calcext:value-type="currency">
            <text:p>$1,659.00</text:p>
          </table:table-cell>
          <table:table-cell table:style-name="ce46" table:formula="of:=[.E346]/[.D346]" office:value-type="percentage" office:value="1.4375326030255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60W-BTG</text:p>
          </table:table-cell>
          <table:table-cell table:style-name="ce8" office:value-type="currency" office:currency="USD" office:value="9704" calcext:value-type="currency">
            <text:p>$9,704.00</text:p>
          </table:table-cell>
          <table:table-cell table:style-name="ce13" office:value-type="currency" office:currency="USD" office:value="9905" calcext:value-type="currency">
            <text:p>$9,905.00</text:p>
          </table:table-cell>
          <table:table-cell table:style-name="ce13" table:formula="of:=[.C347]*0.8" office:value-type="currency" office:currency="USD" office:value="7924" calcext:value-type="currency">
            <text:p>$7,924.00</text:p>
          </table:table-cell>
          <table:table-cell table:style-name="ce13" office:value-type="currency" office:currency="USD" office:value="11391" calcext:value-type="currency">
            <text:p>$11,391.00</text:p>
          </table:table-cell>
          <table:table-cell table:style-name="ce13" table:formula="of:=[.E347]-[.B347]" office:value-type="currency" office:currency="USD" office:value="1687" calcext:value-type="currency">
            <text:p>$1,687.00</text:p>
          </table:table-cell>
          <table:table-cell table:style-name="ce46" table:formula="of:=[.E347]/[.D347]" office:value-type="percentage" office:value="1.4375315497223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5-60W</text:p>
          </table:table-cell>
          <table:table-cell table:style-name="ce8" office:value-type="currency" office:currency="USD" office:value="9205" calcext:value-type="currency">
            <text:p>$9,205.00</text:p>
          </table:table-cell>
          <table:table-cell table:style-name="ce13" office:value-type="currency" office:currency="USD" office:value="10035" calcext:value-type="currency">
            <text:p>$10,035.00</text:p>
          </table:table-cell>
          <table:table-cell table:style-name="ce13" table:formula="of:=[.C348]*0.8" office:value-type="currency" office:currency="USD" office:value="8028" calcext:value-type="currency">
            <text:p>$8,028.00</text:p>
          </table:table-cell>
          <table:table-cell table:style-name="ce13" office:value-type="currency" office:currency="USD" office:value="9230" calcext:value-type="currency">
            <text:p>$9,230.00</text:p>
          </table:table-cell>
          <table:table-cell table:style-name="ce13" table:formula="of:=[.E348]-[.B348]" office:value-type="currency" office:currency="USD" office:value="25" calcext:value-type="currency">
            <text:p>$25.00</text:p>
          </table:table-cell>
          <table:table-cell table:style-name="ce46" table:formula="of:=[.E348]/[.D348]" office:value-type="percentage" office:value="1.149725959143" calcext:value-type="percentage">
            <text:p>114.97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60W-OS</text:p>
          </table:table-cell>
          <table:table-cell table:style-name="ce8" office:value-type="currency" office:currency="USD" office:value="10195" calcext:value-type="currency">
            <text:p>$10,195.00</text:p>
          </table:table-cell>
          <table:table-cell table:style-name="ce13" office:value-type="currency" office:currency="USD" office:value="10460" calcext:value-type="currency">
            <text:p>$10,460.00</text:p>
          </table:table-cell>
          <table:table-cell table:style-name="ce13" table:formula="of:=[.C349]*0.8" office:value-type="currency" office:currency="USD" office:value="8368" calcext:value-type="currency">
            <text:p>$8,368.00</text:p>
          </table:table-cell>
          <table:table-cell table:style-name="ce13" office:value-type="currency" office:currency="USD" office:value="12029" calcext:value-type="currency">
            <text:p>$12,029.00</text:p>
          </table:table-cell>
          <table:table-cell table:style-name="ce13" table:formula="of:=[.E349]-[.B349]" office:value-type="currency" office:currency="USD" office:value="1834" calcext:value-type="currency">
            <text:p>$1,834.00</text:p>
          </table:table-cell>
          <table:table-cell table:style-name="ce46" table:formula="of:=[.E349]/[.D349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5-60W-BTG</text:p>
          </table:table-cell>
          <table:table-cell table:style-name="ce8" office:value-type="currency" office:currency="USD" office:value="10504" calcext:value-type="currency">
            <text:p>$10,504.00</text:p>
          </table:table-cell>
          <table:table-cell table:style-name="ce13" office:value-type="currency" office:currency="USD" office:value="10775" calcext:value-type="currency">
            <text:p>$10,775.00</text:p>
          </table:table-cell>
          <table:table-cell table:style-name="ce13" table:formula="of:=[.C350]*0.8" office:value-type="currency" office:currency="USD" office:value="8620" calcext:value-type="currency">
            <text:p>$8,620.00</text:p>
          </table:table-cell>
          <table:table-cell table:style-name="ce13" office:value-type="currency" office:currency="USD" office:value="12391" calcext:value-type="currency">
            <text:p>$12,391.00</text:p>
          </table:table-cell>
          <table:table-cell table:style-name="ce13" table:formula="of:=[.E350]-[.B350]" office:value-type="currency" office:currency="USD" office:value="1887" calcext:value-type="currency">
            <text:p>$1,887.00</text:p>
          </table:table-cell>
          <table:table-cell table:style-name="ce46" table:formula="of:=[.E350]/[.D350]" office:value-type="percentage" office:value="1.4374709976798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6-60W</text:p>
          </table:table-cell>
          <table:table-cell table:style-name="ce8" office:value-type="currency" office:currency="USD" office:value="9755" calcext:value-type="currency">
            <text:p>$9,755.00</text:p>
          </table:table-cell>
          <table:table-cell table:style-name="ce13" office:value-type="currency" office:currency="USD" office:value="10630" calcext:value-type="currency">
            <text:p>$10,630.00</text:p>
          </table:table-cell>
          <table:table-cell table:style-name="ce13" table:formula="of:=[.C351]*0.8" office:value-type="currency" office:currency="USD" office:value="8504" calcext:value-type="currency">
            <text:p>$8,504.00</text:p>
          </table:table-cell>
          <table:table-cell table:style-name="ce13" office:value-type="currency" office:currency="USD" office:value="9780" calcext:value-type="currency">
            <text:p>$9,780.00</text:p>
          </table:table-cell>
          <table:table-cell table:style-name="ce13" table:formula="of:=[.E351]-[.B351]" office:value-type="currency" office:currency="USD" office:value="25" calcext:value-type="currency">
            <text:p>$25.00</text:p>
          </table:table-cell>
          <table:table-cell table:style-name="ce46" table:formula="of:=[.E351]/[.D351]" office:value-type="percentage" office:value="1.15004703668862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60W-OS</text:p>
          </table:table-cell>
          <table:table-cell table:style-name="ce8" office:value-type="currency" office:currency="USD" office:value="10794" calcext:value-type="currency">
            <text:p>$10,794.00</text:p>
          </table:table-cell>
          <table:table-cell table:style-name="ce13" office:value-type="currency" office:currency="USD" office:value="11050" calcext:value-type="currency">
            <text:p>$11,050.00</text:p>
          </table:table-cell>
          <table:table-cell table:style-name="ce13" table:formula="of:=[.C352]*0.8" office:value-type="currency" office:currency="USD" office:value="8840" calcext:value-type="currency">
            <text:p>$8,840.00</text:p>
          </table:table-cell>
          <table:table-cell table:style-name="ce13" office:value-type="currency" office:currency="USD" office:value="12708" calcext:value-type="currency">
            <text:p>$12,708.00</text:p>
          </table:table-cell>
          <table:table-cell table:style-name="ce13" table:formula="of:=[.E352]-[.B352]" office:value-type="currency" office:currency="USD" office:value="1914" calcext:value-type="currency">
            <text:p>$1,914.00</text:p>
          </table:table-cell>
          <table:table-cell table:style-name="ce46" table:formula="of:=[.E352]/[.D352]" office:value-type="percentage" office:value="1.4375565610859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60W-BTG</text:p>
          </table:table-cell>
          <table:table-cell table:style-name="ce8" office:value-type="currency" office:currency="USD" office:value="11004" calcext:value-type="currency">
            <text:p>$11,004.00</text:p>
          </table:table-cell>
          <table:table-cell table:style-name="ce13" office:value-type="currency" office:currency="USD" office:value="11365" calcext:value-type="currency">
            <text:p>$11,365.00</text:p>
          </table:table-cell>
          <table:table-cell table:style-name="ce13" table:formula="of:=[.C353]*0.8" office:value-type="currency" office:currency="USD" office:value="9092" calcext:value-type="currency">
            <text:p>$9,092.00</text:p>
          </table:table-cell>
          <table:table-cell table:style-name="ce13" office:value-type="currency" office:currency="USD" office:value="13070" calcext:value-type="currency">
            <text:p>$13,070.00</text:p>
          </table:table-cell>
          <table:table-cell table:style-name="ce13" table:formula="of:=[.E353]-[.B353]" office:value-type="currency" office:currency="USD" office:value="2066" calcext:value-type="currency">
            <text:p>$2,066.00</text:p>
          </table:table-cell>
          <table:table-cell table:style-name="ce46" table:formula="of:=[.E353]/[.D353]" office:value-type="percentage" office:value="1.437527496700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W</text:p>
          </table:table-cell>
          <table:table-cell table:style-name="ce8" office:value-type="currency" office:currency="USD" office:value="12744" calcext:value-type="currency">
            <text:p>$12,744.00</text:p>
          </table:table-cell>
          <table:table-cell table:style-name="ce13" office:value-type="currency" office:currency="USD" office:value="13050" calcext:value-type="currency">
            <text:p>$13,050.00</text:p>
          </table:table-cell>
          <table:table-cell table:style-name="ce13" table:formula="of:=[.C354]*0.8" office:value-type="currency" office:currency="USD" office:value="10440" calcext:value-type="currency">
            <text:p>$10,440.00</text:p>
          </table:table-cell>
          <table:table-cell table:style-name="ce13" office:value-type="currency" office:currency="USD" office:value="15008" calcext:value-type="currency">
            <text:p>$15,008.00</text:p>
          </table:table-cell>
          <table:table-cell table:style-name="ce13" table:formula="of:=[.E354]-[.B354]" office:value-type="currency" office:currency="USD" office:value="2264" calcext:value-type="currency">
            <text:p>$2,264.00</text:p>
          </table:table-cell>
          <table:table-cell table:style-name="ce46" table:formula="of:=[.E354]/[.D354]" office:value-type="percentage" office:value="1.4375478927203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W-OS</text:p>
          </table:table-cell>
          <table:table-cell table:style-name="ce8" office:value-type="currency" office:currency="USD" office:value="13234" calcext:value-type="currency">
            <text:p>$13,234.00</text:p>
          </table:table-cell>
          <table:table-cell table:style-name="ce13" office:value-type="currency" office:currency="USD" office:value="13525" calcext:value-type="currency">
            <text:p>$13,525.00</text:p>
          </table:table-cell>
          <table:table-cell table:style-name="ce13" table:formula="of:=[.C355]*0.8" office:value-type="currency" office:currency="USD" office:value="10820" calcext:value-type="currency">
            <text:p>$10,820.00</text:p>
          </table:table-cell>
          <table:table-cell table:style-name="ce13" office:value-type="currency" office:currency="USD" office:value="15554" calcext:value-type="currency">
            <text:p>$15,554.00</text:p>
          </table:table-cell>
          <table:table-cell table:style-name="ce13" table:formula="of:=[.E355]-[.B355]" office:value-type="currency" office:currency="USD" office:value="2320" calcext:value-type="currency">
            <text:p>$2,320.00</text:p>
          </table:table-cell>
          <table:table-cell table:style-name="ce46" table:formula="of:=[.E355]/[.D355]" office:value-type="percentage" office:value="1.4375231053604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8-60W-BTG</text:p>
          </table:table-cell>
          <table:table-cell table:style-name="ce8" office:value-type="currency" office:currency="USD" office:value="13500" calcext:value-type="currency">
            <text:p>$13,500.00</text:p>
          </table:table-cell>
          <table:table-cell table:style-name="ce13" office:value-type="currency" office:currency="USD" office:value="13850" calcext:value-type="currency">
            <text:p>$13,850.00</text:p>
          </table:table-cell>
          <table:table-cell table:style-name="ce13" table:formula="of:=[.C356]*0.8" office:value-type="currency" office:currency="USD" office:value="11080" calcext:value-type="currency">
            <text:p>$11,080.00</text:p>
          </table:table-cell>
          <table:table-cell table:style-name="ce13" office:value-type="currency" office:currency="USD" office:value="15928" calcext:value-type="currency">
            <text:p>$15,928.00</text:p>
          </table:table-cell>
          <table:table-cell table:style-name="ce13" table:formula="of:=[.E356]-[.B356]" office:value-type="currency" office:currency="USD" office:value="2428" calcext:value-type="currency">
            <text:p>$2,428.00</text:p>
          </table:table-cell>
          <table:table-cell table:style-name="ce46" table:formula="of:=[.E356]/[.D356]" office:value-type="percentage" office:value="1.4375451263537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2-72W</text:p>
          </table:table-cell>
          <table:table-cell table:style-name="ce8" office:value-type="currency" office:currency="USD" office:value="9569" calcext:value-type="currency">
            <text:p>$9,569.00</text:p>
          </table:table-cell>
          <table:table-cell table:style-name="ce13" office:value-type="currency" office:currency="USD" office:value="10430" calcext:value-type="currency">
            <text:p>$10,430.00</text:p>
          </table:table-cell>
          <table:table-cell table:style-name="ce13" table:formula="of:=[.C357]*0.8" office:value-type="currency" office:currency="USD" office:value="8344" calcext:value-type="currency">
            <text:p>$8,344.00</text:p>
          </table:table-cell>
          <table:table-cell table:style-name="ce13" office:value-type="currency" office:currency="USD" office:value="9595" calcext:value-type="currency">
            <text:p>$9,595.00</text:p>
          </table:table-cell>
          <table:table-cell table:style-name="ce13" table:formula="of:=[.E357]-[.B357]" office:value-type="currency" office:currency="USD" office:value="26" calcext:value-type="currency">
            <text:p>$26.00</text:p>
          </table:table-cell>
          <table:table-cell table:style-name="ce46" table:formula="of:=[.E357]/[.D357]" office:value-type="percentage" office:value="1.14992809204219" calcext:value-type="percentage">
            <text:p>114.99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72W-OS</text:p>
          </table:table-cell>
          <table:table-cell table:style-name="ce8" office:value-type="currency" office:currency="USD" office:value="10704" calcext:value-type="currency">
            <text:p>$10,704.00</text:p>
          </table:table-cell>
          <table:table-cell table:style-name="ce13" office:value-type="currency" office:currency="USD" office:value="11145" calcext:value-type="currency">
            <text:p>$11,145.00</text:p>
          </table:table-cell>
          <table:table-cell table:style-name="ce13" table:formula="of:=[.C358]*0.8" office:value-type="currency" office:currency="USD" office:value="8916" calcext:value-type="currency">
            <text:p>$8,916.00</text:p>
          </table:table-cell>
          <table:table-cell table:style-name="ce13" office:value-type="currency" office:currency="USD" office:value="12817" calcext:value-type="currency">
            <text:p>$12,817.00</text:p>
          </table:table-cell>
          <table:table-cell table:style-name="ce13" table:formula="of:=[.E358]-[.B358]" office:value-type="currency" office:currency="USD" office:value="2113" calcext:value-type="currency">
            <text:p>$2,113.00</text:p>
          </table:table-cell>
          <table:table-cell table:style-name="ce46" table:formula="of:=[.E358]/[.D358]" office:value-type="percentage" office:value="1.4375280394795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72W-BTG</text:p>
          </table:table-cell>
          <table:table-cell table:style-name="ce8" office:value-type="currency" office:currency="USD" office:value="10980" calcext:value-type="currency">
            <text:p>$10,980.00</text:p>
          </table:table-cell>
          <table:table-cell table:style-name="ce13" office:value-type="currency" office:currency="USD" office:value="11610" calcext:value-type="currency">
            <text:p>$11,610.00</text:p>
          </table:table-cell>
          <table:table-cell table:style-name="ce13" table:formula="of:=[.C359]*0.8" office:value-type="currency" office:currency="USD" office:value="9288" calcext:value-type="currency">
            <text:p>$9,288.00</text:p>
          </table:table-cell>
          <table:table-cell table:style-name="ce13" office:value-type="currency" office:currency="USD" office:value="13352" calcext:value-type="currency">
            <text:p>$13,352.00</text:p>
          </table:table-cell>
          <table:table-cell table:style-name="ce13" table:formula="of:=[.E359]-[.B359]" office:value-type="currency" office:currency="USD" office:value="2372" calcext:value-type="currency">
            <text:p>$2,372.00</text:p>
          </table:table-cell>
          <table:table-cell table:style-name="ce46" table:formula="of:=[.E359]/[.D359]" office:value-type="percentage" office:value="1.4375538329026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W</text:p>
          </table:table-cell>
          <table:table-cell table:style-name="ce8" office:value-type="currency" office:currency="USD" office:value="10895" calcext:value-type="currency">
            <text:p>$10,895.00</text:p>
          </table:table-cell>
          <table:table-cell table:style-name="ce13" office:value-type="currency" office:currency="USD" office:value="11945" calcext:value-type="currency">
            <text:p>$11,945.00</text:p>
          </table:table-cell>
          <table:table-cell table:style-name="ce13" table:formula="of:=[.C360]*0.8" office:value-type="currency" office:currency="USD" office:value="9556" calcext:value-type="currency">
            <text:p>$9,556.00</text:p>
          </table:table-cell>
          <table:table-cell table:style-name="ce13" office:value-type="currency" office:currency="USD" office:value="10990" calcext:value-type="currency">
            <text:p>$10,990.00</text:p>
          </table:table-cell>
          <table:table-cell table:style-name="ce13" table:formula="of:=[.E360]-[.B360]" office:value-type="currency" office:currency="USD" office:value="95" calcext:value-type="currency">
            <text:p>$95.00</text:p>
          </table:table-cell>
          <table:table-cell table:style-name="ce46" table:formula="of:=[.E360]/[.D360]" office:value-type="percentage" office:value="1.15006278777731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W-OS</text:p>
          </table:table-cell>
          <table:table-cell table:style-name="ce8" office:value-type="currency" office:currency="USD" office:value="12173" calcext:value-type="currency">
            <text:p>$12,173.00</text:p>
          </table:table-cell>
          <table:table-cell table:style-name="ce13" office:value-type="currency" office:currency="USD" office:value="12690" calcext:value-type="currency">
            <text:p>$12,690.00</text:p>
          </table:table-cell>
          <table:table-cell table:style-name="ce13" table:formula="of:=[.C361]*0.8" office:value-type="currency" office:currency="USD" office:value="10152" calcext:value-type="currency">
            <text:p>$10,152.00</text:p>
          </table:table-cell>
          <table:table-cell table:style-name="ce13" office:value-type="currency" office:currency="USD" office:value="14594" calcext:value-type="currency">
            <text:p>$14,594.00</text:p>
          </table:table-cell>
          <table:table-cell table:style-name="ce13" table:formula="of:=[.E361]-[.B361]" office:value-type="currency" office:currency="USD" office:value="2421" calcext:value-type="currency">
            <text:p>$2,421.00</text:p>
          </table:table-cell>
          <table:table-cell table:style-name="ce46" table:formula="of:=[.E361]/[.D361]" office:value-type="percentage" office:value="1.4375492513790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72W-BTG</text:p>
          </table:table-cell>
          <table:table-cell table:style-name="ce8" office:value-type="currency" office:currency="USD" office:value="12475" calcext:value-type="currency">
            <text:p>$12,475.00</text:p>
          </table:table-cell>
          <table:table-cell table:style-name="ce13" office:value-type="currency" office:currency="USD" office:value="13155" calcext:value-type="currency">
            <text:p>$13,155.00</text:p>
          </table:table-cell>
          <table:table-cell table:style-name="ce13" table:formula="of:=[.C362]*0.8" office:value-type="currency" office:currency="USD" office:value="10524" calcext:value-type="currency">
            <text:p>$10,524.00</text:p>
          </table:table-cell>
          <table:table-cell table:style-name="ce13" office:value-type="currency" office:currency="USD" office:value="15128" calcext:value-type="currency">
            <text:p>$15,128.00</text:p>
          </table:table-cell>
          <table:table-cell table:style-name="ce13" table:formula="of:=[.E362]-[.B362]" office:value-type="currency" office:currency="USD" office:value="2653" calcext:value-type="currency">
            <text:p>$2,653.00</text:p>
          </table:table-cell>
          <table:table-cell table:style-name="ce46" table:formula="of:=[.E362]/[.D362]" office:value-type="percentage" office:value="1.4374762447738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W</text:p>
          </table:table-cell>
          <table:table-cell table:style-name="ce8" office:value-type="currency" office:currency="USD" office:value="13400" calcext:value-type="currency">
            <text:p>$13,400.00</text:p>
          </table:table-cell>
          <table:table-cell table:style-name="ce13" office:value-type="currency" office:currency="USD" office:value="14625" calcext:value-type="currency">
            <text:p>$14,625.00</text:p>
          </table:table-cell>
          <table:table-cell table:style-name="ce13" table:formula="of:=[.C363]*0.8" office:value-type="currency" office:currency="USD" office:value="11700" calcext:value-type="currency">
            <text:p>$11,700.00</text:p>
          </table:table-cell>
          <table:table-cell table:style-name="ce13" office:value-type="currency" office:currency="USD" office:value="13455" calcext:value-type="currency">
            <text:p>$13,455.00</text:p>
          </table:table-cell>
          <table:table-cell table:style-name="ce13" table:formula="of:=[.E363]-[.B363]" office:value-type="currency" office:currency="USD" office:value="55" calcext:value-type="currency">
            <text:p>$55.00</text:p>
          </table:table-cell>
          <table:table-cell table:style-name="ce46" table:formula="of:=[.E363]/[.D363]" office:value-type="percentage" office:value="1.15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W-OS</text:p>
          </table:table-cell>
          <table:table-cell table:style-name="ce8" office:value-type="currency" office:currency="USD" office:value="14875" calcext:value-type="currency">
            <text:p>$14,875.00</text:p>
          </table:table-cell>
          <table:table-cell table:style-name="ce13" office:value-type="currency" office:currency="USD" office:value="15475" calcext:value-type="currency">
            <text:p>$15,475.00</text:p>
          </table:table-cell>
          <table:table-cell table:style-name="ce13" table:formula="of:=[.C364]*0.8" office:value-type="currency" office:currency="USD" office:value="12380" calcext:value-type="currency">
            <text:p>$12,380.00</text:p>
          </table:table-cell>
          <table:table-cell table:style-name="ce13" office:value-type="currency" office:currency="USD" office:value="17796" calcext:value-type="currency">
            <text:p>$17,796.00</text:p>
          </table:table-cell>
          <table:table-cell table:style-name="ce13" table:formula="of:=[.E364]-[.B364]" office:value-type="currency" office:currency="USD" office:value="2921" calcext:value-type="currency">
            <text:p>$2,921.00</text:p>
          </table:table-cell>
          <table:table-cell table:style-name="ce46" table:formula="of:=[.E364]/[.D364]" office:value-type="percentage" office:value="1.4374798061389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72W-BTG</text:p>
          </table:table-cell>
          <table:table-cell table:style-name="ce8" office:value-type="currency" office:currency="USD" office:value="15135" calcext:value-type="currency">
            <text:p>$15,135.00</text:p>
          </table:table-cell>
          <table:table-cell table:style-name="ce13" office:value-type="currency" office:currency="USD" office:value="15935" calcext:value-type="currency">
            <text:p>$15,935.00</text:p>
          </table:table-cell>
          <table:table-cell table:style-name="ce13" table:formula="of:=[.C365]*0.8" office:value-type="currency" office:currency="USD" office:value="12748" calcext:value-type="currency">
            <text:p>$12,748.00</text:p>
          </table:table-cell>
          <table:table-cell table:style-name="ce13" office:value-type="currency" office:currency="USD" office:value="18325" calcext:value-type="currency">
            <text:p>$18,325.00</text:p>
          </table:table-cell>
          <table:table-cell table:style-name="ce13" table:formula="of:=[.E365]-[.B365]" office:value-type="currency" office:currency="USD" office:value="3190" calcext:value-type="currency">
            <text:p>$3,190.00</text:p>
          </table:table-cell>
          <table:table-cell table:style-name="ce46" table:formula="of:=[.E365]/[.D365]" office:value-type="percentage" office:value="1.4374803890806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W</text:p>
          </table:table-cell>
          <table:table-cell table:style-name="ce8" office:value-type="currency" office:currency="USD" office:value="11084" calcext:value-type="currency">
            <text:p>$11,084.00</text:p>
          </table:table-cell>
          <table:table-cell table:style-name="ce13" office:value-type="currency" office:currency="USD" office:value="12080" calcext:value-type="currency">
            <text:p>$12,080.00</text:p>
          </table:table-cell>
          <table:table-cell table:style-name="ce13" table:formula="of:=[.C366]*0.8" office:value-type="currency" office:currency="USD" office:value="9664" calcext:value-type="currency">
            <text:p>$9,664.00</text:p>
          </table:table-cell>
          <table:table-cell table:style-name="ce13" office:value-type="currency" office:currency="USD" office:value="11115" calcext:value-type="currency">
            <text:p>$11,115.00</text:p>
          </table:table-cell>
          <table:table-cell table:style-name="ce13" table:formula="of:=[.E366]-[.B366]" office:value-type="currency" office:currency="USD" office:value="31" calcext:value-type="currency">
            <text:p>$31.00</text:p>
          </table:table-cell>
          <table:table-cell table:style-name="ce46" table:formula="of:=[.E366]/[.D366]" office:value-type="percentage" office:value="1.15014486754967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W-OS</text:p>
          </table:table-cell>
          <table:table-cell table:style-name="ce8" office:value-type="currency" office:currency="USD" office:value="12360" calcext:value-type="currency">
            <text:p>$12,360.00</text:p>
          </table:table-cell>
          <table:table-cell table:style-name="ce13" office:value-type="currency" office:currency="USD" office:value="12820" calcext:value-type="currency">
            <text:p>$12,820.00</text:p>
          </table:table-cell>
          <table:table-cell table:style-name="ce13" table:formula="of:=[.C367]*0.8" office:value-type="currency" office:currency="USD" office:value="10256" calcext:value-type="currency">
            <text:p>$10,256.00</text:p>
          </table:table-cell>
          <table:table-cell table:style-name="ce13" office:value-type="currency" office:currency="USD" office:value="14743" calcext:value-type="currency">
            <text:p>$14,743.00</text:p>
          </table:table-cell>
          <table:table-cell table:style-name="ce13" table:formula="of:=[.E367]-[.B367]" office:value-type="currency" office:currency="USD" office:value="2383" calcext:value-type="currency">
            <text:p>$2,383.00</text:p>
          </table:table-cell>
          <table:table-cell table:style-name="ce46" table:formula="of:=[.E367]/[.D367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2-84W-BTG</text:p>
          </table:table-cell>
          <table:table-cell table:style-name="ce8" office:value-type="currency" office:currency="USD" office:value="12644" calcext:value-type="currency">
            <text:p>$12,644.00</text:p>
          </table:table-cell>
          <table:table-cell table:style-name="ce13" office:value-type="currency" office:currency="USD" office:value="13295" calcext:value-type="currency">
            <text:p>$13,295.00</text:p>
          </table:table-cell>
          <table:table-cell table:style-name="ce13" table:formula="of:=[.C368]*0.8" office:value-type="currency" office:currency="USD" office:value="10636" calcext:value-type="currency">
            <text:p>$10,636.00</text:p>
          </table:table-cell>
          <table:table-cell table:style-name="ce13" office:value-type="currency" office:currency="USD" office:value="15289" calcext:value-type="currency">
            <text:p>$15,289.00</text:p>
          </table:table-cell>
          <table:table-cell table:style-name="ce13" table:formula="of:=[.E368]-[.B368]" office:value-type="currency" office:currency="USD" office:value="2645" calcext:value-type="currency">
            <text:p>$2,645.00</text:p>
          </table:table-cell>
          <table:table-cell table:style-name="ce46" table:formula="of:=[.E368]/[.D368]" office:value-type="percentage" office:value="1.437476494922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W</text:p>
          </table:table-cell>
          <table:table-cell table:style-name="ce8" office:value-type="currency" office:currency="USD" office:value="12500" calcext:value-type="currency">
            <text:p>$12,500.00</text:p>
          </table:table-cell>
          <table:table-cell table:style-name="ce13" office:value-type="currency" office:currency="USD" office:value="13655" calcext:value-type="currency">
            <text:p>$13,655.00</text:p>
          </table:table-cell>
          <table:table-cell table:style-name="ce13" table:formula="of:=[.C369]*0.8" office:value-type="currency" office:currency="USD" office:value="10924" calcext:value-type="currency">
            <text:p>$10,924.00</text:p>
          </table:table-cell>
          <table:table-cell table:style-name="ce13" office:value-type="currency" office:currency="USD" office:value="12565" calcext:value-type="currency">
            <text:p>$12,565.00</text:p>
          </table:table-cell>
          <table:table-cell table:style-name="ce13" table:formula="of:=[.E369]-[.B369]" office:value-type="currency" office:currency="USD" office:value="65" calcext:value-type="currency">
            <text:p>$65.00</text:p>
          </table:table-cell>
          <table:table-cell table:style-name="ce46" table:formula="of:=[.E369]/[.D369]" office:value-type="percentage" office:value="1.15021969974368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W-OS</text:p>
          </table:table-cell>
          <table:table-cell table:style-name="ce8" office:value-type="currency" office:currency="USD" office:value="13904" calcext:value-type="currency">
            <text:p>$13,904.00</text:p>
          </table:table-cell>
          <table:table-cell table:style-name="ce13" office:value-type="currency" office:currency="USD" office:value="14400" calcext:value-type="currency">
            <text:p>$14,400.00</text:p>
          </table:table-cell>
          <table:table-cell table:style-name="ce13" table:formula="of:=[.C370]*0.8" office:value-type="currency" office:currency="USD" office:value="11520" calcext:value-type="currency">
            <text:p>$11,520.00</text:p>
          </table:table-cell>
          <table:table-cell table:style-name="ce13" office:value-type="currency" office:currency="USD" office:value="16560" calcext:value-type="currency">
            <text:p>$16,560.00</text:p>
          </table:table-cell>
          <table:table-cell table:style-name="ce13" table:formula="of:=[.E370]-[.B370]" office:value-type="currency" office:currency="USD" office:value="2656" calcext:value-type="currency">
            <text:p>$2,656.00</text:p>
          </table:table-cell>
          <table:table-cell table:style-name="ce46" table:formula="of:=[.E370]/[.D370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4-84W-BTG</text:p>
          </table:table-cell>
          <table:table-cell table:style-name="ce8" office:value-type="currency" office:currency="USD" office:value="14185" calcext:value-type="currency">
            <text:p>$14,185.00</text:p>
          </table:table-cell>
          <table:table-cell table:style-name="ce13" office:value-type="currency" office:currency="USD" office:value="14865" calcext:value-type="currency">
            <text:p>$14,865.00</text:p>
          </table:table-cell>
          <table:table-cell table:style-name="ce13" table:formula="of:=[.C371]*0.8" office:value-type="currency" office:currency="USD" office:value="11892" calcext:value-type="currency">
            <text:p>$11,892.00</text:p>
          </table:table-cell>
          <table:table-cell table:style-name="ce13" office:value-type="currency" office:currency="USD" office:value="17095" calcext:value-type="currency">
            <text:p>$17,095.00</text:p>
          </table:table-cell>
          <table:table-cell table:style-name="ce13" table:formula="of:=[.E371]-[.B371]" office:value-type="currency" office:currency="USD" office:value="2910" calcext:value-type="currency">
            <text:p>$2,910.00</text:p>
          </table:table-cell>
          <table:table-cell table:style-name="ce46" table:formula="of:=[.E371]/[.D371]" office:value-type="percentage" office:value="1.4375210225361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W</text:p>
          </table:table-cell>
          <table:table-cell table:style-name="ce8" office:value-type="currency" office:currency="USD" office:value="14784" calcext:value-type="currency">
            <text:p>$14,784.00</text:p>
          </table:table-cell>
          <table:table-cell table:style-name="ce13" office:value-type="currency" office:currency="USD" office:value="16095" calcext:value-type="currency">
            <text:p>$16,095.00</text:p>
          </table:table-cell>
          <table:table-cell table:style-name="ce13" table:formula="of:=[.C372]*0.8" office:value-type="currency" office:currency="USD" office:value="12876" calcext:value-type="currency">
            <text:p>$12,876.00</text:p>
          </table:table-cell>
          <table:table-cell table:style-name="ce13" office:value-type="currency" office:currency="USD" office:value="14810" calcext:value-type="currency">
            <text:p>$14,810.00</text:p>
          </table:table-cell>
          <table:table-cell table:style-name="ce13" table:formula="of:=[.E372]-[.B372]" office:value-type="currency" office:currency="USD" office:value="26" calcext:value-type="currency">
            <text:p>$26.00</text:p>
          </table:table-cell>
          <table:table-cell table:style-name="ce46" table:formula="of:=[.E372]/[.D372]" office:value-type="percentage" office:value="1.150201926064" calcext:value-type="percentage">
            <text:p>115.02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W-OS</text:p>
          </table:table-cell>
          <table:table-cell table:style-name="ce8" office:value-type="currency" office:currency="USD" office:value="16374" calcext:value-type="currency">
            <text:p>$16,374.00</text:p>
          </table:table-cell>
          <table:table-cell table:style-name="ce13" office:value-type="currency" office:currency="USD" office:value="16945" calcext:value-type="currency">
            <text:p>$16,945.00</text:p>
          </table:table-cell>
          <table:table-cell table:style-name="ce13" table:formula="of:=[.C373]*0.8" office:value-type="currency" office:currency="USD" office:value="13556" calcext:value-type="currency">
            <text:p>$13,556.00</text:p>
          </table:table-cell>
          <table:table-cell table:style-name="ce13" office:value-type="currency" office:currency="USD" office:value="19487" calcext:value-type="currency">
            <text:p>$19,487.00</text:p>
          </table:table-cell>
          <table:table-cell table:style-name="ce13" table:formula="of:=[.E373]-[.B373]" office:value-type="currency" office:currency="USD" office:value="3113" calcext:value-type="currency">
            <text:p>$3,113.00</text:p>
          </table:table-cell>
          <table:table-cell table:style-name="ce46" table:formula="of:=[.E373]/[.D373]" office:value-type="percentage" office:value="1.4375184420182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6-84W-BTG</text:p>
          </table:table-cell>
          <table:table-cell table:style-name="ce8" office:value-type="currency" office:currency="USD" office:value="16964" calcext:value-type="currency">
            <text:p>$16,964.00</text:p>
          </table:table-cell>
          <table:table-cell table:style-name="ce13" office:value-type="currency" office:currency="USD" office:value="17410" calcext:value-type="currency">
            <text:p>$17,410.00</text:p>
          </table:table-cell>
          <table:table-cell table:style-name="ce13" table:formula="of:=[.C374]*0.8" office:value-type="currency" office:currency="USD" office:value="13928" calcext:value-type="currency">
            <text:p>$13,928.00</text:p>
          </table:table-cell>
          <table:table-cell table:style-name="ce13" office:value-type="currency" office:currency="USD" office:value="20022" calcext:value-type="currency">
            <text:p>$20,022.00</text:p>
          </table:table-cell>
          <table:table-cell table:style-name="ce13" table:formula="of:=[.E374]-[.B374]" office:value-type="currency" office:currency="USD" office:value="3058" calcext:value-type="currency">
            <text:p>$3,058.00</text:p>
          </table:table-cell>
          <table:table-cell table:style-name="ce46" table:formula="of:=[.E374]/[.D374]" office:value-type="percentage" office:value="1.4375358989086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LSH Series Spacesaver High Rise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36</text:p>
          </table:table-cell>
          <table:table-cell table:style-name="ce8" office:value-type="currency" office:currency="USD" office:value="6102" calcext:value-type="currency">
            <text:p>$6,102.00</text:p>
          </table:table-cell>
          <table:table-cell table:style-name="ce13" office:value-type="currency" office:currency="USD" office:value="6410" calcext:value-type="currency">
            <text:p>$6,410.00</text:p>
          </table:table-cell>
          <table:table-cell table:style-name="ce13" table:formula="of:=[.C378]*0.8" office:value-type="currency" office:currency="USD" office:value="5128" calcext:value-type="currency">
            <text:p>$5,128.00</text:p>
          </table:table-cell>
          <table:table-cell table:style-name="ce13" office:value-type="currency" office:currency="USD" office:value="6410" calcext:value-type="currency">
            <text:p>$6,410.00</text:p>
          </table:table-cell>
          <table:table-cell table:style-name="ce13" table:formula="of:=[.E378]-[.B378]" office:value-type="currency" office:currency="USD" office:value="308" calcext:value-type="currency">
            <text:p>$308.00</text:p>
          </table:table-cell>
          <table:table-cell table:style-name="ce46" table:formula="of:=[.E378]/[.D378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36-OS</text:p>
          </table:table-cell>
          <table:table-cell table:style-name="ce8" office:value-type="currency" office:currency="USD" office:value="6377" calcext:value-type="currency">
            <text:p>$6,377.00</text:p>
          </table:table-cell>
          <table:table-cell table:style-name="ce13" office:value-type="currency" office:currency="USD" office:value="6690" calcext:value-type="currency">
            <text:p>$6,690.00</text:p>
          </table:table-cell>
          <table:table-cell table:style-name="ce13" table:formula="of:=[.C379]*0.8" office:value-type="currency" office:currency="USD" office:value="5352" calcext:value-type="currency">
            <text:p>$5,352.00</text:p>
          </table:table-cell>
          <table:table-cell table:style-name="ce13" office:value-type="currency" office:currency="USD" office:value="7694" calcext:value-type="currency">
            <text:p>$7,694.00</text:p>
          </table:table-cell>
          <table:table-cell table:style-name="ce13" table:formula="of:=[.E379]-[.B379]" office:value-type="currency" office:currency="USD" office:value="1317" calcext:value-type="currency">
            <text:p>$1,317.00</text:p>
          </table:table-cell>
          <table:table-cell table:style-name="ce46" table:formula="of:=[.E379]/[.D379]" office:value-type="percentage" office:value="1.43759342301943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36-BTG</text:p>
          </table:table-cell>
          <table:table-cell table:style-name="ce8" office:value-type="currency" office:currency="USD" office:value="6813" calcext:value-type="currency">
            <text:p>$6,813.00</text:p>
          </table:table-cell>
          <table:table-cell table:style-name="ce13" office:value-type="currency" office:currency="USD" office:value="7135" calcext:value-type="currency">
            <text:p>$7,135.00</text:p>
          </table:table-cell>
          <table:table-cell table:style-name="ce13" table:formula="of:=[.C380]*0.8" office:value-type="currency" office:currency="USD" office:value="5708" calcext:value-type="currency">
            <text:p>$5,708.00</text:p>
          </table:table-cell>
          <table:table-cell table:style-name="ce13" office:value-type="currency" office:currency="USD" office:value="8205" calcext:value-type="currency">
            <text:p>$8,205.00</text:p>
          </table:table-cell>
          <table:table-cell table:style-name="ce13" table:formula="of:=[.E380]-[.B380]" office:value-type="currency" office:currency="USD" office:value="1392" calcext:value-type="currency">
            <text:p>$1,392.00</text:p>
          </table:table-cell>
          <table:table-cell table:style-name="ce46" table:formula="of:=[.E380]/[.D380]" office:value-type="percentage" office:value="1.43745620182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48</text:p>
          </table:table-cell>
          <table:table-cell table:style-name="ce8" office:value-type="currency" office:currency="USD" office:value="6352" calcext:value-type="currency">
            <text:p>$6,352.00</text:p>
          </table:table-cell>
          <table:table-cell table:style-name="ce13" office:value-type="currency" office:currency="USD" office:value="6665" calcext:value-type="currency">
            <text:p>$6,665.00</text:p>
          </table:table-cell>
          <table:table-cell table:style-name="ce13" table:formula="of:=[.C381]*0.8" office:value-type="currency" office:currency="USD" office:value="5332" calcext:value-type="currency">
            <text:p>$5,332.00</text:p>
          </table:table-cell>
          <table:table-cell table:style-name="ce13" office:value-type="currency" office:currency="USD" office:value="6665" calcext:value-type="currency">
            <text:p>$6,665.00</text:p>
          </table:table-cell>
          <table:table-cell table:style-name="ce13" table:formula="of:=[.E381]-[.B381]" office:value-type="currency" office:currency="USD" office:value="313" calcext:value-type="currency">
            <text:p>$313.00</text:p>
          </table:table-cell>
          <table:table-cell table:style-name="ce46" table:formula="of:=[.E381]/[.D381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48-OS</text:p>
          </table:table-cell>
          <table:table-cell table:style-name="ce8" office:value-type="currency" office:currency="USD" office:value="6636" calcext:value-type="currency">
            <text:p>$6,636.00</text:p>
          </table:table-cell>
          <table:table-cell table:style-name="ce13" office:value-type="currency" office:currency="USD" office:value="6955" calcext:value-type="currency">
            <text:p>$6,955.00</text:p>
          </table:table-cell>
          <table:table-cell table:style-name="ce13" table:formula="of:=[.C382]*0.8" office:value-type="currency" office:currency="USD" office:value="5564" calcext:value-type="currency">
            <text:p>$5,564.00</text:p>
          </table:table-cell>
          <table:table-cell table:style-name="ce13" office:value-type="currency" office:currency="USD" office:value="7998" calcext:value-type="currency">
            <text:p>$7,998.00</text:p>
          </table:table-cell>
          <table:table-cell table:style-name="ce13" table:formula="of:=[.E382]-[.B382]" office:value-type="currency" office:currency="USD" office:value="1362" calcext:value-type="currency">
            <text:p>$1,362.00</text:p>
          </table:table-cell>
          <table:table-cell table:style-name="ce46" table:formula="of:=[.E382]/[.D382]" office:value-type="percentage" office:value="1.4374550682961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48-BTG</text:p>
          </table:table-cell>
          <table:table-cell table:style-name="ce8" office:value-type="currency" office:currency="USD" office:value="7044" calcext:value-type="currency">
            <text:p>$7,044.00</text:p>
          </table:table-cell>
          <table:table-cell table:style-name="ce13" office:value-type="currency" office:currency="USD" office:value="7380" calcext:value-type="currency">
            <text:p>$7,380.00</text:p>
          </table:table-cell>
          <table:table-cell table:style-name="ce13" table:formula="of:=[.C383]*0.8" office:value-type="currency" office:currency="USD" office:value="5904" calcext:value-type="currency">
            <text:p>$5,904.00</text:p>
          </table:table-cell>
          <table:table-cell table:style-name="ce13" office:value-type="currency" office:currency="USD" office:value="8487" calcext:value-type="currency">
            <text:p>$8,487.00</text:p>
          </table:table-cell>
          <table:table-cell table:style-name="ce13" table:formula="of:=[.E383]-[.B383]" office:value-type="currency" office:currency="USD" office:value="1443" calcext:value-type="currency">
            <text:p>$1,443.00</text:p>
          </table:table-cell>
          <table:table-cell table:style-name="ce46" table:formula="of:=[.E383]/[.D383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48</text:p>
          </table:table-cell>
          <table:table-cell table:style-name="ce8" office:value-type="currency" office:currency="USD" office:value="6681" calcext:value-type="currency">
            <text:p>$6,681.00</text:p>
          </table:table-cell>
          <table:table-cell table:style-name="ce13" office:value-type="currency" office:currency="USD" office:value="7000" calcext:value-type="currency">
            <text:p>$7,000.00</text:p>
          </table:table-cell>
          <table:table-cell table:style-name="ce13" table:formula="of:=[.C384]*0.8" office:value-type="currency" office:currency="USD" office:value="5600" calcext:value-type="currency">
            <text:p>$5,600.00</text:p>
          </table:table-cell>
          <table:table-cell table:style-name="ce13" office:value-type="currency" office:currency="USD" office:value="7000" calcext:value-type="currency">
            <text:p>$7,000.00</text:p>
          </table:table-cell>
          <table:table-cell table:style-name="ce13" table:formula="of:=[.E384]-[.B384]" office:value-type="currency" office:currency="USD" office:value="319" calcext:value-type="currency">
            <text:p>$319.00</text:p>
          </table:table-cell>
          <table:table-cell table:style-name="ce46" table:formula="of:=[.E384]/[.D384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48-OS</text:p>
          </table:table-cell>
          <table:table-cell table:style-name="ce8" office:value-type="currency" office:currency="USD" office:value="6965" calcext:value-type="currency">
            <text:p>$6,965.00</text:p>
          </table:table-cell>
          <table:table-cell table:style-name="ce13" office:value-type="currency" office:currency="USD" office:value="7290" calcext:value-type="currency">
            <text:p>$7,290.00</text:p>
          </table:table-cell>
          <table:table-cell table:style-name="ce13" table:formula="of:=[.C385]*0.8" office:value-type="currency" office:currency="USD" office:value="5832" calcext:value-type="currency">
            <text:p>$5,832.00</text:p>
          </table:table-cell>
          <table:table-cell table:style-name="ce13" office:value-type="currency" office:currency="USD" office:value="8384" calcext:value-type="currency">
            <text:p>$8,384.00</text:p>
          </table:table-cell>
          <table:table-cell table:style-name="ce13" table:formula="of:=[.E385]-[.B385]" office:value-type="currency" office:currency="USD" office:value="1419" calcext:value-type="currency">
            <text:p>$1,419.00</text:p>
          </table:table-cell>
          <table:table-cell table:style-name="ce46" table:formula="of:=[.E385]/[.D385]" office:value-type="percentage" office:value="1.43758573388203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48-BTG</text:p>
          </table:table-cell>
          <table:table-cell table:style-name="ce8" office:value-type="currency" office:currency="USD" office:value="7381" calcext:value-type="currency">
            <text:p>$7,381.00</text:p>
          </table:table-cell>
          <table:table-cell table:style-name="ce13" office:value-type="currency" office:currency="USD" office:value="7715" calcext:value-type="currency">
            <text:p>$7,715.00</text:p>
          </table:table-cell>
          <table:table-cell table:style-name="ce13" table:formula="of:=[.C386]*0.8" office:value-type="currency" office:currency="USD" office:value="6172" calcext:value-type="currency">
            <text:p>$6,172.00</text:p>
          </table:table-cell>
          <table:table-cell table:style-name="ce13" office:value-type="currency" office:currency="USD" office:value="8872" calcext:value-type="currency">
            <text:p>$8,872.00</text:p>
          </table:table-cell>
          <table:table-cell table:style-name="ce13" table:formula="of:=[.E386]-[.B386]" office:value-type="currency" office:currency="USD" office:value="1491" calcext:value-type="currency">
            <text:p>$1,491.00</text:p>
          </table:table-cell>
          <table:table-cell table:style-name="ce46" table:formula="of:=[.E386]/[.D386]" office:value-type="percentage" office:value="1.4374594944912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48</text:p>
          </table:table-cell>
          <table:table-cell table:style-name="ce8" office:value-type="currency" office:currency="USD" office:value="8396" calcext:value-type="currency">
            <text:p>$8,396.00</text:p>
          </table:table-cell>
          <table:table-cell table:style-name="ce13" office:value-type="currency" office:currency="USD" office:value="8750" calcext:value-type="currency">
            <text:p>$8,750.00</text:p>
          </table:table-cell>
          <table:table-cell table:style-name="ce13" table:formula="of:=[.C387]*0.8" office:value-type="currency" office:currency="USD" office:value="7000" calcext:value-type="currency">
            <text:p>$7,000.00</text:p>
          </table:table-cell>
          <table:table-cell table:style-name="ce13" office:value-type="currency" office:currency="USD" office:value="8750" calcext:value-type="currency">
            <text:p>$8,750.00</text:p>
          </table:table-cell>
          <table:table-cell table:style-name="ce13" table:formula="of:=[.E387]-[.B387]" office:value-type="currency" office:currency="USD" office:value="354" calcext:value-type="currency">
            <text:p>$354.00</text:p>
          </table:table-cell>
          <table:table-cell table:style-name="ce46" table:formula="of:=[.E387]/[.D387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48-OS</text:p>
          </table:table-cell>
          <table:table-cell table:style-name="ce8" office:value-type="currency" office:currency="USD" office:value="8670" calcext:value-type="currency">
            <text:p>$8,670.00</text:p>
          </table:table-cell>
          <table:table-cell table:style-name="ce13" office:value-type="currency" office:currency="USD" office:value="9030" calcext:value-type="currency">
            <text:p>$9,030.00</text:p>
          </table:table-cell>
          <table:table-cell table:style-name="ce13" table:formula="of:=[.C388]*0.8" office:value-type="currency" office:currency="USD" office:value="7224" calcext:value-type="currency">
            <text:p>$7,224.00</text:p>
          </table:table-cell>
          <table:table-cell table:style-name="ce13" office:value-type="currency" office:currency="USD" office:value="10385" calcext:value-type="currency">
            <text:p>$10,385.00</text:p>
          </table:table-cell>
          <table:table-cell table:style-name="ce13" table:formula="of:=[.E388]-[.B388]" office:value-type="currency" office:currency="USD" office:value="1715" calcext:value-type="currency">
            <text:p>$1,715.00</text:p>
          </table:table-cell>
          <table:table-cell table:style-name="ce46" table:formula="of:=[.E388]/[.D388]" office:value-type="percentage" office:value="1.437569213732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48-BTG</text:p>
          </table:table-cell>
          <table:table-cell table:style-name="ce8" office:value-type="currency" office:currency="USD" office:value="9106" calcext:value-type="currency">
            <text:p>$9,106.00</text:p>
          </table:table-cell>
          <table:table-cell table:style-name="ce13" office:value-type="currency" office:currency="USD" office:value="9475" calcext:value-type="currency">
            <text:p>$9,475.00</text:p>
          </table:table-cell>
          <table:table-cell table:style-name="ce13" table:formula="of:=[.C389]*0.8" office:value-type="currency" office:currency="USD" office:value="7580" calcext:value-type="currency">
            <text:p>$7,580.00</text:p>
          </table:table-cell>
          <table:table-cell table:style-name="ce13" office:value-type="currency" office:currency="USD" office:value="10896" calcext:value-type="currency">
            <text:p>$10,896.00</text:p>
          </table:table-cell>
          <table:table-cell table:style-name="ce13" table:formula="of:=[.E389]-[.B389]" office:value-type="currency" office:currency="USD" office:value="1790" calcext:value-type="currency">
            <text:p>$1,790.00</text:p>
          </table:table-cell>
          <table:table-cell table:style-name="ce46" table:formula="of:=[.E389]/[.D389]" office:value-type="percentage" office:value="1.4374670184696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48</text:p>
          </table:table-cell>
          <table:table-cell table:style-name="ce8" office:value-type="currency" office:currency="USD" office:value="9807" calcext:value-type="currency">
            <text:p>$9,807.00</text:p>
          </table:table-cell>
          <table:table-cell table:style-name="ce13" office:value-type="currency" office:currency="USD" office:value="10190" calcext:value-type="currency">
            <text:p>$10,190.00</text:p>
          </table:table-cell>
          <table:table-cell table:style-name="ce13" table:formula="of:=[.C390]*0.8" office:value-type="currency" office:currency="USD" office:value="8152" calcext:value-type="currency">
            <text:p>$8,152.00</text:p>
          </table:table-cell>
          <table:table-cell table:style-name="ce13" office:value-type="currency" office:currency="USD" office:value="10190" calcext:value-type="currency">
            <text:p>$10,190.00</text:p>
          </table:table-cell>
          <table:table-cell table:style-name="ce13" table:formula="of:=[.E390]-[.B390]" office:value-type="currency" office:currency="USD" office:value="383" calcext:value-type="currency">
            <text:p>$383.00</text:p>
          </table:table-cell>
          <table:table-cell table:style-name="ce46" table:formula="of:=[.E390]/[.D390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48-OS</text:p>
          </table:table-cell>
          <table:table-cell table:style-name="ce8" office:value-type="currency" office:currency="USD" office:value="10067" calcext:value-type="currency">
            <text:p>$10,067.00</text:p>
          </table:table-cell>
          <table:table-cell table:style-name="ce13" office:value-type="currency" office:currency="USD" office:value="10455" calcext:value-type="currency">
            <text:p>$10,455.00</text:p>
          </table:table-cell>
          <table:table-cell table:style-name="ce13" table:formula="of:=[.C391]*0.8" office:value-type="currency" office:currency="USD" office:value="8364" calcext:value-type="currency">
            <text:p>$8,364.00</text:p>
          </table:table-cell>
          <table:table-cell table:style-name="ce13" office:value-type="currency" office:currency="USD" office:value="12023" calcext:value-type="currency">
            <text:p>$12,023.00</text:p>
          </table:table-cell>
          <table:table-cell table:style-name="ce13" table:formula="of:=[.E391]-[.B391]" office:value-type="currency" office:currency="USD" office:value="1956" calcext:value-type="currency">
            <text:p>$1,956.00</text:p>
          </table:table-cell>
          <table:table-cell table:style-name="ce46" table:formula="of:=[.E391]/[.D391]" office:value-type="percentage" office:value="1.4374701099952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48-BTG</text:p>
          </table:table-cell>
          <table:table-cell table:style-name="ce8" office:value-type="currency" office:currency="USD" office:value="10512" calcext:value-type="currency">
            <text:p>$10,512.00</text:p>
          </table:table-cell>
          <table:table-cell table:style-name="ce13" office:value-type="currency" office:currency="USD" office:value="10910" calcext:value-type="currency">
            <text:p>$10,910.00</text:p>
          </table:table-cell>
          <table:table-cell table:style-name="ce13" table:formula="of:=[.C392]*0.8" office:value-type="currency" office:currency="USD" office:value="8728" calcext:value-type="currency">
            <text:p>$8,728.00</text:p>
          </table:table-cell>
          <table:table-cell table:style-name="ce13" office:value-type="currency" office:currency="USD" office:value="12547" calcext:value-type="currency">
            <text:p>$12,547.00</text:p>
          </table:table-cell>
          <table:table-cell table:style-name="ce13" table:formula="of:=[.E392]-[.B392]" office:value-type="currency" office:currency="USD" office:value="2035" calcext:value-type="currency">
            <text:p>$2,035.00</text:p>
          </table:table-cell>
          <table:table-cell table:style-name="ce46" table:formula="of:=[.E392]/[.D392]" office:value-type="percentage" office:value="1.4375572868927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60</text:p>
          </table:table-cell>
          <table:table-cell table:style-name="ce8" office:value-type="currency" office:currency="USD" office:value="6920" calcext:value-type="currency">
            <text:p>$6,920.00</text:p>
          </table:table-cell>
          <table:table-cell table:style-name="ce13" office:value-type="currency" office:currency="USD" office:value="7250" calcext:value-type="currency">
            <text:p>$7,250.00</text:p>
          </table:table-cell>
          <table:table-cell table:style-name="ce13" table:formula="of:=[.C393]*0.8" office:value-type="currency" office:currency="USD" office:value="5800" calcext:value-type="currency">
            <text:p>$5,800.00</text:p>
          </table:table-cell>
          <table:table-cell table:style-name="ce13" office:value-type="currency" office:currency="USD" office:value="7250" calcext:value-type="currency">
            <text:p>$7,250.00</text:p>
          </table:table-cell>
          <table:table-cell table:style-name="ce13" table:formula="of:=[.E393]-[.B393]" office:value-type="currency" office:currency="USD" office:value="330" calcext:value-type="currency">
            <text:p>$330.00</text:p>
          </table:table-cell>
          <table:table-cell table:style-name="ce46" table:formula="of:=[.E393]/[.D393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60-OS</text:p>
          </table:table-cell>
          <table:table-cell table:style-name="ce8" office:value-type="currency" office:currency="USD" office:value="7234" calcext:value-type="currency">
            <text:p>$7,234.00</text:p>
          </table:table-cell>
          <table:table-cell table:style-name="ce13" office:value-type="currency" office:currency="USD" office:value="7565" calcext:value-type="currency">
            <text:p>$7,565.00</text:p>
          </table:table-cell>
          <table:table-cell table:style-name="ce13" table:formula="of:=[.C394]*0.8" office:value-type="currency" office:currency="USD" office:value="6052" calcext:value-type="currency">
            <text:p>$6,052.00</text:p>
          </table:table-cell>
          <table:table-cell table:style-name="ce13" office:value-type="currency" office:currency="USD" office:value="8700" calcext:value-type="currency">
            <text:p>$8,700.00</text:p>
          </table:table-cell>
          <table:table-cell table:style-name="ce13" table:formula="of:=[.E394]-[.B394]" office:value-type="currency" office:currency="USD" office:value="1466" calcext:value-type="currency">
            <text:p>$1,466.00</text:p>
          </table:table-cell>
          <table:table-cell table:style-name="ce46" table:formula="of:=[.E394]/[.D394]" office:value-type="percentage" office:value="1.437541308658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60-BTG</text:p>
          </table:table-cell>
          <table:table-cell table:style-name="ce8" office:value-type="currency" office:currency="USD" office:value="7646" calcext:value-type="currency">
            <text:p>$7,646.00</text:p>
          </table:table-cell>
          <table:table-cell table:style-name="ce13" office:value-type="currency" office:currency="USD" office:value="7985" calcext:value-type="currency">
            <text:p>$7,985.00</text:p>
          </table:table-cell>
          <table:table-cell table:style-name="ce13" table:formula="of:=[.C395]*0.8" office:value-type="currency" office:currency="USD" office:value="6388" calcext:value-type="currency">
            <text:p>$6,388.00</text:p>
          </table:table-cell>
          <table:table-cell table:style-name="ce13" office:value-type="currency" office:currency="USD" office:value="9183" calcext:value-type="currency">
            <text:p>$9,183.00</text:p>
          </table:table-cell>
          <table:table-cell table:style-name="ce13" table:formula="of:=[.E395]-[.B395]" office:value-type="currency" office:currency="USD" office:value="1537" calcext:value-type="currency">
            <text:p>$1,537.00</text:p>
          </table:table-cell>
          <table:table-cell table:style-name="ce46" table:formula="of:=[.E395]/[.D395]" office:value-type="percentage" office:value="1.4375391358797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60</text:p>
          </table:table-cell>
          <table:table-cell table:style-name="ce8" office:value-type="currency" office:currency="USD" office:value="10320" calcext:value-type="currency">
            <text:p>$10,320.00</text:p>
          </table:table-cell>
          <table:table-cell table:style-name="ce13" office:value-type="currency" office:currency="USD" office:value="10715" calcext:value-type="currency">
            <text:p>$10,715.00</text:p>
          </table:table-cell>
          <table:table-cell table:style-name="ce13" table:formula="of:=[.C396]*0.8" office:value-type="currency" office:currency="USD" office:value="8572" calcext:value-type="currency">
            <text:p>$8,572.00</text:p>
          </table:table-cell>
          <table:table-cell table:style-name="ce13" office:value-type="currency" office:currency="USD" office:value="10715" calcext:value-type="currency">
            <text:p>$10,715.00</text:p>
          </table:table-cell>
          <table:table-cell table:style-name="ce13" table:formula="of:=[.E396]-[.B396]" office:value-type="currency" office:currency="USD" office:value="395" calcext:value-type="currency">
            <text:p>$395.00</text:p>
          </table:table-cell>
          <table:table-cell table:style-name="ce46" table:formula="of:=[.E396]/[.D396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60-OS</text:p>
          </table:table-cell>
          <table:table-cell table:style-name="ce8" office:value-type="currency" office:currency="USD" office:value="10748" calcext:value-type="currency">
            <text:p>$10,748.00</text:p>
          </table:table-cell>
          <table:table-cell table:style-name="ce13" office:value-type="currency" office:currency="USD" office:value="11150" calcext:value-type="currency">
            <text:p>$11,150.00</text:p>
          </table:table-cell>
          <table:table-cell table:style-name="ce13" table:formula="of:=[.C397]*0.8" office:value-type="currency" office:currency="USD" office:value="8920" calcext:value-type="currency">
            <text:p>$8,920.00</text:p>
          </table:table-cell>
          <table:table-cell table:style-name="ce13" office:value-type="currency" office:currency="USD" office:value="12823" calcext:value-type="currency">
            <text:p>$12,823.00</text:p>
          </table:table-cell>
          <table:table-cell table:style-name="ce13" table:formula="of:=[.E397]-[.B397]" office:value-type="currency" office:currency="USD" office:value="2075" calcext:value-type="currency">
            <text:p>$2,075.00</text:p>
          </table:table-cell>
          <table:table-cell table:style-name="ce46" table:formula="of:=[.E397]/[.D397]" office:value-type="percentage" office:value="1.4375560538116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60-BTG</text:p>
          </table:table-cell>
          <table:table-cell table:style-name="ce8" office:value-type="currency" office:currency="USD" office:value="11198" calcext:value-type="currency">
            <text:p>$11,198.00</text:p>
          </table:table-cell>
          <table:table-cell table:style-name="ce13" office:value-type="currency" office:currency="USD" office:value="11610" calcext:value-type="currency">
            <text:p>$11,610.00</text:p>
          </table:table-cell>
          <table:table-cell table:style-name="ce13" table:formula="of:=[.C398]*0.8" office:value-type="currency" office:currency="USD" office:value="9288" calcext:value-type="currency">
            <text:p>$9,288.00</text:p>
          </table:table-cell>
          <table:table-cell table:style-name="ce13" office:value-type="currency" office:currency="USD" office:value="13352" calcext:value-type="currency">
            <text:p>$13,352.00</text:p>
          </table:table-cell>
          <table:table-cell table:style-name="ce13" table:formula="of:=[.E398]-[.B398]" office:value-type="currency" office:currency="USD" office:value="2154" calcext:value-type="currency">
            <text:p>$2,154.00</text:p>
          </table:table-cell>
          <table:table-cell table:style-name="ce46" table:formula="of:=[.E398]/[.D398]" office:value-type="percentage" office:value="1.4375538329026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8-60</text:p>
          </table:table-cell>
          <table:table-cell table:style-name="ce8" office:value-type="currency" office:currency="USD" office:value="13800" calcext:value-type="currency">
            <text:p>$13,800.00</text:p>
          </table:table-cell>
          <table:table-cell table:style-name="ce13" office:value-type="currency" office:currency="USD" office:value="14265" calcext:value-type="currency">
            <text:p>$14,265.00</text:p>
          </table:table-cell>
          <table:table-cell table:style-name="ce13" table:formula="of:=[.C399]*0.8" office:value-type="currency" office:currency="USD" office:value="11412" calcext:value-type="currency">
            <text:p>$11,412.00</text:p>
          </table:table-cell>
          <table:table-cell table:style-name="ce13" office:value-type="currency" office:currency="USD" office:value="14265" calcext:value-type="currency">
            <text:p>$14,265.00</text:p>
          </table:table-cell>
          <table:table-cell table:style-name="ce13" table:formula="of:=[.E399]-[.B399]" office:value-type="currency" office:currency="USD" office:value="465" calcext:value-type="currency">
            <text:p>$465.00</text:p>
          </table:table-cell>
          <table:table-cell table:style-name="ce46" table:formula="of:=[.E399]/[.D399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8-60-OS</text:p>
          </table:table-cell>
          <table:table-cell table:style-name="ce8" office:value-type="currency" office:currency="USD" office:value="14207" calcext:value-type="currency">
            <text:p>$14,207.00</text:p>
          </table:table-cell>
          <table:table-cell table:style-name="ce13" office:value-type="currency" office:currency="USD" office:value="14680" calcext:value-type="currency">
            <text:p>$14,680.00</text:p>
          </table:table-cell>
          <table:table-cell table:style-name="ce13" table:formula="of:=[.C400]*0.8" office:value-type="currency" office:currency="USD" office:value="11744" calcext:value-type="currency">
            <text:p>$11,744.00</text:p>
          </table:table-cell>
          <table:table-cell table:style-name="ce13" office:value-type="currency" office:currency="USD" office:value="16882" calcext:value-type="currency">
            <text:p>$16,882.00</text:p>
          </table:table-cell>
          <table:table-cell table:style-name="ce13" table:formula="of:=[.E400]-[.B400]" office:value-type="currency" office:currency="USD" office:value="2675" calcext:value-type="currency">
            <text:p>$2,675.00</text:p>
          </table:table-cell>
          <table:table-cell table:style-name="ce46" table:formula="of:=[.E400]/[.D400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8-60-BTG</text:p>
          </table:table-cell>
          <table:table-cell table:style-name="ce8" office:value-type="currency" office:currency="USD" office:value="14796" calcext:value-type="currency">
            <text:p>$14,796.00</text:p>
          </table:table-cell>
          <table:table-cell table:style-name="ce13" office:value-type="currency" office:currency="USD" office:value="15410" calcext:value-type="currency">
            <text:p>$15,410.00</text:p>
          </table:table-cell>
          <table:table-cell table:style-name="ce13" table:formula="of:=[.C401]*0.8" office:value-type="currency" office:currency="USD" office:value="12328" calcext:value-type="currency">
            <text:p>$12,328.00</text:p>
          </table:table-cell>
          <table:table-cell table:style-name="ce13" office:value-type="currency" office:currency="USD" office:value="17722" calcext:value-type="currency">
            <text:p>$17,722.00</text:p>
          </table:table-cell>
          <table:table-cell table:style-name="ce13" table:formula="of:=[.E401]-[.B401]" office:value-type="currency" office:currency="USD" office:value="2926" calcext:value-type="currency">
            <text:p>$2,926.00</text:p>
          </table:table-cell>
          <table:table-cell table:style-name="ce46" table:formula="of:=[.E401]/[.D401]" office:value-type="percentage" office:value="1.4375405580791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2-60</text:p>
          </table:table-cell>
          <table:table-cell table:style-name="ce8" office:value-type="currency" office:currency="USD" office:value="18044" calcext:value-type="currency">
            <text:p>$18,044.00</text:p>
          </table:table-cell>
          <table:table-cell table:style-name="ce13" office:value-type="currency" office:currency="USD" office:value="18595" calcext:value-type="currency">
            <text:p>$18,595.00</text:p>
          </table:table-cell>
          <table:table-cell table:style-name="ce13" table:formula="of:=[.C402]*0.8" office:value-type="currency" office:currency="USD" office:value="14876" calcext:value-type="currency">
            <text:p>$14,876.00</text:p>
          </table:table-cell>
          <table:table-cell table:style-name="ce13" office:value-type="currency" office:currency="USD" office:value="18595" calcext:value-type="currency">
            <text:p>$18,595.00</text:p>
          </table:table-cell>
          <table:table-cell table:style-name="ce13" table:formula="of:=[.E402]-[.B402]" office:value-type="currency" office:currency="USD" office:value="551" calcext:value-type="currency">
            <text:p>$551.00</text:p>
          </table:table-cell>
          <table:table-cell table:style-name="ce46" table:formula="of:=[.E402]/[.D402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2-60-OS</text:p>
          </table:table-cell>
          <table:table-cell table:style-name="ce8" office:value-type="currency" office:currency="USD" office:value="18548" calcext:value-type="currency">
            <text:p>$18,548.00</text:p>
          </table:table-cell>
          <table:table-cell table:style-name="ce13" office:value-type="currency" office:currency="USD" office:value="19110" calcext:value-type="currency">
            <text:p>$19,110.00</text:p>
          </table:table-cell>
          <table:table-cell table:style-name="ce13" table:formula="of:=[.C403]*0.8" office:value-type="currency" office:currency="USD" office:value="15288" calcext:value-type="currency">
            <text:p>$15,288.00</text:p>
          </table:table-cell>
          <table:table-cell table:style-name="ce13" office:value-type="currency" office:currency="USD" office:value="21977" calcext:value-type="currency">
            <text:p>$21,977.00</text:p>
          </table:table-cell>
          <table:table-cell table:style-name="ce13" table:formula="of:=[.E403]-[.B403]" office:value-type="currency" office:currency="USD" office:value="3429" calcext:value-type="currency">
            <text:p>$3,429.00</text:p>
          </table:table-cell>
          <table:table-cell table:style-name="ce46" table:formula="of:=[.E403]/[.D403]" office:value-type="percentage" office:value="1.4375327053898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2-60-BTG</text:p>
          </table:table-cell>
          <table:table-cell table:style-name="ce8" office:value-type="currency" office:currency="USD" office:value="19058" calcext:value-type="currency">
            <text:p>$19,058.00</text:p>
          </table:table-cell>
          <table:table-cell table:style-name="ce13" office:value-type="currency" office:currency="USD" office:value="19630" calcext:value-type="currency">
            <text:p>$19,630.00</text:p>
          </table:table-cell>
          <table:table-cell table:style-name="ce13" table:formula="of:=[.C404]*0.8" office:value-type="currency" office:currency="USD" office:value="15704" calcext:value-type="currency">
            <text:p>$15,704.00</text:p>
          </table:table-cell>
          <table:table-cell table:style-name="ce13" office:value-type="currency" office:currency="USD" office:value="22575" calcext:value-type="currency">
            <text:p>$22,575.00</text:p>
          </table:table-cell>
          <table:table-cell table:style-name="ce13" table:formula="of:=[.E404]-[.B404]" office:value-type="currency" office:currency="USD" office:value="3517" calcext:value-type="currency">
            <text:p>$3,517.00</text:p>
          </table:table-cell>
          <table:table-cell table:style-name="ce46" table:formula="of:=[.E404]/[.D404]" office:value-type="percentage" office:value="1.4375318390219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64</text:p>
          </table:table-cell>
          <table:table-cell table:style-name="ce8" office:value-type="currency" office:currency="USD" office:value="7964" calcext:value-type="currency">
            <text:p>$7,964.00</text:p>
          </table:table-cell>
          <table:table-cell table:style-name="ce13" office:value-type="currency" office:currency="USD" office:value="8310" calcext:value-type="currency">
            <text:p>$8,310.00</text:p>
          </table:table-cell>
          <table:table-cell table:style-name="ce13" table:formula="of:=[.C405]*0.8" office:value-type="currency" office:currency="USD" office:value="6648" calcext:value-type="currency">
            <text:p>$6,648.00</text:p>
          </table:table-cell>
          <table:table-cell table:style-name="ce13" office:value-type="currency" office:currency="USD" office:value="8310" calcext:value-type="currency">
            <text:p>$8,310.00</text:p>
          </table:table-cell>
          <table:table-cell table:style-name="ce13" table:formula="of:=[.E405]-[.B405]" office:value-type="currency" office:currency="USD" office:value="346" calcext:value-type="currency">
            <text:p>$346.00</text:p>
          </table:table-cell>
          <table:table-cell table:style-name="ce46" table:formula="of:=[.E405]/[.D405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64-OS</text:p>
          </table:table-cell>
          <table:table-cell table:style-name="ce8" office:value-type="currency" office:currency="USD" office:value="8298" calcext:value-type="currency">
            <text:p>$8,298.00</text:p>
          </table:table-cell>
          <table:table-cell table:style-name="ce13" office:value-type="currency" office:currency="USD" office:value="8650" calcext:value-type="currency">
            <text:p>$8,650.00</text:p>
          </table:table-cell>
          <table:table-cell table:style-name="ce13" table:formula="of:=[.C406]*0.8" office:value-type="currency" office:currency="USD" office:value="6920" calcext:value-type="currency">
            <text:p>$6,920.00</text:p>
          </table:table-cell>
          <table:table-cell table:style-name="ce13" office:value-type="currency" office:currency="USD" office:value="9948" calcext:value-type="currency">
            <text:p>$9,948.00</text:p>
          </table:table-cell>
          <table:table-cell table:style-name="ce13" table:formula="of:=[.E406]-[.B406]" office:value-type="currency" office:currency="USD" office:value="1650" calcext:value-type="currency">
            <text:p>$1,650.00</text:p>
          </table:table-cell>
          <table:table-cell table:style-name="ce46" table:formula="of:=[.E406]/[.D406]" office:value-type="percentage" office:value="1.4375722543352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64-BTG</text:p>
          </table:table-cell>
          <table:table-cell table:style-name="ce8" office:value-type="currency" office:currency="USD" office:value="8753" calcext:value-type="currency">
            <text:p>$8,753.00</text:p>
          </table:table-cell>
          <table:table-cell table:style-name="ce13" office:value-type="currency" office:currency="USD" office:value="9115" calcext:value-type="currency">
            <text:p>$9,115.00</text:p>
          </table:table-cell>
          <table:table-cell table:style-name="ce13" table:formula="of:=[.C407]*0.8" office:value-type="currency" office:currency="USD" office:value="7292" calcext:value-type="currency">
            <text:p>$7,292.00</text:p>
          </table:table-cell>
          <table:table-cell table:style-name="ce13" office:value-type="currency" office:currency="USD" office:value="10482" calcext:value-type="currency">
            <text:p>$10,482.00</text:p>
          </table:table-cell>
          <table:table-cell table:style-name="ce13" table:formula="of:=[.E407]-[.B407]" office:value-type="currency" office:currency="USD" office:value="1729" calcext:value-type="currency">
            <text:p>$1,729.00</text:p>
          </table:table-cell>
          <table:table-cell table:style-name="ce46" table:formula="of:=[.E407]/[.D407]" office:value-type="percentage" office:value="1.4374657158529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72</text:p>
          </table:table-cell>
          <table:table-cell table:style-name="ce8" office:value-type="currency" office:currency="USD" office:value="7489" calcext:value-type="currency">
            <text:p>$7,489.00</text:p>
          </table:table-cell>
          <table:table-cell table:style-name="ce13" office:value-type="currency" office:currency="USD" office:value="7825" calcext:value-type="currency">
            <text:p>$7,825.00</text:p>
          </table:table-cell>
          <table:table-cell table:style-name="ce13" table:formula="of:=[.C408]*0.8" office:value-type="currency" office:currency="USD" office:value="6260" calcext:value-type="currency">
            <text:p>$6,260.00</text:p>
          </table:table-cell>
          <table:table-cell table:style-name="ce13" office:value-type="currency" office:currency="USD" office:value="7825" calcext:value-type="currency">
            <text:p>$7,825.00</text:p>
          </table:table-cell>
          <table:table-cell table:style-name="ce13" table:formula="of:=[.E408]-[.B408]" office:value-type="currency" office:currency="USD" office:value="336" calcext:value-type="currency">
            <text:p>$336.00</text:p>
          </table:table-cell>
          <table:table-cell table:style-name="ce46" table:formula="of:=[.E408]/[.D408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72-OS</text:p>
          </table:table-cell>
          <table:table-cell table:style-name="ce8" office:value-type="currency" office:currency="USD" office:value="7827" calcext:value-type="currency">
            <text:p>$7,827.00</text:p>
          </table:table-cell>
          <table:table-cell table:style-name="ce13" office:value-type="currency" office:currency="USD" office:value="8170" calcext:value-type="currency">
            <text:p>$8,170.00</text:p>
          </table:table-cell>
          <table:table-cell table:style-name="ce13" table:formula="of:=[.C409]*0.8" office:value-type="currency" office:currency="USD" office:value="6536" calcext:value-type="currency">
            <text:p>$6,536.00</text:p>
          </table:table-cell>
          <table:table-cell table:style-name="ce13" office:value-type="currency" office:currency="USD" office:value="9396" calcext:value-type="currency">
            <text:p>$9,396.00</text:p>
          </table:table-cell>
          <table:table-cell table:style-name="ce13" table:formula="of:=[.E409]-[.B409]" office:value-type="currency" office:currency="USD" office:value="1569" calcext:value-type="currency">
            <text:p>$1,569.00</text:p>
          </table:table-cell>
          <table:table-cell table:style-name="ce46" table:formula="of:=[.E409]/[.D409]" office:value-type="percentage" office:value="1.43757649938801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72-BTG</text:p>
          </table:table-cell>
          <table:table-cell table:style-name="ce8" office:value-type="currency" office:currency="USD" office:value="8268" calcext:value-type="currency">
            <text:p>$8,268.00</text:p>
          </table:table-cell>
          <table:table-cell table:style-name="ce13" office:value-type="currency" office:currency="USD" office:value="8620" calcext:value-type="currency">
            <text:p>$8,620.00</text:p>
          </table:table-cell>
          <table:table-cell table:style-name="ce13" table:formula="of:=[.C410]*0.8" office:value-type="currency" office:currency="USD" office:value="6896" calcext:value-type="currency">
            <text:p>$6,896.00</text:p>
          </table:table-cell>
          <table:table-cell table:style-name="ce13" office:value-type="currency" office:currency="USD" office:value="9913" calcext:value-type="currency">
            <text:p>$9,913.00</text:p>
          </table:table-cell>
          <table:table-cell table:style-name="ce13" table:formula="of:=[.E410]-[.B410]" office:value-type="currency" office:currency="USD" office:value="1645" calcext:value-type="currency">
            <text:p>$1,645.00</text:p>
          </table:table-cell>
          <table:table-cell table:style-name="ce46" table:formula="of:=[.E410]/[.D410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72</text:p>
          </table:table-cell>
          <table:table-cell table:style-name="ce8" office:value-type="currency" office:currency="USD" office:value="8469" calcext:value-type="currency">
            <text:p>$8,469.00</text:p>
          </table:table-cell>
          <table:table-cell table:style-name="ce13" office:value-type="currency" office:currency="USD" office:value="8825" calcext:value-type="currency">
            <text:p>$8,825.00</text:p>
          </table:table-cell>
          <table:table-cell table:style-name="ce13" table:formula="of:=[.C411]*0.8" office:value-type="currency" office:currency="USD" office:value="7060" calcext:value-type="currency">
            <text:p>$7,060.00</text:p>
          </table:table-cell>
          <table:table-cell table:style-name="ce13" office:value-type="currency" office:currency="USD" office:value="8825" calcext:value-type="currency">
            <text:p>$8,825.00</text:p>
          </table:table-cell>
          <table:table-cell table:style-name="ce13" table:formula="of:=[.E411]-[.B411]" office:value-type="currency" office:currency="USD" office:value="356" calcext:value-type="currency">
            <text:p>$356.00</text:p>
          </table:table-cell>
          <table:table-cell table:style-name="ce46" table:formula="of:=[.E411]/[.D411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72-OS</text:p>
          </table:table-cell>
          <table:table-cell table:style-name="ce8" office:value-type="currency" office:currency="USD" office:value="8812" calcext:value-type="currency">
            <text:p>$8,812.00</text:p>
          </table:table-cell>
          <table:table-cell table:style-name="ce13" office:value-type="currency" office:currency="USD" office:value="9175" calcext:value-type="currency">
            <text:p>$9,175.00</text:p>
          </table:table-cell>
          <table:table-cell table:style-name="ce13" table:formula="of:=[.C412]*0.8" office:value-type="currency" office:currency="USD" office:value="7340" calcext:value-type="currency">
            <text:p>$7,340.00</text:p>
          </table:table-cell>
          <table:table-cell table:style-name="ce13" office:value-type="currency" office:currency="USD" office:value="10551" calcext:value-type="currency">
            <text:p>$10,551.00</text:p>
          </table:table-cell>
          <table:table-cell table:style-name="ce13" table:formula="of:=[.E412]-[.B412]" office:value-type="currency" office:currency="USD" office:value="1739" calcext:value-type="currency">
            <text:p>$1,739.00</text:p>
          </table:table-cell>
          <table:table-cell table:style-name="ce46" table:formula="of:=[.E412]/[.D412]" office:value-type="percentage" office:value="1.437465940054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72-BTG</text:p>
          </table:table-cell>
          <table:table-cell table:style-name="ce8" office:value-type="currency" office:currency="USD" office:value="9238" calcext:value-type="currency">
            <text:p>$9,238.00</text:p>
          </table:table-cell>
          <table:table-cell table:style-name="ce13" office:value-type="currency" office:currency="USD" office:value="9610" calcext:value-type="currency">
            <text:p>$9,610.00</text:p>
          </table:table-cell>
          <table:table-cell table:style-name="ce13" table:formula="of:=[.C413]*0.8" office:value-type="currency" office:currency="USD" office:value="7688" calcext:value-type="currency">
            <text:p>$7,688.00</text:p>
          </table:table-cell>
          <table:table-cell table:style-name="ce13" office:value-type="currency" office:currency="USD" office:value="11052" calcext:value-type="currency">
            <text:p>$11,052.00</text:p>
          </table:table-cell>
          <table:table-cell table:style-name="ce13" table:formula="of:=[.E413]-[.B413]" office:value-type="currency" office:currency="USD" office:value="1814" calcext:value-type="currency">
            <text:p>$1,814.00</text:p>
          </table:table-cell>
          <table:table-cell table:style-name="ce46" table:formula="of:=[.E413]/[.D413]" office:value-type="percentage" office:value="1.437565036420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72</text:p>
          </table:table-cell>
          <table:table-cell table:style-name="ce8" office:value-type="currency" office:currency="USD" office:value="10978" calcext:value-type="currency">
            <text:p>$10,978.00</text:p>
          </table:table-cell>
          <table:table-cell table:style-name="ce13" office:value-type="currency" office:currency="USD" office:value="11385" calcext:value-type="currency">
            <text:p>$11,385.00</text:p>
          </table:table-cell>
          <table:table-cell table:style-name="ce13" table:formula="of:=[.C414]*0.8" office:value-type="currency" office:currency="USD" office:value="9108" calcext:value-type="currency">
            <text:p>$9,108.00</text:p>
          </table:table-cell>
          <table:table-cell table:style-name="ce13" office:value-type="currency" office:currency="USD" office:value="11385" calcext:value-type="currency">
            <text:p>$11,385.00</text:p>
          </table:table-cell>
          <table:table-cell table:style-name="ce13" table:formula="of:=[.E414]-[.B414]" office:value-type="currency" office:currency="USD" office:value="407" calcext:value-type="currency">
            <text:p>$407.00</text:p>
          </table:table-cell>
          <table:table-cell table:style-name="ce46" table:formula="of:=[.E414]/[.D414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72-OS</text:p>
          </table:table-cell>
          <table:table-cell table:style-name="ce8" office:value-type="currency" office:currency="USD" office:value="11490" calcext:value-type="currency">
            <text:p>$11,490.00</text:p>
          </table:table-cell>
          <table:table-cell table:style-name="ce13" office:value-type="currency" office:currency="USD" office:value="11970" calcext:value-type="currency">
            <text:p>$11,970.00</text:p>
          </table:table-cell>
          <table:table-cell table:style-name="ce13" table:formula="of:=[.C415]*0.8" office:value-type="currency" office:currency="USD" office:value="9576" calcext:value-type="currency">
            <text:p>$9,576.00</text:p>
          </table:table-cell>
          <table:table-cell table:style-name="ce13" office:value-type="currency" office:currency="USD" office:value="13766" calcext:value-type="currency">
            <text:p>$13,766.00</text:p>
          </table:table-cell>
          <table:table-cell table:style-name="ce13" table:formula="of:=[.E415]-[.B415]" office:value-type="currency" office:currency="USD" office:value="2276" calcext:value-type="currency">
            <text:p>$2,276.00</text:p>
          </table:table-cell>
          <table:table-cell table:style-name="ce46" table:formula="of:=[.E415]/[.D415]" office:value-type="percentage" office:value="1.437552213868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72-BTG</text:p>
          </table:table-cell>
          <table:table-cell table:style-name="ce8" office:value-type="currency" office:currency="USD" office:value="11930" calcext:value-type="currency">
            <text:p>$11,930.00</text:p>
          </table:table-cell>
          <table:table-cell table:style-name="ce13" office:value-type="currency" office:currency="USD" office:value="12445" calcext:value-type="currency">
            <text:p>$12,445.00</text:p>
          </table:table-cell>
          <table:table-cell table:style-name="ce13" table:formula="of:=[.C416]*0.8" office:value-type="currency" office:currency="USD" office:value="9956" calcext:value-type="currency">
            <text:p>$9,956.00</text:p>
          </table:table-cell>
          <table:table-cell table:style-name="ce13" office:value-type="currency" office:currency="USD" office:value="14312" calcext:value-type="currency">
            <text:p>$14,312.00</text:p>
          </table:table-cell>
          <table:table-cell table:style-name="ce13" table:formula="of:=[.E416]-[.B416]" office:value-type="currency" office:currency="USD" office:value="2382" calcext:value-type="currency">
            <text:p>$2,382.00</text:p>
          </table:table-cell>
          <table:table-cell table:style-name="ce46" table:formula="of:=[.E416]/[.D416]" office:value-type="percentage" office:value="1.4375251104861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84</text:p>
          </table:table-cell>
          <table:table-cell table:style-name="ce8" office:value-type="currency" office:currency="USD" office:value="11453" calcext:value-type="currency">
            <text:p>$11,453.00</text:p>
          </table:table-cell>
          <table:table-cell table:style-name="ce13" office:value-type="currency" office:currency="USD" office:value="11870" calcext:value-type="currency">
            <text:p>$11,870.00</text:p>
          </table:table-cell>
          <table:table-cell table:style-name="ce13" table:formula="of:=[.C417]*0.8" office:value-type="currency" office:currency="USD" office:value="9496" calcext:value-type="currency">
            <text:p>$9,496.00</text:p>
          </table:table-cell>
          <table:table-cell table:style-name="ce13" office:value-type="currency" office:currency="USD" office:value="11870" calcext:value-type="currency">
            <text:p>$11,870.00</text:p>
          </table:table-cell>
          <table:table-cell table:style-name="ce13" table:formula="of:=[.E417]-[.B417]" office:value-type="currency" office:currency="USD" office:value="417" calcext:value-type="currency">
            <text:p>$417.00</text:p>
          </table:table-cell>
          <table:table-cell table:style-name="ce46" table:formula="of:=[.E417]/[.D417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84-OS</text:p>
          </table:table-cell>
          <table:table-cell table:style-name="ce8" office:value-type="currency" office:currency="USD" office:value="11992" calcext:value-type="currency">
            <text:p>$11,992.00</text:p>
          </table:table-cell>
          <table:table-cell table:style-name="ce13" office:value-type="currency" office:currency="USD" office:value="12420" calcext:value-type="currency">
            <text:p>$12,420.00</text:p>
          </table:table-cell>
          <table:table-cell table:style-name="ce13" table:formula="of:=[.C418]*0.8" office:value-type="currency" office:currency="USD" office:value="9936" calcext:value-type="currency">
            <text:p>$9,936.00</text:p>
          </table:table-cell>
          <table:table-cell table:style-name="ce13" office:value-type="currency" office:currency="USD" office:value="14283" calcext:value-type="currency">
            <text:p>$14,283.00</text:p>
          </table:table-cell>
          <table:table-cell table:style-name="ce13" table:formula="of:=[.E418]-[.B418]" office:value-type="currency" office:currency="USD" office:value="2291" calcext:value-type="currency">
            <text:p>$2,291.00</text:p>
          </table:table-cell>
          <table:table-cell table:style-name="ce46" table:formula="of:=[.E418]/[.D418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2-84-BTG</text:p>
          </table:table-cell>
          <table:table-cell table:style-name="ce8" office:value-type="currency" office:currency="USD" office:value="12420" calcext:value-type="currency">
            <text:p>$12,420.00</text:p>
          </table:table-cell>
          <table:table-cell table:style-name="ce13" office:value-type="currency" office:currency="USD" office:value="12975" calcext:value-type="currency">
            <text:p>$12,975.00</text:p>
          </table:table-cell>
          <table:table-cell table:style-name="ce13" table:formula="of:=[.C419]*0.8" office:value-type="currency" office:currency="USD" office:value="10380" calcext:value-type="currency">
            <text:p>$10,380.00</text:p>
          </table:table-cell>
          <table:table-cell table:style-name="ce13" office:value-type="currency" office:currency="USD" office:value="14921" calcext:value-type="currency">
            <text:p>$14,921.00</text:p>
          </table:table-cell>
          <table:table-cell table:style-name="ce13" table:formula="of:=[.E419]-[.B419]" office:value-type="currency" office:currency="USD" office:value="2501" calcext:value-type="currency">
            <text:p>$2,501.00</text:p>
          </table:table-cell>
          <table:table-cell table:style-name="ce46" table:formula="of:=[.E419]/[.D419]" office:value-type="percentage" office:value="1.43747591522158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84</text:p>
          </table:table-cell>
          <table:table-cell table:style-name="ce8" office:value-type="currency" office:currency="USD" office:value="12889" calcext:value-type="currency">
            <text:p>$12,889.00</text:p>
          </table:table-cell>
          <table:table-cell table:style-name="ce13" office:value-type="currency" office:currency="USD" office:value="13335" calcext:value-type="currency">
            <text:p>$13,335.00</text:p>
          </table:table-cell>
          <table:table-cell table:style-name="ce13" table:formula="of:=[.C420]*0.8" office:value-type="currency" office:currency="USD" office:value="10668" calcext:value-type="currency">
            <text:p>$10,668.00</text:p>
          </table:table-cell>
          <table:table-cell table:style-name="ce13" office:value-type="currency" office:currency="USD" office:value="13335" calcext:value-type="currency">
            <text:p>$13,335.00</text:p>
          </table:table-cell>
          <table:table-cell table:style-name="ce13" table:formula="of:=[.E420]-[.B420]" office:value-type="currency" office:currency="USD" office:value="446" calcext:value-type="currency">
            <text:p>$446.00</text:p>
          </table:table-cell>
          <table:table-cell table:style-name="ce46" table:formula="of:=[.E420]/[.D420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84-OS</text:p>
          </table:table-cell>
          <table:table-cell table:style-name="ce8" office:value-type="currency" office:currency="USD" office:value="13438" calcext:value-type="currency">
            <text:p>$13,438.00</text:p>
          </table:table-cell>
          <table:table-cell table:style-name="ce13" office:value-type="currency" office:currency="USD" office:value="13895" calcext:value-type="currency">
            <text:p>$13,895.00</text:p>
          </table:table-cell>
          <table:table-cell table:style-name="ce13" table:formula="of:=[.C421]*0.8" office:value-type="currency" office:currency="USD" office:value="11116" calcext:value-type="currency">
            <text:p>$11,116.00</text:p>
          </table:table-cell>
          <table:table-cell table:style-name="ce13" office:value-type="currency" office:currency="USD" office:value="15979" calcext:value-type="currency">
            <text:p>$15,979.00</text:p>
          </table:table-cell>
          <table:table-cell table:style-name="ce13" table:formula="of:=[.E421]-[.B421]" office:value-type="currency" office:currency="USD" office:value="2541" calcext:value-type="currency">
            <text:p>$2,541.00</text:p>
          </table:table-cell>
          <table:table-cell table:style-name="ce46" table:formula="of:=[.E421]/[.D421]" office:value-type="percentage" office:value="1.4374775098956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4-84-BTG</text:p>
          </table:table-cell>
          <table:table-cell table:style-name="ce8" office:value-type="currency" office:currency="USD" office:value="13880" calcext:value-type="currency">
            <text:p>$13,880.00</text:p>
          </table:table-cell>
          <table:table-cell table:style-name="ce13" office:value-type="currency" office:currency="USD" office:value="14465" calcext:value-type="currency">
            <text:p>$14,465.00</text:p>
          </table:table-cell>
          <table:table-cell table:style-name="ce13" table:formula="of:=[.C422]*0.8" office:value-type="currency" office:currency="USD" office:value="11572" calcext:value-type="currency">
            <text:p>$11,572.00</text:p>
          </table:table-cell>
          <table:table-cell table:style-name="ce13" office:value-type="currency" office:currency="USD" office:value="16635" calcext:value-type="currency">
            <text:p>$16,635.00</text:p>
          </table:table-cell>
          <table:table-cell table:style-name="ce13" table:formula="of:=[.E422]-[.B422]" office:value-type="currency" office:currency="USD" office:value="2755" calcext:value-type="currency">
            <text:p>$2,755.00</text:p>
          </table:table-cell>
          <table:table-cell table:style-name="ce46" table:formula="of:=[.E422]/[.D422]" office:value-type="percentage" office:value="1.43752160387141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84</text:p>
          </table:table-cell>
          <table:table-cell table:style-name="ce8" office:value-type="currency" office:currency="USD" office:value="14893" calcext:value-type="currency">
            <text:p>$14,893.00</text:p>
          </table:table-cell>
          <table:table-cell table:style-name="ce13" office:value-type="currency" office:currency="USD" office:value="15380" calcext:value-type="currency">
            <text:p>$15,380.00</text:p>
          </table:table-cell>
          <table:table-cell table:style-name="ce13" table:formula="of:=[.C423]*0.8" office:value-type="currency" office:currency="USD" office:value="12304" calcext:value-type="currency">
            <text:p>$12,304.00</text:p>
          </table:table-cell>
          <table:table-cell table:style-name="ce13" office:value-type="currency" office:currency="USD" office:value="15380" calcext:value-type="currency">
            <text:p>$15,380.00</text:p>
          </table:table-cell>
          <table:table-cell table:style-name="ce13" table:formula="of:=[.E423]-[.B423]" office:value-type="currency" office:currency="USD" office:value="487" calcext:value-type="currency">
            <text:p>$487.00</text:p>
          </table:table-cell>
          <table:table-cell table:style-name="ce46" table:formula="of:=[.E423]/[.D423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84-OS</text:p>
          </table:table-cell>
          <table:table-cell table:style-name="ce8" office:value-type="currency" office:currency="USD" office:value="15486" calcext:value-type="currency">
            <text:p>$15,486.00</text:p>
          </table:table-cell>
          <table:table-cell table:style-name="ce13" office:value-type="currency" office:currency="USD" office:value="15985" calcext:value-type="currency">
            <text:p>$15,985.00</text:p>
          </table:table-cell>
          <table:table-cell table:style-name="ce13" table:formula="of:=[.C424]*0.8" office:value-type="currency" office:currency="USD" office:value="12788" calcext:value-type="currency">
            <text:p>$12,788.00</text:p>
          </table:table-cell>
          <table:table-cell table:style-name="ce13" office:value-type="currency" office:currency="USD" office:value="18383" calcext:value-type="currency">
            <text:p>$18,383.00</text:p>
          </table:table-cell>
          <table:table-cell table:style-name="ce13" table:formula="of:=[.E424]-[.B424]" office:value-type="currency" office:currency="USD" office:value="2897" calcext:value-type="currency">
            <text:p>$2,897.00</text:p>
          </table:table-cell>
          <table:table-cell table:style-name="ce46" table:formula="of:=[.E424]/[.D424]" office:value-type="percentage" office:value="1.4375195495777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6-84-BTG</text:p>
          </table:table-cell>
          <table:table-cell table:style-name="ce8" office:value-type="currency" office:currency="USD" office:value="15900" calcext:value-type="currency">
            <text:p>$15,900.00</text:p>
          </table:table-cell>
          <table:table-cell table:style-name="ce13" office:value-type="currency" office:currency="USD" office:value="16535" calcext:value-type="currency">
            <text:p>$16,535.00</text:p>
          </table:table-cell>
          <table:table-cell table:style-name="ce13" table:formula="of:=[.C425]*0.8" office:value-type="currency" office:currency="USD" office:value="13228" calcext:value-type="currency">
            <text:p>$13,228.00</text:p>
          </table:table-cell>
          <table:table-cell table:style-name="ce13" office:value-type="currency" office:currency="USD" office:value="19015" calcext:value-type="currency">
            <text:p>$19,015.00</text:p>
          </table:table-cell>
          <table:table-cell table:style-name="ce13" table:formula="of:=[.E425]-[.B425]" office:value-type="currency" office:currency="USD" office:value="3115" calcext:value-type="currency">
            <text:p>$3,115.00</text:p>
          </table:table-cell>
          <table:table-cell table:style-name="ce46" table:formula="of:=[.E425]/[.D425]" office:value-type="percentage" office:value="1.4374811006954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96</text:p>
          </table:table-cell>
          <table:table-cell table:style-name="ce8" office:value-type="currency" office:currency="USD" office:value="10978" calcext:value-type="currency">
            <text:p>$10,978.00</text:p>
          </table:table-cell>
          <table:table-cell table:style-name="ce13" office:value-type="currency" office:currency="USD" office:value="11385" calcext:value-type="currency">
            <text:p>$11,385.00</text:p>
          </table:table-cell>
          <table:table-cell table:style-name="ce13" table:formula="of:=[.C426]*0.8" office:value-type="currency" office:currency="USD" office:value="9108" calcext:value-type="currency">
            <text:p>$9,108.00</text:p>
          </table:table-cell>
          <table:table-cell table:style-name="ce13" office:value-type="currency" office:currency="USD" office:value="11385" calcext:value-type="currency">
            <text:p>$11,385.00</text:p>
          </table:table-cell>
          <table:table-cell table:style-name="ce13" table:formula="of:=[.E426]-[.B426]" office:value-type="currency" office:currency="USD" office:value="407" calcext:value-type="currency">
            <text:p>$407.00</text:p>
          </table:table-cell>
          <table:table-cell table:style-name="ce46" table:formula="of:=[.E426]/[.D426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1-96-OS</text:p>
          </table:table-cell>
          <table:table-cell table:style-name="ce8" office:value-type="currency" office:currency="USD" office:value="11468" calcext:value-type="currency">
            <text:p>$11,468.00</text:p>
          </table:table-cell>
          <table:table-cell table:style-name="ce13" office:value-type="currency" office:currency="USD" office:value="11885" calcext:value-type="currency">
            <text:p>$11,885.00</text:p>
          </table:table-cell>
          <table:table-cell table:style-name="ce13" table:formula="of:=[.C427]*0.8" office:value-type="currency" office:currency="USD" office:value="9508" calcext:value-type="currency">
            <text:p>$9,508.00</text:p>
          </table:table-cell>
          <table:table-cell table:style-name="ce13" office:value-type="currency" office:currency="USD" office:value="13668" calcext:value-type="currency">
            <text:p>$13,668.00</text:p>
          </table:table-cell>
          <table:table-cell table:style-name="ce13" table:formula="of:=[.E427]-[.B427]" office:value-type="currency" office:currency="USD" office:value="2200" calcext:value-type="currency">
            <text:p>$2,200.00</text:p>
          </table:table-cell>
          <table:table-cell table:style-name="ce46" table:formula="of:=[.E427]/[.D427]" office:value-type="percentage" office:value="1.4375262936474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-1-96-BTG</text:p>
          </table:table-cell>
          <table:table-cell table:style-name="ce8" office:value-type="currency" office:currency="USD" office:value="11996" calcext:value-type="currency">
            <text:p>$11,996.00</text:p>
          </table:table-cell>
          <table:table-cell table:style-name="ce13" office:value-type="currency" office:currency="USD" office:value="12395" calcext:value-type="currency">
            <text:p>$12,395.00</text:p>
          </table:table-cell>
          <table:table-cell table:style-name="ce13" table:formula="of:=[.C428]*0.8" office:value-type="currency" office:currency="USD" office:value="9916" calcext:value-type="currency">
            <text:p>$9,916.00</text:p>
          </table:table-cell>
          <table:table-cell table:style-name="ce13" office:value-type="currency" office:currency="USD" office:value="14254" calcext:value-type="currency">
            <text:p>$14,254.00</text:p>
          </table:table-cell>
          <table:table-cell table:style-name="ce13" table:formula="of:=[.E428]-[.B428]" office:value-type="currency" office:currency="USD" office:value="2258" calcext:value-type="currency">
            <text:p>$2,258.00</text:p>
          </table:table-cell>
          <table:table-cell table:style-name="ce46" table:formula="of:=[.E428]/[.D428]" office:value-type="percentage" office:value="1.4374747882210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3-96</text:p>
          </table:table-cell>
          <table:table-cell table:style-name="ce8" office:value-type="currency" office:currency="USD" office:value="14452" calcext:value-type="currency">
            <text:p>$14,452.00</text:p>
          </table:table-cell>
          <table:table-cell table:style-name="ce13" office:value-type="currency" office:currency="USD" office:value="14930" calcext:value-type="currency">
            <text:p>$14,930.00</text:p>
          </table:table-cell>
          <table:table-cell table:style-name="ce13" table:formula="of:=[.C429]*0.8" office:value-type="currency" office:currency="USD" office:value="11944" calcext:value-type="currency">
            <text:p>$11,944.00</text:p>
          </table:table-cell>
          <table:table-cell table:style-name="ce13" office:value-type="currency" office:currency="USD" office:value="14930" calcext:value-type="currency">
            <text:p>$14,930.00</text:p>
          </table:table-cell>
          <table:table-cell table:style-name="ce13" table:formula="of:=[.E429]-[.B429]" office:value-type="currency" office:currency="USD" office:value="478" calcext:value-type="currency">
            <text:p>$478.00</text:p>
          </table:table-cell>
          <table:table-cell table:style-name="ce46" table:formula="of:=[.E429]/[.D429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3-96-OS</text:p>
          </table:table-cell>
          <table:table-cell table:style-name="ce8" office:value-type="currency" office:currency="USD" office:value="14996" calcext:value-type="currency">
            <text:p>$14,996.00</text:p>
          </table:table-cell>
          <table:table-cell table:style-name="ce13" office:value-type="currency" office:currency="USD" office:value="15485" calcext:value-type="currency">
            <text:p>$15,485.00</text:p>
          </table:table-cell>
          <table:table-cell table:style-name="ce13" table:formula="of:=[.C430]*0.8" office:value-type="currency" office:currency="USD" office:value="12388" calcext:value-type="currency">
            <text:p>$12,388.00</text:p>
          </table:table-cell>
          <table:table-cell table:style-name="ce13" office:value-type="currency" office:currency="USD" office:value="17808" calcext:value-type="currency">
            <text:p>$17,808.00</text:p>
          </table:table-cell>
          <table:table-cell table:style-name="ce13" table:formula="of:=[.E430]-[.B430]" office:value-type="currency" office:currency="USD" office:value="2812" calcext:value-type="currency">
            <text:p>$2,812.00</text:p>
          </table:table-cell>
          <table:table-cell table:style-name="ce46" table:formula="of:=[.E430]/[.D430]" office:value-type="percentage" office:value="1.4375201808201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3-96-BTG</text:p>
          </table:table-cell>
          <table:table-cell table:style-name="ce8" office:value-type="currency" office:currency="USD" office:value="15496" calcext:value-type="currency">
            <text:p>$15,496.00</text:p>
          </table:table-cell>
          <table:table-cell table:style-name="ce13" office:value-type="currency" office:currency="USD" office:value="16040" calcext:value-type="currency">
            <text:p>$16,040.00</text:p>
          </table:table-cell>
          <table:table-cell table:style-name="ce13" table:formula="of:=[.C431]*0.8" office:value-type="currency" office:currency="USD" office:value="12832" calcext:value-type="currency">
            <text:p>$12,832.00</text:p>
          </table:table-cell>
          <table:table-cell table:style-name="ce13" office:value-type="currency" office:currency="USD" office:value="18446" calcext:value-type="currency">
            <text:p>$18,446.00</text:p>
          </table:table-cell>
          <table:table-cell table:style-name="ce13" table:formula="of:=[.E431]-[.B431]" office:value-type="currency" office:currency="USD" office:value="2950" calcext:value-type="currency">
            <text:p>$2,950.00</text:p>
          </table:table-cell>
          <table:table-cell table:style-name="ce46" table:formula="of:=[.E431]/[.D431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96</text:p>
          </table:table-cell>
          <table:table-cell table:style-name="ce8" office:value-type="currency" office:currency="USD" office:value="16167" calcext:value-type="currency">
            <text:p>$16,167.00</text:p>
          </table:table-cell>
          <table:table-cell table:style-name="ce13" office:value-type="currency" office:currency="USD" office:value="16680" calcext:value-type="currency">
            <text:p>$16,680.00</text:p>
          </table:table-cell>
          <table:table-cell table:style-name="ce13" table:formula="of:=[.C432]*0.8" office:value-type="currency" office:currency="USD" office:value="13344" calcext:value-type="currency">
            <text:p>$13,344.00</text:p>
          </table:table-cell>
          <table:table-cell table:style-name="ce13" office:value-type="currency" office:currency="USD" office:value="16680" calcext:value-type="currency">
            <text:p>$16,680.00</text:p>
          </table:table-cell>
          <table:table-cell table:style-name="ce13" table:formula="of:=[.E432]-[.B432]" office:value-type="currency" office:currency="USD" office:value="513" calcext:value-type="currency">
            <text:p>$513.00</text:p>
          </table:table-cell>
          <table:table-cell table:style-name="ce46" table:formula="of:=[.E432]/[.D432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96-OS</text:p>
          </table:table-cell>
          <table:table-cell table:style-name="ce8" office:value-type="currency" office:currency="USD" office:value="16796" calcext:value-type="currency">
            <text:p>$16,796.00</text:p>
          </table:table-cell>
          <table:table-cell table:style-name="ce13" office:value-type="currency" office:currency="USD" office:value="17370" calcext:value-type="currency">
            <text:p>$17,370.00</text:p>
          </table:table-cell>
          <table:table-cell table:style-name="ce13" table:formula="of:=[.C433]*0.8" office:value-type="currency" office:currency="USD" office:value="13896" calcext:value-type="currency">
            <text:p>$13,896.00</text:p>
          </table:table-cell>
          <table:table-cell table:style-name="ce13" office:value-type="currency" office:currency="USD" office:value="19976" calcext:value-type="currency">
            <text:p>$19,976.00</text:p>
          </table:table-cell>
          <table:table-cell table:style-name="ce13" table:formula="of:=[.E433]-[.B433]" office:value-type="currency" office:currency="USD" office:value="3180" calcext:value-type="currency">
            <text:p>$3,180.00</text:p>
          </table:table-cell>
          <table:table-cell table:style-name="ce46" table:formula="of:=[.E433]/[.D433]" office:value-type="percentage" office:value="1.4375359815774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H5-96-BTG</text:p>
          </table:table-cell>
          <table:table-cell table:style-name="ce8" office:value-type="currency" office:currency="USD" office:value="17240" calcext:value-type="currency">
            <text:p>$17,240.00</text:p>
          </table:table-cell>
          <table:table-cell table:style-name="ce13" office:value-type="currency" office:currency="USD" office:value="17950" calcext:value-type="currency">
            <text:p>$17,950.00</text:p>
          </table:table-cell>
          <table:table-cell table:style-name="ce13" table:formula="of:=[.C434]*0.8" office:value-type="currency" office:currency="USD" office:value="14360" calcext:value-type="currency">
            <text:p>$14,360.00</text:p>
          </table:table-cell>
          <table:table-cell table:style-name="ce13" office:value-type="currency" office:currency="USD" office:value="20608" calcext:value-type="currency">
            <text:p>$20,608.00</text:p>
          </table:table-cell>
          <table:table-cell table:style-name="ce13" table:formula="of:=[.E434]-[.B434]" office:value-type="currency" office:currency="USD" office:value="3368" calcext:value-type="currency">
            <text:p>$3,368.00</text:p>
          </table:table-cell>
          <table:table-cell table:style-name="ce46" table:formula="of:=[.E434]/[.D434]" office:value-type="percentage" office:value="1.43509749303621" calcext:value-type="percentage">
            <text:p>143.51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H10-96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3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35]-[.B435]" office:value-type="string" office:string-value="" calcext:value-type="error">
            <text:p>#VALUE!</text:p>
          </table:table-cell>
          <table:table-cell table:style-name="ce58" table:formula="of:=[.E435]/[.D43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10-96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3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36]-[.B436]" office:value-type="string" office:string-value="" calcext:value-type="error">
            <text:p>#VALUE!</text:p>
          </table:table-cell>
          <table:table-cell table:style-name="ce58" table:formula="of:=[.E436]/[.D43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10-96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3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37]-[.B437]" office:value-type="string" office:string-value="" calcext:value-type="error">
            <text:p>#VALUE!</text:p>
          </table:table-cell>
          <table:table-cell table:style-name="ce58" table:formula="of:=[.E437]/[.D43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1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3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38]-[.B438]" office:value-type="string" office:string-value="" calcext:value-type="error">
            <text:p>#VALUE!</text:p>
          </table:table-cell>
          <table:table-cell table:style-name="ce58" table:formula="of:=[.E438]/[.D43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1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3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39]-[.B439]" office:value-type="string" office:string-value="" calcext:value-type="error">
            <text:p>#VALUE!</text:p>
          </table:table-cell>
          <table:table-cell table:style-name="ce58" table:formula="of:=[.E439]/[.D43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1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0]-[.B440]" office:value-type="string" office:string-value="" calcext:value-type="error">
            <text:p>#VALUE!</text:p>
          </table:table-cell>
          <table:table-cell table:style-name="ce58" table:formula="of:=[.E440]/[.D44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20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1]-[.B441]" office:value-type="string" office:string-value="" calcext:value-type="error">
            <text:p>#VALUE!</text:p>
          </table:table-cell>
          <table:table-cell table:style-name="ce58" table:formula="of:=[.E441]/[.D44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20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2]-[.B442]" office:value-type="string" office:string-value="" calcext:value-type="error">
            <text:p>#VALUE!</text:p>
          </table:table-cell>
          <table:table-cell table:style-name="ce58" table:formula="of:=[.E442]/[.D44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20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3]-[.B443]" office:value-type="string" office:string-value="" calcext:value-type="error">
            <text:p>#VALUE!</text:p>
          </table:table-cell>
          <table:table-cell table:style-name="ce58" table:formula="of:=[.E443]/[.D44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3-128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4]-[.B444]" office:value-type="string" office:string-value="" calcext:value-type="error">
            <text:p>#VALUE!</text:p>
          </table:table-cell>
          <table:table-cell table:style-name="ce58" table:formula="of:=[.E444]/[.D44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3-128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5]-[.B445]" office:value-type="string" office:string-value="" calcext:value-type="error">
            <text:p>#VALUE!</text:p>
          </table:table-cell>
          <table:table-cell table:style-name="ce58" table:formula="of:=[.E445]/[.D44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3-128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6]-[.B446]" office:value-type="string" office:string-value="" calcext:value-type="error">
            <text:p>#VALUE!</text:p>
          </table:table-cell>
          <table:table-cell table:style-name="ce58" table:formula="of:=[.E446]/[.D44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6-128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7]-[.B447]" office:value-type="string" office:string-value="" calcext:value-type="error">
            <text:p>#VALUE!</text:p>
          </table:table-cell>
          <table:table-cell table:style-name="ce58" table:formula="of:=[.E447]/[.D44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6-128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8]-[.B448]" office:value-type="string" office:string-value="" calcext:value-type="error">
            <text:p>#VALUE!</text:p>
          </table:table-cell>
          <table:table-cell table:style-name="ce58" table:formula="of:=[.E448]/[.D44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6-128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49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49]-[.B449]" office:value-type="string" office:string-value="" calcext:value-type="error">
            <text:p>#VALUE!</text:p>
          </table:table-cell>
          <table:table-cell table:style-name="ce58" table:formula="of:=[.E449]/[.D449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4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0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0]-[.B450]" office:value-type="string" office:string-value="" calcext:value-type="error">
            <text:p>#VALUE!</text:p>
          </table:table-cell>
          <table:table-cell table:style-name="ce58" table:formula="of:=[.E450]/[.D450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4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1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1]-[.B451]" office:value-type="string" office:string-value="" calcext:value-type="error">
            <text:p>#VALUE!</text:p>
          </table:table-cell>
          <table:table-cell table:style-name="ce58" table:formula="of:=[.E451]/[.D451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2-14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2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2]-[.B452]" office:value-type="string" office:string-value="" calcext:value-type="error">
            <text:p>#VALUE!</text:p>
          </table:table-cell>
          <table:table-cell table:style-name="ce58" table:formula="of:=[.E452]/[.D452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4-14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3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3]-[.B453]" office:value-type="string" office:string-value="" calcext:value-type="error">
            <text:p>#VALUE!</text:p>
          </table:table-cell>
          <table:table-cell table:style-name="ce58" table:formula="of:=[.E453]/[.D453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4-14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4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4]-[.B454]" office:value-type="string" office:string-value="" calcext:value-type="error">
            <text:p>#VALUE!</text:p>
          </table:table-cell>
          <table:table-cell table:style-name="ce58" table:formula="of:=[.E454]/[.D454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4-14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5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5]-[.B455]" office:value-type="string" office:string-value="" calcext:value-type="error">
            <text:p>#VALUE!</text:p>
          </table:table-cell>
          <table:table-cell table:style-name="ce58" table:formula="of:=[.E455]/[.D455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44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6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6]-[.B456]" office:value-type="string" office:string-value="" calcext:value-type="error">
            <text:p>#VALUE!</text:p>
          </table:table-cell>
          <table:table-cell table:style-name="ce58" table:formula="of:=[.E456]/[.D456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44-OS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7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7]-[.B457]" office:value-type="string" office:string-value="" calcext:value-type="error">
            <text:p>#VALUE!</text:p>
          </table:table-cell>
          <table:table-cell table:style-name="ce58" table:formula="of:=[.E457]/[.D457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H5-144-BTG</text:p>
          </table:table-cell>
          <table:table-cell table:style-name="ce50" office:value-type="string" calcext:value-type="string">
            <text:p>Call</text:p>
          </table:table-cell>
          <table:table-cell table:style-name="ce51"/>
          <table:table-cell table:style-name="ce51" table:formula="of:=[.C458]*0.8" office:value-type="currency" office:currency="USD" office:value="0" calcext:value-type="currency">
            <text:p>$0.00</text:p>
          </table:table-cell>
          <table:table-cell table:style-name="ce51"/>
          <table:table-cell table:style-name="ce51" table:formula="of:=[.E458]-[.B458]" office:value-type="string" office:string-value="" calcext:value-type="error">
            <text:p>#VALUE!</text:p>
          </table:table-cell>
          <table:table-cell table:style-name="ce58" table:formula="of:=[.E458]/[.D458]" office:value-type="string" office:string-value="" calcext:value-type="error">
            <text:p>#DIV/0!</text:p>
          </table:table-cell>
          <table:table-cell table:style-name="ce60"/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49" office:value-type="string" calcext:value-type="string">
            <text:p>LST Series Tandem Lift Tables</text:p>
          </table:table-cell>
          <table:table-cell table:style-name="ce88"/>
          <table:table-cell table:style-name="ce91"/>
          <table:table-cell table:style-name="ce51"/>
          <table:table-cell table:style-name="ce91"/>
          <table:table-cell table:style-name="ce51"/>
          <table:table-cell table:style-name="ce58"/>
          <table:table-cell table:style-name="ce61"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36</text:p>
          </table:table-cell>
          <table:table-cell table:style-name="ce8" office:value-type="currency" office:currency="USD" office:value="6694" calcext:value-type="currency">
            <text:p>$6,694.00</text:p>
          </table:table-cell>
          <table:table-cell table:style-name="ce13" office:value-type="currency" office:currency="USD" office:value="7030" calcext:value-type="currency">
            <text:p>$7,030.00</text:p>
          </table:table-cell>
          <table:table-cell table:style-name="ce13" table:formula="of:=[.C462]*0.8" office:value-type="currency" office:currency="USD" office:value="5624" calcext:value-type="currency">
            <text:p>$5,624.00</text:p>
          </table:table-cell>
          <table:table-cell table:style-name="ce13" office:value-type="currency" office:currency="USD" office:value="8085" calcext:value-type="currency">
            <text:p>$8,085.00</text:p>
          </table:table-cell>
          <table:table-cell table:style-name="ce13" table:formula="of:=[.E462]-[.B462]" office:value-type="currency" office:currency="USD" office:value="1391" calcext:value-type="currency">
            <text:p>$1,391.00</text:p>
          </table:table-cell>
          <table:table-cell table:style-name="ce46" table:formula="of:=[.E462]/[.D462]" office:value-type="percentage" office:value="1.4375889046941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36-OS</text:p>
          </table:table-cell>
          <table:table-cell table:style-name="ce8" office:value-type="currency" office:currency="USD" office:value="7414" calcext:value-type="currency">
            <text:p>$7,414.00</text:p>
          </table:table-cell>
          <table:table-cell table:style-name="ce13" office:value-type="currency" office:currency="USD" office:value="7765" calcext:value-type="currency">
            <text:p>$7,765.00</text:p>
          </table:table-cell>
          <table:table-cell table:style-name="ce13" table:formula="of:=[.C463]*0.8" office:value-type="currency" office:currency="USD" office:value="6212" calcext:value-type="currency">
            <text:p>$6,212.00</text:p>
          </table:table-cell>
          <table:table-cell table:style-name="ce13" office:value-type="currency" office:currency="USD" office:value="8930" calcext:value-type="currency">
            <text:p>$8,930.00</text:p>
          </table:table-cell>
          <table:table-cell table:style-name="ce13" table:formula="of:=[.E463]-[.B463]" office:value-type="currency" office:currency="USD" office:value="1516" calcext:value-type="currency">
            <text:p>$1,516.00</text:p>
          </table:table-cell>
          <table:table-cell table:style-name="ce46" table:formula="of:=[.E463]/[.D463]" office:value-type="percentage" office:value="1.4375402446877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36-BTG</text:p>
          </table:table-cell>
          <table:table-cell table:style-name="ce8" office:value-type="currency" office:currency="USD" office:value="8061" calcext:value-type="currency">
            <text:p>$8,061.00</text:p>
          </table:table-cell>
          <table:table-cell table:style-name="ce13" office:value-type="currency" office:currency="USD" office:value="8425" calcext:value-type="currency">
            <text:p>$8,425.00</text:p>
          </table:table-cell>
          <table:table-cell table:style-name="ce13" table:formula="of:=[.C464]*0.8" office:value-type="currency" office:currency="USD" office:value="6740" calcext:value-type="currency">
            <text:p>$6,740.00</text:p>
          </table:table-cell>
          <table:table-cell table:style-name="ce13" office:value-type="currency" office:currency="USD" office:value="9689" calcext:value-type="currency">
            <text:p>$9,689.00</text:p>
          </table:table-cell>
          <table:table-cell table:style-name="ce13" table:formula="of:=[.E464]-[.B464]" office:value-type="currency" office:currency="USD" office:value="1628" calcext:value-type="currency">
            <text:p>$1,628.00</text:p>
          </table:table-cell>
          <table:table-cell table:style-name="ce46" table:formula="of:=[.E464]/[.D464]" office:value-type="percentage" office:value="1.43753709198813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36</text:p>
          </table:table-cell>
          <table:table-cell table:style-name="ce8" office:value-type="currency" office:currency="USD" office:value="8767" calcext:value-type="currency">
            <text:p>$8,767.00</text:p>
          </table:table-cell>
          <table:table-cell table:style-name="ce13" office:value-type="currency" office:currency="USD" office:value="9145" calcext:value-type="currency">
            <text:p>$9,145.00</text:p>
          </table:table-cell>
          <table:table-cell table:style-name="ce13" table:formula="of:=[.C465]*0.8" office:value-type="currency" office:currency="USD" office:value="7316" calcext:value-type="currency">
            <text:p>$7,316.00</text:p>
          </table:table-cell>
          <table:table-cell table:style-name="ce13" office:value-type="currency" office:currency="USD" office:value="9145" calcext:value-type="currency">
            <text:p>$9,145.00</text:p>
          </table:table-cell>
          <table:table-cell table:style-name="ce13" table:formula="of:=[.E465]-[.B465]" office:value-type="currency" office:currency="USD" office:value="378" calcext:value-type="currency">
            <text:p>$378.00</text:p>
          </table:table-cell>
          <table:table-cell table:style-name="ce46" table:formula="of:=[.E465]/[.D465]" office:value-type="percentage" office:value="1.25" calcext:value-type="percentage">
            <text:p>125.00%</text:p>
          </table:table-cell>
          <table:table-cell table:style-name="ce17" office:value-type="string" calcext:value-type="string">
            <text:p>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36-OS</text:p>
          </table:table-cell>
          <table:table-cell table:style-name="ce8" office:value-type="currency" office:currency="USD" office:value="9541" calcext:value-type="currency">
            <text:p>$9,541.00</text:p>
          </table:table-cell>
          <table:table-cell table:style-name="ce13" office:value-type="currency" office:currency="USD" office:value="9935" calcext:value-type="currency">
            <text:p>$9,935.00</text:p>
          </table:table-cell>
          <table:table-cell table:style-name="ce13" table:formula="of:=[.C466]*0.8" office:value-type="currency" office:currency="USD" office:value="7948" calcext:value-type="currency">
            <text:p>$7,948.00</text:p>
          </table:table-cell>
          <table:table-cell table:style-name="ce13" office:value-type="currency" office:currency="USD" office:value="11425" calcext:value-type="currency">
            <text:p>$11,425.00</text:p>
          </table:table-cell>
          <table:table-cell table:style-name="ce13" table:formula="of:=[.E466]-[.B466]" office:value-type="currency" office:currency="USD" office:value="1884" calcext:value-type="currency">
            <text:p>$1,884.00</text:p>
          </table:table-cell>
          <table:table-cell table:style-name="ce46" table:formula="of:=[.E466]/[.D466]" office:value-type="percentage" office:value="1.4374685455460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36-BTG</text:p>
          </table:table-cell>
          <table:table-cell table:style-name="ce8" office:value-type="currency" office:currency="USD" office:value="10178" calcext:value-type="currency">
            <text:p>$10,178.00</text:p>
          </table:table-cell>
          <table:table-cell table:style-name="ce13" office:value-type="currency" office:currency="USD" office:value="10585" calcext:value-type="currency">
            <text:p>$10,585.00</text:p>
          </table:table-cell>
          <table:table-cell table:style-name="ce13" table:formula="of:=[.C467]*0.8" office:value-type="currency" office:currency="USD" office:value="8468" calcext:value-type="currency">
            <text:p>$8,468.00</text:p>
          </table:table-cell>
          <table:table-cell table:style-name="ce13" office:value-type="currency" office:currency="USD" office:value="12173" calcext:value-type="currency">
            <text:p>$12,173.00</text:p>
          </table:table-cell>
          <table:table-cell table:style-name="ce13" table:formula="of:=[.E467]-[.B467]" office:value-type="currency" office:currency="USD" office:value="1995" calcext:value-type="currency">
            <text:p>$1,995.00</text:p>
          </table:table-cell>
          <table:table-cell table:style-name="ce46" table:formula="of:=[.E467]/[.D467]" office:value-type="percentage" office:value="1.43752952290978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36</text:p>
          </table:table-cell>
          <table:table-cell table:style-name="ce8" office:value-type="currency" office:currency="USD" office:value="10702" calcext:value-type="currency">
            <text:p>$10,702.00</text:p>
          </table:table-cell>
          <table:table-cell table:style-name="ce13" office:value-type="currency" office:currency="USD" office:value="11120" calcext:value-type="currency">
            <text:p>$11,120.00</text:p>
          </table:table-cell>
          <table:table-cell table:style-name="ce13" table:formula="of:=[.C468]*0.8" office:value-type="currency" office:currency="USD" office:value="8896" calcext:value-type="currency">
            <text:p>$8,896.00</text:p>
          </table:table-cell>
          <table:table-cell table:style-name="ce13" office:value-type="currency" office:currency="USD" office:value="11989" calcext:value-type="currency">
            <text:p>$11,989.00</text:p>
          </table:table-cell>
          <table:table-cell table:style-name="ce13" table:formula="of:=[.E468]-[.B468]" office:value-type="currency" office:currency="USD" office:value="1287" calcext:value-type="currency">
            <text:p>$1,287.00</text:p>
          </table:table-cell>
          <table:table-cell table:style-name="ce46" table:formula="of:=[.E468]/[.D468]" office:value-type="percentage" office:value="1.34768435251799" calcext:value-type="percentage">
            <text:p>134.77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36-OS</text:p>
          </table:table-cell>
          <table:table-cell table:style-name="ce8" office:value-type="currency" office:currency="USD" office:value="11550" calcext:value-type="currency">
            <text:p>$11,550.00</text:p>
          </table:table-cell>
          <table:table-cell table:style-name="ce13" office:value-type="currency" office:currency="USD" office:value="11985" calcext:value-type="currency">
            <text:p>$11,985.00</text:p>
          </table:table-cell>
          <table:table-cell table:style-name="ce13" table:formula="of:=[.C469]*0.8" office:value-type="currency" office:currency="USD" office:value="9588" calcext:value-type="currency">
            <text:p>$9,588.00</text:p>
          </table:table-cell>
          <table:table-cell table:style-name="ce13" office:value-type="currency" office:currency="USD" office:value="13783" calcext:value-type="currency">
            <text:p>$13,783.00</text:p>
          </table:table-cell>
          <table:table-cell table:style-name="ce13" table:formula="of:=[.E469]-[.B469]" office:value-type="currency" office:currency="USD" office:value="2233" calcext:value-type="currency">
            <text:p>$2,233.00</text:p>
          </table:table-cell>
          <table:table-cell table:style-name="ce46" table:formula="of:=[.E469]/[.D469]" office:value-type="percentage" office:value="1.4375260742594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36-BTG</text:p>
          </table:table-cell>
          <table:table-cell table:style-name="ce8" office:value-type="currency" office:currency="USD" office:value="12202" calcext:value-type="currency">
            <text:p>$12,202.00</text:p>
          </table:table-cell>
          <table:table-cell table:style-name="ce13" office:value-type="currency" office:currency="USD" office:value="12650" calcext:value-type="currency">
            <text:p>$12,650.00</text:p>
          </table:table-cell>
          <table:table-cell table:style-name="ce13" table:formula="of:=[.C470]*0.8" office:value-type="currency" office:currency="USD" office:value="10120" calcext:value-type="currency">
            <text:p>$10,120.00</text:p>
          </table:table-cell>
          <table:table-cell table:style-name="ce13" office:value-type="currency" office:currency="USD" office:value="14548" calcext:value-type="currency">
            <text:p>$14,548.00</text:p>
          </table:table-cell>
          <table:table-cell table:style-name="ce13" table:formula="of:=[.E470]-[.B470]" office:value-type="currency" office:currency="USD" office:value="2346" calcext:value-type="currency">
            <text:p>$2,346.00</text:p>
          </table:table-cell>
          <table:table-cell table:style-name="ce46" table:formula="of:=[.E470]/[.D470]" office:value-type="percentage" office:value="1.4375494071146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</text:p>
          </table:table-cell>
          <table:table-cell table:style-name="ce8" office:value-type="currency" office:currency="USD" office:value="9556" calcext:value-type="currency">
            <text:p>$9,556.00</text:p>
          </table:table-cell>
          <table:table-cell table:style-name="ce13" office:value-type="currency" office:currency="USD" office:value="9950" calcext:value-type="currency">
            <text:p>$9,950.00</text:p>
          </table:table-cell>
          <table:table-cell table:style-name="ce13" table:formula="of:=[.C471]*0.8" office:value-type="currency" office:currency="USD" office:value="7960" calcext:value-type="currency">
            <text:p>$7,960.00</text:p>
          </table:table-cell>
          <table:table-cell table:style-name="ce13" office:value-type="currency" office:currency="USD" office:value="10899" calcext:value-type="currency">
            <text:p>$10,899.00</text:p>
          </table:table-cell>
          <table:table-cell table:style-name="ce13" table:formula="of:=[.E471]-[.B471]" office:value-type="currency" office:currency="USD" office:value="1343" calcext:value-type="currency">
            <text:p>$1,343.00</text:p>
          </table:table-cell>
          <table:table-cell table:style-name="ce46" table:formula="of:=[.E471]/[.D471]" office:value-type="percentage" office:value="1.36922110552764" calcext:value-type="percentage">
            <text:p>136.92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-OS</text:p>
          </table:table-cell>
          <table:table-cell table:style-name="ce8" office:value-type="currency" office:currency="USD" office:value="10482" calcext:value-type="currency">
            <text:p>$10,482.00</text:p>
          </table:table-cell>
          <table:table-cell table:style-name="ce13" office:value-type="currency" office:currency="USD" office:value="10895" calcext:value-type="currency">
            <text:p>$10,895.00</text:p>
          </table:table-cell>
          <table:table-cell table:style-name="ce13" table:formula="of:=[.C472]*0.8" office:value-type="currency" office:currency="USD" office:value="8716" calcext:value-type="currency">
            <text:p>$8,716.00</text:p>
          </table:table-cell>
          <table:table-cell table:style-name="ce13" office:value-type="currency" office:currency="USD" office:value="12529" calcext:value-type="currency">
            <text:p>$12,529.00</text:p>
          </table:table-cell>
          <table:table-cell table:style-name="ce13" table:formula="of:=[.E472]-[.B472]" office:value-type="currency" office:currency="USD" office:value="2047" calcext:value-type="currency">
            <text:p>$2,047.00</text:p>
          </table:table-cell>
          <table:table-cell table:style-name="ce46" table:formula="of:=[.E472]/[.D472]" office:value-type="percentage" office:value="1.4374713171179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-BTG</text:p>
          </table:table-cell>
          <table:table-cell table:style-name="ce8" office:value-type="currency" office:currency="USD" office:value="11173" calcext:value-type="currency">
            <text:p>$11,173.00</text:p>
          </table:table-cell>
          <table:table-cell table:style-name="ce13" office:value-type="currency" office:currency="USD" office:value="11600" calcext:value-type="currency">
            <text:p>$11,600.00</text:p>
          </table:table-cell>
          <table:table-cell table:style-name="ce13" table:formula="of:=[.C473]*0.8" office:value-type="currency" office:currency="USD" office:value="9280" calcext:value-type="currency">
            <text:p>$9,280.00</text:p>
          </table:table-cell>
          <table:table-cell table:style-name="ce13" office:value-type="currency" office:currency="USD" office:value="13340" calcext:value-type="currency">
            <text:p>$13,340.00</text:p>
          </table:table-cell>
          <table:table-cell table:style-name="ce13" table:formula="of:=[.E473]-[.B473]" office:value-type="currency" office:currency="USD" office:value="2167" calcext:value-type="currency">
            <text:p>$2,167.00</text:p>
          </table:table-cell>
          <table:table-cell table:style-name="ce46" table:formula="of:=[.E473]/[.D473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</text:p>
          </table:table-cell>
          <table:table-cell table:style-name="ce8" office:value-type="currency" office:currency="USD" office:value="10790" calcext:value-type="currency">
            <text:p>$10,790.00</text:p>
          </table:table-cell>
          <table:table-cell table:style-name="ce13" office:value-type="currency" office:currency="USD" office:value="11210" calcext:value-type="currency">
            <text:p>$11,210.00</text:p>
          </table:table-cell>
          <table:table-cell table:style-name="ce13" table:formula="of:=[.C474]*0.8" office:value-type="currency" office:currency="USD" office:value="8968" calcext:value-type="currency">
            <text:p>$8,968.00</text:p>
          </table:table-cell>
          <table:table-cell table:style-name="ce13" office:value-type="currency" office:currency="USD" office:value="12209" calcext:value-type="currency">
            <text:p>$12,209.00</text:p>
          </table:table-cell>
          <table:table-cell table:style-name="ce13" table:formula="of:=[.E474]-[.B474]" office:value-type="currency" office:currency="USD" office:value="1419" calcext:value-type="currency">
            <text:p>$1,419.00</text:p>
          </table:table-cell>
          <table:table-cell table:style-name="ce46" table:formula="of:=[.E474]/[.D474]" office:value-type="percentage" office:value="1.3613960749331" calcext:value-type="percentage">
            <text:p>136.14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-OS</text:p>
          </table:table-cell>
          <table:table-cell table:style-name="ce8" office:value-type="currency" office:currency="USD" office:value="11761" calcext:value-type="currency">
            <text:p>$11,761.00</text:p>
          </table:table-cell>
          <table:table-cell table:style-name="ce13" office:value-type="currency" office:currency="USD" office:value="12200" calcext:value-type="currency">
            <text:p>$12,200.00</text:p>
          </table:table-cell>
          <table:table-cell table:style-name="ce13" table:formula="of:=[.C475]*0.8" office:value-type="currency" office:currency="USD" office:value="9760" calcext:value-type="currency">
            <text:p>$9,760.00</text:p>
          </table:table-cell>
          <table:table-cell table:style-name="ce13" office:value-type="currency" office:currency="USD" office:value="14030" calcext:value-type="currency">
            <text:p>$14,030.00</text:p>
          </table:table-cell>
          <table:table-cell table:style-name="ce13" table:formula="of:=[.E475]-[.B475]" office:value-type="currency" office:currency="USD" office:value="2269" calcext:value-type="currency">
            <text:p>$2,269.00</text:p>
          </table:table-cell>
          <table:table-cell table:style-name="ce46" table:formula="of:=[.E475]/[.D475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-BTG</text:p>
          </table:table-cell>
          <table:table-cell table:style-name="ce8" office:value-type="currency" office:currency="USD" office:value="12461" calcext:value-type="currency">
            <text:p>$12,461.00</text:p>
          </table:table-cell>
          <table:table-cell table:style-name="ce13" office:value-type="currency" office:currency="USD" office:value="12915" calcext:value-type="currency">
            <text:p>$12,915.00</text:p>
          </table:table-cell>
          <table:table-cell table:style-name="ce13" table:formula="of:=[.C476]*0.8" office:value-type="currency" office:currency="USD" office:value="10332" calcext:value-type="currency">
            <text:p>$10,332.00</text:p>
          </table:table-cell>
          <table:table-cell table:style-name="ce13" office:value-type="currency" office:currency="USD" office:value="14852" calcext:value-type="currency">
            <text:p>$14,852.00</text:p>
          </table:table-cell>
          <table:table-cell table:style-name="ce13" table:formula="of:=[.E476]-[.B476]" office:value-type="currency" office:currency="USD" office:value="2391" calcext:value-type="currency">
            <text:p>$2,391.00</text:p>
          </table:table-cell>
          <table:table-cell table:style-name="ce46" table:formula="of:=[.E476]/[.D476]" office:value-type="percentage" office:value="1.4374758033294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48</text:p>
          </table:table-cell>
          <table:table-cell table:style-name="ce8" office:value-type="currency" office:currency="USD" office:value="13171" calcext:value-type="currency">
            <text:p>$13,171.00</text:p>
          </table:table-cell>
          <table:table-cell table:style-name="ce13" office:value-type="currency" office:currency="USD" office:value="13660" calcext:value-type="currency">
            <text:p>$13,660.00</text:p>
          </table:table-cell>
          <table:table-cell table:style-name="ce13" table:formula="of:=[.C477]*0.8" office:value-type="currency" office:currency="USD" office:value="10928" calcext:value-type="currency">
            <text:p>$10,928.00</text:p>
          </table:table-cell>
          <table:table-cell table:style-name="ce13" office:value-type="currency" office:currency="USD" office:value="15709" calcext:value-type="currency">
            <text:p>$15,709.00</text:p>
          </table:table-cell>
          <table:table-cell table:style-name="ce13" table:formula="of:=[.E477]-[.B477]" office:value-type="currency" office:currency="USD" office:value="2538" calcext:value-type="currency">
            <text:p>$2,538.00</text:p>
          </table:table-cell>
          <table:table-cell table:style-name="ce46" table:formula="of:=[.E477]/[.D477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48-OS</text:p>
          </table:table-cell>
          <table:table-cell table:style-name="ce8" office:value-type="currency" office:currency="USD" office:value="14211" calcext:value-type="currency">
            <text:p>$14,211.00</text:p>
          </table:table-cell>
          <table:table-cell table:style-name="ce13" office:value-type="currency" office:currency="USD" office:value="14700" calcext:value-type="currency">
            <text:p>$14,700.00</text:p>
          </table:table-cell>
          <table:table-cell table:style-name="ce13" table:formula="of:=[.C478]*0.8" office:value-type="currency" office:currency="USD" office:value="11760" calcext:value-type="currency">
            <text:p>$11,760.00</text:p>
          </table:table-cell>
          <table:table-cell table:style-name="ce13" office:value-type="currency" office:currency="USD" office:value="16905" calcext:value-type="currency">
            <text:p>$16,905.00</text:p>
          </table:table-cell>
          <table:table-cell table:style-name="ce13" table:formula="of:=[.E478]-[.B478]" office:value-type="currency" office:currency="USD" office:value="2694" calcext:value-type="currency">
            <text:p>$2,694.00</text:p>
          </table:table-cell>
          <table:table-cell table:style-name="ce46" table:formula="of:=[.E478]/[.D478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48-BTG</text:p>
          </table:table-cell>
          <table:table-cell table:style-name="ce8" office:value-type="currency" office:currency="USD" office:value="14750" calcext:value-type="currency">
            <text:p>$14,750.00</text:p>
          </table:table-cell>
          <table:table-cell table:style-name="ce13" office:value-type="currency" office:currency="USD" office:value="15415" calcext:value-type="currency">
            <text:p>$15,415.00</text:p>
          </table:table-cell>
          <table:table-cell table:style-name="ce13" table:formula="of:=[.C479]*0.8" office:value-type="currency" office:currency="USD" office:value="12332" calcext:value-type="currency">
            <text:p>$12,332.00</text:p>
          </table:table-cell>
          <table:table-cell table:style-name="ce13" office:value-type="currency" office:currency="USD" office:value="14852" calcext:value-type="currency">
            <text:p>$14,852.00</text:p>
          </table:table-cell>
          <table:table-cell table:style-name="ce13" table:formula="of:=[.E479]-[.B479]" office:value-type="currency" office:currency="USD" office:value="102" calcext:value-type="currency">
            <text:p>$102.00</text:p>
          </table:table-cell>
          <table:table-cell table:style-name="ce46" table:formula="of:=[.E479]/[.D479]" office:value-type="percentage" office:value="1.20434641582874" calcext:value-type="percentage">
            <text:p>120.43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</text:p>
          </table:table-cell>
          <table:table-cell table:style-name="ce8" office:value-type="currency" office:currency="USD" office:value="12015" calcext:value-type="currency">
            <text:p>$12,015.00</text:p>
          </table:table-cell>
          <table:table-cell table:style-name="ce13" office:value-type="currency" office:currency="USD" office:value="12460" calcext:value-type="currency">
            <text:p>$12,460.00</text:p>
          </table:table-cell>
          <table:table-cell table:style-name="ce13" table:formula="of:=[.C480]*0.8" office:value-type="currency" office:currency="USD" office:value="9968" calcext:value-type="currency">
            <text:p>$9,968.00</text:p>
          </table:table-cell>
          <table:table-cell table:style-name="ce13" office:value-type="currency" office:currency="USD" office:value="14329" calcext:value-type="currency">
            <text:p>$14,329.00</text:p>
          </table:table-cell>
          <table:table-cell table:style-name="ce13" table:formula="of:=[.E480]-[.B480]" office:value-type="currency" office:currency="USD" office:value="2314" calcext:value-type="currency">
            <text:p>$2,314.00</text:p>
          </table:table-cell>
          <table:table-cell table:style-name="ce46" table:formula="of:=[.E480]/[.D480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-OS</text:p>
          </table:table-cell>
          <table:table-cell table:style-name="ce8" office:value-type="currency" office:currency="USD" office:value="12750" calcext:value-type="currency">
            <text:p>$12,750.00</text:p>
          </table:table-cell>
          <table:table-cell table:style-name="ce13" office:value-type="currency" office:currency="USD" office:value="13210" calcext:value-type="currency">
            <text:p>$13,210.00</text:p>
          </table:table-cell>
          <table:table-cell table:style-name="ce13" table:formula="of:=[.C481]*0.8" office:value-type="currency" office:currency="USD" office:value="10568" calcext:value-type="currency">
            <text:p>$10,568.00</text:p>
          </table:table-cell>
          <table:table-cell table:style-name="ce13" office:value-type="currency" office:currency="USD" office:value="15192" calcext:value-type="currency">
            <text:p>$15,192.00</text:p>
          </table:table-cell>
          <table:table-cell table:style-name="ce13" table:formula="of:=[.E481]-[.B481]" office:value-type="currency" office:currency="USD" office:value="2442" calcext:value-type="currency">
            <text:p>$2,442.00</text:p>
          </table:table-cell>
          <table:table-cell table:style-name="ce46" table:formula="of:=[.E481]/[.D481]" office:value-type="percentage" office:value="1.4375473126419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-BTG</text:p>
          </table:table-cell>
          <table:table-cell table:style-name="ce8" office:value-type="currency" office:currency="USD" office:value="13481" calcext:value-type="currency">
            <text:p>$13,481.00</text:p>
          </table:table-cell>
          <table:table-cell table:style-name="ce13" office:value-type="currency" office:currency="USD" office:value="13950" calcext:value-type="currency">
            <text:p>$13,950.00</text:p>
          </table:table-cell>
          <table:table-cell table:style-name="ce13" table:formula="of:=[.C482]*0.8" office:value-type="currency" office:currency="USD" office:value="11160" calcext:value-type="currency">
            <text:p>$11,160.00</text:p>
          </table:table-cell>
          <table:table-cell table:style-name="ce13" office:value-type="currency" office:currency="USD" office:value="16043" calcext:value-type="currency">
            <text:p>$16,043.00</text:p>
          </table:table-cell>
          <table:table-cell table:style-name="ce13" table:formula="of:=[.E482]-[.B482]" office:value-type="currency" office:currency="USD" office:value="2562" calcext:value-type="currency">
            <text:p>$2,562.00</text:p>
          </table:table-cell>
          <table:table-cell table:style-name="ce46" table:formula="of:=[.E482]/[.D482]" office:value-type="percentage" office:value="1.43754480286738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</text:p>
          </table:table-cell>
          <table:table-cell table:style-name="ce8" office:value-type="currency" office:currency="USD" office:value="14436" calcext:value-type="currency">
            <text:p>$14,436.00</text:p>
          </table:table-cell>
          <table:table-cell table:style-name="ce13" office:value-type="currency" office:currency="USD" office:value="14925" calcext:value-type="currency">
            <text:p>$14,925.00</text:p>
          </table:table-cell>
          <table:table-cell table:style-name="ce13" table:formula="of:=[.C483]*0.8" office:value-type="currency" office:currency="USD" office:value="11940" calcext:value-type="currency">
            <text:p>$11,940.00</text:p>
          </table:table-cell>
          <table:table-cell table:style-name="ce13" office:value-type="currency" office:currency="USD" office:value="17164" calcext:value-type="currency">
            <text:p>$17,164.00</text:p>
          </table:table-cell>
          <table:table-cell table:style-name="ce13" table:formula="of:=[.E483]-[.B483]" office:value-type="currency" office:currency="USD" office:value="2728" calcext:value-type="currency">
            <text:p>$2,728.00</text:p>
          </table:table-cell>
          <table:table-cell table:style-name="ce46" table:formula="of:=[.E483]/[.D483]" office:value-type="percentage" office:value="1.4375209380234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-OS</text:p>
          </table:table-cell>
          <table:table-cell table:style-name="ce8" office:value-type="currency" office:currency="USD" office:value="15597" calcext:value-type="currency">
            <text:p>$15,597.00</text:p>
          </table:table-cell>
          <table:table-cell table:style-name="ce13" office:value-type="currency" office:currency="USD" office:value="16110" calcext:value-type="currency">
            <text:p>$16,110.00</text:p>
          </table:table-cell>
          <table:table-cell table:style-name="ce13" table:formula="of:=[.C484]*0.8" office:value-type="currency" office:currency="USD" office:value="12888" calcext:value-type="currency">
            <text:p>$12,888.00</text:p>
          </table:table-cell>
          <table:table-cell table:style-name="ce13" office:value-type="currency" office:currency="USD" office:value="18527" calcext:value-type="currency">
            <text:p>$18,527.00</text:p>
          </table:table-cell>
          <table:table-cell table:style-name="ce13" table:formula="of:=[.E484]-[.B484]" office:value-type="currency" office:currency="USD" office:value="2930" calcext:value-type="currency">
            <text:p>$2,930.00</text:p>
          </table:table-cell>
          <table:table-cell table:style-name="ce46" table:formula="of:=[.E484]/[.D484]" office:value-type="percentage" office:value="1.4375387957790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-BTG</text:p>
          </table:table-cell>
          <table:table-cell table:style-name="ce8" office:value-type="currency" office:currency="USD" office:value="16357" calcext:value-type="currency">
            <text:p>$16,357.00</text:p>
          </table:table-cell>
          <table:table-cell table:style-name="ce13" office:value-type="currency" office:currency="USD" office:value="16885" calcext:value-type="currency">
            <text:p>$16,885.00</text:p>
          </table:table-cell>
          <table:table-cell table:style-name="ce13" table:formula="of:=[.C485]*0.8" office:value-type="currency" office:currency="USD" office:value="13508" calcext:value-type="currency">
            <text:p>$13,508.00</text:p>
          </table:table-cell>
          <table:table-cell table:style-name="ce13" office:value-type="currency" office:currency="USD" office:value="19418" calcext:value-type="currency">
            <text:p>$19,418.00</text:p>
          </table:table-cell>
          <table:table-cell table:style-name="ce13" table:formula="of:=[.E485]-[.B485]" office:value-type="currency" office:currency="USD" office:value="3061" calcext:value-type="currency">
            <text:p>$3,061.00</text:p>
          </table:table-cell>
          <table:table-cell table:style-name="ce46" table:formula="of:=[.E485]/[.D485]" office:value-type="percentage" office:value="1.43751850755108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0-60</text:p>
          </table:table-cell>
          <table:table-cell table:style-name="ce8" office:value-type="currency" office:currency="USD" office:value="16259" calcext:value-type="currency">
            <text:p>$16,259.00</text:p>
          </table:table-cell>
          <table:table-cell table:style-name="ce13" office:value-type="currency" office:currency="USD" office:value="16785" calcext:value-type="currency">
            <text:p>$16,785.00</text:p>
          </table:table-cell>
          <table:table-cell table:style-name="ce13" table:formula="of:=[.C486]*0.8" office:value-type="currency" office:currency="USD" office:value="13428" calcext:value-type="currency">
            <text:p>$13,428.00</text:p>
          </table:table-cell>
          <table:table-cell table:style-name="ce13" office:value-type="currency" office:currency="USD" office:value="19303" calcext:value-type="currency">
            <text:p>$19,303.00</text:p>
          </table:table-cell>
          <table:table-cell table:style-name="ce13" table:formula="of:=[.E486]-[.B486]" office:value-type="currency" office:currency="USD" office:value="3044" calcext:value-type="currency">
            <text:p>$3,044.00</text:p>
          </table:table-cell>
          <table:table-cell table:style-name="ce46" table:formula="of:=[.E486]/[.D486]" office:value-type="percentage" office:value="1.4375186178135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0-60-OS</text:p>
          </table:table-cell>
          <table:table-cell table:style-name="ce8" office:value-type="currency" office:currency="USD" office:value="17489" calcext:value-type="currency">
            <text:p>$17,489.00</text:p>
          </table:table-cell>
          <table:table-cell table:style-name="ce13" office:value-type="currency" office:currency="USD" office:value="18040" calcext:value-type="currency">
            <text:p>$18,040.00</text:p>
          </table:table-cell>
          <table:table-cell table:style-name="ce13" table:formula="of:=[.C487]*0.8" office:value-type="currency" office:currency="USD" office:value="14432" calcext:value-type="currency">
            <text:p>$14,432.00</text:p>
          </table:table-cell>
          <table:table-cell table:style-name="ce13" office:value-type="currency" office:currency="USD" office:value="20279" calcext:value-type="currency">
            <text:p>$20,279.00</text:p>
          </table:table-cell>
          <table:table-cell table:style-name="ce13" table:formula="of:=[.E487]-[.B487]" office:value-type="currency" office:currency="USD" office:value="2790" calcext:value-type="currency">
            <text:p>$2,790.00</text:p>
          </table:table-cell>
          <table:table-cell table:style-name="ce46" table:formula="of:=[.E487]/[.D487]" office:value-type="percentage" office:value="1.40514135254989" calcext:value-type="percentage">
            <text:p>140.51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0-60-BTG</text:p>
          </table:table-cell>
          <table:table-cell table:style-name="ce8" office:value-type="currency" office:currency="USD" office:value="18234" calcext:value-type="currency">
            <text:p>$18,234.00</text:p>
          </table:table-cell>
          <table:table-cell table:style-name="ce13" office:value-type="currency" office:currency="USD" office:value="18800" calcext:value-type="currency">
            <text:p>$18,800.00</text:p>
          </table:table-cell>
          <table:table-cell table:style-name="ce13" table:formula="of:=[.C488]*0.8" office:value-type="currency" office:currency="USD" office:value="15040" calcext:value-type="currency">
            <text:p>$15,040.00</text:p>
          </table:table-cell>
          <table:table-cell table:style-name="ce13" office:value-type="currency" office:currency="USD" office:value="21620" calcext:value-type="currency">
            <text:p>$21,620.00</text:p>
          </table:table-cell>
          <table:table-cell table:style-name="ce13" table:formula="of:=[.E488]-[.B488]" office:value-type="currency" office:currency="USD" office:value="3386" calcext:value-type="currency">
            <text:p>$3,386.00</text:p>
          </table:table-cell>
          <table:table-cell table:style-name="ce46" table:formula="of:=[.E488]/[.D488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60</text:p>
          </table:table-cell>
          <table:table-cell table:style-name="ce8" office:value-type="currency" office:currency="USD" office:value="16764" calcext:value-type="currency">
            <text:p>$16,764.00</text:p>
          </table:table-cell>
          <table:table-cell table:style-name="ce13" office:value-type="currency" office:currency="USD" office:value="17300" calcext:value-type="currency">
            <text:p>$17,300.00</text:p>
          </table:table-cell>
          <table:table-cell table:style-name="ce13" table:formula="of:=[.C489]*0.8" office:value-type="currency" office:currency="USD" office:value="13840" calcext:value-type="currency">
            <text:p>$13,840.00</text:p>
          </table:table-cell>
          <table:table-cell table:style-name="ce13" office:value-type="currency" office:currency="USD" office:value="18439" calcext:value-type="currency">
            <text:p>$18,439.00</text:p>
          </table:table-cell>
          <table:table-cell table:style-name="ce13" table:formula="of:=[.E489]-[.B489]" office:value-type="currency" office:currency="USD" office:value="1675" calcext:value-type="currency">
            <text:p>$1,675.00</text:p>
          </table:table-cell>
          <table:table-cell table:style-name="ce46" table:formula="of:=[.E489]/[.D489]" office:value-type="percentage" office:value="1.33229768786127" calcext:value-type="percentage">
            <text:p>133.23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60-OS</text:p>
          </table:table-cell>
          <table:table-cell table:style-name="ce8" office:value-type="currency" office:currency="USD" office:value="17876" calcext:value-type="currency">
            <text:p>$17,876.00</text:p>
          </table:table-cell>
          <table:table-cell table:style-name="ce13" office:value-type="currency" office:currency="USD" office:value="18435" calcext:value-type="currency">
            <text:p>$18,435.00</text:p>
          </table:table-cell>
          <table:table-cell table:style-name="ce13" table:formula="of:=[.C490]*0.8" office:value-type="currency" office:currency="USD" office:value="14748" calcext:value-type="currency">
            <text:p>$14,748.00</text:p>
          </table:table-cell>
          <table:table-cell table:style-name="ce13" office:value-type="currency" office:currency="USD" office:value="20739" calcext:value-type="currency">
            <text:p>$20,739.00</text:p>
          </table:table-cell>
          <table:table-cell table:style-name="ce13" table:formula="of:=[.E490]-[.B490]" office:value-type="currency" office:currency="USD" office:value="2863" calcext:value-type="currency">
            <text:p>$2,863.00</text:p>
          </table:table-cell>
          <table:table-cell table:style-name="ce46" table:formula="of:=[.E490]/[.D490]" office:value-type="percentage" office:value="1.40622457282343" calcext:value-type="percentage">
            <text:p>140.62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60-BTG</text:p>
          </table:table-cell>
          <table:table-cell table:style-name="ce8" office:value-type="currency" office:currency="USD" office:value="18773" calcext:value-type="currency">
            <text:p>$18,773.00</text:p>
          </table:table-cell>
          <table:table-cell table:style-name="ce13" office:value-type="currency" office:currency="USD" office:value="19350" calcext:value-type="currency">
            <text:p>$19,350.00</text:p>
          </table:table-cell>
          <table:table-cell table:style-name="ce13" table:formula="of:=[.C491]*0.8" office:value-type="currency" office:currency="USD" office:value="15480" calcext:value-type="currency">
            <text:p>$15,480.00</text:p>
          </table:table-cell>
          <table:table-cell table:style-name="ce13" office:value-type="currency" office:currency="USD" office:value="22253" calcext:value-type="currency">
            <text:p>$22,253.00</text:p>
          </table:table-cell>
          <table:table-cell table:style-name="ce13" table:formula="of:=[.E491]-[.B491]" office:value-type="currency" office:currency="USD" office:value="3480" calcext:value-type="currency">
            <text:p>$3,480.00</text:p>
          </table:table-cell>
          <table:table-cell table:style-name="ce46" table:formula="of:=[.E491]/[.D491]" office:value-type="percentage" office:value="1.4375322997416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LST Series Wide Base Tandem Lift 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36W</text:p>
          </table:table-cell>
          <table:table-cell table:style-name="ce8" office:value-type="currency" office:currency="USD" office:value="8231" calcext:value-type="currency">
            <text:p>$8,231.00</text:p>
          </table:table-cell>
          <table:table-cell table:style-name="ce13" office:value-type="currency" office:currency="USD" office:value="8410" calcext:value-type="currency">
            <text:p>$8,410.00</text:p>
          </table:table-cell>
          <table:table-cell table:style-name="ce13" table:formula="of:=[.C495]*0.8" office:value-type="currency" office:currency="USD" office:value="6728" calcext:value-type="currency">
            <text:p>$6,728.00</text:p>
          </table:table-cell>
          <table:table-cell table:style-name="ce13" office:value-type="currency" office:currency="USD" office:value="9672" calcext:value-type="currency">
            <text:p>$9,672.00</text:p>
          </table:table-cell>
          <table:table-cell table:style-name="ce13" table:formula="of:=[.E495]-[.B495]" office:value-type="currency" office:currency="USD" office:value="1441" calcext:value-type="currency">
            <text:p>$1,441.00</text:p>
          </table:table-cell>
          <table:table-cell table:style-name="ce46" table:formula="of:=[.E495]/[.D495]" office:value-type="percentage" office:value="1.43757431629013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LST4-36W-OS</text:p>
          </table:table-cell>
          <table:table-cell table:style-name="ce8" office:value-type="currency" office:currency="USD" office:value="8986" calcext:value-type="currency">
            <text:p>$8,986.00</text:p>
          </table:table-cell>
          <table:table-cell table:style-name="ce13" office:value-type="currency" office:currency="USD" office:value="9180" calcext:value-type="currency">
            <text:p>$9,180.00</text:p>
          </table:table-cell>
          <table:table-cell table:style-name="ce13" table:formula="of:=[.C496]*0.8" office:value-type="currency" office:currency="USD" office:value="7344" calcext:value-type="currency">
            <text:p>$7,344.00</text:p>
          </table:table-cell>
          <table:table-cell table:style-name="ce13" office:value-type="currency" office:currency="USD" office:value="10557" calcext:value-type="currency">
            <text:p>$10,557.00</text:p>
          </table:table-cell>
          <table:table-cell table:style-name="ce13" table:formula="of:=[.E496]-[.B496]" office:value-type="currency" office:currency="USD" office:value="1571" calcext:value-type="currency">
            <text:p>$1,571.00</text:p>
          </table:table-cell>
          <table:table-cell table:style-name="ce46" table:formula="of:=[.E496]/[.D496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36W-BTG</text:p>
          </table:table-cell>
          <table:table-cell table:style-name="ce8" office:value-type="currency" office:currency="USD" office:value="9638" calcext:value-type="currency">
            <text:p>$9,638.00</text:p>
          </table:table-cell>
          <table:table-cell table:style-name="ce13" office:value-type="currency" office:currency="USD" office:value="9845" calcext:value-type="currency">
            <text:p>$9,845.00</text:p>
          </table:table-cell>
          <table:table-cell table:style-name="ce13" table:formula="of:=[.C497]*0.8" office:value-type="currency" office:currency="USD" office:value="7876" calcext:value-type="currency">
            <text:p>$7,876.00</text:p>
          </table:table-cell>
          <table:table-cell table:style-name="ce13" office:value-type="currency" office:currency="USD" office:value="11322" calcext:value-type="currency">
            <text:p>$11,322.00</text:p>
          </table:table-cell>
          <table:table-cell table:style-name="ce13" table:formula="of:=[.E497]-[.B497]" office:value-type="currency" office:currency="USD" office:value="1684" calcext:value-type="currency">
            <text:p>$1,684.00</text:p>
          </table:table-cell>
          <table:table-cell table:style-name="ce46" table:formula="of:=[.E497]/[.D497]" office:value-type="percentage" office:value="1.4375317420010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36W</text:p>
          </table:table-cell>
          <table:table-cell table:style-name="ce8" office:value-type="currency" office:currency="USD" office:value="10231" calcext:value-type="currency">
            <text:p>$10,231.00</text:p>
          </table:table-cell>
          <table:table-cell table:style-name="ce13" office:value-type="currency" office:currency="USD" office:value="10450" calcext:value-type="currency">
            <text:p>$10,450.00</text:p>
          </table:table-cell>
          <table:table-cell table:style-name="ce13" table:formula="of:=[.C498]*0.8" office:value-type="currency" office:currency="USD" office:value="8360" calcext:value-type="currency">
            <text:p>$8,360.00</text:p>
          </table:table-cell>
          <table:table-cell table:style-name="ce13" office:value-type="currency" office:currency="USD" office:value="12018" calcext:value-type="currency">
            <text:p>$12,018.00</text:p>
          </table:table-cell>
          <table:table-cell table:style-name="ce13" table:formula="of:=[.E498]-[.B498]" office:value-type="currency" office:currency="USD" office:value="1787" calcext:value-type="currency">
            <text:p>$1,787.00</text:p>
          </table:table-cell>
          <table:table-cell table:style-name="ce46" table:formula="of:=[.E498]/[.D498]" office:value-type="percentage" office:value="1.4375598086124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-36W-OS</text:p>
          </table:table-cell>
          <table:table-cell table:style-name="ce8" office:value-type="currency" office:currency="USD" office:value="11049" calcext:value-type="currency">
            <text:p>$11,049.00</text:p>
          </table:table-cell>
          <table:table-cell table:style-name="ce13" office:value-type="currency" office:currency="USD" office:value="11285" calcext:value-type="currency">
            <text:p>$11,285.00</text:p>
          </table:table-cell>
          <table:table-cell table:style-name="ce13" table:formula="of:=[.C499]*0.8" office:value-type="currency" office:currency="USD" office:value="9028" calcext:value-type="currency">
            <text:p>$9,028.00</text:p>
          </table:table-cell>
          <table:table-cell table:style-name="ce13" office:value-type="currency" office:currency="USD" office:value="12978" calcext:value-type="currency">
            <text:p>$12,978.00</text:p>
          </table:table-cell>
          <table:table-cell table:style-name="ce13" table:formula="of:=[.E499]-[.B499]" office:value-type="currency" office:currency="USD" office:value="1929" calcext:value-type="currency">
            <text:p>$1,929.00</text:p>
          </table:table-cell>
          <table:table-cell table:style-name="ce46" table:formula="of:=[.E499]/[.D499]" office:value-type="percentage" office:value="1.4375276916260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36W-BTG</text:p>
          </table:table-cell>
          <table:table-cell table:style-name="ce8" office:value-type="currency" office:currency="USD" office:value="11838" calcext:value-type="currency">
            <text:p>$11,838.00</text:p>
          </table:table-cell>
          <table:table-cell table:style-name="ce13" office:value-type="currency" office:currency="USD" office:value="12090" calcext:value-type="currency">
            <text:p>$12,090.00</text:p>
          </table:table-cell>
          <table:table-cell table:style-name="ce13" table:formula="of:=[.C500]*0.8" office:value-type="currency" office:currency="USD" office:value="9672" calcext:value-type="currency">
            <text:p>$9,672.00</text:p>
          </table:table-cell>
          <table:table-cell table:style-name="ce13" office:value-type="currency" office:currency="USD" office:value="13904" calcext:value-type="currency">
            <text:p>$13,904.00</text:p>
          </table:table-cell>
          <table:table-cell table:style-name="ce13" table:formula="of:=[.E500]-[.B500]" office:value-type="currency" office:currency="USD" office:value="2066" calcext:value-type="currency">
            <text:p>$2,066.00</text:p>
          </table:table-cell>
          <table:table-cell table:style-name="ce46" table:formula="of:=[.E500]/[.D500]" office:value-type="percentage" office:value="1.43755169561621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36W</text:p>
          </table:table-cell>
          <table:table-cell table:style-name="ce8" office:value-type="currency" office:currency="USD" office:value="12681" calcext:value-type="currency">
            <text:p>$12,681.00</text:p>
          </table:table-cell>
          <table:table-cell table:style-name="ce13" office:value-type="currency" office:currency="USD" office:value="12950" calcext:value-type="currency">
            <text:p>$12,950.00</text:p>
          </table:table-cell>
          <table:table-cell table:style-name="ce13" table:formula="of:=[.C501]*0.8" office:value-type="currency" office:currency="USD" office:value="10360" calcext:value-type="currency">
            <text:p>$10,360.00</text:p>
          </table:table-cell>
          <table:table-cell table:style-name="ce13" office:value-type="currency" office:currency="USD" office:value="13879" calcext:value-type="currency">
            <text:p>$13,879.00</text:p>
          </table:table-cell>
          <table:table-cell table:style-name="ce13" table:formula="of:=[.E501]-[.B501]" office:value-type="currency" office:currency="USD" office:value="1198" calcext:value-type="currency">
            <text:p>$1,198.00</text:p>
          </table:table-cell>
          <table:table-cell table:style-name="ce46" table:formula="of:=[.E501]/[.D501]" office:value-type="percentage" office:value="1.33967181467181" calcext:value-type="percentage">
            <text:p>133.97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36W-OS</text:p>
          </table:table-cell>
          <table:table-cell table:style-name="ce8" office:value-type="currency" office:currency="USD" office:value="13587" calcext:value-type="currency">
            <text:p>$13,587.00</text:p>
          </table:table-cell>
          <table:table-cell table:style-name="ce13" office:value-type="currency" office:currency="USD" office:value="13875" calcext:value-type="currency">
            <text:p>$13,875.00</text:p>
          </table:table-cell>
          <table:table-cell table:style-name="ce13" table:formula="of:=[.C502]*0.8" office:value-type="currency" office:currency="USD" office:value="11100" calcext:value-type="currency">
            <text:p>$11,100.00</text:p>
          </table:table-cell>
          <table:table-cell table:style-name="ce13" office:value-type="currency" office:currency="USD" office:value="15956" calcext:value-type="currency">
            <text:p>$15,956.00</text:p>
          </table:table-cell>
          <table:table-cell table:style-name="ce13" table:formula="of:=[.E502]-[.B502]" office:value-type="currency" office:currency="USD" office:value="2369" calcext:value-type="currency">
            <text:p>$2,369.00</text:p>
          </table:table-cell>
          <table:table-cell table:style-name="ce46" table:formula="of:=[.E502]/[.D502]" office:value-type="percentage" office:value="1.43747747747748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LST12-36W-BTG</text:p>
          </table:table-cell>
          <table:table-cell table:style-name="ce8" office:value-type="currency" office:currency="USD" office:value="14239" calcext:value-type="currency">
            <text:p>$14,239.00</text:p>
          </table:table-cell>
          <table:table-cell table:style-name="ce13" office:value-type="currency" office:currency="USD" office:value="14540" calcext:value-type="currency">
            <text:p>$14,540.00</text:p>
          </table:table-cell>
          <table:table-cell table:style-name="ce13" table:formula="of:=[.C503]*0.8" office:value-type="currency" office:currency="USD" office:value="11632" calcext:value-type="currency">
            <text:p>$11,632.00</text:p>
          </table:table-cell>
          <table:table-cell table:style-name="ce13" office:value-type="currency" office:currency="USD" office:value="12950" calcext:value-type="currency">
            <text:p>$12,950.00</text:p>
          </table:table-cell>
          <table:table-cell table:style-name="ce13" table:formula="of:=[.E503]-[.B503]" office:value-type="currency" office:currency="USD" office:value="-1289" calcext:value-type="currency">
            <text:p>-$1,289.00</text:p>
          </table:table-cell>
          <table:table-cell table:style-name="ce46" table:formula="of:=[.E503]/[.D503]" office:value-type="percentage" office:value="1.11330811554333" calcext:value-type="percentage">
            <text:p>111.33%</text:p>
          </table:table-cell>
          <table:table-cell table:style-name="ce17" office:value-type="string" calcext:value-type="string">
            <text:p>store.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W</text:p>
          </table:table-cell>
          <table:table-cell table:style-name="ce8" office:value-type="currency" office:currency="USD" office:value="12289" calcext:value-type="currency">
            <text:p>$12,289.00</text:p>
          </table:table-cell>
          <table:table-cell table:style-name="ce13" office:value-type="currency" office:currency="USD" office:value="12550" calcext:value-type="currency">
            <text:p>$12,550.00</text:p>
          </table:table-cell>
          <table:table-cell table:style-name="ce13" table:formula="of:=[.C504]*0.8" office:value-type="currency" office:currency="USD" office:value="10040" calcext:value-type="currency">
            <text:p>$10,040.00</text:p>
          </table:table-cell>
          <table:table-cell table:style-name="ce13" office:value-type="currency" office:currency="USD" office:value="13569" calcext:value-type="currency">
            <text:p>$13,569.00</text:p>
          </table:table-cell>
          <table:table-cell table:style-name="ce13" table:formula="of:=[.E504]-[.B504]" office:value-type="currency" office:currency="USD" office:value="1280" calcext:value-type="currency">
            <text:p>$1,280.00</text:p>
          </table:table-cell>
          <table:table-cell table:style-name="ce46" table:formula="of:=[.E504]/[.D504]" office:value-type="percentage" office:value="1.35149402390438" calcext:value-type="percentage">
            <text:p>135.15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W-OS</text:p>
          </table:table-cell>
          <table:table-cell table:style-name="ce8" office:value-type="currency" office:currency="USD" office:value="13278" calcext:value-type="currency">
            <text:p>$13,278.00</text:p>
          </table:table-cell>
          <table:table-cell table:style-name="ce13" office:value-type="currency" office:currency="USD" office:value="13560" calcext:value-type="currency">
            <text:p>$13,560.00</text:p>
          </table:table-cell>
          <table:table-cell table:style-name="ce13" table:formula="of:=[.C505]*0.8" office:value-type="currency" office:currency="USD" office:value="10848" calcext:value-type="currency">
            <text:p>$10,848.00</text:p>
          </table:table-cell>
          <table:table-cell table:style-name="ce13" office:value-type="currency" office:currency="USD" office:value="15594" calcext:value-type="currency">
            <text:p>$15,594.00</text:p>
          </table:table-cell>
          <table:table-cell table:style-name="ce13" table:formula="of:=[.E505]-[.B505]" office:value-type="currency" office:currency="USD" office:value="2316" calcext:value-type="currency">
            <text:p>$2,316.00</text:p>
          </table:table-cell>
          <table:table-cell table:style-name="ce46" table:formula="of:=[.E505]/[.D505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48W-BTG</text:p>
          </table:table-cell>
          <table:table-cell table:style-name="ce8" office:value-type="currency" office:currency="USD" office:value="13994" calcext:value-type="currency">
            <text:p>$13,994.00</text:p>
          </table:table-cell>
          <table:table-cell table:style-name="ce13" office:value-type="currency" office:currency="USD" office:value="14290" calcext:value-type="currency">
            <text:p>$14,290.00</text:p>
          </table:table-cell>
          <table:table-cell table:style-name="ce13" table:formula="of:=[.C506]*0.8" office:value-type="currency" office:currency="USD" office:value="11432" calcext:value-type="currency">
            <text:p>$11,432.00</text:p>
          </table:table-cell>
          <table:table-cell table:style-name="ce13" office:value-type="currency" office:currency="USD" office:value="12550" calcext:value-type="currency">
            <text:p>$12,550.00</text:p>
          </table:table-cell>
          <table:table-cell table:style-name="ce13" table:formula="of:=[.E506]-[.B506]" office:value-type="currency" office:currency="USD" office:value="-1444" calcext:value-type="currency">
            <text:p>-$1,444.00</text:p>
          </table:table-cell>
          <table:table-cell table:style-name="ce46" table:formula="of:=[.E506]/[.D506]" office:value-type="percentage" office:value="1.09779566130161" calcext:value-type="percentage">
            <text:p>109.78%</text:p>
          </table:table-cell>
          <table:table-cell table:style-name="ce17" office:value-type="string" calcext:value-type="string">
            <text:p>store.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W</text:p>
          </table:table-cell>
          <table:table-cell table:style-name="ce8" office:value-type="currency" office:currency="USD" office:value="13347" calcext:value-type="currency">
            <text:p>$13,347.00</text:p>
          </table:table-cell>
          <table:table-cell table:style-name="ce13" office:value-type="currency" office:currency="USD" office:value="13630" calcext:value-type="currency">
            <text:p>$13,630.00</text:p>
          </table:table-cell>
          <table:table-cell table:style-name="ce13" table:formula="of:=[.C507]*0.8" office:value-type="currency" office:currency="USD" office:value="10904" calcext:value-type="currency">
            <text:p>$10,904.00</text:p>
          </table:table-cell>
          <table:table-cell table:style-name="ce13" office:value-type="currency" office:currency="USD" office:value="14669" calcext:value-type="currency">
            <text:p>$14,669.00</text:p>
          </table:table-cell>
          <table:table-cell table:style-name="ce13" table:formula="of:=[.E507]-[.B507]" office:value-type="currency" office:currency="USD" office:value="1322" calcext:value-type="currency">
            <text:p>$1,322.00</text:p>
          </table:table-cell>
          <table:table-cell table:style-name="ce46" table:formula="of:=[.E507]/[.D507]" office:value-type="percentage" office:value="1.34528613352898" calcext:value-type="percentage">
            <text:p>134.53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W-OS</text:p>
          </table:table-cell>
          <table:table-cell table:style-name="ce8" office:value-type="currency" office:currency="USD" office:value="14361" calcext:value-type="currency">
            <text:p>$14,361.00</text:p>
          </table:table-cell>
          <table:table-cell table:style-name="ce13" office:value-type="currency" office:currency="USD" office:value="14665" calcext:value-type="currency">
            <text:p>$14,665.00</text:p>
          </table:table-cell>
          <table:table-cell table:style-name="ce13" table:formula="of:=[.C508]*0.8" office:value-type="currency" office:currency="USD" office:value="11732" calcext:value-type="currency">
            <text:p>$11,732.00</text:p>
          </table:table-cell>
          <table:table-cell table:style-name="ce13" office:value-type="currency" office:currency="USD" office:value="16865" calcext:value-type="currency">
            <text:p>$16,865.00</text:p>
          </table:table-cell>
          <table:table-cell table:style-name="ce13" table:formula="of:=[.E508]-[.B508]" office:value-type="currency" office:currency="USD" office:value="2504" calcext:value-type="currency">
            <text:p>$2,504.00</text:p>
          </table:table-cell>
          <table:table-cell table:style-name="ce46" table:formula="of:=[.E508]/[.D508]" office:value-type="percentage" office:value="1.4375213092396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48W-BTG</text:p>
          </table:table-cell>
          <table:table-cell table:style-name="ce8" office:value-type="currency" office:currency="USD" office:value="15072" calcext:value-type="currency">
            <text:p>$15,072.00</text:p>
          </table:table-cell>
          <table:table-cell table:style-name="ce13" office:value-type="currency" office:currency="USD" office:value="15390" calcext:value-type="currency">
            <text:p>$15,390.00</text:p>
          </table:table-cell>
          <table:table-cell table:style-name="ce13" table:formula="of:=[.C509]*0.8" office:value-type="currency" office:currency="USD" office:value="12312" calcext:value-type="currency">
            <text:p>$12,312.00</text:p>
          </table:table-cell>
          <table:table-cell table:style-name="ce13" office:value-type="currency" office:currency="USD" office:value="13630" calcext:value-type="currency">
            <text:p>$13,630.00</text:p>
          </table:table-cell>
          <table:table-cell table:style-name="ce13" table:formula="of:=[.E509]-[.B509]" office:value-type="currency" office:currency="USD" office:value="-1442" calcext:value-type="currency">
            <text:p>-$1,442.00</text:p>
          </table:table-cell>
          <table:table-cell table:style-name="ce46" table:formula="of:=[.E509]/[.D509]" office:value-type="percentage" office:value="1.10705003248863" calcext:value-type="percentage">
            <text:p>110.71%</text:p>
          </table:table-cell>
          <table:table-cell table:style-name="ce17" office:value-type="string" calcext:value-type="string">
            <text:p>store.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48W</text:p>
          </table:table-cell>
          <table:table-cell table:style-name="ce8" office:value-type="currency" office:currency="USD" office:value="15606" calcext:value-type="currency">
            <text:p>$15,606.00</text:p>
          </table:table-cell>
          <table:table-cell table:style-name="ce13" office:value-type="currency" office:currency="USD" office:value="15935" calcext:value-type="currency">
            <text:p>$15,935.00</text:p>
          </table:table-cell>
          <table:table-cell table:style-name="ce13" table:formula="of:=[.C510]*0.8" office:value-type="currency" office:currency="USD" office:value="12748" calcext:value-type="currency">
            <text:p>$12,748.00</text:p>
          </table:table-cell>
          <table:table-cell table:style-name="ce13" office:value-type="currency" office:currency="USD" office:value="14669" calcext:value-type="currency">
            <text:p>$14,669.00</text:p>
          </table:table-cell>
          <table:table-cell table:style-name="ce13" table:formula="of:=[.E510]-[.B510]" office:value-type="currency" office:currency="USD" office:value="-937" calcext:value-type="currency">
            <text:p>-$937.00</text:p>
          </table:table-cell>
          <table:table-cell table:style-name="ce46" table:formula="of:=[.E510]/[.D510]" office:value-type="percentage" office:value="1.15069030436147" calcext:value-type="percentage">
            <text:p>115.07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48W-OS</text:p>
          </table:table-cell>
          <table:table-cell table:style-name="ce8" office:value-type="currency" office:currency="USD" office:value="16703" calcext:value-type="currency">
            <text:p>$16,703.00</text:p>
          </table:table-cell>
          <table:table-cell table:style-name="ce13" office:value-type="currency" office:currency="USD" office:value="17055" calcext:value-type="currency">
            <text:p>$17,055.00</text:p>
          </table:table-cell>
          <table:table-cell table:style-name="ce13" table:formula="of:=[.C511]*0.8" office:value-type="currency" office:currency="USD" office:value="13644" calcext:value-type="currency">
            <text:p>$13,644.00</text:p>
          </table:table-cell>
          <table:table-cell table:style-name="ce13" office:value-type="currency" office:currency="USD" office:value="19613" calcext:value-type="currency">
            <text:p>$19,613.00</text:p>
          </table:table-cell>
          <table:table-cell table:style-name="ce13" table:formula="of:=[.E511]-[.B511]" office:value-type="currency" office:currency="USD" office:value="2910" calcext:value-type="currency">
            <text:p>$2,910.00</text:p>
          </table:table-cell>
          <table:table-cell table:style-name="ce46" table:formula="of:=[.E511]/[.D511]" office:value-type="percentage" office:value="1.43748167692759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LST12-48W-BTG</text:p>
          </table:table-cell>
          <table:table-cell table:style-name="ce8" office:value-type="currency" office:currency="USD" office:value="17399" calcext:value-type="currency">
            <text:p>$17,399.00</text:p>
          </table:table-cell>
          <table:table-cell table:style-name="ce13" office:value-type="currency" office:currency="USD" office:value="17765" calcext:value-type="currency">
            <text:p>$17,765.00</text:p>
          </table:table-cell>
          <table:table-cell table:style-name="ce13" table:formula="of:=[.C512]*0.8" office:value-type="currency" office:currency="USD" office:value="14212" calcext:value-type="currency">
            <text:p>$14,212.00</text:p>
          </table:table-cell>
          <table:table-cell table:style-name="ce13" office:value-type="currency" office:currency="USD" office:value="15935" calcext:value-type="currency">
            <text:p>$15,935.00</text:p>
          </table:table-cell>
          <table:table-cell table:style-name="ce13" table:formula="of:=[.E512]-[.B512]" office:value-type="currency" office:currency="USD" office:value="-1464" calcext:value-type="currency">
            <text:p>-$1,464.00</text:p>
          </table:table-cell>
          <table:table-cell table:style-name="ce46" table:formula="of:=[.E512]/[.D512]" office:value-type="percentage" office:value="1.12123557556994" calcext:value-type="percentage">
            <text:p>112.12%</text:p>
          </table:table-cell>
          <table:table-cell table:style-name="ce17" office:value-type="string" calcext:value-type="string">
            <text:p>store.bastian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W</text:p>
          </table:table-cell>
          <table:table-cell table:style-name="ce8" office:value-type="currency" office:currency="USD" office:value="14435" calcext:value-type="currency">
            <text:p>$14,435.00</text:p>
          </table:table-cell>
          <table:table-cell table:style-name="ce13" office:value-type="currency" office:currency="USD" office:value="14740" calcext:value-type="currency">
            <text:p>$14,740.00</text:p>
          </table:table-cell>
          <table:table-cell table:style-name="ce13" table:formula="of:=[.C513]*0.8" office:value-type="currency" office:currency="USD" office:value="11792" calcext:value-type="currency">
            <text:p>$11,792.00</text:p>
          </table:table-cell>
          <table:table-cell table:style-name="ce13" office:value-type="currency" office:currency="USD" office:value="15949" calcext:value-type="currency">
            <text:p>$15,949.00</text:p>
          </table:table-cell>
          <table:table-cell table:style-name="ce13" table:formula="of:=[.E513]-[.B513]" office:value-type="currency" office:currency="USD" office:value="1514" calcext:value-type="currency">
            <text:p>$1,514.00</text:p>
          </table:table-cell>
          <table:table-cell table:style-name="ce46" table:formula="of:=[.E513]/[.D513]" office:value-type="percentage" office:value="1.35252713704206" calcext:value-type="percentage">
            <text:p>135.25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W-OS</text:p>
          </table:table-cell>
          <table:table-cell table:style-name="ce8" office:value-type="currency" office:currency="USD" office:value="15611" calcext:value-type="currency">
            <text:p>$15,611.00</text:p>
          </table:table-cell>
          <table:table-cell table:style-name="ce13" office:value-type="currency" office:currency="USD" office:value="15940" calcext:value-type="currency">
            <text:p>$15,940.00</text:p>
          </table:table-cell>
          <table:table-cell table:style-name="ce13" table:formula="of:=[.C514]*0.8" office:value-type="currency" office:currency="USD" office:value="12752" calcext:value-type="currency">
            <text:p>$12,752.00</text:p>
          </table:table-cell>
          <table:table-cell table:style-name="ce13" office:value-type="currency" office:currency="USD" office:value="18331" calcext:value-type="currency">
            <text:p>$18,331.00</text:p>
          </table:table-cell>
          <table:table-cell table:style-name="ce13" table:formula="of:=[.E514]-[.B514]" office:value-type="currency" office:currency="USD" office:value="2720" calcext:value-type="currency">
            <text:p>$2,720.00</text:p>
          </table:table-cell>
          <table:table-cell table:style-name="ce46" table:formula="of:=[.E514]/[.D514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4-60W-BTG</text:p>
          </table:table-cell>
          <table:table-cell table:style-name="ce8" office:value-type="currency" office:currency="USD" office:value="16356" calcext:value-type="currency">
            <text:p>$16,356.00</text:p>
          </table:table-cell>
          <table:table-cell table:style-name="ce13" office:value-type="currency" office:currency="USD" office:value="16700" calcext:value-type="currency">
            <text:p>$16,700.00</text:p>
          </table:table-cell>
          <table:table-cell table:style-name="ce13" table:formula="of:=[.C515]*0.8" office:value-type="currency" office:currency="USD" office:value="13360" calcext:value-type="currency">
            <text:p>$13,360.00</text:p>
          </table:table-cell>
          <table:table-cell table:style-name="ce13" office:value-type="currency" office:currency="USD" office:value="19205" calcext:value-type="currency">
            <text:p>$19,205.00</text:p>
          </table:table-cell>
          <table:table-cell table:style-name="ce13" table:formula="of:=[.E515]-[.B515]" office:value-type="currency" office:currency="USD" office:value="2849" calcext:value-type="currency">
            <text:p>$2,849.00</text:p>
          </table:table-cell>
          <table:table-cell table:style-name="ce46" table:formula="of:=[.E515]/[.D515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W</text:p>
          </table:table-cell>
          <table:table-cell table:style-name="ce8" office:value-type="currency" office:currency="USD" office:value="16909" calcext:value-type="currency">
            <text:p>$16,909.00</text:p>
          </table:table-cell>
          <table:table-cell table:style-name="ce13" office:value-type="currency" office:currency="USD" office:value="17265" calcext:value-type="currency">
            <text:p>$17,265.00</text:p>
          </table:table-cell>
          <table:table-cell table:style-name="ce13" table:formula="of:=[.C516]*0.8" office:value-type="currency" office:currency="USD" office:value="13812" calcext:value-type="currency">
            <text:p>$13,812.00</text:p>
          </table:table-cell>
          <table:table-cell table:style-name="ce13" office:value-type="currency" office:currency="USD" office:value="18519" calcext:value-type="currency">
            <text:p>$18,519.00</text:p>
          </table:table-cell>
          <table:table-cell table:style-name="ce13" table:formula="of:=[.E516]-[.B516]" office:value-type="currency" office:currency="USD" office:value="1610" calcext:value-type="currency">
            <text:p>$1,610.00</text:p>
          </table:table-cell>
          <table:table-cell table:style-name="ce46" table:formula="of:=[.E516]/[.D516]" office:value-type="percentage" office:value="1.34079061685491" calcext:value-type="percentage">
            <text:p>134.08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W-OS</text:p>
          </table:table-cell>
          <table:table-cell table:style-name="ce8" office:value-type="currency" office:currency="USD" office:value="18134" calcext:value-type="currency">
            <text:p>$18,134.00</text:p>
          </table:table-cell>
          <table:table-cell table:style-name="ce13" office:value-type="currency" office:currency="USD" office:value="18515" calcext:value-type="currency">
            <text:p>$18,515.00</text:p>
          </table:table-cell>
          <table:table-cell table:style-name="ce13" table:formula="of:=[.C517]*0.8" office:value-type="currency" office:currency="USD" office:value="14812" calcext:value-type="currency">
            <text:p>$14,812.00</text:p>
          </table:table-cell>
          <table:table-cell table:style-name="ce13" office:value-type="currency" office:currency="USD" office:value="21292" calcext:value-type="currency">
            <text:p>$21,292.00</text:p>
          </table:table-cell>
          <table:table-cell table:style-name="ce13" table:formula="of:=[.E517]-[.B517]" office:value-type="currency" office:currency="USD" office:value="3158" calcext:value-type="currency">
            <text:p>$3,158.00</text:p>
          </table:table-cell>
          <table:table-cell table:style-name="ce46" table:formula="of:=[.E517]/[.D517]" office:value-type="percentage" office:value="1.4374831217931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8-60W-BTG</text:p>
          </table:table-cell>
          <table:table-cell table:style-name="ce8" office:value-type="currency" office:currency="USD" office:value="18913" calcext:value-type="currency">
            <text:p>$18,913.00</text:p>
          </table:table-cell>
          <table:table-cell table:style-name="ce13" office:value-type="currency" office:currency="USD" office:value="19310" calcext:value-type="currency">
            <text:p>$19,310.00</text:p>
          </table:table-cell>
          <table:table-cell table:style-name="ce13" table:formula="of:=[.C518]*0.8" office:value-type="currency" office:currency="USD" office:value="15448" calcext:value-type="currency">
            <text:p>$15,448.00</text:p>
          </table:table-cell>
          <table:table-cell table:style-name="ce13" office:value-type="currency" office:currency="USD" office:value="22207" calcext:value-type="currency">
            <text:p>$22,207.00</text:p>
          </table:table-cell>
          <table:table-cell table:style-name="ce13" table:formula="of:=[.E518]-[.B518]" office:value-type="currency" office:currency="USD" office:value="3294" calcext:value-type="currency">
            <text:p>$3,294.00</text:p>
          </table:table-cell>
          <table:table-cell table:style-name="ce46" table:formula="of:=[.E518]/[.D518]" office:value-type="percentage" office:value="1.437532366649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0-60W</text:p>
          </table:table-cell>
          <table:table-cell table:style-name="ce8" office:value-type="currency" office:currency="USD" office:value="18561" calcext:value-type="currency">
            <text:p>$18,561.00</text:p>
          </table:table-cell>
          <table:table-cell table:style-name="ce13" office:value-type="currency" office:currency="USD" office:value="18950" calcext:value-type="currency">
            <text:p>$18,950.00</text:p>
          </table:table-cell>
          <table:table-cell table:style-name="ce13" table:formula="of:=[.C519]*0.8" office:value-type="currency" office:currency="USD" office:value="15160" calcext:value-type="currency">
            <text:p>$15,160.00</text:p>
          </table:table-cell>
          <table:table-cell table:style-name="ce13" office:value-type="currency" office:currency="USD" office:value="20279" calcext:value-type="currency">
            <text:p>$20,279.00</text:p>
          </table:table-cell>
          <table:table-cell table:style-name="ce13" table:formula="of:=[.E519]-[.B519]" office:value-type="currency" office:currency="USD" office:value="1718" calcext:value-type="currency">
            <text:p>$1,718.00</text:p>
          </table:table-cell>
          <table:table-cell table:style-name="ce46" table:formula="of:=[.E519]/[.D519]" office:value-type="percentage" office:value="1.33766490765172" calcext:value-type="percentage">
            <text:p>133.77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0-60W-OS</text:p>
          </table:table-cell>
          <table:table-cell table:style-name="ce8" office:value-type="currency" office:currency="USD" office:value="19859" calcext:value-type="currency">
            <text:p>$19,859.00</text:p>
          </table:table-cell>
          <table:table-cell table:style-name="ce13" office:value-type="currency" office:currency="USD" office:value="20275" calcext:value-type="currency">
            <text:p>$20,275.00</text:p>
          </table:table-cell>
          <table:table-cell table:style-name="ce13" table:formula="of:=[.C520]*0.8" office:value-type="currency" office:currency="USD" office:value="16220" calcext:value-type="currency">
            <text:p>$16,220.00</text:p>
          </table:table-cell>
          <table:table-cell table:style-name="ce13" office:value-type="currency" office:currency="USD" office:value="23316" calcext:value-type="currency">
            <text:p>$23,316.00</text:p>
          </table:table-cell>
          <table:table-cell table:style-name="ce13" table:formula="of:=[.E520]-[.B520]" office:value-type="currency" office:currency="USD" office:value="3457" calcext:value-type="currency">
            <text:p>$3,457.00</text:p>
          </table:table-cell>
          <table:table-cell table:style-name="ce46" table:formula="of:=[.E520]/[.D520]" office:value-type="percentage" office:value="1.43748458692972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LST10-60W-BTG</text:p>
          </table:table-cell>
          <table:table-cell table:style-name="ce8" office:value-type="currency" office:currency="USD" office:value="20629" calcext:value-type="currency">
            <text:p>$20,629.00</text:p>
          </table:table-cell>
          <table:table-cell table:style-name="ce13" office:value-type="currency" office:currency="USD" office:value="21040" calcext:value-type="currency">
            <text:p>$21,040.00</text:p>
          </table:table-cell>
          <table:table-cell table:style-name="ce13" table:formula="of:=[.C521]*0.8" office:value-type="currency" office:currency="USD" office:value="16832" calcext:value-type="currency">
            <text:p>$16,832.00</text:p>
          </table:table-cell>
          <table:table-cell table:style-name="ce13" office:value-type="currency" office:currency="USD" office:value="24196" calcext:value-type="currency">
            <text:p>$24,196.00</text:p>
          </table:table-cell>
          <table:table-cell table:style-name="ce13" table:formula="of:=[.E521]-[.B521]" office:value-type="currency" office:currency="USD" office:value="3567" calcext:value-type="currency">
            <text:p>$3,567.00</text:p>
          </table:table-cell>
          <table:table-cell table:style-name="ce46" table:formula="of:=[.E521]/[.D521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60W</text:p>
          </table:table-cell>
          <table:table-cell table:style-name="ce8" office:value-type="currency" office:currency="USD" office:value="18995" calcext:value-type="currency">
            <text:p>$18,995.00</text:p>
          </table:table-cell>
          <table:table-cell table:style-name="ce13" office:value-type="currency" office:currency="USD" office:value="19395" calcext:value-type="currency">
            <text:p>$19,395.00</text:p>
          </table:table-cell>
          <table:table-cell table:style-name="ce13" table:formula="of:=[.C522]*0.8" office:value-type="currency" office:currency="USD" office:value="15516" calcext:value-type="currency">
            <text:p>$15,516.00</text:p>
          </table:table-cell>
          <table:table-cell table:style-name="ce13" office:value-type="currency" office:currency="USD" office:value="20739" calcext:value-type="currency">
            <text:p>$20,739.00</text:p>
          </table:table-cell>
          <table:table-cell table:style-name="ce13" table:formula="of:=[.E522]-[.B522]" office:value-type="currency" office:currency="USD" office:value="1744" calcext:value-type="currency">
            <text:p>$1,744.00</text:p>
          </table:table-cell>
          <table:table-cell table:style-name="ce46" table:formula="of:=[.E522]/[.D522]" office:value-type="percentage" office:value="1.33662026295437" calcext:value-type="percentage">
            <text:p>133.66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LST12-60W-OS</text:p>
          </table:table-cell>
          <table:table-cell table:style-name="ce8" office:value-type="currency" office:currency="USD" office:value="20120" calcext:value-type="currency">
            <text:p>$20,120.00</text:p>
          </table:table-cell>
          <table:table-cell table:style-name="ce13" office:value-type="currency" office:currency="USD" office:value="20735" calcext:value-type="currency">
            <text:p>$20,735.00</text:p>
          </table:table-cell>
          <table:table-cell table:style-name="ce13" table:formula="of:=[.C523]*0.8" office:value-type="currency" office:currency="USD" office:value="16588" calcext:value-type="currency">
            <text:p>$16,588.00</text:p>
          </table:table-cell>
          <table:table-cell table:style-name="ce13" office:value-type="currency" office:currency="USD" office:value="23845" calcext:value-type="currency">
            <text:p>$23,845.00</text:p>
          </table:table-cell>
          <table:table-cell table:style-name="ce13" table:formula="of:=[.E523]-[.B523]" office:value-type="currency" office:currency="USD" office:value="3725" calcext:value-type="currency">
            <text:p>$3,725.00</text:p>
          </table:table-cell>
          <table:table-cell table:style-name="ce46" table:formula="of:=[.E523]/[.D523]" office:value-type="percentage" office:value="1.4374849288642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LST12-60W-BTG</text:p>
          </table:table-cell>
          <table:table-cell table:style-name="ce8" office:value-type="currency" office:currency="USD" office:value="20990" calcext:value-type="currency">
            <text:p>$20,990.00</text:p>
          </table:table-cell>
          <table:table-cell table:style-name="ce13" office:value-type="currency" office:currency="USD" office:value="21505" calcext:value-type="currency">
            <text:p>$21,505.00</text:p>
          </table:table-cell>
          <table:table-cell table:style-name="ce13" table:formula="of:=[.C524]*0.8" office:value-type="currency" office:currency="USD" office:value="17204" calcext:value-type="currency">
            <text:p>$17,204.00</text:p>
          </table:table-cell>
          <table:table-cell table:style-name="ce13" office:value-type="currency" office:currency="USD" office:value="19395" calcext:value-type="currency">
            <text:p>$19,395.00</text:p>
          </table:table-cell>
          <table:table-cell table:style-name="ce13" table:formula="of:=[.E524]-[.B524]" office:value-type="currency" office:currency="USD" office:value="-1595" calcext:value-type="currency">
            <text:p>-$1,595.00</text:p>
          </table:table-cell>
          <table:table-cell table:style-name="ce46" table:formula="of:=[.E524]/[.D524]" office:value-type="percentage" office:value="1.12735410369681" calcext:value-type="percentage">
            <text:p>112.74%</text:p>
          </table:table-cell>
          <table:table-cell table:style-name="ce17" office:value-type="string" calcext:value-type="string">
            <text:p>store.bastiansolutions.com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0">
          <table:table-cell table:style-name="ce2" office:value-type="string" calcext:value-type="string">
            <text:p>PalletPal 360 Ai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PALLETPAL-360A</text:p>
          </table:table-cell>
          <table:table-cell table:style-name="ce50" office:value-type="currency" office:currency="USD" office:value="2145" calcext:value-type="currency">
            <text:p>$2,145.00</text:p>
          </table:table-cell>
          <table:table-cell table:style-name="ce51" office:value-type="currency" office:currency="USD" office:value="2210" calcext:value-type="currency">
            <text:p>$2,210.00</text:p>
          </table:table-cell>
          <table:table-cell table:style-name="ce51" table:formula="of:=[.C528]*0.8" office:value-type="currency" office:currency="USD" office:value="1768" calcext:value-type="currency">
            <text:p>$1,768.00</text:p>
          </table:table-cell>
          <table:table-cell table:style-name="ce51" office:value-type="currency" office:currency="USD" office:value="2210" calcext:value-type="currency">
            <text:p>$2,210.00</text:p>
          </table:table-cell>
          <table:table-cell table:style-name="ce51" table:formula="of:=[.E528]-[.B528]" office:value-type="currency" office:currency="USD" office:value="65" calcext:value-type="currency">
            <text:p>$65.00</text:p>
          </table:table-cell>
          <table:table-cell table:style-name="ce58" table:formula="of:=[.E528]/[.D528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Zoro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Pal 360 Spring Actuated Level Load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PALLETPAL-360S-0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table:style-name="ce51" office:value-type="currency" office:currency="USD" office:value="2165" calcext:value-type="currency">
            <text:p>$2,165.00</text:p>
          </table:table-cell>
          <table:table-cell table:style-name="ce51" table:formula="of:=[.C532]*0.8" office:value-type="currency" office:currency="USD" office:value="1732" calcext:value-type="currency">
            <text:p>$1,732.00</text:p>
          </table:table-cell>
          <table:table-cell table:style-name="ce51" office:value-type="currency" office:currency="USD" office:value="2165" calcext:value-type="currency">
            <text:p>$2,165.00</text:p>
          </table:table-cell>
          <table:table-cell table:style-name="ce51" table:formula="of:=[.E532]-[.B532]" office:value-type="currency" office:currency="USD" office:value="240" calcext:value-type="currency">
            <text:p>$240.00</text:p>
          </table:table-cell>
          <table:table-cell table:style-name="ce58" table:formula="of:=[.E532]/[.D532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PALLETPAL-360S-1</text:p>
          </table:table-cell>
          <table:table-cell table:style-name="ce50" office:value-type="currency" office:currency="USD" office:value="1899" calcext:value-type="currency">
            <text:p>$1,899.00</text:p>
          </table:table-cell>
          <table:table-cell table:style-name="ce51" office:value-type="currency" office:currency="USD" office:value="1960" calcext:value-type="currency">
            <text:p>$1,960.00</text:p>
          </table:table-cell>
          <table:table-cell table:style-name="ce51" table:formula="of:=[.C533]*0.8" office:value-type="currency" office:currency="USD" office:value="1568" calcext:value-type="currency">
            <text:p>$1,568.00</text:p>
          </table:table-cell>
          <table:table-cell table:style-name="ce51" office:value-type="currency" office:currency="USD" office:value="1960" calcext:value-type="currency">
            <text:p>$1,960.00</text:p>
          </table:table-cell>
          <table:table-cell table:style-name="ce51" table:formula="of:=[.E533]-[.B533]" office:value-type="currency" office:currency="USD" office:value="61" calcext:value-type="currency">
            <text:p>$61.00</text:p>
          </table:table-cell>
          <table:table-cell table:style-name="ce58" table:formula="of:=[.E533]/[.D533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PALLETPAL-360S-2</text:p>
          </table:table-cell>
          <table:table-cell table:style-name="ce50" office:value-type="currency" office:currency="USD" office:value="1935" calcext:value-type="currency">
            <text:p>$1,935.00</text:p>
          </table:table-cell>
          <table:table-cell table:style-name="ce51" office:value-type="currency" office:currency="USD" office:value="2010" calcext:value-type="currency">
            <text:p>$2,010.00</text:p>
          </table:table-cell>
          <table:table-cell table:style-name="ce51" table:formula="of:=[.C534]*0.8" office:value-type="currency" office:currency="USD" office:value="1608" calcext:value-type="currency">
            <text:p>$1,608.00</text:p>
          </table:table-cell>
          <table:table-cell table:style-name="ce51" office:value-type="currency" office:currency="USD" office:value="2010" calcext:value-type="currency">
            <text:p>$2,010.00</text:p>
          </table:table-cell>
          <table:table-cell table:style-name="ce51" table:formula="of:=[.E534]-[.B534]" office:value-type="currency" office:currency="USD" office:value="75" calcext:value-type="currency">
            <text:p>$75.00</text:p>
          </table:table-cell>
          <table:table-cell table:style-name="ce58" table:formula="of:=[.E534]/[.D534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PALLETPAL-360S-3</text:p>
          </table:table-cell>
          <table:table-cell table:style-name="ce50" office:value-type="currency" office:currency="USD" office:value="1935" calcext:value-type="currency">
            <text:p>$1,935.00</text:p>
          </table:table-cell>
          <table:table-cell table:style-name="ce51" office:value-type="currency" office:currency="USD" office:value="2010" calcext:value-type="currency">
            <text:p>$2,010.00</text:p>
          </table:table-cell>
          <table:table-cell table:style-name="ce51" table:formula="of:=[.C535]*0.8" office:value-type="currency" office:currency="USD" office:value="1608" calcext:value-type="currency">
            <text:p>$1,608.00</text:p>
          </table:table-cell>
          <table:table-cell table:style-name="ce51" office:value-type="currency" office:currency="USD" office:value="2010" calcext:value-type="currency">
            <text:p>$2,010.00</text:p>
          </table:table-cell>
          <table:table-cell table:style-name="ce51" table:formula="of:=[.E535]-[.B535]" office:value-type="currency" office:currency="USD" office:value="75" calcext:value-type="currency">
            <text:p>$75.00</text:p>
          </table:table-cell>
          <table:table-cell table:style-name="ce58" table:formula="of:=[.E535]/[.D535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4">
          <table:table-cell table:style-name="ce49" office:value-type="string" calcext:value-type="string">
            <text:p>PALLETPAL-360S-4</text:p>
          </table:table-cell>
          <table:table-cell table:style-name="ce50" office:value-type="currency" office:currency="USD" office:value="1999" calcext:value-type="currency">
            <text:p>$1,999.00</text:p>
          </table:table-cell>
          <table:table-cell table:style-name="ce51" office:value-type="currency" office:currency="USD" office:value="2060" calcext:value-type="currency">
            <text:p>$2,060.00</text:p>
          </table:table-cell>
          <table:table-cell table:style-name="ce51" table:formula="of:=[.C536]*0.8" office:value-type="currency" office:currency="USD" office:value="1648" calcext:value-type="currency">
            <text:p>$1,648.00</text:p>
          </table:table-cell>
          <table:table-cell table:style-name="ce51" office:value-type="currency" office:currency="USD" office:value="2060" calcext:value-type="currency">
            <text:p>$2,060.00</text:p>
          </table:table-cell>
          <table:table-cell table:style-name="ce51" table:formula="of:=[.E536]-[.B536]" office:value-type="currency" office:currency="USD" office:value="61" calcext:value-type="currency">
            <text:p>$61.00</text:p>
          </table:table-cell>
          <table:table-cell table:style-name="ce58" table:formula="of:=[.E536]/[.D536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PalletPal Lift Truck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T-33-E</text:p>
          </table:table-cell>
          <table:table-cell table:style-name="ce8" office:value-type="currency" office:currency="USD" office:value="3570" calcext:value-type="currency">
            <text:p>$3,570.00</text:p>
          </table:table-cell>
          <table:table-cell table:style-name="ce13" office:value-type="currency" office:currency="USD" office:value="3890" calcext:value-type="currency">
            <text:p>$3,890.00</text:p>
          </table:table-cell>
          <table:table-cell table:style-name="ce13" table:formula="of:=[.C540]*0.8" office:value-type="currency" office:currency="USD" office:value="3112" calcext:value-type="currency">
            <text:p>$3,112.00</text:p>
          </table:table-cell>
          <table:table-cell table:style-name="ce13" office:value-type="currency" office:currency="USD" office:value="3580" calcext:value-type="currency">
            <text:p>$3,580.00</text:p>
          </table:table-cell>
          <table:table-cell table:style-name="ce13" table:formula="of:=[.E540]-[.B540]" office:value-type="currency" office:currency="USD" office:value="10" calcext:value-type="currency">
            <text:p>$10.00</text:p>
          </table:table-cell>
          <table:table-cell table:style-name="ce46" table:formula="of:=[.E540]/[.D540]" office:value-type="percentage" office:value="1.15038560411311" calcext:value-type="percentage">
            <text:p>115.04%</text:p>
          </table:table-cell>
          <table:table-cell table:style-name="ce17" office:value-type="string" calcext:value-type="string">
            <text:p>thehumansolutio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T-33-EX</text:p>
          </table:table-cell>
          <table:table-cell table:style-name="ce8" office:value-type="currency" office:currency="USD" office:value="5445" calcext:value-type="currency">
            <text:p>$5,445.00</text:p>
          </table:table-cell>
          <table:table-cell table:style-name="ce13" office:value-type="currency" office:currency="USD" office:value="5935" calcext:value-type="currency">
            <text:p>$5,935.00</text:p>
          </table:table-cell>
          <table:table-cell table:style-name="ce13" table:formula="of:=[.C541]*0.8" office:value-type="currency" office:currency="USD" office:value="4748" calcext:value-type="currency">
            <text:p>$4,748.00</text:p>
          </table:table-cell>
          <table:table-cell table:style-name="ce13" office:value-type="currency" office:currency="USD" office:value="5460" calcext:value-type="currency">
            <text:p>$5,460.00</text:p>
          </table:table-cell>
          <table:table-cell table:style-name="ce13" table:formula="of:=[.E541]-[.B541]" office:value-type="currency" office:currency="USD" office:value="15" calcext:value-type="currency">
            <text:p>$15.00</text:p>
          </table:table-cell>
          <table:table-cell table:style-name="ce46" table:formula="of:=[.E541]/[.D541]" office:value-type="percentage" office:value="1.14995787700084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PalletPal Pallet Rotator Inver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R-44-60</text:p>
          </table:table-cell>
          <table:table-cell table:style-name="ce8" office:value-type="currency" office:currency="USD" office:value="27275" calcext:value-type="currency">
            <text:p>$27,275.00</text:p>
          </table:table-cell>
          <table:table-cell table:style-name="ce13" office:value-type="currency" office:currency="USD" office:value="29745" calcext:value-type="currency">
            <text:p>$29,745.00</text:p>
          </table:table-cell>
          <table:table-cell table:style-name="ce13" table:formula="of:=[.C545]*0.8" office:value-type="currency" office:currency="USD" office:value="23796" calcext:value-type="currency">
            <text:p>$23,796.00</text:p>
          </table:table-cell>
          <table:table-cell table:style-name="ce13" office:value-type="currency" office:currency="USD" office:value="27365" calcext:value-type="currency">
            <text:p>$27,365.00</text:p>
          </table:table-cell>
          <table:table-cell table:style-name="ce13" table:formula="of:=[.E545]-[.B545]" office:value-type="currency" office:currency="USD" office:value="90" calcext:value-type="currency">
            <text:p>$90.00</text:p>
          </table:table-cell>
          <table:table-cell table:style-name="ce46" table:formula="of:=[.E545]/[.D545]" office:value-type="percentage" office:value="1.14998319045218" calcext:value-type="percentage">
            <text:p>115.00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R-44-72</text:p>
          </table:table-cell>
          <table:table-cell table:style-name="ce8" office:value-type="currency" office:currency="USD" office:value="31375" calcext:value-type="currency">
            <text:p>$31,375.00</text:p>
          </table:table-cell>
          <table:table-cell table:style-name="ce13" office:value-type="currency" office:currency="USD" office:value="34210" calcext:value-type="currency">
            <text:p>$34,210.00</text:p>
          </table:table-cell>
          <table:table-cell table:style-name="ce13" table:formula="of:=[.C546]*0.8" office:value-type="currency" office:currency="USD" office:value="27368" calcext:value-type="currency">
            <text:p>$27,368.00</text:p>
          </table:table-cell>
          <table:table-cell table:style-name="ce13" office:value-type="currency" office:currency="USD" office:value="31475" calcext:value-type="currency">
            <text:p>$31,475.00</text:p>
          </table:table-cell>
          <table:table-cell table:style-name="ce13" table:formula="of:=[.E546]-[.B546]" office:value-type="currency" office:currency="USD" office:value="100" calcext:value-type="currency">
            <text:p>$100.00</text:p>
          </table:table-cell>
          <table:table-cell table:style-name="ce46" table:formula="of:=[.E546]/[.D546]" office:value-type="percentage" office:value="1.15006577024262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R-44-84</text:p>
          </table:table-cell>
          <table:table-cell table:style-name="ce8" office:value-type="currency" office:currency="USD" office:value="34350" calcext:value-type="currency">
            <text:p>$34,350.00</text:p>
          </table:table-cell>
          <table:table-cell table:style-name="ce13" office:value-type="currency" office:currency="USD" office:value="37415" calcext:value-type="currency">
            <text:p>$37,415.00</text:p>
          </table:table-cell>
          <table:table-cell table:style-name="ce13" table:formula="of:=[.C547]*0.8" office:value-type="currency" office:currency="USD" office:value="29932" calcext:value-type="currency">
            <text:p>$29,932.00</text:p>
          </table:table-cell>
          <table:table-cell table:style-name="ce13" office:value-type="currency" office:currency="USD" office:value="34420" calcext:value-type="currency">
            <text:p>$34,420.00</text:p>
          </table:table-cell>
          <table:table-cell table:style-name="ce13" table:formula="of:=[.E547]-[.B547]" office:value-type="currency" office:currency="USD" office:value="70" calcext:value-type="currency">
            <text:p>$70.00</text:p>
          </table:table-cell>
          <table:table-cell table:style-name="ce46" table:formula="of:=[.E547]/[.D547]" office:value-type="percentage" office:value="1.14993986369103" calcext:value-type="percentage">
            <text:p>114.99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PalletPal Roll-In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L-E-2.2</text:p>
          </table:table-cell>
          <table:table-cell table:style-name="ce8" office:value-type="currency" office:currency="USD" office:value="5199" calcext:value-type="currency">
            <text:p>$5,199.00</text:p>
          </table:table-cell>
          <table:table-cell table:style-name="ce13" office:value-type="currency" office:currency="USD" office:value="5190" calcext:value-type="currency">
            <text:p>$5,190.00</text:p>
          </table:table-cell>
          <table:table-cell table:style-name="ce13" table:formula="of:=[.C551]*0.8" office:value-type="currency" office:currency="USD" office:value="4152" calcext:value-type="currency">
            <text:p>$4,152.00</text:p>
          </table:table-cell>
          <table:table-cell table:style-name="ce13" office:value-type="currency" office:currency="USD" office:value="6104.27" calcext:value-type="currency">
            <text:p>$6,104.27</text:p>
          </table:table-cell>
          <table:table-cell table:style-name="ce13" table:formula="of:=[.E551]-[.B551]" office:value-type="currency" office:currency="USD" office:value="905.270000000001" calcext:value-type="currency">
            <text:p>$905.27</text:p>
          </table:table-cell>
          <table:table-cell table:style-name="ce46" table:formula="of:=[.E551]/[.D551]" office:value-type="percentage" office:value="1.47019990366089" calcext:value-type="percentage">
            <text:p>147.02%</text:p>
          </table:table-cell>
          <table:table-cell table:style-name="ce17" office:value-type="string" calcext:value-type="string">
            <text:p>sustainablesuppl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L-U-2.2-28</text:p>
          </table:table-cell>
          <table:table-cell table:style-name="ce8" office:value-type="currency" office:currency="USD" office:value="4999" calcext:value-type="currency">
            <text:p>$4,999.00</text:p>
          </table:table-cell>
          <table:table-cell table:style-name="ce13" office:value-type="currency" office:currency="USD" office:value="4990" calcext:value-type="currency">
            <text:p>$4,990.00</text:p>
          </table:table-cell>
          <table:table-cell table:style-name="ce13" table:formula="of:=[.C552]*0.8" office:value-type="currency" office:currency="USD" office:value="3992" calcext:value-type="currency">
            <text:p>$3,992.00</text:p>
          </table:table-cell>
          <table:table-cell table:style-name="ce13" office:value-type="currency" office:currency="USD" office:value="5869.21" calcext:value-type="currency">
            <text:p>$5,869.21</text:p>
          </table:table-cell>
          <table:table-cell table:style-name="ce13" table:formula="of:=[.E552]-[.B552]" office:value-type="currency" office:currency="USD" office:value="870.21" calcext:value-type="currency">
            <text:p>$870.21</text:p>
          </table:table-cell>
          <table:table-cell table:style-name="ce46" table:formula="of:=[.E552]/[.D552]" office:value-type="percentage" office:value="1.47024298597194" calcext:value-type="percentage">
            <text:p>147.02%</text:p>
          </table:table-cell>
          <table:table-cell table:style-name="ce17" office:value-type="string" calcext:value-type="string">
            <text:p>sustainablesuppl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PalletPal Stack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22-36-ME</text:p>
          </table:table-cell>
          <table:table-cell table:style-name="ce8" office:value-type="currency" office:currency="USD" office:value="4179" calcext:value-type="currency">
            <text:p>$4,179.00</text:p>
          </table:table-cell>
          <table:table-cell table:style-name="ce13" office:value-type="currency" office:currency="USD" office:value="4545" calcext:value-type="currency">
            <text:p>$4,545.00</text:p>
          </table:table-cell>
          <table:table-cell table:style-name="ce13" table:formula="of:=[.C556]*0.8" office:value-type="currency" office:currency="USD" office:value="3636" calcext:value-type="currency">
            <text:p>$3,636.00</text:p>
          </table:table-cell>
          <table:table-cell table:style-name="ce13" office:value-type="currency" office:currency="USD" office:value="4360" calcext:value-type="currency">
            <text:p>$4,360.00</text:p>
          </table:table-cell>
          <table:table-cell table:style-name="ce13" table:formula="of:=[.E556]-[.B556]" office:value-type="currency" office:currency="USD" office:value="181" calcext:value-type="currency">
            <text:p>$181.00</text:p>
          </table:table-cell>
          <table:table-cell table:style-name="ce46" table:formula="of:=[.E556]/[.D556]" office:value-type="percentage" office:value="1.1991199119912" calcext:value-type="percentage">
            <text:p>119.91%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30-36-ME</text:p>
          </table:table-cell>
          <table:table-cell table:style-name="ce8" office:value-type="currency" office:currency="USD" office:value="4309" calcext:value-type="currency">
            <text:p>$4,309.00</text:p>
          </table:table-cell>
          <table:table-cell table:style-name="ce13" office:value-type="currency" office:currency="USD" office:value="4725" calcext:value-type="currency">
            <text:p>$4,725.00</text:p>
          </table:table-cell>
          <table:table-cell table:style-name="ce13" table:formula="of:=[.C557]*0.8" office:value-type="currency" office:currency="USD" office:value="3780" calcext:value-type="currency">
            <text:p>$3,780.00</text:p>
          </table:table-cell>
          <table:table-cell table:style-name="ce13" office:value-type="currency" office:currency="USD" office:value="4581" calcext:value-type="currency">
            <text:p>$4,581.00</text:p>
          </table:table-cell>
          <table:table-cell table:style-name="ce13" table:formula="of:=[.E557]-[.B557]" office:value-type="currency" office:currency="USD" office:value="272" calcext:value-type="currency">
            <text:p>$272.00</text:p>
          </table:table-cell>
          <table:table-cell table:style-name="ce46" table:formula="of:=[.E557]/[.D557]" office:value-type="percentage" office:value="1.21190476190476" calcext:value-type="percentage">
            <text:p>121.19%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22-47-ME</text:p>
          </table:table-cell>
          <table:table-cell table:style-name="ce8" office:value-type="currency" office:currency="USD" office:value="4279" calcext:value-type="currency">
            <text:p>$4,279.00</text:p>
          </table:table-cell>
          <table:table-cell table:style-name="ce13" office:value-type="currency" office:currency="USD" office:value="4670" calcext:value-type="currency">
            <text:p>$4,670.00</text:p>
          </table:table-cell>
          <table:table-cell table:style-name="ce13" table:formula="of:=[.C558]*0.8" office:value-type="currency" office:currency="USD" office:value="3736" calcext:value-type="currency">
            <text:p>$3,736.00</text:p>
          </table:table-cell>
          <table:table-cell table:style-name="ce13" office:value-type="currency" office:currency="USD" office:value="5371" calcext:value-type="currency">
            <text:p>$5,371.00</text:p>
          </table:table-cell>
          <table:table-cell table:style-name="ce13" table:formula="of:=[.E558]-[.B558]" office:value-type="currency" office:currency="USD" office:value="1092" calcext:value-type="currency">
            <text:p>$1,092.00</text:p>
          </table:table-cell>
          <table:table-cell table:style-name="ce46" table:formula="of:=[.E558]/[.D558]" office:value-type="percentage" office:value="1.43763383297645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30-47-ME</text:p>
          </table:table-cell>
          <table:table-cell table:style-name="ce8" office:value-type="currency" office:currency="USD" office:value="4505" calcext:value-type="currency">
            <text:p>$4,505.00</text:p>
          </table:table-cell>
          <table:table-cell table:style-name="ce13" office:value-type="currency" office:currency="USD" office:value="4940" calcext:value-type="currency">
            <text:p>$4,940.00</text:p>
          </table:table-cell>
          <table:table-cell table:style-name="ce13" table:formula="of:=[.C559]*0.8" office:value-type="currency" office:currency="USD" office:value="3952" calcext:value-type="currency">
            <text:p>$3,952.00</text:p>
          </table:table-cell>
          <table:table-cell table:style-name="ce13" office:value-type="currency" office:currency="USD" office:value="5681" calcext:value-type="currency">
            <text:p>$5,681.00</text:p>
          </table:table-cell>
          <table:table-cell table:style-name="ce13" table:formula="of:=[.E559]-[.B559]" office:value-type="currency" office:currency="USD" office:value="1176" calcext:value-type="currency">
            <text:p>$1,176.00</text:p>
          </table:table-cell>
          <table:table-cell table:style-name="ce46" table:formula="of:=[.E559]/[.D559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22-63-ME</text:p>
          </table:table-cell>
          <table:table-cell table:style-name="ce8" office:value-type="currency" office:currency="USD" office:value="4475" calcext:value-type="currency">
            <text:p>$4,475.00</text:p>
          </table:table-cell>
          <table:table-cell table:style-name="ce13" office:value-type="currency" office:currency="USD" office:value="4885" calcext:value-type="currency">
            <text:p>$4,885.00</text:p>
          </table:table-cell>
          <table:table-cell table:style-name="ce13" table:formula="of:=[.C560]*0.8" office:value-type="currency" office:currency="USD" office:value="3908" calcext:value-type="currency">
            <text:p>$3,908.00</text:p>
          </table:table-cell>
          <table:table-cell table:style-name="ce13" office:value-type="currency" office:currency="USD" office:value="5618" calcext:value-type="currency">
            <text:p>$5,618.00</text:p>
          </table:table-cell>
          <table:table-cell table:style-name="ce13" table:formula="of:=[.E560]-[.B560]" office:value-type="currency" office:currency="USD" office:value="1143" calcext:value-type="currency">
            <text:p>$1,143.00</text:p>
          </table:table-cell>
          <table:table-cell table:style-name="ce46" table:formula="of:=[.E560]/[.D560]" office:value-type="percentage" office:value="1.4375639713408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30-63-ME</text:p>
          </table:table-cell>
          <table:table-cell table:style-name="ce8" office:value-type="currency" office:currency="USD" office:value="4845" calcext:value-type="currency">
            <text:p>$4,845.00</text:p>
          </table:table-cell>
          <table:table-cell table:style-name="ce13" office:value-type="currency" office:currency="USD" office:value="5295" calcext:value-type="currency">
            <text:p>$5,295.00</text:p>
          </table:table-cell>
          <table:table-cell table:style-name="ce13" table:formula="of:=[.C561]*0.8" office:value-type="currency" office:currency="USD" office:value="4236" calcext:value-type="currency">
            <text:p>$4,236.00</text:p>
          </table:table-cell>
          <table:table-cell table:style-name="ce13" office:value-type="currency" office:currency="USD" office:value="6089" calcext:value-type="currency">
            <text:p>$6,089.00</text:p>
          </table:table-cell>
          <table:table-cell table:style-name="ce13" table:formula="of:=[.E561]-[.B561]" office:value-type="currency" office:currency="USD" office:value="1244" calcext:value-type="currency">
            <text:p>$1,244.00</text:p>
          </table:table-cell>
          <table:table-cell table:style-name="ce46" table:formula="of:=[.E561]/[.D561]" office:value-type="percentage" office:value="1.43744098205855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-22-80-ME</text:p>
          </table:table-cell>
          <table:table-cell table:style-name="ce8" office:value-type="currency" office:currency="USD" office:value="4649" calcext:value-type="currency">
            <text:p>$4,649.00</text:p>
          </table:table-cell>
          <table:table-cell table:style-name="ce13" office:value-type="currency" office:currency="USD" office:value="5095" calcext:value-type="currency">
            <text:p>$5,095.00</text:p>
          </table:table-cell>
          <table:table-cell table:style-name="ce13" table:formula="of:=[.C562]*0.8" office:value-type="currency" office:currency="USD" office:value="4076" calcext:value-type="currency">
            <text:p>$4,076.00</text:p>
          </table:table-cell>
          <table:table-cell table:style-name="ce13" office:value-type="currency" office:currency="USD" office:value="5859" calcext:value-type="currency">
            <text:p>$5,859.00</text:p>
          </table:table-cell>
          <table:table-cell table:style-name="ce13" table:formula="of:=[.E562]-[.B562]" office:value-type="currency" office:currency="USD" office:value="1210" calcext:value-type="currency">
            <text:p>$1,210.00</text:p>
          </table:table-cell>
          <table:table-cell table:style-name="ce46" table:formula="of:=[.E562]/[.D562]" office:value-type="percentage" office:value="1.43743866535819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22-35-ME</text:p>
          </table:table-cell>
          <table:table-cell table:style-name="ce8" office:value-type="currency" office:currency="USD" office:value="4305" calcext:value-type="currency">
            <text:p>$4,305.00</text:p>
          </table:table-cell>
          <table:table-cell table:style-name="ce13" office:value-type="currency" office:currency="USD" office:value="4725" calcext:value-type="currency">
            <text:p>$4,725.00</text:p>
          </table:table-cell>
          <table:table-cell table:style-name="ce13" table:formula="of:=[.C563]*0.8" office:value-type="currency" office:currency="USD" office:value="3780" calcext:value-type="currency">
            <text:p>$3,780.00</text:p>
          </table:table-cell>
          <table:table-cell table:style-name="ce13" office:value-type="currency" office:currency="USD" office:value="5434" calcext:value-type="currency">
            <text:p>$5,434.00</text:p>
          </table:table-cell>
          <table:table-cell table:style-name="ce13" table:formula="of:=[.E563]-[.B563]" office:value-type="currency" office:currency="USD" office:value="1129" calcext:value-type="currency">
            <text:p>$1,129.00</text:p>
          </table:table-cell>
          <table:table-cell table:style-name="ce46" table:formula="of:=[.E563]/[.D563]" office:value-type="percentage" office:value="1.4375661375661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30-35-ME</text:p>
          </table:table-cell>
          <table:table-cell table:style-name="ce8" office:value-type="currency" office:currency="USD" office:value="4889" calcext:value-type="currency">
            <text:p>$4,889.00</text:p>
          </table:table-cell>
          <table:table-cell table:style-name="ce13" office:value-type="currency" office:currency="USD" office:value="5350" calcext:value-type="currency">
            <text:p>$5,350.00</text:p>
          </table:table-cell>
          <table:table-cell table:style-name="ce13" table:formula="of:=[.C564]*0.8" office:value-type="currency" office:currency="USD" office:value="4280" calcext:value-type="currency">
            <text:p>$4,280.00</text:p>
          </table:table-cell>
          <table:table-cell table:style-name="ce13" office:value-type="currency" office:currency="USD" office:value="6153" calcext:value-type="currency">
            <text:p>$6,153.00</text:p>
          </table:table-cell>
          <table:table-cell table:style-name="ce13" table:formula="of:=[.E564]-[.B564]" office:value-type="currency" office:currency="USD" office:value="1264" calcext:value-type="currency">
            <text:p>$1,264.00</text:p>
          </table:table-cell>
          <table:table-cell table:style-name="ce46" table:formula="of:=[.E564]/[.D564]" office:value-type="percentage" office:value="1.43761682242991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22-46-ME</text:p>
          </table:table-cell>
          <table:table-cell table:style-name="ce8" office:value-type="currency" office:currency="USD" office:value="4579" calcext:value-type="currency">
            <text:p>$4,579.00</text:p>
          </table:table-cell>
          <table:table-cell table:style-name="ce13" office:value-type="currency" office:currency="USD" office:value="5005" calcext:value-type="currency">
            <text:p>$5,005.00</text:p>
          </table:table-cell>
          <table:table-cell table:style-name="ce13" table:formula="of:=[.C565]*0.8" office:value-type="currency" office:currency="USD" office:value="4004" calcext:value-type="currency">
            <text:p>$4,004.00</text:p>
          </table:table-cell>
          <table:table-cell table:style-name="ce13" office:value-type="currency" office:currency="USD" office:value="5756" calcext:value-type="currency">
            <text:p>$5,756.00</text:p>
          </table:table-cell>
          <table:table-cell table:style-name="ce13" table:formula="of:=[.E565]-[.B565]" office:value-type="currency" office:currency="USD" office:value="1177" calcext:value-type="currency">
            <text:p>$1,177.00</text:p>
          </table:table-cell>
          <table:table-cell table:style-name="ce46" table:formula="of:=[.E565]/[.D565]" office:value-type="percentage" office:value="1.4375624375624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30-46-ME</text:p>
          </table:table-cell>
          <table:table-cell table:style-name="ce8" office:value-type="currency" office:currency="USD" office:value="5189" calcext:value-type="currency">
            <text:p>$5,189.00</text:p>
          </table:table-cell>
          <table:table-cell table:style-name="ce13" office:value-type="currency" office:currency="USD" office:value="5660" calcext:value-type="currency">
            <text:p>$5,660.00</text:p>
          </table:table-cell>
          <table:table-cell table:style-name="ce13" table:formula="of:=[.C566]*0.8" office:value-type="currency" office:currency="USD" office:value="4528" calcext:value-type="currency">
            <text:p>$4,528.00</text:p>
          </table:table-cell>
          <table:table-cell table:style-name="ce13" office:value-type="currency" office:currency="USD" office:value="6509" calcext:value-type="currency">
            <text:p>$6,509.00</text:p>
          </table:table-cell>
          <table:table-cell table:style-name="ce13" table:formula="of:=[.E566]-[.B566]" office:value-type="currency" office:currency="USD" office:value="1320" calcext:value-type="currency">
            <text:p>$1,320.00</text:p>
          </table:table-cell>
          <table:table-cell table:style-name="ce46" table:formula="of:=[.E566]/[.D566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22-62-ME</text:p>
          </table:table-cell>
          <table:table-cell table:style-name="ce8" office:value-type="currency" office:currency="USD" office:value="4835" calcext:value-type="currency">
            <text:p>$4,835.00</text:p>
          </table:table-cell>
          <table:table-cell table:style-name="ce13" office:value-type="currency" office:currency="USD" office:value="5275" calcext:value-type="currency">
            <text:p>$5,275.00</text:p>
          </table:table-cell>
          <table:table-cell table:style-name="ce13" table:formula="of:=[.C567]*0.8" office:value-type="currency" office:currency="USD" office:value="4220" calcext:value-type="currency">
            <text:p>$4,220.00</text:p>
          </table:table-cell>
          <table:table-cell table:style-name="ce13" office:value-type="currency" office:currency="USD" office:value="6066" calcext:value-type="currency">
            <text:p>$6,066.00</text:p>
          </table:table-cell>
          <table:table-cell table:style-name="ce13" table:formula="of:=[.E567]-[.B567]" office:value-type="currency" office:currency="USD" office:value="1231" calcext:value-type="currency">
            <text:p>$1,231.00</text:p>
          </table:table-cell>
          <table:table-cell table:style-name="ce46" table:formula="of:=[.E567]/[.D567]" office:value-type="percentage" office:value="1.43744075829384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30-62-ME</text:p>
          </table:table-cell>
          <table:table-cell table:style-name="ce8" office:value-type="currency" office:currency="USD" office:value="5605" calcext:value-type="currency">
            <text:p>$5,605.00</text:p>
          </table:table-cell>
          <table:table-cell table:style-name="ce13" office:value-type="currency" office:currency="USD" office:value="6105" calcext:value-type="currency">
            <text:p>$6,105.00</text:p>
          </table:table-cell>
          <table:table-cell table:style-name="ce13" table:formula="of:=[.C568]*0.8" office:value-type="currency" office:currency="USD" office:value="4884" calcext:value-type="currency">
            <text:p>$4,884.00</text:p>
          </table:table-cell>
          <table:table-cell table:style-name="ce13" office:value-type="currency" office:currency="USD" office:value="7021" calcext:value-type="currency">
            <text:p>$7,021.00</text:p>
          </table:table-cell>
          <table:table-cell table:style-name="ce13" table:formula="of:=[.E568]-[.B568]" office:value-type="currency" office:currency="USD" office:value="1416" calcext:value-type="currency">
            <text:p>$1,416.00</text:p>
          </table:table-cell>
          <table:table-cell table:style-name="ce46" table:formula="of:=[.E568]/[.D568]" office:value-type="percentage" office:value="1.43755118755119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MLS-22-79-ME</text:p>
          </table:table-cell>
          <table:table-cell table:style-name="ce8" office:value-type="currency" office:currency="USD" office:value="5079" calcext:value-type="currency">
            <text:p>$5,079.00</text:p>
          </table:table-cell>
          <table:table-cell table:style-name="ce13" office:value-type="currency" office:currency="USD" office:value="5525" calcext:value-type="currency">
            <text:p>$5,525.00</text:p>
          </table:table-cell>
          <table:table-cell table:style-name="ce13" table:formula="of:=[.C569]*0.8" office:value-type="currency" office:currency="USD" office:value="4420" calcext:value-type="currency">
            <text:p>$4,420.00</text:p>
          </table:table-cell>
          <table:table-cell table:style-name="ce13" office:value-type="currency" office:currency="USD" office:value="6354" calcext:value-type="currency">
            <text:p>$6,354.00</text:p>
          </table:table-cell>
          <table:table-cell table:style-name="ce13" table:formula="of:=[.E569]-[.B569]" office:value-type="currency" office:currency="USD" office:value="1275" calcext:value-type="currency">
            <text:p>$1,275.00</text:p>
          </table:table-cell>
          <table:table-cell table:style-name="ce46" table:formula="of:=[.E569]/[.D569]" office:value-type="percentage" office:value="1.43755656108597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Pneumatic Fixed Height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TA2-30</text:p>
          </table:table-cell>
          <table:table-cell table:style-name="ce8" office:value-type="currency" office:currency="USD" office:value="2600" calcext:value-type="currency">
            <text:p>$2,600.00</text:p>
          </table:table-cell>
          <table:table-cell table:style-name="ce13" office:value-type="currency" office:currency="USD" office:value="2625" calcext:value-type="currency">
            <text:p>$2,625.00</text:p>
          </table:table-cell>
          <table:table-cell table:style-name="ce13" table:formula="of:=[.C573]*0.8" office:value-type="currency" office:currency="USD" office:value="2100" calcext:value-type="currency">
            <text:p>$2,100.00</text:p>
          </table:table-cell>
          <table:table-cell table:style-name="ce13" office:value-type="currency" office:currency="USD" office:value="2961" calcext:value-type="currency">
            <text:p>$2,961.00</text:p>
          </table:table-cell>
          <table:table-cell table:style-name="ce13" table:formula="of:=[.E573]-[.B573]" office:value-type="currency" office:currency="USD" office:value="361" calcext:value-type="currency">
            <text:p>$361.00</text:p>
          </table:table-cell>
          <table:table-cell table:style-name="ce46" table:formula="of:=[.E573]/[.D573]" office:value-type="percentage" office:value="1.41" calcext:value-type="percentage">
            <text:p>141.00%</text:p>
          </table:table-cell>
          <table:table-cell table:style-name="ce17" office:value-type="string" calcext:value-type="string">
            <text:p>sustainablesuppl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TA4-30</text:p>
          </table:table-cell>
          <table:table-cell table:style-name="ce8" office:value-type="currency" office:currency="USD" office:value="2900" calcext:value-type="currency">
            <text:p>$2,900.00</text:p>
          </table:table-cell>
          <table:table-cell table:style-name="ce13" office:value-type="currency" office:currency="USD" office:value="2910" calcext:value-type="currency">
            <text:p>$2,910.00</text:p>
          </table:table-cell>
          <table:table-cell table:style-name="ce13" table:formula="of:=[.C574]*0.8" office:value-type="currency" office:currency="USD" office:value="2328" calcext:value-type="currency">
            <text:p>$2,328.00</text:p>
          </table:table-cell>
          <table:table-cell table:style-name="ce13" office:value-type="currency" office:currency="USD" office:value="3347" calcext:value-type="currency">
            <text:p>$3,347.00</text:p>
          </table:table-cell>
          <table:table-cell table:style-name="ce13" table:formula="of:=[.E574]-[.B574]" office:value-type="currency" office:currency="USD" office:value="447" calcext:value-type="currency">
            <text:p>$447.00</text:p>
          </table:table-cell>
          <table:table-cell table:style-name="ce46" table:formula="of:=[.E574]/[.D574]" office:value-type="percentage" office:value="1.4377147766323" calcext:value-type="percentage">
            <text:p>143.77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2">
          <table:table-cell table:style-name="ce2" office:value-type="string" calcext:value-type="string">
            <text:p>Pneumatic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LSA2-24</text:p>
          </table:table-cell>
          <table:table-cell table:style-name="ce8" office:value-type="currency" office:currency="USD" office:value="3300" calcext:value-type="currency">
            <text:p>$3,300.00</text:p>
          </table:table-cell>
          <table:table-cell table:style-name="ce13" office:value-type="currency" office:currency="USD" office:value="3320" calcext:value-type="currency">
            <text:p>$3,320.00</text:p>
          </table:table-cell>
          <table:table-cell table:style-name="ce13" table:formula="of:=[.C578]*0.8" office:value-type="currency" office:currency="USD" office:value="2656" calcext:value-type="currency">
            <text:p>$2,656.00</text:p>
          </table:table-cell>
          <table:table-cell table:style-name="ce13" office:value-type="currency" office:currency="USD" office:value="3818" calcext:value-type="currency">
            <text:p>$3,818.00</text:p>
          </table:table-cell>
          <table:table-cell table:style-name="ce13" table:formula="of:=[.E578]-[.B578]" office:value-type="currency" office:currency="USD" office:value="518" calcext:value-type="currency">
            <text:p>$518.00</text:p>
          </table:table-cell>
          <table:table-cell table:style-name="ce46" table:formula="of:=[.E578]/[.D578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LSA4-24</text:p>
          </table:table-cell>
          <table:table-cell table:style-name="ce8" office:value-type="currency" office:currency="USD" office:value="3999" calcext:value-type="currency">
            <text:p>$3,999.00</text:p>
          </table:table-cell>
          <table:table-cell table:style-name="ce13" office:value-type="currency" office:currency="USD" office:value="4075" calcext:value-type="currency">
            <text:p>$4,075.00</text:p>
          </table:table-cell>
          <table:table-cell table:style-name="ce13" table:formula="of:=[.C579]*0.8" office:value-type="currency" office:currency="USD" office:value="3260" calcext:value-type="currency">
            <text:p>$3,260.00</text:p>
          </table:table-cell>
          <table:table-cell table:style-name="ce13" office:value-type="currency" office:currency="USD" office:value="4686" calcext:value-type="currency">
            <text:p>$4,686.00</text:p>
          </table:table-cell>
          <table:table-cell table:style-name="ce13" table:formula="of:=[.E579]-[.B579]" office:value-type="currency" office:currency="USD" office:value="687" calcext:value-type="currency">
            <text:p>$687.00</text:p>
          </table:table-cell>
          <table:table-cell table:style-name="ce46" table:formula="of:=[.E579]/[.D579]" office:value-type="percentage" office:value="1.43742331288344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Powered Dandy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M-100</text:p>
          </table:table-cell>
          <table:table-cell table:style-name="ce8" office:value-type="currency" office:currency="USD" office:value="2600" calcext:value-type="currency">
            <text:p>$2,600.00</text:p>
          </table:table-cell>
          <table:table-cell table:style-name="ce13" office:value-type="currency" office:currency="USD" office:value="2835" calcext:value-type="currency">
            <text:p>$2,835.00</text:p>
          </table:table-cell>
          <table:table-cell table:style-name="ce13" table:formula="of:=[.C583]*0.8" office:value-type="currency" office:currency="USD" office:value="2268" calcext:value-type="currency">
            <text:p>$2,268.00</text:p>
          </table:table-cell>
          <table:table-cell table:style-name="ce13" office:value-type="currency" office:currency="USD" office:value="3260" calcext:value-type="currency">
            <text:p>$3,260.00</text:p>
          </table:table-cell>
          <table:table-cell table:style-name="ce13" table:formula="of:=[.E583]-[.B583]" office:value-type="currency" office:currency="USD" office:value="660" calcext:value-type="currency">
            <text:p>$660.00</text:p>
          </table:table-cell>
          <table:table-cell table:style-name="ce46" table:formula="of:=[.E583]/[.D583]" office:value-type="percentage" office:value="1.4373897707231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M-100W</text:p>
          </table:table-cell>
          <table:table-cell table:style-name="ce8" office:value-type="currency" office:currency="USD" office:value="2700" calcext:value-type="currency">
            <text:p>$2,700.00</text:p>
          </table:table-cell>
          <table:table-cell table:style-name="ce13" office:value-type="currency" office:currency="USD" office:value="2940" calcext:value-type="currency">
            <text:p>$2,940.00</text:p>
          </table:table-cell>
          <table:table-cell table:style-name="ce13" table:formula="of:=[.C584]*0.8" office:value-type="currency" office:currency="USD" office:value="2352" calcext:value-type="currency">
            <text:p>$2,352.00</text:p>
          </table:table-cell>
          <table:table-cell table:style-name="ce13" office:value-type="currency" office:currency="USD" office:value="3381" calcext:value-type="currency">
            <text:p>$3,381.00</text:p>
          </table:table-cell>
          <table:table-cell table:style-name="ce13" table:formula="of:=[.E584]-[.B584]" office:value-type="currency" office:currency="USD" office:value="681" calcext:value-type="currency">
            <text:p>$681.00</text:p>
          </table:table-cell>
          <table:table-cell table:style-name="ce46" table:formula="of:=[.E584]/[.D584]" office:value-type="percentage" office:value="1.4375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M-150</text:p>
          </table:table-cell>
          <table:table-cell table:style-name="ce8" office:value-type="currency" office:currency="USD" office:value="2300" calcext:value-type="currency">
            <text:p>$2,300.00</text:p>
          </table:table-cell>
          <table:table-cell table:style-name="ce13" office:value-type="currency" office:currency="USD" office:value="2445" calcext:value-type="currency">
            <text:p>$2,445.00</text:p>
          </table:table-cell>
          <table:table-cell table:style-name="ce13" table:formula="of:=[.C585]*0.8" office:value-type="currency" office:currency="USD" office:value="1956" calcext:value-type="currency">
            <text:p>$1,956.00</text:p>
          </table:table-cell>
          <table:table-cell table:style-name="ce13" office:value-type="currency" office:currency="USD" office:value="2812" calcext:value-type="currency">
            <text:p>$2,812.00</text:p>
          </table:table-cell>
          <table:table-cell table:style-name="ce13" table:formula="of:=[.E585]-[.B585]" office:value-type="currency" office:currency="USD" office:value="512" calcext:value-type="currency">
            <text:p>$512.00</text:p>
          </table:table-cell>
          <table:table-cell table:style-name="ce46" table:formula="of:=[.E585]/[.D585]" office:value-type="percentage" office:value="1.4376278118609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M-150W</text:p>
          </table:table-cell>
          <table:table-cell table:style-name="ce8" office:value-type="currency" office:currency="USD" office:value="2400" calcext:value-type="currency">
            <text:p>$2,400.00</text:p>
          </table:table-cell>
          <table:table-cell table:style-name="ce13" office:value-type="currency" office:currency="USD" office:value="2575" calcext:value-type="currency">
            <text:p>$2,575.00</text:p>
          </table:table-cell>
          <table:table-cell table:style-name="ce13" table:formula="of:=[.C586]*0.8" office:value-type="currency" office:currency="USD" office:value="2060" calcext:value-type="currency">
            <text:p>$2,060.00</text:p>
          </table:table-cell>
          <table:table-cell table:style-name="ce13" office:value-type="currency" office:currency="USD" office:value="2961" calcext:value-type="currency">
            <text:p>$2,961.00</text:p>
          </table:table-cell>
          <table:table-cell table:style-name="ce13" table:formula="of:=[.E586]-[.B586]" office:value-type="currency" office:currency="USD" office:value="561" calcext:value-type="currency">
            <text:p>$561.00</text:p>
          </table:table-cell>
          <table:table-cell table:style-name="ce46" table:formula="of:=[.E586]/[.D586]" office:value-type="percentage" office:value="1.4373786407767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M-250</text:p>
          </table:table-cell>
          <table:table-cell table:style-name="ce8" office:value-type="currency" office:currency="USD" office:value="2500" calcext:value-type="currency">
            <text:p>$2,500.00</text:p>
          </table:table-cell>
          <table:table-cell table:style-name="ce13" office:value-type="currency" office:currency="USD" office:value="2635" calcext:value-type="currency">
            <text:p>$2,635.00</text:p>
          </table:table-cell>
          <table:table-cell table:style-name="ce13" table:formula="of:=[.C587]*0.8" office:value-type="currency" office:currency="USD" office:value="2108" calcext:value-type="currency">
            <text:p>$2,108.00</text:p>
          </table:table-cell>
          <table:table-cell table:style-name="ce13" office:value-type="currency" office:currency="USD" office:value="3030" calcext:value-type="currency">
            <text:p>$3,030.00</text:p>
          </table:table-cell>
          <table:table-cell table:style-name="ce13" table:formula="of:=[.E587]-[.B587]" office:value-type="currency" office:currency="USD" office:value="530" calcext:value-type="currency">
            <text:p>$530.00</text:p>
          </table:table-cell>
          <table:table-cell table:style-name="ce46" table:formula="of:=[.E587]/[.D587]" office:value-type="percentage" office:value="1.43738140417457" calcext:value-type="percentage">
            <text:p>143.74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Powered PalletPal - Hydraulic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PH2-24</text:p>
          </table:table-cell>
          <table:table-cell table:style-name="ce8" office:value-type="currency" office:currency="USD" office:value="3650" calcext:value-type="currency">
            <text:p>$3,650.00</text:p>
          </table:table-cell>
          <table:table-cell table:style-name="ce13" office:value-type="currency" office:currency="USD" office:value="4095" calcext:value-type="currency">
            <text:p>$4,095.00</text:p>
          </table:table-cell>
          <table:table-cell table:style-name="ce13" table:formula="of:=[.C591]*0.8" office:value-type="currency" office:currency="USD" office:value="3276" calcext:value-type="currency">
            <text:p>$3,276.00</text:p>
          </table:table-cell>
          <table:table-cell table:style-name="ce13" office:value-type="currency" office:currency="USD" office:value="3685" calcext:value-type="currency">
            <text:p>$3,685.00</text:p>
          </table:table-cell>
          <table:table-cell table:style-name="ce13" table:formula="of:=[.E591]-[.B591]" office:value-type="currency" office:currency="USD" office:value="35" calcext:value-type="currency">
            <text:p>$35.00</text:p>
          </table:table-cell>
          <table:table-cell table:style-name="ce46" table:formula="of:=[.E591]/[.D591]" office:value-type="percentage" office:value="1.12484737484737" calcext:value-type="percentage">
            <text:p>112.4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PH4-24</text:p>
          </table:table-cell>
          <table:table-cell table:style-name="ce8" office:value-type="currency" office:currency="USD" office:value="4220" calcext:value-type="currency">
            <text:p>$4,220.00</text:p>
          </table:table-cell>
          <table:table-cell table:style-name="ce13" office:value-type="currency" office:currency="USD" office:value="4630" calcext:value-type="currency">
            <text:p>$4,630.00</text:p>
          </table:table-cell>
          <table:table-cell table:style-name="ce13" table:formula="of:=[.C592]*0.8" office:value-type="currency" office:currency="USD" office:value="3704" calcext:value-type="currency">
            <text:p>$3,704.00</text:p>
          </table:table-cell>
          <table:table-cell table:style-name="ce13" office:value-type="currency" office:currency="USD" office:value="4260" calcext:value-type="currency">
            <text:p>$4,260.00</text:p>
          </table:table-cell>
          <table:table-cell table:style-name="ce13" table:formula="of:=[.E592]-[.B592]" office:value-type="currency" office:currency="USD" office:value="40" calcext:value-type="currency">
            <text:p>$40.00</text:p>
          </table:table-cell>
          <table:table-cell table:style-name="ce46" table:formula="of:=[.E592]/[.D592]" office:value-type="percentage" office:value="1.15010799136069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Powered PalletPal - Pneumatic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PA2-24</text:p>
          </table:table-cell>
          <table:table-cell table:style-name="ce8" office:value-type="currency" office:currency="USD" office:value="3730" calcext:value-type="currency">
            <text:p>$3,730.00</text:p>
          </table:table-cell>
          <table:table-cell table:style-name="ce13" office:value-type="currency" office:currency="USD" office:value="4095" calcext:value-type="currency">
            <text:p>$4,095.00</text:p>
          </table:table-cell>
          <table:table-cell table:style-name="ce13" table:formula="of:=[.C596]*0.8" office:value-type="currency" office:currency="USD" office:value="3276" calcext:value-type="currency">
            <text:p>$3,276.00</text:p>
          </table:table-cell>
          <table:table-cell table:style-name="ce13" office:value-type="currency" office:currency="USD" office:value="3770" calcext:value-type="currency">
            <text:p>$3,770.00</text:p>
          </table:table-cell>
          <table:table-cell table:style-name="ce13" table:formula="of:=[.E596]-[.B596]" office:value-type="currency" office:currency="USD" office:value="40" calcext:value-type="currency">
            <text:p>$40.00</text:p>
          </table:table-cell>
          <table:table-cell table:style-name="ce46" table:formula="of:=[.E596]/[.D596]" office:value-type="percentage" office:value="1.15079365079365" calcext:value-type="percentage">
            <text:p>115.08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PA4-24</text:p>
          </table:table-cell>
          <table:table-cell table:style-name="ce8" office:value-type="currency" office:currency="USD" office:value="4220" calcext:value-type="currency">
            <text:p>$4,220.00</text:p>
          </table:table-cell>
          <table:table-cell table:style-name="ce13" office:value-type="currency" office:currency="USD" office:value="4630" calcext:value-type="currency">
            <text:p>$4,630.00</text:p>
          </table:table-cell>
          <table:table-cell table:style-name="ce13" table:formula="of:=[.C597]*0.8" office:value-type="currency" office:currency="USD" office:value="3704" calcext:value-type="currency">
            <text:p>$3,704.00</text:p>
          </table:table-cell>
          <table:table-cell table:style-name="ce13" office:value-type="currency" office:currency="USD" office:value="4260" calcext:value-type="currency">
            <text:p>$4,260.00</text:p>
          </table:table-cell>
          <table:table-cell table:style-name="ce13" table:formula="of:=[.E597]-[.B597]" office:value-type="currency" office:currency="USD" office:value="40" calcext:value-type="currency">
            <text:p>$40.00</text:p>
          </table:table-cell>
          <table:table-cell table:style-name="ce46" table:formula="of:=[.E597]/[.D597]" office:value-type="percentage" office:value="1.15010799136069" calcext:value-type="percentage">
            <text:p>115.01%</text:p>
          </table:table-cell>
          <table:table-cell table:style-name="ce17" office:value-type="string" calcext:value-type="string">
            <text:p>workpositionp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Powered Turn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7" office:value-type="string" calcext:value-type="string">
            <text:p>PT-3636-2</text:p>
          </table:table-cell>
          <table:table-cell table:style-name="ce53" office:value-type="currency" office:currency="USD" office:value="3795" calcext:value-type="currency">
            <text:p>$3,795.00</text:p>
          </table:table-cell>
          <table:table-cell table:style-name="ce56" office:value-type="currency" office:currency="USD" office:value="4170" calcext:value-type="currency">
            <text:p>$4,170.00</text:p>
          </table:table-cell>
          <table:table-cell table:style-name="ce56" table:formula="of:=[.C601]*0.8" office:value-type="currency" office:currency="USD" office:value="3336" calcext:value-type="currency">
            <text:p>$3,336.00</text:p>
          </table:table-cell>
          <table:table-cell table:style-name="ce56"/>
          <table:table-cell table:style-name="ce56" table:formula="of:=[.E601]-[.B601]" office:value-type="currency" office:currency="USD" office:value="-3795" calcext:value-type="currency">
            <text:p>-$3,795.00</text:p>
          </table:table-cell>
          <table:table-cell table:style-name="ce66" table:formula="of:=[.E601]/[.D601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3636-4</text:p>
          </table:table-cell>
          <table:table-cell table:style-name="ce53" office:value-type="currency" office:currency="USD" office:value="3895" calcext:value-type="currency">
            <text:p>$3,895.00</text:p>
          </table:table-cell>
          <table:table-cell table:style-name="ce56" office:value-type="currency" office:currency="USD" office:value="4335" calcext:value-type="currency">
            <text:p>$4,335.00</text:p>
          </table:table-cell>
          <table:table-cell table:style-name="ce56" table:formula="of:=[.C602]*0.8" office:value-type="currency" office:currency="USD" office:value="3468" calcext:value-type="currency">
            <text:p>$3,468.00</text:p>
          </table:table-cell>
          <table:table-cell table:style-name="ce56"/>
          <table:table-cell table:style-name="ce56" table:formula="of:=[.E602]-[.B602]" office:value-type="currency" office:currency="USD" office:value="-3895" calcext:value-type="currency">
            <text:p>-$3,895.00</text:p>
          </table:table-cell>
          <table:table-cell table:style-name="ce66" table:formula="of:=[.E602]/[.D602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3636-6</text:p>
          </table:table-cell>
          <table:table-cell table:style-name="ce53" office:value-type="currency" office:currency="USD" office:value="4094" calcext:value-type="currency">
            <text:p>$4,094.00</text:p>
          </table:table-cell>
          <table:table-cell table:style-name="ce56" office:value-type="currency" office:currency="USD" office:value="4575" calcext:value-type="currency">
            <text:p>$4,575.00</text:p>
          </table:table-cell>
          <table:table-cell table:style-name="ce56" table:formula="of:=[.C603]*0.8" office:value-type="currency" office:currency="USD" office:value="3660" calcext:value-type="currency">
            <text:p>$3,660.00</text:p>
          </table:table-cell>
          <table:table-cell table:style-name="ce56"/>
          <table:table-cell table:style-name="ce56" table:formula="of:=[.E603]-[.B603]" office:value-type="currency" office:currency="USD" office:value="-4094" calcext:value-type="currency">
            <text:p>-$4,094.00</text:p>
          </table:table-cell>
          <table:table-cell table:style-name="ce66" table:formula="of:=[.E603]/[.D603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3648-2</text:p>
          </table:table-cell>
          <table:table-cell table:style-name="ce53" office:value-type="currency" office:currency="USD" office:value="4170" calcext:value-type="currency">
            <text:p>$4,170.00</text:p>
          </table:table-cell>
          <table:table-cell table:style-name="ce56" office:value-type="currency" office:currency="USD" office:value="4245" calcext:value-type="currency">
            <text:p>$4,245.00</text:p>
          </table:table-cell>
          <table:table-cell table:style-name="ce56" table:formula="of:=[.C604]*0.8" office:value-type="currency" office:currency="USD" office:value="3396" calcext:value-type="currency">
            <text:p>$3,396.00</text:p>
          </table:table-cell>
          <table:table-cell table:style-name="ce56"/>
          <table:table-cell table:style-name="ce56" table:formula="of:=[.E604]-[.B604]" office:value-type="currency" office:currency="USD" office:value="-4170" calcext:value-type="currency">
            <text:p>-$4,170.00</text:p>
          </table:table-cell>
          <table:table-cell table:style-name="ce66" table:formula="of:=[.E604]/[.D604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3648-4</text:p>
          </table:table-cell>
          <table:table-cell table:style-name="ce53" office:value-type="currency" office:currency="USD" office:value="4332" calcext:value-type="currency">
            <text:p>$4,332.00</text:p>
          </table:table-cell>
          <table:table-cell table:style-name="ce56" office:value-type="currency" office:currency="USD" office:value="4410" calcext:value-type="currency">
            <text:p>$4,410.00</text:p>
          </table:table-cell>
          <table:table-cell table:style-name="ce56" table:formula="of:=[.C605]*0.8" office:value-type="currency" office:currency="USD" office:value="3528" calcext:value-type="currency">
            <text:p>$3,528.00</text:p>
          </table:table-cell>
          <table:table-cell table:style-name="ce56"/>
          <table:table-cell table:style-name="ce56" table:formula="of:=[.E605]-[.B605]" office:value-type="currency" office:currency="USD" office:value="-4332" calcext:value-type="currency">
            <text:p>-$4,332.00</text:p>
          </table:table-cell>
          <table:table-cell table:style-name="ce66" table:formula="of:=[.E605]/[.D605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3648-6</text:p>
          </table:table-cell>
          <table:table-cell table:style-name="ce53" office:value-type="currency" office:currency="USD" office:value="4567" calcext:value-type="currency">
            <text:p>$4,567.00</text:p>
          </table:table-cell>
          <table:table-cell table:style-name="ce56" office:value-type="currency" office:currency="USD" office:value="4650" calcext:value-type="currency">
            <text:p>$4,650.00</text:p>
          </table:table-cell>
          <table:table-cell table:style-name="ce56" table:formula="of:=[.C606]*0.8" office:value-type="currency" office:currency="USD" office:value="3720" calcext:value-type="currency">
            <text:p>$3,720.00</text:p>
          </table:table-cell>
          <table:table-cell table:style-name="ce56"/>
          <table:table-cell table:style-name="ce56" table:formula="of:=[.E606]-[.B606]" office:value-type="currency" office:currency="USD" office:value="-4567" calcext:value-type="currency">
            <text:p>-$4,567.00</text:p>
          </table:table-cell>
          <table:table-cell table:style-name="ce66" table:formula="of:=[.E606]/[.D606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248-2</text:p>
          </table:table-cell>
          <table:table-cell table:style-name="ce53" office:value-type="currency" office:currency="USD" office:value="4249" calcext:value-type="currency">
            <text:p>$4,249.00</text:p>
          </table:table-cell>
          <table:table-cell table:style-name="ce56" office:value-type="currency" office:currency="USD" office:value="4325" calcext:value-type="currency">
            <text:p>$4,325.00</text:p>
          </table:table-cell>
          <table:table-cell table:style-name="ce56" table:formula="of:=[.C607]*0.8" office:value-type="currency" office:currency="USD" office:value="3460" calcext:value-type="currency">
            <text:p>$3,460.00</text:p>
          </table:table-cell>
          <table:table-cell table:style-name="ce56"/>
          <table:table-cell table:style-name="ce56" table:formula="of:=[.E607]-[.B607]" office:value-type="currency" office:currency="USD" office:value="-4249" calcext:value-type="currency">
            <text:p>-$4,249.00</text:p>
          </table:table-cell>
          <table:table-cell table:style-name="ce66" table:formula="of:=[.E607]/[.D607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248-4</text:p>
          </table:table-cell>
          <table:table-cell table:style-name="ce53" office:value-type="currency" office:currency="USD" office:value="4409" calcext:value-type="currency">
            <text:p>$4,409.00</text:p>
          </table:table-cell>
          <table:table-cell table:style-name="ce56" office:value-type="currency" office:currency="USD" office:value="4490" calcext:value-type="currency">
            <text:p>$4,490.00</text:p>
          </table:table-cell>
          <table:table-cell table:style-name="ce56" table:formula="of:=[.C608]*0.8" office:value-type="currency" office:currency="USD" office:value="3592" calcext:value-type="currency">
            <text:p>$3,592.00</text:p>
          </table:table-cell>
          <table:table-cell table:style-name="ce56"/>
          <table:table-cell table:style-name="ce56" table:formula="of:=[.E608]-[.B608]" office:value-type="currency" office:currency="USD" office:value="-4409" calcext:value-type="currency">
            <text:p>-$4,409.00</text:p>
          </table:table-cell>
          <table:table-cell table:style-name="ce66" table:formula="of:=[.E608]/[.D608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248-6</text:p>
          </table:table-cell>
          <table:table-cell table:style-name="ce53" office:value-type="currency" office:currency="USD" office:value="4645" calcext:value-type="currency">
            <text:p>$4,645.00</text:p>
          </table:table-cell>
          <table:table-cell table:style-name="ce56" office:value-type="currency" office:currency="USD" office:value="4730" calcext:value-type="currency">
            <text:p>$4,730.00</text:p>
          </table:table-cell>
          <table:table-cell table:style-name="ce56" table:formula="of:=[.C609]*0.8" office:value-type="currency" office:currency="USD" office:value="3784" calcext:value-type="currency">
            <text:p>$3,784.00</text:p>
          </table:table-cell>
          <table:table-cell table:style-name="ce56"/>
          <table:table-cell table:style-name="ce56" table:formula="of:=[.E609]-[.B609]" office:value-type="currency" office:currency="USD" office:value="-4645" calcext:value-type="currency">
            <text:p>-$4,645.00</text:p>
          </table:table-cell>
          <table:table-cell table:style-name="ce66" table:formula="of:=[.E609]/[.D609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48-2</text:p>
          </table:table-cell>
          <table:table-cell table:style-name="ce53" office:value-type="currency" office:currency="USD" office:value="3995" calcext:value-type="currency">
            <text:p>$3,995.00</text:p>
          </table:table-cell>
          <table:table-cell table:style-name="ce56" office:value-type="currency" office:currency="USD" office:value="4480" calcext:value-type="currency">
            <text:p>$4,480.00</text:p>
          </table:table-cell>
          <table:table-cell table:style-name="ce56" table:formula="of:=[.C610]*0.8" office:value-type="currency" office:currency="USD" office:value="3584" calcext:value-type="currency">
            <text:p>$3,584.00</text:p>
          </table:table-cell>
          <table:table-cell table:style-name="ce56"/>
          <table:table-cell table:style-name="ce56" table:formula="of:=[.E610]-[.B610]" office:value-type="currency" office:currency="USD" office:value="-3995" calcext:value-type="currency">
            <text:p>-$3,995.00</text:p>
          </table:table-cell>
          <table:table-cell table:style-name="ce66" table:formula="of:=[.E610]/[.D610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48-4</text:p>
          </table:table-cell>
          <table:table-cell table:style-name="ce53" office:value-type="currency" office:currency="USD" office:value="4195" calcext:value-type="currency">
            <text:p>$4,195.00</text:p>
          </table:table-cell>
          <table:table-cell table:style-name="ce56" office:value-type="currency" office:currency="USD" office:value="4645" calcext:value-type="currency">
            <text:p>$4,645.00</text:p>
          </table:table-cell>
          <table:table-cell table:style-name="ce56" table:formula="of:=[.C611]*0.8" office:value-type="currency" office:currency="USD" office:value="3716" calcext:value-type="currency">
            <text:p>$3,716.00</text:p>
          </table:table-cell>
          <table:table-cell table:style-name="ce56"/>
          <table:table-cell table:style-name="ce56" table:formula="of:=[.E611]-[.B611]" office:value-type="currency" office:currency="USD" office:value="-4195" calcext:value-type="currency">
            <text:p>-$4,195.00</text:p>
          </table:table-cell>
          <table:table-cell table:style-name="ce66" table:formula="of:=[.E611]/[.D611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48-6</text:p>
          </table:table-cell>
          <table:table-cell table:style-name="ce53" office:value-type="currency" office:currency="USD" office:value="4395" calcext:value-type="currency">
            <text:p>$4,395.00</text:p>
          </table:table-cell>
          <table:table-cell table:style-name="ce56" office:value-type="currency" office:currency="USD" office:value="4885" calcext:value-type="currency">
            <text:p>$4,885.00</text:p>
          </table:table-cell>
          <table:table-cell table:style-name="ce56" table:formula="of:=[.C612]*0.8" office:value-type="currency" office:currency="USD" office:value="3908" calcext:value-type="currency">
            <text:p>$3,908.00</text:p>
          </table:table-cell>
          <table:table-cell table:style-name="ce56"/>
          <table:table-cell table:style-name="ce56" table:formula="of:=[.E612]-[.B612]" office:value-type="currency" office:currency="USD" office:value="-4395" calcext:value-type="currency">
            <text:p>-$4,395.00</text:p>
          </table:table-cell>
          <table:table-cell table:style-name="ce66" table:formula="of:=[.E612]/[.D612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60-2</text:p>
          </table:table-cell>
          <table:table-cell table:style-name="ce53" office:value-type="currency" office:currency="USD" office:value="5459" calcext:value-type="currency">
            <text:p>$5,459.00</text:p>
          </table:table-cell>
          <table:table-cell table:style-name="ce56" office:value-type="currency" office:currency="USD" office:value="5560" calcext:value-type="currency">
            <text:p>$5,560.00</text:p>
          </table:table-cell>
          <table:table-cell table:style-name="ce56" table:formula="of:=[.C613]*0.8" office:value-type="currency" office:currency="USD" office:value="4448" calcext:value-type="currency">
            <text:p>$4,448.00</text:p>
          </table:table-cell>
          <table:table-cell table:style-name="ce56"/>
          <table:table-cell table:style-name="ce56" table:formula="of:=[.E613]-[.B613]" office:value-type="currency" office:currency="USD" office:value="-5459" calcext:value-type="currency">
            <text:p>-$5,459.00</text:p>
          </table:table-cell>
          <table:table-cell table:style-name="ce66" table:formula="of:=[.E613]/[.D613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60-4</text:p>
          </table:table-cell>
          <table:table-cell table:style-name="ce53" office:value-type="currency" office:currency="USD" office:value="5625" calcext:value-type="currency">
            <text:p>$5,625.00</text:p>
          </table:table-cell>
          <table:table-cell table:style-name="ce56" office:value-type="currency" office:currency="USD" office:value="5730" calcext:value-type="currency">
            <text:p>$5,730.00</text:p>
          </table:table-cell>
          <table:table-cell table:style-name="ce56" table:formula="of:=[.C614]*0.8" office:value-type="currency" office:currency="USD" office:value="4584" calcext:value-type="currency">
            <text:p>$4,584.00</text:p>
          </table:table-cell>
          <table:table-cell table:style-name="ce56"/>
          <table:table-cell table:style-name="ce56" table:formula="of:=[.E614]-[.B614]" office:value-type="currency" office:currency="USD" office:value="-5625" calcext:value-type="currency">
            <text:p>-$5,625.00</text:p>
          </table:table-cell>
          <table:table-cell table:style-name="ce66" table:formula="of:=[.E614]/[.D614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4860-6</text:p>
          </table:table-cell>
          <table:table-cell table:style-name="ce53" office:value-type="currency" office:currency="USD" office:value="5856" calcext:value-type="currency">
            <text:p>$5,856.00</text:p>
          </table:table-cell>
          <table:table-cell table:style-name="ce56" office:value-type="currency" office:currency="USD" office:value="5965" calcext:value-type="currency">
            <text:p>$5,965.00</text:p>
          </table:table-cell>
          <table:table-cell table:style-name="ce56" table:formula="of:=[.C615]*0.8" office:value-type="currency" office:currency="USD" office:value="4772" calcext:value-type="currency">
            <text:p>$4,772.00</text:p>
          </table:table-cell>
          <table:table-cell table:style-name="ce56"/>
          <table:table-cell table:style-name="ce56" table:formula="of:=[.E615]-[.B615]" office:value-type="currency" office:currency="USD" office:value="-5856" calcext:value-type="currency">
            <text:p>-$5,856.00</text:p>
          </table:table-cell>
          <table:table-cell table:style-name="ce66" table:formula="of:=[.E615]/[.D615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6060-2</text:p>
          </table:table-cell>
          <table:table-cell table:style-name="ce53" office:value-type="currency" office:currency="USD" office:value="5695" calcext:value-type="currency">
            <text:p>$5,695.00</text:p>
          </table:table-cell>
          <table:table-cell table:style-name="ce56" office:value-type="currency" office:currency="USD" office:value="6320" calcext:value-type="currency">
            <text:p>$6,320.00</text:p>
          </table:table-cell>
          <table:table-cell table:style-name="ce56" table:formula="of:=[.C616]*0.8" office:value-type="currency" office:currency="USD" office:value="5056" calcext:value-type="currency">
            <text:p>$5,056.00</text:p>
          </table:table-cell>
          <table:table-cell table:style-name="ce56"/>
          <table:table-cell table:style-name="ce56" table:formula="of:=[.E616]-[.B616]" office:value-type="currency" office:currency="USD" office:value="-5695" calcext:value-type="currency">
            <text:p>-$5,695.00</text:p>
          </table:table-cell>
          <table:table-cell table:style-name="ce66" table:formula="of:=[.E616]/[.D616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6060-4</text:p>
          </table:table-cell>
          <table:table-cell table:style-name="ce53" office:value-type="currency" office:currency="USD" office:value="5794" calcext:value-type="currency">
            <text:p>$5,794.00</text:p>
          </table:table-cell>
          <table:table-cell table:style-name="ce56" office:value-type="currency" office:currency="USD" office:value="6435" calcext:value-type="currency">
            <text:p>$6,435.00</text:p>
          </table:table-cell>
          <table:table-cell table:style-name="ce56" table:formula="of:=[.C617]*0.8" office:value-type="currency" office:currency="USD" office:value="5148" calcext:value-type="currency">
            <text:p>$5,148.00</text:p>
          </table:table-cell>
          <table:table-cell table:style-name="ce56"/>
          <table:table-cell table:style-name="ce56" table:formula="of:=[.E617]-[.B617]" office:value-type="currency" office:currency="USD" office:value="-5794" calcext:value-type="currency">
            <text:p>-$5,794.00</text:p>
          </table:table-cell>
          <table:table-cell table:style-name="ce66" table:formula="of:=[.E617]/[.D617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47" office:value-type="string" calcext:value-type="string">
            <text:p>PT-6060-6</text:p>
          </table:table-cell>
          <table:table-cell table:style-name="ce53" office:value-type="currency" office:currency="USD" office:value="5895" calcext:value-type="currency">
            <text:p>$5,895.00</text:p>
          </table:table-cell>
          <table:table-cell table:style-name="ce56" office:value-type="currency" office:currency="USD" office:value="6550" calcext:value-type="currency">
            <text:p>$6,550.00</text:p>
          </table:table-cell>
          <table:table-cell table:style-name="ce56" table:formula="of:=[.C618]*0.8" office:value-type="currency" office:currency="USD" office:value="5240" calcext:value-type="currency">
            <text:p>$5,240.00</text:p>
          </table:table-cell>
          <table:table-cell table:style-name="ce56"/>
          <table:table-cell table:style-name="ce56" table:formula="of:=[.E618]-[.B618]" office:value-type="currency" office:currency="USD" office:value="-5895" calcext:value-type="currency">
            <text:p>-$5,895.00</text:p>
          </table:table-cell>
          <table:table-cell table:style-name="ce66" table:formula="of:=[.E618]/[.D618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Quick Ship Backsaver Lit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LL05.5-26-QS-2036</text:p>
          </table:table-cell>
          <table:table-cell table:style-name="ce50" office:value-type="currency" office:currency="USD" office:value="1925" calcext:value-type="currency">
            <text:p>$1,925.00</text:p>
          </table:table-cell>
          <table:table-cell table:style-name="ce51" office:value-type="currency" office:currency="USD" office:value="2340" calcext:value-type="currency">
            <text:p>$2,340.00</text:p>
          </table:table-cell>
          <table:table-cell table:style-name="ce51" table:formula="of:=[.C622]*0.8" office:value-type="currency" office:currency="USD" office:value="1872" calcext:value-type="currency">
            <text:p>$1,872.00</text:p>
          </table:table-cell>
          <table:table-cell table:style-name="ce51" office:value-type="currency" office:currency="USD" office:value="2135" calcext:value-type="currency">
            <text:p>$2,135.00</text:p>
          </table:table-cell>
          <table:table-cell table:style-name="ce51" table:formula="of:=[.E622]-[.B622]" office:value-type="currency" office:currency="USD" office:value="210" calcext:value-type="currency">
            <text:p>$210.00</text:p>
          </table:table-cell>
          <table:table-cell table:style-name="ce58" table:formula="of:=[.E622]/[.D622]" office:value-type="percentage" office:value="1.14049145299145" calcext:value-type="percentage">
            <text:p>114.05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4">
          <table:table-cell table:style-name="ce5" office:value-type="string" calcext:value-type="string">
            <text:p>LL05.5-26-QS-2448F</text:p>
          </table:table-cell>
          <table:table-cell table:style-name="ce9" office:value-type="currency" office:currency="USD" office:value="2107" calcext:value-type="currency">
            <text:p>$2,107.00</text:p>
          </table:table-cell>
          <table:table-cell table:style-name="ce14"/>
          <table:table-cell table:style-name="ce14" table:formula="of:=[.C623]*0.8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2340" calcext:value-type="currency">
            <text:p>$2,340.00</text:p>
          </table:table-cell>
          <table:table-cell table:style-name="ce14" table:formula="of:=[.E623]-[.B623]" office:value-type="currency" office:currency="USD" office:value="233" calcext:value-type="currency">
            <text:p>$233.00</text:p>
          </table:table-cell>
          <table:table-cell table:style-name="ce54" table:formula="of:=[.E623]/[.D6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4">
          <table:table-cell table:style-name="ce5" office:value-type="string" calcext:value-type="string">
            <text:p>LL05.5-26-QS-2448P</text:p>
          </table:table-cell>
          <table:table-cell table:style-name="ce9" office:value-type="currency" office:currency="USD" office:value="2107" calcext:value-type="currency">
            <text:p>$2,107.00</text:p>
          </table:table-cell>
          <table:table-cell table:style-name="ce14"/>
          <table:table-cell table:style-name="ce14" table:formula="of:=[.C624]*0.8" office:value-type="currency" office:currency="USD" office:value="0" calcext:value-type="currency">
            <text:p>$0.00</text:p>
          </table:table-cell>
          <table:table-cell table:style-name="ce14" office:value-type="currency" office:currency="USD" office:value="2340" calcext:value-type="currency">
            <text:p>$2,340.00</text:p>
          </table:table-cell>
          <table:table-cell table:style-name="ce14" table:formula="of:=[.E624]-[.B624]" office:value-type="currency" office:currency="USD" office:value="233" calcext:value-type="currency">
            <text:p>$233.00</text:p>
          </table:table-cell>
          <table:table-cell table:style-name="ce54" table:formula="of:=[.E624]/[.D6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9" office:value-type="string" calcext:value-type="string">
            <text:p>LL1.1-26-QS-2036F</text:p>
          </table:table-cell>
          <table:table-cell table:style-name="ce50" office:value-type="currency" office:currency="USD" office:value="2040" calcext:value-type="currency">
            <text:p>$2,040.00</text:p>
          </table:table-cell>
          <table:table-cell table:style-name="ce51" office:value-type="currency" office:currency="USD" office:value="2265" calcext:value-type="currency">
            <text:p>$2,265.00</text:p>
          </table:table-cell>
          <table:table-cell table:style-name="ce51" table:formula="of:=[.C625]*0.8" office:value-type="currency" office:currency="USD" office:value="1812" calcext:value-type="currency">
            <text:p>$1,812.00</text:p>
          </table:table-cell>
          <table:table-cell table:style-name="ce51" office:value-type="currency" office:currency="USD" office:value="2265" calcext:value-type="currency">
            <text:p>$2,265.00</text:p>
          </table:table-cell>
          <table:table-cell table:style-name="ce51" table:formula="of:=[.E625]-[.B625]" office:value-type="currency" office:currency="USD" office:value="225" calcext:value-type="currency">
            <text:p>$225.00</text:p>
          </table:table-cell>
          <table:table-cell table:style-name="ce58" table:formula="of:=[.E625]/[.D625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LL1.1-26-QS-2036P</text:p>
          </table:table-cell>
          <table:table-cell table:style-name="ce50" office:value-type="currency" office:currency="USD" office:value="2040" calcext:value-type="currency">
            <text:p>$2,040.00</text:p>
          </table:table-cell>
          <table:table-cell table:style-name="ce51" office:value-type="currency" office:currency="USD" office:value="2265" calcext:value-type="currency">
            <text:p>$2,265.00</text:p>
          </table:table-cell>
          <table:table-cell table:style-name="ce51" table:formula="of:=[.C626]*0.8" office:value-type="currency" office:currency="USD" office:value="1812" calcext:value-type="currency">
            <text:p>$1,812.00</text:p>
          </table:table-cell>
          <table:table-cell table:style-name="ce51" office:value-type="currency" office:currency="USD" office:value="2265" calcext:value-type="currency">
            <text:p>$2,265.00</text:p>
          </table:table-cell>
          <table:table-cell table:style-name="ce51" table:formula="of:=[.E626]-[.B626]" office:value-type="currency" office:currency="USD" office:value="225" calcext:value-type="currency">
            <text:p>$225.00</text:p>
          </table:table-cell>
          <table:table-cell table:style-name="ce58" table:formula="of:=[.E626]/[.D626]" office:value-type="percentage" office:value="1.25" calcext:value-type="percentage">
            <text:p>125.00%</text:p>
          </table:table-cell>
          <table:table-cell table:style-name="ce60" office:value-type="string" calcext:value-type="string">
            <text:p>southern-tool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LL1.5-35-QS-2448</text:p>
          </table:table-cell>
          <table:table-cell table:style-name="ce50" office:value-type="currency" office:currency="USD" office:value="2230" calcext:value-type="currency">
            <text:p>$2,230.00</text:p>
          </table:table-cell>
          <table:table-cell table:style-name="ce51" office:value-type="currency" office:currency="USD" office:value="2480" calcext:value-type="currency">
            <text:p>$2,480.00</text:p>
          </table:table-cell>
          <table:table-cell table:style-name="ce51" table:formula="of:=[.C627]*0.8" office:value-type="currency" office:currency="USD" office:value="1984" calcext:value-type="currency">
            <text:p>$1,984.00</text:p>
          </table:table-cell>
          <table:table-cell table:style-name="ce51" office:value-type="currency" office:currency="USD" office:value="2669.37" calcext:value-type="currency">
            <text:p>$2,669.37</text:p>
          </table:table-cell>
          <table:table-cell table:style-name="ce51" table:formula="of:=[.E627]-[.B627]" office:value-type="currency" office:currency="USD" office:value="439.37" calcext:value-type="currency">
            <text:p>$439.37</text:p>
          </table:table-cell>
          <table:table-cell table:style-name="ce58" table:formula="of:=[.E627]/[.D627]" office:value-type="percentage" office:value="1.34544858870968" calcext:value-type="percentage">
            <text:p>134.54%</text:p>
          </table:table-cell>
          <table:table-cell table:style-name="ce60" office:value-type="string" calcext:value-type="string">
            <text:p>Zoro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LL1.5-35-QS-3660</text:p>
          </table:table-cell>
          <table:table-cell table:style-name="ce50" office:value-type="currency" office:currency="USD" office:value="2460" calcext:value-type="currency">
            <text:p>$2,460.00</text:p>
          </table:table-cell>
          <table:table-cell table:style-name="ce51" office:value-type="currency" office:currency="USD" office:value="2675" calcext:value-type="currency">
            <text:p>$2,675.00</text:p>
          </table:table-cell>
          <table:table-cell table:style-name="ce51" table:formula="of:=[.C628]*0.8" office:value-type="currency" office:currency="USD" office:value="2140" calcext:value-type="currency">
            <text:p>$2,140.00</text:p>
          </table:table-cell>
          <table:table-cell table:style-name="ce51" office:value-type="currency" office:currency="USD" office:value="3076" calcext:value-type="currency">
            <text:p>$3,076.00</text:p>
          </table:table-cell>
          <table:table-cell table:style-name="ce51" table:formula="of:=[.E628]-[.B628]" office:value-type="currency" office:currency="USD" office:value="616" calcext:value-type="currency">
            <text:p>$616.00</text:p>
          </table:table-cell>
          <table:table-cell table:style-name="ce58" table:formula="of:=[.E628]/[.D628]" office:value-type="percentage" office:value="1.43738317757009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Backsaver Lite Compact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1">
          <table:table-cell table:style-name="ce49" office:value-type="string" calcext:value-type="string">
            <text:p>LS05-30-QS</text:p>
          </table:table-cell>
          <table:table-cell table:style-name="ce50" office:value-type="currency" office:currency="USD" office:value="2748" calcext:value-type="currency">
            <text:p>$2,748.00</text:p>
          </table:table-cell>
          <table:table-cell table:style-name="ce51" office:value-type="currency" office:currency="USD" office:value="2830" calcext:value-type="currency">
            <text:p>$2,830.00</text:p>
          </table:table-cell>
          <table:table-cell table:style-name="ce51" table:formula="of:=[.C632]*0.8" office:value-type="currency" office:currency="USD" office:value="2264" calcext:value-type="currency">
            <text:p>$2,264.00</text:p>
          </table:table-cell>
          <table:table-cell table:style-name="ce51" office:value-type="currency" office:currency="USD" office:value="3255" calcext:value-type="currency">
            <text:p>$3,255.00</text:p>
          </table:table-cell>
          <table:table-cell table:style-name="ce51" table:formula="of:=[.E632]-[.B632]" office:value-type="currency" office:currency="USD" office:value="507" calcext:value-type="currency">
            <text:p>$507.00</text:p>
          </table:table-cell>
          <table:table-cell table:style-name="ce58" table:formula="of:=[.E632]/[.D632]" office:value-type="percentage" office:value="1.43772084805654" calcext:value-type="percentage">
            <text:p>143.77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LS05-30W-QS-1624</text:p>
          </table:table-cell>
          <table:table-cell table:style-name="ce50" office:value-type="currency" office:currency="USD" office:value="2630" calcext:value-type="currency">
            <text:p>$2,630.00</text:p>
          </table:table-cell>
          <table:table-cell table:style-name="ce51" office:value-type="currency" office:currency="USD" office:value="2690" calcext:value-type="currency">
            <text:p>$2,690.00</text:p>
          </table:table-cell>
          <table:table-cell table:style-name="ce51" table:formula="of:=[.C633]*0.8" office:value-type="currency" office:currency="USD" office:value="2152" calcext:value-type="currency">
            <text:p>$2,152.00</text:p>
          </table:table-cell>
          <table:table-cell table:style-name="ce51" office:value-type="currency" office:currency="USD" office:value="2812.09" calcext:value-type="currency">
            <text:p>$2,812.09</text:p>
          </table:table-cell>
          <table:table-cell table:style-name="ce51" table:formula="of:=[.E633]-[.B633]" office:value-type="currency" office:currency="USD" office:value="182.09" calcext:value-type="currency">
            <text:p>$182.09</text:p>
          </table:table-cell>
          <table:table-cell table:style-name="ce58" table:formula="of:=[.E633]/[.D633]" office:value-type="percentage" office:value="1.30673327137546" calcext:value-type="percentage">
            <text:p>130.67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22">
          <table:table-cell table:style-name="ce49" office:value-type="string" calcext:value-type="string">
            <text:p>LS05-30W-QS-2436</text:p>
          </table:table-cell>
          <table:table-cell table:style-name="ce50" office:value-type="currency" office:currency="USD" office:value="2802" calcext:value-type="currency">
            <text:p>$2,802.00</text:p>
          </table:table-cell>
          <table:table-cell table:style-name="ce51" office:value-type="currency" office:currency="USD" office:value="2895" calcext:value-type="currency">
            <text:p>$2,895.00</text:p>
          </table:table-cell>
          <table:table-cell table:style-name="ce51" table:formula="of:=[.C634]*0.8" office:value-type="currency" office:currency="USD" office:value="2316" calcext:value-type="currency">
            <text:p>$2,316.00</text:p>
          </table:table-cell>
          <table:table-cell table:style-name="ce51" office:value-type="currency" office:currency="USD" office:value="3323" calcext:value-type="currency">
            <text:p>$3,323.00</text:p>
          </table:table-cell>
          <table:table-cell table:style-name="ce51" table:formula="of:=[.E634]-[.B634]" office:value-type="currency" office:currency="USD" office:value="521" calcext:value-type="currency">
            <text:p>$521.00</text:p>
          </table:table-cell>
          <table:table-cell table:style-name="ce58" table:formula="of:=[.E634]/[.D634]" office:value-type="percentage" office:value="1.43480138169257" calcext:value-type="percentage">
            <text:p>143.48%</text:p>
          </table:table-cell>
          <table:table-cell table:style-name="ce60" office:value-type="string" calcext:value-type="string">
            <text:p>carefordescientific.com</text:p>
          </table:table-cell>
          <table:table-cell table:style-name="ce61" table:number-columns-repeated="1016"/>
        </table:table-row>
        <table:table-row table:style-name="ro23">
          <table:table-cell table:style-name="ce49" office:value-type="string" calcext:value-type="string">
            <text:p>LS1-30-QS-1624</text:p>
          </table:table-cell>
          <table:table-cell table:style-name="ce50" office:value-type="currency" office:currency="USD" office:value="2748" calcext:value-type="currency">
            <text:p>$2,748.00</text:p>
          </table:table-cell>
          <table:table-cell table:style-name="ce51" office:value-type="currency" office:currency="USD" office:value="2830" calcext:value-type="currency">
            <text:p>$2,830.00</text:p>
          </table:table-cell>
          <table:table-cell table:style-name="ce51" table:formula="of:=[.C635]*0.8" office:value-type="currency" office:currency="USD" office:value="2264" calcext:value-type="currency">
            <text:p>$2,264.00</text:p>
          </table:table-cell>
          <table:table-cell table:style-name="ce51" office:value-type="currency" office:currency="USD" office:value="2947.89" calcext:value-type="currency">
            <text:p>$2,947.89</text:p>
          </table:table-cell>
          <table:table-cell table:style-name="ce51" table:formula="of:=[.E635]-[.B635]" office:value-type="currency" office:currency="USD" office:value="199.89" calcext:value-type="currency">
            <text:p>$199.89</text:p>
          </table:table-cell>
          <table:table-cell table:style-name="ce58" table:formula="of:=[.E635]/[.D635]" office:value-type="percentage" office:value="1.30207155477032" calcext:value-type="percentage">
            <text:p>130.21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22">
          <table:table-cell table:style-name="ce49" office:value-type="string" calcext:value-type="string">
            <text:p>LS1-30-QS-2436</text:p>
          </table:table-cell>
          <table:table-cell table:style-name="ce50" office:value-type="currency" office:currency="USD" office:value="2919" calcext:value-type="currency">
            <text:p>$2,919.00</text:p>
          </table:table-cell>
          <table:table-cell table:style-name="ce51" office:value-type="currency" office:currency="USD" office:value="3035" calcext:value-type="currency">
            <text:p>$3,035.00</text:p>
          </table:table-cell>
          <table:table-cell table:style-name="ce51" table:formula="of:=[.C636]*0.8" office:value-type="currency" office:currency="USD" office:value="2428" calcext:value-type="currency">
            <text:p>$2,428.00</text:p>
          </table:table-cell>
          <table:table-cell table:style-name="ce51" office:value-type="currency" office:currency="USD" office:value="3310" calcext:value-type="currency">
            <text:p>$3,310.00</text:p>
          </table:table-cell>
          <table:table-cell table:style-name="ce51" table:formula="of:=[.E636]-[.B636]" office:value-type="currency" office:currency="USD" office:value="391" calcext:value-type="currency">
            <text:p>$391.00</text:p>
          </table:table-cell>
          <table:table-cell table:style-name="ce58" table:formula="of:=[.E636]/[.D636]" office:value-type="percentage" office:value="1.36326194398682" calcext:value-type="percentage">
            <text:p>136.33%</text:p>
          </table:table-cell>
          <table:table-cell table:style-name="ce60" office:value-type="string" calcext:value-type="string">
            <text:p>Zoro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Backsaver Lite Por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CLL1.1-26-QS</text:p>
          </table:table-cell>
          <table:table-cell table:style-name="ce50" office:value-type="currency" office:currency="USD" office:value="2699" calcext:value-type="currency">
            <text:p>$2,699.00</text:p>
          </table:table-cell>
          <table:table-cell table:style-name="ce51" office:value-type="currency" office:currency="USD" office:value="2630" calcext:value-type="currency">
            <text:p>$2,630.00</text:p>
          </table:table-cell>
          <table:table-cell table:style-name="ce51" table:formula="of:=[.C640]*0.8" office:value-type="currency" office:currency="USD" office:value="2104" calcext:value-type="currency">
            <text:p>$2,104.00</text:p>
          </table:table-cell>
          <table:table-cell table:style-name="ce51" office:value-type="currency" office:currency="USD" office:value="3260" calcext:value-type="currency">
            <text:p>$3,260.00</text:p>
          </table:table-cell>
          <table:table-cell table:style-name="ce51" table:formula="of:=[.E640]-[.B640]" office:value-type="currency" office:currency="USD" office:value="561" calcext:value-type="currency">
            <text:p>$561.00</text:p>
          </table:table-cell>
          <table:table-cell table:style-name="ce58" table:formula="of:=[.E640]/[.D640]" office:value-type="percentage" office:value="1.54942965779468" calcext:value-type="percentage">
            <text:p>154.9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CLL05.5-26-QS</text:p>
          </table:table-cell>
          <table:table-cell table:style-name="ce50" office:value-type="currency" office:currency="USD" office:value="2529" calcext:value-type="currency">
            <text:p>$2,529.00</text:p>
          </table:table-cell>
          <table:table-cell table:style-name="ce51" office:value-type="currency" office:currency="USD" office:value="2500" calcext:value-type="currency">
            <text:p>$2,500.00</text:p>
          </table:table-cell>
          <table:table-cell table:style-name="ce51" table:formula="of:=[.C641]*0.8" office:value-type="currency" office:currency="USD" office:value="2000" calcext:value-type="currency">
            <text:p>$2,000.00</text:p>
          </table:table-cell>
          <table:table-cell table:style-name="ce51" office:value-type="currency" office:currency="USD" office:value="2875" calcext:value-type="currency">
            <text:p>$2,875.00</text:p>
          </table:table-cell>
          <table:table-cell table:style-name="ce51" table:formula="of:=[.E641]-[.B641]" office:value-type="currency" office:currency="USD" office:value="346" calcext:value-type="currency">
            <text:p>$346.00</text:p>
          </table:table-cell>
          <table:table-cell table:style-name="ce58" table:formula="of:=[.E641]/[.D641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9">
          <table:table-cell table:style-name="ce2" office:value-type="string" calcext:value-type="string">
            <text:p>Quick Ship E-Z Reach Portable Container Tilter - Fork-Over Design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PTU-2-QS</text:p>
          </table:table-cell>
          <table:table-cell table:style-name="ce50" office:value-type="currency" office:currency="USD" office:value="4200" calcext:value-type="currency">
            <text:p>$4,200.00</text:p>
          </table:table-cell>
          <table:table-cell table:style-name="ce51" office:value-type="currency" office:currency="USD" office:value="4860" calcext:value-type="currency">
            <text:p>$4,860.00</text:p>
          </table:table-cell>
          <table:table-cell table:style-name="ce51" table:formula="of:=[.C645]*0.8" office:value-type="currency" office:currency="USD" office:value="3888" calcext:value-type="currency">
            <text:p>$3,888.00</text:p>
          </table:table-cell>
          <table:table-cell table:style-name="ce51" office:value-type="currency" office:currency="USD" office:value="4301" calcext:value-type="currency">
            <text:p>$4,301.00</text:p>
          </table:table-cell>
          <table:table-cell table:style-name="ce51" table:formula="of:=[.E645]-[.B645]" office:value-type="currency" office:currency="USD" office:value="101" calcext:value-type="currency">
            <text:p>$101.00</text:p>
          </table:table-cell>
          <table:table-cell table:style-name="ce58" table:formula="of:=[.E645]/[.D645]" office:value-type="percentage" office:value="1.10622427983539" calcext:value-type="percentage">
            <text:p>110.62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PTU-4-QS</text:p>
          </table:table-cell>
          <table:table-cell table:style-name="ce50" office:value-type="currency" office:currency="USD" office:value="5100" calcext:value-type="currency">
            <text:p>$5,100.00</text:p>
          </table:table-cell>
          <table:table-cell table:style-name="ce51" office:value-type="currency" office:currency="USD" office:value="5855" calcext:value-type="currency">
            <text:p>$5,855.00</text:p>
          </table:table-cell>
          <table:table-cell table:style-name="ce51" table:formula="of:=[.C646]*0.8" office:value-type="currency" office:currency="USD" office:value="4684" calcext:value-type="currency">
            <text:p>$4,684.00</text:p>
          </table:table-cell>
          <table:table-cell table:style-name="ce51" office:value-type="currency" office:currency="USD" office:value="5164" calcext:value-type="currency">
            <text:p>$5,164.00</text:p>
          </table:table-cell>
          <table:table-cell table:style-name="ce51" table:formula="of:=[.E646]-[.B646]" office:value-type="currency" office:currency="USD" office:value="64" calcext:value-type="currency">
            <text:p>$64.00</text:p>
          </table:table-cell>
          <table:table-cell table:style-name="ce58" table:formula="of:=[.E646]/[.D646]" office:value-type="percentage" office:value="1.10247651579846" calcext:value-type="percentage">
            <text:p>110.2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E-Z Reach Roll-On Container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ZTU-2-QS</text:p>
          </table:table-cell>
          <table:table-cell table:style-name="ce50" office:value-type="currency" office:currency="USD" office:value="3460" calcext:value-type="currency">
            <text:p>$3,460.00</text:p>
          </table:table-cell>
          <table:table-cell table:style-name="ce51" office:value-type="currency" office:currency="USD" office:value="3530" calcext:value-type="currency">
            <text:p>$3,530.00</text:p>
          </table:table-cell>
          <table:table-cell table:style-name="ce51" table:formula="of:=[.C650]*0.8" office:value-type="currency" office:currency="USD" office:value="2824" calcext:value-type="currency">
            <text:p>$2,824.00</text:p>
          </table:table-cell>
          <table:table-cell table:style-name="ce51" office:value-type="currency" office:currency="USD" office:value="4060" calcext:value-type="currency">
            <text:p>$4,060.00</text:p>
          </table:table-cell>
          <table:table-cell table:style-name="ce51" table:formula="of:=[.E650]-[.B650]" office:value-type="currency" office:currency="USD" office:value="600" calcext:value-type="currency">
            <text:p>$600.00</text:p>
          </table:table-cell>
          <table:table-cell table:style-name="ce58" table:formula="of:=[.E650]/[.D650]" office:value-type="percentage" office:value="1.43767705382436" calcext:value-type="percentage">
            <text:p>143.77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ZTU-4-QS</text:p>
          </table:table-cell>
          <table:table-cell table:style-name="ce50" office:value-type="currency" office:currency="USD" office:value="3875" calcext:value-type="currency">
            <text:p>$3,875.00</text:p>
          </table:table-cell>
          <table:table-cell table:style-name="ce51" office:value-type="currency" office:currency="USD" office:value="3995" calcext:value-type="currency">
            <text:p>$3,995.00</text:p>
          </table:table-cell>
          <table:table-cell table:style-name="ce51" table:formula="of:=[.C651]*0.8" office:value-type="currency" office:currency="USD" office:value="3196" calcext:value-type="currency">
            <text:p>$3,196.00</text:p>
          </table:table-cell>
          <table:table-cell table:style-name="ce51" office:value-type="currency" office:currency="USD" office:value="4594" calcext:value-type="currency">
            <text:p>$4,594.00</text:p>
          </table:table-cell>
          <table:table-cell table:style-name="ce51" table:formula="of:=[.E651]-[.B651]" office:value-type="currency" office:currency="USD" office:value="719" calcext:value-type="currency">
            <text:p>$719.00</text:p>
          </table:table-cell>
          <table:table-cell table:style-name="ce58" table:formula="of:=[.E651]/[.D651]" office:value-type="percentage" office:value="1.43742177722153" calcext:value-type="percentage">
            <text:p>143.74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E-Z Reach Universal Container Tilt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ZTU-4-Pan-QS</text:p>
          </table:table-cell>
          <table:table-cell table:style-name="ce50" office:value-type="currency" office:currency="USD" office:value="6150" calcext:value-type="currency">
            <text:p>$6,150.00</text:p>
          </table:table-cell>
          <table:table-cell table:style-name="ce51" office:value-type="currency" office:currency="USD" office:value="6300" calcext:value-type="currency">
            <text:p>$6,300.00</text:p>
          </table:table-cell>
          <table:table-cell table:style-name="ce51" table:formula="of:=[.C655]*0.8" office:value-type="currency" office:currency="USD" office:value="5040" calcext:value-type="currency">
            <text:p>$5,040.00</text:p>
          </table:table-cell>
          <table:table-cell table:style-name="ce51" office:value-type="currency" office:currency="USD" office:value="7245" calcext:value-type="currency">
            <text:p>$7,245.00</text:p>
          </table:table-cell>
          <table:table-cell table:style-name="ce51" table:formula="of:=[.E655]-[.B655]" office:value-type="currency" office:currency="USD" office:value="1095" calcext:value-type="currency">
            <text:p>$1,095.00</text:p>
          </table:table-cell>
          <table:table-cell table:style-name="ce58" table:formula="of:=[.E655]/[.D655]" office:value-type="percentage" office:value="1.4375" calcext:value-type="percentage">
            <text:p>143.75%</text:p>
          </table:table-cell>
          <table:table-cell table:style-name="ce60" office:value-type="string" calcext:value-type="string">
            <text:p>lkgoodwi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LS Series Backsaver Lift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LS2-36-QS</text:p>
          </table:table-cell>
          <table:table-cell table:style-name="ce50" office:value-type="currency" office:currency="USD" office:value="3000" calcext:value-type="currency">
            <text:p>$3,000.00</text:p>
          </table:table-cell>
          <table:table-cell table:style-name="ce51" office:value-type="currency" office:currency="USD" office:value="3165" calcext:value-type="currency">
            <text:p>$3,165.00</text:p>
          </table:table-cell>
          <table:table-cell table:style-name="ce51" table:formula="of:=[.C659]*0.8" office:value-type="currency" office:currency="USD" office:value="2532" calcext:value-type="currency">
            <text:p>$2,532.00</text:p>
          </table:table-cell>
          <table:table-cell table:style-name="ce51" office:value-type="currency" office:currency="USD" office:value="2875" calcext:value-type="currency">
            <text:p>$2,875.00</text:p>
          </table:table-cell>
          <table:table-cell table:style-name="ce51" table:formula="of:=[.E659]-[.B659]" office:value-type="currency" office:currency="USD" office:value="-125" calcext:value-type="currency">
            <text:p>-$125.00</text:p>
          </table:table-cell>
          <table:table-cell table:style-name="ce58" table:formula="of:=[.E659]/[.D659]" office:value-type="percentage" office:value="1.13546603475513" calcext:value-type="percentage">
            <text:p>113.55%</text:p>
          </table:table-cell>
          <table:table-cell table:style-name="ce60" office:value-type="string" calcext:value-type="string">
            <text:p>thehumansolutio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LS4-36-QS</text:p>
          </table:table-cell>
          <table:table-cell table:style-name="ce50" office:value-type="currency" office:currency="USD" office:value="4000" calcext:value-type="currency">
            <text:p>$4,000.00</text:p>
          </table:table-cell>
          <table:table-cell table:style-name="ce51" office:value-type="currency" office:currency="USD" office:value="4210" calcext:value-type="currency">
            <text:p>$4,210.00</text:p>
          </table:table-cell>
          <table:table-cell table:style-name="ce51" table:formula="of:=[.C660]*0.8" office:value-type="currency" office:currency="USD" office:value="3368" calcext:value-type="currency">
            <text:p>$3,368.00</text:p>
          </table:table-cell>
          <table:table-cell table:style-name="ce51" office:value-type="currency" office:currency="USD" office:value="3912" calcext:value-type="currency">
            <text:p>$3,912.00</text:p>
          </table:table-cell>
          <table:table-cell table:style-name="ce51" table:formula="of:=[.E660]-[.B660]" office:value-type="currency" office:currency="USD" office:value="-88" calcext:value-type="currency">
            <text:p>-$88.00</text:p>
          </table:table-cell>
          <table:table-cell table:style-name="ce58" table:formula="of:=[.E660]/[.D660]" office:value-type="percentage" office:value="1.16152019002375" calcext:value-type="percentage">
            <text:p>116.15%</text:p>
          </table:table-cell>
          <table:table-cell table:style-name="ce60" office:value-type="string" calcext:value-type="string">
            <text:p>thehumansolutio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PalletPal Lift Truck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PT-33-E-QS</text:p>
          </table:table-cell>
          <table:table-cell table:style-name="ce50" office:value-type="currency" office:currency="USD" office:value="3640" calcext:value-type="currency">
            <text:p>$3,640.00</text:p>
          </table:table-cell>
          <table:table-cell table:style-name="ce51" office:value-type="currency" office:currency="USD" office:value="3890" calcext:value-type="currency">
            <text:p>$3,890.00</text:p>
          </table:table-cell>
          <table:table-cell table:style-name="ce51" table:formula="of:=[.C664]*0.8" office:value-type="currency" office:currency="USD" office:value="3112" calcext:value-type="currency">
            <text:p>$3,112.00</text:p>
          </table:table-cell>
          <table:table-cell table:style-name="ce51" office:value-type="currency" office:currency="USD" office:value="3650" calcext:value-type="currency">
            <text:p>$3,650.00</text:p>
          </table:table-cell>
          <table:table-cell table:style-name="ce51" table:formula="of:=[.E664]-[.B664]" office:value-type="currency" office:currency="USD" office:value="10" calcext:value-type="currency">
            <text:p>$10.00</text:p>
          </table:table-cell>
          <table:table-cell table:style-name="ce58" table:formula="of:=[.E664]/[.D664]" office:value-type="percentage" office:value="1.17287917737789" calcext:value-type="percentage">
            <text:p>117.29%</text:p>
          </table:table-cell>
          <table:table-cell table:style-name="ce60" office:value-type="string" calcext:value-type="string">
            <text:p>thehumansolution.com</text:p>
          </table:table-cell>
          <table:table-cell table:style-name="ce61" table:number-columns-repeated="1016"/>
        </table:table-row>
        <table:table-row table:style-name="ro2">
          <table:table-cell table:style-name="ce49" office:value-type="string" calcext:value-type="string">
            <text:p>PT-33-EX-QS</text:p>
          </table:table-cell>
          <table:table-cell table:style-name="ce50" office:value-type="currency" office:currency="USD" office:value="5695" calcext:value-type="currency">
            <text:p>$5,695.00</text:p>
          </table:table-cell>
          <table:table-cell table:style-name="ce51" office:value-type="currency" office:currency="USD" office:value="5935" calcext:value-type="currency">
            <text:p>$5,935.00</text:p>
          </table:table-cell>
          <table:table-cell table:style-name="ce51" table:formula="of:=[.C665]*0.8" office:value-type="currency" office:currency="USD" office:value="4748" calcext:value-type="currency">
            <text:p>$4,748.00</text:p>
          </table:table-cell>
          <table:table-cell table:style-name="ce51" office:value-type="currency" office:currency="USD" office:value="5850" calcext:value-type="currency">
            <text:p>$5,850.00</text:p>
          </table:table-cell>
          <table:table-cell table:style-name="ce51" table:formula="of:=[.E665]-[.B665]" office:value-type="currency" office:currency="USD" office:value="155" calcext:value-type="currency">
            <text:p>$155.00</text:p>
          </table:table-cell>
          <table:table-cell table:style-name="ce58" table:formula="of:=[.E665]/[.D665]" office:value-type="percentage" office:value="1.23209772535805" calcext:value-type="percentage">
            <text:p>123.21%</text:p>
          </table:table-cell>
          <table:table-cell table:style-name="ce60" office:value-type="string" calcext:value-type="string">
            <text:p>thehumansolution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Quick Ship Roll-On Level Load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9" office:value-type="string" calcext:value-type="string">
            <text:p>ROLLC2.5-28-QS-P</text:p>
          </table:table-cell>
          <table:table-cell table:style-name="ce50" office:value-type="currency" office:currency="USD" office:value="5460" calcext:value-type="currency">
            <text:p>$5,460.00</text:p>
          </table:table-cell>
          <table:table-cell table:style-name="ce51" office:value-type="currency" office:currency="USD" office:value="5545" calcext:value-type="currency">
            <text:p>$5,545.00</text:p>
          </table:table-cell>
          <table:table-cell table:style-name="ce51" table:formula="of:=[.C669]*0.8" office:value-type="currency" office:currency="USD" office:value="4436" calcext:value-type="currency">
            <text:p>$4,436.00</text:p>
          </table:table-cell>
          <table:table-cell table:style-name="ce51" office:value-type="currency" office:currency="USD" office:value="6129" calcext:value-type="currency">
            <text:p>$6,129.00</text:p>
          </table:table-cell>
          <table:table-cell table:style-name="ce51" table:formula="of:=[.E669]-[.B669]" office:value-type="currency" office:currency="USD" office:value="669" calcext:value-type="currency">
            <text:p>$669.00</text:p>
          </table:table-cell>
          <table:table-cell table:style-name="ce58" table:formula="of:=[.E669]/[.D669]" office:value-type="percentage" office:value="1.38165013525699" calcext:value-type="percentage">
            <text:p>138.17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3">
          <table:table-cell table:style-name="ce49" office:value-type="string" calcext:value-type="string">
            <text:p>ROLLC2.5-28-QS-F</text:p>
          </table:table-cell>
          <table:table-cell table:style-name="ce50" office:value-type="currency" office:currency="USD" office:value="5460" calcext:value-type="currency">
            <text:p>$5,460.00</text:p>
          </table:table-cell>
          <table:table-cell table:style-name="ce51" office:value-type="currency" office:currency="USD" office:value="5545" calcext:value-type="currency">
            <text:p>$5,545.00</text:p>
          </table:table-cell>
          <table:table-cell table:style-name="ce51" table:formula="of:=[.C670]*0.8" office:value-type="currency" office:currency="USD" office:value="4436" calcext:value-type="currency">
            <text:p>$4,436.00</text:p>
          </table:table-cell>
          <table:table-cell table:style-name="ce51" office:value-type="currency" office:currency="USD" office:value="6129" calcext:value-type="currency">
            <text:p>$6,129.00</text:p>
          </table:table-cell>
          <table:table-cell table:style-name="ce51" table:formula="of:=[.E670]-[.B670]" office:value-type="currency" office:currency="USD" office:value="669" calcext:value-type="currency">
            <text:p>$669.00</text:p>
          </table:table-cell>
          <table:table-cell table:style-name="ce58" table:formula="of:=[.E670]/[.D670]" office:value-type="percentage" office:value="1.38165013525699" calcext:value-type="percentage">
            <text:p>138.17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Stack Box Position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SBL-1000-QS</text:p>
          </table:table-cell>
          <table:table-cell table:style-name="ce50" office:value-type="currency" office:currency="USD" office:value="3450" calcext:value-type="currency">
            <text:p>$3,450.00</text:p>
          </table:table-cell>
          <table:table-cell table:style-name="ce51" office:value-type="currency" office:currency="USD" office:value="3820" calcext:value-type="currency">
            <text:p>$3,820.00</text:p>
          </table:table-cell>
          <table:table-cell table:style-name="ce51" table:formula="of:=[.C674]*0.8" office:value-type="currency" office:currency="USD" office:value="3056" calcext:value-type="currency">
            <text:p>$3,056.00</text:p>
          </table:table-cell>
          <table:table-cell table:style-name="ce51" office:value-type="currency" office:currency="USD" office:value="3829" calcext:value-type="currency">
            <text:p>$3,829.00</text:p>
          </table:table-cell>
          <table:table-cell table:style-name="ce51" table:formula="of:=[.E674]-[.B674]" office:value-type="currency" office:currency="USD" office:value="379" calcext:value-type="currency">
            <text:p>$379.00</text:p>
          </table:table-cell>
          <table:table-cell table:style-name="ce58" table:formula="of:=[.E674]/[.D674]" office:value-type="percentage" office:value="1.25294502617801" calcext:value-type="percentage">
            <text:p>125.29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Quick Ship ZLS Floor Height Lift 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ZLS4-35-QS</text:p>
          </table:table-cell>
          <table:table-cell table:style-name="ce50" office:value-type="currency" office:currency="USD" office:value="5400" calcext:value-type="currency">
            <text:p>$5,400.00</text:p>
          </table:table-cell>
          <table:table-cell table:style-name="ce51" office:value-type="currency" office:currency="USD" office:value="5830" calcext:value-type="currency">
            <text:p>$5,830.00</text:p>
          </table:table-cell>
          <table:table-cell table:style-name="ce51" table:formula="of:=[.C678]*0.8" office:value-type="currency" office:currency="USD" office:value="4664" calcext:value-type="currency">
            <text:p>$4,664.00</text:p>
          </table:table-cell>
          <table:table-cell table:style-name="ce51" office:value-type="currency" office:currency="USD" office:value="7882.65" calcext:value-type="currency">
            <text:p>$7,882.65</text:p>
          </table:table-cell>
          <table:table-cell table:style-name="ce51" table:formula="of:=[.E678]-[.B678]" office:value-type="currency" office:currency="USD" office:value="2482.65" calcext:value-type="currency">
            <text:p>$2,482.65</text:p>
          </table:table-cell>
          <table:table-cell table:style-name="ce58" table:formula="of:=[.E678]/[.D678]" office:value-type="percentage" office:value="1.69010506003431" calcext:value-type="percentage">
            <text:p>169.01%</text:p>
          </table:table-cell>
          <table:table-cell table:style-name="ce60" office:value-type="string" calcext:value-type="string">
            <text:p>Material-handling.com</text:p>
          </table:table-cell>
          <table:table-cell table:style-name="ce6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Roll-On Level Load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LC2.5-28</text:p>
          </table:table-cell>
          <table:table-cell table:style-name="ce8" office:value-type="currency" office:currency="USD" office:value="5550" calcext:value-type="currency">
            <text:p>$5,550.00</text:p>
          </table:table-cell>
          <table:table-cell table:style-name="ce13" office:value-type="currency" office:currency="USD" office:value="5545" calcext:value-type="currency">
            <text:p>$5,545.00</text:p>
          </table:table-cell>
          <table:table-cell table:style-name="ce13" table:formula="of:=[.C682]*0.8" office:value-type="currency" office:currency="USD" office:value="4436" calcext:value-type="currency">
            <text:p>$4,436.00</text:p>
          </table:table-cell>
          <table:table-cell table:style-name="ce13" office:value-type="currency" office:currency="USD" office:value="6129" calcext:value-type="currency">
            <text:p>$6,129.00</text:p>
          </table:table-cell>
          <table:table-cell table:style-name="ce13" table:formula="of:=[.E682]-[.B682]" office:value-type="currency" office:currency="USD" office:value="579" calcext:value-type="currency">
            <text:p>$579.00</text:p>
          </table:table-cell>
          <table:table-cell table:style-name="ce46" table:formula="of:=[.E682]/[.D682]" office:value-type="percentage" office:value="1.38165013525699" calcext:value-type="percentage">
            <text:p>138.17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LC4-28</text:p>
          </table:table-cell>
          <table:table-cell table:style-name="ce8" office:value-type="currency" office:currency="USD" office:value="8100" calcext:value-type="currency">
            <text:p>$8,100.00</text:p>
          </table:table-cell>
          <table:table-cell table:style-name="ce13" office:value-type="currency" office:currency="USD" office:value="8165" calcext:value-type="currency">
            <text:p>$8,165.00</text:p>
          </table:table-cell>
          <table:table-cell table:style-name="ce13" table:formula="of:=[.C683]*0.8" office:value-type="currency" office:currency="USD" office:value="6532" calcext:value-type="currency">
            <text:p>$6,532.00</text:p>
          </table:table-cell>
          <table:table-cell table:style-name="ce13" office:value-type="currency" office:currency="USD" office:value="8989" calcext:value-type="currency">
            <text:p>$8,989.00</text:p>
          </table:table-cell>
          <table:table-cell table:style-name="ce13" table:formula="of:=[.E683]-[.B683]" office:value-type="currency" office:currency="USD" office:value="889" calcext:value-type="currency">
            <text:p>$889.00</text:p>
          </table:table-cell>
          <table:table-cell table:style-name="ce46" table:formula="of:=[.E683]/[.D683]" office:value-type="percentage" office:value="1.37614819350888" calcext:value-type="percentage">
            <text:p>137.61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Roll-On Level Loader with Turn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LC3-28</text:p>
          </table:table-cell>
          <table:table-cell table:style-name="ce8" office:value-type="currency" office:currency="USD" office:value="13575" calcext:value-type="currency">
            <text:p>$13,575.00</text:p>
          </table:table-cell>
          <table:table-cell table:style-name="ce13" office:value-type="currency" office:currency="USD" office:value="13765" calcext:value-type="currency">
            <text:p>$13,765.00</text:p>
          </table:table-cell>
          <table:table-cell table:style-name="ce13" table:formula="of:=[.C687]*0.8" office:value-type="currency" office:currency="USD" office:value="11012" calcext:value-type="currency">
            <text:p>$11,012.00</text:p>
          </table:table-cell>
          <table:table-cell table:style-name="ce13" office:value-type="currency" office:currency="USD" office:value="13769" calcext:value-type="currency">
            <text:p>$13,769.00</text:p>
          </table:table-cell>
          <table:table-cell table:style-name="ce13" table:formula="of:=[.E687]-[.B687]" office:value-type="currency" office:currency="USD" office:value="194" calcext:value-type="currency">
            <text:p>$194.00</text:p>
          </table:table-cell>
          <table:table-cell table:style-name="ce46" table:formula="of:=[.E687]/[.D687]" office:value-type="percentage" office:value="1.25036324010171" calcext:value-type="percentage">
            <text:p>125.04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Southworth Stainless Steel Pallet Truck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SPT</text:p>
          </table:table-cell>
          <table:table-cell table:style-name="ce9" office:value-type="currency" office:currency="USD" office:value="3885" calcext:value-type="currency">
            <text:p>$3,885.00</text:p>
          </table:table-cell>
          <table:table-cell table:style-name="ce14" office:value-type="currency" office:currency="USD" office:value="3985" calcext:value-type="currency">
            <text:p>$3,985.00</text:p>
          </table:table-cell>
          <table:table-cell table:style-name="ce14" table:formula="of:=[.C691]*0.8" office:value-type="currency" office:currency="USD" office:value="3188" calcext:value-type="currency">
            <text:p>$3,188.00</text:p>
          </table:table-cell>
          <table:table-cell table:style-name="ce14"/>
          <table:table-cell table:style-name="ce14" table:formula="of:=[.E691]-[.B691]" office:value-type="currency" office:currency="USD" office:value="-3885" calcext:value-type="currency">
            <text:p>-$3,885.00</text:p>
          </table:table-cell>
          <table:table-cell table:style-name="ce54" table:formula="of:=[.E691]/[.D691]" office:value-type="percentage" office:value="0" calcext:value-type="percentage">
            <text:p>0.00%</text:p>
          </table:table-cell>
          <table:table-cell table:style-name="ce18" office:value-type="string" calcext:value-type="string">
            <text:p>Not Found</text:p>
          </table:table-cell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Stack Box Positioner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BL-1000</text:p>
          </table:table-cell>
          <table:table-cell table:style-name="ce8" office:value-type="currency" office:currency="USD" office:value="3790" calcext:value-type="currency">
            <text:p>$3,790.00</text:p>
          </table:table-cell>
          <table:table-cell table:style-name="ce13" office:value-type="currency" office:currency="USD" office:value="3820" calcext:value-type="currency">
            <text:p>$3,820.00</text:p>
          </table:table-cell>
          <table:table-cell table:style-name="ce13" table:formula="of:=[.C695]*0.8" office:value-type="currency" office:currency="USD" office:value="3056" calcext:value-type="currency">
            <text:p>$3,056.00</text:p>
          </table:table-cell>
          <table:table-cell table:style-name="ce13" office:value-type="currency" office:currency="USD" office:value="3829" calcext:value-type="currency">
            <text:p>$3,829.00</text:p>
          </table:table-cell>
          <table:table-cell table:style-name="ce13" table:formula="of:=[.E695]-[.B695]" office:value-type="currency" office:currency="USD" office:value="39" calcext:value-type="currency">
            <text:p>$39.00</text:p>
          </table:table-cell>
          <table:table-cell table:style-name="ce46" table:formula="of:=[.E695]/[.D695]" office:value-type="percentage" office:value="1.25294502617801" calcext:value-type="percentage">
            <text:p>125.29%</text:p>
          </table:table-cell>
          <table:table-cell table:style-name="ce17" office:value-type="string" calcext:value-type="string">
            <text:p>Material-handling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BL-PAN</text:p>
          </table:table-cell>
          <table:table-cell table:style-name="ce8" office:value-type="currency" office:currency="USD" office:value="4735" calcext:value-type="currency">
            <text:p>$4,735.00</text:p>
          </table:table-cell>
          <table:table-cell table:style-name="ce13" office:value-type="currency" office:currency="USD" office:value="4785" calcext:value-type="currency">
            <text:p>$4,785.00</text:p>
          </table:table-cell>
          <table:table-cell table:style-name="ce13" table:formula="of:=[.C696]*0.8" office:value-type="currency" office:currency="USD" office:value="3828" calcext:value-type="currency">
            <text:p>$3,828.00</text:p>
          </table:table-cell>
          <table:table-cell table:style-name="ce13" office:value-type="currency" office:currency="USD" office:value="5503" calcext:value-type="currency">
            <text:p>$5,503.00</text:p>
          </table:table-cell>
          <table:table-cell table:style-name="ce13" table:formula="of:=[.E696]-[.B696]" office:value-type="currency" office:currency="USD" office:value="768" calcext:value-type="currency">
            <text:p>$768.00</text:p>
          </table:table-cell>
          <table:table-cell table:style-name="ce46" table:formula="of:=[.E696]/[.D696]" office:value-type="percentage" office:value="1.43756530825496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Stack-n-Go Powered Stacker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7" office:value-type="string" calcext:value-type="string">
            <text:p>FPS3000-43-NFO-21</text:p>
          </table:table-cell>
          <table:table-cell table:style-name="ce53" office:value-type="currency" office:currency="USD" office:value="6759" calcext:value-type="currency">
            <text:p>$6,759.00</text:p>
          </table:table-cell>
          <table:table-cell table:style-name="ce56" office:value-type="currency" office:currency="USD" office:value="6895" calcext:value-type="currency">
            <text:p>$6,895.00</text:p>
          </table:table-cell>
          <table:table-cell table:style-name="ce56" table:formula="of:=[.C700]*0.8" office:value-type="currency" office:currency="USD" office:value="5516" calcext:value-type="currency">
            <text:p>$5,516.00</text:p>
          </table:table-cell>
          <table:table-cell table:style-name="ce56"/>
          <table:table-cell table:style-name="ce56" table:formula="of:=[.E700]-[.B700]" office:value-type="currency" office:currency="USD" office:value="-6759" calcext:value-type="currency">
            <text:p>-$6,759.00</text:p>
          </table:table-cell>
          <table:table-cell table:style-name="ce66" table:formula="of:=[.E700]/[.D700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4">
          <table:table-cell table:style-name="ce47" office:value-type="string" calcext:value-type="string">
            <text:p>FPS3000-43-NFO-27</text:p>
          </table:table-cell>
          <table:table-cell table:style-name="ce53" office:value-type="currency" office:currency="USD" office:value="6759" calcext:value-type="currency">
            <text:p>$6,759.00</text:p>
          </table:table-cell>
          <table:table-cell table:style-name="ce56" office:value-type="currency" office:currency="USD" office:value="6895" calcext:value-type="currency">
            <text:p>$6,895.00</text:p>
          </table:table-cell>
          <table:table-cell table:style-name="ce56" table:formula="of:=[.C701]*0.8" office:value-type="currency" office:currency="USD" office:value="5516" calcext:value-type="currency">
            <text:p>$5,516.00</text:p>
          </table:table-cell>
          <table:table-cell table:style-name="ce56"/>
          <table:table-cell table:style-name="ce56" table:formula="of:=[.E701]-[.B701]" office:value-type="currency" office:currency="USD" office:value="-6759" calcext:value-type="currency">
            <text:p>-$6,759.00</text:p>
          </table:table-cell>
          <table:table-cell table:style-name="ce66" table:formula="of:=[.E701]/[.D701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4">
          <table:table-cell table:style-name="ce47" office:value-type="string" calcext:value-type="string">
            <text:p>FPS3000-43-NAS</text:p>
          </table:table-cell>
          <table:table-cell table:style-name="ce53" office:value-type="currency" office:currency="USD" office:value="6949" calcext:value-type="currency">
            <text:p>$6,949.00</text:p>
          </table:table-cell>
          <table:table-cell table:style-name="ce56" office:value-type="currency" office:currency="USD" office:value="7110" calcext:value-type="currency">
            <text:p>$7,110.00</text:p>
          </table:table-cell>
          <table:table-cell table:style-name="ce56" table:formula="of:=[.C702]*0.8" office:value-type="currency" office:currency="USD" office:value="5688" calcext:value-type="currency">
            <text:p>$5,688.00</text:p>
          </table:table-cell>
          <table:table-cell table:style-name="ce56"/>
          <table:table-cell table:style-name="ce56" table:formula="of:=[.E702]-[.B702]" office:value-type="currency" office:currency="USD" office:value="-6949" calcext:value-type="currency">
            <text:p>-$6,949.00</text:p>
          </table:table-cell>
          <table:table-cell table:style-name="ce66" table:formula="of:=[.E702]/[.D702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4">
          <table:table-cell table:style-name="ce47" office:value-type="string" calcext:value-type="string">
            <text:p>FPS2500-90-NAS</text:p>
          </table:table-cell>
          <table:table-cell table:style-name="ce53" office:value-type="currency" office:currency="USD" office:value="7849" calcext:value-type="currency">
            <text:p>$7,849.00</text:p>
          </table:table-cell>
          <table:table-cell table:style-name="ce56" office:value-type="currency" office:currency="USD" office:value="8030" calcext:value-type="currency">
            <text:p>$8,030.00</text:p>
          </table:table-cell>
          <table:table-cell table:style-name="ce56" table:formula="of:=[.C703]*0.8" office:value-type="currency" office:currency="USD" office:value="6424" calcext:value-type="currency">
            <text:p>$6,424.00</text:p>
          </table:table-cell>
          <table:table-cell table:style-name="ce56"/>
          <table:table-cell table:style-name="ce56" table:formula="of:=[.E703]-[.B703]" office:value-type="currency" office:currency="USD" office:value="-7849" calcext:value-type="currency">
            <text:p>-$7,849.00</text:p>
          </table:table-cell>
          <table:table-cell table:style-name="ce66" table:formula="of:=[.E703]/[.D703]" office:value-type="percentage" office:value="0" calcext:value-type="percentage">
            <text:p>0.00%</text:p>
          </table:table-cell>
          <table:table-cell table:style-name="ce68"/>
          <table:table-cell table:style-name="ce7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Stainless Steel Lift Tables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SLS2-36</text:p>
          </table:table-cell>
          <table:table-cell table:style-name="ce9" office:value-type="currency" office:currency="USD" office:value="17755" calcext:value-type="currency">
            <text:p>$17,755.00</text:p>
          </table:table-cell>
          <table:table-cell table:style-name="ce14" office:value-type="currency" office:currency="USD" office:value="18645" calcext:value-type="currency">
            <text:p>$18,645.00</text:p>
          </table:table-cell>
          <table:table-cell table:style-name="ce14" table:formula="of:=[.C707]*0.8" office:value-type="currency" office:currency="USD" office:value="14916" calcext:value-type="currency">
            <text:p>$14,916.00</text:p>
          </table:table-cell>
          <table:table-cell table:style-name="ce14"/>
          <table:table-cell table:style-name="ce14" table:formula="of:=[.E707]-[.B707]" office:value-type="currency" office:currency="USD" office:value="-17755" calcext:value-type="currency">
            <text:p>-$17,755.00</text:p>
          </table:table-cell>
          <table:table-cell table:style-name="ce54" table:formula="of:=[.E707]/[.D707]" office:value-type="percentage" office:value="0" calcext:value-type="percentage">
            <text:p>0.00%</text:p>
          </table:table-cell>
          <table:table-cell table:style-name="ce18" office:value-type="string" calcext:value-type="string">
            <text:p>Not Found</text:p>
          </table:table-cell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SLS4-36</text:p>
          </table:table-cell>
          <table:table-cell table:style-name="ce9" office:value-type="currency" office:currency="USD" office:value="19285" calcext:value-type="currency">
            <text:p>$19,285.00</text:p>
          </table:table-cell>
          <table:table-cell table:style-name="ce14" office:value-type="currency" office:currency="USD" office:value="20365" calcext:value-type="currency">
            <text:p>$20,365.00</text:p>
          </table:table-cell>
          <table:table-cell table:style-name="ce14" table:formula="of:=[.C708]*0.8" office:value-type="currency" office:currency="USD" office:value="16292" calcext:value-type="currency">
            <text:p>$16,292.00</text:p>
          </table:table-cell>
          <table:table-cell table:style-name="ce14"/>
          <table:table-cell table:style-name="ce14" table:formula="of:=[.E708]-[.B708]" office:value-type="currency" office:currency="USD" office:value="-19285" calcext:value-type="currency">
            <text:p>-$19,285.00</text:p>
          </table:table-cell>
          <table:table-cell table:style-name="ce54" table:formula="of:=[.E708]/[.D708]" office:value-type="percentage" office:value="0" calcext:value-type="percentage">
            <text:p>0.00%</text:p>
          </table:table-cell>
          <table:table-cell table:style-name="ce18" office:value-type="string" calcext:value-type="string">
            <text:p>Not Found</text:p>
          </table:table-cell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Stainless Steel Spring-Actuated PalletPal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SPPL</text:p>
          </table:table-cell>
          <table:table-cell table:style-name="ce8" office:value-type="currency" office:currency="USD" office:value="7595" calcext:value-type="currency">
            <text:p>$7,595.00</text:p>
          </table:table-cell>
          <table:table-cell table:style-name="ce13" office:value-type="currency" office:currency="USD" office:value="8600" calcext:value-type="currency">
            <text:p>$8,600.00</text:p>
          </table:table-cell>
          <table:table-cell table:style-name="ce13" table:formula="of:=[.C712]*0.8" office:value-type="currency" office:currency="USD" office:value="6880" calcext:value-type="currency">
            <text:p>$6,880.00</text:p>
          </table:table-cell>
          <table:table-cell table:style-name="ce13" office:value-type="currency" office:currency="USD" office:value="7599" calcext:value-type="currency">
            <text:p>$7,599.00</text:p>
          </table:table-cell>
          <table:table-cell table:style-name="ce13" table:formula="of:=[.E712]-[.B712]" office:value-type="currency" office:currency="USD" office:value="4" calcext:value-type="currency">
            <text:p>$4.00</text:p>
          </table:table-cell>
          <table:table-cell table:style-name="ce46" table:formula="of:=[.E712]/[.D712]" office:value-type="percentage" office:value="1.10450581395349" calcext:value-type="percentage">
            <text:p>110.45%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3">
          <table:table-cell table:style-name="ce2" office:value-type="string" calcext:value-type="string">
            <text:p>Stocked Backsaver Lit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LL05.5-26-SFG</text:p>
          </table:table-cell>
          <table:table-cell table:style-name="ce9" office:value-type="currency" office:currency="USD" office:value="2059" calcext:value-type="currency">
            <text:p>$2,059.00</text:p>
          </table:table-cell>
          <table:table-cell table:style-name="ce14"/>
          <table:table-cell table:style-name="ce14" table:formula="of:=[.C716]*0.8" office:value-type="currency" office:currency="USD" office:value="0" calcext:value-type="currency">
            <text:p>$0.00</text:p>
          </table:table-cell>
          <table:table-cell table:style-name="ce14"/>
          <table:table-cell table:style-name="ce14" table:formula="of:=[.E716]-[.B716]" office:value-type="currency" office:currency="USD" office:value="-2059" calcext:value-type="currency">
            <text:p>-$2,059.00</text:p>
          </table:table-cell>
          <table:table-cell table:style-name="ce54" table:formula="of:=[.E716]/[.D7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5">
          <table:table-cell table:style-name="ce2" office:value-type="string" calcext:value-type="string">
            <text:p>ZLS Floor Height Lift Table</text:p>
          </table:table-cell>
          <table:table-cell table:number-columns-repeated="2"/>
          <table:table-cell table:style-name="ce13"/>
          <table:table-cell/>
          <table:table-cell table:style-name="ce13"/>
          <table:table-cell table:style-name="ce46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5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5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ZLS2-35</text:p>
          </table:table-cell>
          <table:table-cell table:style-name="ce8" office:value-type="currency" office:currency="USD" office:value="5095" calcext:value-type="currency">
            <text:p>$5,095.00</text:p>
          </table:table-cell>
          <table:table-cell table:style-name="ce13" office:value-type="currency" office:currency="USD" office:value="5545" calcext:value-type="currency">
            <text:p>$5,545.00</text:p>
          </table:table-cell>
          <table:table-cell table:style-name="ce13" table:formula="of:=[.C720]*0.8" office:value-type="currency" office:currency="USD" office:value="4436" calcext:value-type="currency">
            <text:p>$4,436.00</text:p>
          </table:table-cell>
          <table:table-cell table:style-name="ce13" office:value-type="currency" office:currency="USD" office:value="6377" calcext:value-type="currency">
            <text:p>$6,377.00</text:p>
          </table:table-cell>
          <table:table-cell table:style-name="ce13" table:formula="of:=[.E720]-[.B720]" office:value-type="currency" office:currency="USD" office:value="1282" calcext:value-type="currency">
            <text:p>$1,282.00</text:p>
          </table:table-cell>
          <table:table-cell table:style-name="ce46" table:formula="of:=[.E720]/[.D720]" office:value-type="percentage" office:value="1.43755635707845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ZLS4-35</text:p>
          </table:table-cell>
          <table:table-cell table:style-name="ce8" office:value-type="currency" office:currency="USD" office:value="5360" calcext:value-type="currency">
            <text:p>$5,360.00</text:p>
          </table:table-cell>
          <table:table-cell table:style-name="ce13" office:value-type="currency" office:currency="USD" office:value="5830" calcext:value-type="currency">
            <text:p>$5,830.00</text:p>
          </table:table-cell>
          <table:table-cell table:style-name="ce13" table:formula="of:=[.C721]*0.8" office:value-type="currency" office:currency="USD" office:value="4664" calcext:value-type="currency">
            <text:p>$4,664.00</text:p>
          </table:table-cell>
          <table:table-cell table:style-name="ce13" office:value-type="currency" office:currency="USD" office:value="6705" calcext:value-type="currency">
            <text:p>$6,705.00</text:p>
          </table:table-cell>
          <table:table-cell table:style-name="ce13" table:formula="of:=[.E721]-[.B721]" office:value-type="currency" office:currency="USD" office:value="1345" calcext:value-type="currency">
            <text:p>$1,345.00</text:p>
          </table:table-cell>
          <table:table-cell table:style-name="ce46" table:formula="of:=[.E721]/[.D721]" office:value-type="percentage" office:value="1.43760720411664" calcext:value-type="percentage">
            <text:p>143.76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ZLS6-34</text:p>
          </table:table-cell>
          <table:table-cell table:style-name="ce8" office:value-type="currency" office:currency="USD" office:value="8385" calcext:value-type="currency">
            <text:p>$8,385.00</text:p>
          </table:table-cell>
          <table:table-cell table:style-name="ce48" office:value-type="currency" office:currency="USD" office:value="9125" calcext:value-type="currency">
            <text:p>$9,125.00</text:p>
          </table:table-cell>
          <table:table-cell table:style-name="ce13" table:formula="of:=[.C722]*0.8" office:value-type="currency" office:currency="USD" office:value="7300" calcext:value-type="currency">
            <text:p>$7,300.00</text:p>
          </table:table-cell>
          <table:table-cell table:style-name="ce13" office:value-type="currency" office:currency="USD" office:value="10494" calcext:value-type="currency">
            <text:p>$10,494.00</text:p>
          </table:table-cell>
          <table:table-cell table:style-name="ce13" table:formula="of:=[.E722]-[.B722]" office:value-type="currency" office:currency="USD" office:value="2109" calcext:value-type="currency">
            <text:p>$2,109.00</text:p>
          </table:table-cell>
          <table:table-cell table:style-name="ce46" table:formula="of:=[.E722]/[.D722]" office:value-type="percentage" office:value="1.43753424657534" calcext:value-type="percentage">
            <text:p>143.75%</text:p>
          </table:table-cell>
          <table:table-cell table:style-name="ce17" office:value-type="string" calcext:value-type="string">
            <text:p>lkgoodwin.com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64 items found</text:p>
          </table:table-cell>
          <table:table-cell table:number-columns-repeated="1023"/>
        </table:table-row>
        <table:table-row table:style-name="ro16">
          <table:table-cell table:style-name="ce6" office:value-type="string" calcext:value-type="string">
            <text:p>532 individual models</text:p>
          </table:table-cell>
          <table:table-cell table:number-columns-repeated="1023"/>
        </table:table-row>
        <table:table-row table:style-name="ro2" table:number-rows-repeated="10478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08:39:09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07T16:09:16.297000000</dc:date>
    <meta:editing-duration>PT12H2M27S</meta:editing-duration>
    <meta:editing-cycles>127</meta:editing-cycles>
    <meta:document-statistic meta:table-count="3" meta:cell-count="10619" meta:object-count="0"/>
  </office:meta>
</office:document-meta>
</file>